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2.7543in"/>
    </style:style>
    <style:style style:name="co3" style:family="table-column">
      <style:table-column-properties fo:break-before="auto" style:column-width="1.1736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66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528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0.9201in"/>
    </style:style>
    <style:style style:name="co15" style:family="table-column">
      <style:table-column-properties fo:break-before="auto" style:column-width="0.2835in"/>
    </style:style>
    <style:style style:name="co16" style:family="table-column">
      <style:table-column-properties fo:break-before="auto" style:column-width="0.5217in"/>
    </style:style>
    <style:style style:name="co17" style:family="table-column">
      <style:table-column-properties fo:break-before="auto" style:column-width="0.9508in"/>
    </style:style>
    <style:style style:name="co18" style:family="table-column">
      <style:table-column-properties fo:break-before="auto" style:column-width="1.028in"/>
    </style:style>
    <style:style style:name="co19" style:family="table-column">
      <style:table-column-properties fo:break-before="auto" style:column-width="0.2909in"/>
    </style:style>
    <style:style style:name="co20" style:family="table-column">
      <style:table-column-properties fo:break-before="auto" style:column-width="0.7437in"/>
    </style:style>
    <style:style style:name="co21" style:family="table-column">
      <style:table-column-properties fo:break-before="auto" style:column-width="1.6571in"/>
    </style:style>
    <style:style style:name="co22" style:family="table-column">
      <style:table-column-properties fo:break-before="auto" style:column-width="0.3756in"/>
    </style:style>
    <style:style style:name="co23" style:family="table-column">
      <style:table-column-properties fo:break-before="auto" style:column-width="0.4752in"/>
    </style:style>
    <style:style style:name="co24" style:family="table-column">
      <style:table-column-properties fo:break-before="auto" style:column-width="0.3453in"/>
    </style:style>
    <style:style style:name="co25" style:family="table-column">
      <style:table-column-properties fo:break-before="auto" style:column-width="0.5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3181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299in" fo:break-before="auto" style:use-optimal-row-height="false"/>
    </style:style>
    <style:style style:name="ro6" style:family="table-row">
      <style:table-row-properties style:row-height="0.2846in" fo:break-before="auto" style:use-optimal-row-height="true"/>
    </style:style>
    <style:style style:name="ro7" style:family="table-row">
      <style:table-row-properties style:row-height="0.1327in" fo:break-before="auto" style:use-optimal-row-height="fals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2236in" fo:break-before="auto" style:use-optimal-row-height="true"/>
    </style:style>
    <style:style style:name="ro10" style:family="table-row">
      <style:table-row-properties style:row-height="0.220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2173in" fo:break-before="auto" style:use-optimal-row-height="true"/>
    </style:style>
    <style:style style:name="ro1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000080" fo:border-left="0.99pt solid #000080" fo:padding="0.0555in" fo:border-right="none" fo:border-top="0.99pt solid #000080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99pt solid #000080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008000" fo:border-left="0.99pt solid #008000" fo:padding="0.0555in" fo:border-right="none" fo:border-top="0.99pt solid #008000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8000" fo:padding="0.0555in" fo:border-right="none" fo:border-top="none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0.99pt solid #008000" fo:padding-bottom="0.028in" fo:padding-left="0.0555in" fo:padding-right="0.0555in" fo:padding-top="0.028in" fo:border-right="none" fo:border-top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3" style:family="table-cell" style:parent-style-name="Default">
      <style:table-cell-properties fo:border-bottom="0.99pt solid #008000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padding="0.0417in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5"/>
    <style:style style:name="ce18" style:family="table-cell" style:parent-style-name="Default">
      <style:table-cell-properties fo:border-bottom="none" fo:background-color="#000080" fo:border-left="none" fo:padding="0.0555in" fo:border-right="none" fo:border-top="0.99pt solid #000080"/>
      <style:text-properties fo:color="#ffffff"/>
    </style:style>
    <style:style style:name="ce19" style:family="table-cell" style:parent-style-name="Default">
      <style:table-cell-properties fo:padding="0.0555in" style:vertical-align="middle"/>
      <style:text-properties fo:font-size="14pt" style:font-size-asian="14pt" style:font-size-complex="14pt"/>
    </style:style>
    <style:style style:name="ce20" style:family="table-cell" style:parent-style-name="Default" style:data-style-name="N11">
      <style:table-cell-properties fo:border-bottom="0.99pt solid #000080" fo:border-left="none" fo:padding="0.0555in" fo:border-right="none" fo:border-top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008000" fo:border-left="none" fo:padding="0.0555in" fo:border-right="none" fo:border-top="0.99pt solid #008000" style:vertical-align="middle"/>
    </style:style>
    <style:style style:name="ce22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padding="0.0555in" style:vertical-align="middle"/>
    </style:style>
    <style:style style:name="ce24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 style:data-style-name="N131">
      <style:table-cell-properties fo:padding="0.0555in" style:vertical-align="middle"/>
    </style:style>
    <style:style style:name="ce26" style:family="table-cell" style:parent-style-name="Default" style:data-style-name="N131">
      <style:table-cell-properties fo:padding-bottom="0.028in" fo:padding-left="0.0555in" fo:padding-right="0.0555in" fo:padding-top="0.028in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1">
      <style:table-cell-properties fo:padding="0.0555in" style:vertical-align="middle"/>
    </style:style>
    <style:style style:name="ce28" style:family="table-cell" style:parent-style-name="Default" style:data-style-name="N1">
      <style:table-cell-properties fo:border-bottom="0.99pt solid #008000" fo:border-left="none" fo:padding="0.0555in" fo:border-right="none" fo:border-top="none" style:vertical-align="middle"/>
    </style:style>
    <style:style style:name="ce29" style:family="table-cell" style:parent-style-name="Default">
      <style:table-cell-properties fo:padding="0.0417in"/>
      <style:text-properties fo:color="#000080" style:text-underline-style="solid" style:text-underline-width="auto" style:text-underline-color="#000080"/>
    </style:style>
    <style:style style:name="ce30" style:family="table-cell" style:parent-style-name="Default">
      <style:table-cell-properties fo:border-bottom="none" fo:background-color="#000080" fo:border-left="none" fo:padding="0.0555in" fo:border-right="0.99pt solid #000080" fo:border-top="0.99pt solid #000080"/>
      <style:text-properties fo:color="#ffffff"/>
    </style:style>
    <style:style style:name="ce31" style:family="table-cell" style:parent-style-name="Default">
      <style:table-cell-properties fo:border-bottom="none" fo:border-left="none" fo:padding="0.0555in" fo:border-right="0.99pt solid #000080" fo:border-top="none" style:vertical-align="middle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99pt solid #000080" fo:border-left="none" fo:padding="0.0555in" fo:border-right="0.99pt solid #000080" fo:border-top="none" style:vertical-align="middl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008000" fo:border-left="none" fo:padding="0.0555in" fo:border-right="0.99pt solid #008000" fo:border-top="0.99pt solid #008000" style:vertical-align="middle"/>
    </style:style>
    <style:style style:name="ce34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order-left="none" fo:padding="0.0555in" fo:border-right="0.99pt solid #008000" fo:border-top="none" style:vertical-align="middle"/>
    </style:style>
    <style:style style:name="ce36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padding-bottom="0.028in" fo:padding-left="0.0555in" fo:padding-right="0.0555in" fo:padding-top="0.028in" fo:border-right="0.99pt solid #008000" fo:border-top="none" style:vertical-align="middle"/>
    </style:style>
    <style:style style:name="ce38" style:family="table-cell" style:parent-style-name="Default">
      <style:table-cell-properties fo:border-bottom="0.99pt solid #008000" fo:border-left="none" fo:padding="0.0555in" fo:border-right="0.99pt solid #008000" fo:border-top="none" style:vertical-align="middle"/>
    </style:style>
    <style:style style:name="ce39" style:family="table-cell" style:parent-style-name="Default" style:data-style-name="N131"/>
    <style:style style:name="ce40" style:family="table-cell" style:parent-style-name="Default" style:data-style-name="N2"/>
    <style:style style:name="ce41" style:family="table-cell" style:parent-style-name="Default" style:data-style-name="N1"/>
    <style:style style:name="ce42" style:family="table-cell" style:parent-style-name="Default"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padding="0.0417in" style:vertical-align="middle"/>
      <style:text-properties fo:color="#000080" style:text-underline-style="solid" style:text-underline-width="auto" style:text-underline-color="#000080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 style:data-style-name="N100">
      <style:table-cell-properties fo:border-bottom="none" fo:wrap-option="wrap" fo:border-left="0.99pt solid #000080" fo:padding-bottom="0.028in" fo:padding-left="0.0138in" fo:padding-right="0.0138in" fo:padding-top="0.0417in" fo:border-right="none" fo:border-top="0.99pt solid #000080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99pt solid #000080" fo:padding-bottom="0.0138in" fo:padding-left="0.028in" fo:padding-right="0.0138in" fo:padding-top="0.0138in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YearRow">
      <style:table-cell-properties fo:border-bottom="none" fo:border-left="0.99pt solid #000080" fo:padding="0.0138in" fo:border-right="none" fo:border-top="none"/>
    </style:style>
    <style:style style:name="ce50" style:family="table-cell" style:parent-style-name="Default">
      <style:table-cell-properties fo:border-bottom="none" fo:border-left="0.99pt solid #000080" fo:padding="0.0138in" fo:border-right="none" fo:border-top="none"/>
    </style:style>
    <style:style style:name="ce51" style:family="table-cell" style:parent-style-name="YearRow">
      <style:table-cell-properties fo:border-bottom="0.99pt solid #000080" fo:border-left="0.99pt solid #000080" fo:padding="0.0138in" fo:border-right="none" fo:border-top="none"/>
    </style:style>
    <style:style style:name="ce52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none" fo:border-top="0.99pt solid #000080"/>
    </style:style>
    <style:style style:name="ce53" style:family="table-cell" style:parent-style-name="Default" style:data-style-name="N100">
      <style:table-cell-properties style:text-align-source="fix" style:repeat-content="false" fo:wrap-option="wrap" fo:padding="0.0138in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#e6e6ff"/>
    </style:style>
    <style:style style:name="ce55" style:family="table-cell" style:parent-style-name="Default" style:data-style-name="N100">
      <style:table-cell-properties fo:border-bottom="none" fo:background-color="#008000" style:text-align-source="fix" style:repeat-content="false" fo:wrap-option="wrap" fo:border-left="none" fo:padding-bottom="0.028in" fo:padding-left="0.0138in" fo:padding-right="0.0138in" fo:padding-top="0.0417in" fo:border-right="none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008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YearRow" style:data-style-name="N2">
      <style:table-cell-properties fo:padding="0.0138in"/>
    </style:style>
    <style:style style:name="ce58" style:family="table-cell" style:parent-style-name="Default" style:data-style-name="N2">
      <style:table-cell-properties fo:padding="0.0138in"/>
    </style:style>
    <style:style style:name="ce59" style:family="table-cell" style:parent-style-name="YearRow" style:data-style-name="N2">
      <style:table-cell-properties fo:border-bottom="0.99pt solid #000080" fo:border-left="none" fo:padding="0.0138in" fo:border-right="none" fo:border-top="none"/>
    </style:style>
    <style:style style:name="ce60" style:family="table-cell" style:parent-style-name="Default" style:data-style-name="N100">
      <style:table-cell-properties fo:border-bottom="none" fo:background-color="#008000" fo:wrap-option="wrap" fo:border-left="none" fo:padding-bottom="0.028in" fo:padding-left="0.0138in" fo:padding-right="0.0138in" fo:padding-top="0.0417in" fo:border-right="none" fo:border-top="0.99pt solid #000080"/>
      <style:text-properties fo:color="#ffffff" fo:font-weight="bold" style:font-weight-asian="bold" style:font-weight-complex="bold"/>
    </style:style>
    <style:style style:name="ce61" style:family="table-cell" style:parent-style-name="Default" style:data-style-name="N100">
      <style:table-cell-properties fo:border-bottom="none" fo:background-color="transparent" fo:wrap-option="wrap" fo:border-left="none" fo:padding-bottom="0.028in" fo:padding-left="0.0138in" fo:padding-right="0.0138in" fo:padding-top="0.0417in" fo:border-right="none" fo:border-top="0.99pt solid #000080"/>
      <style:text-properties fo:color="#ffffff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padding="0.0138in"/>
      <style:paragraph-properties fo:text-align="center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YearRow">
      <style:table-cell-properties fo:padding="0.0138in"/>
    </style:style>
    <style:style style:name="ce65" style:family="table-cell" style:parent-style-name="Default">
      <style:table-cell-properties fo:padding="0.0138in"/>
    </style:style>
    <style:style style:name="ce66" style:family="table-cell" style:parent-style-name="YearRow">
      <style:table-cell-properties fo:border-bottom="0.99pt solid #000080" fo:border-left="none" fo:padding="0.0138in" fo:border-right="none" fo:border-top="none"/>
    </style:style>
    <style:style style:name="ce67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28in" fo:padding-left="0.0138in" fo:padding-right="0.0138in" fo:padding-top="0.0417in" fo:border-right="0.99pt solid #000080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8" style:family="table-cell" style:parent-style-name="Default" style:data-style-name="N100">
      <style:table-cell-properties fo:background-color="#800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 style:data-style-name="N100">
      <style:table-cell-properties fo:wrap-option="wrap" fo:padding-bottom="0.0138in" fo:padding-left="0.0138in" fo:padding-right="0.0555in" fo:padding-top="0.0138in"/>
    </style:style>
    <style:style style:name="ce70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0.99pt solid #000080" fo:border-top="0.99pt solid #000080"/>
    </style:style>
    <style:style style:name="ce71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138in" fo:padding-left="0.0138in" fo:padding-right="0.0555in" fo:padding-top="0.0138in" fo:border-right="0.99pt solid #000080" fo:border-top="none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YearRow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3" style:family="table-cell" style:parent-style-name="Default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4" style:family="table-cell" style:parent-style-name="YearRow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5" style:family="table-cell" style:parent-style-name="YearRow" style:data-style-name="N2">
      <style:table-cell-properties fo:border-bottom="0.99pt solid #000080" fo:border-left="none" fo:padding-bottom="0.0138in" fo:padding-left="0.0138in" fo:padding-right="0.0555in" fo:padding-top="0.0138in" fo:border-right="0.99pt solid #000080" fo:border-top="none"/>
    </style:style>
    <style:style style:name="ce76" style:family="table-cell" style:parent-style-name="Default">
      <style:table-cell-properties fo:padding-bottom="0.0138in" fo:padding-left="0.0138in" fo:padding-right="0.0555in" fo:padding-top="0.0138in"/>
    </style:style>
    <style:style style:name="ce77" style:family="table-cell" style:parent-style-name="Default" style:data-style-name="N100">
      <style:table-cell-properties fo:wrap-option="wrap"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 style:font-size-asian="8pt" style:font-size-complex="8pt"/>
    </style:style>
    <style:style style:name="ce78" style:family="table-cell" style:parent-style-name="Default">
      <style:table-cell-properties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/>
    </style:style>
    <style:style style:name="ce79" style:family="table-cell" style:parent-style-name="Default" style:data-style-name="N100">
      <style:table-cell-properties fo:wrap-option="no-wrap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40"/>
        <table:table-column table:style-name="co8" table:default-cell-style-name="ce40"/>
        <table:table-column table:style-name="co4" table:default-cell-style-name="ce40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Default" table:number-columns-repeated="3"/>
          <table:table-cell table:number-columns-repeated="5"/>
          <table:table-cell table:style-name="ce1" table:number-columns-repeated="1008"/>
        </table:table-row>
        <table:table-row table:style-name="ro2">
          <table:table-cell/>
          <table:table-cell table:style-name="ce3" office:value-type="string">
            <text:p>Datos a introducir:</text:p>
          </table:table-cell>
          <table:table-cell table:style-name="ce18"/>
          <table:table-cell table:style-name="ce30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Capital hipoteca:</text:p>
          </table:table-cell>
          <table:table-cell table:style-name="ce19" office:value-type="float" office:value="1000">
            <text:p>1000</text:p>
          </table:table-cell>
          <table:table-cell table:style-name="ce31" office:value-type="string">
            <text:p>€</text:p>
          </table:table-cell>
          <table:table-cell office:value-type="string">
            <text:p><text:s/>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Duración:</text:p>
          </table:table-cell>
          <table:table-cell table:style-name="ce19" office:value-type="float" office:value="30">
            <text:p>30</text:p>
          </table:table-cell>
          <table:table-cell table:style-name="ce31" office:value-type="string">
            <text:p>año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19" office:value-type="float" office:value="0">
            <text:p>0</text:p>
          </table:table-cell>
          <table:table-cell table:style-name="ce31" office:value-type="string">
            <text:p>mese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5" office:value-type="string">
            <text:p>Tipo de interés:</text:p>
          </table:table-cell>
          <table:table-cell table:style-name="ce20" office:value-type="percentage" office:value="0.1">
            <text:p>10.00%</text:p>
          </table:table-cell>
          <table:table-cell table:style-name="ce32" office:value-type="string">
            <text:p>(anual)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6" office:value-type="string">
            <text:p>Resultados:</text:p>
          </table:table-cell>
          <table:table-cell table:style-name="ce21"/>
          <table:table-cell table:style-name="ce33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7" office:value-type="string">
            <text:p>Cuota</text:p>
          </table:table-cell>
          <table:table-cell table:style-name="ce22" table:formula="of:=-PMT([.$C$14];[.$C$4]*12+[.$C$5];[.$C$3])" office:value-type="float" office:value="8.45890822159047">
            <text:p>8.46</text:p>
          </table:table-cell>
          <table:table-cell table:style-name="ce34" office:value-type="string">
            <office:annotation office:display="true" draw:style-name="gr1" draw:text-style-name="P2" svg:width="3.7236in" svg:height="0.2409in" svg:x="5.2461in" svg:y="1.9433in" draw:caption-point-x="-0.3024in" draw:caption-point-y="0.3138in">
              <dc:date>2013-12-07T00:00:00</dc:date>
              <text:p text:style-name="P1"><text:span text:style-name="T1">Esta es la cuota correcta con el interés introducido.</text:span></text:p>
            </office:annotation>
            <text:p>€/mes</text:p>
          </table:table-cell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5">
          <table:table-cell/>
          <table:table-cell table:style-name="ce8"/>
          <table:table-cell table:style-name="ce23"/>
          <table:table-cell table:style-name="ce35"/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6">
          <table:table-cell/>
          <table:table-cell table:style-name="ce9" office:value-type="string">
            <text:p>Cuota con aproximación</text:p>
          </table:table-cell>
          <table:table-cell table:style-name="ce24" table:formula="of:=-PMT([.$C$15];[.$C$4]*12+[.$C$5];[.$C$3])" office:value-type="float" office:value="8.77571570088799">
            <text:p>8.78</text:p>
          </table:table-cell>
          <table:table-cell table:style-name="ce36" office:value-type="string">
            <office:annotation office:display="true" draw:style-name="gr1" draw:text-style-name="P2" svg:width="3.4071in" svg:height="0.4028in" svg:x="5.3697in" svg:y="2.2929in" draw:caption-point-x="-0.426in" draw:caption-point-y="0.4122in">
              <dc:date>2013-12-07T00:00:00</dc:date>
              <text:p text:style-name="P1"><text:span text:style-name="T1">Esta es la cuota que probablemente cobrará el banco porque usan una formula inexacta.</text:span></text:p>
            </office:annotation>
            <text:p>€/me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0" office:value-type="string">
            <text:p>Tipo de interés al usar la aproximación</text:p>
          </table:table-cell>
          <table:table-cell table:style-name="ce25" table:formula="of:=(1+[.C15])^12-1" office:value-type="percentage" office:value="0.104713067441297">
            <text:p>10.471%</text:p>
          </table:table-cell>
          <table:table-cell table:style-name="ce35" office:value-type="string">
            <office:annotation office:display="true" draw:style-name="gr1" draw:text-style-name="P2" svg:width="3.7701in" svg:height="0.4028in" svg:x="5.485in" svg:y="2.7591in" draw:caption-point-x="-0.5413in" draw:caption-point-y="0.2307in">
              <dc:date>2013-12-07T00:00:00</dc:date>
              <text:p text:style-name="P1"><text:span text:style-name="T1">Este es el tipo de interés anual que se paga con la cuota inexacta.</text:span></text:p>
            </office:annotation>
            <text:p>(anual)</text:p>
          </table:table-cell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7">
          <table:table-cell/>
          <table:table-cell table:style-name="ce8"/>
          <table:table-cell table:style-name="ce23"/>
          <table:table-cell table:style-name="ce35"/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11" office:value-type="string">
            <text:p>Tipo de interés mensual</text:p>
          </table:table-cell>
          <table:table-cell table:style-name="ce26" table:formula="of:=POWER(1+[.C6];1/12)-1" office:value-type="percentage" office:value="0.00797414042890376">
            <text:p>0.797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11" office:value-type="string">
            <text:p>Tipo de interés mensual con aproximación</text:p>
          </table:table-cell>
          <table:table-cell table:style-name="ce26" table:formula="of:=[.C6]/12" office:value-type="percentage" office:value="0.00833333333333333">
            <text:p>0.833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7">
          <table:table-cell/>
          <table:table-cell table:style-name="ce8"/>
          <table:table-cell table:style-name="ce23"/>
          <table:table-cell table:style-name="ce35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2" office:value-type="string">
            <text:p>Pago de más al año</text:p>
          </table:table-cell>
          <table:table-cell table:style-name="ce27" table:formula="of:=([.C11]-[.C9])*12" office:value-type="float" office:value="3.80168975157024">
            <text:p>4</text:p>
          </table:table-cell>
          <table:table-cell table:style-name="ce35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3" office:value-type="string">
            <text:p>Pago de más en todo el préstamo</text:p>
          </table:table-cell>
          <table:table-cell table:style-name="ce28" table:formula="of:=([.C11]-[.C9])*([.$C$4]*12+[.$C$5])" office:value-type="float" office:value="114.050692547107">
            <text:p>114</text:p>
          </table:table-cell>
          <table:table-cell table:style-name="ce38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2"/>
          <table:table-cell table:style-name="ce14" office:value-type="string">
            <text:p>Más información en:</text:p>
          </table:table-cell>
          <table:table-cell table:style-name="ce29" table:formula="of:=HYPERLINK(&quot;http://interes.ax5.org/&quot;)" office:value-type="string" office:string-value="http://interes.ax5.org/" table:number-columns-spanned="2" table:number-rows-spanned="1">
            <text:p>http://interes.ax5.org/</text:p>
          </table:table-cell>
          <table:covered-table-cell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5" office:value-type="string">
            <text:p><text:span text:style-name="T2">©</text:span>Este obra cuyo autor es Antonio Araúzo Azofra está bajo una licencia de Reconocimiento-CompartirIgual 4.0 Internacional de Creative Common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6" office:value-type="string">
            <text:p>↓Tabla de amortización y más en las demás hoja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 table:number-rows-repeated="19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" table:style-name="ta1" table:print="false">
        <table:shapes>
          <draw:frame draw:z-index="0" draw:style-name="gr2" svg:width="5.3504in" svg:height="3.8252in" svg:x="0.2165in" svg:y="0.1067in">
            <draw:object draw:notify-on-update-of-ranges="Gráfico.B40:Gráfico.B80 Gráfico.B39:Gráfico.B39 Gráfico.B40:Gráfico.B80 Gráfico.E39:Gráfico.E39 Gráfico.E40:Gráfico.E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17"/>
        <table:table-column table:style-name="co11" table:default-cell-style-name="ce39"/>
        <table:table-column table:style-name="co14" table:default-cell-style-name="ce39"/>
        <table:table-column table:style-name="co11" table:default-cell-style-name="ce39"/>
        <table:table-row table:style-name="ro10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1">
          <table:table-cell/>
          <table:table-cell table:style-name="Default" table:number-columns-repeated="4"/>
        </table:table-row>
        <table:table-row table:style-name="ro1" table:number-rows-repeated="2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2" office:value-type="string">
            <text:p>Cuanto más sube el tipo de interés, más aumenta el sesgo a favor del banco.</text:p>
          </table:table-cell>
          <table:table-cell table:style-name="Default" table:number-columns-repeated="3"/>
        </table:table-row>
        <table:table-row table:style-name="ro9">
          <table:table-cell/>
          <table:table-cell table:style-name="ce43" office:value-type="string" table:number-columns-spanned="2" table:number-rows-spanned="1">
            <text:p>Más información en:</text:p>
          </table:table-cell>
          <table:covered-table-cell table:style-name="ce44"/>
          <table:table-cell table:style-name="ce45" table:formula="of:=HYPERLINK(&quot;http://interes.ax5.com/&quot;)" office:value-type="string" office:string-value="http://interes.ax5.com/" table:number-columns-spanned="2" table:number-rows-spanned="1">
            <text:p>http://interes.ax5.com/</text:p>
          </table:table-cell>
          <table:covered-table-cell table:style-name="ce46"/>
        </table:table-row>
        <table:table-row table:style-name="ro1" table:number-rows-repeated="12">
          <table:table-cell/>
          <table:table-cell table:style-name="Default" table:number-columns-repeated="4"/>
        </table:table-row>
        <table:table-row table:style-name="ro12">
          <table:table-cell/>
          <table:table-cell table:style-name="Default" office:value-type="string">
            <text:p>Interés anual real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es (aprox)</text:p>
          </table:table-cell>
          <table:table-cell table:style-name="Default" office:value-type="string">
            <text:p>Aproximación bancos</text:p>
          </table:table-cell>
        </table:table-row>
        <table:table-row table:style-name="ro1">
          <table:table-cell/>
          <table:table-cell office:value-type="percentage" office:value="0">
            <text:p>0.0%</text:p>
          </table:table-cell>
          <table:table-cell table:formula="of:=POWER(1+[.B40];1/12)-1" office:value-type="percentage" office:value="0">
            <text:p>0.000%</text:p>
          </table:table-cell>
          <table:table-cell table:formula="of:=[.B40]/12" office:value-type="percentage" office:value="0">
            <text:p>0.000%</text:p>
          </table:table-cell>
          <table:table-cell table:formula="of:=(1+[.D40])^12-1" office:value-type="percentage" office:value="0">
            <text:p>0.000%</text:p>
          </table:table-cell>
        </table:table-row>
        <table:table-row table:style-name="ro1">
          <table:table-cell/>
          <table:table-cell table:formula="of:=[.B40]+0.005" office:value-type="percentage" office:value="0.005">
            <text:p>0.5%</text:p>
          </table:table-cell>
          <table:table-cell table:formula="of:=POWER(1+[.B41];1/12)-1" office:value-type="percentage" office:value="0.00041571484472902">
            <text:p>0.042%</text:p>
          </table:table-cell>
          <table:table-cell table:formula="of:=[.B41]/12" office:value-type="percentage" office:value="0.000416666666666667">
            <text:p>0.042%</text:p>
          </table:table-cell>
          <table:table-cell table:formula="of:=(1+[.D41])^12-1" office:value-type="percentage" office:value="0.00501147426261572">
            <text:p>0.501%</text:p>
          </table:table-cell>
        </table:table-row>
        <table:table-row table:style-name="ro1">
          <table:table-cell/>
          <table:table-cell table:formula="of:=[.B41]+0.005" office:value-type="percentage" office:value="0.01">
            <text:p>1.0%</text:p>
          </table:table-cell>
          <table:table-cell table:formula="of:=POWER(1+[.B42];1/12)-1" office:value-type="percentage" office:value="0.000829538114346162">
            <text:p>0.083%</text:p>
          </table:table-cell>
          <table:table-cell table:formula="of:=[.B42]/12" office:value-type="percentage" office:value="0.000833333333333333">
            <text:p>0.083%</text:p>
          </table:table-cell>
          <table:table-cell table:formula="of:=(1+[.D42])^12-1" office:value-type="percentage" office:value="0.010045960887181">
            <text:p>1.005%</text:p>
          </table:table-cell>
        </table:table-row>
        <table:table-row table:style-name="ro1">
          <table:table-cell/>
          <table:table-cell table:formula="of:=[.B42]+0.005" office:value-type="percentage" office:value="0.015">
            <text:p>1.5%</text:p>
          </table:table-cell>
          <table:table-cell table:formula="of:=POWER(1+[.B43];1/12)-1" office:value-type="percentage" office:value="0.00124148771644927">
            <text:p>0.124%</text:p>
          </table:table-cell>
          <table:table-cell table:formula="of:=[.B43]/12" office:value-type="percentage" office:value="0.00125">
            <text:p>0.125%</text:p>
          </table:table-cell>
          <table:table-cell table:formula="of:=(1+[.D43])^12-1" office:value-type="percentage" office:value="0.0151035558984163">
            <text:p>1.510%</text:p>
          </table:table-cell>
        </table:table-row>
        <table:table-row table:style-name="ro1">
          <table:table-cell/>
          <table:table-cell table:formula="of:=[.B43]+0.005" office:value-type="percentage" office:value="0.02">
            <text:p>2.0%</text:p>
          </table:table-cell>
          <table:table-cell table:formula="of:=POWER(1+[.B44];1/12)-1" office:value-type="percentage" office:value="0.00165158130192022">
            <text:p>0.165%</text:p>
          </table:table-cell>
          <table:table-cell table:formula="of:=[.B44]/12" office:value-type="percentage" office:value="0.00166666666666667">
            <text:p>0.167%</text:p>
          </table:table-cell>
          <table:table-cell table:formula="of:=(1+[.D44])^12-1" office:value-type="percentage" office:value="0.0201843556815018">
            <text:p>2.018%</text:p>
          </table:table-cell>
        </table:table-row>
        <table:table-row table:style-name="ro1">
          <table:table-cell/>
          <table:table-cell table:formula="of:=[.B44]+0.005" office:value-type="percentage" office:value="0.025">
            <text:p>2.5%</text:p>
          </table:table-cell>
          <table:table-cell table:formula="of:=POWER(1+[.B45];1/12)-1" office:value-type="percentage" office:value="0.00205983626984274">
            <text:p>0.206%</text:p>
          </table:table-cell>
          <table:table-cell table:formula="of:=[.B45]/12" office:value-type="percentage" office:value="0.00208333333333333">
            <text:p>0.208%</text:p>
          </table:table-cell>
          <table:table-cell table:formula="of:=(1+[.D45])^12-1" office:value-type="percentage" office:value="0.0252884569832901">
            <text:p>2.529%</text:p>
          </table:table-cell>
        </table:table-row>
        <table:table-row table:style-name="ro1">
          <table:table-cell/>
          <table:table-cell table:formula="of:=[.B45]+0.005" office:value-type="percentage" office:value="0.03">
            <text:p>3.0%</text:p>
          </table:table-cell>
          <table:table-cell table:formula="of:=POWER(1+[.B46];1/12)-1" office:value-type="percentage" office:value="0.00246626977230369">
            <text:p>0.247%</text:p>
          </table:table-cell>
          <table:table-cell table:formula="of:=[.B46]/12" office:value-type="percentage" office:value="0.0025">
            <text:p>0.250%</text:p>
          </table:table-cell>
          <table:table-cell table:formula="of:=(1+[.D46])^12-1" office:value-type="percentage" office:value="0.0304159569135067">
            <text:p>3.042%</text:p>
          </table:table-cell>
        </table:table-row>
        <table:table-row table:style-name="ro1">
          <table:table-cell/>
          <table:table-cell table:formula="of:=[.B46]+0.005" office:value-type="percentage" office:value="0.035">
            <text:p>3.5%</text:p>
          </table:table-cell>
          <table:table-cell table:formula="of:=POWER(1+[.B47];1/12)-1" office:value-type="percentage" office:value="0.00287089871907664">
            <text:p>0.287%</text:p>
          </table:table-cell>
          <table:table-cell table:formula="of:=[.B47]/12" office:value-type="percentage" office:value="0.00291666666666667">
            <text:p>0.292%</text:p>
          </table:table-cell>
          <table:table-cell table:formula="of:=(1+[.D47])^12-1" office:value-type="percentage" office:value="0.0355669529459706">
            <text:p>3.557%</text:p>
          </table:table-cell>
        </table:table-row>
        <table:table-row table:style-name="ro1">
          <table:table-cell/>
          <table:table-cell table:formula="of:=[.B47]+0.005" office:value-type="percentage" office:value="0.04">
            <text:p>4.0%</text:p>
          </table:table-cell>
          <table:table-cell table:formula="of:=POWER(1+[.B48];1/12)-1" office:value-type="percentage" office:value="0.00327373978219891">
            <text:p>0.327%</text:p>
          </table:table-cell>
          <table:table-cell table:formula="of:=[.B48]/12" office:value-type="percentage" office:value="0.00333333333333333">
            <text:p>0.333%</text:p>
          </table:table-cell>
          <table:table-cell table:formula="of:=(1+[.D48])^12-1" office:value-type="percentage" office:value="0.0407415429197906">
            <text:p>4.074%</text:p>
          </table:table-cell>
        </table:table-row>
        <table:table-row table:style-name="ro1">
          <table:table-cell/>
          <table:table-cell table:formula="of:=[.B48]+0.005" office:value-type="percentage" office:value="0.045">
            <text:p>4.5%</text:p>
          </table:table-cell>
          <table:table-cell table:formula="of:=POWER(1+[.B49];1/12)-1" office:value-type="percentage" office:value="0.00367480940043685">
            <text:p>0.367%</text:p>
          </table:table-cell>
          <table:table-cell table:formula="of:=[.B49]/12" office:value-type="percentage" office:value="0.00375">
            <text:p>0.375%</text:p>
          </table:table-cell>
          <table:table-cell table:formula="of:=(1+[.D49])^12-1" office:value-type="percentage" office:value="0.0459398250405896">
            <text:p>4.594%</text:p>
          </table:table-cell>
        </table:table-row>
        <table:table-row table:style-name="ro1">
          <table:table-cell/>
          <table:table-cell table:formula="of:=[.B49]+0.005" office:value-type="percentage" office:value="0.05">
            <text:p>5.0%</text:p>
          </table:table-cell>
          <table:table-cell table:formula="of:=POWER(1+[.B50];1/12)-1" office:value-type="percentage" office:value="0.00407412378364835">
            <text:p>0.407%</text:p>
          </table:table-cell>
          <table:table-cell table:formula="of:=[.B50]/12" office:value-type="percentage" office:value="0.00416666666666667">
            <text:p>0.417%</text:p>
          </table:table-cell>
          <table:table-cell table:formula="of:=(1+[.D50])^12-1" office:value-type="percentage" office:value="0.051161897881733">
            <text:p>5.116%</text:p>
          </table:table-cell>
        </table:table-row>
        <table:table-row table:style-name="ro1">
          <table:table-cell/>
          <table:table-cell table:formula="of:=[.B50]+0.005" office:value-type="percentage" office:value="0.055">
            <text:p>5.5%</text:p>
          </table:table-cell>
          <table:table-cell table:formula="of:=POWER(1+[.B51];1/12)-1" office:value-type="percentage" office:value="0.00447169891704302">
            <text:p>0.447%</text:p>
          </table:table-cell>
          <table:table-cell table:formula="of:=[.B51]/12" office:value-type="percentage" office:value="0.00458333333333333">
            <text:p>0.458%</text:p>
          </table:table-cell>
          <table:table-cell table:formula="of:=(1+[.D51])^12-1" office:value-type="percentage" office:value="0.056407860385536">
            <text:p>5.641%</text:p>
          </table:table-cell>
        </table:table-row>
        <table:table-row table:style-name="ro1">
          <table:table-cell/>
          <table:table-cell table:formula="of:=[.B51]+0.005" office:value-type="percentage" office:value="0.06">
            <text:p>6.0%</text:p>
          </table:table-cell>
          <table:table-cell table:formula="of:=POWER(1+[.B52];1/12)-1" office:value-type="percentage" office:value="0.00486755056534305">
            <text:p>0.487%</text:p>
          </table:table-cell>
          <table:table-cell table:formula="of:=[.B52]/12" office:value-type="percentage" office:value="0.005">
            <text:p>0.500%</text:p>
          </table:table-cell>
          <table:table-cell table:formula="of:=(1+[.D52])^12-1" office:value-type="percentage" office:value="0.0616778118644983">
            <text:p>6.168%</text:p>
          </table:table-cell>
        </table:table-row>
        <table:table-row table:style-name="ro1">
          <table:table-cell/>
          <table:table-cell table:formula="of:=[.B52]+0.005" office:value-type="percentage" office:value="0.065">
            <text:p>6.5%</text:p>
          </table:table-cell>
          <table:table-cell table:formula="of:=POWER(1+[.B53];1/12)-1" office:value-type="percentage" office:value="0.00526169427684775">
            <text:p>0.526%</text:p>
          </table:table-cell>
          <table:table-cell table:formula="of:=[.B53]/12" office:value-type="percentage" office:value="0.00541666666666667">
            <text:p>0.542%</text:p>
          </table:table-cell>
          <table:table-cell table:formula="of:=(1+[.D53])^12-1" office:value-type="percentage" office:value="0.0669718520025433">
            <text:p>6.697%</text:p>
          </table:table-cell>
        </table:table-row>
        <table:table-row table:style-name="ro1">
          <table:table-cell/>
          <table:table-cell table:formula="of:=[.B53]+0.005" office:value-type="percentage" office:value="0.07">
            <text:p>7.0%</text:p>
          </table:table-cell>
          <table:table-cell table:formula="of:=POWER(1+[.B54];1/12)-1" office:value-type="percentage" office:value="0.00565414538740527">
            <text:p>0.565%</text:p>
          </table:table-cell>
          <table:table-cell table:formula="of:=[.B54]/12" office:value-type="percentage" office:value="0.00583333333333333">
            <text:p>0.583%</text:p>
          </table:table-cell>
          <table:table-cell table:formula="of:=(1+[.D54])^12-1" office:value-type="percentage" office:value="0.0722900808562359">
            <text:p>7.229%</text:p>
          </table:table-cell>
        </table:table-row>
        <table:table-row table:style-name="ro1">
          <table:table-cell/>
          <table:table-cell table:formula="of:=[.B54]+0.005" office:value-type="percentage" office:value="0.075">
            <text:p>7.5%</text:p>
          </table:table-cell>
          <table:table-cell table:formula="of:=POWER(1+[.B55];1/12)-1" office:value-type="percentage" office:value="0.00604491902429172">
            <text:p>0.604%</text:p>
          </table:table-cell>
          <table:table-cell table:formula="of:=[.B55]/12" office:value-type="percentage" office:value="0.00625">
            <text:p>0.625%</text:p>
          </table:table-cell>
          <table:table-cell table:formula="of:=(1+[.D55])^12-1" office:value-type="percentage" office:value="0.0776325988560311">
            <text:p>7.763%</text:p>
          </table:table-cell>
        </table:table-row>
        <table:table-row table:style-name="ro1">
          <table:table-cell/>
          <table:table-cell table:formula="of:=[.B55]+0.005" office:value-type="percentage" office:value="0.08">
            <text:p>8.0%</text:p>
          </table:table-cell>
          <table:table-cell table:formula="of:=POWER(1+[.B56];1/12)-1" office:value-type="percentage" office:value="0.00643403011000343">
            <text:p>0.643%</text:p>
          </table:table-cell>
          <table:table-cell table:formula="of:=[.B56]/12" office:value-type="percentage" office:value="0.00666666666666667">
            <text:p>0.667%</text:p>
          </table:table-cell>
          <table:table-cell table:formula="of:=(1+[.D56])^12-1" office:value-type="percentage" office:value="0.0829995068075098">
            <text:p>8.300%</text:p>
          </table:table-cell>
        </table:table-row>
        <table:table-row table:style-name="ro1">
          <table:table-cell/>
          <table:table-cell table:formula="of:=[.B56]+0.005" office:value-type="percentage" office:value="0.085">
            <text:p>8.5%</text:p>
          </table:table-cell>
          <table:table-cell table:formula="of:=POWER(1+[.B57];1/12)-1" office:value-type="percentage" office:value="0.00682149336596227">
            <text:p>0.682%</text:p>
          </table:table-cell>
          <table:table-cell table:formula="of:=[.B57]/12" office:value-type="percentage" office:value="0.00708333333333333">
            <text:p>0.708%</text:p>
          </table:table-cell>
          <table:table-cell table:formula="of:=(1+[.D57])^12-1" office:value-type="percentage" office:value="0.0883909058926351">
            <text:p>8.839%</text:p>
          </table:table-cell>
        </table:table-row>
        <table:table-row table:style-name="ro1">
          <table:table-cell/>
          <table:table-cell table:formula="of:=[.B57]+0.005" office:value-type="percentage" office:value="0.09">
            <text:p>9.0%</text:p>
          </table:table-cell>
          <table:table-cell table:formula="of:=POWER(1+[.B58];1/12)-1" office:value-type="percentage" office:value="0.00720732331613672">
            <text:p>0.721%</text:p>
          </table:table-cell>
          <table:table-cell table:formula="of:=[.B58]/12" office:value-type="percentage" office:value="0.0075">
            <text:p>0.750%</text:p>
          </table:table-cell>
          <table:table-cell table:formula="of:=(1+[.D58])^12-1" office:value-type="percentage" office:value="0.0938068976709838">
            <text:p>9.381%</text:p>
          </table:table-cell>
        </table:table-row>
        <table:table-row table:style-name="ro1">
          <table:table-cell/>
          <table:table-cell table:formula="of:=[.B58]+0.005" office:value-type="percentage" office:value="0.095">
            <text:p>9.5%</text:p>
          </table:table-cell>
          <table:table-cell table:formula="of:=POWER(1+[.B59];1/12)-1" office:value-type="percentage" office:value="0.00759153429058257">
            <text:p>0.759%</text:p>
          </table:table-cell>
          <table:table-cell table:formula="of:=[.B59]/12" office:value-type="percentage" office:value="0.00791666666666667">
            <text:p>0.792%</text:p>
          </table:table-cell>
          <table:table-cell table:formula="of:=(1+[.D59])^12-1" office:value-type="percentage" office:value="0.0992475840810076">
            <text:p>9.925%</text:p>
          </table:table-cell>
        </table:table-row>
        <table:table-row table:style-name="ro1">
          <table:table-cell/>
          <table:table-cell table:formula="of:=[.B59]+0.005" office:value-type="percentage" office:value="0.1">
            <text:p>10.0%</text:p>
          </table:table-cell>
          <table:table-cell table:formula="of:=POWER(1+[.B60];1/12)-1" office:value-type="percentage" office:value="0.00797414042890376">
            <text:p>0.797%</text:p>
          </table:table-cell>
          <table:table-cell table:formula="of:=[.B60]/12" office:value-type="percentage" office:value="0.00833333333333333">
            <text:p>0.833%</text:p>
          </table:table-cell>
          <table:table-cell table:formula="of:=(1+[.D60])^12-1" office:value-type="percentage" office:value="0.104713067441297">
            <text:p>10.471%</text:p>
          </table:table-cell>
        </table:table-row>
        <table:table-row table:style-name="ro1">
          <table:table-cell/>
          <table:table-cell table:formula="of:=[.B60]+0.005" office:value-type="percentage" office:value="0.105">
            <text:p>10.5%</text:p>
          </table:table-cell>
          <table:table-cell table:formula="of:=POWER(1+[.B61];1/12)-1" office:value-type="percentage" office:value="0.00835515568363521">
            <text:p>0.836%</text:p>
          </table:table-cell>
          <table:table-cell table:formula="of:=[.B61]/12" office:value-type="percentage" office:value="0.00875">
            <text:p>0.875%</text:p>
          </table:table-cell>
          <table:table-cell table:formula="of:=(1+[.D61])^12-1" office:value-type="percentage" office:value="0.110203450451823">
            <text:p>11.020%</text:p>
          </table:table-cell>
        </table:table-row>
        <table:table-row table:style-name="ro1">
          <table:table-cell/>
          <table:table-cell table:formula="of:=[.B61]+0.005" office:value-type="percentage" office:value="0.11">
            <text:p>11.0%</text:p>
          </table:table-cell>
          <table:table-cell table:formula="of:=POWER(1+[.B62];1/12)-1" office:value-type="percentage" office:value="0.00873459382355191">
            <text:p>0.873%</text:p>
          </table:table-cell>
          <table:table-cell table:formula="of:=[.B62]/12" office:value-type="percentage" office:value="0.00916666666666667">
            <text:p>0.917%</text:p>
          </table:table-cell>
          <table:table-cell table:formula="of:=(1+[.D62])^12-1" office:value-type="percentage" office:value="0.115718836195215">
            <text:p>11.572%</text:p>
          </table:table-cell>
        </table:table-row>
        <table:table-row table:style-name="ro1">
          <table:table-cell/>
          <table:table-cell table:formula="of:=[.B62]+0.005" office:value-type="percentage" office:value="0.115">
            <text:p>11.5%</text:p>
          </table:table-cell>
          <table:table-cell table:formula="of:=POWER(1+[.B63];1/12)-1" office:value-type="percentage" office:value="0.00911246843690461">
            <text:p>0.911%</text:p>
          </table:table-cell>
          <table:table-cell table:formula="of:=[.B63]/12" office:value-type="percentage" office:value="0.00958333333333334">
            <text:p>0.958%</text:p>
          </table:table-cell>
          <table:table-cell table:formula="of:=(1+[.D63])^12-1" office:value-type="percentage" office:value="0.121259328138016">
            <text:p>12.126%</text:p>
          </table:table-cell>
        </table:table-row>
        <table:table-row table:style-name="ro1">
          <table:table-cell/>
          <table:table-cell table:formula="of:=[.B63]+0.005" office:value-type="percentage" office:value="0.12">
            <text:p>12.0%</text:p>
          </table:table-cell>
          <table:table-cell table:formula="of:=POWER(1+[.B64];1/12)-1" office:value-type="percentage" office:value="0.00948879293458305">
            <text:p>0.949%</text:p>
          </table:table-cell>
          <table:table-cell table:formula="of:=[.B64]/12" office:value-type="percentage" office:value="0.01">
            <text:p>1.000%</text:p>
          </table:table-cell>
          <table:table-cell table:formula="of:=(1+[.D64])^12-1" office:value-type="percentage" office:value="0.12682503013197">
            <text:p>12.683%</text:p>
          </table:table-cell>
        </table:table-row>
        <table:table-row table:style-name="ro1">
          <table:table-cell/>
          <table:table-cell table:formula="of:=[.B64]+0.005" office:value-type="percentage" office:value="0.125">
            <text:p>12.5%</text:p>
          </table:table-cell>
          <table:table-cell table:formula="of:=POWER(1+[.B65];1/12)-1" office:value-type="percentage" office:value="0.00986358055321146">
            <text:p>0.986%</text:p>
          </table:table-cell>
          <table:table-cell table:formula="of:=[.B65]/12" office:value-type="percentage" office:value="0.0104166666666667">
            <text:p>1.042%</text:p>
          </table:table-cell>
          <table:table-cell table:formula="of:=(1+[.D65])^12-1" office:value-type="percentage" office:value="0.132416046415276">
            <text:p>13.242%</text:p>
          </table:table-cell>
        </table:table-row>
        <table:table-row table:style-name="ro1">
          <table:table-cell/>
          <table:table-cell table:formula="of:=[.B65]+0.005" office:value-type="percentage" office:value="0.13">
            <text:p>13.0%</text:p>
          </table:table-cell>
          <table:table-cell table:formula="of:=POWER(1+[.B66];1/12)-1" office:value-type="percentage" office:value="0.0102368443581764">
            <text:p>1.024%</text:p>
          </table:table-cell>
          <table:table-cell table:formula="of:=[.B66]/12" office:value-type="percentage" office:value="0.0108333333333333">
            <text:p>1.083%</text:p>
          </table:table-cell>
          <table:table-cell table:formula="of:=(1+[.D66])^12-1" office:value-type="percentage" office:value="0.138032481613877">
            <text:p>13.803%</text:p>
          </table:table-cell>
        </table:table-row>
        <table:table-row table:style-name="ro1">
          <table:table-cell/>
          <table:table-cell table:formula="of:=[.B66]+0.005" office:value-type="percentage" office:value="0.135">
            <text:p>13.5%</text:p>
          </table:table-cell>
          <table:table-cell table:formula="of:=POWER(1+[.B67];1/12)-1" office:value-type="percentage" office:value="0.0106085972465868">
            <text:p>1.061%</text:p>
          </table:table-cell>
          <table:table-cell table:formula="of:=[.B67]/12" office:value-type="percentage" office:value="0.01125">
            <text:p>1.125%</text:p>
          </table:table-cell>
          <table:table-cell table:formula="of:=(1+[.D67])^12-1" office:value-type="percentage" office:value="0.143674440742746">
            <text:p>14.367%</text:p>
          </table:table-cell>
        </table:table-row>
        <table:table-row table:style-name="ro1">
          <table:table-cell/>
          <table:table-cell table:formula="of:=[.B67]+0.005" office:value-type="percentage" office:value="0.14">
            <text:p>14.0%</text:p>
          </table:table-cell>
          <table:table-cell table:formula="of:=POWER(1+[.B68];1/12)-1" office:value-type="percentage" office:value="0.0109788519501735">
            <text:p>1.098%</text:p>
          </table:table-cell>
          <table:table-cell table:formula="of:=[.B68]/12" office:value-type="percentage" office:value="0.0116666666666667">
            <text:p>1.167%</text:p>
          </table:table-cell>
          <table:table-cell table:formula="of:=(1+[.D68])^12-1" office:value-type="percentage" office:value="0.149342029207158">
            <text:p>14.934%</text:p>
          </table:table-cell>
        </table:table-row>
        <table:table-row table:style-name="ro1">
          <table:table-cell/>
          <table:table-cell table:formula="of:=[.B68]+0.005" office:value-type="percentage" office:value="0.145">
            <text:p>14.5%</text:p>
          </table:table-cell>
          <table:table-cell table:formula="of:=POWER(1+[.B69];1/12)-1" office:value-type="percentage" office:value="0.0113476210381231">
            <text:p>1.135%</text:p>
          </table:table-cell>
          <table:table-cell table:formula="of:=[.B69]/12" office:value-type="percentage" office:value="0.0120833333333333">
            <text:p>1.208%</text:p>
          </table:table-cell>
          <table:table-cell table:formula="of:=(1+[.D69])^12-1" office:value-type="percentage" office:value="0.155035352803987">
            <text:p>15.504%</text:p>
          </table:table-cell>
        </table:table-row>
        <table:table-row table:style-name="ro1">
          <table:table-cell/>
          <table:table-cell table:formula="of:=[.B69]+0.005" office:value-type="percentage" office:value="0.15">
            <text:p>15.0%</text:p>
          </table:table-cell>
          <table:table-cell table:formula="of:=POWER(1+[.B70];1/12)-1" office:value-type="percentage" office:value="0.0117149169198534">
            <text:p>1.171%</text:p>
          </table:table-cell>
          <table:table-cell table:formula="of:=[.B70]/12" office:value-type="percentage" office:value="0.0125">
            <text:p>1.250%</text:p>
          </table:table-cell>
          <table:table-cell table:formula="of:=(1+[.D70])^12-1" office:value-type="percentage" office:value="0.160754517722998">
            <text:p>16.075%</text:p>
          </table:table-cell>
        </table:table-row>
        <table:table-row table:style-name="ro1">
          <table:table-cell/>
          <table:table-cell table:formula="of:=[.B70]+0.005" office:value-type="percentage" office:value="0.155">
            <text:p>15.5%</text:p>
          </table:table-cell>
          <table:table-cell table:formula="of:=POWER(1+[.B71];1/12)-1" office:value-type="percentage" office:value="0.0120807518477275">
            <text:p>1.208%</text:p>
          </table:table-cell>
          <table:table-cell table:formula="of:=[.B71]/12" office:value-type="percentage" office:value="0.0129166666666667">
            <text:p>1.292%</text:p>
          </table:table-cell>
          <table:table-cell table:formula="of:=(1+[.D71])^12-1" office:value-type="percentage" office:value="0.166499630548149">
            <text:p>16.650%</text:p>
          </table:table-cell>
        </table:table-row>
        <table:table-row table:style-name="ro1">
          <table:table-cell/>
          <table:table-cell table:formula="of:=[.B71]+0.005" office:value-type="percentage" office:value="0.16">
            <text:p>16.0%</text:p>
          </table:table-cell>
          <table:table-cell table:formula="of:=POWER(1+[.B72];1/12)-1" office:value-type="percentage" office:value="0.0124451379197135">
            <text:p>1.245%</text:p>
          </table:table-cell>
          <table:table-cell table:formula="of:=[.B72]/12" office:value-type="percentage" office:value="0.0133333333333333">
            <text:p>1.333%</text:p>
          </table:table-cell>
          <table:table-cell table:formula="of:=(1+[.D72])^12-1" office:value-type="percentage" office:value="0.172270798258877">
            <text:p>17.227%</text:p>
          </table:table-cell>
        </table:table-row>
        <table:table-row table:style-name="ro1">
          <table:table-cell/>
          <table:table-cell table:formula="of:=[.B72]+0.005" office:value-type="percentage" office:value="0.165">
            <text:p>16.5%</text:p>
          </table:table-cell>
          <table:table-cell table:formula="of:=POWER(1+[.B73];1/12)-1" office:value-type="percentage" office:value="0.0128080870819836">
            <text:p>1.281%</text:p>
          </table:table-cell>
          <table:table-cell table:formula="of:=[.B73]/12" office:value-type="percentage" office:value="0.01375">
            <text:p>1.375%</text:p>
          </table:table-cell>
          <table:table-cell table:formula="of:=(1+[.D73])^12-1" office:value-type="percentage" office:value="0.17806812823141">
            <text:p>17.807%</text:p>
          </table:table-cell>
        </table:table-row>
        <table:table-row table:style-name="ro1">
          <table:table-cell/>
          <table:table-cell table:formula="of:=[.B73]+0.005" office:value-type="percentage" office:value="0.17">
            <text:p>17.0%</text:p>
          </table:table-cell>
          <table:table-cell table:formula="of:=POWER(1+[.B74];1/12)-1" office:value-type="percentage" office:value="0.0131696111314623">
            <text:p>1.317%</text:p>
          </table:table-cell>
          <table:table-cell table:formula="of:=[.B74]/12" office:value-type="percentage" office:value="0.0141666666666667">
            <text:p>1.417%</text:p>
          </table:table-cell>
          <table:table-cell table:formula="of:=(1+[.D74])^12-1" office:value-type="percentage" office:value="0.183891728240085">
            <text:p>18.389%</text:p>
          </table:table-cell>
        </table:table-row>
        <table:table-row table:style-name="ro1">
          <table:table-cell/>
          <table:table-cell table:formula="of:=[.B74]+0.005" office:value-type="percentage" office:value="0.175">
            <text:p>17.5%</text:p>
          </table:table-cell>
          <table:table-cell table:formula="of:=POWER(1+[.B75];1/12)-1" office:value-type="percentage" office:value="0.0135297217183192">
            <text:p>1.353%</text:p>
          </table:table-cell>
          <table:table-cell table:formula="of:=[.B75]/12" office:value-type="percentage" office:value="0.0145833333333333">
            <text:p>1.458%</text:p>
          </table:table-cell>
          <table:table-cell table:formula="of:=(1+[.D75])^12-1" office:value-type="percentage" office:value="0.189741706458639">
            <text:p>18.974%</text:p>
          </table:table-cell>
        </table:table-row>
        <table:table-row table:style-name="ro1">
          <table:table-cell/>
          <table:table-cell table:formula="of:=[.B75]+0.005" office:value-type="percentage" office:value="0.18">
            <text:p>18.0%</text:p>
          </table:table-cell>
          <table:table-cell table:formula="of:=POWER(1+[.B76];1/12)-1" office:value-type="percentage" office:value="0.0138884303484101">
            <text:p>1.389%</text:p>
          </table:table-cell>
          <table:table-cell table:formula="of:=[.B76]/12" office:value-type="percentage" office:value="0.015">
            <text:p>1.500%</text:p>
          </table:table-cell>
          <table:table-cell table:formula="of:=(1+[.D76])^12-1" office:value-type="percentage" office:value="0.195618171461534">
            <text:p>19.562%</text:p>
          </table:table-cell>
        </table:table-row>
        <table:table-row table:style-name="ro1">
          <table:table-cell/>
          <table:table-cell table:formula="of:=[.B76]+0.005" office:value-type="percentage" office:value="0.185">
            <text:p>18.5%</text:p>
          </table:table-cell>
          <table:table-cell table:formula="of:=POWER(1+[.B77];1/12)-1" office:value-type="percentage" office:value="0.0142457483856671">
            <text:p>1.425%</text:p>
          </table:table-cell>
          <table:table-cell table:formula="of:=[.B77]/12" office:value-type="percentage" office:value="0.0154166666666667">
            <text:p>1.542%</text:p>
          </table:table-cell>
          <table:table-cell table:formula="of:=(1+[.D77])^12-1" office:value-type="percentage" office:value="0.201521232225286">
            <text:p>20.152%</text:p>
          </table:table-cell>
        </table:table-row>
        <table:table-row table:style-name="ro1">
          <table:table-cell/>
          <table:table-cell table:formula="of:=[.B77]+0.005" office:value-type="percentage" office:value="0.19">
            <text:p>19.0%</text:p>
          </table:table-cell>
          <table:table-cell table:formula="of:=POWER(1+[.B78];1/12)-1" office:value-type="percentage" office:value="0.0146016870544401">
            <text:p>1.460%</text:p>
          </table:table-cell>
          <table:table-cell table:formula="of:=[.B78]/12" office:value-type="percentage" office:value="0.0158333333333333">
            <text:p>1.583%</text:p>
          </table:table-cell>
          <table:table-cell table:formula="of:=(1+[.D78])^12-1" office:value-type="percentage" office:value="0.207450998129769">
            <text:p>20.745%</text:p>
          </table:table-cell>
        </table:table-row>
        <table:table-row table:style-name="ro1">
          <table:table-cell/>
          <table:table-cell table:formula="of:=[.B78]+0.005" office:value-type="percentage" office:value="0.195">
            <text:p>19.5%</text:p>
          </table:table-cell>
          <table:table-cell table:formula="of:=POWER(1+[.B79];1/12)-1" office:value-type="percentage" office:value="0.0149562574417896">
            <text:p>1.496%</text:p>
          </table:table-cell>
          <table:table-cell table:formula="of:=[.B79]/12" office:value-type="percentage" office:value="0.01625">
            <text:p>1.625%</text:p>
          </table:table-cell>
          <table:table-cell table:formula="of:=(1+[.D79])^12-1" office:value-type="percentage" office:value="0.213407578959554">
            <text:p>21.341%</text:p>
          </table:table-cell>
        </table:table-row>
        <table:table-row table:style-name="ro1">
          <table:table-cell/>
          <table:table-cell table:formula="of:=[.B79]+0.005" office:value-type="percentage" office:value="0.2">
            <text:p>20.0%</text:p>
          </table:table-cell>
          <table:table-cell table:formula="of:=POWER(1+[.B80];1/12)-1" office:value-type="percentage" office:value="0.0153094704997312">
            <text:p>1.531%</text:p>
          </table:table-cell>
          <table:table-cell table:formula="of:=[.B80]/12" office:value-type="percentage" office:value="0.0166666666666667">
            <text:p>1.667%</text:p>
          </table:table-cell>
          <table:table-cell table:formula="of:=(1+[.D80])^12-1" office:value-type="percentage" office:value="0.219391084905232">
            <text:p>21.939%</text:p>
          </table:table-cell>
        </table:table-row>
      </table:table>
      <table:table table:name="Tabla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ce76"/>
        <table:table-column table:style-name="co21" table:default-cell-style-name="ce78"/>
        <table:table-column table:style-name="co22" table:default-cell-style-name="Default"/>
        <table:table-column table:style-name="co23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1"/>
          <table:table-cell/>
          <table:table-cell table:style-name="ce1" table:number-columns-repeated="8"/>
          <table:table-cell table:style-name="ce69"/>
          <table:table-cell table:style-name="ce77"/>
          <table:table-cell table:style-name="ce1"/>
          <table:table-cell table:number-columns-repeated="3"/>
        </table:table-row>
        <table:table-row table:style-name="ro13">
          <table:table-cell/>
          <table:table-cell table:style-name="ce47"/>
          <table:table-cell table:style-name="ce52"/>
          <table:table-cell table:style-name="ce55" office:value-type="string" table:number-columns-spanned="3" table:number-rows-spanned="1">
            <text:p>Correcta</text:p>
          </table:table-cell>
          <table:covered-table-cell table:number-columns-repeated="2" table:style-name="ce60"/>
          <table:table-cell table:style-name="ce61" table:number-columns-repeated="2"/>
          <table:table-cell table:style-name="ce52"/>
          <table:table-cell table:style-name="ce67" office:value-type="string" table:number-columns-spanned="3" table:number-rows-spanned="1">
            <text:p>Con aproximación</text:p>
          </table:table-cell>
          <table:covered-table-cell table:style-name="ce52"/>
          <table:covered-table-cell table:style-name="ce70"/>
          <table:table-cell table:style-name="ce77"/>
          <table:table-cell table:style-name="ce79" office:value-type="string">
            <text:p>* Intereses sobre Deuda más los intereses pagados en el año</text:p>
          </table:table-cell>
          <table:table-cell table:number-columns-repeated="3"/>
        </table:table-row>
        <table:table-row table:style-name="ro14">
          <table:table-cell/>
          <table:table-cell table:style-name="ce48" office:value-type="string">
            <text:p>Año</text:p>
          </table:table-cell>
          <table:table-cell table:style-name="ce53" office:value-type="string">
            <text:p>Mes</text:p>
          </table:table-cell>
          <table:table-cell table:style-name="ce56" office:value-type="string">
            <text:p>Deuda</text:p>
          </table:table-cell>
          <table:table-cell table:style-name="ce56" office:value-type="string">
            <text:p>Amortización</text:p>
          </table:table-cell>
          <table:table-cell table:style-name="ce56" office:value-type="string">
            <text:p>Intereses</text:p>
          </table:table-cell>
          <table:table-cell table:style-name="ce62"/>
          <table:table-cell table:style-name="ce63" office:value-type="string">
            <text:p>*</text:p>
          </table:table-cell>
          <table:table-cell table:style-name="ce53"/>
          <table:table-cell table:style-name="ce68" office:value-type="string">
            <text:p>Deuda</text:p>
          </table:table-cell>
          <table:table-cell table:style-name="ce68" office:value-type="string">
            <text:p>Amortización</text:p>
          </table:table-cell>
          <table:table-cell table:style-name="ce71" office:value-type="string">
            <text:p>Intereses</text:p>
          </table:table-cell>
          <table:table-cell table:number-columns-repeated="3"/>
          <table:table-cell office:value-type="string">
            <text:p>Tiende a ser igual al interés sobre los intereses ya pagados con un número de años elevado. Se hace dif con pocos años (?)</text:p>
          </table:table-cell>
          <table:table-cell/>
        </table:table-row>
        <table:table-row table:style-name="ro1">
          <table:table-cell/>
          <table:table-cell table:style-name="ce49" office:value-type="float" office:value="2014">
            <text:p>2014</text:p>
          </table:table-cell>
          <table:table-cell table:style-name="ce54" office:value-type="string">
            <text:p>Enero</text:p>
          </table:table-cell>
          <table:table-cell table:style-name="ce57" table:formula="of:=[Datos.$C$3]" office:value-type="float" office:value="1000">
            <text:p>1000.00</text:p>
          </table:table-cell>
          <table:table-cell table:style-name="ce57" table:number-columns-repeated="4"/>
          <table:table-cell table:style-name="ce64"/>
          <table:table-cell table:style-name="ce57" table:formula="of:=[Datos.$C$3]" office:value-type="float" office:value="1000">
            <text:p>1000.00</text:p>
          </table:table-cell>
          <table:table-cell table:style-name="ce64"/>
          <table:table-cell table:style-name="ce72"/>
          <table:table-cell table:formula="of:=IF([.$N4]=[Datos.$C$4]*12+[Datos.$C$5];HYPERLINK(&quot;http://interes.ax5.org/&quot;);&quot;&quot;)">
            <text:p/>
          </table:table-cell>
          <table:table-cell table:style-name="ce64"/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Febrero</text:p>
          </table:table-cell>
          <table:table-cell table:style-name="ce58" table:formula="of:=IF([.$N5]&gt;[Datos.$C$4]*12+[Datos.$C$5];&quot;&quot;;[.D4]-[.E5])" office:value-type="float" office:value="999.515232207313">
            <text:p>999.52</text:p>
          </table:table-cell>
          <table:table-cell table:style-name="ce58" table:formula="of:=IF([.$N5]&gt;[Datos.$C$4]*12+[Datos.$C$5];&quot;&quot;;[Datos.$C$9]-[.F5])" office:value-type="float" office:value="0.484767792686704">
            <text:p>0.48</text:p>
          </table:table-cell>
          <table:table-cell table:style-name="ce58" table:formula="of:=IF([.$N5]&gt;[Datos.$C$4]*12+[Datos.$C$5];&quot;&quot;;[.D4]*[Datos.$C$14])" office:value-type="float" office:value="7.97414042890376">
            <text:p>7.97</text:p>
          </table:table-cell>
          <table:table-cell table:style-name="ce58"/>
          <table:table-cell table:formula="of:=[Datos.$C$14]*[.J4]" office:value-type="float" office:value="7.97414042890376">
            <text:p>7.97</text:p>
          </table:table-cell>
          <table:table-cell table:style-name="ce65"/>
          <table:table-cell table:style-name="ce58" table:formula="of:=IF([.$N5]&gt;[Datos.$C$4]*12+[Datos.$C$5];&quot;&quot;;[.J4]-[.K5])" office:value-type="float" office:value="999.557617632445">
            <text:p>999.56</text:p>
          </table:table-cell>
          <table:table-cell table:style-name="ce58" table:formula="of:=IF([.$N5]&gt;[Datos.$C$4]*12+[Datos.$C$5];&quot;&quot;;[Datos.$C$11]-[.L5])" office:value-type="float" office:value="0.442382367554654">
            <text:p>0.44</text:p>
          </table:table-cell>
          <table:table-cell table:style-name="ce73" table:formula="of:=IF([.$N5]&gt;[Datos.$C$4]*12+[Datos.$C$5];&quot;&quot;;[.J4]*[Datos.$C$15])" office:value-type="float" office:value="8.33333333333333">
            <text:p>8.33</text:p>
          </table:table-cell>
          <table:table-cell table:formula="of:=IF([.$N5]=[Datos.$C$4]*12+[Datos.$C$5];HYPERLINK(&quot;http://interes.ax5.org/&quot;);&quot;&quot;)">
            <text:p/>
          </table:table-cell>
          <table:table-cell table:style-name="ce65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Marzo</text:p>
          </table:table-cell>
          <table:table-cell table:style-name="ce58" table:formula="of:=IF([.$N6]&gt;[Datos.$C$4]*12+[Datos.$C$5];&quot;&quot;;[.D5]-[.E6])" office:value-type="float" office:value="999.026598808172">
            <text:p>999.03</text:p>
          </table:table-cell>
          <table:table-cell table:style-name="ce58" table:formula="of:=IF([.$N6]&gt;[Datos.$C$4]*12+[Datos.$C$5];&quot;&quot;;[Datos.$C$9]-[.F6])" office:value-type="float" office:value="0.488633399140998">
            <text:p>0.49</text:p>
          </table:table-cell>
          <table:table-cell table:style-name="ce58" table:formula="of:=IF([.$N6]&gt;[Datos.$C$4]*12+[Datos.$C$5];&quot;&quot;;[.D5]*[Datos.$C$14])" office:value-type="float" office:value="7.97027482244947">
            <text:p>7.97</text:p>
          </table:table-cell>
          <table:table-cell table:style-name="ce58"/>
          <table:table-cell table:formula="of:=[Datos.$C$14]*([.J5]+SUM([.H$5:.H5]))" office:value-type="float" office:value="8.03419972536149">
            <text:p>8.03</text:p>
          </table:table-cell>
          <table:table-cell table:style-name="ce65"/>
          <table:table-cell table:style-name="ce58" table:formula="of:=IF([.$N6]&gt;[Datos.$C$4]*12+[Datos.$C$5];&quot;&quot;;[.J5]-[.K6])" office:value-type="float" office:value="999.111548745161">
            <text:p>999.11</text:p>
          </table:table-cell>
          <table:table-cell table:style-name="ce58" table:formula="of:=IF([.$N6]&gt;[Datos.$C$4]*12+[Datos.$C$5];&quot;&quot;;[Datos.$C$11]-[.L6])" office:value-type="float" office:value="0.446068887284277">
            <text:p>0.45</text:p>
          </table:table-cell>
          <table:table-cell table:style-name="ce73" table:formula="of:=IF([.$N6]&gt;[Datos.$C$4]*12+[Datos.$C$5];&quot;&quot;;[.J5]*[Datos.$C$15])" office:value-type="float" office:value="8.32964681360371">
            <text:p>8.33</text:p>
          </table:table-cell>
          <table:table-cell table:formula="of:=IF([.$N6]=[Datos.$C$4]*12+[Datos.$C$5];HYPERLINK(&quot;http://interes.ax5.org/&quot;);&quot;&quot;)">
            <text:p/>
          </table:table-cell>
          <table:table-cell table:style-name="ce65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Abril</text:p>
          </table:table-cell>
          <table:table-cell table:style-name="ce58" table:formula="of:=IF([.$N7]&gt;[Datos.$C$4]*12+[Datos.$C$5];&quot;&quot;;[.D6]-[.E7])" office:value-type="float" office:value="998.534068977688">
            <text:p>998.53</text:p>
          </table:table-cell>
          <table:table-cell table:style-name="ce58" table:formula="of:=IF([.$N7]&gt;[Datos.$C$4]*12+[Datos.$C$5];&quot;&quot;;[Datos.$C$9]-[.F7])" office:value-type="float" office:value="0.492529830484">
            <text:p>0.49</text:p>
          </table:table-cell>
          <table:table-cell table:style-name="ce58" table:formula="of:=IF([.$N7]&gt;[Datos.$C$4]*12+[Datos.$C$5];&quot;&quot;;[.D6]*[Datos.$C$14])" office:value-type="float" office:value="7.96637839110647">
            <text:p>7.97</text:p>
          </table:table-cell>
          <table:table-cell table:style-name="ce58"/>
          <table:table-cell table:formula="of:=[Datos.$C$14]*([.J6]+SUM([.H$5:.H6]))" office:value-type="float" office:value="8.09470854625721">
            <text:p>8.09</text:p>
          </table:table-cell>
          <table:table-cell table:style-name="ce65"/>
          <table:table-cell table:style-name="ce58" table:formula="of:=IF([.$N7]&gt;[Datos.$C$4]*12+[Datos.$C$5];&quot;&quot;;[.J6]-[.K7])" office:value-type="float" office:value="998.66176261715">
            <text:p>998.66</text:p>
          </table:table-cell>
          <table:table-cell table:style-name="ce58" table:formula="of:=IF([.$N7]&gt;[Datos.$C$4]*12+[Datos.$C$5];&quot;&quot;;[Datos.$C$11]-[.L7])" office:value-type="float" office:value="0.449786128011645">
            <text:p>0.45</text:p>
          </table:table-cell>
          <table:table-cell table:style-name="ce73" table:formula="of:=IF([.$N7]&gt;[Datos.$C$4]*12+[Datos.$C$5];&quot;&quot;;[.J6]*[Datos.$C$15])" office:value-type="float" office:value="8.32592957287634">
            <text:p>8.33</text:p>
          </table:table-cell>
          <table:table-cell table:formula="of:=IF([.$N7]=[Datos.$C$4]*12+[Datos.$C$5];HYPERLINK(&quot;http://interes.ax5.org/&quot;);&quot;&quot;)">
            <text:p/>
          </table:table-cell>
          <table:table-cell table:style-name="ce65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Mayo</text:p>
          </table:table-cell>
          <table:table-cell table:style-name="ce58" table:formula="of:=IF([.$N8]&gt;[Datos.$C$4]*12+[Datos.$C$5];&quot;&quot;;[.D7]-[.E8])" office:value-type="float" office:value="998.037611645171">
            <text:p>998.04</text:p>
          </table:table-cell>
          <table:table-cell table:style-name="ce58" table:formula="of:=IF([.$N8]&gt;[Datos.$C$4]*12+[Datos.$C$5];&quot;&quot;;[Datos.$C$9]-[.F8])" office:value-type="float" office:value="0.496457332517704">
            <text:p>0.50</text:p>
          </table:table-cell>
          <table:table-cell table:style-name="ce58" table:formula="of:=IF([.$N8]&gt;[Datos.$C$4]*12+[Datos.$C$5];&quot;&quot;;[.D7]*[Datos.$C$14])" office:value-type="float" office:value="7.96245088907276">
            <text:p>7.96</text:p>
          </table:table-cell>
          <table:table-cell table:style-name="ce58"/>
          <table:table-cell table:formula="of:=[Datos.$C$14]*([.J7]+SUM([.H$5:.H7]))" office:value-type="float" office:value="8.15567023118838">
            <text:p>8.16</text:p>
          </table:table-cell>
          <table:table-cell table:style-name="ce65"/>
          <table:table-cell table:style-name="ce58" table:formula="of:=IF([.$N8]&gt;[Datos.$C$4]*12+[Datos.$C$5];&quot;&quot;;[.J7]-[.K8])" office:value-type="float" office:value="998.208228271404">
            <text:p>998.21</text:p>
          </table:table-cell>
          <table:table-cell table:style-name="ce58" table:formula="of:=IF([.$N8]&gt;[Datos.$C$4]*12+[Datos.$C$5];&quot;&quot;;[Datos.$C$11]-[.L8])" office:value-type="float" office:value="0.453534345745075">
            <text:p>0.45</text:p>
          </table:table-cell>
          <table:table-cell table:style-name="ce73" table:formula="of:=IF([.$N8]&gt;[Datos.$C$4]*12+[Datos.$C$5];&quot;&quot;;[.J7]*[Datos.$C$15])" office:value-type="float" office:value="8.32218135514291">
            <text:p>8.32</text:p>
          </table:table-cell>
          <table:table-cell table:formula="of:=IF([.$N8]=[Datos.$C$4]*12+[Datos.$C$5];HYPERLINK(&quot;http://interes.ax5.org/&quot;);&quot;&quot;)">
            <text:p/>
          </table:table-cell>
          <table:table-cell table:style-name="ce65"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nio</text:p>
          </table:table-cell>
          <table:table-cell table:style-name="ce58" table:formula="of:=IF([.$N9]&gt;[Datos.$C$4]*12+[Datos.$C$5];&quot;&quot;;[.D8]-[.E9])" office:value-type="float" office:value="997.537195492166">
            <text:p>997.54</text:p>
          </table:table-cell>
          <table:table-cell table:style-name="ce58" table:formula="of:=IF([.$N9]&gt;[Datos.$C$4]*12+[Datos.$C$5];&quot;&quot;;[Datos.$C$9]-[.F9])" office:value-type="float" office:value="0.500416153004159">
            <text:p>0.50</text:p>
          </table:table-cell>
          <table:table-cell table:style-name="ce58" table:formula="of:=IF([.$N9]&gt;[Datos.$C$4]*12+[Datos.$C$5];&quot;&quot;;[.D8]*[Datos.$C$14])" office:value-type="float" office:value="7.95849206858631">
            <text:p>7.96</text:p>
          </table:table-cell>
          <table:table-cell table:style-name="ce58"/>
          <table:table-cell table:formula="of:=[Datos.$C$14]*([.J8]+SUM([.H$5:.H8]))" office:value-type="float" office:value="8.2170881443414">
            <text:p>8.22</text:p>
          </table:table-cell>
          <table:table-cell table:style-name="ce65"/>
          <table:table-cell table:style-name="ce58" table:formula="of:=IF([.$N9]&gt;[Datos.$C$4]*12+[Datos.$C$5];&quot;&quot;;[.J8]-[.K9])" office:value-type="float" office:value="997.750914472778">
            <text:p>997.75</text:p>
          </table:table-cell>
          <table:table-cell table:style-name="ce58" table:formula="of:=IF([.$N9]&gt;[Datos.$C$4]*12+[Datos.$C$5];&quot;&quot;;[Datos.$C$11]-[.L9])" office:value-type="float" office:value="0.457313798626284">
            <text:p>0.46</text:p>
          </table:table-cell>
          <table:table-cell table:style-name="ce73" table:formula="of:=IF([.$N9]&gt;[Datos.$C$4]*12+[Datos.$C$5];&quot;&quot;;[.J8]*[Datos.$C$15])" office:value-type="float" office:value="8.3184019022617">
            <text:p>8.32</text:p>
          </table:table-cell>
          <table:table-cell table:formula="of:=IF([.$N9]=[Datos.$C$4]*12+[Datos.$C$5];HYPERLINK(&quot;http://interes.ax5.org/&quot;);&quot;&quot;)">
            <text:p/>
          </table:table-cell>
          <table:table-cell table:style-name="ce65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lio</text:p>
          </table:table-cell>
          <table:table-cell table:style-name="ce58" table:formula="of:=IF([.$N10]&gt;[Datos.$C$4]*12+[Datos.$C$5];&quot;&quot;;[.D9]-[.E10])" office:value-type="float" office:value="997.032788950485">
            <text:p>997.03</text:p>
          </table:table-cell>
          <table:table-cell table:style-name="ce58" table:formula="of:=IF([.$N10]&gt;[Datos.$C$4]*12+[Datos.$C$5];&quot;&quot;;[Datos.$C$9]-[.F10])" office:value-type="float" office:value="0.504406541681107">
            <text:p>0.50</text:p>
          </table:table-cell>
          <table:table-cell table:style-name="ce58" table:formula="of:=IF([.$N10]&gt;[Datos.$C$4]*12+[Datos.$C$5];&quot;&quot;;[.D9]*[Datos.$C$14])" office:value-type="float" office:value="7.95450167990936">
            <text:p>7.95</text:p>
          </table:table-cell>
          <table:table-cell table:style-name="ce58"/>
          <table:table-cell table:formula="of:=[Datos.$C$14]*([.J9]+SUM([.H$5:.H9]))" office:value-type="float" office:value="8.27896567467074">
            <text:p>8.28</text:p>
          </table:table-cell>
          <table:table-cell table:style-name="ce65"/>
          <table:table-cell table:style-name="ce58" table:formula="of:=IF([.$N10]&gt;[Datos.$C$4]*12+[Datos.$C$5];&quot;&quot;;[.J9]-[.K10])" office:value-type="float" office:value="997.28978972583">
            <text:p>997.29</text:p>
          </table:table-cell>
          <table:table-cell table:style-name="ce58" table:formula="of:=IF([.$N10]&gt;[Datos.$C$4]*12+[Datos.$C$5];&quot;&quot;;[Datos.$C$11]-[.L10])" office:value-type="float" office:value="0.461124746948169">
            <text:p>0.46</text:p>
          </table:table-cell>
          <table:table-cell table:style-name="ce73" table:formula="of:=IF([.$N10]&gt;[Datos.$C$4]*12+[Datos.$C$5];&quot;&quot;;[.J9]*[Datos.$C$15])" office:value-type="float" office:value="8.31459095393982">
            <text:p>8.31</text:p>
          </table:table-cell>
          <table:table-cell table:formula="of:=IF([.$N10]=[Datos.$C$4]*12+[Datos.$C$5];HYPERLINK(&quot;http://interes.ax5.org/&quot;);&quot;&quot;)">
            <text:p/>
          </table:table-cell>
          <table:table-cell table:style-name="ce65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Agosto</text:p>
          </table:table-cell>
          <table:table-cell table:style-name="ce58" table:formula="of:=IF([.$N11]&gt;[Datos.$C$4]*12+[Datos.$C$5];&quot;&quot;;[.D10]-[.E11])" office:value-type="float" office:value="996.524360200208">
            <text:p>996.52</text:p>
          </table:table-cell>
          <table:table-cell table:style-name="ce58" table:formula="of:=IF([.$N11]&gt;[Datos.$C$4]*12+[Datos.$C$5];&quot;&quot;;[Datos.$C$9]-[.F11])" office:value-type="float" office:value="0.508428750277729">
            <text:p>0.51</text:p>
          </table:table-cell>
          <table:table-cell table:style-name="ce58" table:formula="of:=IF([.$N11]&gt;[Datos.$C$4]*12+[Datos.$C$5];&quot;&quot;;[.D10]*[Datos.$C$14])" office:value-type="float" office:value="7.95047947131274">
            <text:p>7.95</text:p>
          </table:table-cell>
          <table:table-cell table:style-name="ce58"/>
          <table:table-cell table:formula="of:=[Datos.$C$14]*([.J10]+SUM([.H$5:.H10]))" office:value-type="float" office:value="8.34130623607923">
            <text:p>8.34</text:p>
          </table:table-cell>
          <table:table-cell table:style-name="ce65"/>
          <table:table-cell table:style-name="ce58" table:formula="of:=IF([.$N11]&gt;[Datos.$C$4]*12+[Datos.$C$5];&quot;&quot;;[.J10]-[.K11])" office:value-type="float" office:value="996.824822272657">
            <text:p>996.82</text:p>
          </table:table-cell>
          <table:table-cell table:style-name="ce58" table:formula="of:=IF([.$N11]&gt;[Datos.$C$4]*12+[Datos.$C$5];&quot;&quot;;[Datos.$C$11]-[.L11])" office:value-type="float" office:value="0.464967453172738">
            <text:p>0.46</text:p>
          </table:table-cell>
          <table:table-cell table:style-name="ce73" table:formula="of:=IF([.$N11]&gt;[Datos.$C$4]*12+[Datos.$C$5];&quot;&quot;;[.J10]*[Datos.$C$15])" office:value-type="float" office:value="8.31074824771525">
            <text:p>8.31</text:p>
          </table:table-cell>
          <table:table-cell table:formula="of:=IF([.$N11]=[Datos.$C$4]*12+[Datos.$C$5];HYPERLINK(&quot;http://interes.ax5.org/&quot;);&quot;&quot;)">
            <text:p/>
          </table:table-cell>
          <table:table-cell table:style-name="ce65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Septiembre</text:p>
          </table:table-cell>
          <table:table-cell table:style-name="ce58" table:formula="of:=IF([.$N12]&gt;[Datos.$C$4]*12+[Datos.$C$5];&quot;&quot;;[.D11]-[.E12])" office:value-type="float" office:value="996.011877167677">
            <text:p>996.01</text:p>
          </table:table-cell>
          <table:table-cell table:style-name="ce58" table:formula="of:=IF([.$N12]&gt;[Datos.$C$4]*12+[Datos.$C$5];&quot;&quot;;[Datos.$C$9]-[.F12])" office:value-type="float" office:value="0.512483032530536">
            <text:p>0.51</text:p>
          </table:table-cell>
          <table:table-cell table:style-name="ce58" table:formula="of:=IF([.$N12]&gt;[Datos.$C$4]*12+[Datos.$C$5];&quot;&quot;;[.D11]*[Datos.$C$14])" office:value-type="float" office:value="7.94642518905993">
            <text:p>7.95</text:p>
          </table:table-cell>
          <table:table-cell table:style-name="ce58"/>
          <table:table-cell table:formula="of:=[Datos.$C$14]*([.J11]+SUM([.H$5:.H11]))" office:value-type="float" office:value="8.40411326759975">
            <text:p>8.4</text:p>
          </table:table-cell>
          <table:table-cell table:style-name="ce65"/>
          <table:table-cell table:style-name="ce58" table:formula="of:=IF([.$N12]&gt;[Datos.$C$4]*12+[Datos.$C$5];&quot;&quot;;[.J11]-[.K12])" office:value-type="float" office:value="996.355980090708">
            <text:p>996.36</text:p>
          </table:table-cell>
          <table:table-cell table:style-name="ce58" table:formula="of:=IF([.$N12]&gt;[Datos.$C$4]*12+[Datos.$C$5];&quot;&quot;;[Datos.$C$11]-[.L12])" office:value-type="float" office:value="0.468842181949178">
            <text:p>0.47</text:p>
          </table:table-cell>
          <table:table-cell table:style-name="ce73" table:formula="of:=IF([.$N12]&gt;[Datos.$C$4]*12+[Datos.$C$5];&quot;&quot;;[.J11]*[Datos.$C$15])" office:value-type="float" office:value="8.30687351893881">
            <text:p>8.31</text:p>
          </table:table-cell>
          <table:table-cell table:formula="of:=IF([.$N12]=[Datos.$C$4]*12+[Datos.$C$5];HYPERLINK(&quot;http://interes.ax5.org/&quot;);&quot;&quot;)">
            <text:p/>
          </table:table-cell>
          <table:table-cell table:style-name="ce65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Octubre</text:p>
          </table:table-cell>
          <table:table-cell table:style-name="ce58" table:formula="of:=IF([.$N13]&gt;[Datos.$C$4]*12+[Datos.$C$5];&quot;&quot;;[.D12]-[.E13])" office:value-type="float" office:value="995.495307523478">
            <text:p>995.50</text:p>
          </table:table-cell>
          <table:table-cell table:style-name="ce58" table:formula="of:=IF([.$N13]&gt;[Datos.$C$4]*12+[Datos.$C$5];&quot;&quot;;[Datos.$C$9]-[.F13])" office:value-type="float" office:value="0.516569644199365">
            <text:p>0.52</text:p>
          </table:table-cell>
          <table:table-cell table:style-name="ce58" table:formula="of:=IF([.$N13]&gt;[Datos.$C$4]*12+[Datos.$C$5];&quot;&quot;;[.D12]*[Datos.$C$14])" office:value-type="float" office:value="7.9423385773911">
            <text:p>7.94</text:p>
          </table:table-cell>
          <table:table-cell table:style-name="ce58"/>
          <table:table-cell table:formula="of:=[Datos.$C$14]*([.J12]+SUM([.H$5:.H12]))" office:value-type="float" office:value="8.46739023357815">
            <text:p>8.47</text:p>
          </table:table-cell>
          <table:table-cell table:style-name="ce65"/>
          <table:table-cell table:style-name="ce58" table:formula="of:=IF([.$N13]&gt;[Datos.$C$4]*12+[Datos.$C$5];&quot;&quot;;[.J12]-[.K13])" office:value-type="float" office:value="995.883230890576">
            <text:p>995.88</text:p>
          </table:table-cell>
          <table:table-cell table:style-name="ce58" table:formula="of:=IF([.$N13]&gt;[Datos.$C$4]*12+[Datos.$C$5];&quot;&quot;;[Datos.$C$11]-[.L13])" office:value-type="float" office:value="0.472749200132087">
            <text:p>0.47</text:p>
          </table:table-cell>
          <table:table-cell table:style-name="ce73" table:formula="of:=IF([.$N13]&gt;[Datos.$C$4]*12+[Datos.$C$5];&quot;&quot;;[.J12]*[Datos.$C$15])" office:value-type="float" office:value="8.3029665007559">
            <text:p>8.30</text:p>
          </table:table-cell>
          <table:table-cell table:formula="of:=IF([.$N13]=[Datos.$C$4]*12+[Datos.$C$5];HYPERLINK(&quot;http://interes.ax5.org/&quot;);&quot;&quot;)">
            <text:p/>
          </table:table-cell>
          <table:table-cell table:style-name="ce65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Noviembre</text:p>
          </table:table-cell>
          <table:table-cell table:style-name="ce58" table:formula="of:=IF([.$N14]&gt;[Datos.$C$4]*12+[Datos.$C$5];&quot;&quot;;[.D13]-[.E14])" office:value-type="float" office:value="994.974618680394">
            <text:p>994.97</text:p>
          </table:table-cell>
          <table:table-cell table:style-name="ce58" table:formula="of:=IF([.$N14]&gt;[Datos.$C$4]*12+[Datos.$C$5];&quot;&quot;;[Datos.$C$9]-[.F14])" office:value-type="float" office:value="0.52068884308352">
            <text:p>0.52</text:p>
          </table:table-cell>
          <table:table-cell table:style-name="ce58" table:formula="of:=IF([.$N14]&gt;[Datos.$C$4]*12+[Datos.$C$5];&quot;&quot;;[.D13]*[Datos.$C$14])" office:value-type="float" office:value="7.93821937850695">
            <text:p>7.94</text:p>
          </table:table-cell>
          <table:table-cell table:style-name="ce58"/>
          <table:table-cell table:formula="of:=[Datos.$C$14]*([.J13]+SUM([.H$5:.H13]))" office:value-type="float" office:value="8.53114062385752">
            <text:p>8.53</text:p>
          </table:table-cell>
          <table:table-cell table:style-name="ce65"/>
          <table:table-cell table:style-name="ce58" table:formula="of:=IF([.$N14]&gt;[Datos.$C$4]*12+[Datos.$C$5];&quot;&quot;;[.J13]-[.K14])" office:value-type="float" office:value="995.406542113776">
            <text:p>995.41</text:p>
          </table:table-cell>
          <table:table-cell table:style-name="ce58" table:formula="of:=IF([.$N14]&gt;[Datos.$C$4]*12+[Datos.$C$5];&quot;&quot;;[Datos.$C$11]-[.L14])" office:value-type="float" office:value="0.476688776799854">
            <text:p>0.48</text:p>
          </table:table-cell>
          <table:table-cell table:style-name="ce73" table:formula="of:=IF([.$N14]&gt;[Datos.$C$4]*12+[Datos.$C$5];&quot;&quot;;[.J13]*[Datos.$C$15])" office:value-type="float" office:value="8.29902692408813">
            <text:p>8.30</text:p>
          </table:table-cell>
          <table:table-cell table:formula="of:=IF([.$N14]=[Datos.$C$4]*12+[Datos.$C$5];HYPERLINK(&quot;http://interes.ax5.org/&quot;);&quot;&quot;)">
            <text:p/>
          </table:table-cell>
          <table:table-cell table:style-name="ce65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Diciembre</text:p>
          </table:table-cell>
          <table:table-cell table:style-name="ce58" table:formula="of:=IF([.$N15]&gt;[Datos.$C$4]*12+[Datos.$C$5];&quot;&quot;;[.D14]-[.E15])" office:value-type="float" office:value="994.449777791356">
            <text:p>994.45</text:p>
          </table:table-cell>
          <table:table-cell table:style-name="ce58" table:formula="of:=IF([.$N15]&gt;[Datos.$C$4]*12+[Datos.$C$5];&quot;&quot;;[Datos.$C$9]-[.F15])" office:value-type="float" office:value="0.524840889038032">
            <text:p>0.52</text:p>
          </table:table-cell>
          <table:table-cell table:style-name="ce58" table:formula="of:=IF([.$N15]&gt;[Datos.$C$4]*12+[Datos.$C$5];&quot;&quot;;[.D14]*[Datos.$C$14])" office:value-type="float" office:value="7.93406733255244">
            <text:p>7.93</text:p>
          </table:table-cell>
          <table:table-cell table:style-name="ce58"/>
          <table:table-cell table:formula="of:=[Datos.$C$14]*([.J14]+SUM([.H$5:.H14]))" office:value-type="float" office:value="8.5953679539638">
            <text:p>8.6</text:p>
          </table:table-cell>
          <table:table-cell table:style-name="ce65"/>
          <table:table-cell table:style-name="ce58" table:formula="of:=IF([.$N15]&gt;[Datos.$C$4]*12+[Datos.$C$5];&quot;&quot;;[.J14]-[.K15])" office:value-type="float" office:value="994.925880930503">
            <text:p>994.93</text:p>
          </table:table-cell>
          <table:table-cell table:style-name="ce58" table:formula="of:=IF([.$N15]&gt;[Datos.$C$4]*12+[Datos.$C$5];&quot;&quot;;[Datos.$C$11]-[.L15])" office:value-type="float" office:value="0.480661183273186">
            <text:p>0.48</text:p>
          </table:table-cell>
          <table:table-cell table:style-name="ce73" table:formula="of:=IF([.$N15]&gt;[Datos.$C$4]*12+[Datos.$C$5];&quot;&quot;;[.J14]*[Datos.$C$15])" office:value-type="float" office:value="8.2950545176148">
            <text:p>8.30</text:p>
          </table:table-cell>
          <table:table-cell table:formula="of:=IF([.$N15]=[Datos.$C$4]*12+[Datos.$C$5];HYPERLINK(&quot;http://interes.ax5.org/&quot;);&quot;&quot;)">
            <text:p/>
          </table:table-cell>
          <table:table-cell table:style-name="ce65"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number-columns-repeated="2"/>
          <table:table-cell table:style-name="ce58" table:formula="of:=SUM([.F5:.F15])" office:value-type="float" office:value="87.4977682288513">
            <text:p>87.50</text:p>
          </table:table-cell>
          <table:table-cell table:style-name="ce58"/>
          <table:table-cell table:style-name="ce58" table:formula="of:=SUM([.H5:.H15])" office:value-type="float" office:value="91.0940910658015">
            <text:p>91.09</text:p>
          </table:table-cell>
          <table:table-cell table:style-name="ce65"/>
          <table:table-cell table:style-name="ce58" table:number-columns-repeated="2"/>
          <table:table-cell table:style-name="ce73" table:formula="of:=SUM([.L5:.L15])" office:value-type="float" office:value="91.4587536402707">
            <text:p>91.46</text:p>
          </table:table-cell>
          <table:table-cell/>
          <table:table-cell table:style-name="ce65"/>
          <table:table-cell table:number-columns-repeated="3"/>
        </table:table-row>
        <table:table-row table:style-name="ro1">
          <table:table-cell/>
          <table:table-cell table:style-name="ce49" office:value-type="float" office:value="2015">
            <text:p>2015</text:p>
          </table:table-cell>
          <table:table-cell table:style-name="ce54" office:value-type="string">
            <text:p>Enero</text:p>
          </table:table-cell>
          <table:table-cell table:style-name="ce57" table:formula="of:=IF([.$N17]&gt;[Datos.$C$4]*12+[Datos.$C$5];&quot;&quot;;[.D15]-[.E17])" office:value-type="float" office:value="993.920751747366">
            <text:p>993.92</text:p>
          </table:table-cell>
          <table:table-cell table:style-name="ce57" table:formula="of:=IF([.$N17]&gt;[Datos.$C$4]*12+[Datos.$C$5];&quot;&quot;;[Datos.$C$9]-[.F17])" office:value-type="float" office:value="0.529026043990052">
            <text:p>0.53</text:p>
          </table:table-cell>
          <table:table-cell table:style-name="ce57" table:formula="of:=IF([.$N17]&gt;[Datos.$C$4]*12+[Datos.$C$5];&quot;&quot;;[.D15]*[Datos.$C$14])" office:value-type="float" office:value="7.92988217760042">
            <text:p>7.93</text:p>
          </table:table-cell>
          <table:table-cell table:style-name="ce57"/>
          <table:table-cell table:style-name="ce54"/>
          <table:table-cell table:style-name="ce64"/>
          <table:table-cell table:style-name="ce57" table:formula="of:=IF([.$N17]&gt;[Datos.$C$4]*12+[Datos.$C$5];&quot;&quot;;[.J15]-[.K17])" office:value-type="float" office:value="994.441214237369">
            <text:p>994.44</text:p>
          </table:table-cell>
          <table:table-cell table:style-name="ce57" table:formula="of:=IF([.$N17]&gt;[Datos.$C$4]*12+[Datos.$C$5];&quot;&quot;;[Datos.$C$11]-[.L17])" office:value-type="float" office:value="0.484666693133796">
            <text:p>0.48</text:p>
          </table:table-cell>
          <table:table-cell table:style-name="ce74" table:formula="of:=IF([.$N17]&gt;[Datos.$C$4]*12+[Datos.$C$5];&quot;&quot;;[.J15]*[Datos.$C$15])" office:value-type="float" office:value="8.29104900775419">
            <text:p>8.29</text:p>
          </table:table-cell>
          <table:table-cell table:formula="of:=IF([.$N17]=[Datos.$C$4]*12+[Datos.$C$5];HYPERLINK(&quot;http://interes.ax5.org/&quot;);&quot;&quot;)">
            <text:p/>
          </table:table-cell>
          <table:table-cell table:style-name="ce64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Febrero</text:p>
          </table:table-cell>
          <table:table-cell table:style-name="ce58" table:formula="of:=IF([.$N18]&gt;[Datos.$C$4]*12+[Datos.$C$5];&quot;&quot;;[.D17]-[.E18])" office:value-type="float" office:value="993.387507175411">
            <text:p>993.39</text:p>
          </table:table-cell>
          <table:table-cell table:style-name="ce58" table:formula="of:=IF([.$N18]&gt;[Datos.$C$4]*12+[Datos.$C$5];&quot;&quot;;[Datos.$C$9]-[.F18])" office:value-type="float" office:value="0.533244571955375">
            <text:p>0.53</text:p>
          </table:table-cell>
          <table:table-cell table:style-name="ce58" table:formula="of:=IF([.$N18]&gt;[Datos.$C$4]*12+[Datos.$C$5];&quot;&quot;;[.D17]*[Datos.$C$14])" office:value-type="float" office:value="7.92566364963509">
            <text:p>7.93</text:p>
          </table:table-cell>
          <table:table-cell table:style-name="ce58"/>
          <table:table-cell table:formula="of:=[Datos.$C$14]*[.J17]" office:value-type="float" office:value="7.92981389061835">
            <text:p>7.93</text:p>
          </table:table-cell>
          <table:table-cell table:style-name="ce65"/>
          <table:table-cell table:style-name="ce58" table:formula="of:=IF([.$N18]&gt;[Datos.$C$4]*12+[Datos.$C$5];&quot;&quot;;[.J17]-[.K18])" office:value-type="float" office:value="993.952508655126">
            <text:p>993.95</text:p>
          </table:table-cell>
          <table:table-cell table:style-name="ce58" table:formula="of:=IF([.$N18]&gt;[Datos.$C$4]*12+[Datos.$C$5];&quot;&quot;;[Datos.$C$11]-[.L18])" office:value-type="float" office:value="0.488705582243245">
            <text:p>0.49</text:p>
          </table:table-cell>
          <table:table-cell table:style-name="ce73" table:formula="of:=IF([.$N18]&gt;[Datos.$C$4]*12+[Datos.$C$5];&quot;&quot;;[.J17]*[Datos.$C$15])" office:value-type="float" office:value="8.28701011864474">
            <text:p>8.29</text:p>
          </table:table-cell>
          <table:table-cell table:formula="of:=IF([.$N18]=[Datos.$C$4]*12+[Datos.$C$5];HYPERLINK(&quot;http://interes.ax5.org/&quot;);&quot;&quot;)">
            <text:p/>
          </table:table-cell>
          <table:table-cell table:style-name="ce65" table:formula="of:=[.N17]+1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Marzo</text:p>
          </table:table-cell>
          <table:table-cell table:style-name="ce58" table:formula="of:=IF([.$N19]&gt;[Datos.$C$4]*12+[Datos.$C$5];&quot;&quot;;[.D18]-[.E19])" office:value-type="float" office:value="992.850010436355">
            <text:p>992.85</text:p>
          </table:table-cell>
          <table:table-cell table:style-name="ce58" table:formula="of:=IF([.$N19]&gt;[Datos.$C$4]*12+[Datos.$C$5];&quot;&quot;;[Datos.$C$9]-[.F19])" office:value-type="float" office:value="0.537496739055099">
            <text:p>0.54</text:p>
          </table:table-cell>
          <table:table-cell table:style-name="ce58" table:formula="of:=IF([.$N19]&gt;[Datos.$C$4]*12+[Datos.$C$5];&quot;&quot;;[.D18]*[Datos.$C$14])" office:value-type="float" office:value="7.92141148253537">
            <text:p>7.92</text:p>
          </table:table-cell>
          <table:table-cell table:style-name="ce58"/>
          <table:table-cell table:formula="of:=[Datos.$C$14]*([.J18]+SUM([.H$18:.H18]))" office:value-type="float" office:value="7.98915033321602">
            <text:p>7.99</text:p>
          </table:table-cell>
          <table:table-cell table:style-name="ce65"/>
          <table:table-cell table:style-name="ce58" table:formula="of:=IF([.$N19]&gt;[Datos.$C$4]*12+[Datos.$C$5];&quot;&quot;;[.J18]-[.K19])" office:value-type="float" office:value="993.459730526364">
            <text:p>993.46</text:p>
          </table:table-cell>
          <table:table-cell table:style-name="ce58" table:formula="of:=IF([.$N19]&gt;[Datos.$C$4]*12+[Datos.$C$5];&quot;&quot;;[Datos.$C$11]-[.L19])" office:value-type="float" office:value="0.492778128761939">
            <text:p>0.49</text:p>
          </table:table-cell>
          <table:table-cell table:style-name="ce73" table:formula="of:=IF([.$N19]&gt;[Datos.$C$4]*12+[Datos.$C$5];&quot;&quot;;[.J18]*[Datos.$C$15])" office:value-type="float" office:value="8.28293757212605">
            <text:p>8.28</text:p>
          </table:table-cell>
          <table:table-cell table:formula="of:=IF([.$N19]=[Datos.$C$4]*12+[Datos.$C$5];HYPERLINK(&quot;http://interes.ax5.org/&quot;);&quot;&quot;)">
            <text:p/>
          </table:table-cell>
          <table:table-cell table:style-name="ce65" table:formula="of:=[.N18]+1" office:value-type="float" office:value="14">
            <text:p>14</text:p>
          </table:table-cell>
          <table:table-cell table:number-columns-repeated="2"/>
          <table:table-cell table:style-name="ce40"/>
        </table:table-row>
        <table:table-row table:style-name="ro1">
          <table:table-cell/>
          <table:table-cell table:style-name="ce50"/>
          <table:table-cell office:value-type="string">
            <text:p>Abril</text:p>
          </table:table-cell>
          <table:table-cell table:style-name="ce58" table:formula="of:=IF([.$N20]&gt;[Datos.$C$4]*12+[Datos.$C$5];&quot;&quot;;[.D19]-[.E20])" office:value-type="float" office:value="992.308227622823">
            <text:p>992.31</text:p>
          </table:table-cell>
          <table:table-cell table:style-name="ce58" table:formula="of:=IF([.$N20]&gt;[Datos.$C$4]*12+[Datos.$C$5];&quot;&quot;;[Datos.$C$9]-[.F20])" office:value-type="float" office:value="0.541782813532402">
            <text:p>0.54</text:p>
          </table:table-cell>
          <table:table-cell table:style-name="ce58" table:formula="of:=IF([.$N20]&gt;[Datos.$C$4]*12+[Datos.$C$5];&quot;&quot;;[.D19]*[Datos.$C$14])" office:value-type="float" office:value="7.91712540805807">
            <text:p>7.92</text:p>
          </table:table-cell>
          <table:table-cell table:style-name="ce58"/>
          <table:table-cell table:formula="of:=[Datos.$C$14]*([.J19]+SUM([.H$18:.H19]))" office:value-type="float" office:value="8.04892745788167">
            <text:p>8.05</text:p>
          </table:table-cell>
          <table:table-cell table:style-name="ce65"/>
          <table:table-cell table:style-name="ce58" table:formula="of:=IF([.$N20]&gt;[Datos.$C$4]*12+[Datos.$C$5];&quot;&quot;;[.J19]-[.K20])" office:value-type="float" office:value="992.962845913196">
            <text:p>992.96</text:p>
          </table:table-cell>
          <table:table-cell table:style-name="ce58" table:formula="of:=IF([.$N20]&gt;[Datos.$C$4]*12+[Datos.$C$5];&quot;&quot;;[Datos.$C$11]-[.L20])" office:value-type="float" office:value="0.496884613168289">
            <text:p>0.50</text:p>
          </table:table-cell>
          <table:table-cell table:style-name="ce73" table:formula="of:=IF([.$N20]&gt;[Datos.$C$4]*12+[Datos.$C$5];&quot;&quot;;[.J19]*[Datos.$C$15])" office:value-type="float" office:value="8.2788310877197">
            <text:p>8.28</text:p>
          </table:table-cell>
          <table:table-cell table:formula="of:=IF([.$N20]=[Datos.$C$4]*12+[Datos.$C$5];HYPERLINK(&quot;http://interes.ax5.org/&quot;);&quot;&quot;)">
            <text:p/>
          </table:table-cell>
          <table:table-cell table:style-name="ce65" table:formula="of:=[.N19]+1" office:value-type="float" office:value="15">
            <text:p>15</text:p>
          </table:table-cell>
          <table:table-cell table:number-columns-repeated="2"/>
          <table:table-cell table:style-name="ce40"/>
        </table:table-row>
        <table:table-row table:style-name="ro1">
          <table:table-cell/>
          <table:table-cell table:style-name="ce50"/>
          <table:table-cell office:value-type="string">
            <text:p>Mayo</text:p>
          </table:table-cell>
          <table:table-cell table:style-name="ce58" table:formula="of:=IF([.$N21]&gt;[Datos.$C$4]*12+[Datos.$C$5];&quot;&quot;;[.D20]-[.E21])" office:value-type="float" office:value="991.762124557054">
            <text:p>991.76</text:p>
          </table:table-cell>
          <table:table-cell table:style-name="ce58" table:formula="of:=IF([.$N21]&gt;[Datos.$C$4]*12+[Datos.$C$5];&quot;&quot;;[Datos.$C$9]-[.F21])" office:value-type="float" office:value="0.546103065769476">
            <text:p>0.55</text:p>
          </table:table-cell>
          <table:table-cell table:style-name="ce58" table:formula="of:=IF([.$N21]&gt;[Datos.$C$4]*12+[Datos.$C$5];&quot;&quot;;[.D20]*[Datos.$C$14])" office:value-type="float" office:value="7.91280515582099">
            <text:p>7.91</text:p>
          </table:table-cell>
          <table:table-cell table:style-name="ce58"/>
          <table:table-cell table:formula="of:=[Datos.$C$14]*([.J20]+SUM([.H$18:.H20]))" office:value-type="float" office:value="8.10914850805051">
            <text:p>8.11</text:p>
          </table:table-cell>
          <table:table-cell table:style-name="ce65"/>
          <table:table-cell table:style-name="ce58" table:formula="of:=IF([.$N21]&gt;[Datos.$C$4]*12+[Datos.$C$5];&quot;&quot;;[.J20]-[.K21])" office:value-type="float" office:value="992.461820594918">
            <text:p>992.46</text:p>
          </table:table-cell>
          <table:table-cell table:style-name="ce58" table:formula="of:=IF([.$N21]&gt;[Datos.$C$4]*12+[Datos.$C$5];&quot;&quot;;[Datos.$C$11]-[.L21])" office:value-type="float" office:value="0.501025318278025">
            <text:p>0.50</text:p>
          </table:table-cell>
          <table:table-cell table:style-name="ce73" table:formula="of:=IF([.$N21]&gt;[Datos.$C$4]*12+[Datos.$C$5];&quot;&quot;;[.J20]*[Datos.$C$15])" office:value-type="float" office:value="8.27469038260996">
            <text:p>8.27</text:p>
          </table:table-cell>
          <table:table-cell table:formula="of:=IF([.$N21]=[Datos.$C$4]*12+[Datos.$C$5];HYPERLINK(&quot;http://interes.ax5.org/&quot;);&quot;&quot;)">
            <text:p/>
          </table:table-cell>
          <table:table-cell table:style-name="ce65" table:formula="of:=[.N20]+1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nio</text:p>
          </table:table-cell>
          <table:table-cell table:style-name="ce58" table:formula="of:=IF([.$N22]&gt;[Datos.$C$4]*12+[Datos.$C$5];&quot;&quot;;[.D21]-[.E22])" office:value-type="float" office:value="991.211666788749">
            <text:p>991.21</text:p>
          </table:table-cell>
          <table:table-cell table:style-name="ce58" table:formula="of:=IF([.$N22]&gt;[Datos.$C$4]*12+[Datos.$C$5];&quot;&quot;;[Datos.$C$9]-[.F22])" office:value-type="float" office:value="0.550457768304576">
            <text:p>0.55</text:p>
          </table:table-cell>
          <table:table-cell table:style-name="ce58" table:formula="of:=IF([.$N22]&gt;[Datos.$C$4]*12+[Datos.$C$5];&quot;&quot;;[.D21]*[Datos.$C$14])" office:value-type="float" office:value="7.90845045328589">
            <text:p>7.91</text:p>
          </table:table-cell>
          <table:table-cell table:style-name="ce58"/>
          <table:table-cell table:formula="of:=[Datos.$C$14]*([.J21]+SUM([.H$18:.H21]))" office:value-type="float" office:value="8.16981675076616">
            <text:p>8.17</text:p>
          </table:table-cell>
          <table:table-cell table:style-name="ce65"/>
          <table:table-cell table:style-name="ce58" table:formula="of:=IF([.$N22]&gt;[Datos.$C$4]*12+[Datos.$C$5];&quot;&quot;;[.J21]-[.K22])" office:value-type="float" office:value="991.956620065654">
            <text:p>991.96</text:p>
          </table:table-cell>
          <table:table-cell table:style-name="ce58" table:formula="of:=IF([.$N22]&gt;[Datos.$C$4]*12+[Datos.$C$5];&quot;&quot;;[Datos.$C$11]-[.L22])" office:value-type="float" office:value="0.505200529263675">
            <text:p>0.51</text:p>
          </table:table-cell>
          <table:table-cell table:style-name="ce73" table:formula="of:=IF([.$N22]&gt;[Datos.$C$4]*12+[Datos.$C$5];&quot;&quot;;[.J21]*[Datos.$C$15])" office:value-type="float" office:value="8.27051517162431">
            <text:p>8.27</text:p>
          </table:table-cell>
          <table:table-cell table:formula="of:=IF([.$N22]=[Datos.$C$4]*12+[Datos.$C$5];HYPERLINK(&quot;http://interes.ax5.org/&quot;);&quot;&quot;)">
            <text:p/>
          </table:table-cell>
          <table:table-cell table:style-name="ce65" table:formula="of:=[.N21]+1"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lio</text:p>
          </table:table-cell>
          <table:table-cell table:style-name="ce58" table:formula="of:=IF([.$N23]&gt;[Datos.$C$4]*12+[Datos.$C$5];&quot;&quot;;[.D22]-[.E23])" office:value-type="float" office:value="990.6568195929">
            <text:p>990.66</text:p>
          </table:table-cell>
          <table:table-cell table:style-name="ce58" table:formula="of:=IF([.$N23]&gt;[Datos.$C$4]*12+[Datos.$C$5];&quot;&quot;;[Datos.$C$9]-[.F23])" office:value-type="float" office:value="0.554847195849218">
            <text:p>0.55</text:p>
          </table:table-cell>
          <table:table-cell table:style-name="ce58" table:formula="of:=IF([.$N23]&gt;[Datos.$C$4]*12+[Datos.$C$5];&quot;&quot;;[.D22]*[Datos.$C$14])" office:value-type="float" office:value="7.90406102574125">
            <text:p>7.90</text:p>
          </table:table-cell>
          <table:table-cell table:style-name="ce58"/>
          <table:table-cell table:formula="of:=[Datos.$C$14]*([.J22]+SUM([.H$18:.H22]))" office:value-type="float" office:value="8.23093547685007">
            <text:p>8.23</text:p>
          </table:table-cell>
          <table:table-cell table:style-name="ce65"/>
          <table:table-cell table:style-name="ce58" table:formula="of:=IF([.$N23]&gt;[Datos.$C$4]*12+[Datos.$C$5];&quot;&quot;;[.J22]-[.K23])" office:value-type="float" office:value="991.44720953198">
            <text:p>991.45</text:p>
          </table:table-cell>
          <table:table-cell table:style-name="ce58" table:formula="of:=IF([.$N23]&gt;[Datos.$C$4]*12+[Datos.$C$5];&quot;&quot;;[Datos.$C$11]-[.L23])" office:value-type="float" office:value="0.509410533674206">
            <text:p>0.51</text:p>
          </table:table-cell>
          <table:table-cell table:style-name="ce73" table:formula="of:=IF([.$N23]&gt;[Datos.$C$4]*12+[Datos.$C$5];&quot;&quot;;[.J22]*[Datos.$C$15])" office:value-type="float" office:value="8.26630516721378">
            <text:p>8.27</text:p>
          </table:table-cell>
          <table:table-cell table:formula="of:=IF([.$N23]=[Datos.$C$4]*12+[Datos.$C$5];HYPERLINK(&quot;http://interes.ax5.org/&quot;);&quot;&quot;)">
            <text:p/>
          </table:table-cell>
          <table:table-cell table:style-name="ce65" table:formula="of:=[.N22]+1"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Agosto</text:p>
          </table:table-cell>
          <table:table-cell table:style-name="ce58" table:formula="of:=IF([.$N24]&gt;[Datos.$C$4]*12+[Datos.$C$5];&quot;&quot;;[.D23]-[.E24])" office:value-type="float" office:value="990.097547967594">
            <text:p>990.10</text:p>
          </table:table-cell>
          <table:table-cell table:style-name="ce58" table:formula="of:=IF([.$N24]&gt;[Datos.$C$4]*12+[Datos.$C$5];&quot;&quot;;[Datos.$C$9]-[.F24])" office:value-type="float" office:value="0.559271625305503">
            <text:p>0.56</text:p>
          </table:table-cell>
          <table:table-cell table:style-name="ce58" table:formula="of:=IF([.$N24]&gt;[Datos.$C$4]*12+[Datos.$C$5];&quot;&quot;;[.D23]*[Datos.$C$14])" office:value-type="float" office:value="7.89963659628496">
            <text:p>7.90</text:p>
          </table:table-cell>
          <table:table-cell table:style-name="ce58"/>
          <table:table-cell table:formula="of:=[Datos.$C$14]*([.J23]+SUM([.H$18:.H23]))" office:value-type="float" office:value="8.29250800107224">
            <text:p>8.29</text:p>
          </table:table-cell>
          <table:table-cell table:style-name="ce65"/>
          <table:table-cell table:style-name="ce58" table:formula="of:=IF([.$N24]&gt;[Datos.$C$4]*12+[Datos.$C$5];&quot;&quot;;[.J23]-[.K24])" office:value-type="float" office:value="990.933553910525">
            <text:p>990.93</text:p>
          </table:table-cell>
          <table:table-cell table:style-name="ce58" table:formula="of:=IF([.$N24]&gt;[Datos.$C$4]*12+[Datos.$C$5];&quot;&quot;;[Datos.$C$11]-[.L24])" office:value-type="float" office:value="0.513655621454824">
            <text:p>0.51</text:p>
          </table:table-cell>
          <table:table-cell table:style-name="ce73" table:formula="of:=IF([.$N24]&gt;[Datos.$C$4]*12+[Datos.$C$5];&quot;&quot;;[.J23]*[Datos.$C$15])" office:value-type="float" office:value="8.26206007943316">
            <text:p>8.26</text:p>
          </table:table-cell>
          <table:table-cell table:formula="of:=IF([.$N24]=[Datos.$C$4]*12+[Datos.$C$5];HYPERLINK(&quot;http://interes.ax5.org/&quot;);&quot;&quot;)">
            <text:p/>
          </table:table-cell>
          <table:table-cell table:style-name="ce65" table:formula="of:=[.N23]+1"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Septiembre</text:p>
          </table:table-cell>
          <table:table-cell table:style-name="ce58" table:formula="of:=IF([.$N25]&gt;[Datos.$C$4]*12+[Datos.$C$5];&quot;&quot;;[.D24]-[.E25])" office:value-type="float" office:value="989.533816631811">
            <text:p>989.53</text:p>
          </table:table-cell>
          <table:table-cell table:style-name="ce58" table:formula="of:=IF([.$N25]&gt;[Datos.$C$4]*12+[Datos.$C$5];&quot;&quot;;[Datos.$C$9]-[.F25])" office:value-type="float" office:value="0.563731335783591">
            <text:p>0.56</text:p>
          </table:table-cell>
          <table:table-cell table:style-name="ce58" table:formula="of:=IF([.$N25]&gt;[Datos.$C$4]*12+[Datos.$C$5];&quot;&quot;;[.D24]*[Datos.$C$14])" office:value-type="float" office:value="7.89517688580688">
            <text:p>7.90</text:p>
          </table:table-cell>
          <table:table-cell table:style-name="ce58"/>
          <table:table-cell table:formula="of:=[Datos.$C$14]*([.J24]+SUM([.H$18:.H24]))" office:value-type="float" office:value="8.35453766232302">
            <text:p>8.35</text:p>
          </table:table-cell>
          <table:table-cell table:style-name="ce65"/>
          <table:table-cell table:style-name="ce58" table:formula="of:=IF([.$N25]&gt;[Datos.$C$4]*12+[Datos.$C$5];&quot;&quot;;[.J24]-[.K25])" office:value-type="float" office:value="990.415617825558">
            <text:p>990.42</text:p>
          </table:table-cell>
          <table:table-cell table:style-name="ce58" table:formula="of:=IF([.$N25]&gt;[Datos.$C$4]*12+[Datos.$C$5];&quot;&quot;;[Datos.$C$11]-[.L25])" office:value-type="float" office:value="0.517936084966948">
            <text:p>0.52</text:p>
          </table:table-cell>
          <table:table-cell table:style-name="ce73" table:formula="of:=IF([.$N25]&gt;[Datos.$C$4]*12+[Datos.$C$5];&quot;&quot;;[.J24]*[Datos.$C$15])" office:value-type="float" office:value="8.25777961592104">
            <text:p>8.26</text:p>
          </table:table-cell>
          <table:table-cell table:formula="of:=IF([.$N25]=[Datos.$C$4]*12+[Datos.$C$5];HYPERLINK(&quot;http://interes.ax5.org/&quot;);&quot;&quot;)">
            <text:p/>
          </table:table-cell>
          <table:table-cell table:style-name="ce65" table:formula="of:=[.N24]+1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Octubre</text:p>
          </table:table-cell>
          <table:table-cell table:style-name="ce58" table:formula="of:=IF([.$N26]&gt;[Datos.$C$4]*12+[Datos.$C$5];&quot;&quot;;[.D25]-[.E26])" office:value-type="float" office:value="988.965590023191">
            <text:p>988.97</text:p>
          </table:table-cell>
          <table:table-cell table:style-name="ce58" table:formula="of:=IF([.$N26]&gt;[Datos.$C$4]*12+[Datos.$C$5];&quot;&quot;;[Datos.$C$9]-[.F26])" office:value-type="float" office:value="0.568226608619303">
            <text:p>0.57</text:p>
          </table:table-cell>
          <table:table-cell table:style-name="ce58" table:formula="of:=IF([.$N26]&gt;[Datos.$C$4]*12+[Datos.$C$5];&quot;&quot;;[.D25]*[Datos.$C$14])" office:value-type="float" office:value="7.89068161297117">
            <text:p>7.89</text:p>
          </table:table-cell>
          <table:table-cell table:style-name="ce58"/>
          <table:table-cell table:formula="of:=[Datos.$C$14]*([.J25]+SUM([.H$18:.H25]))" office:value-type="float" office:value="8.41702782378622">
            <text:p>8.42</text:p>
          </table:table-cell>
          <table:table-cell table:style-name="ce65"/>
          <table:table-cell table:style-name="ce58" table:formula="of:=IF([.$N26]&gt;[Datos.$C$4]*12+[Datos.$C$5];&quot;&quot;;[.J25]-[.K26])" office:value-type="float" office:value="989.89336560655">
            <text:p>989.89</text:p>
          </table:table-cell>
          <table:table-cell table:style-name="ce58" table:formula="of:=IF([.$N26]&gt;[Datos.$C$4]*12+[Datos.$C$5];&quot;&quot;;[Datos.$C$11]-[.L26])" office:value-type="float" office:value="0.52225221900834">
            <text:p>0.52</text:p>
          </table:table-cell>
          <table:table-cell table:style-name="ce73" table:formula="of:=IF([.$N26]&gt;[Datos.$C$4]*12+[Datos.$C$5];&quot;&quot;;[.J25]*[Datos.$C$15])" office:value-type="float" office:value="8.25346348187965">
            <text:p>8.25</text:p>
          </table:table-cell>
          <table:table-cell table:formula="of:=IF([.$N26]=[Datos.$C$4]*12+[Datos.$C$5];HYPERLINK(&quot;http://interes.ax5.org/&quot;);&quot;&quot;)">
            <text:p/>
          </table:table-cell>
          <table:table-cell table:style-name="ce65" table:formula="of:=[.N25]+1"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Noviembre</text:p>
          </table:table-cell>
          <table:table-cell table:style-name="ce58" table:formula="of:=IF([.$N27]&gt;[Datos.$C$4]*12+[Datos.$C$5];&quot;&quot;;[.D26]-[.E27])" office:value-type="float" office:value="988.3928322958">
            <text:p>988.39</text:p>
          </table:table-cell>
          <table:table-cell table:style-name="ce58" table:formula="of:=IF([.$N27]&gt;[Datos.$C$4]*12+[Datos.$C$5];&quot;&quot;;[Datos.$C$9]-[.F27])" office:value-type="float" office:value="0.572757727391872">
            <text:p>0.57</text:p>
          </table:table-cell>
          <table:table-cell table:style-name="ce58" table:formula="of:=IF([.$N27]&gt;[Datos.$C$4]*12+[Datos.$C$5];&quot;&quot;;[.D26]*[Datos.$C$14])" office:value-type="float" office:value="7.8861504941986">
            <text:p>7.89</text:p>
          </table:table-cell>
          <table:table-cell table:style-name="ce58"/>
          <table:table-cell table:formula="of:=[Datos.$C$14]*([.J26]+SUM([.H$18:.H26]))" office:value-type="float" office:value="8.47998187311341">
            <text:p>8.48</text:p>
          </table:table-cell>
          <table:table-cell table:style-name="ce65"/>
          <table:table-cell table:style-name="ce58" table:formula="of:=IF([.$N27]&gt;[Datos.$C$4]*12+[Datos.$C$5];&quot;&quot;;[.J26]-[.K27])" office:value-type="float" office:value="989.366761285716">
            <text:p>989.37</text:p>
          </table:table-cell>
          <table:table-cell table:style-name="ce58" table:formula="of:=IF([.$N27]&gt;[Datos.$C$4]*12+[Datos.$C$5];&quot;&quot;;[Datos.$C$11]-[.L27])" office:value-type="float" office:value="0.526604320833409">
            <text:p>0.53</text:p>
          </table:table-cell>
          <table:table-cell table:style-name="ce73" table:formula="of:=IF([.$N27]&gt;[Datos.$C$4]*12+[Datos.$C$5];&quot;&quot;;[.J26]*[Datos.$C$15])" office:value-type="float" office:value="8.24911138005458">
            <text:p>8.25</text:p>
          </table:table-cell>
          <table:table-cell table:formula="of:=IF([.$N27]=[Datos.$C$4]*12+[Datos.$C$5];HYPERLINK(&quot;http://interes.ax5.org/&quot;);&quot;&quot;)">
            <text:p/>
          </table:table-cell>
          <table:table-cell table:style-name="ce65" table:formula="of:=[.N26]+1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Diciembre</text:p>
          </table:table-cell>
          <table:table-cell table:style-name="ce58" table:formula="of:=IF([.$N28]&gt;[Datos.$C$4]*12+[Datos.$C$5];&quot;&quot;;[.D27]-[.E28])" office:value-type="float" office:value="987.815507317858">
            <text:p>987.82</text:p>
          </table:table-cell>
          <table:table-cell table:style-name="ce58" table:formula="of:=IF([.$N28]&gt;[Datos.$C$4]*12+[Datos.$C$5];&quot;&quot;;[Datos.$C$9]-[.F28])" office:value-type="float" office:value="0.577324977941835">
            <text:p>0.58</text:p>
          </table:table-cell>
          <table:table-cell table:style-name="ce58" table:formula="of:=IF([.$N28]&gt;[Datos.$C$4]*12+[Datos.$C$5];&quot;&quot;;[.D27]*[Datos.$C$14])" office:value-type="float" office:value="7.88158324364863">
            <text:p>7.88</text:p>
          </table:table-cell>
          <table:table-cell table:style-name="ce58"/>
          <table:table-cell table:formula="of:=[Datos.$C$14]*([.J27]+SUM([.H$18:.H27]))" office:value-type="float" office:value="8.54340322259938">
            <text:p>8.54</text:p>
          </table:table-cell>
          <table:table-cell table:style-name="ce65"/>
          <table:table-cell table:style-name="ce58" table:formula="of:=IF([.$N28]&gt;[Datos.$C$4]*12+[Datos.$C$5];&quot;&quot;;[.J27]-[.K28])" office:value-type="float" office:value="988.835768595542">
            <text:p>988.84</text:p>
          </table:table-cell>
          <table:table-cell table:style-name="ce58" table:formula="of:=IF([.$N28]&gt;[Datos.$C$4]*12+[Datos.$C$5];&quot;&quot;;[Datos.$C$11]-[.L28])" office:value-type="float" office:value="0.530992690173687">
            <text:p>0.53</text:p>
          </table:table-cell>
          <table:table-cell table:style-name="ce73" table:formula="of:=IF([.$N28]&gt;[Datos.$C$4]*12+[Datos.$C$5];&quot;&quot;;[.J27]*[Datos.$C$15])" office:value-type="float" office:value="8.2447230107143">
            <text:p>8.24</text:p>
          </table:table-cell>
          <table:table-cell table:formula="of:=IF([.$N28]=[Datos.$C$4]*12+[Datos.$C$5];HYPERLINK(&quot;http://interes.ax5.org/&quot;);&quot;&quot;)">
            <text:p/>
          </table:table-cell>
          <table:table-cell table:style-name="ce65" table:formula="of:=[.N27]+1"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number-columns-repeated="2"/>
          <table:table-cell table:style-name="ce58" table:formula="of:=SUM([.F18:.F28])" office:value-type="float" office:value="86.9427460079869">
            <text:p>86.94</text:p>
          </table:table-cell>
          <table:table-cell table:style-name="ce58"/>
          <table:table-cell table:style-name="ce58" table:formula="of:=SUM([.H18:.H28])" office:value-type="float" office:value="90.565251000277">
            <text:p>90.57</text:p>
          </table:table-cell>
          <table:table-cell table:style-name="ce65"/>
          <table:table-cell table:style-name="ce58" table:number-columns-repeated="2"/>
          <table:table-cell table:style-name="ce73" table:formula="of:=SUM([.L18:.L28])" office:value-type="float" office:value="90.9274270679413">
            <text:p>90.93</text:p>
          </table:table-cell>
          <table:table-cell/>
          <table:table-cell table:style-name="ce65"/>
          <table:table-cell table:number-columns-repeated="3"/>
        </table:table-row>
        <table:table-row table:style-name="ro1">
          <table:table-cell/>
          <table:table-cell table:style-name="ce49" office:value-type="float" office:value="2016">
            <text:p>2016</text:p>
          </table:table-cell>
          <table:table-cell/>
          <table:table-cell table:style-name="ce57" table:formula="of:=IF([.$N30]&gt;[Datos.$C$4]*12+[Datos.$C$5];&quot;&quot;;[.D28]-[.E30])" office:value-type="float" office:value="987.233578669469">
            <text:p>987.23</text:p>
          </table:table-cell>
          <table:table-cell table:style-name="ce57" table:formula="of:=IF([.$N30]&gt;[Datos.$C$4]*12+[Datos.$C$5];&quot;&quot;;[Datos.$C$9]-[.F30])" office:value-type="float" office:value="0.581928648389058">
            <text:p>0.58</text:p>
          </table:table-cell>
          <table:table-cell table:style-name="ce57" table:formula="of:=IF([.$N30]&gt;[Datos.$C$4]*12+[Datos.$C$5];&quot;&quot;;[.D28]*[Datos.$C$14])" office:value-type="float" office:value="7.87697957320141">
            <text:p>7.88</text:p>
          </table:table-cell>
          <table:table-cell table:style-name="ce57" table:number-columns-repeated="2"/>
          <table:table-cell table:style-name="ce64"/>
          <table:table-cell table:style-name="ce57" table:formula="of:=IF([.$N30]&gt;[Datos.$C$4]*12+[Datos.$C$5];&quot;&quot;;[.J28]-[.K30])" office:value-type="float" office:value="988.300350966284">
            <text:p>988.30</text:p>
          </table:table-cell>
          <table:table-cell table:style-name="ce57" table:formula="of:=IF([.$N30]&gt;[Datos.$C$4]*12+[Datos.$C$5];&quot;&quot;;[Datos.$C$11]-[.L30])" office:value-type="float" office:value="0.535417629258468">
            <text:p>0.54</text:p>
          </table:table-cell>
          <table:table-cell table:style-name="ce74" table:formula="of:=IF([.$N30]&gt;[Datos.$C$4]*12+[Datos.$C$5];&quot;&quot;;[.J28]*[Datos.$C$15])" office:value-type="float" office:value="8.24029807162952">
            <text:p>8.24</text:p>
          </table:table-cell>
          <table:table-cell table:formula="of:=IF([.$N30]=[Datos.$C$4]*12+[Datos.$C$5];HYPERLINK(&quot;http://interes.ax5.org/&quot;);&quot;&quot;)">
            <text:p/>
          </table:table-cell>
          <table:table-cell table:style-name="ce64" table:formula="of:=[.N28]+1"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]&gt;[Datos.$C$4]*12+[Datos.$C$5];&quot;&quot;;[.D30]-[.E31])" office:value-type="float" office:value="986.647009640318">
            <text:p>986.65</text:p>
          </table:table-cell>
          <table:table-cell table:style-name="ce58" table:formula="of:=IF([.$N31]&gt;[Datos.$C$4]*12+[Datos.$C$5];&quot;&quot;;[Datos.$C$9]-[.F31])" office:value-type="float" office:value="0.586569029150914">
            <text:p>0.59</text:p>
          </table:table-cell>
          <table:table-cell table:style-name="ce58" table:formula="of:=IF([.$N31]&gt;[Datos.$C$4]*12+[Datos.$C$5];&quot;&quot;;[.D30]*[Datos.$C$14])" office:value-type="float" office:value="7.87233919243955">
            <text:p>7.87</text:p>
          </table:table-cell>
          <table:table-cell table:style-name="ce58"/>
          <table:table-cell table:formula="of:=[Datos.$C$14]*[.J30]" office:value-type="float" office:value="7.88084578454002">
            <text:p>7.88</text:p>
          </table:table-cell>
          <table:table-cell table:style-name="ce65"/>
          <table:table-cell table:style-name="ce58" table:formula="of:=IF([.$N31]&gt;[Datos.$C$4]*12+[Datos.$C$5];&quot;&quot;;[.J30]-[.K31])" office:value-type="float" office:value="987.760471523448">
            <text:p>987.76</text:p>
          </table:table-cell>
          <table:table-cell table:style-name="ce58" table:formula="of:=IF([.$N31]&gt;[Datos.$C$4]*12+[Datos.$C$5];&quot;&quot;;[Datos.$C$11]-[.L31])" office:value-type="float" office:value="0.539879442835622">
            <text:p>0.54</text:p>
          </table:table-cell>
          <table:table-cell table:style-name="ce73" table:formula="of:=IF([.$N31]&gt;[Datos.$C$4]*12+[Datos.$C$5];&quot;&quot;;[.J30]*[Datos.$C$15])" office:value-type="float" office:value="8.23583625805237">
            <text:p>8.24</text:p>
          </table:table-cell>
          <table:table-cell table:formula="of:=IF([.$N31]=[Datos.$C$4]*12+[Datos.$C$5];HYPERLINK(&quot;http://interes.ax5.org/&quot;);&quot;&quot;)">
            <text:p/>
          </table:table-cell>
          <table:table-cell table:style-name="ce65" table:formula="of:=[.N30]+1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]&gt;[Datos.$C$4]*12+[Datos.$C$5];&quot;&quot;;[.D31]-[.E32])" office:value-type="float" office:value="986.055763227357">
            <text:p>986.06</text:p>
          </table:table-cell>
          <table:table-cell table:style-name="ce58" table:formula="of:=IF([.$N32]&gt;[Datos.$C$4]*12+[Datos.$C$5];&quot;&quot;;[Datos.$C$9]-[.F32])" office:value-type="float" office:value="0.591246412960609">
            <text:p>0.59</text:p>
          </table:table-cell>
          <table:table-cell table:style-name="ce58" table:formula="of:=IF([.$N32]&gt;[Datos.$C$4]*12+[Datos.$C$5];&quot;&quot;;[.D31]*[Datos.$C$14])" office:value-type="float" office:value="7.86766180862986">
            <text:p>7.87</text:p>
          </table:table-cell>
          <table:table-cell table:style-name="ce58"/>
          <table:table-cell table:formula="of:=[Datos.$C$14]*([.J31]+SUM([.H$31:.H31]))" office:value-type="float" office:value="7.93938368103263">
            <text:p>7.94</text:p>
          </table:table-cell>
          <table:table-cell table:style-name="ce65"/>
          <table:table-cell table:style-name="ce58" table:formula="of:=IF([.$N32]&gt;[Datos.$C$4]*12+[Datos.$C$5];&quot;&quot;;[.J31]-[.K32])" office:value-type="float" office:value="987.216093085256">
            <text:p>987.22</text:p>
          </table:table-cell>
          <table:table-cell table:style-name="ce58" table:formula="of:=IF([.$N32]&gt;[Datos.$C$4]*12+[Datos.$C$5];&quot;&quot;;[Datos.$C$11]-[.L32])" office:value-type="float" office:value="0.544378438192586">
            <text:p>0.54</text:p>
          </table:table-cell>
          <table:table-cell table:style-name="ce73" table:formula="of:=IF([.$N32]&gt;[Datos.$C$4]*12+[Datos.$C$5];&quot;&quot;;[.J31]*[Datos.$C$15])" office:value-type="float" office:value="8.2313372626954">
            <text:p>8.23</text:p>
          </table:table-cell>
          <table:table-cell table:formula="of:=IF([.$N32]=[Datos.$C$4]*12+[Datos.$C$5];HYPERLINK(&quot;http://interes.ax5.org/&quot;);&quot;&quot;)">
            <text:p/>
          </table:table-cell>
          <table:table-cell table:style-name="ce65" table:formula="of:=[.N31]+1"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]&gt;[Datos.$C$4]*12+[Datos.$C$5];&quot;&quot;;[.D32]-[.E33])" office:value-type="float" office:value="985.459802132471">
            <text:p>985.46</text:p>
          </table:table-cell>
          <table:table-cell table:style-name="ce58" table:formula="of:=IF([.$N33]&gt;[Datos.$C$4]*12+[Datos.$C$5];&quot;&quot;;[Datos.$C$9]-[.F33])" office:value-type="float" office:value="0.595961094885642">
            <text:p>0.60</text:p>
          </table:table-cell>
          <table:table-cell table:style-name="ce58" table:formula="of:=IF([.$N33]&gt;[Datos.$C$4]*12+[Datos.$C$5];&quot;&quot;;[.D32]*[Datos.$C$14])" office:value-type="float" office:value="7.86294712670483">
            <text:p>7.86</text:p>
          </table:table-cell>
          <table:table-cell table:style-name="ce58"/>
          <table:table-cell table:formula="of:=[Datos.$C$14]*([.J32]+SUM([.H$31:.H32]))" office:value-type="float" office:value="7.99835249131152">
            <text:p>8</text:p>
          </table:table-cell>
          <table:table-cell table:style-name="ce65"/>
          <table:table-cell table:style-name="ce58" table:formula="of:=IF([.$N33]&gt;[Datos.$C$4]*12+[Datos.$C$5];&quot;&quot;;[.J32]-[.K33])" office:value-type="float" office:value="986.667178160078">
            <text:p>986.67</text:p>
          </table:table-cell>
          <table:table-cell table:style-name="ce58" table:formula="of:=IF([.$N33]&gt;[Datos.$C$4]*12+[Datos.$C$5];&quot;&quot;;[Datos.$C$11]-[.L33])" office:value-type="float" office:value="0.548914925177524">
            <text:p>0.55</text:p>
          </table:table-cell>
          <table:table-cell table:style-name="ce73" table:formula="of:=IF([.$N33]&gt;[Datos.$C$4]*12+[Datos.$C$5];&quot;&quot;;[.J32]*[Datos.$C$15])" office:value-type="float" office:value="8.22680077571046">
            <text:p>8.23</text:p>
          </table:table-cell>
          <table:table-cell table:formula="of:=IF([.$N33]=[Datos.$C$4]*12+[Datos.$C$5];HYPERLINK(&quot;http://interes.ax5.org/&quot;);&quot;&quot;)">
            <text:p/>
          </table:table-cell>
          <table:table-cell table:style-name="ce65" table:formula="of:=[.N32]+1"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]&gt;[Datos.$C$4]*12+[Datos.$C$5];&quot;&quot;;[.D33]-[.E34])" office:value-type="float" office:value="984.859088760125">
            <text:p>984.86</text:p>
          </table:table-cell>
          <table:table-cell table:style-name="ce58" table:formula="of:=IF([.$N34]&gt;[Datos.$C$4]*12+[Datos.$C$5];&quot;&quot;;[Datos.$C$9]-[.F34])" office:value-type="float" office:value="0.600713372346424">
            <text:p>0.60</text:p>
          </table:table-cell>
          <table:table-cell table:style-name="ce58" table:formula="of:=IF([.$N34]&gt;[Datos.$C$4]*12+[Datos.$C$5];&quot;&quot;;[.D33]*[Datos.$C$14])" office:value-type="float" office:value="7.85819484924404">
            <text:p>7.86</text:p>
          </table:table-cell>
          <table:table-cell table:style-name="ce58"/>
          <table:table-cell table:formula="of:=[Datos.$C$14]*([.J33]+SUM([.H$31:.H33]))" office:value-type="float" office:value="8.05775535258022">
            <text:p>8.06</text:p>
          </table:table-cell>
          <table:table-cell table:style-name="ce65"/>
          <table:table-cell table:style-name="ce58" table:formula="of:=IF([.$N34]&gt;[Datos.$C$4]*12+[Datos.$C$5];&quot;&quot;;[.J33]-[.K34])" office:value-type="float" office:value="986.113688943857">
            <text:p>986.11</text:p>
          </table:table-cell>
          <table:table-cell table:style-name="ce58" table:formula="of:=IF([.$N34]&gt;[Datos.$C$4]*12+[Datos.$C$5];&quot;&quot;;[Datos.$C$11]-[.L34])" office:value-type="float" office:value="0.553489216220671">
            <text:p>0.55</text:p>
          </table:table-cell>
          <table:table-cell table:style-name="ce73" table:formula="of:=IF([.$N34]&gt;[Datos.$C$4]*12+[Datos.$C$5];&quot;&quot;;[.J33]*[Datos.$C$15])" office:value-type="float" office:value="8.22222648466732">
            <text:p>8.22</text:p>
          </table:table-cell>
          <table:table-cell table:formula="of:=IF([.$N34]=[Datos.$C$4]*12+[Datos.$C$5];HYPERLINK(&quot;http://interes.ax5.org/&quot;);&quot;&quot;)">
            <text:p/>
          </table:table-cell>
          <table:table-cell table:style-name="ce65" table:formula="of:=[.N33]+1"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]&gt;[Datos.$C$4]*12+[Datos.$C$5];&quot;&quot;;[.D34]-[.E35])" office:value-type="float" office:value="984.25358521499">
            <text:p>984.25</text:p>
          </table:table-cell>
          <table:table-cell table:style-name="ce58" table:formula="of:=IF([.$N35]&gt;[Datos.$C$4]*12+[Datos.$C$5];&quot;&quot;;[Datos.$C$9]-[.F35])" office:value-type="float" office:value="0.605503545135034">
            <text:p>0.61</text:p>
          </table:table-cell>
          <table:table-cell table:style-name="ce58" table:formula="of:=IF([.$N35]&gt;[Datos.$C$4]*12+[Datos.$C$5];&quot;&quot;;[.D34]*[Datos.$C$14])" office:value-type="float" office:value="7.85340467645543">
            <text:p>7.85</text:p>
          </table:table-cell>
          <table:table-cell table:style-name="ce58"/>
          <table:table-cell table:formula="of:=[Datos.$C$14]*([.J34]+SUM([.H$31:.H34]))" office:value-type="float" office:value="8.11759542456742">
            <text:p>8.12</text:p>
          </table:table-cell>
          <table:table-cell table:style-name="ce65"/>
          <table:table-cell table:style-name="ce58" table:formula="of:=IF([.$N35]&gt;[Datos.$C$4]*12+[Datos.$C$5];&quot;&quot;;[.J34]-[.K35])" office:value-type="float" office:value="985.555587317502">
            <text:p>985.56</text:p>
          </table:table-cell>
          <table:table-cell table:style-name="ce58" table:formula="of:=IF([.$N35]&gt;[Datos.$C$4]*12+[Datos.$C$5];&quot;&quot;;[Datos.$C$11]-[.L35])" office:value-type="float" office:value="0.558101626355843">
            <text:p>0.56</text:p>
          </table:table-cell>
          <table:table-cell table:style-name="ce73" table:formula="of:=IF([.$N35]&gt;[Datos.$C$4]*12+[Datos.$C$5];&quot;&quot;;[.J34]*[Datos.$C$15])" office:value-type="float" office:value="8.21761407453215">
            <text:p>8.22</text:p>
          </table:table-cell>
          <table:table-cell table:formula="of:=IF([.$N35]=[Datos.$C$4]*12+[Datos.$C$5];HYPERLINK(&quot;http://interes.ax5.org/&quot;);&quot;&quot;)">
            <text:p/>
          </table:table-cell>
          <table:table-cell table:style-name="ce65" table:formula="of:=[.N34]+1"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]&gt;[Datos.$C$4]*12+[Datos.$C$5];&quot;&quot;;[.D35]-[.E36])" office:value-type="float" office:value="983.643253299556">
            <text:p>983.64</text:p>
          </table:table-cell>
          <table:table-cell table:style-name="ce58" table:formula="of:=IF([.$N36]&gt;[Datos.$C$4]*12+[Datos.$C$5];&quot;&quot;;[Datos.$C$9]-[.F36])" office:value-type="float" office:value="0.61033191543414">
            <text:p>0.61</text:p>
          </table:table-cell>
          <table:table-cell table:style-name="ce58" table:formula="of:=IF([.$N36]&gt;[Datos.$C$4]*12+[Datos.$C$5];&quot;&quot;;[.D35]*[Datos.$C$14])" office:value-type="float" office:value="7.84857630615633">
            <text:p>7.85</text:p>
          </table:table-cell>
          <table:table-cell table:style-name="ce58"/>
          <table:table-cell table:formula="of:=[Datos.$C$14]*([.J35]+SUM([.H$31:.H35]))" office:value-type="float" office:value="8.17787588968578">
            <text:p>8.18</text:p>
          </table:table-cell>
          <table:table-cell table:style-name="ce65"/>
          <table:table-cell table:style-name="ce58" table:formula="of:=IF([.$N36]&gt;[Datos.$C$4]*12+[Datos.$C$5];&quot;&quot;;[.J35]-[.K36])" office:value-type="float" office:value="984.99283484426">
            <text:p>984.99</text:p>
          </table:table-cell>
          <table:table-cell table:style-name="ce58" table:formula="of:=IF([.$N36]&gt;[Datos.$C$4]*12+[Datos.$C$5];&quot;&quot;;[Datos.$C$11]-[.L36])" office:value-type="float" office:value="0.56275247324214">
            <text:p>0.56</text:p>
          </table:table-cell>
          <table:table-cell table:style-name="ce73" table:formula="of:=IF([.$N36]&gt;[Datos.$C$4]*12+[Datos.$C$5];&quot;&quot;;[.J35]*[Datos.$C$15])" office:value-type="float" office:value="8.21296322764585">
            <text:p>8.21</text:p>
          </table:table-cell>
          <table:table-cell table:formula="of:=IF([.$N36]=[Datos.$C$4]*12+[Datos.$C$5];HYPERLINK(&quot;http://interes.ax5.org/&quot;);&quot;&quot;)">
            <text:p/>
          </table:table-cell>
          <table:table-cell table:style-name="ce65" table:formula="of:=[.N35]+1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]&gt;[Datos.$C$4]*12+[Datos.$C$5];&quot;&quot;;[.D36]-[.E37])" office:value-type="float" office:value="983.02805451172">
            <text:p>983.03</text:p>
          </table:table-cell>
          <table:table-cell table:style-name="ce58" table:formula="of:=IF([.$N37]&gt;[Datos.$C$4]*12+[Datos.$C$5];&quot;&quot;;[Datos.$C$9]-[.F37])" office:value-type="float" office:value="0.615198787836053">
            <text:p>0.62</text:p>
          </table:table-cell>
          <table:table-cell table:style-name="ce58" table:formula="of:=IF([.$N37]&gt;[Datos.$C$4]*12+[Datos.$C$5];&quot;&quot;;[.D36]*[Datos.$C$14])" office:value-type="float" office:value="7.84370943375442">
            <text:p>7.84</text:p>
          </table:table-cell>
          <table:table-cell table:style-name="ce58"/>
          <table:table-cell table:formula="of:=[Datos.$C$14]*([.J36]+SUM([.H$31:.H36]))" office:value-type="float" office:value="8.23859995319194">
            <text:p>8.24</text:p>
          </table:table-cell>
          <table:table-cell table:style-name="ce65"/>
          <table:table-cell table:style-name="ce58" table:formula="of:=IF([.$N37]&gt;[Datos.$C$4]*12+[Datos.$C$5];&quot;&quot;;[.J36]-[.K37])" office:value-type="float" office:value="984.425392767074">
            <text:p>984.43</text:p>
          </table:table-cell>
          <table:table-cell table:style-name="ce58" table:formula="of:=IF([.$N37]&gt;[Datos.$C$4]*12+[Datos.$C$5];&quot;&quot;;[Datos.$C$11]-[.L37])" office:value-type="float" office:value="0.567442077185826">
            <text:p>0.57</text:p>
          </table:table-cell>
          <table:table-cell table:style-name="ce73" table:formula="of:=IF([.$N37]&gt;[Datos.$C$4]*12+[Datos.$C$5];&quot;&quot;;[.J36]*[Datos.$C$15])" office:value-type="float" office:value="8.20827362370216">
            <text:p>8.21</text:p>
          </table:table-cell>
          <table:table-cell table:formula="of:=IF([.$N37]=[Datos.$C$4]*12+[Datos.$C$5];HYPERLINK(&quot;http://interes.ax5.org/&quot;);&quot;&quot;)">
            <text:p/>
          </table:table-cell>
          <table:table-cell table:style-name="ce65" table:formula="of:=[.N36]+1"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]&gt;[Datos.$C$4]*12+[Datos.$C$5];&quot;&quot;;[.D37]-[.E38])" office:value-type="float" office:value="982.407950042358">
            <text:p>982.41</text:p>
          </table:table-cell>
          <table:table-cell table:style-name="ce58" table:formula="of:=IF([.$N38]&gt;[Datos.$C$4]*12+[Datos.$C$5];&quot;&quot;;[Datos.$C$9]-[.F38])" office:value-type="float" office:value="0.62010446936195">
            <text:p>0.62</text:p>
          </table:table-cell>
          <table:table-cell table:style-name="ce58" table:formula="of:=IF([.$N38]&gt;[Datos.$C$4]*12+[Datos.$C$5];&quot;&quot;;[.D37]*[Datos.$C$14])" office:value-type="float" office:value="7.83880375222852">
            <text:p>7.84</text:p>
          </table:table-cell>
          <table:table-cell table:style-name="ce58"/>
          <table:table-cell table:formula="of:=[Datos.$C$14]*([.J37]+SUM([.H$31:.H37]))" office:value-type="float" office:value="8.2997708433475">
            <text:p>8.3</text:p>
          </table:table-cell>
          <table:table-cell table:style-name="ce65"/>
          <table:table-cell table:style-name="ce58" table:formula="of:=IF([.$N38]&gt;[Datos.$C$4]*12+[Datos.$C$5];&quot;&quot;;[.J37]-[.K38])" office:value-type="float" office:value="983.853222005911">
            <text:p>983.85</text:p>
          </table:table-cell>
          <table:table-cell table:style-name="ce58" table:formula="of:=IF([.$N38]&gt;[Datos.$C$4]*12+[Datos.$C$5];&quot;&quot;;[Datos.$C$11]-[.L38])" office:value-type="float" office:value="0.572170761162374">
            <text:p>0.57</text:p>
          </table:table-cell>
          <table:table-cell table:style-name="ce73" table:formula="of:=IF([.$N38]&gt;[Datos.$C$4]*12+[Datos.$C$5];&quot;&quot;;[.J37]*[Datos.$C$15])" office:value-type="float" office:value="8.20354493972561">
            <text:p>8.20</text:p>
          </table:table-cell>
          <table:table-cell table:formula="of:=IF([.$N38]=[Datos.$C$4]*12+[Datos.$C$5];HYPERLINK(&quot;http://interes.ax5.org/&quot;);&quot;&quot;)">
            <text:p/>
          </table:table-cell>
          <table:table-cell table:style-name="ce65" table:formula="of:=[.N37]+1"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]&gt;[Datos.$C$4]*12+[Datos.$C$5];&quot;&quot;;[.D38]-[.E39])" office:value-type="float" office:value="981.782900772877">
            <text:p>981.78</text:p>
          </table:table-cell>
          <table:table-cell table:style-name="ce58" table:formula="of:=IF([.$N39]&gt;[Datos.$C$4]*12+[Datos.$C$5];&quot;&quot;;[Datos.$C$9]-[.F39])" office:value-type="float" office:value="0.625049269481233">
            <text:p>0.63</text:p>
          </table:table-cell>
          <table:table-cell table:style-name="ce58" table:formula="of:=IF([.$N39]&gt;[Datos.$C$4]*12+[Datos.$C$5];&quot;&quot;;[.D38]*[Datos.$C$14])" office:value-type="float" office:value="7.83385895210924">
            <text:p>7.83</text:p>
          </table:table-cell>
          <table:table-cell table:style-name="ce58"/>
          <table:table-cell table:formula="of:=[Datos.$C$14]*([.J38]+SUM([.H$31:.H38]))" office:value-type="float" office:value="8.36139181158126">
            <text:p>8.36</text:p>
          </table:table-cell>
          <table:table-cell table:style-name="ce65"/>
          <table:table-cell table:style-name="ce58" table:formula="of:=IF([.$N39]&gt;[Datos.$C$4]*12+[Datos.$C$5];&quot;&quot;;[.J38]-[.K39])" office:value-type="float" office:value="983.276283155073">
            <text:p>983.28</text:p>
          </table:table-cell>
          <table:table-cell table:style-name="ce58" table:formula="of:=IF([.$N39]&gt;[Datos.$C$4]*12+[Datos.$C$5];&quot;&quot;;[Datos.$C$11]-[.L39])" office:value-type="float" office:value="0.576938850838726">
            <text:p>0.58</text:p>
          </table:table-cell>
          <table:table-cell table:style-name="ce73" table:formula="of:=IF([.$N39]&gt;[Datos.$C$4]*12+[Datos.$C$5];&quot;&quot;;[.J38]*[Datos.$C$15])" office:value-type="float" office:value="8.19877685004926">
            <text:p>8.20</text:p>
          </table:table-cell>
          <table:table-cell table:formula="of:=IF([.$N39]=[Datos.$C$4]*12+[Datos.$C$5];HYPERLINK(&quot;http://interes.ax5.org/&quot;);&quot;&quot;)">
            <text:p/>
          </table:table-cell>
          <table:table-cell table:style-name="ce65" table:formula="of:=[.N38]+1"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]&gt;[Datos.$C$4]*12+[Datos.$C$5];&quot;&quot;;[.D39]-[.E40])" office:value-type="float" office:value="981.152867272746">
            <text:p>981.15</text:p>
          </table:table-cell>
          <table:table-cell table:style-name="ce58" table:formula="of:=IF([.$N40]&gt;[Datos.$C$4]*12+[Datos.$C$5];&quot;&quot;;[Datos.$C$9]-[.F40])" office:value-type="float" office:value="0.63003350013106">
            <text:p>0.63</text:p>
          </table:table-cell>
          <table:table-cell table:style-name="ce58" table:formula="of:=IF([.$N40]&gt;[Datos.$C$4]*12+[Datos.$C$5];&quot;&quot;;[.D39]*[Datos.$C$14])" office:value-type="float" office:value="7.82887472145941">
            <text:p>7.83</text:p>
          </table:table-cell>
          <table:table-cell table:style-name="ce58"/>
          <table:table-cell table:formula="of:=[Datos.$C$14]*([.J39]+SUM([.H$31:.H39]))" office:value-type="float" office:value="8.42346613265241">
            <text:p>8.42</text:p>
          </table:table-cell>
          <table:table-cell table:style-name="ce65"/>
          <table:table-cell table:style-name="ce58" table:formula="of:=IF([.$N40]&gt;[Datos.$C$4]*12+[Datos.$C$5];&quot;&quot;;[.J39]-[.K40])" office:value-type="float" office:value="982.694536480477">
            <text:p>982.69</text:p>
          </table:table-cell>
          <table:table-cell table:style-name="ce58" table:formula="of:=IF([.$N40]&gt;[Datos.$C$4]*12+[Datos.$C$5];&quot;&quot;;[Datos.$C$11]-[.L40])" office:value-type="float" office:value="0.581746674595715">
            <text:p>0.58</text:p>
          </table:table-cell>
          <table:table-cell table:style-name="ce73" table:formula="of:=IF([.$N40]&gt;[Datos.$C$4]*12+[Datos.$C$5];&quot;&quot;;[.J39]*[Datos.$C$15])" office:value-type="float" office:value="8.19396902629227">
            <text:p>8.19</text:p>
          </table:table-cell>
          <table:table-cell table:formula="of:=IF([.$N40]=[Datos.$C$4]*12+[Datos.$C$5];HYPERLINK(&quot;http://interes.ax5.org/&quot;);&quot;&quot;)">
            <text:p/>
          </table:table-cell>
          <table:table-cell table:style-name="ce65" table:formula="of:=[.N39]+1"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]&gt;[Datos.$C$4]*12+[Datos.$C$5];&quot;&quot;;[.D40]-[.E41])" office:value-type="float" office:value="980.517809797009">
            <text:p>980.52</text:p>
          </table:table-cell>
          <table:table-cell table:style-name="ce58" table:formula="of:=IF([.$N41]&gt;[Datos.$C$4]*12+[Datos.$C$5];&quot;&quot;;[Datos.$C$9]-[.F41])" office:value-type="float" office:value="0.635057475736018">
            <text:p>0.64</text:p>
          </table:table-cell>
          <table:table-cell table:style-name="ce58" table:formula="of:=IF([.$N41]&gt;[Datos.$C$4]*12+[Datos.$C$5];&quot;&quot;;[.D40]*[Datos.$C$14])" office:value-type="float" office:value="7.82385074585445">
            <text:p>7.82</text:p>
          </table:table-cell>
          <table:table-cell table:style-name="ce58"/>
          <table:table-cell table:formula="of:=[Datos.$C$14]*([.J40]+SUM([.H$31:.H40]))" office:value-type="float" office:value="8.48599710481502">
            <text:p>8.49</text:p>
          </table:table-cell>
          <table:table-cell table:style-name="ce65"/>
          <table:table-cell table:style-name="ce58" table:formula="of:=IF([.$N41]&gt;[Datos.$C$4]*12+[Datos.$C$5];&quot;&quot;;[.J40]-[.K41])" office:value-type="float" office:value="982.107941916926">
            <text:p>982.11</text:p>
          </table:table-cell>
          <table:table-cell table:style-name="ce58" table:formula="of:=IF([.$N41]&gt;[Datos.$C$4]*12+[Datos.$C$5];&quot;&quot;;[Datos.$C$11]-[.L41])" office:value-type="float" office:value="0.58659456355068">
            <text:p>0.59</text:p>
          </table:table-cell>
          <table:table-cell table:style-name="ce73" table:formula="of:=IF([.$N41]&gt;[Datos.$C$4]*12+[Datos.$C$5];&quot;&quot;;[.J40]*[Datos.$C$15])" office:value-type="float" office:value="8.18912113733731">
            <text:p>8.19</text:p>
          </table:table-cell>
          <table:table-cell table:formula="of:=IF([.$N41]=[Datos.$C$4]*12+[Datos.$C$5];HYPERLINK(&quot;http://interes.ax5.org/&quot;);&quot;&quot;)">
            <text:p/>
          </table:table-cell>
          <table:table-cell table:style-name="ce65" table:formula="of:=[.N40]+1"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number-columns-repeated="2"/>
          <table:table-cell table:style-name="ce58" table:formula="of:=SUM([.F31:.F41])" office:value-type="float" office:value="86.3322215650361">
            <text:p>86.33</text:p>
          </table:table-cell>
          <table:table-cell table:style-name="ce58"/>
          <table:table-cell table:style-name="ce58" table:formula="of:=SUM([.H31:.H41])" office:value-type="float" office:value="89.9810344693057">
            <text:p>89.98</text:p>
          </table:table-cell>
          <table:table-cell table:style-name="ce65"/>
          <table:table-cell table:style-name="ce58" table:number-columns-repeated="2"/>
          <table:table-cell table:style-name="ce73" table:formula="of:=SUM([.L31:.L41])" office:value-type="float" office:value="90.3404636604101">
            <text:p>90.34</text:p>
          </table:table-cell>
          <table:table-cell/>
          <table:table-cell table:style-name="ce65"/>
          <table:table-cell table:number-columns-repeated="3"/>
        </table:table-row>
        <table:table-row table:style-name="ro1">
          <table:table-cell/>
          <table:table-cell table:style-name="ce49" table:formula="of:=[.B30]+1" office:value-type="float" office:value="2017">
            <text:p>2017</text:p>
          </table:table-cell>
          <table:table-cell/>
          <table:table-cell table:style-name="ce57" table:formula="of:=IF([.$N43]&gt;[Datos.$C$4]*12+[Datos.$C$5];&quot;&quot;;[.D41]-[.E43])" office:value-type="float" office:value="979.877688283782">
            <text:p>979.88</text:p>
          </table:table-cell>
          <table:table-cell table:style-name="ce57" table:formula="of:=IF([.$N43]&gt;[Datos.$C$4]*12+[Datos.$C$5];&quot;&quot;;[Datos.$C$9]-[.F43])" office:value-type="float" office:value="0.640121513227963">
            <text:p>0.64</text:p>
          </table:table-cell>
          <table:table-cell table:style-name="ce57" table:formula="of:=IF([.$N43]&gt;[Datos.$C$4]*12+[Datos.$C$5];&quot;&quot;;[.D41]*[Datos.$C$14])" office:value-type="float" office:value="7.81878670836251">
            <text:p>7.82</text:p>
          </table:table-cell>
          <table:table-cell table:style-name="ce57" table:number-columns-repeated="2"/>
          <table:table-cell table:style-name="ce64"/>
          <table:table-cell table:style-name="ce57" table:formula="of:=IF([.$N43]&gt;[Datos.$C$4]*12+[Datos.$C$5];&quot;&quot;;[.J41]-[.K43])" office:value-type="float" office:value="981.516459065346">
            <text:p>981.52</text:p>
          </table:table-cell>
          <table:table-cell table:style-name="ce57" table:formula="of:=IF([.$N43]&gt;[Datos.$C$4]*12+[Datos.$C$5];&quot;&quot;;[Datos.$C$11]-[.L43])" office:value-type="float" office:value="0.591482851580269">
            <text:p>0.59</text:p>
          </table:table-cell>
          <table:table-cell table:style-name="ce74" table:formula="of:=IF([.$N43]&gt;[Datos.$C$4]*12+[Datos.$C$5];&quot;&quot;;[.J41]*[Datos.$C$15])" office:value-type="float" office:value="8.18423284930772">
            <text:p>8.18</text:p>
          </table:table-cell>
          <table:table-cell table:formula="of:=IF([.$N43]=[Datos.$C$4]*12+[Datos.$C$5];HYPERLINK(&quot;http://interes.ax5.org/&quot;);&quot;&quot;)">
            <text:p/>
          </table:table-cell>
          <table:table-cell table:style-name="ce64" table:formula="of:=[.N41]+1"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]&gt;[Datos.$C$4]*12+[Datos.$C$5];&quot;&quot;;[.D43]-[.E44])" office:value-type="float" office:value="979.232462351716">
            <text:p>979.23</text:p>
          </table:table-cell>
          <table:table-cell table:style-name="ce58" table:formula="of:=IF([.$N44]&gt;[Datos.$C$4]*12+[Datos.$C$5];&quot;&quot;;[Datos.$C$9]-[.F44])" office:value-type="float" office:value="0.645225932066006">
            <text:p>0.65</text:p>
          </table:table-cell>
          <table:table-cell table:style-name="ce58" table:formula="of:=IF([.$N44]&gt;[Datos.$C$4]*12+[Datos.$C$5];&quot;&quot;;[.D43]*[Datos.$C$14])" office:value-type="float" office:value="7.81368228952446">
            <text:p>7.81</text:p>
          </table:table-cell>
          <table:table-cell table:style-name="ce58" table:number-columns-repeated="2"/>
          <table:table-cell table:style-name="ce65"/>
          <table:table-cell table:style-name="ce58" table:formula="of:=IF([.$N44]&gt;[Datos.$C$4]*12+[Datos.$C$5];&quot;&quot;;[.J43]-[.K44])" office:value-type="float" office:value="980.920047190003">
            <text:p>980.92</text:p>
          </table:table-cell>
          <table:table-cell table:style-name="ce58" table:formula="of:=IF([.$N44]&gt;[Datos.$C$4]*12+[Datos.$C$5];&quot;&quot;;[Datos.$C$11]-[.L44])" office:value-type="float" office:value="0.596411875343438">
            <text:p>0.60</text:p>
          </table:table-cell>
          <table:table-cell table:style-name="ce73" table:formula="of:=IF([.$N44]&gt;[Datos.$C$4]*12+[Datos.$C$5];&quot;&quot;;[.J43]*[Datos.$C$15])" office:value-type="float" office:value="8.17930382554455">
            <text:p>8.18</text:p>
          </table:table-cell>
          <table:table-cell table:formula="of:=IF([.$N44]=[Datos.$C$4]*12+[Datos.$C$5];HYPERLINK(&quot;http://interes.ax5.org/&quot;);&quot;&quot;)">
            <text:p/>
          </table:table-cell>
          <table:table-cell table:style-name="ce65" table:formula="of:=[.N43]+1"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]&gt;[Datos.$C$4]*12+[Datos.$C$5];&quot;&quot;;[.D44]-[.E45])" office:value-type="float" office:value="978.582091297459">
            <text:p>978.58</text:p>
          </table:table-cell>
          <table:table-cell table:style-name="ce58" table:formula="of:=IF([.$N45]&gt;[Datos.$C$4]*12+[Datos.$C$5];&quot;&quot;;[Datos.$C$9]-[.F45])" office:value-type="float" office:value="0.65037105425667">
            <text:p>0.65</text:p>
          </table:table-cell>
          <table:table-cell table:style-name="ce58" table:formula="of:=IF([.$N45]&gt;[Datos.$C$4]*12+[Datos.$C$5];&quot;&quot;;[.D44]*[Datos.$C$14])" office:value-type="float" office:value="7.8085371673338">
            <text:p>7.81</text:p>
          </table:table-cell>
          <table:table-cell table:style-name="ce58" table:number-columns-repeated="2"/>
          <table:table-cell table:style-name="ce65"/>
          <table:table-cell table:style-name="ce58" table:formula="of:=IF([.$N45]&gt;[Datos.$C$4]*12+[Datos.$C$5];&quot;&quot;;[.J44]-[.K45])" office:value-type="float" office:value="980.318665215698">
            <text:p>980.32</text:p>
          </table:table-cell>
          <table:table-cell table:style-name="ce58" table:formula="of:=IF([.$N45]&gt;[Datos.$C$4]*12+[Datos.$C$5];&quot;&quot;;[Datos.$C$11]-[.L45])" office:value-type="float" office:value="0.601381974304633">
            <text:p>0.60</text:p>
          </table:table-cell>
          <table:table-cell table:style-name="ce73" table:formula="of:=IF([.$N45]&gt;[Datos.$C$4]*12+[Datos.$C$5];&quot;&quot;;[.J44]*[Datos.$C$15])" office:value-type="float" office:value="8.17433372658335">
            <text:p>8.17</text:p>
          </table:table-cell>
          <table:table-cell table:formula="of:=IF([.$N45]=[Datos.$C$4]*12+[Datos.$C$5];HYPERLINK(&quot;http://interes.ax5.org/&quot;);&quot;&quot;)">
            <text:p/>
          </table:table-cell>
          <table:table-cell table:style-name="ce65" table:formula="of:=[.N44]+1"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]&gt;[Datos.$C$4]*12+[Datos.$C$5];&quot;&quot;;[.D45]-[.E46])" office:value-type="float" office:value="977.926534093085">
            <text:p>977.93</text:p>
          </table:table-cell>
          <table:table-cell table:style-name="ce58" table:formula="of:=IF([.$N46]&gt;[Datos.$C$4]*12+[Datos.$C$5];&quot;&quot;;[Datos.$C$9]-[.F46])" office:value-type="float" office:value="0.655557204374206">
            <text:p>0.66</text:p>
          </table:table-cell>
          <table:table-cell table:style-name="ce58" table:formula="of:=IF([.$N46]&gt;[Datos.$C$4]*12+[Datos.$C$5];&quot;&quot;;[.D45]*[Datos.$C$14])" office:value-type="float" office:value="7.80335101721626">
            <text:p>7.80</text:p>
          </table:table-cell>
          <table:table-cell table:style-name="ce58" table:number-columns-repeated="2"/>
          <table:table-cell table:style-name="ce65"/>
          <table:table-cell table:style-name="ce58" table:formula="of:=IF([.$N46]&gt;[Datos.$C$4]*12+[Datos.$C$5];&quot;&quot;;[.J45]-[.K46])" office:value-type="float" office:value="979.712271724941">
            <text:p>979.71</text:p>
          </table:table-cell>
          <table:table-cell table:style-name="ce58" table:formula="of:=IF([.$N46]&gt;[Datos.$C$4]*12+[Datos.$C$5];&quot;&quot;;[Datos.$C$11]-[.L46])" office:value-type="float" office:value="0.606393490757172">
            <text:p>0.61</text:p>
          </table:table-cell>
          <table:table-cell table:style-name="ce73" table:formula="of:=IF([.$N46]&gt;[Datos.$C$4]*12+[Datos.$C$5];&quot;&quot;;[.J45]*[Datos.$C$15])" office:value-type="float" office:value="8.16932221013082">
            <text:p>8.17</text:p>
          </table:table-cell>
          <table:table-cell table:formula="of:=IF([.$N46]=[Datos.$C$4]*12+[Datos.$C$5];HYPERLINK(&quot;http://interes.ax5.org/&quot;);&quot;&quot;)">
            <text:p/>
          </table:table-cell>
          <table:table-cell table:style-name="ce65" table:formula="of:=[.N45]+1"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]&gt;[Datos.$C$4]*12+[Datos.$C$5];&quot;&quot;;[.D46]-[.E47])" office:value-type="float" office:value="977.265749383504">
            <text:p>977.27</text:p>
          </table:table-cell>
          <table:table-cell table:style-name="ce58" table:formula="of:=IF([.$N47]&gt;[Datos.$C$4]*12+[Datos.$C$5];&quot;&quot;;[Datos.$C$9]-[.F47])" office:value-type="float" office:value="0.660784709581066">
            <text:p>0.66</text:p>
          </table:table-cell>
          <table:table-cell table:style-name="ce58" table:formula="of:=IF([.$N47]&gt;[Datos.$C$4]*12+[Datos.$C$5];&quot;&quot;;[.D46]*[Datos.$C$14])" office:value-type="float" office:value="7.7981235120094">
            <text:p>7.80</text:p>
          </table:table-cell>
          <table:table-cell table:style-name="ce58" table:number-columns-repeated="2"/>
          <table:table-cell table:style-name="ce65"/>
          <table:table-cell table:style-name="ce58" table:formula="of:=IF([.$N47]&gt;[Datos.$C$4]*12+[Datos.$C$5];&quot;&quot;;[.J46]-[.K47])" office:value-type="float" office:value="979.100824955094">
            <text:p>979.10</text:p>
          </table:table-cell>
          <table:table-cell table:style-name="ce58" table:formula="of:=IF([.$N47]&gt;[Datos.$C$4]*12+[Datos.$C$5];&quot;&quot;;[Datos.$C$11]-[.L47])" office:value-type="float" office:value="0.611446769846815">
            <text:p>0.61</text:p>
          </table:table-cell>
          <table:table-cell table:style-name="ce73" table:formula="of:=IF([.$N47]&gt;[Datos.$C$4]*12+[Datos.$C$5];&quot;&quot;;[.J46]*[Datos.$C$15])" office:value-type="float" office:value="8.16426893104117">
            <text:p>8.16</text:p>
          </table:table-cell>
          <table:table-cell table:formula="of:=IF([.$N47]=[Datos.$C$4]*12+[Datos.$C$5];HYPERLINK(&quot;http://interes.ax5.org/&quot;);&quot;&quot;)">
            <text:p/>
          </table:table-cell>
          <table:table-cell table:style-name="ce65" table:formula="of:=[.N46]+1"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]&gt;[Datos.$C$4]*12+[Datos.$C$5];&quot;&quot;;[.D47]-[.E48])" office:value-type="float" office:value="976.599695483855">
            <text:p>976.60</text:p>
          </table:table-cell>
          <table:table-cell table:style-name="ce58" table:formula="of:=IF([.$N48]&gt;[Datos.$C$4]*12+[Datos.$C$5];&quot;&quot;;[Datos.$C$9]-[.F48])" office:value-type="float" office:value="0.666053899648538">
            <text:p>0.67</text:p>
          </table:table-cell>
          <table:table-cell table:style-name="ce58" table:formula="of:=IF([.$N48]&gt;[Datos.$C$4]*12+[Datos.$C$5];&quot;&quot;;[.D47]*[Datos.$C$14])" office:value-type="float" office:value="7.79285432194193">
            <text:p>7.79</text:p>
          </table:table-cell>
          <table:table-cell table:style-name="ce58" table:number-columns-repeated="2"/>
          <table:table-cell table:style-name="ce65"/>
          <table:table-cell table:style-name="ce58" table:formula="of:=IF([.$N48]&gt;[Datos.$C$4]*12+[Datos.$C$5];&quot;&quot;;[.J47]-[.K48])" office:value-type="float" office:value="978.484282795498">
            <text:p>978.48</text:p>
          </table:table-cell>
          <table:table-cell table:style-name="ce58" table:formula="of:=IF([.$N48]&gt;[Datos.$C$4]*12+[Datos.$C$5];&quot;&quot;;[Datos.$C$11]-[.L48])" office:value-type="float" office:value="0.616542159595538">
            <text:p>0.62</text:p>
          </table:table-cell>
          <table:table-cell table:style-name="ce73" table:formula="of:=IF([.$N48]&gt;[Datos.$C$4]*12+[Datos.$C$5];&quot;&quot;;[.J47]*[Datos.$C$15])" office:value-type="float" office:value="8.15917354129245">
            <text:p>8.16</text:p>
          </table:table-cell>
          <table:table-cell table:formula="of:=IF([.$N48]=[Datos.$C$4]*12+[Datos.$C$5];HYPERLINK(&quot;http://interes.ax5.org/&quot;);&quot;&quot;)">
            <text:p/>
          </table:table-cell>
          <table:table-cell table:style-name="ce65" table:formula="of:=[.N47]+1" office:value-type="float" office:value="41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]&gt;[Datos.$C$4]*12+[Datos.$C$5];&quot;&quot;;[.D48]-[.E49])" office:value-type="float" office:value="975.928330376878">
            <text:p>975.93</text:p>
          </table:table-cell>
          <table:table-cell table:style-name="ce58" table:formula="of:=IF([.$N49]&gt;[Datos.$C$4]*12+[Datos.$C$5];&quot;&quot;;[Datos.$C$9]-[.F49])" office:value-type="float" office:value="0.671365106977555">
            <text:p>0.67</text:p>
          </table:table-cell>
          <table:table-cell table:style-name="ce58" table:formula="of:=IF([.$N49]&gt;[Datos.$C$4]*12+[Datos.$C$5];&quot;&quot;;[.D48]*[Datos.$C$14])" office:value-type="float" office:value="7.78754311461291">
            <text:p>7.79</text:p>
          </table:table-cell>
          <table:table-cell table:style-name="ce58" table:number-columns-repeated="2"/>
          <table:table-cell table:style-name="ce65"/>
          <table:table-cell table:style-name="ce58" table:formula="of:=IF([.$N49]&gt;[Datos.$C$4]*12+[Datos.$C$5];&quot;&quot;;[.J48]-[.K49])" office:value-type="float" office:value="977.862602784573">
            <text:p>977.86</text:p>
          </table:table-cell>
          <table:table-cell table:style-name="ce58" table:formula="of:=IF([.$N49]&gt;[Datos.$C$4]*12+[Datos.$C$5];&quot;&quot;;[Datos.$C$11]-[.L49])" office:value-type="float" office:value="0.6216800109255">
            <text:p>0.62</text:p>
          </table:table-cell>
          <table:table-cell table:style-name="ce73" table:formula="of:=IF([.$N49]&gt;[Datos.$C$4]*12+[Datos.$C$5];&quot;&quot;;[.J48]*[Datos.$C$15])" office:value-type="float" office:value="8.15403568996249">
            <text:p>8.15</text:p>
          </table:table-cell>
          <table:table-cell table:formula="of:=IF([.$N49]=[Datos.$C$4]*12+[Datos.$C$5];HYPERLINK(&quot;http://interes.ax5.org/&quot;);&quot;&quot;)">
            <text:p/>
          </table:table-cell>
          <table:table-cell table:style-name="ce65" table:formula="of:=[.N48]+1"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]&gt;[Datos.$C$4]*12+[Datos.$C$5];&quot;&quot;;[.D49]-[.E50])" office:value-type="float" office:value="975.251611710258">
            <text:p>975.25</text:p>
          </table:table-cell>
          <table:table-cell table:style-name="ce58" table:formula="of:=IF([.$N50]&gt;[Datos.$C$4]*12+[Datos.$C$5];&quot;&quot;;[Datos.$C$9]-[.F50])" office:value-type="float" office:value="0.676718666619659">
            <text:p>0.68</text:p>
          </table:table-cell>
          <table:table-cell table:style-name="ce58" table:formula="of:=IF([.$N50]&gt;[Datos.$C$4]*12+[Datos.$C$5];&quot;&quot;;[.D49]*[Datos.$C$14])" office:value-type="float" office:value="7.78218955497081">
            <text:p>7.78</text:p>
          </table:table-cell>
          <table:table-cell table:style-name="ce58" table:number-columns-repeated="2"/>
          <table:table-cell table:style-name="ce65"/>
          <table:table-cell table:style-name="ce58" table:formula="of:=IF([.$N50]&gt;[Datos.$C$4]*12+[Datos.$C$5];&quot;&quot;;[.J49]-[.K50])" office:value-type="float" office:value="977.23574210689">
            <text:p>977.24</text:p>
          </table:table-cell>
          <table:table-cell table:style-name="ce58" table:formula="of:=IF([.$N50]&gt;[Datos.$C$4]*12+[Datos.$C$5];&quot;&quot;;[Datos.$C$11]-[.L50])" office:value-type="float" office:value="0.626860677683213">
            <text:p>0.63</text:p>
          </table:table-cell>
          <table:table-cell table:style-name="ce73" table:formula="of:=IF([.$N50]&gt;[Datos.$C$4]*12+[Datos.$C$5];&quot;&quot;;[.J49]*[Datos.$C$15])" office:value-type="float" office:value="8.14885502320477">
            <text:p>8.15</text:p>
          </table:table-cell>
          <table:table-cell table:formula="of:=IF([.$N50]=[Datos.$C$4]*12+[Datos.$C$5];HYPERLINK(&quot;http://interes.ax5.org/&quot;);&quot;&quot;)">
            <text:p/>
          </table:table-cell>
          <table:table-cell table:style-name="ce65" table:formula="of:=[.N49]+1" office:value-type="float" office:value="43">
            <text:p>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]&gt;[Datos.$C$4]*12+[Datos.$C$5];&quot;&quot;;[.D50]-[.E51])" office:value-type="float" office:value="974.56949679396">
            <text:p>974.57</text:p>
          </table:table-cell>
          <table:table-cell table:style-name="ce58" table:formula="of:=IF([.$N51]&gt;[Datos.$C$4]*12+[Datos.$C$5];&quot;&quot;;[Datos.$C$9]-[.F51])" office:value-type="float" office:value="0.682114916298145">
            <text:p>0.68</text:p>
          </table:table-cell>
          <table:table-cell table:style-name="ce58" table:formula="of:=IF([.$N51]&gt;[Datos.$C$4]*12+[Datos.$C$5];&quot;&quot;;[.D50]*[Datos.$C$14])" office:value-type="float" office:value="7.77679330529232">
            <text:p>7.78</text:p>
          </table:table-cell>
          <table:table-cell table:style-name="ce58" table:number-columns-repeated="2"/>
          <table:table-cell table:style-name="ce65"/>
          <table:table-cell table:style-name="ce58" table:formula="of:=IF([.$N51]&gt;[Datos.$C$4]*12+[Datos.$C$5];&quot;&quot;;[.J50]-[.K51])" office:value-type="float" office:value="976.603657590226">
            <text:p>976.60</text:p>
          </table:table-cell>
          <table:table-cell table:style-name="ce58" table:formula="of:=IF([.$N51]&gt;[Datos.$C$4]*12+[Datos.$C$5];&quot;&quot;;[Datos.$C$11]-[.L51])" office:value-type="float" office:value="0.632084516663907">
            <text:p>0.63</text:p>
          </table:table-cell>
          <table:table-cell table:style-name="ce73" table:formula="of:=IF([.$N51]&gt;[Datos.$C$4]*12+[Datos.$C$5];&quot;&quot;;[.J50]*[Datos.$C$15])" office:value-type="float" office:value="8.14363118422408">
            <text:p>8.14</text:p>
          </table:table-cell>
          <table:table-cell table:formula="of:=IF([.$N51]=[Datos.$C$4]*12+[Datos.$C$5];HYPERLINK(&quot;http://interes.ax5.org/&quot;);&quot;&quot;)">
            <text:p/>
          </table:table-cell>
          <table:table-cell table:style-name="ce65" table:formula="of:=[.N50]+1" office:value-type="float" office:value="44">
            <text:p>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]&gt;[Datos.$C$4]*12+[Datos.$C$5];&quot;&quot;;[.D51]-[.E52])" office:value-type="float" office:value="973.88194259753">
            <text:p>973.88</text:p>
          </table:table-cell>
          <table:table-cell table:style-name="ce58" table:formula="of:=IF([.$N52]&gt;[Datos.$C$4]*12+[Datos.$C$5];&quot;&quot;;[Datos.$C$9]-[.F52])" office:value-type="float" office:value="0.687554196429356">
            <text:p>0.69</text:p>
          </table:table-cell>
          <table:table-cell table:style-name="ce58" table:formula="of:=IF([.$N52]&gt;[Datos.$C$4]*12+[Datos.$C$5];&quot;&quot;;[.D51]*[Datos.$C$14])" office:value-type="float" office:value="7.77135402516111">
            <text:p>7.77</text:p>
          </table:table-cell>
          <table:table-cell table:style-name="ce58" table:number-columns-repeated="2"/>
          <table:table-cell table:style-name="ce65"/>
          <table:table-cell table:style-name="ce58" table:formula="of:=IF([.$N52]&gt;[Datos.$C$4]*12+[Datos.$C$5];&quot;&quot;;[.J51]-[.K52])" office:value-type="float" office:value="975.96630570259">
            <text:p>975.97</text:p>
          </table:table-cell>
          <table:table-cell table:style-name="ce58" table:formula="of:=IF([.$N52]&gt;[Datos.$C$4]*12+[Datos.$C$5];&quot;&quot;;[Datos.$C$11]-[.L52])" office:value-type="float" office:value="0.637351887636106">
            <text:p>0.64</text:p>
          </table:table-cell>
          <table:table-cell table:style-name="ce73" table:formula="of:=IF([.$N52]&gt;[Datos.$C$4]*12+[Datos.$C$5];&quot;&quot;;[.J51]*[Datos.$C$15])" office:value-type="float" office:value="8.13836381325188">
            <text:p>8.14</text:p>
          </table:table-cell>
          <table:table-cell table:formula="of:=IF([.$N52]=[Datos.$C$4]*12+[Datos.$C$5];HYPERLINK(&quot;http://interes.ax5.org/&quot;);&quot;&quot;)">
            <text:p/>
          </table:table-cell>
          <table:table-cell table:style-name="ce65" table:formula="of:=[.N51]+1"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]&gt;[Datos.$C$4]*12+[Datos.$C$5];&quot;&quot;;[.D52]-[.E53])" office:value-type="float" office:value="973.188905747386">
            <text:p>973.19</text:p>
          </table:table-cell>
          <table:table-cell table:style-name="ce58" table:formula="of:=IF([.$N53]&gt;[Datos.$C$4]*12+[Datos.$C$5];&quot;&quot;;[Datos.$C$9]-[.F53])" office:value-type="float" office:value="0.693036850144166">
            <text:p>0.69</text:p>
          </table:table-cell>
          <table:table-cell table:style-name="ce58" table:formula="of:=IF([.$N53]&gt;[Datos.$C$4]*12+[Datos.$C$5];&quot;&quot;;[.D52]*[Datos.$C$14])" office:value-type="float" office:value="7.7658713714463">
            <text:p>7.77</text:p>
          </table:table-cell>
          <table:table-cell table:style-name="ce58" table:number-columns-repeated="2"/>
          <table:table-cell table:style-name="ce65"/>
          <table:table-cell table:style-name="ce58" table:formula="of:=IF([.$N53]&gt;[Datos.$C$4]*12+[Datos.$C$5];&quot;&quot;;[.J52]-[.K53])" office:value-type="float" office:value="975.323642549223">
            <text:p>975.32</text:p>
          </table:table-cell>
          <table:table-cell table:style-name="ce58" table:formula="of:=IF([.$N53]&gt;[Datos.$C$4]*12+[Datos.$C$5];&quot;&quot;;[Datos.$C$11]-[.L53])" office:value-type="float" office:value="0.642663153366406">
            <text:p>0.64</text:p>
          </table:table-cell>
          <table:table-cell table:style-name="ce73" table:formula="of:=IF([.$N53]&gt;[Datos.$C$4]*12+[Datos.$C$5];&quot;&quot;;[.J52]*[Datos.$C$15])" office:value-type="float" office:value="8.13305254752158">
            <text:p>8.13</text:p>
          </table:table-cell>
          <table:table-cell table:formula="of:=IF([.$N53]=[Datos.$C$4]*12+[Datos.$C$5];HYPERLINK(&quot;http://interes.ax5.org/&quot;);&quot;&quot;)">
            <text:p/>
          </table:table-cell>
          <table:table-cell table:style-name="ce65" table:formula="of:=[.N52]+1"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]&gt;[Datos.$C$4]*12+[Datos.$C$5];&quot;&quot;;[.D53]-[.E54])" office:value-type="float" office:value="972.490342524077">
            <text:p>972.49</text:p>
          </table:table-cell>
          <table:table-cell table:style-name="ce58" table:formula="of:=IF([.$N54]&gt;[Datos.$C$4]*12+[Datos.$C$5];&quot;&quot;;[Datos.$C$9]-[.F54])" office:value-type="float" office:value="0.698563223309621">
            <text:p>0.70</text:p>
          </table:table-cell>
          <table:table-cell table:style-name="ce58" table:formula="of:=IF([.$N54]&gt;[Datos.$C$4]*12+[Datos.$C$5];&quot;&quot;;[.D53]*[Datos.$C$14])" office:value-type="float" office:value="7.76034499828085">
            <text:p>7.76</text:p>
          </table:table-cell>
          <table:table-cell table:style-name="ce58" table:number-columns-repeated="2"/>
          <table:table-cell table:style-name="ce65"/>
          <table:table-cell table:style-name="ce58" table:formula="of:=IF([.$N54]&gt;[Datos.$C$4]*12+[Datos.$C$5];&quot;&quot;;[.J53]-[.K54])" office:value-type="float" office:value="974.675623869579">
            <text:p>974.68</text:p>
          </table:table-cell>
          <table:table-cell table:style-name="ce58" table:formula="of:=IF([.$N54]&gt;[Datos.$C$4]*12+[Datos.$C$5];&quot;&quot;;[Datos.$C$11]-[.L54])" office:value-type="float" office:value="0.64801867964446">
            <text:p>0.65</text:p>
          </table:table-cell>
          <table:table-cell table:style-name="ce73" table:formula="of:=IF([.$N54]&gt;[Datos.$C$4]*12+[Datos.$C$5];&quot;&quot;;[.J53]*[Datos.$C$15])" office:value-type="float" office:value="8.12769702124353">
            <text:p>8.13</text:p>
          </table:table-cell>
          <table:table-cell table:formula="of:=IF([.$N54]=[Datos.$C$4]*12+[Datos.$C$5];HYPERLINK(&quot;http://interes.ax5.org/&quot;);&quot;&quot;)">
            <text:p/>
          </table:table-cell>
          <table:table-cell table:style-name="ce65" table:formula="of:=[.N53]+1" office:value-type="float" office:value="47">
            <text:p>4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3]+1" office:value-type="float" office:value="2018">
            <text:p>2018</text:p>
          </table:table-cell>
          <table:table-cell/>
          <table:table-cell table:style-name="ce57" table:formula="of:=IF([.$N55]&gt;[Datos.$C$4]*12+[Datos.$C$5];&quot;&quot;;[.D54]-[.E55])" office:value-type="float" office:value="971.786208859526">
            <text:p>971.79</text:p>
          </table:table-cell>
          <table:table-cell table:style-name="ce57" table:formula="of:=IF([.$N55]&gt;[Datos.$C$4]*12+[Datos.$C$5];&quot;&quot;;[Datos.$C$9]-[.F55])" office:value-type="float" office:value="0.704133664550759">
            <text:p>0.70</text:p>
          </table:table-cell>
          <table:table-cell table:style-name="ce57" table:formula="of:=IF([.$N55]&gt;[Datos.$C$4]*12+[Datos.$C$5];&quot;&quot;;[.D54]*[Datos.$C$14])" office:value-type="float" office:value="7.75477455703971">
            <text:p>7.75</text:p>
          </table:table-cell>
          <table:table-cell table:style-name="ce57" table:number-columns-repeated="2"/>
          <table:table-cell table:style-name="ce64"/>
          <table:table-cell table:style-name="ce57" table:formula="of:=IF([.$N55]&gt;[Datos.$C$4]*12+[Datos.$C$5];&quot;&quot;;[.J54]-[.K55])" office:value-type="float" office:value="974.022205034271">
            <text:p>974.02</text:p>
          </table:table-cell>
          <table:table-cell table:style-name="ce57" table:formula="of:=IF([.$N55]&gt;[Datos.$C$4]*12+[Datos.$C$5];&quot;&quot;;[Datos.$C$11]-[.L55])" office:value-type="float" office:value="0.653418835308164">
            <text:p>0.65</text:p>
          </table:table-cell>
          <table:table-cell table:style-name="ce74" table:formula="of:=IF([.$N55]&gt;[Datos.$C$4]*12+[Datos.$C$5];&quot;&quot;;[.J54]*[Datos.$C$15])" office:value-type="float" office:value="8.12229686557982">
            <text:p>8.12</text:p>
          </table:table-cell>
          <table:table-cell table:formula="of:=IF([.$N55]=[Datos.$C$4]*12+[Datos.$C$5];HYPERLINK(&quot;http://interes.ax5.org/&quot;);&quot;&quot;)">
            <text:p/>
          </table:table-cell>
          <table:table-cell table:style-name="ce64" table:formula="of:=[.N54]+1" office:value-type="float" office:value="48">
            <text:p>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]&gt;[Datos.$C$4]*12+[Datos.$C$5];&quot;&quot;;[.D55]-[.E56])" office:value-type="float" office:value="971.076460334253">
            <text:p>971.08</text:p>
          </table:table-cell>
          <table:table-cell table:style-name="ce58" table:formula="of:=IF([.$N56]&gt;[Datos.$C$4]*12+[Datos.$C$5];&quot;&quot;;[Datos.$C$9]-[.F56])" office:value-type="float" office:value="0.709748525272606">
            <text:p>0.71</text:p>
          </table:table-cell>
          <table:table-cell table:style-name="ce58" table:formula="of:=IF([.$N56]&gt;[Datos.$C$4]*12+[Datos.$C$5];&quot;&quot;;[.D55]*[Datos.$C$14])" office:value-type="float" office:value="7.74915969631786">
            <text:p>7.75</text:p>
          </table:table-cell>
          <table:table-cell table:style-name="ce58" table:number-columns-repeated="2"/>
          <table:table-cell table:style-name="ce65"/>
          <table:table-cell table:style-name="ce58" table:formula="of:=IF([.$N56]&gt;[Datos.$C$4]*12+[Datos.$C$5];&quot;&quot;;[.J55]-[.K56])" office:value-type="float" office:value="973.363341042002">
            <text:p>973.36</text:p>
          </table:table-cell>
          <table:table-cell table:style-name="ce58" table:formula="of:=IF([.$N56]&gt;[Datos.$C$4]*12+[Datos.$C$5];&quot;&quot;;[Datos.$C$11]-[.L56])" office:value-type="float" office:value="0.658863992269065">
            <text:p>0.66</text:p>
          </table:table-cell>
          <table:table-cell table:style-name="ce73" table:formula="of:=IF([.$N56]&gt;[Datos.$C$4]*12+[Datos.$C$5];&quot;&quot;;[.J55]*[Datos.$C$15])" office:value-type="float" office:value="8.11685170861892">
            <text:p>8.12</text:p>
          </table:table-cell>
          <table:table-cell table:formula="of:=IF([.$N56]=[Datos.$C$4]*12+[Datos.$C$5];HYPERLINK(&quot;http://interes.ax5.org/&quot;);&quot;&quot;)">
            <text:p/>
          </table:table-cell>
          <table:table-cell table:style-name="ce65" table:formula="of:=[.N55]+1"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]&gt;[Datos.$C$4]*12+[Datos.$C$5];&quot;&quot;;[.D56]-[.E57])" office:value-type="float" office:value="970.361052174571">
            <text:p>970.36</text:p>
          </table:table-cell>
          <table:table-cell table:style-name="ce58" table:formula="of:=IF([.$N57]&gt;[Datos.$C$4]*12+[Datos.$C$5];&quot;&quot;;[Datos.$C$9]-[.F57])" office:value-type="float" office:value="0.715408159682337">
            <text:p>0.72</text:p>
          </table:table-cell>
          <table:table-cell table:style-name="ce58" table:formula="of:=IF([.$N57]&gt;[Datos.$C$4]*12+[Datos.$C$5];&quot;&quot;;[.D56]*[Datos.$C$14])" office:value-type="float" office:value="7.74350006190813">
            <text:p>7.74</text:p>
          </table:table-cell>
          <table:table-cell table:style-name="ce58" table:number-columns-repeated="2"/>
          <table:table-cell table:style-name="ce65"/>
          <table:table-cell table:style-name="ce58" table:formula="of:=IF([.$N57]&gt;[Datos.$C$4]*12+[Datos.$C$5];&quot;&quot;;[.J56]-[.K57])" office:value-type="float" office:value="972.698986516464">
            <text:p>972.70</text:p>
          </table:table-cell>
          <table:table-cell table:style-name="ce58" table:formula="of:=IF([.$N57]&gt;[Datos.$C$4]*12+[Datos.$C$5];&quot;&quot;;[Datos.$C$11]-[.L57])" office:value-type="float" office:value="0.664354525537974">
            <text:p>0.66</text:p>
          </table:table-cell>
          <table:table-cell table:style-name="ce73" table:formula="of:=IF([.$N57]&gt;[Datos.$C$4]*12+[Datos.$C$5];&quot;&quot;;[.J56]*[Datos.$C$15])" office:value-type="float" office:value="8.11136117535001">
            <text:p>8.11</text:p>
          </table:table-cell>
          <table:table-cell table:formula="of:=IF([.$N57]=[Datos.$C$4]*12+[Datos.$C$5];HYPERLINK(&quot;http://interes.ax5.org/&quot;);&quot;&quot;)">
            <text:p/>
          </table:table-cell>
          <table:table-cell table:style-name="ce65" table:formula="of:=[.N56]+1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]&gt;[Datos.$C$4]*12+[Datos.$C$5];&quot;&quot;;[.D57]-[.E58])" office:value-type="float" office:value="969.639939249759">
            <text:p>969.64</text:p>
          </table:table-cell>
          <table:table-cell table:style-name="ce58" table:formula="of:=IF([.$N58]&gt;[Datos.$C$4]*12+[Datos.$C$5];&quot;&quot;;[Datos.$C$9]-[.F58])" office:value-type="float" office:value="0.721112924811627">
            <text:p>0.72</text:p>
          </table:table-cell>
          <table:table-cell table:style-name="ce58" table:formula="of:=IF([.$N58]&gt;[Datos.$C$4]*12+[Datos.$C$5];&quot;&quot;;[.D57]*[Datos.$C$14])" office:value-type="float" office:value="7.73779529677884">
            <text:p>7.74</text:p>
          </table:table-cell>
          <table:table-cell table:style-name="ce58" table:number-columns-repeated="2"/>
          <table:table-cell table:style-name="ce65"/>
          <table:table-cell table:style-name="ce58" table:formula="of:=IF([.$N58]&gt;[Datos.$C$4]*12+[Datos.$C$5];&quot;&quot;;[.J57]-[.K58])" office:value-type="float" office:value="972.029095703213">
            <text:p>972.03</text:p>
          </table:table-cell>
          <table:table-cell table:style-name="ce58" table:formula="of:=IF([.$N58]&gt;[Datos.$C$4]*12+[Datos.$C$5];&quot;&quot;;[Datos.$C$11]-[.L58])" office:value-type="float" office:value="0.66989081325079">
            <text:p>0.67</text:p>
          </table:table-cell>
          <table:table-cell table:style-name="ce73" table:formula="of:=IF([.$N58]&gt;[Datos.$C$4]*12+[Datos.$C$5];&quot;&quot;;[.J57]*[Datos.$C$15])" office:value-type="float" office:value="8.1058248876372">
            <text:p>8.11</text:p>
          </table:table-cell>
          <table:table-cell table:formula="of:=IF([.$N58]=[Datos.$C$4]*12+[Datos.$C$5];HYPERLINK(&quot;http://interes.ax5.org/&quot;);&quot;&quot;)">
            <text:p/>
          </table:table-cell>
          <table:table-cell table:style-name="ce65" table:formula="of:=[.N57]+1" office:value-type="float" office:value="51">
            <text:p>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]&gt;[Datos.$C$4]*12+[Datos.$C$5];&quot;&quot;;[.D58]-[.E59])" office:value-type="float" office:value="968.91307606922">
            <text:p>968.91</text:p>
          </table:table-cell>
          <table:table-cell table:style-name="ce58" table:formula="of:=IF([.$N59]&gt;[Datos.$C$4]*12+[Datos.$C$5];&quot;&quot;;[Datos.$C$9]-[.F59])" office:value-type="float" office:value="0.726863180539173">
            <text:p>0.73</text:p>
          </table:table-cell>
          <table:table-cell table:style-name="ce58" table:formula="of:=IF([.$N59]&gt;[Datos.$C$4]*12+[Datos.$C$5];&quot;&quot;;[.D58]*[Datos.$C$14])" office:value-type="float" office:value="7.7320450410513">
            <text:p>7.73</text:p>
          </table:table-cell>
          <table:table-cell table:style-name="ce58" table:number-columns-repeated="2"/>
          <table:table-cell table:style-name="ce65"/>
          <table:table-cell table:style-name="ce58" table:formula="of:=IF([.$N59]&gt;[Datos.$C$4]*12+[Datos.$C$5];&quot;&quot;;[.J58]-[.K59])" office:value-type="float" office:value="971.353622466518">
            <text:p>971.35</text:p>
          </table:table-cell>
          <table:table-cell table:style-name="ce58" table:formula="of:=IF([.$N59]&gt;[Datos.$C$4]*12+[Datos.$C$5];&quot;&quot;;[Datos.$C$11]-[.L59])" office:value-type="float" office:value="0.675473236694547">
            <text:p>0.68</text:p>
          </table:table-cell>
          <table:table-cell table:style-name="ce73" table:formula="of:=IF([.$N59]&gt;[Datos.$C$4]*12+[Datos.$C$5];&quot;&quot;;[.J58]*[Datos.$C$15])" office:value-type="float" office:value="8.10024246419344">
            <text:p>8.10</text:p>
          </table:table-cell>
          <table:table-cell table:formula="of:=IF([.$N59]=[Datos.$C$4]*12+[Datos.$C$5];HYPERLINK(&quot;http://interes.ax5.org/&quot;);&quot;&quot;)">
            <text:p/>
          </table:table-cell>
          <table:table-cell table:style-name="ce65" table:formula="of:=[.N58]+1" office:value-type="float" office:value="52">
            <text:p>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]&gt;[Datos.$C$4]*12+[Datos.$C$5];&quot;&quot;;[.D59]-[.E60])" office:value-type="float" office:value="968.180416779607">
            <text:p>968.18</text:p>
          </table:table-cell>
          <table:table-cell table:style-name="ce58" table:formula="of:=IF([.$N60]&gt;[Datos.$C$4]*12+[Datos.$C$5];&quot;&quot;;[Datos.$C$9]-[.F60])" office:value-type="float" office:value="0.732659289613393">
            <text:p>0.73</text:p>
          </table:table-cell>
          <table:table-cell table:style-name="ce58" table:formula="of:=IF([.$N60]&gt;[Datos.$C$4]*12+[Datos.$C$5];&quot;&quot;;[.D59]*[Datos.$C$14])" office:value-type="float" office:value="7.72624893197708">
            <text:p>7.73</text:p>
          </table:table-cell>
          <table:table-cell table:style-name="ce58" table:number-columns-repeated="2"/>
          <table:table-cell table:style-name="ce65"/>
          <table:table-cell table:style-name="ce58" table:formula="of:=IF([.$N60]&gt;[Datos.$C$4]*12+[Datos.$C$5];&quot;&quot;;[.J59]-[.K60])" office:value-type="float" office:value="970.672520286185">
            <text:p>970.67</text:p>
          </table:table-cell>
          <table:table-cell table:style-name="ce58" table:formula="of:=IF([.$N60]&gt;[Datos.$C$4]*12+[Datos.$C$5];&quot;&quot;;[Datos.$C$11]-[.L60])" office:value-type="float" office:value="0.681102180333669">
            <text:p>0.68</text:p>
          </table:table-cell>
          <table:table-cell table:style-name="ce73" table:formula="of:=IF([.$N60]&gt;[Datos.$C$4]*12+[Datos.$C$5];&quot;&quot;;[.J59]*[Datos.$C$15])" office:value-type="float" office:value="8.09461352055432">
            <text:p>8.09</text:p>
          </table:table-cell>
          <table:table-cell table:formula="of:=IF([.$N60]=[Datos.$C$4]*12+[Datos.$C$5];HYPERLINK(&quot;http://interes.ax5.org/&quot;);&quot;&quot;)">
            <text:p/>
          </table:table-cell>
          <table:table-cell table:style-name="ce65" table:formula="of:=[.N59]+1" office:value-type="float" office:value="53">
            <text:p>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1]&gt;[Datos.$C$4]*12+[Datos.$C$5];&quot;&quot;;[.D60]-[.E61])" office:value-type="float" office:value="967.441915161931">
            <text:p>967.44</text:p>
          </table:table-cell>
          <table:table-cell table:style-name="ce58" table:formula="of:=IF([.$N61]&gt;[Datos.$C$4]*12+[Datos.$C$5];&quot;&quot;;[Datos.$C$9]-[.F61])" office:value-type="float" office:value="0.73850161767531">
            <text:p>0.74</text:p>
          </table:table-cell>
          <table:table-cell table:style-name="ce58" table:formula="of:=IF([.$N61]&gt;[Datos.$C$4]*12+[Datos.$C$5];&quot;&quot;;[.D60]*[Datos.$C$14])" office:value-type="float" office:value="7.72040660391516">
            <text:p>7.72</text:p>
          </table:table-cell>
          <table:table-cell table:style-name="ce58" table:number-columns-repeated="2"/>
          <table:table-cell table:style-name="ce65"/>
          <table:table-cell table:style-name="ce58" table:formula="of:=IF([.$N61]&gt;[Datos.$C$4]*12+[Datos.$C$5];&quot;&quot;;[.J60]-[.K61])" office:value-type="float" office:value="969.985742254348">
            <text:p>969.99</text:p>
          </table:table-cell>
          <table:table-cell table:style-name="ce58" table:formula="of:=IF([.$N61]&gt;[Datos.$C$4]*12+[Datos.$C$5];&quot;&quot;;[Datos.$C$11]-[.L61])" office:value-type="float" office:value="0.686778031836449">
            <text:p>0.69</text:p>
          </table:table-cell>
          <table:table-cell table:style-name="ce73" table:formula="of:=IF([.$N61]&gt;[Datos.$C$4]*12+[Datos.$C$5];&quot;&quot;;[.J60]*[Datos.$C$15])" office:value-type="float" office:value="8.08893766905154">
            <text:p>8.09</text:p>
          </table:table-cell>
          <table:table-cell table:formula="of:=IF([.$N61]=[Datos.$C$4]*12+[Datos.$C$5];HYPERLINK(&quot;http://interes.ax5.org/&quot;);&quot;&quot;)">
            <text:p/>
          </table:table-cell>
          <table:table-cell table:style-name="ce65" table:formula="of:=[.N60]+1" office:value-type="float" office:value="54">
            <text:p>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2]&gt;[Datos.$C$4]*12+[Datos.$C$5];&quot;&quot;;[.D61]-[.E62])" office:value-type="float" office:value="966.69752462865">
            <text:p>966.70</text:p>
          </table:table-cell>
          <table:table-cell table:style-name="ce58" table:formula="of:=IF([.$N62]&gt;[Datos.$C$4]*12+[Datos.$C$5];&quot;&quot;;[Datos.$C$9]-[.F62])" office:value-type="float" office:value="0.744390533281626">
            <text:p>0.74</text:p>
          </table:table-cell>
          <table:table-cell table:style-name="ce58" table:formula="of:=IF([.$N62]&gt;[Datos.$C$4]*12+[Datos.$C$5];&quot;&quot;;[.D61]*[Datos.$C$14])" office:value-type="float" office:value="7.71451768830884">
            <text:p>7.71</text:p>
          </table:table-cell>
          <table:table-cell table:style-name="ce58" table:number-columns-repeated="2"/>
          <table:table-cell table:style-name="ce65"/>
          <table:table-cell table:style-name="ce58" table:formula="of:=IF([.$N62]&gt;[Datos.$C$4]*12+[Datos.$C$5];&quot;&quot;;[.J61]-[.K62])" office:value-type="float" office:value="969.293241072247">
            <text:p>969.29</text:p>
          </table:table-cell>
          <table:table-cell table:style-name="ce58" table:formula="of:=IF([.$N62]&gt;[Datos.$C$4]*12+[Datos.$C$5];&quot;&quot;;[Datos.$C$11]-[.L62])" office:value-type="float" office:value="0.692501182101752">
            <text:p>0.69</text:p>
          </table:table-cell>
          <table:table-cell table:style-name="ce73" table:formula="of:=IF([.$N62]&gt;[Datos.$C$4]*12+[Datos.$C$5];&quot;&quot;;[.J61]*[Datos.$C$15])" office:value-type="float" office:value="8.08321451878624">
            <text:p>8.08</text:p>
          </table:table-cell>
          <table:table-cell table:formula="of:=IF([.$N62]=[Datos.$C$4]*12+[Datos.$C$5];HYPERLINK(&quot;http://interes.ax5.org/&quot;);&quot;&quot;)">
            <text:p/>
          </table:table-cell>
          <table:table-cell table:style-name="ce65" table:formula="of:=[.N61]+1"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3]&gt;[Datos.$C$4]*12+[Datos.$C$5];&quot;&quot;;[.D62]-[.E63])" office:value-type="float" office:value="965.947198220722">
            <text:p>965.95</text:p>
          </table:table-cell>
          <table:table-cell table:style-name="ce58" table:formula="of:=IF([.$N63]&gt;[Datos.$C$4]*12+[Datos.$C$5];&quot;&quot;;[Datos.$C$9]-[.F63])" office:value-type="float" office:value="0.75032640792796">
            <text:p>0.75</text:p>
          </table:table-cell>
          <table:table-cell table:style-name="ce58" table:formula="of:=IF([.$N63]&gt;[Datos.$C$4]*12+[Datos.$C$5];&quot;&quot;;[.D62]*[Datos.$C$14])" office:value-type="float" office:value="7.70858181366251">
            <text:p>7.71</text:p>
          </table:table-cell>
          <table:table-cell table:style-name="ce58" table:number-columns-repeated="2"/>
          <table:table-cell table:style-name="ce65"/>
          <table:table-cell table:style-name="ce58" table:formula="of:=IF([.$N63]&gt;[Datos.$C$4]*12+[Datos.$C$5];&quot;&quot;;[.J62]-[.K63])" office:value-type="float" office:value="968.594969046961">
            <text:p>968.59</text:p>
          </table:table-cell>
          <table:table-cell table:style-name="ce58" table:formula="of:=IF([.$N63]&gt;[Datos.$C$4]*12+[Datos.$C$5];&quot;&quot;;[Datos.$C$11]-[.L63])" office:value-type="float" office:value="0.698272025285934">
            <text:p>0.70</text:p>
          </table:table-cell>
          <table:table-cell table:style-name="ce73" table:formula="of:=IF([.$N63]&gt;[Datos.$C$4]*12+[Datos.$C$5];&quot;&quot;;[.J62]*[Datos.$C$15])" office:value-type="float" office:value="8.07744367560205">
            <text:p>8.08</text:p>
          </table:table-cell>
          <table:table-cell table:formula="of:=IF([.$N63]=[Datos.$C$4]*12+[Datos.$C$5];HYPERLINK(&quot;http://interes.ax5.org/&quot;);&quot;&quot;)">
            <text:p/>
          </table:table-cell>
          <table:table-cell table:style-name="ce65" table:formula="of:=[.N62]+1" office:value-type="float" office:value="56">
            <text:p>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4]&gt;[Datos.$C$4]*12+[Datos.$C$5];&quot;&quot;;[.D63]-[.E64])" office:value-type="float" office:value="965.190888604649">
            <text:p>965.19</text:p>
          </table:table-cell>
          <table:table-cell table:style-name="ce58" table:formula="of:=IF([.$N64]&gt;[Datos.$C$4]*12+[Datos.$C$5];&quot;&quot;;[Datos.$C$9]-[.F64])" office:value-type="float" office:value="0.756309616072293">
            <text:p>0.76</text:p>
          </table:table-cell>
          <table:table-cell table:style-name="ce58" table:formula="of:=IF([.$N64]&gt;[Datos.$C$4]*12+[Datos.$C$5];&quot;&quot;;[.D63]*[Datos.$C$14])" office:value-type="float" office:value="7.70259860551818">
            <text:p>7.70</text:p>
          </table:table-cell>
          <table:table-cell table:style-name="ce58" table:number-columns-repeated="2"/>
          <table:table-cell table:style-name="ce65"/>
          <table:table-cell table:style-name="ce58" table:formula="of:=IF([.$N64]&gt;[Datos.$C$4]*12+[Datos.$C$5];&quot;&quot;;[.J63]-[.K64])" office:value-type="float" office:value="967.890878088131">
            <text:p>967.89</text:p>
          </table:table-cell>
          <table:table-cell table:style-name="ce58" table:formula="of:=IF([.$N64]&gt;[Datos.$C$4]*12+[Datos.$C$5];&quot;&quot;;[Datos.$C$11]-[.L64])" office:value-type="float" office:value="0.704090958829983">
            <text:p>0.70</text:p>
          </table:table-cell>
          <table:table-cell table:style-name="ce73" table:formula="of:=IF([.$N64]&gt;[Datos.$C$4]*12+[Datos.$C$5];&quot;&quot;;[.J63]*[Datos.$C$15])" office:value-type="float" office:value="8.071624742058">
            <text:p>8.07</text:p>
          </table:table-cell>
          <table:table-cell table:formula="of:=IF([.$N64]=[Datos.$C$4]*12+[Datos.$C$5];HYPERLINK(&quot;http://interes.ax5.org/&quot;);&quot;&quot;)">
            <text:p/>
          </table:table-cell>
          <table:table-cell table:style-name="ce65" table:formula="of:=[.N63]+1" office:value-type="float" office:value="57">
            <text:p>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5]&gt;[Datos.$C$4]*12+[Datos.$C$5];&quot;&quot;;[.D64]-[.E65])" office:value-type="float" office:value="964.428548069491">
            <text:p>964.43</text:p>
          </table:table-cell>
          <table:table-cell table:style-name="ce58" table:formula="of:=IF([.$N65]&gt;[Datos.$C$4]*12+[Datos.$C$5];&quot;&quot;;[Datos.$C$9]-[.F65])" office:value-type="float" office:value="0.762340535158583">
            <text:p>0.76</text:p>
          </table:table-cell>
          <table:table-cell table:style-name="ce58" table:formula="of:=IF([.$N65]&gt;[Datos.$C$4]*12+[Datos.$C$5];&quot;&quot;;[.D64]*[Datos.$C$14])" office:value-type="float" office:value="7.69656768643188">
            <text:p>7.70</text:p>
          </table:table-cell>
          <table:table-cell table:style-name="ce58" table:number-columns-repeated="2"/>
          <table:table-cell table:style-name="ce65"/>
          <table:table-cell table:style-name="ce58" table:formula="of:=IF([.$N65]&gt;[Datos.$C$4]*12+[Datos.$C$5];&quot;&quot;;[.J64]-[.K65])" office:value-type="float" office:value="967.180919704644">
            <text:p>967.18</text:p>
          </table:table-cell>
          <table:table-cell table:style-name="ce58" table:formula="of:=IF([.$N65]&gt;[Datos.$C$4]*12+[Datos.$C$5];&quot;&quot;;[Datos.$C$11]-[.L65])" office:value-type="float" office:value="0.709958383486899">
            <text:p>0.71</text:p>
          </table:table-cell>
          <table:table-cell table:style-name="ce73" table:formula="of:=IF([.$N65]&gt;[Datos.$C$4]*12+[Datos.$C$5];&quot;&quot;;[.J64]*[Datos.$C$15])" office:value-type="float" office:value="8.06575731740109">
            <text:p>8.07</text:p>
          </table:table-cell>
          <table:table-cell table:formula="of:=IF([.$N65]=[Datos.$C$4]*12+[Datos.$C$5];HYPERLINK(&quot;http://interes.ax5.org/&quot;);&quot;&quot;)">
            <text:p/>
          </table:table-cell>
          <table:table-cell table:style-name="ce65" table:formula="of:=[.N64]+1" office:value-type="float" office:value="58">
            <text:p>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6]&gt;[Datos.$C$4]*12+[Datos.$C$5];&quot;&quot;;[.D65]-[.E66])" office:value-type="float" office:value="963.66012852385">
            <text:p>963.66</text:p>
          </table:table-cell>
          <table:table-cell table:style-name="ce58" table:formula="of:=IF([.$N66]&gt;[Datos.$C$4]*12+[Datos.$C$5];&quot;&quot;;[Datos.$C$9]-[.F66])" office:value-type="float" office:value="0.768419545640584">
            <text:p>0.77</text:p>
          </table:table-cell>
          <table:table-cell table:style-name="ce58" table:formula="of:=IF([.$N66]&gt;[Datos.$C$4]*12+[Datos.$C$5];&quot;&quot;;[.D65]*[Datos.$C$14])" office:value-type="float" office:value="7.69048867594988">
            <text:p>7.69</text:p>
          </table:table-cell>
          <table:table-cell table:style-name="ce58" table:number-columns-repeated="2"/>
          <table:table-cell table:style-name="ce65"/>
          <table:table-cell table:style-name="ce58" table:formula="of:=IF([.$N66]&gt;[Datos.$C$4]*12+[Datos.$C$5];&quot;&quot;;[.J65]-[.K66])" office:value-type="float" office:value="966.465045001294">
            <text:p>966.47</text:p>
          </table:table-cell>
          <table:table-cell table:style-name="ce58" table:formula="of:=IF([.$N66]&gt;[Datos.$C$4]*12+[Datos.$C$5];&quot;&quot;;[Datos.$C$11]-[.L66])" office:value-type="float" office:value="0.715874703349291">
            <text:p>0.72</text:p>
          </table:table-cell>
          <table:table-cell table:style-name="ce73" table:formula="of:=IF([.$N66]&gt;[Datos.$C$4]*12+[Datos.$C$5];&quot;&quot;;[.J65]*[Datos.$C$15])" office:value-type="float" office:value="8.0598409975387">
            <text:p>8.06</text:p>
          </table:table-cell>
          <table:table-cell table:formula="of:=IF([.$N66]=[Datos.$C$4]*12+[Datos.$C$5];HYPERLINK(&quot;http://interes.ax5.org/&quot;);&quot;&quot;)">
            <text:p/>
          </table:table-cell>
          <table:table-cell table:style-name="ce65" table:formula="of:=[.N65]+1" office:value-type="float" office:value="59">
            <text:p>5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5]+1" office:value-type="float" office:value="2019">
            <text:p>2019</text:p>
          </table:table-cell>
          <table:table-cell/>
          <table:table-cell table:style-name="ce57" table:formula="of:=IF([.$N67]&gt;[Datos.$C$4]*12+[Datos.$C$5];&quot;&quot;;[.D66]-[.E67])" office:value-type="float" office:value="962.885581492844">
            <text:p>962.89</text:p>
          </table:table-cell>
          <table:table-cell table:style-name="ce57" table:formula="of:=IF([.$N67]&gt;[Datos.$C$4]*12+[Datos.$C$5];&quot;&quot;;[Datos.$C$9]-[.F67])" office:value-type="float" office:value="0.774547031005835">
            <text:p>0.77</text:p>
          </table:table-cell>
          <table:table-cell table:style-name="ce57" table:formula="of:=IF([.$N67]&gt;[Datos.$C$4]*12+[Datos.$C$5];&quot;&quot;;[.D66]*[Datos.$C$14])" office:value-type="float" office:value="7.68436119058463">
            <text:p>7.68</text:p>
          </table:table-cell>
          <table:table-cell table:style-name="ce57" table:number-columns-repeated="2"/>
          <table:table-cell table:style-name="ce64"/>
          <table:table-cell table:style-name="ce57" table:formula="of:=IF([.$N67]&gt;[Datos.$C$4]*12+[Datos.$C$5];&quot;&quot;;[.J66]-[.K67])" office:value-type="float" office:value="965.743204675417">
            <text:p>965.74</text:p>
          </table:table-cell>
          <table:table-cell table:style-name="ce57" table:formula="of:=IF([.$N67]&gt;[Datos.$C$4]*12+[Datos.$C$5];&quot;&quot;;[Datos.$C$11]-[.L67])" office:value-type="float" office:value="0.721840325877201">
            <text:p>0.72</text:p>
          </table:table-cell>
          <table:table-cell table:style-name="ce74" table:formula="of:=IF([.$N67]&gt;[Datos.$C$4]*12+[Datos.$C$5];&quot;&quot;;[.J66]*[Datos.$C$15])" office:value-type="float" office:value="8.05387537501079">
            <text:p>8.05</text:p>
          </table:table-cell>
          <table:table-cell table:formula="of:=IF([.$N67]=[Datos.$C$4]*12+[Datos.$C$5];HYPERLINK(&quot;http://interes.ax5.org/&quot;);&quot;&quot;)">
            <text:p/>
          </table:table-cell>
          <table:table-cell table:style-name="ce64" table:formula="of:=[.N66]+1"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8]&gt;[Datos.$C$4]*12+[Datos.$C$5];&quot;&quot;;[.D67]-[.E68])" office:value-type="float" office:value="962.104858115045">
            <text:p>962.10</text:p>
          </table:table-cell>
          <table:table-cell table:style-name="ce58" table:formula="of:=IF([.$N68]&gt;[Datos.$C$4]*12+[Datos.$C$5];&quot;&quot;;[Datos.$C$9]-[.F68])" office:value-type="float" office:value="0.780723377799866">
            <text:p>0.78</text:p>
          </table:table-cell>
          <table:table-cell table:style-name="ce58" table:formula="of:=IF([.$N68]&gt;[Datos.$C$4]*12+[Datos.$C$5];&quot;&quot;;[.D67]*[Datos.$C$14])" office:value-type="float" office:value="7.6781848437906">
            <text:p>7.68</text:p>
          </table:table-cell>
          <table:table-cell table:style-name="ce58" table:number-columns-repeated="2"/>
          <table:table-cell table:style-name="ce65"/>
          <table:table-cell table:style-name="ce58" table:formula="of:=IF([.$N68]&gt;[Datos.$C$4]*12+[Datos.$C$5];&quot;&quot;;[.J67]-[.K68])" office:value-type="float" office:value="965.015349013491">
            <text:p>965.02</text:p>
          </table:table-cell>
          <table:table-cell table:style-name="ce58" table:formula="of:=IF([.$N68]&gt;[Datos.$C$4]*12+[Datos.$C$5];&quot;&quot;;[Datos.$C$11]-[.L68])" office:value-type="float" office:value="0.727855661926178">
            <text:p>0.73</text:p>
          </table:table-cell>
          <table:table-cell table:style-name="ce73" table:formula="of:=IF([.$N68]&gt;[Datos.$C$4]*12+[Datos.$C$5];&quot;&quot;;[.J67]*[Datos.$C$15])" office:value-type="float" office:value="8.04786003896181">
            <text:p>8.05</text:p>
          </table:table-cell>
          <table:table-cell table:formula="of:=IF([.$N68]=[Datos.$C$4]*12+[Datos.$C$5];HYPERLINK(&quot;http://interes.ax5.org/&quot;);&quot;&quot;)">
            <text:p/>
          </table:table-cell>
          <table:table-cell table:style-name="ce65" table:formula="of:=[.N67]+1" office:value-type="float" office:value="61">
            <text:p>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9]&gt;[Datos.$C$4]*12+[Datos.$C$5];&quot;&quot;;[.D68]-[.E69])" office:value-type="float" office:value="961.317909139394">
            <text:p>961.32</text:p>
          </table:table-cell>
          <table:table-cell table:style-name="ce58" table:formula="of:=IF([.$N69]&gt;[Datos.$C$4]*12+[Datos.$C$5];&quot;&quot;;[Datos.$C$9]-[.F69])" office:value-type="float" office:value="0.786948975650571">
            <text:p>0.79</text:p>
          </table:table-cell>
          <table:table-cell table:style-name="ce58" table:formula="of:=IF([.$N69]&gt;[Datos.$C$4]*12+[Datos.$C$5];&quot;&quot;;[.D68]*[Datos.$C$14])" office:value-type="float" office:value="7.6719592459399">
            <text:p>7.67</text:p>
          </table:table-cell>
          <table:table-cell table:style-name="ce58" table:number-columns-repeated="2"/>
          <table:table-cell table:style-name="ce65"/>
          <table:table-cell table:style-name="ce58" table:formula="of:=IF([.$N69]&gt;[Datos.$C$4]*12+[Datos.$C$5];&quot;&quot;;[.J68]-[.K69])" office:value-type="float" office:value="964.281427887716">
            <text:p>964.28</text:p>
          </table:table-cell>
          <table:table-cell table:style-name="ce58" table:formula="of:=IF([.$N69]&gt;[Datos.$C$4]*12+[Datos.$C$5];&quot;&quot;;[Datos.$C$11]-[.L69])" office:value-type="float" office:value="0.733921125775563">
            <text:p>0.73</text:p>
          </table:table-cell>
          <table:table-cell table:style-name="ce73" table:formula="of:=IF([.$N69]&gt;[Datos.$C$4]*12+[Datos.$C$5];&quot;&quot;;[.J68]*[Datos.$C$15])" office:value-type="float" office:value="8.04179457511243">
            <text:p>8.04</text:p>
          </table:table-cell>
          <table:table-cell table:formula="of:=IF([.$N69]=[Datos.$C$4]*12+[Datos.$C$5];HYPERLINK(&quot;http://interes.ax5.org/&quot;);&quot;&quot;)">
            <text:p/>
          </table:table-cell>
          <table:table-cell table:style-name="ce65" table:formula="of:=[.N68]+1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0]&gt;[Datos.$C$4]*12+[Datos.$C$5];&quot;&quot;;[.D69]-[.E70])" office:value-type="float" office:value="960.524684922101">
            <text:p>960.52</text:p>
          </table:table-cell>
          <table:table-cell table:style-name="ce58" table:formula="of:=IF([.$N70]&gt;[Datos.$C$4]*12+[Datos.$C$5];&quot;&quot;;[Datos.$C$9]-[.F70])" office:value-type="float" office:value="0.79322421729279">
            <text:p>0.79</text:p>
          </table:table-cell>
          <table:table-cell table:style-name="ce58" table:formula="of:=IF([.$N70]&gt;[Datos.$C$4]*12+[Datos.$C$5];&quot;&quot;;[.D69]*[Datos.$C$14])" office:value-type="float" office:value="7.66568400429768">
            <text:p>7.67</text:p>
          </table:table-cell>
          <table:table-cell table:style-name="ce58" table:number-columns-repeated="2"/>
          <table:table-cell table:style-name="ce65"/>
          <table:table-cell table:style-name="ce58" table:formula="of:=IF([.$N70]&gt;[Datos.$C$4]*12+[Datos.$C$5];&quot;&quot;;[.J69]-[.K70])" office:value-type="float" office:value="963.541390752558">
            <text:p>963.54</text:p>
          </table:table-cell>
          <table:table-cell table:style-name="ce58" table:formula="of:=IF([.$N70]&gt;[Datos.$C$4]*12+[Datos.$C$5];&quot;&quot;;[Datos.$C$11]-[.L70])" office:value-type="float" office:value="0.740037135157026">
            <text:p>0.74</text:p>
          </table:table-cell>
          <table:table-cell table:style-name="ce73" table:formula="of:=IF([.$N70]&gt;[Datos.$C$4]*12+[Datos.$C$5];&quot;&quot;;[.J69]*[Datos.$C$15])" office:value-type="float" office:value="8.03567856573096">
            <text:p>8.04</text:p>
          </table:table-cell>
          <table:table-cell table:formula="of:=IF([.$N70]=[Datos.$C$4]*12+[Datos.$C$5];HYPERLINK(&quot;http://interes.ax5.org/&quot;);&quot;&quot;)">
            <text:p/>
          </table:table-cell>
          <table:table-cell table:style-name="ce65" table:formula="of:=[.N69]+1" office:value-type="float" office:value="63">
            <text:p>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1]&gt;[Datos.$C$4]*12+[Datos.$C$5];&quot;&quot;;[.D70]-[.E71])" office:value-type="float" office:value="959.725135423508">
            <text:p>959.73</text:p>
          </table:table-cell>
          <table:table-cell table:style-name="ce58" table:formula="of:=IF([.$N71]&gt;[Datos.$C$4]*12+[Datos.$C$5];&quot;&quot;;[Datos.$C$9]-[.F71])" office:value-type="float" office:value="0.799549498593091">
            <text:p>0.80</text:p>
          </table:table-cell>
          <table:table-cell table:style-name="ce58" table:formula="of:=IF([.$N71]&gt;[Datos.$C$4]*12+[Datos.$C$5];&quot;&quot;;[.D70]*[Datos.$C$14])" office:value-type="float" office:value="7.65935872299738">
            <text:p>7.66</text:p>
          </table:table-cell>
          <table:table-cell table:style-name="ce58" table:number-columns-repeated="2"/>
          <table:table-cell table:style-name="ce65"/>
          <table:table-cell table:style-name="ce58" table:formula="of:=IF([.$N71]&gt;[Datos.$C$4]*12+[Datos.$C$5];&quot;&quot;;[.J70]-[.K71])" office:value-type="float" office:value="962.795186641275">
            <text:p>962.80</text:p>
          </table:table-cell>
          <table:table-cell table:style-name="ce58" table:formula="of:=IF([.$N71]&gt;[Datos.$C$4]*12+[Datos.$C$5];&quot;&quot;;[Datos.$C$11]-[.L71])" office:value-type="float" office:value="0.746204111283335">
            <text:p>0.75</text:p>
          </table:table-cell>
          <table:table-cell table:style-name="ce73" table:formula="of:=IF([.$N71]&gt;[Datos.$C$4]*12+[Datos.$C$5];&quot;&quot;;[.J70]*[Datos.$C$15])" office:value-type="float" office:value="8.02951158960465">
            <text:p>8.03</text:p>
          </table:table-cell>
          <table:table-cell table:formula="of:=IF([.$N71]=[Datos.$C$4]*12+[Datos.$C$5];HYPERLINK(&quot;http://interes.ax5.org/&quot;);&quot;&quot;)">
            <text:p/>
          </table:table-cell>
          <table:table-cell table:style-name="ce65" table:formula="of:=[.N70]+1" office:value-type="float" office:value="64">
            <text:p>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2]&gt;[Datos.$C$4]*12+[Datos.$C$5];&quot;&quot;;[.D71]-[.E72])" office:value-type="float" office:value="958.919210204933">
            <text:p>958.92</text:p>
          </table:table-cell>
          <table:table-cell table:style-name="ce58" table:formula="of:=IF([.$N72]&gt;[Datos.$C$4]*12+[Datos.$C$5];&quot;&quot;;[Datos.$C$9]-[.F72])" office:value-type="float" office:value="0.805925218574732">
            <text:p>0.81</text:p>
          </table:table-cell>
          <table:table-cell table:style-name="ce58" table:formula="of:=IF([.$N72]&gt;[Datos.$C$4]*12+[Datos.$C$5];&quot;&quot;;[.D71]*[Datos.$C$14])" office:value-type="float" office:value="7.65298300301574">
            <text:p>7.65</text:p>
          </table:table-cell>
          <table:table-cell table:style-name="ce58" table:number-columns-repeated="2"/>
          <table:table-cell table:style-name="ce65"/>
          <table:table-cell table:style-name="ce58" table:formula="of:=IF([.$N72]&gt;[Datos.$C$4]*12+[Datos.$C$5];&quot;&quot;;[.J71]-[.K72])" office:value-type="float" office:value="962.042764162398">
            <text:p>962.04</text:p>
          </table:table-cell>
          <table:table-cell table:style-name="ce58" table:formula="of:=IF([.$N72]&gt;[Datos.$C$4]*12+[Datos.$C$5];&quot;&quot;;[Datos.$C$11]-[.L72])" office:value-type="float" office:value="0.752422478877362">
            <text:p>0.75</text:p>
          </table:table-cell>
          <table:table-cell table:style-name="ce73" table:formula="of:=IF([.$N72]&gt;[Datos.$C$4]*12+[Datos.$C$5];&quot;&quot;;[.J71]*[Datos.$C$15])" office:value-type="float" office:value="8.02329322201063">
            <text:p>8.02</text:p>
          </table:table-cell>
          <table:table-cell table:formula="of:=IF([.$N72]=[Datos.$C$4]*12+[Datos.$C$5];HYPERLINK(&quot;http://interes.ax5.org/&quot;);&quot;&quot;)">
            <text:p/>
          </table:table-cell>
          <table:table-cell table:style-name="ce65" table:formula="of:=[.N71]+1"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3]&gt;[Datos.$C$4]*12+[Datos.$C$5];&quot;&quot;;[.D72]-[.E73])" office:value-type="float" office:value="958.10685842549">
            <text:p>958.11</text:p>
          </table:table-cell>
          <table:table-cell table:style-name="ce58" table:formula="of:=IF([.$N73]&gt;[Datos.$C$4]*12+[Datos.$C$5];&quot;&quot;;[Datos.$C$9]-[.F73])" office:value-type="float" office:value="0.812351779442842">
            <text:p>0.81</text:p>
          </table:table-cell>
          <table:table-cell table:style-name="ce58" table:formula="of:=IF([.$N73]&gt;[Datos.$C$4]*12+[Datos.$C$5];&quot;&quot;;[.D72]*[Datos.$C$14])" office:value-type="float" office:value="7.64655644214763">
            <text:p>7.65</text:p>
          </table:table-cell>
          <table:table-cell table:style-name="ce58" table:number-columns-repeated="2"/>
          <table:table-cell table:style-name="ce65"/>
          <table:table-cell table:style-name="ce58" table:formula="of:=IF([.$N73]&gt;[Datos.$C$4]*12+[Datos.$C$5];&quot;&quot;;[.J72]-[.K73])" office:value-type="float" office:value="961.284071496196">
            <text:p>961.28</text:p>
          </table:table-cell>
          <table:table-cell table:style-name="ce58" table:formula="of:=IF([.$N73]&gt;[Datos.$C$4]*12+[Datos.$C$5];&quot;&quot;;[Datos.$C$11]-[.L73])" office:value-type="float" office:value="0.758692666201339">
            <text:p>0.76</text:p>
          </table:table-cell>
          <table:table-cell table:style-name="ce73" table:formula="of:=IF([.$N73]&gt;[Datos.$C$4]*12+[Datos.$C$5];&quot;&quot;;[.J72]*[Datos.$C$15])" office:value-type="float" office:value="8.01702303468665">
            <text:p>8.02</text:p>
          </table:table-cell>
          <table:table-cell table:formula="of:=IF([.$N73]=[Datos.$C$4]*12+[Datos.$C$5];HYPERLINK(&quot;http://interes.ax5.org/&quot;);&quot;&quot;)">
            <text:p/>
          </table:table-cell>
          <table:table-cell table:style-name="ce65" table:formula="of:=[.N72]+1"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4]&gt;[Datos.$C$4]*12+[Datos.$C$5];&quot;&quot;;[.D73]-[.E74])" office:value-type="float" office:value="957.288028838881">
            <text:p>957.29</text:p>
          </table:table-cell>
          <table:table-cell table:style-name="ce58" table:formula="of:=IF([.$N74]&gt;[Datos.$C$4]*12+[Datos.$C$5];&quot;&quot;;[Datos.$C$9]-[.F74])" office:value-type="float" office:value="0.818829586609789">
            <text:p>0.82</text:p>
          </table:table-cell>
          <table:table-cell table:style-name="ce58" table:formula="of:=IF([.$N74]&gt;[Datos.$C$4]*12+[Datos.$C$5];&quot;&quot;;[.D73]*[Datos.$C$14])" office:value-type="float" office:value="7.64007863498068">
            <text:p>7.64</text:p>
          </table:table-cell>
          <table:table-cell table:style-name="ce58" table:number-columns-repeated="2"/>
          <table:table-cell table:style-name="ce65"/>
          <table:table-cell table:style-name="ce58" table:formula="of:=IF([.$N74]&gt;[Datos.$C$4]*12+[Datos.$C$5];&quot;&quot;;[.J73]-[.K74])" office:value-type="float" office:value="960.51905639111">
            <text:p>960.52</text:p>
          </table:table-cell>
          <table:table-cell table:style-name="ce58" table:formula="of:=IF([.$N74]&gt;[Datos.$C$4]*12+[Datos.$C$5];&quot;&quot;;[Datos.$C$11]-[.L74])" office:value-type="float" office:value="0.765015105086352">
            <text:p>0.77</text:p>
          </table:table-cell>
          <table:table-cell table:style-name="ce73" table:formula="of:=IF([.$N74]&gt;[Datos.$C$4]*12+[Datos.$C$5];&quot;&quot;;[.J73]*[Datos.$C$15])" office:value-type="float" office:value="8.01070059580164">
            <text:p>8.01</text:p>
          </table:table-cell>
          <table:table-cell table:formula="of:=IF([.$N74]=[Datos.$C$4]*12+[Datos.$C$5];HYPERLINK(&quot;http://interes.ax5.org/&quot;);&quot;&quot;)">
            <text:p/>
          </table:table-cell>
          <table:table-cell table:style-name="ce65" table:formula="of:=[.N73]+1" office:value-type="float" office:value="67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5]&gt;[Datos.$C$4]*12+[Datos.$C$5];&quot;&quot;;[.D74]-[.E75])" office:value-type="float" office:value="956.46266979016">
            <text:p>956.46</text:p>
          </table:table-cell>
          <table:table-cell table:style-name="ce58" table:formula="of:=IF([.$N75]&gt;[Datos.$C$4]*12+[Datos.$C$5];&quot;&quot;;[Datos.$C$9]-[.F75])" office:value-type="float" office:value="0.825359048720757">
            <text:p>0.83</text:p>
          </table:table-cell>
          <table:table-cell table:style-name="ce58" table:formula="of:=IF([.$N75]&gt;[Datos.$C$4]*12+[Datos.$C$5];&quot;&quot;;[.D74]*[Datos.$C$14])" office:value-type="float" office:value="7.63354917286971">
            <text:p>7.63</text:p>
          </table:table-cell>
          <table:table-cell table:style-name="ce58" table:number-columns-repeated="2"/>
          <table:table-cell table:style-name="ce65"/>
          <table:table-cell table:style-name="ce58" table:formula="of:=IF([.$N75]&gt;[Datos.$C$4]*12+[Datos.$C$5];&quot;&quot;;[.J74]-[.K75])" office:value-type="float" office:value="959.747666160148">
            <text:p>959.75</text:p>
          </table:table-cell>
          <table:table-cell table:style-name="ce58" table:formula="of:=IF([.$N75]&gt;[Datos.$C$4]*12+[Datos.$C$5];&quot;&quot;;[Datos.$C$11]-[.L75])" office:value-type="float" office:value="0.771390230962071">
            <text:p>0.77</text:p>
          </table:table-cell>
          <table:table-cell table:style-name="ce73" table:formula="of:=IF([.$N75]&gt;[Datos.$C$4]*12+[Datos.$C$5];&quot;&quot;;[.J74]*[Datos.$C$15])" office:value-type="float" office:value="8.00432546992592">
            <text:p>8.00</text:p>
          </table:table-cell>
          <table:table-cell table:formula="of:=IF([.$N75]=[Datos.$C$4]*12+[Datos.$C$5];HYPERLINK(&quot;http://interes.ax5.org/&quot;);&quot;&quot;)">
            <text:p/>
          </table:table-cell>
          <table:table-cell table:style-name="ce65" table:formula="of:=[.N74]+1" office:value-type="float" office:value="68">
            <text:p>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6]&gt;[Datos.$C$4]*12+[Datos.$C$5];&quot;&quot;;[.D75]-[.E76])" office:value-type="float" office:value="955.63072921248">
            <text:p>955.63</text:p>
          </table:table-cell>
          <table:table-cell table:style-name="ce58" table:formula="of:=IF([.$N76]&gt;[Datos.$C$4]*12+[Datos.$C$5];&quot;&quot;;[Datos.$C$9]-[.F76])" office:value-type="float" office:value="0.831940577679522">
            <text:p>0.83</text:p>
          </table:table-cell>
          <table:table-cell table:style-name="ce58" table:formula="of:=IF([.$N76]&gt;[Datos.$C$4]*12+[Datos.$C$5];&quot;&quot;;[.D75]*[Datos.$C$14])" office:value-type="float" office:value="7.62696764391095">
            <text:p>7.63</text:p>
          </table:table-cell>
          <table:table-cell table:style-name="ce58" table:number-columns-repeated="2"/>
          <table:table-cell table:style-name="ce65"/>
          <table:table-cell table:style-name="ce58" table:formula="of:=IF([.$N76]&gt;[Datos.$C$4]*12+[Datos.$C$5];&quot;&quot;;[.J75]-[.K76])" office:value-type="float" office:value="958.969847677261">
            <text:p>958.97</text:p>
          </table:table-cell>
          <table:table-cell table:style-name="ce58" table:formula="of:=IF([.$N76]&gt;[Datos.$C$4]*12+[Datos.$C$5];&quot;&quot;;[Datos.$C$11]-[.L76])" office:value-type="float" office:value="0.777818482886755">
            <text:p>0.78</text:p>
          </table:table-cell>
          <table:table-cell table:style-name="ce73" table:formula="of:=IF([.$N76]&gt;[Datos.$C$4]*12+[Datos.$C$5];&quot;&quot;;[.J75]*[Datos.$C$15])" office:value-type="float" office:value="7.99789721800123">
            <text:p>8.00</text:p>
          </table:table-cell>
          <table:table-cell table:formula="of:=IF([.$N76]=[Datos.$C$4]*12+[Datos.$C$5];HYPERLINK(&quot;http://interes.ax5.org/&quot;);&quot;&quot;)">
            <text:p/>
          </table:table-cell>
          <table:table-cell table:style-name="ce65" table:formula="of:=[.N75]+1" office:value-type="float" office:value="69">
            <text:p>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7]&gt;[Datos.$C$4]*12+[Datos.$C$5];&quot;&quot;;[.D76]-[.E77])" office:value-type="float" office:value="954.792154623806">
            <text:p>954.79</text:p>
          </table:table-cell>
          <table:table-cell table:style-name="ce58" table:formula="of:=IF([.$N77]&gt;[Datos.$C$4]*12+[Datos.$C$5];&quot;&quot;;[Datos.$C$9]-[.F77])" office:value-type="float" office:value="0.838574588674443">
            <text:p>0.84</text:p>
          </table:table-cell>
          <table:table-cell table:style-name="ce58" table:formula="of:=IF([.$N77]&gt;[Datos.$C$4]*12+[Datos.$C$5];&quot;&quot;;[.D76]*[Datos.$C$14])" office:value-type="float" office:value="7.62033363291603">
            <text:p>7.62</text:p>
          </table:table-cell>
          <table:table-cell table:style-name="ce58" table:number-columns-repeated="2"/>
          <table:table-cell table:style-name="ce65"/>
          <table:table-cell table:style-name="ce58" table:formula="of:=IF([.$N77]&gt;[Datos.$C$4]*12+[Datos.$C$5];&quot;&quot;;[.J76]-[.K77])" office:value-type="float" office:value="958.185547373684">
            <text:p>958.19</text:p>
          </table:table-cell>
          <table:table-cell table:style-name="ce58" table:formula="of:=IF([.$N77]&gt;[Datos.$C$4]*12+[Datos.$C$5];&quot;&quot;;[Datos.$C$11]-[.L77])" office:value-type="float" office:value="0.784300303577479">
            <text:p>0.78</text:p>
          </table:table-cell>
          <table:table-cell table:style-name="ce73" table:formula="of:=IF([.$N77]&gt;[Datos.$C$4]*12+[Datos.$C$5];&quot;&quot;;[.J76]*[Datos.$C$15])" office:value-type="float" office:value="7.99141539731051">
            <text:p>7.99</text:p>
          </table:table-cell>
          <table:table-cell table:formula="of:=IF([.$N77]=[Datos.$C$4]*12+[Datos.$C$5];HYPERLINK(&quot;http://interes.ax5.org/&quot;);&quot;&quot;)">
            <text:p/>
          </table:table-cell>
          <table:table-cell table:style-name="ce65" table:formula="of:=[.N76]+1"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8]&gt;[Datos.$C$4]*12+[Datos.$C$5];&quot;&quot;;[.D77]-[.E78])" office:value-type="float" office:value="953.946893123601">
            <text:p>953.95</text:p>
          </table:table-cell>
          <table:table-cell table:style-name="ce58" table:formula="of:=IF([.$N78]&gt;[Datos.$C$4]*12+[Datos.$C$5];&quot;&quot;;[Datos.$C$9]-[.F78])" office:value-type="float" office:value="0.845261500204643">
            <text:p>0.85</text:p>
          </table:table-cell>
          <table:table-cell table:style-name="ce58" table:formula="of:=IF([.$N78]&gt;[Datos.$C$4]*12+[Datos.$C$5];&quot;&quot;;[.D77]*[Datos.$C$14])" office:value-type="float" office:value="7.61364672138583">
            <text:p>7.61</text:p>
          </table:table-cell>
          <table:table-cell table:style-name="ce58" table:number-columns-repeated="2"/>
          <table:table-cell table:style-name="ce65"/>
          <table:table-cell table:style-name="ce58" table:formula="of:=IF([.$N78]&gt;[Datos.$C$4]*12+[Datos.$C$5];&quot;&quot;;[.J77]-[.K78])" office:value-type="float" office:value="957.394711234243">
            <text:p>957.39</text:p>
          </table:table-cell>
          <table:table-cell table:style-name="ce58" table:formula="of:=IF([.$N78]&gt;[Datos.$C$4]*12+[Datos.$C$5];&quot;&quot;;[Datos.$C$11]-[.L78])" office:value-type="float" office:value="0.790836139440624">
            <text:p>0.79</text:p>
          </table:table-cell>
          <table:table-cell table:style-name="ce73" table:formula="of:=IF([.$N78]&gt;[Datos.$C$4]*12+[Datos.$C$5];&quot;&quot;;[.J77]*[Datos.$C$15])" office:value-type="float" office:value="7.98487956144736">
            <text:p>7.98</text:p>
          </table:table-cell>
          <table:table-cell table:formula="of:=IF([.$N78]=[Datos.$C$4]*12+[Datos.$C$5];HYPERLINK(&quot;http://interes.ax5.org/&quot;);&quot;&quot;)">
            <text:p/>
          </table:table-cell>
          <table:table-cell table:style-name="ce65" table:formula="of:=[.N77]+1" office:value-type="float" office:value="71">
            <text:p>7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67]+1" office:value-type="float" office:value="2020">
            <text:p>2020</text:p>
          </table:table-cell>
          <table:table-cell/>
          <table:table-cell table:style-name="ce57" table:formula="of:=IF([.$N79]&gt;[Datos.$C$4]*12+[Datos.$C$5];&quot;&quot;;[.D78]-[.E79])" office:value-type="float" office:value="953.094891389495">
            <text:p>953.09</text:p>
          </table:table-cell>
          <table:table-cell table:style-name="ce57" table:formula="of:=IF([.$N79]&gt;[Datos.$C$4]*12+[Datos.$C$5];&quot;&quot;;[Datos.$C$9]-[.F79])" office:value-type="float" office:value="0.852001734106421">
            <text:p>0.85</text:p>
          </table:table-cell>
          <table:table-cell table:style-name="ce57" table:formula="of:=IF([.$N79]&gt;[Datos.$C$4]*12+[Datos.$C$5];&quot;&quot;;[.D78]*[Datos.$C$14])" office:value-type="float" office:value="7.60690648748405">
            <text:p>7.61</text:p>
          </table:table-cell>
          <table:table-cell table:style-name="ce57" table:number-columns-repeated="2"/>
          <table:table-cell table:style-name="ce64"/>
          <table:table-cell table:style-name="ce57" table:formula="of:=IF([.$N79]&gt;[Datos.$C$4]*12+[Datos.$C$5];&quot;&quot;;[.J78]-[.K79])" office:value-type="float" office:value="956.59728479364">
            <text:p>956.60</text:p>
          </table:table-cell>
          <table:table-cell table:style-name="ce57" table:formula="of:=IF([.$N79]&gt;[Datos.$C$4]*12+[Datos.$C$5];&quot;&quot;;[Datos.$C$11]-[.L79])" office:value-type="float" office:value="0.79742644060263">
            <text:p>0.80</text:p>
          </table:table-cell>
          <table:table-cell table:style-name="ce74" table:formula="of:=IF([.$N79]&gt;[Datos.$C$4]*12+[Datos.$C$5];&quot;&quot;;[.J78]*[Datos.$C$15])" office:value-type="float" office:value="7.97828926028536">
            <text:p>7.98</text:p>
          </table:table-cell>
          <table:table-cell table:formula="of:=IF([.$N79]=[Datos.$C$4]*12+[Datos.$C$5];HYPERLINK(&quot;http://interes.ax5.org/&quot;);&quot;&quot;)">
            <text:p/>
          </table:table-cell>
          <table:table-cell table:style-name="ce64" table:formula="of:=[.N78]+1" office:value-type="float" office:value="72">
            <text:p>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0]&gt;[Datos.$C$4]*12+[Datos.$C$5];&quot;&quot;;[.D79]-[.E80])" office:value-type="float" office:value="952.236095673915">
            <text:p>952.24</text:p>
          </table:table-cell>
          <table:table-cell table:style-name="ce58" table:formula="of:=IF([.$N80]&gt;[Datos.$C$4]*12+[Datos.$C$5];&quot;&quot;;[Datos.$C$9]-[.F80])" office:value-type="float" office:value="0.858795715579855">
            <text:p>0.86</text:p>
          </table:table-cell>
          <table:table-cell table:style-name="ce58" table:formula="of:=IF([.$N80]&gt;[Datos.$C$4]*12+[Datos.$C$5];&quot;&quot;;[.D79]*[Datos.$C$14])" office:value-type="float" office:value="7.60011250601061">
            <text:p>7.60</text:p>
          </table:table-cell>
          <table:table-cell table:style-name="ce58" table:number-columns-repeated="2"/>
          <table:table-cell table:style-name="ce65"/>
          <table:table-cell table:style-name="ce58" table:formula="of:=IF([.$N80]&gt;[Datos.$C$4]*12+[Datos.$C$5];&quot;&quot;;[.J79]-[.K80])" office:value-type="float" office:value="955.7932131327">
            <text:p>955.79</text:p>
          </table:table-cell>
          <table:table-cell table:style-name="ce58" table:formula="of:=IF([.$N80]&gt;[Datos.$C$4]*12+[Datos.$C$5];&quot;&quot;;[Datos.$C$11]-[.L80])" office:value-type="float" office:value="0.804071660940985">
            <text:p>0.80</text:p>
          </table:table-cell>
          <table:table-cell table:style-name="ce73" table:formula="of:=IF([.$N80]&gt;[Datos.$C$4]*12+[Datos.$C$5];&quot;&quot;;[.J79]*[Datos.$C$15])" office:value-type="float" office:value="7.971644039947">
            <text:p>7.97</text:p>
          </table:table-cell>
          <table:table-cell table:formula="of:=IF([.$N80]=[Datos.$C$4]*12+[Datos.$C$5];HYPERLINK(&quot;http://interes.ax5.org/&quot;);&quot;&quot;)">
            <text:p/>
          </table:table-cell>
          <table:table-cell table:style-name="ce65" table:formula="of:=[.N79]+1" office:value-type="float" office:value="73">
            <text:p>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1]&gt;[Datos.$C$4]*12+[Datos.$C$5];&quot;&quot;;[.D80]-[.E81])" office:value-type="float" office:value="951.370451800699">
            <text:p>951.37</text:p>
          </table:table-cell>
          <table:table-cell table:style-name="ce58" table:formula="of:=IF([.$N81]&gt;[Datos.$C$4]*12+[Datos.$C$5];&quot;&quot;;[Datos.$C$9]-[.F81])" office:value-type="float" office:value="0.86564387321563">
            <text:p>0.87</text:p>
          </table:table-cell>
          <table:table-cell table:style-name="ce58" table:formula="of:=IF([.$N81]&gt;[Datos.$C$4]*12+[Datos.$C$5];&quot;&quot;;[.D80]*[Datos.$C$14])" office:value-type="float" office:value="7.59326434837484">
            <text:p>7.59</text:p>
          </table:table-cell>
          <table:table-cell table:style-name="ce58" table:number-columns-repeated="2"/>
          <table:table-cell table:style-name="ce65"/>
          <table:table-cell table:style-name="ce58" table:formula="of:=IF([.$N81]&gt;[Datos.$C$4]*12+[Datos.$C$5];&quot;&quot;;[.J80]-[.K81])" office:value-type="float" office:value="954.982440874584">
            <text:p>954.98</text:p>
          </table:table-cell>
          <table:table-cell table:style-name="ce58" table:formula="of:=IF([.$N81]&gt;[Datos.$C$4]*12+[Datos.$C$5];&quot;&quot;;[Datos.$C$11]-[.L81])" office:value-type="float" office:value="0.810772258115493">
            <text:p>0.81</text:p>
          </table:table-cell>
          <table:table-cell table:style-name="ce73" table:formula="of:=IF([.$N81]&gt;[Datos.$C$4]*12+[Datos.$C$5];&quot;&quot;;[.J80]*[Datos.$C$15])" office:value-type="float" office:value="7.9649434427725">
            <text:p>7.96</text:p>
          </table:table-cell>
          <table:table-cell table:formula="of:=IF([.$N81]=[Datos.$C$4]*12+[Datos.$C$5];HYPERLINK(&quot;http://interes.ax5.org/&quot;);&quot;&quot;)">
            <text:p/>
          </table:table-cell>
          <table:table-cell table:style-name="ce65" table:formula="of:=[.N80]+1" office:value-type="float" office:value="74">
            <text:p>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2]&gt;[Datos.$C$4]*12+[Datos.$C$5];&quot;&quot;;[.D81]-[.E82])" office:value-type="float" office:value="950.497905161677">
            <text:p>950.50</text:p>
          </table:table-cell>
          <table:table-cell table:style-name="ce58" table:formula="of:=IF([.$N82]&gt;[Datos.$C$4]*12+[Datos.$C$5];&quot;&quot;;[Datos.$C$9]-[.F82])" office:value-type="float" office:value="0.872546639022071">
            <text:p>0.87</text:p>
          </table:table-cell>
          <table:table-cell table:style-name="ce58" table:formula="of:=IF([.$N82]&gt;[Datos.$C$4]*12+[Datos.$C$5];&quot;&quot;;[.D81]*[Datos.$C$14])" office:value-type="float" office:value="7.5863615825684">
            <text:p>7.59</text:p>
          </table:table-cell>
          <table:table-cell table:style-name="ce58" table:number-columns-repeated="2"/>
          <table:table-cell table:style-name="ce65"/>
          <table:table-cell table:style-name="ce58" table:formula="of:=IF([.$N82]&gt;[Datos.$C$4]*12+[Datos.$C$5];&quot;&quot;;[.J81]-[.K82])" office:value-type="float" office:value="954.164912180984">
            <text:p>954.16</text:p>
          </table:table-cell>
          <table:table-cell table:style-name="ce58" table:formula="of:=IF([.$N82]&gt;[Datos.$C$4]*12+[Datos.$C$5];&quot;&quot;;[Datos.$C$11]-[.L82])" office:value-type="float" office:value="0.817528693599789">
            <text:p>0.82</text:p>
          </table:table-cell>
          <table:table-cell table:style-name="ce73" table:formula="of:=IF([.$N82]&gt;[Datos.$C$4]*12+[Datos.$C$5];&quot;&quot;;[.J81]*[Datos.$C$15])" office:value-type="float" office:value="7.9581870072882">
            <text:p>7.96</text:p>
          </table:table-cell>
          <table:table-cell table:formula="of:=IF([.$N82]=[Datos.$C$4]*12+[Datos.$C$5];HYPERLINK(&quot;http://interes.ax5.org/&quot;);&quot;&quot;)">
            <text:p/>
          </table:table-cell>
          <table:table-cell table:style-name="ce65" table:formula="of:=[.N81]+1"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3]&gt;[Datos.$C$4]*12+[Datos.$C$5];&quot;&quot;;[.D82]-[.E83])" office:value-type="float" office:value="949.618400713225">
            <text:p>949.62</text:p>
          </table:table-cell>
          <table:table-cell table:style-name="ce58" table:formula="of:=IF([.$N83]&gt;[Datos.$C$4]*12+[Datos.$C$5];&quot;&quot;;[Datos.$C$9]-[.F83])" office:value-type="float" office:value="0.879504448452401">
            <text:p>0.88</text:p>
          </table:table-cell>
          <table:table-cell table:style-name="ce58" table:formula="of:=IF([.$N83]&gt;[Datos.$C$4]*12+[Datos.$C$5];&quot;&quot;;[.D82]*[Datos.$C$14])" office:value-type="float" office:value="7.57940377313807">
            <text:p>7.58</text:p>
          </table:table-cell>
          <table:table-cell table:style-name="ce58" table:number-columns-repeated="2"/>
          <table:table-cell table:style-name="ce65"/>
          <table:table-cell table:style-name="ce58" table:formula="of:=IF([.$N83]&gt;[Datos.$C$4]*12+[Datos.$C$5];&quot;&quot;;[.J82]-[.K83])" office:value-type="float" office:value="953.340570748271">
            <text:p>953.34</text:p>
          </table:table-cell>
          <table:table-cell table:style-name="ce58" table:formula="of:=IF([.$N83]&gt;[Datos.$C$4]*12+[Datos.$C$5];&quot;&quot;;[Datos.$C$11]-[.L83])" office:value-type="float" office:value="0.824341432713121">
            <text:p>0.82</text:p>
          </table:table-cell>
          <table:table-cell table:style-name="ce73" table:formula="of:=IF([.$N83]&gt;[Datos.$C$4]*12+[Datos.$C$5];&quot;&quot;;[.J82]*[Datos.$C$15])" office:value-type="float" office:value="7.95137426817487">
            <text:p>7.95</text:p>
          </table:table-cell>
          <table:table-cell table:formula="of:=IF([.$N83]=[Datos.$C$4]*12+[Datos.$C$5];HYPERLINK(&quot;http://interes.ax5.org/&quot;);&quot;&quot;)">
            <text:p/>
          </table:table-cell>
          <table:table-cell table:style-name="ce65" table:formula="of:=[.N82]+1" office:value-type="float" office:value="76">
            <text:p>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4]&gt;[Datos.$C$4]*12+[Datos.$C$5];&quot;&quot;;[.D83]-[.E84])" office:value-type="float" office:value="948.731882972793">
            <text:p>948.73</text:p>
          </table:table-cell>
          <table:table-cell table:style-name="ce58" table:formula="of:=IF([.$N84]&gt;[Datos.$C$4]*12+[Datos.$C$5];&quot;&quot;;[Datos.$C$9]-[.F84])" office:value-type="float" office:value="0.886517740432206">
            <text:p>0.89</text:p>
          </table:table-cell>
          <table:table-cell table:style-name="ce58" table:formula="of:=IF([.$N84]&gt;[Datos.$C$4]*12+[Datos.$C$5];&quot;&quot;;[.D83]*[Datos.$C$14])" office:value-type="float" office:value="7.57239048115826">
            <text:p>7.57</text:p>
          </table:table-cell>
          <table:table-cell table:style-name="ce58" table:number-columns-repeated="2"/>
          <table:table-cell table:style-name="ce65"/>
          <table:table-cell table:style-name="ce58" table:formula="of:=IF([.$N84]&gt;[Datos.$C$4]*12+[Datos.$C$5];&quot;&quot;;[.J83]-[.K84])" office:value-type="float" office:value="952.509359803619">
            <text:p>952.51</text:p>
          </table:table-cell>
          <table:table-cell table:style-name="ce58" table:formula="of:=IF([.$N84]&gt;[Datos.$C$4]*12+[Datos.$C$5];&quot;&quot;;[Datos.$C$11]-[.L84])" office:value-type="float" office:value="0.831210944652397">
            <text:p>0.83</text:p>
          </table:table-cell>
          <table:table-cell table:style-name="ce73" table:formula="of:=IF([.$N84]&gt;[Datos.$C$4]*12+[Datos.$C$5];&quot;&quot;;[.J83]*[Datos.$C$15])" office:value-type="float" office:value="7.94450475623559">
            <text:p>7.94</text:p>
          </table:table-cell>
          <table:table-cell table:formula="of:=IF([.$N84]=[Datos.$C$4]*12+[Datos.$C$5];HYPERLINK(&quot;http://interes.ax5.org/&quot;);&quot;&quot;)">
            <text:p/>
          </table:table-cell>
          <table:table-cell table:style-name="ce65" table:formula="of:=[.N83]+1"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5]&gt;[Datos.$C$4]*12+[Datos.$C$5];&quot;&quot;;[.D84]-[.E85])" office:value-type="float" office:value="947.838296015406">
            <text:p>947.84</text:p>
          </table:table-cell>
          <table:table-cell table:style-name="ce58" table:formula="of:=IF([.$N85]&gt;[Datos.$C$4]*12+[Datos.$C$5];&quot;&quot;;[Datos.$C$9]-[.F85])" office:value-type="float" office:value="0.893586957387127">
            <text:p>0.89</text:p>
          </table:table-cell>
          <table:table-cell table:style-name="ce58" table:formula="of:=IF([.$N85]&gt;[Datos.$C$4]*12+[Datos.$C$5];&quot;&quot;;[.D84]*[Datos.$C$14])" office:value-type="float" office:value="7.56532126420334">
            <text:p>7.57</text:p>
          </table:table-cell>
          <table:table-cell table:style-name="ce58" table:number-columns-repeated="2"/>
          <table:table-cell table:style-name="ce65"/>
          <table:table-cell table:style-name="ce58" table:formula="of:=IF([.$N85]&gt;[Datos.$C$4]*12+[Datos.$C$5];&quot;&quot;;[.J84]-[.K85])" office:value-type="float" office:value="951.671222101094">
            <text:p>951.67</text:p>
          </table:table-cell>
          <table:table-cell table:style-name="ce58" table:formula="of:=IF([.$N85]&gt;[Datos.$C$4]*12+[Datos.$C$5];&quot;&quot;;[Datos.$C$11]-[.L85])" office:value-type="float" office:value="0.838137702524501">
            <text:p>0.84</text:p>
          </table:table-cell>
          <table:table-cell table:style-name="ce73" table:formula="of:=IF([.$N85]&gt;[Datos.$C$4]*12+[Datos.$C$5];&quot;&quot;;[.J84]*[Datos.$C$15])" office:value-type="float" office:value="7.93757799836349">
            <text:p>7.94</text:p>
          </table:table-cell>
          <table:table-cell table:formula="of:=IF([.$N85]=[Datos.$C$4]*12+[Datos.$C$5];HYPERLINK(&quot;http://interes.ax5.org/&quot;);&quot;&quot;)">
            <text:p/>
          </table:table-cell>
          <table:table-cell table:style-name="ce65" table:formula="of:=[.N84]+1" office:value-type="float" office:value="78">
            <text:p>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6]&gt;[Datos.$C$4]*12+[Datos.$C$5];&quot;&quot;;[.D85]-[.E86])" office:value-type="float" office:value="946.937583470135">
            <text:p>946.94</text:p>
          </table:table-cell>
          <table:table-cell table:style-name="ce58" table:formula="of:=IF([.$N86]&gt;[Datos.$C$4]*12+[Datos.$C$5];&quot;&quot;;[Datos.$C$9]-[.F86])" office:value-type="float" office:value="0.900712545270769">
            <text:p>0.90</text:p>
          </table:table-cell>
          <table:table-cell table:style-name="ce58" table:formula="of:=IF([.$N86]&gt;[Datos.$C$4]*12+[Datos.$C$5];&quot;&quot;;[.D85]*[Datos.$C$14])" office:value-type="float" office:value="7.5581956763197">
            <text:p>7.56</text:p>
          </table:table-cell>
          <table:table-cell table:style-name="ce58" table:number-columns-repeated="2"/>
          <table:table-cell table:style-name="ce65"/>
          <table:table-cell table:style-name="ce58" table:formula="of:=IF([.$N86]&gt;[Datos.$C$4]*12+[Datos.$C$5];&quot;&quot;;[.J85]-[.K86])" office:value-type="float" office:value="950.826099917715">
            <text:p>950.83</text:p>
          </table:table-cell>
          <table:table-cell table:style-name="ce58" table:formula="of:=IF([.$N86]&gt;[Datos.$C$4]*12+[Datos.$C$5];&quot;&quot;;[Datos.$C$11]-[.L86])" office:value-type="float" office:value="0.845122183378871">
            <text:p>0.85</text:p>
          </table:table-cell>
          <table:table-cell table:style-name="ce73" table:formula="of:=IF([.$N86]&gt;[Datos.$C$4]*12+[Datos.$C$5];&quot;&quot;;[.J85]*[Datos.$C$15])" office:value-type="float" office:value="7.93059351750912">
            <text:p>7.93</text:p>
          </table:table-cell>
          <table:table-cell table:formula="of:=IF([.$N86]=[Datos.$C$4]*12+[Datos.$C$5];HYPERLINK(&quot;http://interes.ax5.org/&quot;);&quot;&quot;)">
            <text:p/>
          </table:table-cell>
          <table:table-cell table:style-name="ce65" table:formula="of:=[.N85]+1" office:value-type="float" office:value="79">
            <text:p>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7]&gt;[Datos.$C$4]*12+[Datos.$C$5];&quot;&quot;;[.D86]-[.E87])" office:value-type="float" office:value="946.029688516542">
            <text:p>946.03</text:p>
          </table:table-cell>
          <table:table-cell table:style-name="ce58" table:formula="of:=IF([.$N87]&gt;[Datos.$C$4]*12+[Datos.$C$5];&quot;&quot;;[Datos.$C$9]-[.F87])" office:value-type="float" office:value="0.907894953592832">
            <text:p>0.91</text:p>
          </table:table-cell>
          <table:table-cell table:style-name="ce58" table:formula="of:=IF([.$N87]&gt;[Datos.$C$4]*12+[Datos.$C$5];&quot;&quot;;[.D86]*[Datos.$C$14])" office:value-type="float" office:value="7.55101326799764">
            <text:p>7.55</text:p>
          </table:table-cell>
          <table:table-cell table:style-name="ce58" table:number-columns-repeated="2"/>
          <table:table-cell table:style-name="ce65"/>
          <table:table-cell table:style-name="ce58" table:formula="of:=IF([.$N87]&gt;[Datos.$C$4]*12+[Datos.$C$5];&quot;&quot;;[.J86]-[.K87])" office:value-type="float" office:value="949.973935049475">
            <text:p>949.97</text:p>
          </table:table-cell>
          <table:table-cell table:style-name="ce58" table:formula="of:=IF([.$N87]&gt;[Datos.$C$4]*12+[Datos.$C$5];&quot;&quot;;[Datos.$C$11]-[.L87])" office:value-type="float" office:value="0.852164868240362">
            <text:p>0.85</text:p>
          </table:table-cell>
          <table:table-cell table:style-name="ce73" table:formula="of:=IF([.$N87]&gt;[Datos.$C$4]*12+[Datos.$C$5];&quot;&quot;;[.J86]*[Datos.$C$15])" office:value-type="float" office:value="7.92355083264763">
            <text:p>7.92</text:p>
          </table:table-cell>
          <table:table-cell table:formula="of:=IF([.$N87]=[Datos.$C$4]*12+[Datos.$C$5];HYPERLINK(&quot;http://interes.ax5.org/&quot;);&quot;&quot;)">
            <text:p/>
          </table:table-cell>
          <table:table-cell table:style-name="ce65" table:formula="of:=[.N86]+1"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8]&gt;[Datos.$C$4]*12+[Datos.$C$5];&quot;&quot;;[.D87]-[.E88])" office:value-type="float" office:value="945.114553881095">
            <text:p>945.11</text:p>
          </table:table-cell>
          <table:table-cell table:style-name="ce58" table:formula="of:=IF([.$N88]&gt;[Datos.$C$4]*12+[Datos.$C$5];&quot;&quot;;[Datos.$C$9]-[.F88])" office:value-type="float" office:value="0.915134635447475">
            <text:p>0.92</text:p>
          </table:table-cell>
          <table:table-cell table:style-name="ce58" table:formula="of:=IF([.$N88]&gt;[Datos.$C$4]*12+[Datos.$C$5];&quot;&quot;;[.D87]*[Datos.$C$14])" office:value-type="float" office:value="7.54377358614299">
            <text:p>7.54</text:p>
          </table:table-cell>
          <table:table-cell table:style-name="ce58" table:number-columns-repeated="2"/>
          <table:table-cell table:style-name="ce65"/>
          <table:table-cell table:style-name="ce58" table:formula="of:=IF([.$N88]&gt;[Datos.$C$4]*12+[Datos.$C$5];&quot;&quot;;[.J87]-[.K88])" office:value-type="float" office:value="949.114668807333">
            <text:p>949.11</text:p>
          </table:table-cell>
          <table:table-cell table:style-name="ce58" table:formula="of:=IF([.$N88]&gt;[Datos.$C$4]*12+[Datos.$C$5];&quot;&quot;;[Datos.$C$11]-[.L88])" office:value-type="float" office:value="0.859266242142365">
            <text:p>0.86</text:p>
          </table:table-cell>
          <table:table-cell table:style-name="ce73" table:formula="of:=IF([.$N88]&gt;[Datos.$C$4]*12+[Datos.$C$5];&quot;&quot;;[.J87]*[Datos.$C$15])" office:value-type="float" office:value="7.91644945874562">
            <text:p>7.92</text:p>
          </table:table-cell>
          <table:table-cell table:formula="of:=IF([.$N88]=[Datos.$C$4]*12+[Datos.$C$5];HYPERLINK(&quot;http://interes.ax5.org/&quot;);&quot;&quot;)">
            <text:p/>
          </table:table-cell>
          <table:table-cell table:style-name="ce65" table:formula="of:=[.N87]+1" office:value-type="float" office:value="81">
            <text:p>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9]&gt;[Datos.$C$4]*12+[Datos.$C$5];&quot;&quot;;[.D88]-[.E89])" office:value-type="float" office:value="944.192121833553">
            <text:p>944.19</text:p>
          </table:table-cell>
          <table:table-cell table:style-name="ce58" table:formula="of:=IF([.$N89]&gt;[Datos.$C$4]*12+[Datos.$C$5];&quot;&quot;;[Datos.$C$9]-[.F89])" office:value-type="float" office:value="0.922432047541887">
            <text:p>0.92</text:p>
          </table:table-cell>
          <table:table-cell table:style-name="ce58" table:formula="of:=IF([.$N89]&gt;[Datos.$C$4]*12+[Datos.$C$5];&quot;&quot;;[.D88]*[Datos.$C$14])" office:value-type="float" office:value="7.53647617404858">
            <text:p>7.54</text:p>
          </table:table-cell>
          <table:table-cell table:style-name="ce58" table:number-columns-repeated="2"/>
          <table:table-cell table:style-name="ce65"/>
          <table:table-cell table:style-name="ce58" table:formula="of:=IF([.$N89]&gt;[Datos.$C$4]*12+[Datos.$C$5];&quot;&quot;;[.J88]-[.K89])" office:value-type="float" office:value="948.248242013172">
            <text:p>948.25</text:p>
          </table:table-cell>
          <table:table-cell table:style-name="ce58" table:formula="of:=IF([.$N89]&gt;[Datos.$C$4]*12+[Datos.$C$5];&quot;&quot;;[Datos.$C$11]-[.L89])" office:value-type="float" office:value="0.866426794160217">
            <text:p>0.87</text:p>
          </table:table-cell>
          <table:table-cell table:style-name="ce73" table:formula="of:=IF([.$N89]&gt;[Datos.$C$4]*12+[Datos.$C$5];&quot;&quot;;[.J88]*[Datos.$C$15])" office:value-type="float" office:value="7.90928890672777">
            <text:p>7.91</text:p>
          </table:table-cell>
          <table:table-cell table:formula="of:=IF([.$N89]=[Datos.$C$4]*12+[Datos.$C$5];HYPERLINK(&quot;http://interes.ax5.org/&quot;);&quot;&quot;)">
            <text:p/>
          </table:table-cell>
          <table:table-cell table:style-name="ce65" table:formula="of:=[.N88]+1" office:value-type="float" office:value="82">
            <text:p>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0]&gt;[Datos.$C$4]*12+[Datos.$C$5];&quot;&quot;;[.D89]-[.E90])" office:value-type="float" office:value="943.262334183328">
            <text:p>943.26</text:p>
          </table:table-cell>
          <table:table-cell table:style-name="ce58" table:formula="of:=IF([.$N90]&gt;[Datos.$C$4]*12+[Datos.$C$5];&quot;&quot;;[Datos.$C$9]-[.F90])" office:value-type="float" office:value="0.929787650225107">
            <text:p>0.93</text:p>
          </table:table-cell>
          <table:table-cell table:style-name="ce58" table:formula="of:=IF([.$N90]&gt;[Datos.$C$4]*12+[Datos.$C$5];&quot;&quot;;[.D89]*[Datos.$C$14])" office:value-type="float" office:value="7.52912057136536">
            <text:p>7.53</text:p>
          </table:table-cell>
          <table:table-cell table:style-name="ce58" table:number-columns-repeated="2"/>
          <table:table-cell table:style-name="ce65"/>
          <table:table-cell table:style-name="ce58" table:formula="of:=IF([.$N90]&gt;[Datos.$C$4]*12+[Datos.$C$5];&quot;&quot;;[.J89]-[.K90])" office:value-type="float" office:value="947.374594995727">
            <text:p>947.37</text:p>
          </table:table-cell>
          <table:table-cell table:style-name="ce58" table:formula="of:=IF([.$N90]&gt;[Datos.$C$4]*12+[Datos.$C$5];&quot;&quot;;[Datos.$C$11]-[.L90])" office:value-type="float" office:value="0.873647017444886">
            <text:p>0.87</text:p>
          </table:table-cell>
          <table:table-cell table:style-name="ce73" table:formula="of:=IF([.$N90]&gt;[Datos.$C$4]*12+[Datos.$C$5];&quot;&quot;;[.J89]*[Datos.$C$15])" office:value-type="float" office:value="7.9020686834431">
            <text:p>7.90</text:p>
          </table:table-cell>
          <table:table-cell table:formula="of:=IF([.$N90]=[Datos.$C$4]*12+[Datos.$C$5];HYPERLINK(&quot;http://interes.ax5.org/&quot;);&quot;&quot;)">
            <text:p/>
          </table:table-cell>
          <table:table-cell table:style-name="ce65" table:formula="of:=[.N89]+1" office:value-type="float" office:value="83">
            <text:p>8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79]+1" office:value-type="float" office:value="2021">
            <text:p>2021</text:p>
          </table:table-cell>
          <table:table-cell/>
          <table:table-cell table:style-name="ce57" table:formula="of:=IF([.$N91]&gt;[Datos.$C$4]*12+[Datos.$C$5];&quot;&quot;;[.D90]-[.E91])" office:value-type="float" office:value="942.325132275811">
            <text:p>942.33</text:p>
          </table:table-cell>
          <table:table-cell table:style-name="ce57" table:formula="of:=IF([.$N91]&gt;[Datos.$C$4]*12+[Datos.$C$5];&quot;&quot;;[Datos.$C$9]-[.F91])" office:value-type="float" office:value="0.937201907517061">
            <text:p>0.94</text:p>
          </table:table-cell>
          <table:table-cell table:style-name="ce57" table:formula="of:=IF([.$N91]&gt;[Datos.$C$4]*12+[Datos.$C$5];&quot;&quot;;[.D90]*[Datos.$C$14])" office:value-type="float" office:value="7.52170631407341">
            <text:p>7.52</text:p>
          </table:table-cell>
          <table:table-cell table:style-name="ce57" table:number-columns-repeated="2"/>
          <table:table-cell table:style-name="ce64"/>
          <table:table-cell table:style-name="ce57" table:formula="of:=IF([.$N91]&gt;[Datos.$C$4]*12+[Datos.$C$5];&quot;&quot;;[.J90]-[.K91])" office:value-type="float" office:value="946.49366758647">
            <text:p>946.49</text:p>
          </table:table-cell>
          <table:table-cell table:style-name="ce57" table:formula="of:=IF([.$N91]&gt;[Datos.$C$4]*12+[Datos.$C$5];&quot;&quot;;[Datos.$C$11]-[.L91])" office:value-type="float" office:value="0.880927409256927">
            <text:p>0.88</text:p>
          </table:table-cell>
          <table:table-cell table:style-name="ce74" table:formula="of:=IF([.$N91]&gt;[Datos.$C$4]*12+[Datos.$C$5];&quot;&quot;;[.J90]*[Datos.$C$15])" office:value-type="float" office:value="7.89478829163106">
            <text:p>7.89</text:p>
          </table:table-cell>
          <table:table-cell table:formula="of:=IF([.$N91]=[Datos.$C$4]*12+[Datos.$C$5];HYPERLINK(&quot;http://interes.ax5.org/&quot;);&quot;&quot;)">
            <text:p/>
          </table:table-cell>
          <table:table-cell table:style-name="ce64" table:formula="of:=[.N90]+1"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2]&gt;[Datos.$C$4]*12+[Datos.$C$5];&quot;&quot;;[.D91]-[.E92])" office:value-type="float" office:value="941.380456988673">
            <text:p>941.38</text:p>
          </table:table-cell>
          <table:table-cell table:style-name="ce58" table:formula="of:=IF([.$N92]&gt;[Datos.$C$4]*12+[Datos.$C$5];&quot;&quot;;[Datos.$C$9]-[.F92])" office:value-type="float" office:value="0.944675287137839">
            <text:p>0.94</text:p>
          </table:table-cell>
          <table:table-cell table:style-name="ce58" table:formula="of:=IF([.$N92]&gt;[Datos.$C$4]*12+[Datos.$C$5];&quot;&quot;;[.D91]*[Datos.$C$14])" office:value-type="float" office:value="7.51423293445263">
            <text:p>7.51</text:p>
          </table:table-cell>
          <table:table-cell table:style-name="ce58" table:number-columns-repeated="2"/>
          <table:table-cell table:style-name="ce65"/>
          <table:table-cell table:style-name="ce58" table:formula="of:=IF([.$N92]&gt;[Datos.$C$4]*12+[Datos.$C$5];&quot;&quot;;[.J91]-[.K92])" office:value-type="float" office:value="945.60539911547">
            <text:p>945.61</text:p>
          </table:table-cell>
          <table:table-cell table:style-name="ce58" table:formula="of:=IF([.$N92]&gt;[Datos.$C$4]*12+[Datos.$C$5];&quot;&quot;;[Datos.$C$11]-[.L92])" office:value-type="float" office:value="0.888268471000735">
            <text:p>0.89</text:p>
          </table:table-cell>
          <table:table-cell table:style-name="ce73" table:formula="of:=IF([.$N92]&gt;[Datos.$C$4]*12+[Datos.$C$5];&quot;&quot;;[.J91]*[Datos.$C$15])" office:value-type="float" office:value="7.88744722988725">
            <text:p>7.89</text:p>
          </table:table-cell>
          <table:table-cell table:formula="of:=IF([.$N92]=[Datos.$C$4]*12+[Datos.$C$5];HYPERLINK(&quot;http://interes.ax5.org/&quot;);&quot;&quot;)">
            <text:p/>
          </table:table-cell>
          <table:table-cell table:style-name="ce65" table:formula="of:=[.N91]+1" office:value-type="float" office:value="85">
            <text:p>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3]&gt;[Datos.$C$4]*12+[Datos.$C$5];&quot;&quot;;[.D92]-[.E93])" office:value-type="float" office:value="940.428248728136">
            <text:p>940.43</text:p>
          </table:table-cell>
          <table:table-cell table:style-name="ce58" table:formula="of:=IF([.$N93]&gt;[Datos.$C$4]*12+[Datos.$C$5];&quot;&quot;;[Datos.$C$9]-[.F93])" office:value-type="float" office:value="0.952208260537191">
            <text:p>0.95</text:p>
          </table:table-cell>
          <table:table-cell table:style-name="ce58" table:formula="of:=IF([.$N93]&gt;[Datos.$C$4]*12+[Datos.$C$5];&quot;&quot;;[.D92]*[Datos.$C$14])" office:value-type="float" office:value="7.50669996105328">
            <text:p>7.51</text:p>
          </table:table-cell>
          <table:table-cell table:style-name="ce58" table:number-columns-repeated="2"/>
          <table:table-cell table:style-name="ce65"/>
          <table:table-cell table:style-name="ce58" table:formula="of:=IF([.$N93]&gt;[Datos.$C$4]*12+[Datos.$C$5];&quot;&quot;;[.J92]-[.K93])" office:value-type="float" office:value="944.709728407211">
            <text:p>944.71</text:p>
          </table:table-cell>
          <table:table-cell table:style-name="ce58" table:formula="of:=IF([.$N93]&gt;[Datos.$C$4]*12+[Datos.$C$5];&quot;&quot;;[Datos.$C$11]-[.L93])" office:value-type="float" office:value="0.895670708259074">
            <text:p>0.90</text:p>
          </table:table-cell>
          <table:table-cell table:style-name="ce73" table:formula="of:=IF([.$N93]&gt;[Datos.$C$4]*12+[Datos.$C$5];&quot;&quot;;[.J92]*[Datos.$C$15])" office:value-type="float" office:value="7.88004499262891">
            <text:p>7.88</text:p>
          </table:table-cell>
          <table:table-cell table:formula="of:=IF([.$N93]=[Datos.$C$4]*12+[Datos.$C$5];HYPERLINK(&quot;http://interes.ax5.org/&quot;);&quot;&quot;)">
            <text:p/>
          </table:table-cell>
          <table:table-cell table:style-name="ce65" table:formula="of:=[.N92]+1" office:value-type="float" office:value="86">
            <text:p>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4]&gt;[Datos.$C$4]*12+[Datos.$C$5];&quot;&quot;;[.D93]-[.E94])" office:value-type="float" office:value="939.468447425211">
            <text:p>939.47</text:p>
          </table:table-cell>
          <table:table-cell table:style-name="ce58" table:formula="of:=IF([.$N94]&gt;[Datos.$C$4]*12+[Datos.$C$5];&quot;&quot;;[Datos.$C$9]-[.F94])" office:value-type="float" office:value="0.959801302924276">
            <text:p>0.96</text:p>
          </table:table-cell>
          <table:table-cell table:style-name="ce58" table:formula="of:=IF([.$N94]&gt;[Datos.$C$4]*12+[Datos.$C$5];&quot;&quot;;[.D93]*[Datos.$C$14])" office:value-type="float" office:value="7.49910691866619">
            <text:p>7.50</text:p>
          </table:table-cell>
          <table:table-cell table:style-name="ce58" table:number-columns-repeated="2"/>
          <table:table-cell table:style-name="ce65"/>
          <table:table-cell table:style-name="ce58" table:formula="of:=IF([.$N94]&gt;[Datos.$C$4]*12+[Datos.$C$5];&quot;&quot;;[.J93]-[.K94])" office:value-type="float" office:value="943.806593776383">
            <text:p>943.81</text:p>
          </table:table-cell>
          <table:table-cell table:style-name="ce58" table:formula="of:=IF([.$N94]&gt;[Datos.$C$4]*12+[Datos.$C$5];&quot;&quot;;[Datos.$C$11]-[.L94])" office:value-type="float" office:value="0.903134630827901">
            <text:p>0.90</text:p>
          </table:table-cell>
          <table:table-cell table:style-name="ce73" table:formula="of:=IF([.$N94]&gt;[Datos.$C$4]*12+[Datos.$C$5];&quot;&quot;;[.J93]*[Datos.$C$15])" office:value-type="float" office:value="7.87258107006009">
            <text:p>7.87</text:p>
          </table:table-cell>
          <table:table-cell table:formula="of:=IF([.$N94]=[Datos.$C$4]*12+[Datos.$C$5];HYPERLINK(&quot;http://interes.ax5.org/&quot;);&quot;&quot;)">
            <text:p/>
          </table:table-cell>
          <table:table-cell table:style-name="ce65" table:formula="of:=[.N93]+1" office:value-type="float" office:value="87">
            <text:p>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5]&gt;[Datos.$C$4]*12+[Datos.$C$5];&quot;&quot;;[.D94]-[.E95])" office:value-type="float" office:value="938.500992531914">
            <text:p>938.50</text:p>
          </table:table-cell>
          <table:table-cell table:style-name="ce58" table:formula="of:=IF([.$N95]&gt;[Datos.$C$4]*12+[Datos.$C$5];&quot;&quot;;[Datos.$C$9]-[.F95])" office:value-type="float" office:value="0.967454893297639">
            <text:p>0.97</text:p>
          </table:table-cell>
          <table:table-cell table:style-name="ce58" table:formula="of:=IF([.$N95]&gt;[Datos.$C$4]*12+[Datos.$C$5];&quot;&quot;;[.D94]*[Datos.$C$14])" office:value-type="float" office:value="7.49145332829283">
            <text:p>7.49</text:p>
          </table:table-cell>
          <table:table-cell table:style-name="ce58" table:number-columns-repeated="2"/>
          <table:table-cell table:style-name="ce65"/>
          <table:table-cell table:style-name="ce58" table:formula="of:=IF([.$N95]&gt;[Datos.$C$4]*12+[Datos.$C$5];&quot;&quot;;[.J94]-[.K95])" office:value-type="float" office:value="942.895933023631">
            <text:p>942.90</text:p>
          </table:table-cell>
          <table:table-cell table:style-name="ce58" table:formula="of:=IF([.$N95]&gt;[Datos.$C$4]*12+[Datos.$C$5];&quot;&quot;;[Datos.$C$11]-[.L95])" office:value-type="float" office:value="0.910660752751467">
            <text:p>0.91</text:p>
          </table:table-cell>
          <table:table-cell table:style-name="ce73" table:formula="of:=IF([.$N95]&gt;[Datos.$C$4]*12+[Datos.$C$5];&quot;&quot;;[.J94]*[Datos.$C$15])" office:value-type="float" office:value="7.86505494813652">
            <text:p>7.87</text:p>
          </table:table-cell>
          <table:table-cell table:formula="of:=IF([.$N95]=[Datos.$C$4]*12+[Datos.$C$5];HYPERLINK(&quot;http://interes.ax5.org/&quot;);&quot;&quot;)">
            <text:p/>
          </table:table-cell>
          <table:table-cell table:style-name="ce65" table:formula="of:=[.N94]+1" office:value-type="float" office:value="88">
            <text:p>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6]&gt;[Datos.$C$4]*12+[Datos.$C$5];&quot;&quot;;[.D95]-[.E96])" office:value-type="float" office:value="937.525823017438">
            <text:p>937.53</text:p>
          </table:table-cell>
          <table:table-cell table:style-name="ce58" table:formula="of:=IF([.$N96]&gt;[Datos.$C$4]*12+[Datos.$C$5];&quot;&quot;;[Datos.$C$9]-[.F96])" office:value-type="float" office:value="0.975169514475424">
            <text:p>0.98</text:p>
          </table:table-cell>
          <table:table-cell table:style-name="ce58" table:formula="of:=IF([.$N96]&gt;[Datos.$C$4]*12+[Datos.$C$5];&quot;&quot;;[.D95]*[Datos.$C$14])" office:value-type="float" office:value="7.48373870711504">
            <text:p>7.48</text:p>
          </table:table-cell>
          <table:table-cell table:style-name="ce58" table:number-columns-repeated="2"/>
          <table:table-cell table:style-name="ce65"/>
          <table:table-cell table:style-name="ce58" table:formula="of:=IF([.$N96]&gt;[Datos.$C$4]*12+[Datos.$C$5];&quot;&quot;;[.J95]-[.K96])" office:value-type="float" office:value="941.977683431273">
            <text:p>941.98</text:p>
          </table:table-cell>
          <table:table-cell table:style-name="ce58" table:formula="of:=IF([.$N96]&gt;[Datos.$C$4]*12+[Datos.$C$5];&quot;&quot;;[Datos.$C$11]-[.L96])" office:value-type="float" office:value="0.918249592357729">
            <text:p>0.92</text:p>
          </table:table-cell>
          <table:table-cell table:style-name="ce73" table:formula="of:=IF([.$N96]&gt;[Datos.$C$4]*12+[Datos.$C$5];&quot;&quot;;[.J95]*[Datos.$C$15])" office:value-type="float" office:value="7.85746610853026">
            <text:p>7.86</text:p>
          </table:table-cell>
          <table:table-cell table:formula="of:=IF([.$N96]=[Datos.$C$4]*12+[Datos.$C$5];HYPERLINK(&quot;http://interes.ax5.org/&quot;);&quot;&quot;)">
            <text:p/>
          </table:table-cell>
          <table:table-cell table:style-name="ce65" table:formula="of:=[.N95]+1" office:value-type="float" office:value="89">
            <text:p>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7]&gt;[Datos.$C$4]*12+[Datos.$C$5];&quot;&quot;;[.D96]-[.E97])" office:value-type="float" office:value="936.542877364312">
            <text:p>936.54</text:p>
          </table:table-cell>
          <table:table-cell table:style-name="ce58" table:formula="of:=IF([.$N97]&gt;[Datos.$C$4]*12+[Datos.$C$5];&quot;&quot;;[Datos.$C$9]-[.F97])" office:value-type="float" office:value="0.982945653125837">
            <text:p>0.98</text:p>
          </table:table-cell>
          <table:table-cell table:style-name="ce58" table:formula="of:=IF([.$N97]&gt;[Datos.$C$4]*12+[Datos.$C$5];&quot;&quot;;[.D96]*[Datos.$C$14])" office:value-type="float" office:value="7.47596256846463">
            <text:p>7.48</text:p>
          </table:table-cell>
          <table:table-cell table:style-name="ce58" table:number-columns-repeated="2"/>
          <table:table-cell table:style-name="ce65"/>
          <table:table-cell table:style-name="ce58" table:formula="of:=IF([.$N97]&gt;[Datos.$C$4]*12+[Datos.$C$5];&quot;&quot;;[.J96]-[.K97])" office:value-type="float" office:value="941.051781758979">
            <text:p>941.05</text:p>
          </table:table-cell>
          <table:table-cell table:style-name="ce58" table:formula="of:=IF([.$N97]&gt;[Datos.$C$4]*12+[Datos.$C$5];&quot;&quot;;[Datos.$C$11]-[.L97])" office:value-type="float" office:value="0.925901672294043">
            <text:p>0.93</text:p>
          </table:table-cell>
          <table:table-cell table:style-name="ce73" table:formula="of:=IF([.$N97]&gt;[Datos.$C$4]*12+[Datos.$C$5];&quot;&quot;;[.J96]*[Datos.$C$15])" office:value-type="float" office:value="7.84981402859394">
            <text:p>7.85</text:p>
          </table:table-cell>
          <table:table-cell table:formula="of:=IF([.$N97]=[Datos.$C$4]*12+[Datos.$C$5];HYPERLINK(&quot;http://interes.ax5.org/&quot;);&quot;&quot;)">
            <text:p/>
          </table:table-cell>
          <table:table-cell table:style-name="ce65" table:formula="of:=[.N96]+1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8]&gt;[Datos.$C$4]*12+[Datos.$C$5];&quot;&quot;;[.D97]-[.E98])" office:value-type="float" office:value="935.552093564515">
            <text:p>935.55</text:p>
          </table:table-cell>
          <table:table-cell table:style-name="ce58" table:formula="of:=IF([.$N98]&gt;[Datos.$C$4]*12+[Datos.$C$5];&quot;&quot;;[Datos.$C$9]-[.F98])" office:value-type="float" office:value="0.990783799797844">
            <text:p>0.99</text:p>
          </table:table-cell>
          <table:table-cell table:style-name="ce58" table:formula="of:=IF([.$N98]&gt;[Datos.$C$4]*12+[Datos.$C$5];&quot;&quot;;[.D97]*[Datos.$C$14])" office:value-type="float" office:value="7.46812442179262">
            <text:p>7.47</text:p>
          </table:table-cell>
          <table:table-cell table:style-name="ce58" table:number-columns-repeated="2"/>
          <table:table-cell table:style-name="ce65"/>
          <table:table-cell table:style-name="ce58" table:formula="of:=IF([.$N98]&gt;[Datos.$C$4]*12+[Datos.$C$5];&quot;&quot;;[.J97]-[.K98])" office:value-type="float" office:value="940.118164239416">
            <text:p>940.12</text:p>
          </table:table-cell>
          <table:table-cell table:style-name="ce58" table:formula="of:=IF([.$N98]&gt;[Datos.$C$4]*12+[Datos.$C$5];&quot;&quot;;[Datos.$C$11]-[.L98])" office:value-type="float" office:value="0.93361751956316">
            <text:p>0.93</text:p>
          </table:table-cell>
          <table:table-cell table:style-name="ce73" table:formula="of:=IF([.$N98]&gt;[Datos.$C$4]*12+[Datos.$C$5];&quot;&quot;;[.J97]*[Datos.$C$15])" office:value-type="float" office:value="7.84209818132483">
            <text:p>7.84</text:p>
          </table:table-cell>
          <table:table-cell table:formula="of:=IF([.$N98]=[Datos.$C$4]*12+[Datos.$C$5];HYPERLINK(&quot;http://interes.ax5.org/&quot;);&quot;&quot;)">
            <text:p/>
          </table:table-cell>
          <table:table-cell table:style-name="ce65" table:formula="of:=[.N97]+1" office:value-type="float" office:value="91">
            <text:p>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9]&gt;[Datos.$C$4]*12+[Datos.$C$5];&quot;&quot;;[.D98]-[.E99])" office:value-type="float" office:value="934.553409115563">
            <text:p>934.55</text:p>
          </table:table-cell>
          <table:table-cell table:style-name="ce58" table:formula="of:=IF([.$N99]&gt;[Datos.$C$4]*12+[Datos.$C$5];&quot;&quot;;[Datos.$C$9]-[.F99])" office:value-type="float" office:value="0.998684448952115">
            <text:p>1.00</text:p>
          </table:table-cell>
          <table:table-cell table:style-name="ce58" table:formula="of:=IF([.$N99]&gt;[Datos.$C$4]*12+[Datos.$C$5];&quot;&quot;;[.D98]*[Datos.$C$14])" office:value-type="float" office:value="7.46022377263835">
            <text:p>7.46</text:p>
          </table:table-cell>
          <table:table-cell table:style-name="ce58" table:number-columns-repeated="2"/>
          <table:table-cell table:style-name="ce65"/>
          <table:table-cell table:style-name="ce58" table:formula="of:=IF([.$N99]&gt;[Datos.$C$4]*12+[Datos.$C$5];&quot;&quot;;[.J98]-[.K99])" office:value-type="float" office:value="939.176766573857">
            <text:p>939.18</text:p>
          </table:table-cell>
          <table:table-cell table:style-name="ce58" table:formula="of:=IF([.$N99]&gt;[Datos.$C$4]*12+[Datos.$C$5];&quot;&quot;;[Datos.$C$11]-[.L99])" office:value-type="float" office:value="0.94139766555952">
            <text:p>0.94</text:p>
          </table:table-cell>
          <table:table-cell table:style-name="ce73" table:formula="of:=IF([.$N99]&gt;[Datos.$C$4]*12+[Datos.$C$5];&quot;&quot;;[.J98]*[Datos.$C$15])" office:value-type="float" office:value="7.83431803532847">
            <text:p>7.83</text:p>
          </table:table-cell>
          <table:table-cell table:formula="of:=IF([.$N99]=[Datos.$C$4]*12+[Datos.$C$5];HYPERLINK(&quot;http://interes.ax5.org/&quot;);&quot;&quot;)">
            <text:p/>
          </table:table-cell>
          <table:table-cell table:style-name="ce65" table:formula="of:=[.N98]+1" office:value-type="float" office:value="92">
            <text:p>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0]&gt;[Datos.$C$4]*12+[Datos.$C$5];&quot;&quot;;[.D99]-[.E100])" office:value-type="float" office:value="933.54676101657">
            <text:p>933.55</text:p>
          </table:table-cell>
          <table:table-cell table:style-name="ce58" table:formula="of:=IF([.$N100]&gt;[Datos.$C$4]*12+[Datos.$C$5];&quot;&quot;;[Datos.$C$9]-[.F100])" office:value-type="float" office:value="1.00664809899222">
            <text:p>1.01</text:p>
          </table:table-cell>
          <table:table-cell table:style-name="ce58" table:formula="of:=IF([.$N100]&gt;[Datos.$C$4]*12+[Datos.$C$5];&quot;&quot;;[.D99]*[Datos.$C$14])" office:value-type="float" office:value="7.45226012259825">
            <text:p>7.45</text:p>
          </table:table-cell>
          <table:table-cell table:style-name="ce58" table:number-columns-repeated="2"/>
          <table:table-cell table:style-name="ce65"/>
          <table:table-cell table:style-name="ce58" table:formula="of:=IF([.$N100]&gt;[Datos.$C$4]*12+[Datos.$C$5];&quot;&quot;;[.J99]-[.K100])" office:value-type="float" office:value="938.227523927751">
            <text:p>938.23</text:p>
          </table:table-cell>
          <table:table-cell table:style-name="ce58" table:formula="of:=IF([.$N100]&gt;[Datos.$C$4]*12+[Datos.$C$5];&quot;&quot;;[Datos.$C$11]-[.L100])" office:value-type="float" office:value="0.949242646105849">
            <text:p>0.95</text:p>
          </table:table-cell>
          <table:table-cell table:style-name="ce73" table:formula="of:=IF([.$N100]&gt;[Datos.$C$4]*12+[Datos.$C$5];&quot;&quot;;[.J99]*[Datos.$C$15])" office:value-type="float" office:value="7.82647305478214">
            <text:p>7.83</text:p>
          </table:table-cell>
          <table:table-cell table:formula="of:=IF([.$N100]=[Datos.$C$4]*12+[Datos.$C$5];HYPERLINK(&quot;http://interes.ax5.org/&quot;);&quot;&quot;)">
            <text:p/>
          </table:table-cell>
          <table:table-cell table:style-name="ce65" table:formula="of:=[.N99]+1" office:value-type="float" office:value="93">
            <text:p>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1]&gt;[Datos.$C$4]*12+[Datos.$C$5];&quot;&quot;;[.D100]-[.E101])" office:value-type="float" office:value="932.532085764274">
            <text:p>932.53</text:p>
          </table:table-cell>
          <table:table-cell table:style-name="ce58" table:formula="of:=IF([.$N101]&gt;[Datos.$C$4]*12+[Datos.$C$5];&quot;&quot;;[Datos.$C$9]-[.F101])" office:value-type="float" office:value="1.01467525229607">
            <text:p>1.01</text:p>
          </table:table-cell>
          <table:table-cell table:style-name="ce58" table:formula="of:=IF([.$N101]&gt;[Datos.$C$4]*12+[Datos.$C$5];&quot;&quot;;[.D100]*[Datos.$C$14])" office:value-type="float" office:value="7.44423296929439">
            <text:p>7.44</text:p>
          </table:table-cell>
          <table:table-cell table:style-name="ce58" table:number-columns-repeated="2"/>
          <table:table-cell table:style-name="ce65"/>
          <table:table-cell table:style-name="ce58" table:formula="of:=IF([.$N101]&gt;[Datos.$C$4]*12+[Datos.$C$5];&quot;&quot;;[.J100]-[.K101])" office:value-type="float" office:value="937.270370926261">
            <text:p>937.27</text:p>
          </table:table-cell>
          <table:table-cell table:style-name="ce58" table:formula="of:=IF([.$N101]&gt;[Datos.$C$4]*12+[Datos.$C$5];&quot;&quot;;[Datos.$C$11]-[.L101])" office:value-type="float" office:value="0.957153001490065">
            <text:p>0.96</text:p>
          </table:table-cell>
          <table:table-cell table:style-name="ce73" table:formula="of:=IF([.$N101]&gt;[Datos.$C$4]*12+[Datos.$C$5];&quot;&quot;;[.J100]*[Datos.$C$15])" office:value-type="float" office:value="7.81856269939792">
            <text:p>7.82</text:p>
          </table:table-cell>
          <table:table-cell table:formula="of:=IF([.$N101]=[Datos.$C$4]*12+[Datos.$C$5];HYPERLINK(&quot;http://interes.ax5.org/&quot;);&quot;&quot;)">
            <text:p/>
          </table:table-cell>
          <table:table-cell table:style-name="ce65" table:formula="of:=[.N100]+1" office:value-type="float" office:value="94">
            <text:p>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2]&gt;[Datos.$C$4]*12+[Datos.$C$5];&quot;&quot;;[.D101]-[.E102])" office:value-type="float" office:value="931.509319349027">
            <text:p>931.51</text:p>
          </table:table-cell>
          <table:table-cell table:style-name="ce58" table:formula="of:=IF([.$N102]&gt;[Datos.$C$4]*12+[Datos.$C$5];&quot;&quot;;[Datos.$C$9]-[.F102])" office:value-type="float" office:value="1.02276641524762">
            <text:p>1.02</text:p>
          </table:table-cell>
          <table:table-cell table:style-name="ce58" table:formula="of:=IF([.$N102]&gt;[Datos.$C$4]*12+[Datos.$C$5];&quot;&quot;;[.D101]*[Datos.$C$14])" office:value-type="float" office:value="7.43614180634285">
            <text:p>7.44</text:p>
          </table:table-cell>
          <table:table-cell table:style-name="ce58" table:number-columns-repeated="2"/>
          <table:table-cell table:style-name="ce65"/>
          <table:table-cell table:style-name="ce58" table:formula="of:=IF([.$N102]&gt;[Datos.$C$4]*12+[Datos.$C$5];&quot;&quot;;[.J101]-[.K102])" office:value-type="float" office:value="936.305241649758">
            <text:p>936.31</text:p>
          </table:table-cell>
          <table:table-cell table:style-name="ce58" table:formula="of:=IF([.$N102]&gt;[Datos.$C$4]*12+[Datos.$C$5];&quot;&quot;;[Datos.$C$11]-[.L102])" office:value-type="float" office:value="0.965129276502482">
            <text:p>0.97</text:p>
          </table:table-cell>
          <table:table-cell table:style-name="ce73" table:formula="of:=IF([.$N102]&gt;[Datos.$C$4]*12+[Datos.$C$5];&quot;&quot;;[.J101]*[Datos.$C$15])" office:value-type="float" office:value="7.81058642438551">
            <text:p>7.81</text:p>
          </table:table-cell>
          <table:table-cell table:formula="of:=IF([.$N102]=[Datos.$C$4]*12+[Datos.$C$5];HYPERLINK(&quot;http://interes.ax5.org/&quot;);&quot;&quot;)">
            <text:p/>
          </table:table-cell>
          <table:table-cell table:style-name="ce65" table:formula="of:=[.N101]+1" office:value-type="float" office:value="95">
            <text:p>9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91]+1" office:value-type="float" office:value="2022">
            <text:p>2022</text:p>
          </table:table-cell>
          <table:table-cell/>
          <table:table-cell table:style-name="ce57" table:formula="of:=IF([.$N103]&gt;[Datos.$C$4]*12+[Datos.$C$5];&quot;&quot;;[.D102]-[.E103])" office:value-type="float" office:value="930.478397250758">
            <text:p>930.48</text:p>
          </table:table-cell>
          <table:table-cell table:style-name="ce57" table:formula="of:=IF([.$N103]&gt;[Datos.$C$4]*12+[Datos.$C$5];&quot;&quot;;[Datos.$C$9]-[.F103])" office:value-type="float" office:value="1.03092209826877">
            <text:p>1.03</text:p>
          </table:table-cell>
          <table:table-cell table:style-name="ce57" table:formula="of:=IF([.$N103]&gt;[Datos.$C$4]*12+[Datos.$C$5];&quot;&quot;;[.D102]*[Datos.$C$14])" office:value-type="float" office:value="7.4279861233217">
            <text:p>7.43</text:p>
          </table:table-cell>
          <table:table-cell table:style-name="ce57" table:number-columns-repeated="2"/>
          <table:table-cell table:style-name="ce64"/>
          <table:table-cell table:style-name="ce57" table:formula="of:=IF([.$N103]&gt;[Datos.$C$4]*12+[Datos.$C$5];&quot;&quot;;[.J102]-[.K103])" office:value-type="float" office:value="935.332069629285">
            <text:p>935.33</text:p>
          </table:table-cell>
          <table:table-cell table:style-name="ce57" table:formula="of:=IF([.$N103]&gt;[Datos.$C$4]*12+[Datos.$C$5];&quot;&quot;;[Datos.$C$11]-[.L103])" office:value-type="float" office:value="0.973172020473336">
            <text:p>0.97</text:p>
          </table:table-cell>
          <table:table-cell table:style-name="ce74" table:formula="of:=IF([.$N103]&gt;[Datos.$C$4]*12+[Datos.$C$5];&quot;&quot;;[.J102]*[Datos.$C$15])" office:value-type="float" office:value="7.80254368041465">
            <text:p>7.80</text:p>
          </table:table-cell>
          <table:table-cell table:formula="of:=IF([.$N103]=[Datos.$C$4]*12+[Datos.$C$5];HYPERLINK(&quot;http://interes.ax5.org/&quot;);&quot;&quot;)">
            <text:p/>
          </table:table-cell>
          <table:table-cell table:style-name="ce64" table:formula="of:=[.N102]+1" office:value-type="float" office:value="96">
            <text:p>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4]&gt;[Datos.$C$4]*12+[Datos.$C$5];&quot;&quot;;[.D103]-[.E104])" office:value-type="float" office:value="929.439254434906">
            <text:p>929.44</text:p>
          </table:table-cell>
          <table:table-cell table:style-name="ce58" table:formula="of:=IF([.$N104]&gt;[Datos.$C$4]*12+[Datos.$C$5];&quot;&quot;;[Datos.$C$9]-[.F104])" office:value-type="float" office:value="1.03914281585162">
            <text:p>1.04</text:p>
          </table:table-cell>
          <table:table-cell table:style-name="ce58" table:formula="of:=IF([.$N104]&gt;[Datos.$C$4]*12+[Datos.$C$5];&quot;&quot;;[.D103]*[Datos.$C$14])" office:value-type="float" office:value="7.41976540573885">
            <text:p>7.42</text:p>
          </table:table-cell>
          <table:table-cell table:style-name="ce58" table:number-columns-repeated="2"/>
          <table:table-cell table:style-name="ce65"/>
          <table:table-cell table:style-name="ce58" table:formula="of:=IF([.$N104]&gt;[Datos.$C$4]*12+[Datos.$C$5];&quot;&quot;;[.J103]-[.K104])" office:value-type="float" office:value="934.350787841974">
            <text:p>934.35</text:p>
          </table:table-cell>
          <table:table-cell table:style-name="ce58" table:formula="of:=IF([.$N104]&gt;[Datos.$C$4]*12+[Datos.$C$5];&quot;&quot;;[Datos.$C$11]-[.L104])" office:value-type="float" office:value="0.981281787310613">
            <text:p>0.98</text:p>
          </table:table-cell>
          <table:table-cell table:style-name="ce73" table:formula="of:=IF([.$N104]&gt;[Datos.$C$4]*12+[Datos.$C$5];&quot;&quot;;[.J103]*[Datos.$C$15])" office:value-type="float" office:value="7.79443391357737">
            <text:p>7.79</text:p>
          </table:table-cell>
          <table:table-cell table:formula="of:=IF([.$N104]=[Datos.$C$4]*12+[Datos.$C$5];HYPERLINK(&quot;http://interes.ax5.org/&quot;);&quot;&quot;)">
            <text:p/>
          </table:table-cell>
          <table:table-cell table:style-name="ce65" table:formula="of:=[.N103]+1" office:value-type="float" office:value="97">
            <text:p>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5]&gt;[Datos.$C$4]*12+[Datos.$C$5];&quot;&quot;;[.D104]-[.E105])" office:value-type="float" office:value="928.391825348315">
            <text:p>928.39</text:p>
          </table:table-cell>
          <table:table-cell table:style-name="ce58" table:formula="of:=IF([.$N105]&gt;[Datos.$C$4]*12+[Datos.$C$5];&quot;&quot;;[Datos.$C$9]-[.F105])" office:value-type="float" office:value="1.04742908659091">
            <text:p>1.05</text:p>
          </table:table-cell>
          <table:table-cell table:style-name="ce58" table:formula="of:=IF([.$N105]&gt;[Datos.$C$4]*12+[Datos.$C$5];&quot;&quot;;[.D104]*[Datos.$C$14])" office:value-type="float" office:value="7.41147913499956">
            <text:p>7.41</text:p>
          </table:table-cell>
          <table:table-cell table:style-name="ce58" table:number-columns-repeated="2"/>
          <table:table-cell table:style-name="ce65"/>
          <table:table-cell table:style-name="ce58" table:formula="of:=IF([.$N105]&gt;[Datos.$C$4]*12+[Datos.$C$5];&quot;&quot;;[.J104]-[.K105])" office:value-type="float" office:value="933.361328706436">
            <text:p>933.36</text:p>
          </table:table-cell>
          <table:table-cell table:style-name="ce58" table:formula="of:=IF([.$N105]&gt;[Datos.$C$4]*12+[Datos.$C$5];&quot;&quot;;[Datos.$C$11]-[.L105])" office:value-type="float" office:value="0.989459135538202">
            <text:p>0.99</text:p>
          </table:table-cell>
          <table:table-cell table:style-name="ce73" table:formula="of:=IF([.$N105]&gt;[Datos.$C$4]*12+[Datos.$C$5];&quot;&quot;;[.J104]*[Datos.$C$15])" office:value-type="float" office:value="7.78625656534979">
            <text:p>7.79</text:p>
          </table:table-cell>
          <table:table-cell table:formula="of:=IF([.$N105]=[Datos.$C$4]*12+[Datos.$C$5];HYPERLINK(&quot;http://interes.ax5.org/&quot;);&quot;&quot;)">
            <text:p/>
          </table:table-cell>
          <table:table-cell table:style-name="ce65" table:formula="of:=[.N104]+1" office:value-type="float" office:value="98">
            <text:p>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6]&gt;[Datos.$C$4]*12+[Datos.$C$5];&quot;&quot;;[.D105]-[.E106])" office:value-type="float" office:value="927.336043915099">
            <text:p>927.34</text:p>
          </table:table-cell>
          <table:table-cell table:style-name="ce58" table:formula="of:=IF([.$N106]&gt;[Datos.$C$4]*12+[Datos.$C$5];&quot;&quot;;[Datos.$C$9]-[.F106])" office:value-type="float" office:value="1.0557814332167">
            <text:p>1.06</text:p>
          </table:table-cell>
          <table:table-cell table:style-name="ce58" table:formula="of:=IF([.$N106]&gt;[Datos.$C$4]*12+[Datos.$C$5];&quot;&quot;;[.D105]*[Datos.$C$14])" office:value-type="float" office:value="7.40312678837376">
            <text:p>7.40</text:p>
          </table:table-cell>
          <table:table-cell table:style-name="ce58" table:number-columns-repeated="2"/>
          <table:table-cell table:style-name="ce65"/>
          <table:table-cell table:style-name="ce58" table:formula="of:=IF([.$N106]&gt;[Datos.$C$4]*12+[Datos.$C$5];&quot;&quot;;[.J105]-[.K106])" office:value-type="float" office:value="932.363624078102">
            <text:p>932.36</text:p>
          </table:table-cell>
          <table:table-cell table:style-name="ce58" table:formula="of:=IF([.$N106]&gt;[Datos.$C$4]*12+[Datos.$C$5];&quot;&quot;;[Datos.$C$11]-[.L106])" office:value-type="float" office:value="0.997704628334355">
            <text:p>1.00</text:p>
          </table:table-cell>
          <table:table-cell table:style-name="ce73" table:formula="of:=IF([.$N106]&gt;[Datos.$C$4]*12+[Datos.$C$5];&quot;&quot;;[.J105]*[Datos.$C$15])" office:value-type="float" office:value="7.77801107255363">
            <text:p>7.78</text:p>
          </table:table-cell>
          <table:table-cell table:formula="of:=IF([.$N106]=[Datos.$C$4]*12+[Datos.$C$5];HYPERLINK(&quot;http://interes.ax5.org/&quot;);&quot;&quot;)">
            <text:p/>
          </table:table-cell>
          <table:table-cell table:style-name="ce65" table:formula="of:=[.N105]+1" office:value-type="float" office:value="99">
            <text:p>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7]&gt;[Datos.$C$4]*12+[Datos.$C$5];&quot;&quot;;[.D106]-[.E107])" office:value-type="float" office:value="926.271843532471">
            <text:p>926.27</text:p>
          </table:table-cell>
          <table:table-cell table:style-name="ce58" table:formula="of:=IF([.$N107]&gt;[Datos.$C$4]*12+[Datos.$C$5];&quot;&quot;;[Datos.$C$9]-[.F107])" office:value-type="float" office:value="1.0642003826274">
            <text:p>1.06</text:p>
          </table:table-cell>
          <table:table-cell table:style-name="ce58" table:formula="of:=IF([.$N107]&gt;[Datos.$C$4]*12+[Datos.$C$5];&quot;&quot;;[.D106]*[Datos.$C$14])" office:value-type="float" office:value="7.39470783896307">
            <text:p>7.39</text:p>
          </table:table-cell>
          <table:table-cell table:style-name="ce58" table:number-columns-repeated="2"/>
          <table:table-cell table:style-name="ce65"/>
          <table:table-cell table:style-name="ce58" table:formula="of:=IF([.$N107]&gt;[Datos.$C$4]*12+[Datos.$C$5];&quot;&quot;;[.J106]-[.K107])" office:value-type="float" office:value="931.357605244531">
            <text:p>931.36</text:p>
          </table:table-cell>
          <table:table-cell table:style-name="ce58" table:formula="of:=IF([.$N107]&gt;[Datos.$C$4]*12+[Datos.$C$5];&quot;&quot;;[Datos.$C$11]-[.L107])" office:value-type="float" office:value="1.00601883357047">
            <text:p>1.01</text:p>
          </table:table-cell>
          <table:table-cell table:style-name="ce73" table:formula="of:=IF([.$N107]&gt;[Datos.$C$4]*12+[Datos.$C$5];&quot;&quot;;[.J106]*[Datos.$C$15])" office:value-type="float" office:value="7.76969686731751">
            <text:p>7.77</text:p>
          </table:table-cell>
          <table:table-cell table:formula="of:=IF([.$N107]=[Datos.$C$4]*12+[Datos.$C$5];HYPERLINK(&quot;http://interes.ax5.org/&quot;);&quot;&quot;)">
            <text:p/>
          </table:table-cell>
          <table:table-cell table:style-name="ce65" table:formula="of:=[.N106]+1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8]&gt;[Datos.$C$4]*12+[Datos.$C$5];&quot;&quot;;[.D107]-[.E108])" office:value-type="float" office:value="925.199157066548">
            <text:p>925.20</text:p>
          </table:table-cell>
          <table:table-cell table:style-name="ce58" table:formula="of:=IF([.$N108]&gt;[Datos.$C$4]*12+[Datos.$C$5];&quot;&quot;;[Datos.$C$9]-[.F108])" office:value-type="float" office:value="1.07268646592297">
            <text:p>1.07</text:p>
          </table:table-cell>
          <table:table-cell table:style-name="ce58" table:formula="of:=IF([.$N108]&gt;[Datos.$C$4]*12+[Datos.$C$5];&quot;&quot;;[.D107]*[Datos.$C$14])" office:value-type="float" office:value="7.3862217556675">
            <text:p>7.39</text:p>
          </table:table-cell>
          <table:table-cell table:style-name="ce58" table:number-columns-repeated="2"/>
          <table:table-cell table:style-name="ce65"/>
          <table:table-cell table:style-name="ce58" table:formula="of:=IF([.$N108]&gt;[Datos.$C$4]*12+[Datos.$C$5];&quot;&quot;;[.J107]-[.K108])" office:value-type="float" office:value="930.343202920681">
            <text:p>930.34</text:p>
          </table:table-cell>
          <table:table-cell table:style-name="ce58" table:formula="of:=IF([.$N108]&gt;[Datos.$C$4]*12+[Datos.$C$5];&quot;&quot;;[Datos.$C$11]-[.L108])" office:value-type="float" office:value="1.01440232385023">
            <text:p>1.01</text:p>
          </table:table-cell>
          <table:table-cell table:style-name="ce73" table:formula="of:=IF([.$N108]&gt;[Datos.$C$4]*12+[Datos.$C$5];&quot;&quot;;[.J107]*[Datos.$C$15])" office:value-type="float" office:value="7.76131337703776">
            <text:p>7.76</text:p>
          </table:table-cell>
          <table:table-cell table:formula="of:=IF([.$N108]=[Datos.$C$4]*12+[Datos.$C$5];HYPERLINK(&quot;http://interes.ax5.org/&quot;);&quot;&quot;)">
            <text:p/>
          </table:table-cell>
          <table:table-cell table:style-name="ce65" table:formula="of:=[.N107]+1" office:value-type="float" office:value="101">
            <text:p>1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9]&gt;[Datos.$C$4]*12+[Datos.$C$5];&quot;&quot;;[.D108]-[.E109])" office:value-type="float" office:value="924.11791684811">
            <text:p>924.12</text:p>
          </table:table-cell>
          <table:table-cell table:style-name="ce58" table:formula="of:=IF([.$N109]&gt;[Datos.$C$4]*12+[Datos.$C$5];&quot;&quot;;[Datos.$C$9]-[.F109])" office:value-type="float" office:value="1.08124021843842">
            <text:p>1.08</text:p>
          </table:table-cell>
          <table:table-cell table:style-name="ce58" table:formula="of:=IF([.$N109]&gt;[Datos.$C$4]*12+[Datos.$C$5];&quot;&quot;;[.D108]*[Datos.$C$14])" office:value-type="float" office:value="7.37766800315205">
            <text:p>7.38</text:p>
          </table:table-cell>
          <table:table-cell table:style-name="ce58" table:number-columns-repeated="2"/>
          <table:table-cell table:style-name="ce65"/>
          <table:table-cell table:style-name="ce58" table:formula="of:=IF([.$N109]&gt;[Datos.$C$4]*12+[Datos.$C$5];&quot;&quot;;[.J108]-[.K109])" office:value-type="float" office:value="929.320347244132">
            <text:p>929.32</text:p>
          </table:table-cell>
          <table:table-cell table:style-name="ce58" table:formula="of:=IF([.$N109]&gt;[Datos.$C$4]*12+[Datos.$C$5];&quot;&quot;;[Datos.$C$11]-[.L109])" office:value-type="float" office:value="1.02285567654898">
            <text:p>1.02</text:p>
          </table:table-cell>
          <table:table-cell table:style-name="ce73" table:formula="of:=IF([.$N109]&gt;[Datos.$C$4]*12+[Datos.$C$5];&quot;&quot;;[.J108]*[Datos.$C$15])" office:value-type="float" office:value="7.75286002433901">
            <text:p>7.75</text:p>
          </table:table-cell>
          <table:table-cell table:formula="of:=IF([.$N109]=[Datos.$C$4]*12+[Datos.$C$5];HYPERLINK(&quot;http://interes.ax5.org/&quot;);&quot;&quot;)">
            <text:p/>
          </table:table-cell>
          <table:table-cell table:style-name="ce65" table:formula="of:=[.N108]+1" office:value-type="float" office:value="102">
            <text:p>1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0]&gt;[Datos.$C$4]*12+[Datos.$C$5];&quot;&quot;;[.D109]-[.E110])" office:value-type="float" office:value="923.028054668332">
            <text:p>923.03</text:p>
          </table:table-cell>
          <table:table-cell table:style-name="ce58" table:formula="of:=IF([.$N110]&gt;[Datos.$C$4]*12+[Datos.$C$5];&quot;&quot;;[Datos.$C$9]-[.F110])" office:value-type="float" office:value="1.08986217977763">
            <text:p>1.09</text:p>
          </table:table-cell>
          <table:table-cell table:style-name="ce58" table:formula="of:=IF([.$N110]&gt;[Datos.$C$4]*12+[Datos.$C$5];&quot;&quot;;[.D109]*[Datos.$C$14])" office:value-type="float" office:value="7.36904604181284">
            <text:p>7.37</text:p>
          </table:table-cell>
          <table:table-cell table:style-name="ce58" table:number-columns-repeated="2"/>
          <table:table-cell table:style-name="ce65"/>
          <table:table-cell table:style-name="ce58" table:formula="of:=IF([.$N110]&gt;[Datos.$C$4]*12+[Datos.$C$5];&quot;&quot;;[.J109]-[.K110])" office:value-type="float" office:value="928.288967770278">
            <text:p>928.29</text:p>
          </table:table-cell>
          <table:table-cell table:style-name="ce58" table:formula="of:=IF([.$N110]&gt;[Datos.$C$4]*12+[Datos.$C$5];&quot;&quot;;[Datos.$C$11]-[.L110])" office:value-type="float" office:value="1.03137947385355">
            <text:p>1.03</text:p>
          </table:table-cell>
          <table:table-cell table:style-name="ce73" table:formula="of:=IF([.$N110]&gt;[Datos.$C$4]*12+[Datos.$C$5];&quot;&quot;;[.J109]*[Datos.$C$15])" office:value-type="float" office:value="7.74433622703443">
            <text:p>7.74</text:p>
          </table:table-cell>
          <table:table-cell table:formula="of:=IF([.$N110]=[Datos.$C$4]*12+[Datos.$C$5];HYPERLINK(&quot;http://interes.ax5.org/&quot;);&quot;&quot;)">
            <text:p/>
          </table:table-cell>
          <table:table-cell table:style-name="ce65" table:formula="of:=[.N109]+1" office:value-type="float" office:value="103">
            <text:p>10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1]&gt;[Datos.$C$4]*12+[Datos.$C$5];&quot;&quot;;[.D110]-[.E111])" office:value-type="float" office:value="921.929501774485">
            <text:p>921.93</text:p>
          </table:table-cell>
          <table:table-cell table:style-name="ce58" table:formula="of:=IF([.$N111]&gt;[Datos.$C$4]*12+[Datos.$C$5];&quot;&quot;;[Datos.$C$9]-[.F111])" office:value-type="float" office:value="1.09855289384733">
            <text:p>1.10</text:p>
          </table:table-cell>
          <table:table-cell table:style-name="ce58" table:formula="of:=IF([.$N111]&gt;[Datos.$C$4]*12+[Datos.$C$5];&quot;&quot;;[.D110]*[Datos.$C$14])" office:value-type="float" office:value="7.36035532774314">
            <text:p>7.36</text:p>
          </table:table-cell>
          <table:table-cell table:style-name="ce58" table:number-columns-repeated="2"/>
          <table:table-cell table:style-name="ce65"/>
          <table:table-cell table:style-name="ce58" table:formula="of:=IF([.$N111]&gt;[Datos.$C$4]*12+[Datos.$C$5];&quot;&quot;;[.J110]-[.K111])" office:value-type="float" office:value="927.248993467476">
            <text:p>927.25</text:p>
          </table:table-cell>
          <table:table-cell table:style-name="ce58" table:formula="of:=IF([.$N111]&gt;[Datos.$C$4]*12+[Datos.$C$5];&quot;&quot;;[Datos.$C$11]-[.L111])" office:value-type="float" office:value="1.03997430280233">
            <text:p>1.04</text:p>
          </table:table-cell>
          <table:table-cell table:style-name="ce73" table:formula="of:=IF([.$N111]&gt;[Datos.$C$4]*12+[Datos.$C$5];&quot;&quot;;[.J110]*[Datos.$C$15])" office:value-type="float" office:value="7.73574139808565">
            <text:p>7.74</text:p>
          </table:table-cell>
          <table:table-cell table:formula="of:=IF([.$N111]=[Datos.$C$4]*12+[Datos.$C$5];HYPERLINK(&quot;http://interes.ax5.org/&quot;);&quot;&quot;)">
            <text:p/>
          </table:table-cell>
          <table:table-cell table:style-name="ce65" table:formula="of:=[.N110]+1" office:value-type="float" office:value="104">
            <text:p>1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2]&gt;[Datos.$C$4]*12+[Datos.$C$5];&quot;&quot;;[.D111]-[.E112])" office:value-type="float" office:value="920.822188865593">
            <text:p>920.82</text:p>
          </table:table-cell>
          <table:table-cell table:style-name="ce58" table:formula="of:=IF([.$N112]&gt;[Datos.$C$4]*12+[Datos.$C$5];&quot;&quot;;[Datos.$C$9]-[.F112])" office:value-type="float" office:value="1.10731290889144">
            <text:p>1.11</text:p>
          </table:table-cell>
          <table:table-cell table:style-name="ce58" table:formula="of:=IF([.$N112]&gt;[Datos.$C$4]*12+[Datos.$C$5];&quot;&quot;;[.D111]*[Datos.$C$14])" office:value-type="float" office:value="7.35159531269903">
            <text:p>7.35</text:p>
          </table:table-cell>
          <table:table-cell table:style-name="ce58" table:number-columns-repeated="2"/>
          <table:table-cell table:style-name="ce65"/>
          <table:table-cell table:style-name="ce58" table:formula="of:=IF([.$N112]&gt;[Datos.$C$4]*12+[Datos.$C$5];&quot;&quot;;[.J111]-[.K112])" office:value-type="float" office:value="926.20035271215">
            <text:p>926.20</text:p>
          </table:table-cell>
          <table:table-cell table:style-name="ce58" table:formula="of:=IF([.$N112]&gt;[Datos.$C$4]*12+[Datos.$C$5];&quot;&quot;;[Datos.$C$11]-[.L112])" office:value-type="float" office:value="1.04864075532569">
            <text:p>1.05</text:p>
          </table:table-cell>
          <table:table-cell table:style-name="ce73" table:formula="of:=IF([.$N112]&gt;[Datos.$C$4]*12+[Datos.$C$5];&quot;&quot;;[.J111]*[Datos.$C$15])" office:value-type="float" office:value="7.7270749455623">
            <text:p>7.73</text:p>
          </table:table-cell>
          <table:table-cell table:formula="of:=IF([.$N112]=[Datos.$C$4]*12+[Datos.$C$5];HYPERLINK(&quot;http://interes.ax5.org/&quot;);&quot;&quot;)">
            <text:p/>
          </table:table-cell>
          <table:table-cell table:style-name="ce65" table:formula="of:=[.N111]+1" office:value-type="float" office:value="105">
            <text:p>1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3]&gt;[Datos.$C$4]*12+[Datos.$C$5];&quot;&quot;;[.D112]-[.E113])" office:value-type="float" office:value="919.706046088068">
            <text:p>919.71</text:p>
          </table:table-cell>
          <table:table-cell table:style-name="ce58" table:formula="of:=IF([.$N113]&gt;[Datos.$C$4]*12+[Datos.$C$5];&quot;&quot;;[Datos.$C$9]-[.F113])" office:value-type="float" office:value="1.11614277752568">
            <text:p>1.12</text:p>
          </table:table-cell>
          <table:table-cell table:style-name="ce58" table:formula="of:=IF([.$N113]&gt;[Datos.$C$4]*12+[Datos.$C$5];&quot;&quot;;[.D112]*[Datos.$C$14])" office:value-type="float" office:value="7.34276544406479">
            <text:p>7.34</text:p>
          </table:table-cell>
          <table:table-cell table:style-name="ce58" table:number-columns-repeated="2"/>
          <table:table-cell table:style-name="ce65"/>
          <table:table-cell table:style-name="ce58" table:formula="of:=IF([.$N113]&gt;[Datos.$C$4]*12+[Datos.$C$5];&quot;&quot;;[.J112]-[.K113])" office:value-type="float" office:value="925.142973283864">
            <text:p>925.14</text:p>
          </table:table-cell>
          <table:table-cell table:style-name="ce58" table:formula="of:=IF([.$N113]&gt;[Datos.$C$4]*12+[Datos.$C$5];&quot;&quot;;[Datos.$C$11]-[.L113])" office:value-type="float" office:value="1.05737942828673">
            <text:p>1.06</text:p>
          </table:table-cell>
          <table:table-cell table:style-name="ce73" table:formula="of:=IF([.$N113]&gt;[Datos.$C$4]*12+[Datos.$C$5];&quot;&quot;;[.J112]*[Datos.$C$15])" office:value-type="float" office:value="7.71833627260125">
            <text:p>7.72</text:p>
          </table:table-cell>
          <table:table-cell table:formula="of:=IF([.$N113]=[Datos.$C$4]*12+[Datos.$C$5];HYPERLINK(&quot;http://interes.ax5.org/&quot;);&quot;&quot;)">
            <text:p/>
          </table:table-cell>
          <table:table-cell table:style-name="ce65" table:formula="of:=[.N112]+1" office:value-type="float" office:value="106">
            <text:p>1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4]&gt;[Datos.$C$4]*12+[Datos.$C$5];&quot;&quot;;[.D113]-[.E114])" office:value-type="float" office:value="918.581003031295">
            <text:p>918.58</text:p>
          </table:table-cell>
          <table:table-cell table:style-name="ce58" table:formula="of:=IF([.$N114]&gt;[Datos.$C$4]*12+[Datos.$C$5];&quot;&quot;;[Datos.$C$9]-[.F114])" office:value-type="float" office:value="1.12504305677238">
            <text:p>1.13</text:p>
          </table:table-cell>
          <table:table-cell table:style-name="ce58" table:formula="of:=IF([.$N114]&gt;[Datos.$C$4]*12+[Datos.$C$5];&quot;&quot;;[.D113]*[Datos.$C$14])" office:value-type="float" office:value="7.33386516481809">
            <text:p>7.33</text:p>
          </table:table-cell>
          <table:table-cell table:style-name="ce58" table:number-columns-repeated="2"/>
          <table:table-cell table:style-name="ce65"/>
          <table:table-cell table:style-name="ce58" table:formula="of:=IF([.$N114]&gt;[Datos.$C$4]*12+[Datos.$C$5];&quot;&quot;;[.J113]-[.K114])" office:value-type="float" office:value="924.076782360341">
            <text:p>924.08</text:p>
          </table:table-cell>
          <table:table-cell table:style-name="ce58" table:formula="of:=IF([.$N114]&gt;[Datos.$C$4]*12+[Datos.$C$5];&quot;&quot;;[Datos.$C$11]-[.L114])" office:value-type="float" office:value="1.06619092352246">
            <text:p>1.07</text:p>
          </table:table-cell>
          <table:table-cell table:style-name="ce73" table:formula="of:=IF([.$N114]&gt;[Datos.$C$4]*12+[Datos.$C$5];&quot;&quot;;[.J113]*[Datos.$C$15])" office:value-type="float" office:value="7.70952477736553">
            <text:p>7.71</text:p>
          </table:table-cell>
          <table:table-cell table:formula="of:=IF([.$N114]=[Datos.$C$4]*12+[Datos.$C$5];HYPERLINK(&quot;http://interes.ax5.org/&quot;);&quot;&quot;)">
            <text:p/>
          </table:table-cell>
          <table:table-cell table:style-name="ce65" table:formula="of:=[.N113]+1" office:value-type="float" office:value="107">
            <text:p>10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03]+1" office:value-type="float" office:value="2023">
            <text:p>2023</text:p>
          </table:table-cell>
          <table:table-cell/>
          <table:table-cell table:style-name="ce57" table:formula="of:=IF([.$N115]&gt;[Datos.$C$4]*12+[Datos.$C$5];&quot;&quot;;[.D114]-[.E115])" office:value-type="float" office:value="917.4469887232">
            <text:p>917.45</text:p>
          </table:table-cell>
          <table:table-cell table:style-name="ce57" table:formula="of:=IF([.$N115]&gt;[Datos.$C$4]*12+[Datos.$C$5];&quot;&quot;;[Datos.$C$9]-[.F115])" office:value-type="float" office:value="1.13401430809564">
            <text:p>1.13</text:p>
          </table:table-cell>
          <table:table-cell table:style-name="ce57" table:formula="of:=IF([.$N115]&gt;[Datos.$C$4]*12+[Datos.$C$5];&quot;&quot;;[.D114]*[Datos.$C$14])" office:value-type="float" office:value="7.32489391349482">
            <text:p>7.32</text:p>
          </table:table-cell>
          <table:table-cell table:style-name="ce57" table:number-columns-repeated="2"/>
          <table:table-cell table:style-name="ce64"/>
          <table:table-cell table:style-name="ce57" table:formula="of:=IF([.$N115]&gt;[Datos.$C$4]*12+[Datos.$C$5];&quot;&quot;;[.J114]-[.K115])" office:value-type="float" office:value="923.001706512456">
            <text:p>923.00</text:p>
          </table:table-cell>
          <table:table-cell table:style-name="ce57" table:formula="of:=IF([.$N115]&gt;[Datos.$C$4]*12+[Datos.$C$5];&quot;&quot;;[Datos.$C$11]-[.L115])" office:value-type="float" office:value="1.07507584788514">
            <text:p>1.08</text:p>
          </table:table-cell>
          <table:table-cell table:style-name="ce74" table:formula="of:=IF([.$N115]&gt;[Datos.$C$4]*12+[Datos.$C$5];&quot;&quot;;[.J114]*[Datos.$C$15])" office:value-type="float" office:value="7.70063985300284">
            <text:p>7.70</text:p>
          </table:table-cell>
          <table:table-cell table:formula="of:=IF([.$N115]=[Datos.$C$4]*12+[Datos.$C$5];HYPERLINK(&quot;http://interes.ax5.org/&quot;);&quot;&quot;)">
            <text:p/>
          </table:table-cell>
          <table:table-cell table:style-name="ce64" table:formula="of:=[.N114]+1" office:value-type="float" office:value="108">
            <text:p>1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6]&gt;[Datos.$C$4]*12+[Datos.$C$5];&quot;&quot;;[.D115]-[.E116])" office:value-type="float" office:value="916.303931625763">
            <text:p>916.30</text:p>
          </table:table-cell>
          <table:table-cell table:style-name="ce58" table:formula="of:=IF([.$N116]&gt;[Datos.$C$4]*12+[Datos.$C$5];&quot;&quot;;[Datos.$C$9]-[.F116])" office:value-type="float" office:value="1.14305709743678">
            <text:p>1.14</text:p>
          </table:table-cell>
          <table:table-cell table:style-name="ce58" table:formula="of:=IF([.$N116]&gt;[Datos.$C$4]*12+[Datos.$C$5];&quot;&quot;;[.D115]*[Datos.$C$14])" office:value-type="float" office:value="7.31585112415368">
            <text:p>7.32</text:p>
          </table:table-cell>
          <table:table-cell table:style-name="ce58" table:number-columns-repeated="2"/>
          <table:table-cell table:style-name="ce65"/>
          <table:table-cell table:style-name="ce58" table:formula="of:=IF([.$N116]&gt;[Datos.$C$4]*12+[Datos.$C$5];&quot;&quot;;[.J115]-[.K116])" office:value-type="float" office:value="921.917671699172">
            <text:p>921.92</text:p>
          </table:table-cell>
          <table:table-cell table:style-name="ce58" table:formula="of:=IF([.$N116]&gt;[Datos.$C$4]*12+[Datos.$C$5];&quot;&quot;;[Datos.$C$11]-[.L116])" office:value-type="float" office:value="1.08403481328419">
            <text:p>1.08</text:p>
          </table:table-cell>
          <table:table-cell table:style-name="ce73" table:formula="of:=IF([.$N116]&gt;[Datos.$C$4]*12+[Datos.$C$5];&quot;&quot;;[.J115]*[Datos.$C$15])" office:value-type="float" office:value="7.6916808876038">
            <text:p>7.69</text:p>
          </table:table-cell>
          <table:table-cell table:formula="of:=IF([.$N116]=[Datos.$C$4]*12+[Datos.$C$5];HYPERLINK(&quot;http://interes.ax5.org/&quot;);&quot;&quot;)">
            <text:p/>
          </table:table-cell>
          <table:table-cell table:style-name="ce65" table:formula="of:=[.N115]+1" office:value-type="float" office:value="109">
            <text:p>1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7]&gt;[Datos.$C$4]*12+[Datos.$C$5];&quot;&quot;;[.D116]-[.E117])" office:value-type="float" office:value="915.151759630513">
            <text:p>915.15</text:p>
          </table:table-cell>
          <table:table-cell table:style-name="ce58" table:formula="of:=IF([.$N117]&gt;[Datos.$C$4]*12+[Datos.$C$5];&quot;&quot;;[Datos.$C$9]-[.F117])" office:value-type="float" office:value="1.15217199525">
            <text:p>1.15</text:p>
          </table:table-cell>
          <table:table-cell table:style-name="ce58" table:formula="of:=IF([.$N117]&gt;[Datos.$C$4]*12+[Datos.$C$5];&quot;&quot;;[.D116]*[Datos.$C$14])" office:value-type="float" office:value="7.30673622634047">
            <text:p>7.31</text:p>
          </table:table-cell>
          <table:table-cell table:style-name="ce58" table:number-columns-repeated="2"/>
          <table:table-cell table:style-name="ce65"/>
          <table:table-cell table:style-name="ce58" table:formula="of:=IF([.$N117]&gt;[Datos.$C$4]*12+[Datos.$C$5];&quot;&quot;;[.J116]-[.K117])" office:value-type="float" office:value="920.824603262444">
            <text:p>920.82</text:p>
          </table:table-cell>
          <table:table-cell table:style-name="ce58" table:formula="of:=IF([.$N117]&gt;[Datos.$C$4]*12+[Datos.$C$5];&quot;&quot;;[Datos.$C$11]-[.L117])" office:value-type="float" office:value="1.09306843672822">
            <text:p>1.09</text:p>
          </table:table-cell>
          <table:table-cell table:style-name="ce73" table:formula="of:=IF([.$N117]&gt;[Datos.$C$4]*12+[Datos.$C$5];&quot;&quot;;[.J116]*[Datos.$C$15])" office:value-type="float" office:value="7.68264726415977">
            <text:p>7.68</text:p>
          </table:table-cell>
          <table:table-cell table:formula="of:=IF([.$N117]=[Datos.$C$4]*12+[Datos.$C$5];HYPERLINK(&quot;http://interes.ax5.org/&quot;);&quot;&quot;)">
            <text:p/>
          </table:table-cell>
          <table:table-cell table:style-name="ce65" table:formula="of:=[.N116]+1" office:value-type="float" office:value="110">
            <text:p>1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8]&gt;[Datos.$C$4]*12+[Datos.$C$5];&quot;&quot;;[.D117]-[.E118])" office:value-type="float" office:value="913.990400053975">
            <text:p>913.99</text:p>
          </table:table-cell>
          <table:table-cell table:style-name="ce58" table:formula="of:=IF([.$N118]&gt;[Datos.$C$4]*12+[Datos.$C$5];&quot;&quot;;[Datos.$C$9]-[.F118])" office:value-type="float" office:value="1.16135957653837">
            <text:p>1.16</text:p>
          </table:table-cell>
          <table:table-cell table:style-name="ce58" table:formula="of:=IF([.$N118]&gt;[Datos.$C$4]*12+[Datos.$C$5];&quot;&quot;;[.D117]*[Datos.$C$14])" office:value-type="float" office:value="7.29754864505209">
            <text:p>7.30</text:p>
          </table:table-cell>
          <table:table-cell table:style-name="ce58" table:number-columns-repeated="2"/>
          <table:table-cell table:style-name="ce65"/>
          <table:table-cell table:style-name="ce58" table:formula="of:=IF([.$N118]&gt;[Datos.$C$4]*12+[Datos.$C$5];&quot;&quot;;[.J117]-[.K118])" office:value-type="float" office:value="919.722425922076">
            <text:p>919.72</text:p>
          </table:table-cell>
          <table:table-cell table:style-name="ce58" table:formula="of:=IF([.$N118]&gt;[Datos.$C$4]*12+[Datos.$C$5];&quot;&quot;;[Datos.$C$11]-[.L118])" office:value-type="float" office:value="1.10217734036762">
            <text:p>1.10</text:p>
          </table:table-cell>
          <table:table-cell table:style-name="ce73" table:formula="of:=IF([.$N118]&gt;[Datos.$C$4]*12+[Datos.$C$5];&quot;&quot;;[.J117]*[Datos.$C$15])" office:value-type="float" office:value="7.67353836052036">
            <text:p>7.67</text:p>
          </table:table-cell>
          <table:table-cell table:formula="of:=IF([.$N118]=[Datos.$C$4]*12+[Datos.$C$5];HYPERLINK(&quot;http://interes.ax5.org/&quot;);&quot;&quot;)">
            <text:p/>
          </table:table-cell>
          <table:table-cell table:style-name="ce65" table:formula="of:=[.N117]+1" office:value-type="float" office:value="111">
            <text:p>1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9]&gt;[Datos.$C$4]*12+[Datos.$C$5];&quot;&quot;;[.D118]-[.E119])" office:value-type="float" office:value="912.819779633085">
            <text:p>912.82</text:p>
          </table:table-cell>
          <table:table-cell table:style-name="ce58" table:formula="of:=IF([.$N119]&gt;[Datos.$C$4]*12+[Datos.$C$5];&quot;&quot;;[Datos.$C$9]-[.F119])" office:value-type="float" office:value="1.17062042089014">
            <text:p>1.17</text:p>
          </table:table-cell>
          <table:table-cell table:style-name="ce58" table:formula="of:=IF([.$N119]&gt;[Datos.$C$4]*12+[Datos.$C$5];&quot;&quot;;[.D118]*[Datos.$C$14])" office:value-type="float" office:value="7.28828780070032">
            <text:p>7.29</text:p>
          </table:table-cell>
          <table:table-cell table:style-name="ce58" table:number-columns-repeated="2"/>
          <table:table-cell table:style-name="ce65"/>
          <table:table-cell table:style-name="ce58" table:formula="of:=IF([.$N119]&gt;[Datos.$C$4]*12+[Datos.$C$5];&quot;&quot;;[.J118]-[.K119])" office:value-type="float" office:value="918.611063770539">
            <text:p>918.61</text:p>
          </table:table-cell>
          <table:table-cell table:style-name="ce58" table:formula="of:=IF([.$N119]&gt;[Datos.$C$4]*12+[Datos.$C$5];&quot;&quot;;[Datos.$C$11]-[.L119])" office:value-type="float" office:value="1.11136215153735">
            <text:p>1.11</text:p>
          </table:table-cell>
          <table:table-cell table:style-name="ce73" table:formula="of:=IF([.$N119]&gt;[Datos.$C$4]*12+[Datos.$C$5];&quot;&quot;;[.J118]*[Datos.$C$15])" office:value-type="float" office:value="7.66435354935063">
            <text:p>7.66</text:p>
          </table:table-cell>
          <table:table-cell table:formula="of:=IF([.$N119]=[Datos.$C$4]*12+[Datos.$C$5];HYPERLINK(&quot;http://interes.ax5.org/&quot;);&quot;&quot;)">
            <text:p/>
          </table:table-cell>
          <table:table-cell table:style-name="ce65" table:formula="of:=[.N118]+1" office:value-type="float" office:value="112">
            <text:p>1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0]&gt;[Datos.$C$4]*12+[Datos.$C$5];&quot;&quot;;[.D119]-[.E120])" office:value-type="float" office:value="911.639824520569">
            <text:p>911.64</text:p>
          </table:table-cell>
          <table:table-cell table:style-name="ce58" table:formula="of:=IF([.$N120]&gt;[Datos.$C$4]*12+[Datos.$C$5];&quot;&quot;;[Datos.$C$9]-[.F120])" office:value-type="float" office:value="1.17995511251526">
            <text:p>1.18</text:p>
          </table:table-cell>
          <table:table-cell table:style-name="ce58" table:formula="of:=IF([.$N120]&gt;[Datos.$C$4]*12+[Datos.$C$5];&quot;&quot;;[.D119]*[Datos.$C$14])" office:value-type="float" office:value="7.2789531090752">
            <text:p>7.28</text:p>
          </table:table-cell>
          <table:table-cell table:style-name="ce58" table:number-columns-repeated="2"/>
          <table:table-cell table:style-name="ce65"/>
          <table:table-cell table:style-name="ce58" table:formula="of:=IF([.$N120]&gt;[Datos.$C$4]*12+[Datos.$C$5];&quot;&quot;;[.J119]-[.K120])" office:value-type="float" office:value="917.490440267739">
            <text:p>917.49</text:p>
          </table:table-cell>
          <table:table-cell table:style-name="ce58" table:formula="of:=IF([.$N120]&gt;[Datos.$C$4]*12+[Datos.$C$5];&quot;&quot;;[Datos.$C$11]-[.L120])" office:value-type="float" office:value="1.12062350280017">
            <text:p>1.12</text:p>
          </table:table-cell>
          <table:table-cell table:style-name="ce73" table:formula="of:=IF([.$N120]&gt;[Datos.$C$4]*12+[Datos.$C$5];&quot;&quot;;[.J119]*[Datos.$C$15])" office:value-type="float" office:value="7.65509219808782">
            <text:p>7.66</text:p>
          </table:table-cell>
          <table:table-cell table:formula="of:=IF([.$N120]=[Datos.$C$4]*12+[Datos.$C$5];HYPERLINK(&quot;http://interes.ax5.org/&quot;);&quot;&quot;)">
            <text:p/>
          </table:table-cell>
          <table:table-cell table:style-name="ce65" table:formula="of:=[.N119]+1" office:value-type="float" office:value="113">
            <text:p>1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1]&gt;[Datos.$C$4]*12+[Datos.$C$5];&quot;&quot;;[.D120]-[.E121])" office:value-type="float" office:value="910.450460280287">
            <text:p>910.45</text:p>
          </table:table-cell>
          <table:table-cell table:style-name="ce58" table:formula="of:=IF([.$N121]&gt;[Datos.$C$4]*12+[Datos.$C$5];&quot;&quot;;[Datos.$C$9]-[.F121])" office:value-type="float" office:value="1.18936424028226">
            <text:p>1.19</text:p>
          </table:table-cell>
          <table:table-cell table:style-name="ce58" table:formula="of:=IF([.$N121]&gt;[Datos.$C$4]*12+[Datos.$C$5];&quot;&quot;;[.D120]*[Datos.$C$14])" office:value-type="float" office:value="7.2695439813082">
            <text:p>7.27</text:p>
          </table:table-cell>
          <table:table-cell table:style-name="ce58" table:number-columns-repeated="2"/>
          <table:table-cell table:style-name="ce65"/>
          <table:table-cell table:style-name="ce58" table:formula="of:=IF([.$N121]&gt;[Datos.$C$4]*12+[Datos.$C$5];&quot;&quot;;[.J120]-[.K121])" office:value-type="float" office:value="916.360478235748">
            <text:p>916.36</text:p>
          </table:table-cell>
          <table:table-cell table:style-name="ce58" table:formula="of:=IF([.$N121]&gt;[Datos.$C$4]*12+[Datos.$C$5];&quot;&quot;;[Datos.$C$11]-[.L121])" office:value-type="float" office:value="1.12996203199017">
            <text:p>1.13</text:p>
          </table:table-cell>
          <table:table-cell table:style-name="ce73" table:formula="of:=IF([.$N121]&gt;[Datos.$C$4]*12+[Datos.$C$5];&quot;&quot;;[.J120]*[Datos.$C$15])" office:value-type="float" office:value="7.64575366889782">
            <text:p>7.65</text:p>
          </table:table-cell>
          <table:table-cell table:formula="of:=IF([.$N121]=[Datos.$C$4]*12+[Datos.$C$5];HYPERLINK(&quot;http://interes.ax5.org/&quot;);&quot;&quot;)">
            <text:p/>
          </table:table-cell>
          <table:table-cell table:style-name="ce65" table:formula="of:=[.N120]+1" office:value-type="float" office:value="114">
            <text:p>1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2]&gt;[Datos.$C$4]*12+[Datos.$C$5];&quot;&quot;;[.D121]-[.E122])" office:value-type="float" office:value="909.251611882532">
            <text:p>909.25</text:p>
          </table:table-cell>
          <table:table-cell table:style-name="ce58" table:formula="of:=IF([.$N122]&gt;[Datos.$C$4]*12+[Datos.$C$5];&quot;&quot;;[Datos.$C$9]-[.F122])" office:value-type="float" office:value="1.19884839775539">
            <text:p>1.20</text:p>
          </table:table-cell>
          <table:table-cell table:style-name="ce58" table:formula="of:=IF([.$N122]&gt;[Datos.$C$4]*12+[Datos.$C$5];&quot;&quot;;[.D121]*[Datos.$C$14])" office:value-type="float" office:value="7.26005982383508">
            <text:p>7.26</text:p>
          </table:table-cell>
          <table:table-cell table:style-name="ce58" table:number-columns-repeated="2"/>
          <table:table-cell table:style-name="ce65"/>
          <table:table-cell table:style-name="ce58" table:formula="of:=IF([.$N122]&gt;[Datos.$C$4]*12+[Datos.$C$5];&quot;&quot;;[.J121]-[.K122])" office:value-type="float" office:value="915.221099853492">
            <text:p>915.22</text:p>
          </table:table-cell>
          <table:table-cell table:style-name="ce58" table:formula="of:=IF([.$N122]&gt;[Datos.$C$4]*12+[Datos.$C$5];&quot;&quot;;[Datos.$C$11]-[.L122])" office:value-type="float" office:value="1.13937838225675">
            <text:p>1.14</text:p>
          </table:table-cell>
          <table:table-cell table:style-name="ce73" table:formula="of:=IF([.$N122]&gt;[Datos.$C$4]*12+[Datos.$C$5];&quot;&quot;;[.J121]*[Datos.$C$15])" office:value-type="float" office:value="7.63633731863124">
            <text:p>7.64</text:p>
          </table:table-cell>
          <table:table-cell table:formula="of:=IF([.$N122]=[Datos.$C$4]*12+[Datos.$C$5];HYPERLINK(&quot;http://interes.ax5.org/&quot;);&quot;&quot;)">
            <text:p/>
          </table:table-cell>
          <table:table-cell table:style-name="ce65" table:formula="of:=[.N121]+1" office:value-type="float" office:value="115">
            <text:p>1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3]&gt;[Datos.$C$4]*12+[Datos.$C$5];&quot;&quot;;[.D122]-[.E123])" office:value-type="float" office:value="908.043203699299">
            <text:p>908.04</text:p>
          </table:table-cell>
          <table:table-cell table:style-name="ce58" table:formula="of:=IF([.$N123]&gt;[Datos.$C$4]*12+[Datos.$C$5];&quot;&quot;;[Datos.$C$9]-[.F123])" office:value-type="float" office:value="1.20840818323206">
            <text:p>1.21</text:p>
          </table:table-cell>
          <table:table-cell table:style-name="ce58" table:formula="of:=IF([.$N123]&gt;[Datos.$C$4]*12+[Datos.$C$5];&quot;&quot;;[.D122]*[Datos.$C$14])" office:value-type="float" office:value="7.25050003835841">
            <text:p>7.25</text:p>
          </table:table-cell>
          <table:table-cell table:style-name="ce58" table:number-columns-repeated="2"/>
          <table:table-cell table:style-name="ce65"/>
          <table:table-cell table:style-name="ce58" table:formula="of:=IF([.$N123]&gt;[Datos.$C$4]*12+[Datos.$C$5];&quot;&quot;;[.J122]-[.K123])" office:value-type="float" office:value="914.072226651383">
            <text:p>914.07</text:p>
          </table:table-cell>
          <table:table-cell table:style-name="ce58" table:formula="of:=IF([.$N123]&gt;[Datos.$C$4]*12+[Datos.$C$5];&quot;&quot;;[Datos.$C$11]-[.L123])" office:value-type="float" office:value="1.14887320210889">
            <text:p>1.15</text:p>
          </table:table-cell>
          <table:table-cell table:style-name="ce73" table:formula="of:=IF([.$N123]&gt;[Datos.$C$4]*12+[Datos.$C$5];&quot;&quot;;[.J122]*[Datos.$C$15])" office:value-type="float" office:value="7.6268424987791">
            <text:p>7.63</text:p>
          </table:table-cell>
          <table:table-cell table:formula="of:=IF([.$N123]=[Datos.$C$4]*12+[Datos.$C$5];HYPERLINK(&quot;http://interes.ax5.org/&quot;);&quot;&quot;)">
            <text:p/>
          </table:table-cell>
          <table:table-cell table:style-name="ce65" table:formula="of:=[.N122]+1" office:value-type="float" office:value="116">
            <text:p>1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4]&gt;[Datos.$C$4]*12+[Datos.$C$5];&quot;&quot;;[.D123]-[.E124])" office:value-type="float" office:value="906.825159499519">
            <text:p>906.83</text:p>
          </table:table-cell>
          <table:table-cell table:style-name="ce58" table:formula="of:=IF([.$N124]&gt;[Datos.$C$4]*12+[Datos.$C$5];&quot;&quot;;[Datos.$C$9]-[.F124])" office:value-type="float" office:value="1.21804419978059">
            <text:p>1.22</text:p>
          </table:table-cell>
          <table:table-cell table:style-name="ce58" table:formula="of:=IF([.$N124]&gt;[Datos.$C$4]*12+[Datos.$C$5];&quot;&quot;;[.D123]*[Datos.$C$14])" office:value-type="float" office:value="7.24086402180988">
            <text:p>7.24</text:p>
          </table:table-cell>
          <table:table-cell table:style-name="ce58" table:number-columns-repeated="2"/>
          <table:table-cell table:style-name="ce65"/>
          <table:table-cell table:style-name="ce58" table:formula="of:=IF([.$N124]&gt;[Datos.$C$4]*12+[Datos.$C$5];&quot;&quot;;[.J123]-[.K124])" office:value-type="float" office:value="912.913779505923">
            <text:p>912.91</text:p>
          </table:table-cell>
          <table:table-cell table:style-name="ce58" table:formula="of:=IF([.$N124]&gt;[Datos.$C$4]*12+[Datos.$C$5];&quot;&quot;;[Datos.$C$11]-[.L124])" office:value-type="float" office:value="1.1584471454598">
            <text:p>1.16</text:p>
          </table:table-cell>
          <table:table-cell table:style-name="ce73" table:formula="of:=IF([.$N124]&gt;[Datos.$C$4]*12+[Datos.$C$5];&quot;&quot;;[.J123]*[Datos.$C$15])" office:value-type="float" office:value="7.61726855542819">
            <text:p>7.62</text:p>
          </table:table-cell>
          <table:table-cell table:formula="of:=IF([.$N124]=[Datos.$C$4]*12+[Datos.$C$5];HYPERLINK(&quot;http://interes.ax5.org/&quot;);&quot;&quot;)">
            <text:p/>
          </table:table-cell>
          <table:table-cell table:style-name="ce65" table:formula="of:=[.N123]+1" office:value-type="float" office:value="117">
            <text:p>1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5]&gt;[Datos.$C$4]*12+[Datos.$C$5];&quot;&quot;;[.D124]-[.E125])" office:value-type="float" office:value="905.59740244424">
            <text:p>905.60</text:p>
          </table:table-cell>
          <table:table-cell table:style-name="ce58" table:formula="of:=IF([.$N125]&gt;[Datos.$C$4]*12+[Datos.$C$5];&quot;&quot;;[Datos.$C$9]-[.F125])" office:value-type="float" office:value="1.22775705527825">
            <text:p>1.23</text:p>
          </table:table-cell>
          <table:table-cell table:style-name="ce58" table:formula="of:=IF([.$N125]&gt;[Datos.$C$4]*12+[Datos.$C$5];&quot;&quot;;[.D124]*[Datos.$C$14])" office:value-type="float" office:value="7.23115116631222">
            <text:p>7.23</text:p>
          </table:table-cell>
          <table:table-cell table:style-name="ce58" table:number-columns-repeated="2"/>
          <table:table-cell table:style-name="ce65"/>
          <table:table-cell table:style-name="ce58" table:formula="of:=IF([.$N125]&gt;[Datos.$C$4]*12+[Datos.$C$5];&quot;&quot;;[.J124]-[.K125])" office:value-type="float" office:value="911.745678634251">
            <text:p>911.75</text:p>
          </table:table-cell>
          <table:table-cell table:style-name="ce58" table:formula="of:=IF([.$N125]&gt;[Datos.$C$4]*12+[Datos.$C$5];&quot;&quot;;[Datos.$C$11]-[.L125])" office:value-type="float" office:value="1.16810087167196">
            <text:p>1.17</text:p>
          </table:table-cell>
          <table:table-cell table:style-name="ce73" table:formula="of:=IF([.$N125]&gt;[Datos.$C$4]*12+[Datos.$C$5];&quot;&quot;;[.J124]*[Datos.$C$15])" office:value-type="float" office:value="7.60761482921602">
            <text:p>7.61</text:p>
          </table:table-cell>
          <table:table-cell table:formula="of:=IF([.$N125]=[Datos.$C$4]*12+[Datos.$C$5];HYPERLINK(&quot;http://interes.ax5.org/&quot;);&quot;&quot;)">
            <text:p/>
          </table:table-cell>
          <table:table-cell table:style-name="ce65" table:formula="of:=[.N124]+1" office:value-type="float" office:value="118">
            <text:p>1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6]&gt;[Datos.$C$4]*12+[Datos.$C$5];&quot;&quot;;[.D125]-[.E126])" office:value-type="float" office:value="904.359855081791">
            <text:p>904.36</text:p>
          </table:table-cell>
          <table:table-cell table:style-name="ce58" table:formula="of:=IF([.$N126]&gt;[Datos.$C$4]*12+[Datos.$C$5];&quot;&quot;;[Datos.$C$9]-[.F126])" office:value-type="float" office:value="1.23754736244962">
            <text:p>1.24</text:p>
          </table:table-cell>
          <table:table-cell table:style-name="ce58" table:formula="of:=IF([.$N126]&gt;[Datos.$C$4]*12+[Datos.$C$5];&quot;&quot;;[.D125]*[Datos.$C$14])" office:value-type="float" office:value="7.22136085914085">
            <text:p>7.22</text:p>
          </table:table-cell>
          <table:table-cell table:style-name="ce58" table:number-columns-repeated="2"/>
          <table:table-cell table:style-name="ce65"/>
          <table:table-cell table:style-name="ce58" table:formula="of:=IF([.$N126]&gt;[Datos.$C$4]*12+[Datos.$C$5];&quot;&quot;;[.J125]-[.K126])" office:value-type="float" office:value="910.567843588648">
            <text:p>910.57</text:p>
          </table:table-cell>
          <table:table-cell table:style-name="ce58" table:formula="of:=IF([.$N126]&gt;[Datos.$C$4]*12+[Datos.$C$5];&quot;&quot;;[Datos.$C$11]-[.L126])" office:value-type="float" office:value="1.17783504560256">
            <text:p>1.18</text:p>
          </table:table-cell>
          <table:table-cell table:style-name="ce73" table:formula="of:=IF([.$N126]&gt;[Datos.$C$4]*12+[Datos.$C$5];&quot;&quot;;[.J125]*[Datos.$C$15])" office:value-type="float" office:value="7.59788065528542">
            <text:p>7.60</text:p>
          </table:table-cell>
          <table:table-cell table:formula="of:=IF([.$N126]=[Datos.$C$4]*12+[Datos.$C$5];HYPERLINK(&quot;http://interes.ax5.org/&quot;);&quot;&quot;)">
            <text:p/>
          </table:table-cell>
          <table:table-cell table:style-name="ce65" table:formula="of:=[.N125]+1" office:value-type="float" office:value="119">
            <text:p>11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15]+1" office:value-type="float" office:value="2024">
            <text:p>2024</text:p>
          </table:table-cell>
          <table:table-cell/>
          <table:table-cell table:style-name="ce57" table:formula="of:=IF([.$N127]&gt;[Datos.$C$4]*12+[Datos.$C$5];&quot;&quot;;[.D126]-[.E127])" office:value-type="float" office:value="903.112439342886">
            <text:p>903.11</text:p>
          </table:table-cell>
          <table:table-cell table:style-name="ce57" table:formula="of:=IF([.$N127]&gt;[Datos.$C$4]*12+[Datos.$C$5];&quot;&quot;;[Datos.$C$9]-[.F127])" office:value-type="float" office:value="1.24741573890521">
            <text:p>1.25</text:p>
          </table:table-cell>
          <table:table-cell table:style-name="ce57" table:formula="of:=IF([.$N127]&gt;[Datos.$C$4]*12+[Datos.$C$5];&quot;&quot;;[.D126]*[Datos.$C$14])" office:value-type="float" office:value="7.21149248268526">
            <text:p>7.21</text:p>
          </table:table-cell>
          <table:table-cell table:style-name="ce57" table:number-columns-repeated="2"/>
          <table:table-cell table:style-name="ce64"/>
          <table:table-cell table:style-name="ce57" table:formula="of:=IF([.$N127]&gt;[Datos.$C$4]*12+[Datos.$C$5];&quot;&quot;;[.J126]-[.K127])" office:value-type="float" office:value="909.380193250999">
            <text:p>909.38</text:p>
          </table:table-cell>
          <table:table-cell table:style-name="ce57" table:formula="of:=IF([.$N127]&gt;[Datos.$C$4]*12+[Datos.$C$5];&quot;&quot;;[Datos.$C$11]-[.L127])" office:value-type="float" office:value="1.18765033764925">
            <text:p>1.19</text:p>
          </table:table-cell>
          <table:table-cell table:style-name="ce74" table:formula="of:=IF([.$N127]&gt;[Datos.$C$4]*12+[Datos.$C$5];&quot;&quot;;[.J126]*[Datos.$C$15])" office:value-type="float" office:value="7.58806536323874">
            <text:p>7.59</text:p>
          </table:table-cell>
          <table:table-cell table:formula="of:=IF([.$N127]=[Datos.$C$4]*12+[Datos.$C$5];HYPERLINK(&quot;http://interes.ax5.org/&quot;);&quot;&quot;)">
            <text:p/>
          </table:table-cell>
          <table:table-cell table:style-name="ce64" table:formula="of:=[.N126]+1" office:value-type="float" office:value="120">
            <text:p>1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8]&gt;[Datos.$C$4]*12+[Datos.$C$5];&quot;&quot;;[.D127]-[.E128])" office:value-type="float" office:value="901.855076535705">
            <text:p>901.86</text:p>
          </table:table-cell>
          <table:table-cell table:style-name="ce58" table:formula="of:=IF([.$N128]&gt;[Datos.$C$4]*12+[Datos.$C$5];&quot;&quot;;[Datos.$C$9]-[.F128])" office:value-type="float" office:value="1.25736280718047">
            <text:p>1.26</text:p>
          </table:table-cell>
          <table:table-cell table:style-name="ce58" table:formula="of:=IF([.$N128]&gt;[Datos.$C$4]*12+[Datos.$C$5];&quot;&quot;;[.D127]*[Datos.$C$14])" office:value-type="float" office:value="7.20154541441">
            <text:p>7.20</text:p>
          </table:table-cell>
          <table:table-cell table:style-name="ce58" table:number-columns-repeated="2"/>
          <table:table-cell table:style-name="ce65"/>
          <table:table-cell table:style-name="ce58" table:formula="of:=IF([.$N128]&gt;[Datos.$C$4]*12+[Datos.$C$5];&quot;&quot;;[.J127]-[.K128])" office:value-type="float" office:value="908.182645827203">
            <text:p>908.18</text:p>
          </table:table-cell>
          <table:table-cell table:style-name="ce58" table:formula="of:=IF([.$N128]&gt;[Datos.$C$4]*12+[Datos.$C$5];&quot;&quot;;[Datos.$C$11]-[.L128])" office:value-type="float" office:value="1.19754742379633">
            <text:p>1.20</text:p>
          </table:table-cell>
          <table:table-cell table:style-name="ce73" table:formula="of:=IF([.$N128]&gt;[Datos.$C$4]*12+[Datos.$C$5];&quot;&quot;;[.J127]*[Datos.$C$15])" office:value-type="float" office:value="7.57816827709166">
            <text:p>7.58</text:p>
          </table:table-cell>
          <table:table-cell table:formula="of:=IF([.$N128]=[Datos.$C$4]*12+[Datos.$C$5];HYPERLINK(&quot;http://interes.ax5.org/&quot;);&quot;&quot;)">
            <text:p/>
          </table:table-cell>
          <table:table-cell table:style-name="ce65" table:formula="of:=[.N127]+1" office:value-type="float" office:value="121">
            <text:p>1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9]&gt;[Datos.$C$4]*12+[Datos.$C$5];&quot;&quot;;[.D128]-[.E129])" office:value-type="float" office:value="900.58768734093">
            <text:p>900.59</text:p>
          </table:table-cell>
          <table:table-cell table:style-name="ce58" table:formula="of:=IF([.$N129]&gt;[Datos.$C$4]*12+[Datos.$C$5];&quot;&quot;;[Datos.$C$9]-[.F129])" office:value-type="float" office:value="1.267389194775">
            <text:p>1.27</text:p>
          </table:table-cell>
          <table:table-cell table:style-name="ce58" table:formula="of:=IF([.$N129]&gt;[Datos.$C$4]*12+[Datos.$C$5];&quot;&quot;;[.D128]*[Datos.$C$14])" office:value-type="float" office:value="7.19151902681547">
            <text:p>7.19</text:p>
          </table:table-cell>
          <table:table-cell table:style-name="ce58" table:number-columns-repeated="2"/>
          <table:table-cell table:style-name="ce65"/>
          <table:table-cell table:style-name="ce58" table:formula="of:=IF([.$N129]&gt;[Datos.$C$4]*12+[Datos.$C$5];&quot;&quot;;[.J128]-[.K129])" office:value-type="float" office:value="906.975118841542">
            <text:p>906.98</text:p>
          </table:table-cell>
          <table:table-cell table:style-name="ce58" table:formula="of:=IF([.$N129]&gt;[Datos.$C$4]*12+[Datos.$C$5];&quot;&quot;;[Datos.$C$11]-[.L129])" office:value-type="float" office:value="1.2075269856613">
            <text:p>1.21</text:p>
          </table:table-cell>
          <table:table-cell table:style-name="ce73" table:formula="of:=IF([.$N129]&gt;[Datos.$C$4]*12+[Datos.$C$5];&quot;&quot;;[.J128]*[Datos.$C$15])" office:value-type="float" office:value="7.56818871522669">
            <text:p>7.57</text:p>
          </table:table-cell>
          <table:table-cell table:formula="of:=IF([.$N129]=[Datos.$C$4]*12+[Datos.$C$5];HYPERLINK(&quot;http://interes.ax5.org/&quot;);&quot;&quot;)">
            <text:p/>
          </table:table-cell>
          <table:table-cell table:style-name="ce65" table:formula="of:=[.N128]+1" office:value-type="float" office:value="122">
            <text:p>1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0]&gt;[Datos.$C$4]*12+[Datos.$C$5];&quot;&quot;;[.D129]-[.E130])" office:value-type="float" office:value="899.310191806738">
            <text:p>899.31</text:p>
          </table:table-cell>
          <table:table-cell table:style-name="ce58" table:formula="of:=IF([.$N130]&gt;[Datos.$C$4]*12+[Datos.$C$5];&quot;&quot;;[Datos.$C$9]-[.F130])" office:value-type="float" office:value="1.27749553419221">
            <text:p>1.28</text:p>
          </table:table-cell>
          <table:table-cell table:style-name="ce58" table:formula="of:=IF([.$N130]&gt;[Datos.$C$4]*12+[Datos.$C$5];&quot;&quot;;[.D129]*[Datos.$C$14])" office:value-type="float" office:value="7.18141268739825">
            <text:p>7.18</text:p>
          </table:table-cell>
          <table:table-cell table:style-name="ce58" table:number-columns-repeated="2"/>
          <table:table-cell table:style-name="ce65"/>
          <table:table-cell table:style-name="ce58" table:formula="of:=IF([.$N130]&gt;[Datos.$C$4]*12+[Datos.$C$5];&quot;&quot;;[.J129]-[.K130])" office:value-type="float" office:value="905.757529131">
            <text:p>905.76</text:p>
          </table:table-cell>
          <table:table-cell table:style-name="ce58" table:formula="of:=IF([.$N130]&gt;[Datos.$C$4]*12+[Datos.$C$5];&quot;&quot;;[Datos.$C$11]-[.L130])" office:value-type="float" office:value="1.21758971054181">
            <text:p>1.22</text:p>
          </table:table-cell>
          <table:table-cell table:style-name="ce73" table:formula="of:=IF([.$N130]&gt;[Datos.$C$4]*12+[Datos.$C$5];&quot;&quot;;[.J129]*[Datos.$C$15])" office:value-type="float" office:value="7.55812599034618">
            <text:p>7.56</text:p>
          </table:table-cell>
          <table:table-cell table:formula="of:=IF([.$N130]=[Datos.$C$4]*12+[Datos.$C$5];HYPERLINK(&quot;http://interes.ax5.org/&quot;);&quot;&quot;)">
            <text:p/>
          </table:table-cell>
          <table:table-cell table:style-name="ce65" table:formula="of:=[.N129]+1" office:value-type="float" office:value="123">
            <text:p>1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1]&gt;[Datos.$C$4]*12+[Datos.$C$5];&quot;&quot;;[.D130]-[.E131])" office:value-type="float" office:value="898.022509343759">
            <text:p>898.02</text:p>
          </table:table-cell>
          <table:table-cell table:style-name="ce58" table:formula="of:=IF([.$N131]&gt;[Datos.$C$4]*12+[Datos.$C$5];&quot;&quot;;[Datos.$C$9]-[.F131])" office:value-type="float" office:value="1.28768246297916">
            <text:p>1.29</text:p>
          </table:table-cell>
          <table:table-cell table:style-name="ce58" table:formula="of:=IF([.$N131]&gt;[Datos.$C$4]*12+[Datos.$C$5];&quot;&quot;;[.D130]*[Datos.$C$14])" office:value-type="float" office:value="7.17122575861131">
            <text:p>7.17</text:p>
          </table:table-cell>
          <table:table-cell table:style-name="ce58" table:number-columns-repeated="2"/>
          <table:table-cell table:style-name="ce65"/>
          <table:table-cell table:style-name="ce58" table:formula="of:=IF([.$N131]&gt;[Datos.$C$4]*12+[Datos.$C$5];&quot;&quot;;[.J130]-[.K131])" office:value-type="float" office:value="904.529792839537">
            <text:p>904.53</text:p>
          </table:table-cell>
          <table:table-cell table:style-name="ce58" table:formula="of:=IF([.$N131]&gt;[Datos.$C$4]*12+[Datos.$C$5];&quot;&quot;;[Datos.$C$11]-[.L131])" office:value-type="float" office:value="1.22773629146299">
            <text:p>1.23</text:p>
          </table:table-cell>
          <table:table-cell table:style-name="ce73" table:formula="of:=IF([.$N131]&gt;[Datos.$C$4]*12+[Datos.$C$5];&quot;&quot;;[.J130]*[Datos.$C$15])" office:value-type="float" office:value="7.547979409425">
            <text:p>7.55</text:p>
          </table:table-cell>
          <table:table-cell table:formula="of:=IF([.$N131]=[Datos.$C$4]*12+[Datos.$C$5];HYPERLINK(&quot;http://interes.ax5.org/&quot;);&quot;&quot;)">
            <text:p/>
          </table:table-cell>
          <table:table-cell table:style-name="ce65" table:formula="of:=[.N130]+1" office:value-type="float" office:value="124">
            <text:p>1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2]&gt;[Datos.$C$4]*12+[Datos.$C$5];&quot;&quot;;[.D131]-[.E132])" office:value-type="float" office:value="896.724558719992">
            <text:p>896.72</text:p>
          </table:table-cell>
          <table:table-cell table:style-name="ce58" table:formula="of:=IF([.$N132]&gt;[Datos.$C$4]*12+[Datos.$C$5];&quot;&quot;;[Datos.$C$9]-[.F132])" office:value-type="float" office:value="1.29795062376679">
            <text:p>1.30</text:p>
          </table:table-cell>
          <table:table-cell table:style-name="ce58" table:formula="of:=IF([.$N132]&gt;[Datos.$C$4]*12+[Datos.$C$5];&quot;&quot;;[.D131]*[Datos.$C$14])" office:value-type="float" office:value="7.16095759782368">
            <text:p>7.16</text:p>
          </table:table-cell>
          <table:table-cell table:style-name="ce58" table:number-columns-repeated="2"/>
          <table:table-cell table:style-name="ce65"/>
          <table:table-cell table:style-name="ce58" table:formula="of:=IF([.$N132]&gt;[Datos.$C$4]*12+[Datos.$C$5];&quot;&quot;;[.J131]-[.K132])" office:value-type="float" office:value="903.291825412311">
            <text:p>903.29</text:p>
          </table:table-cell>
          <table:table-cell table:style-name="ce58" table:formula="of:=IF([.$N132]&gt;[Datos.$C$4]*12+[Datos.$C$5];&quot;&quot;;[Datos.$C$11]-[.L132])" office:value-type="float" office:value="1.23796742722518">
            <text:p>1.24</text:p>
          </table:table-cell>
          <table:table-cell table:style-name="ce73" table:formula="of:=IF([.$N132]&gt;[Datos.$C$4]*12+[Datos.$C$5];&quot;&quot;;[.J131]*[Datos.$C$15])" office:value-type="float" office:value="7.53774827366281">
            <text:p>7.54</text:p>
          </table:table-cell>
          <table:table-cell table:formula="of:=IF([.$N132]=[Datos.$C$4]*12+[Datos.$C$5];HYPERLINK(&quot;http://interes.ax5.org/&quot;);&quot;&quot;)">
            <text:p/>
          </table:table-cell>
          <table:table-cell table:style-name="ce65" table:formula="of:=[.N131]+1" office:value-type="float" office:value="125">
            <text:p>1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3]&gt;[Datos.$C$4]*12+[Datos.$C$5];&quot;&quot;;[.D132]-[.E133])" office:value-type="float" office:value="895.416258055681">
            <text:p>895.42</text:p>
          </table:table-cell>
          <table:table-cell table:style-name="ce58" table:formula="of:=IF([.$N133]&gt;[Datos.$C$4]*12+[Datos.$C$5];&quot;&quot;;[Datos.$C$9]-[.F133])" office:value-type="float" office:value="1.30830066431049">
            <text:p>1.31</text:p>
          </table:table-cell>
          <table:table-cell table:style-name="ce58" table:formula="of:=IF([.$N133]&gt;[Datos.$C$4]*12+[Datos.$C$5];&quot;&quot;;[.D132]*[Datos.$C$14])" office:value-type="float" office:value="7.15060755727998">
            <text:p>7.15</text:p>
          </table:table-cell>
          <table:table-cell table:style-name="ce58" table:number-columns-repeated="2"/>
          <table:table-cell table:style-name="ce65"/>
          <table:table-cell table:style-name="ce58" table:formula="of:=IF([.$N133]&gt;[Datos.$C$4]*12+[Datos.$C$5];&quot;&quot;;[.J132]-[.K133])" office:value-type="float" office:value="902.043541589859">
            <text:p>902.04</text:p>
          </table:table-cell>
          <table:table-cell table:style-name="ce58" table:formula="of:=IF([.$N133]&gt;[Datos.$C$4]*12+[Datos.$C$5];&quot;&quot;;[Datos.$C$11]-[.L133])" office:value-type="float" office:value="1.24828382245206">
            <text:p>1.25</text:p>
          </table:table-cell>
          <table:table-cell table:style-name="ce73" table:formula="of:=IF([.$N133]&gt;[Datos.$C$4]*12+[Datos.$C$5];&quot;&quot;;[.J132]*[Datos.$C$15])" office:value-type="float" office:value="7.52743187843593">
            <text:p>7.53</text:p>
          </table:table-cell>
          <table:table-cell table:formula="of:=IF([.$N133]=[Datos.$C$4]*12+[Datos.$C$5];HYPERLINK(&quot;http://interes.ax5.org/&quot;);&quot;&quot;)">
            <text:p/>
          </table:table-cell>
          <table:table-cell table:style-name="ce65" table:formula="of:=[.N132]+1" office:value-type="float" office:value="126">
            <text:p>1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4]&gt;[Datos.$C$4]*12+[Datos.$C$5];&quot;&quot;;[.D133]-[.E134])" office:value-type="float" office:value="894.09752481815">
            <text:p>894.10</text:p>
          </table:table-cell>
          <table:table-cell table:style-name="ce58" table:formula="of:=IF([.$N134]&gt;[Datos.$C$4]*12+[Datos.$C$5];&quot;&quot;;[Datos.$C$9]-[.F134])" office:value-type="float" office:value="1.31873323753093">
            <text:p>1.32</text:p>
          </table:table-cell>
          <table:table-cell table:style-name="ce58" table:formula="of:=IF([.$N134]&gt;[Datos.$C$4]*12+[Datos.$C$5];&quot;&quot;;[.D133]*[Datos.$C$14])" office:value-type="float" office:value="7.14017498405954">
            <text:p>7.14</text:p>
          </table:table-cell>
          <table:table-cell table:style-name="ce58" table:number-columns-repeated="2"/>
          <table:table-cell table:style-name="ce65"/>
          <table:table-cell table:style-name="ce58" table:formula="of:=IF([.$N134]&gt;[Datos.$C$4]*12+[Datos.$C$5];&quot;&quot;;[.J133]-[.K134])" office:value-type="float" office:value="900.78485540222">
            <text:p>900.78</text:p>
          </table:table-cell>
          <table:table-cell table:style-name="ce58" table:formula="of:=IF([.$N134]&gt;[Datos.$C$4]*12+[Datos.$C$5];&quot;&quot;;[Datos.$C$11]-[.L134])" office:value-type="float" office:value="1.25868618763916">
            <text:p>1.26</text:p>
          </table:table-cell>
          <table:table-cell table:style-name="ce73" table:formula="of:=IF([.$N134]&gt;[Datos.$C$4]*12+[Datos.$C$5];&quot;&quot;;[.J133]*[Datos.$C$15])" office:value-type="float" office:value="7.51702951324883">
            <text:p>7.52</text:p>
          </table:table-cell>
          <table:table-cell table:formula="of:=IF([.$N134]=[Datos.$C$4]*12+[Datos.$C$5];HYPERLINK(&quot;http://interes.ax5.org/&quot;);&quot;&quot;)">
            <text:p/>
          </table:table-cell>
          <table:table-cell table:style-name="ce65" table:formula="of:=[.N133]+1" office:value-type="float" office:value="127">
            <text:p>1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5]&gt;[Datos.$C$4]*12+[Datos.$C$5];&quot;&quot;;[.D134]-[.E135])" office:value-type="float" office:value="892.768275816595">
            <text:p>892.77</text:p>
          </table:table-cell>
          <table:table-cell table:style-name="ce58" table:formula="of:=IF([.$N135]&gt;[Datos.$C$4]*12+[Datos.$C$5];&quot;&quot;;[Datos.$C$9]-[.F135])" office:value-type="float" office:value="1.32924900155527">
            <text:p>1.33</text:p>
          </table:table-cell>
          <table:table-cell table:style-name="ce58" table:formula="of:=IF([.$N135]&gt;[Datos.$C$4]*12+[Datos.$C$5];&quot;&quot;;[.D134]*[Datos.$C$14])" office:value-type="float" office:value="7.1296592200352">
            <text:p>7.13</text:p>
          </table:table-cell>
          <table:table-cell table:style-name="ce58" table:number-columns-repeated="2"/>
          <table:table-cell table:style-name="ce65"/>
          <table:table-cell table:style-name="ce58" table:formula="of:=IF([.$N135]&gt;[Datos.$C$4]*12+[Datos.$C$5];&quot;&quot;;[.J134]-[.K135])" office:value-type="float" office:value="899.515680163018">
            <text:p>899.52</text:p>
          </table:table-cell>
          <table:table-cell table:style-name="ce58" table:formula="of:=IF([.$N135]&gt;[Datos.$C$4]*12+[Datos.$C$5];&quot;&quot;;[Datos.$C$11]-[.L135])" office:value-type="float" office:value="1.26917523920282">
            <text:p>1.27</text:p>
          </table:table-cell>
          <table:table-cell table:style-name="ce73" table:formula="of:=IF([.$N135]&gt;[Datos.$C$4]*12+[Datos.$C$5];&quot;&quot;;[.J134]*[Datos.$C$15])" office:value-type="float" office:value="7.50654046168517">
            <text:p>7.51</text:p>
          </table:table-cell>
          <table:table-cell table:formula="of:=IF([.$N135]=[Datos.$C$4]*12+[Datos.$C$5];HYPERLINK(&quot;http://interes.ax5.org/&quot;);&quot;&quot;)">
            <text:p/>
          </table:table-cell>
          <table:table-cell table:style-name="ce65" table:formula="of:=[.N134]+1" office:value-type="float" office:value="128">
            <text:p>1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6]&gt;[Datos.$C$4]*12+[Datos.$C$5];&quot;&quot;;[.D135]-[.E136])" office:value-type="float" office:value="891.428427196836">
            <text:p>891.43</text:p>
          </table:table-cell>
          <table:table-cell table:style-name="ce58" table:formula="of:=IF([.$N136]&gt;[Datos.$C$4]*12+[Datos.$C$5];&quot;&quot;;[Datos.$C$9]-[.F136])" office:value-type="float" office:value="1.33984861975865">
            <text:p>1.34</text:p>
          </table:table-cell>
          <table:table-cell table:style-name="ce58" table:formula="of:=IF([.$N136]&gt;[Datos.$C$4]*12+[Datos.$C$5];&quot;&quot;;[.D135]*[Datos.$C$14])" office:value-type="float" office:value="7.11905960183182">
            <text:p>7.12</text:p>
          </table:table-cell>
          <table:table-cell table:style-name="ce58" table:number-columns-repeated="2"/>
          <table:table-cell table:style-name="ce65"/>
          <table:table-cell table:style-name="ce58" table:formula="of:=IF([.$N136]&gt;[Datos.$C$4]*12+[Datos.$C$5];&quot;&quot;;[.J135]-[.K136])" office:value-type="float" office:value="898.235928463488">
            <text:p>898.24</text:p>
          </table:table-cell>
          <table:table-cell table:style-name="ce58" table:formula="of:=IF([.$N136]&gt;[Datos.$C$4]*12+[Datos.$C$5];&quot;&quot;;[Datos.$C$11]-[.L136])" office:value-type="float" office:value="1.27975169952951">
            <text:p>1.28</text:p>
          </table:table-cell>
          <table:table-cell table:style-name="ce73" table:formula="of:=IF([.$N136]&gt;[Datos.$C$4]*12+[Datos.$C$5];&quot;&quot;;[.J135]*[Datos.$C$15])" office:value-type="float" office:value="7.49596400135848">
            <text:p>7.50</text:p>
          </table:table-cell>
          <table:table-cell table:formula="of:=IF([.$N136]=[Datos.$C$4]*12+[Datos.$C$5];HYPERLINK(&quot;http://interes.ax5.org/&quot;);&quot;&quot;)">
            <text:p/>
          </table:table-cell>
          <table:table-cell table:style-name="ce65" table:formula="of:=[.N135]+1" office:value-type="float" office:value="129">
            <text:p>1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7]&gt;[Datos.$C$4]*12+[Datos.$C$5];&quot;&quot;;[.D136]-[.E137])" office:value-type="float" office:value="890.07789443603">
            <text:p>890.08</text:p>
          </table:table-cell>
          <table:table-cell table:style-name="ce58" table:formula="of:=IF([.$N137]&gt;[Datos.$C$4]*12+[Datos.$C$5];&quot;&quot;;[Datos.$C$9]-[.F137])" office:value-type="float" office:value="1.35053276080608">
            <text:p>1.35</text:p>
          </table:table-cell>
          <table:table-cell table:style-name="ce58" table:formula="of:=IF([.$N137]&gt;[Datos.$C$4]*12+[Datos.$C$5];&quot;&quot;;[.D136]*[Datos.$C$14])" office:value-type="float" office:value="7.10837546078439">
            <text:p>7.11</text:p>
          </table:table-cell>
          <table:table-cell table:style-name="ce58" table:number-columns-repeated="2"/>
          <table:table-cell table:style-name="ce65"/>
          <table:table-cell table:style-name="ce58" table:formula="of:=IF([.$N137]&gt;[Datos.$C$4]*12+[Datos.$C$5];&quot;&quot;;[.J136]-[.K137])" office:value-type="float" office:value="896.945512166463">
            <text:p>896.95</text:p>
          </table:table-cell>
          <table:table-cell table:style-name="ce58" table:formula="of:=IF([.$N137]&gt;[Datos.$C$4]*12+[Datos.$C$5];&quot;&quot;;[Datos.$C$11]-[.L137])" office:value-type="float" office:value="1.29041629702559">
            <text:p>1.29</text:p>
          </table:table-cell>
          <table:table-cell table:style-name="ce73" table:formula="of:=IF([.$N137]&gt;[Datos.$C$4]*12+[Datos.$C$5];&quot;&quot;;[.J136]*[Datos.$C$15])" office:value-type="float" office:value="7.4852994038624">
            <text:p>7.49</text:p>
          </table:table-cell>
          <table:table-cell table:formula="of:=IF([.$N137]=[Datos.$C$4]*12+[Datos.$C$5];HYPERLINK(&quot;http://interes.ax5.org/&quot;);&quot;&quot;)">
            <text:p/>
          </table:table-cell>
          <table:table-cell table:style-name="ce65" table:formula="of:=[.N136]+1" office:value-type="float" office:value="130">
            <text:p>1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8]&gt;[Datos.$C$4]*12+[Datos.$C$5];&quot;&quot;;[.D137]-[.E138])" office:value-type="float" office:value="888.716592337336">
            <text:p>888.72</text:p>
          </table:table-cell>
          <table:table-cell table:style-name="ce58" table:formula="of:=IF([.$N138]&gt;[Datos.$C$4]*12+[Datos.$C$5];&quot;&quot;;[Datos.$C$9]-[.F138])" office:value-type="float" office:value="1.36130209869458">
            <text:p>1.36</text:p>
          </table:table-cell>
          <table:table-cell table:style-name="ce58" table:formula="of:=IF([.$N138]&gt;[Datos.$C$4]*12+[Datos.$C$5];&quot;&quot;;[.D137]*[Datos.$C$14])" office:value-type="float" office:value="7.09760612289589">
            <text:p>7.10</text:p>
          </table:table-cell>
          <table:table-cell table:style-name="ce58" table:number-columns-repeated="2"/>
          <table:table-cell table:style-name="ce65"/>
          <table:table-cell table:style-name="ce58" table:formula="of:=IF([.$N138]&gt;[Datos.$C$4]*12+[Datos.$C$5];&quot;&quot;;[.J137]-[.K138])" office:value-type="float" office:value="895.644342400295">
            <text:p>895.64</text:p>
          </table:table-cell>
          <table:table-cell table:style-name="ce58" table:formula="of:=IF([.$N138]&gt;[Datos.$C$4]*12+[Datos.$C$5];&quot;&quot;;[Datos.$C$11]-[.L138])" office:value-type="float" office:value="1.30116976616747">
            <text:p>1.30</text:p>
          </table:table-cell>
          <table:table-cell table:style-name="ce73" table:formula="of:=IF([.$N138]&gt;[Datos.$C$4]*12+[Datos.$C$5];&quot;&quot;;[.J137]*[Datos.$C$15])" office:value-type="float" office:value="7.47454593472052">
            <text:p>7.47</text:p>
          </table:table-cell>
          <table:table-cell table:formula="of:=IF([.$N138]=[Datos.$C$4]*12+[Datos.$C$5];HYPERLINK(&quot;http://interes.ax5.org/&quot;);&quot;&quot;)">
            <text:p/>
          </table:table-cell>
          <table:table-cell table:style-name="ce65" table:formula="of:=[.N137]+1" office:value-type="float" office:value="131">
            <text:p>13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27]+1" office:value-type="float" office:value="2025">
            <text:p>2025</text:p>
          </table:table-cell>
          <table:table-cell/>
          <table:table-cell table:style-name="ce57" table:formula="of:=IF([.$N139]&gt;[Datos.$C$4]*12+[Datos.$C$5];&quot;&quot;;[.D138]-[.E139])" office:value-type="float" office:value="887.34443502454">
            <text:p>887.34</text:p>
          </table:table-cell>
          <table:table-cell table:style-name="ce57" table:formula="of:=IF([.$N139]&gt;[Datos.$C$4]*12+[Datos.$C$5];&quot;&quot;;[Datos.$C$9]-[.F139])" office:value-type="float" office:value="1.37215731279573">
            <text:p>1.37</text:p>
          </table:table-cell>
          <table:table-cell table:style-name="ce57" table:formula="of:=IF([.$N139]&gt;[Datos.$C$4]*12+[Datos.$C$5];&quot;&quot;;[.D138]*[Datos.$C$14])" office:value-type="float" office:value="7.08675090879474">
            <text:p>7.09</text:p>
          </table:table-cell>
          <table:table-cell table:style-name="ce57" table:number-columns-repeated="2"/>
          <table:table-cell table:style-name="ce64"/>
          <table:table-cell table:style-name="ce57" table:formula="of:=IF([.$N139]&gt;[Datos.$C$4]*12+[Datos.$C$5];&quot;&quot;;[.J138]-[.K139])" office:value-type="float" office:value="894.332329552743">
            <text:p>894.33</text:p>
          </table:table-cell>
          <table:table-cell table:style-name="ce57" table:formula="of:=IF([.$N139]&gt;[Datos.$C$4]*12+[Datos.$C$5];&quot;&quot;;[Datos.$C$11]-[.L139])" office:value-type="float" office:value="1.3120128475522">
            <text:p>1.31</text:p>
          </table:table-cell>
          <table:table-cell table:style-name="ce74" table:formula="of:=IF([.$N139]&gt;[Datos.$C$4]*12+[Datos.$C$5];&quot;&quot;;[.J138]*[Datos.$C$15])" office:value-type="float" office:value="7.46370285333579">
            <text:p>7.46</text:p>
          </table:table-cell>
          <table:table-cell table:formula="of:=IF([.$N139]=[Datos.$C$4]*12+[Datos.$C$5];HYPERLINK(&quot;http://interes.ax5.org/&quot;);&quot;&quot;)">
            <text:p/>
          </table:table-cell>
          <table:table-cell table:style-name="ce64" table:formula="of:=[.N138]+1" office:value-type="float" office:value="132">
            <text:p>1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0]&gt;[Datos.$C$4]*12+[Datos.$C$5];&quot;&quot;;[.D139]-[.E140])" office:value-type="float" office:value="885.961335936642">
            <text:p>885.96</text:p>
          </table:table-cell>
          <table:table-cell table:style-name="ce58" table:formula="of:=IF([.$N140]&gt;[Datos.$C$4]*12+[Datos.$C$5];&quot;&quot;;[Datos.$C$9]-[.F140])" office:value-type="float" office:value="1.38309908789851">
            <text:p>1.38</text:p>
          </table:table-cell>
          <table:table-cell table:style-name="ce58" table:formula="of:=IF([.$N140]&gt;[Datos.$C$4]*12+[Datos.$C$5];&quot;&quot;;[.D139]*[Datos.$C$14])" office:value-type="float" office:value="7.07580913369195">
            <text:p>7.08</text:p>
          </table:table-cell>
          <table:table-cell table:style-name="ce58" table:number-columns-repeated="2"/>
          <table:table-cell table:style-name="ce65"/>
          <table:table-cell table:style-name="ce58" table:formula="of:=IF([.$N140]&gt;[Datos.$C$4]*12+[Datos.$C$5];&quot;&quot;;[.J139]-[.K140])" office:value-type="float" office:value="893.009383264794">
            <text:p>893.01</text:p>
          </table:table-cell>
          <table:table-cell table:style-name="ce58" table:formula="of:=IF([.$N140]&gt;[Datos.$C$4]*12+[Datos.$C$5];&quot;&quot;;[Datos.$C$11]-[.L140])" office:value-type="float" office:value="1.32294628794847">
            <text:p>1.32</text:p>
          </table:table-cell>
          <table:table-cell table:style-name="ce73" table:formula="of:=IF([.$N140]&gt;[Datos.$C$4]*12+[Datos.$C$5];&quot;&quot;;[.J139]*[Datos.$C$15])" office:value-type="float" office:value="7.45276941293952">
            <text:p>7.45</text:p>
          </table:table-cell>
          <table:table-cell table:formula="of:=IF([.$N140]=[Datos.$C$4]*12+[Datos.$C$5];HYPERLINK(&quot;http://interes.ax5.org/&quot;);&quot;&quot;)">
            <text:p/>
          </table:table-cell>
          <table:table-cell table:style-name="ce65" table:formula="of:=[.N139]+1" office:value-type="float" office:value="133">
            <text:p>1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1]&gt;[Datos.$C$4]*12+[Datos.$C$5];&quot;&quot;;[.D140]-[.E141])" office:value-type="float" office:value="884.567207822389">
            <text:p>884.57</text:p>
          </table:table-cell>
          <table:table-cell table:style-name="ce58" table:formula="of:=IF([.$N141]&gt;[Datos.$C$4]*12+[Datos.$C$5];&quot;&quot;;[Datos.$C$9]-[.F141])" office:value-type="float" office:value="1.3941281142525">
            <text:p>1.39</text:p>
          </table:table-cell>
          <table:table-cell table:style-name="ce58" table:formula="of:=IF([.$N141]&gt;[Datos.$C$4]*12+[Datos.$C$5];&quot;&quot;;[.D140]*[Datos.$C$14])" office:value-type="float" office:value="7.06478010733796">
            <text:p>7.06</text:p>
          </table:table-cell>
          <table:table-cell table:style-name="ce58" table:number-columns-repeated="2"/>
          <table:table-cell table:style-name="ce65"/>
          <table:table-cell table:style-name="ce58" table:formula="of:=IF([.$N141]&gt;[Datos.$C$4]*12+[Datos.$C$5];&quot;&quot;;[.J140]-[.K141])" office:value-type="float" office:value="891.675412424446">
            <text:p>891.68</text:p>
          </table:table-cell>
          <table:table-cell table:style-name="ce58" table:formula="of:=IF([.$N141]&gt;[Datos.$C$4]*12+[Datos.$C$5];&quot;&quot;;[Datos.$C$11]-[.L141])" office:value-type="float" office:value="1.33397084034803">
            <text:p>1.33</text:p>
          </table:table-cell>
          <table:table-cell table:style-name="ce73" table:formula="of:=IF([.$N141]&gt;[Datos.$C$4]*12+[Datos.$C$5];&quot;&quot;;[.J140]*[Datos.$C$15])" office:value-type="float" office:value="7.44174486053995">
            <text:p>7.44</text:p>
          </table:table-cell>
          <table:table-cell table:formula="of:=IF([.$N141]=[Datos.$C$4]*12+[Datos.$C$5];HYPERLINK(&quot;http://interes.ax5.org/&quot;);&quot;&quot;)">
            <text:p/>
          </table:table-cell>
          <table:table-cell table:style-name="ce65" table:formula="of:=[.N140]+1" office:value-type="float" office:value="134">
            <text:p>1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2]&gt;[Datos.$C$4]*12+[Datos.$C$5];&quot;&quot;;[.D141]-[.E142])" office:value-type="float" office:value="883.161962734778">
            <text:p>883.16</text:p>
          </table:table-cell>
          <table:table-cell table:style-name="ce58" table:formula="of:=IF([.$N142]&gt;[Datos.$C$4]*12+[Datos.$C$5];&quot;&quot;;[Datos.$C$9]-[.F142])" office:value-type="float" office:value="1.40524508761144">
            <text:p>1.41</text:p>
          </table:table-cell>
          <table:table-cell table:style-name="ce58" table:formula="of:=IF([.$N142]&gt;[Datos.$C$4]*12+[Datos.$C$5];&quot;&quot;;[.D141]*[Datos.$C$14])" office:value-type="float" office:value="7.05366313397903">
            <text:p>7.05</text:p>
          </table:table-cell>
          <table:table-cell table:style-name="ce58" table:number-columns-repeated="2"/>
          <table:table-cell table:style-name="ce65"/>
          <table:table-cell table:style-name="ce58" table:formula="of:=IF([.$N142]&gt;[Datos.$C$4]*12+[Datos.$C$5];&quot;&quot;;[.J141]-[.K142])" office:value-type="float" office:value="890.330325160429">
            <text:p>890.33</text:p>
          </table:table-cell>
          <table:table-cell table:style-name="ce58" table:formula="of:=IF([.$N142]&gt;[Datos.$C$4]*12+[Datos.$C$5];&quot;&quot;;[Datos.$C$11]-[.L142])" office:value-type="float" office:value="1.3450872640176">
            <text:p>1.35</text:p>
          </table:table-cell>
          <table:table-cell table:style-name="ce73" table:formula="of:=IF([.$N142]&gt;[Datos.$C$4]*12+[Datos.$C$5];&quot;&quot;;[.J141]*[Datos.$C$15])" office:value-type="float" office:value="7.43062843687039">
            <text:p>7.43</text:p>
          </table:table-cell>
          <table:table-cell table:formula="of:=IF([.$N142]=[Datos.$C$4]*12+[Datos.$C$5];HYPERLINK(&quot;http://interes.ax5.org/&quot;);&quot;&quot;)">
            <text:p/>
          </table:table-cell>
          <table:table-cell table:style-name="ce65" table:formula="of:=[.N141]+1" office:value-type="float" office:value="135">
            <text:p>1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3]&gt;[Datos.$C$4]*12+[Datos.$C$5];&quot;&quot;;[.D142]-[.E143])" office:value-type="float" office:value="881.745512025501">
            <text:p>881.75</text:p>
          </table:table-cell>
          <table:table-cell table:style-name="ce58" table:formula="of:=IF([.$N143]&gt;[Datos.$C$4]*12+[Datos.$C$5];&quot;&quot;;[Datos.$C$9]-[.F143])" office:value-type="float" office:value="1.41645070927708">
            <text:p>1.42</text:p>
          </table:table-cell>
          <table:table-cell table:style-name="ce58" table:formula="of:=IF([.$N143]&gt;[Datos.$C$4]*12+[Datos.$C$5];&quot;&quot;;[.D142]*[Datos.$C$14])" office:value-type="float" office:value="7.04245751231339">
            <text:p>7.04</text:p>
          </table:table-cell>
          <table:table-cell table:style-name="ce58" table:number-columns-repeated="2"/>
          <table:table-cell table:style-name="ce65"/>
          <table:table-cell table:style-name="ce58" table:formula="of:=IF([.$N143]&gt;[Datos.$C$4]*12+[Datos.$C$5];&quot;&quot;;[.J142]-[.K143])" office:value-type="float" office:value="888.974028835878">
            <text:p>888.97</text:p>
          </table:table-cell>
          <table:table-cell table:style-name="ce58" table:formula="of:=IF([.$N143]&gt;[Datos.$C$4]*12+[Datos.$C$5];&quot;&quot;;[Datos.$C$11]-[.L143])" office:value-type="float" office:value="1.35629632455108">
            <text:p>1.36</text:p>
          </table:table-cell>
          <table:table-cell table:style-name="ce73" table:formula="of:=IF([.$N143]&gt;[Datos.$C$4]*12+[Datos.$C$5];&quot;&quot;;[.J142]*[Datos.$C$15])" office:value-type="float" office:value="7.41941937633691">
            <text:p>7.42</text:p>
          </table:table-cell>
          <table:table-cell table:formula="of:=IF([.$N143]=[Datos.$C$4]*12+[Datos.$C$5];HYPERLINK(&quot;http://interes.ax5.org/&quot;);&quot;&quot;)">
            <text:p/>
          </table:table-cell>
          <table:table-cell table:style-name="ce65" table:formula="of:=[.N142]+1" office:value-type="float" office:value="136">
            <text:p>1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4]&gt;[Datos.$C$4]*12+[Datos.$C$5];&quot;&quot;;[.D143]-[.E144])" office:value-type="float" office:value="880.317766339357">
            <text:p>880.32</text:p>
          </table:table-cell>
          <table:table-cell table:style-name="ce58" table:formula="of:=IF([.$N144]&gt;[Datos.$C$4]*12+[Datos.$C$5];&quot;&quot;;[Datos.$C$9]-[.F144])" office:value-type="float" office:value="1.42774568614347">
            <text:p>1.43</text:p>
          </table:table-cell>
          <table:table-cell table:style-name="ce58" table:formula="of:=IF([.$N144]&gt;[Datos.$C$4]*12+[Datos.$C$5];&quot;&quot;;[.D143]*[Datos.$C$14])" office:value-type="float" office:value="7.03116253544699">
            <text:p>7.03</text:p>
          </table:table-cell>
          <table:table-cell table:style-name="ce58" table:number-columns-repeated="2"/>
          <table:table-cell table:style-name="ce65"/>
          <table:table-cell table:style-name="ce58" table:formula="of:=IF([.$N144]&gt;[Datos.$C$4]*12+[Datos.$C$5];&quot;&quot;;[.J143]-[.K144])" office:value-type="float" office:value="887.606430041955">
            <text:p>887.61</text:p>
          </table:table-cell>
          <table:table-cell table:style-name="ce58" table:formula="of:=IF([.$N144]&gt;[Datos.$C$4]*12+[Datos.$C$5];&quot;&quot;;[Datos.$C$11]-[.L144])" office:value-type="float" office:value="1.36759879392234">
            <text:p>1.37</text:p>
          </table:table-cell>
          <table:table-cell table:style-name="ce73" table:formula="of:=IF([.$N144]&gt;[Datos.$C$4]*12+[Datos.$C$5];&quot;&quot;;[.J143]*[Datos.$C$15])" office:value-type="float" office:value="7.40811690696565">
            <text:p>7.41</text:p>
          </table:table-cell>
          <table:table-cell table:formula="of:=IF([.$N144]=[Datos.$C$4]*12+[Datos.$C$5];HYPERLINK(&quot;http://interes.ax5.org/&quot;);&quot;&quot;)">
            <text:p/>
          </table:table-cell>
          <table:table-cell table:style-name="ce65" table:formula="of:=[.N143]+1" office:value-type="float" office:value="137">
            <text:p>1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5]&gt;[Datos.$C$4]*12+[Datos.$C$5];&quot;&quot;;[.D144]-[.E145])" office:value-type="float" office:value="878.878635608616">
            <text:p>878.88</text:p>
          </table:table-cell>
          <table:table-cell table:style-name="ce58" table:formula="of:=IF([.$N145]&gt;[Datos.$C$4]*12+[Datos.$C$5];&quot;&quot;;[Datos.$C$9]-[.F145])" office:value-type="float" office:value="1.43913073074154">
            <text:p>1.44</text:p>
          </table:table-cell>
          <table:table-cell table:style-name="ce58" table:formula="of:=IF([.$N145]&gt;[Datos.$C$4]*12+[Datos.$C$5];&quot;&quot;;[.D144]*[Datos.$C$14])" office:value-type="float" office:value="7.01977749084893">
            <text:p>7.02</text:p>
          </table:table-cell>
          <table:table-cell table:style-name="ce58" table:number-columns-repeated="2"/>
          <table:table-cell table:style-name="ce65"/>
          <table:table-cell table:style-name="ce58" table:formula="of:=IF([.$N145]&gt;[Datos.$C$4]*12+[Datos.$C$5];&quot;&quot;;[.J144]-[.K145])" office:value-type="float" office:value="886.227434591417">
            <text:p>886.23</text:p>
          </table:table-cell>
          <table:table-cell table:style-name="ce58" table:formula="of:=IF([.$N145]&gt;[Datos.$C$4]*12+[Datos.$C$5];&quot;&quot;;[Datos.$C$11]-[.L145])" office:value-type="float" office:value="1.37899545053836">
            <text:p>1.38</text:p>
          </table:table-cell>
          <table:table-cell table:style-name="ce73" table:formula="of:=IF([.$N145]&gt;[Datos.$C$4]*12+[Datos.$C$5];&quot;&quot;;[.J144]*[Datos.$C$15])" office:value-type="float" office:value="7.39672025034963">
            <text:p>7.40</text:p>
          </table:table-cell>
          <table:table-cell table:formula="of:=IF([.$N145]=[Datos.$C$4]*12+[Datos.$C$5];HYPERLINK(&quot;http://interes.ax5.org/&quot;);&quot;&quot;)">
            <text:p/>
          </table:table-cell>
          <table:table-cell table:style-name="ce65" table:formula="of:=[.N144]+1" office:value-type="float" office:value="138">
            <text:p>1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6]&gt;[Datos.$C$4]*12+[Datos.$C$5];&quot;&quot;;[.D145]-[.E146])" office:value-type="float" office:value="877.428029047332">
            <text:p>877.43</text:p>
          </table:table-cell>
          <table:table-cell table:style-name="ce58" table:formula="of:=IF([.$N146]&gt;[Datos.$C$4]*12+[Datos.$C$5];&quot;&quot;;[Datos.$C$9]-[.F146])" office:value-type="float" office:value="1.45060656128403">
            <text:p>1.45</text:p>
          </table:table-cell>
          <table:table-cell table:style-name="ce58" table:formula="of:=IF([.$N146]&gt;[Datos.$C$4]*12+[Datos.$C$5];&quot;&quot;;[.D145]*[Datos.$C$14])" office:value-type="float" office:value="7.00830166030644">
            <text:p>7.01</text:p>
          </table:table-cell>
          <table:table-cell table:style-name="ce58" table:number-columns-repeated="2"/>
          <table:table-cell table:style-name="ce65"/>
          <table:table-cell table:style-name="ce58" table:formula="of:=IF([.$N146]&gt;[Datos.$C$4]*12+[Datos.$C$5];&quot;&quot;;[.J145]-[.K146])" office:value-type="float" office:value="884.836947512124">
            <text:p>884.84</text:p>
          </table:table-cell>
          <table:table-cell table:style-name="ce58" table:formula="of:=IF([.$N146]&gt;[Datos.$C$4]*12+[Datos.$C$5];&quot;&quot;;[Datos.$C$11]-[.L146])" office:value-type="float" office:value="1.39048707929285">
            <text:p>1.39</text:p>
          </table:table-cell>
          <table:table-cell table:style-name="ce73" table:formula="of:=IF([.$N146]&gt;[Datos.$C$4]*12+[Datos.$C$5];&quot;&quot;;[.J145]*[Datos.$C$15])" office:value-type="float" office:value="7.38522862159514">
            <text:p>7.39</text:p>
          </table:table-cell>
          <table:table-cell table:formula="of:=IF([.$N146]=[Datos.$C$4]*12+[Datos.$C$5];HYPERLINK(&quot;http://interes.ax5.org/&quot;);&quot;&quot;)">
            <text:p/>
          </table:table-cell>
          <table:table-cell table:style-name="ce65" table:formula="of:=[.N145]+1" office:value-type="float" office:value="139">
            <text:p>1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7]&gt;[Datos.$C$4]*12+[Datos.$C$5];&quot;&quot;;[.D146]-[.E147])" office:value-type="float" office:value="875.965855145621">
            <text:p>875.97</text:p>
          </table:table-cell>
          <table:table-cell table:style-name="ce58" table:formula="of:=IF([.$N147]&gt;[Datos.$C$4]*12+[Datos.$C$5];&quot;&quot;;[Datos.$C$9]-[.F147])" office:value-type="float" office:value="1.4621739017108">
            <text:p>1.46</text:p>
          </table:table-cell>
          <table:table-cell table:style-name="ce58" table:formula="of:=IF([.$N147]&gt;[Datos.$C$4]*12+[Datos.$C$5];&quot;&quot;;[.D146]*[Datos.$C$14])" office:value-type="float" office:value="6.99673431987967">
            <text:p>7.00</text:p>
          </table:table-cell>
          <table:table-cell table:style-name="ce58" table:number-columns-repeated="2"/>
          <table:table-cell table:style-name="ce65"/>
          <table:table-cell table:style-name="ce58" table:formula="of:=IF([.$N147]&gt;[Datos.$C$4]*12+[Datos.$C$5];&quot;&quot;;[.J146]-[.K147])" office:value-type="float" office:value="883.434873040504">
            <text:p>883.43</text:p>
          </table:table-cell>
          <table:table-cell table:style-name="ce58" table:formula="of:=IF([.$N147]&gt;[Datos.$C$4]*12+[Datos.$C$5];&quot;&quot;;[Datos.$C$11]-[.L147])" office:value-type="float" office:value="1.40207447162029">
            <text:p>1.40</text:p>
          </table:table-cell>
          <table:table-cell table:style-name="ce73" table:formula="of:=IF([.$N147]&gt;[Datos.$C$4]*12+[Datos.$C$5];&quot;&quot;;[.J146]*[Datos.$C$15])" office:value-type="float" office:value="7.3736412292677">
            <text:p>7.37</text:p>
          </table:table-cell>
          <table:table-cell table:formula="of:=IF([.$N147]=[Datos.$C$4]*12+[Datos.$C$5];HYPERLINK(&quot;http://interes.ax5.org/&quot;);&quot;&quot;)">
            <text:p/>
          </table:table-cell>
          <table:table-cell table:style-name="ce65" table:formula="of:=[.N146]+1" office:value-type="float" office:value="140">
            <text:p>1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8]&gt;[Datos.$C$4]*12+[Datos.$C$5];&quot;&quot;;[.D147]-[.E148])" office:value-type="float" office:value="874.492021663886">
            <text:p>874.49</text:p>
          </table:table-cell>
          <table:table-cell table:style-name="ce58" table:formula="of:=IF([.$N148]&gt;[Datos.$C$4]*12+[Datos.$C$5];&quot;&quot;;[Datos.$C$9]-[.F148])" office:value-type="float" office:value="1.47383348173452">
            <text:p>1.47</text:p>
          </table:table-cell>
          <table:table-cell table:style-name="ce58" table:formula="of:=IF([.$N148]&gt;[Datos.$C$4]*12+[Datos.$C$5];&quot;&quot;;[.D147]*[Datos.$C$14])" office:value-type="float" office:value="6.98507473985595">
            <text:p>6.99</text:p>
          </table:table-cell>
          <table:table-cell table:style-name="ce58" table:number-columns-repeated="2"/>
          <table:table-cell table:style-name="ce65"/>
          <table:table-cell table:style-name="ce58" table:formula="of:=IF([.$N148]&gt;[Datos.$C$4]*12+[Datos.$C$5];&quot;&quot;;[.J147]-[.K148])" office:value-type="float" office:value="882.021114614954">
            <text:p>882.02</text:p>
          </table:table-cell>
          <table:table-cell table:style-name="ce58" table:formula="of:=IF([.$N148]&gt;[Datos.$C$4]*12+[Datos.$C$5];&quot;&quot;;[Datos.$C$11]-[.L148])" office:value-type="float" office:value="1.41375842555046">
            <text:p>1.41</text:p>
          </table:table-cell>
          <table:table-cell table:style-name="ce73" table:formula="of:=IF([.$N148]&gt;[Datos.$C$4]*12+[Datos.$C$5];&quot;&quot;;[.J147]*[Datos.$C$15])" office:value-type="float" office:value="7.36195727533753">
            <text:p>7.36</text:p>
          </table:table-cell>
          <table:table-cell table:formula="of:=IF([.$N148]=[Datos.$C$4]*12+[Datos.$C$5];HYPERLINK(&quot;http://interes.ax5.org/&quot;);&quot;&quot;)">
            <text:p/>
          </table:table-cell>
          <table:table-cell table:style-name="ce65" table:formula="of:=[.N147]+1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9]&gt;[Datos.$C$4]*12+[Datos.$C$5];&quot;&quot;;[.D148]-[.E149])" office:value-type="float" office:value="873.006435627">
            <text:p>873.01</text:p>
          </table:table-cell>
          <table:table-cell table:style-name="ce58" table:formula="of:=IF([.$N149]&gt;[Datos.$C$4]*12+[Datos.$C$5];&quot;&quot;;[Datos.$C$9]-[.F149])" office:value-type="float" office:value="1.48558603688669">
            <text:p>1.49</text:p>
          </table:table-cell>
          <table:table-cell table:style-name="ce58" table:formula="of:=IF([.$N149]&gt;[Datos.$C$4]*12+[Datos.$C$5];&quot;&quot;;[.D148]*[Datos.$C$14])" office:value-type="float" office:value="6.97332218470378">
            <text:p>6.97</text:p>
          </table:table-cell>
          <table:table-cell table:style-name="ce58" table:number-columns-repeated="2"/>
          <table:table-cell table:style-name="ce65"/>
          <table:table-cell table:style-name="ce58" table:formula="of:=IF([.$N149]&gt;[Datos.$C$4]*12+[Datos.$C$5];&quot;&quot;;[.J148]-[.K149])" office:value-type="float" office:value="880.59557486919">
            <text:p>880.60</text:p>
          </table:table-cell>
          <table:table-cell table:style-name="ce58" table:formula="of:=IF([.$N149]&gt;[Datos.$C$4]*12+[Datos.$C$5];&quot;&quot;;[Datos.$C$11]-[.L149])" office:value-type="float" office:value="1.42553974576338">
            <text:p>1.43</text:p>
          </table:table-cell>
          <table:table-cell table:style-name="ce73" table:formula="of:=IF([.$N149]&gt;[Datos.$C$4]*12+[Datos.$C$5];&quot;&quot;;[.J148]*[Datos.$C$15])" office:value-type="float" office:value="7.35017595512461">
            <text:p>7.35</text:p>
          </table:table-cell>
          <table:table-cell table:formula="of:=IF([.$N149]=[Datos.$C$4]*12+[Datos.$C$5];HYPERLINK(&quot;http://interes.ax5.org/&quot;);&quot;&quot;)">
            <text:p/>
          </table:table-cell>
          <table:table-cell table:style-name="ce65" table:formula="of:=[.N148]+1" office:value-type="float" office:value="142">
            <text:p>1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0]&gt;[Datos.$C$4]*12+[Datos.$C$5];&quot;&quot;;[.D149]-[.E150])" office:value-type="float" office:value="871.509003318436">
            <text:p>871.51</text:p>
          </table:table-cell>
          <table:table-cell table:style-name="ce58" table:formula="of:=IF([.$N150]&gt;[Datos.$C$4]*12+[Datos.$C$5];&quot;&quot;;[Datos.$C$9]-[.F150])" office:value-type="float" office:value="1.49743230856404">
            <text:p>1.50</text:p>
          </table:table-cell>
          <table:table-cell table:style-name="ce58" table:formula="of:=IF([.$N150]&gt;[Datos.$C$4]*12+[Datos.$C$5];&quot;&quot;;[.D149]*[Datos.$C$14])" office:value-type="float" office:value="6.96147591302643">
            <text:p>6.96</text:p>
          </table:table-cell>
          <table:table-cell table:style-name="ce58" table:number-columns-repeated="2"/>
          <table:table-cell table:style-name="ce65"/>
          <table:table-cell table:style-name="ce58" table:formula="of:=IF([.$N150]&gt;[Datos.$C$4]*12+[Datos.$C$5];&quot;&quot;;[.J149]-[.K150])" office:value-type="float" office:value="879.158155625546">
            <text:p>879.16</text:p>
          </table:table-cell>
          <table:table-cell table:style-name="ce58" table:formula="of:=IF([.$N150]&gt;[Datos.$C$4]*12+[Datos.$C$5];&quot;&quot;;[Datos.$C$11]-[.L150])" office:value-type="float" office:value="1.43741924364474">
            <text:p>1.44</text:p>
          </table:table-cell>
          <table:table-cell table:style-name="ce73" table:formula="of:=IF([.$N150]&gt;[Datos.$C$4]*12+[Datos.$C$5];&quot;&quot;;[.J149]*[Datos.$C$15])" office:value-type="float" office:value="7.33829645724325">
            <text:p>7.34</text:p>
          </table:table-cell>
          <table:table-cell table:formula="of:=IF([.$N150]=[Datos.$C$4]*12+[Datos.$C$5];HYPERLINK(&quot;http://interes.ax5.org/&quot;);&quot;&quot;)">
            <text:p/>
          </table:table-cell>
          <table:table-cell table:style-name="ce65" table:formula="of:=[.N149]+1" office:value-type="float" office:value="143">
            <text:p>14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39]+1" office:value-type="float" office:value="2026">
            <text:p>2026</text:p>
          </table:table-cell>
          <table:table-cell/>
          <table:table-cell table:style-name="ce57" table:formula="of:=IF([.$N151]&gt;[Datos.$C$4]*12+[Datos.$C$5];&quot;&quot;;[.D150]-[.E151])" office:value-type="float" office:value="869.99963027436">
            <text:p>870.00</text:p>
          </table:table-cell>
          <table:table-cell table:style-name="ce57" table:formula="of:=IF([.$N151]&gt;[Datos.$C$4]*12+[Datos.$C$5];&quot;&quot;;[Datos.$C$9]-[.F151])" office:value-type="float" office:value="1.50937304407531">
            <text:p>1.51</text:p>
          </table:table-cell>
          <table:table-cell table:style-name="ce57" table:formula="of:=IF([.$N151]&gt;[Datos.$C$4]*12+[Datos.$C$5];&quot;&quot;;[.D150]*[Datos.$C$14])" office:value-type="float" office:value="6.94953517751516">
            <text:p>6.95</text:p>
          </table:table-cell>
          <table:table-cell table:style-name="ce57" table:number-columns-repeated="2"/>
          <table:table-cell table:style-name="ce64"/>
          <table:table-cell table:style-name="ce57" table:formula="of:=IF([.$N151]&gt;[Datos.$C$4]*12+[Datos.$C$5];&quot;&quot;;[.J150]-[.K151])" office:value-type="float" office:value="877.708757888204">
            <text:p>877.71</text:p>
          </table:table-cell>
          <table:table-cell table:style-name="ce57" table:formula="of:=IF([.$N151]&gt;[Datos.$C$4]*12+[Datos.$C$5];&quot;&quot;;[Datos.$C$11]-[.L151])" office:value-type="float" office:value="1.44939773734178">
            <text:p>1.45</text:p>
          </table:table-cell>
          <table:table-cell table:style-name="ce74" table:formula="of:=IF([.$N151]&gt;[Datos.$C$4]*12+[Datos.$C$5];&quot;&quot;;[.J150]*[Datos.$C$15])" office:value-type="float" office:value="7.32631796354621">
            <text:p>7.33</text:p>
          </table:table-cell>
          <table:table-cell table:formula="of:=IF([.$N151]=[Datos.$C$4]*12+[Datos.$C$5];HYPERLINK(&quot;http://interes.ax5.org/&quot;);&quot;&quot;)">
            <text:p/>
          </table:table-cell>
          <table:table-cell table:style-name="ce64" table:formula="of:=[.N150]+1" office:value-type="float" office:value="144">
            <text:p>1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2]&gt;[Datos.$C$4]*12+[Datos.$C$5];&quot;&quot;;[.D151]-[.E152])" office:value-type="float" office:value="868.478221277672">
            <text:p>868.48</text:p>
          </table:table-cell>
          <table:table-cell table:style-name="ce58" table:formula="of:=IF([.$N152]&gt;[Datos.$C$4]*12+[Datos.$C$5];&quot;&quot;;[Datos.$C$9]-[.F152])" office:value-type="float" office:value="1.52140899668837">
            <text:p>1.52</text:p>
          </table:table-cell>
          <table:table-cell table:style-name="ce58" table:formula="of:=IF([.$N152]&gt;[Datos.$C$4]*12+[Datos.$C$5];&quot;&quot;;[.D151]*[Datos.$C$14])" office:value-type="float" office:value="6.9374992249021">
            <text:p>6.94</text:p>
          </table:table-cell>
          <table:table-cell table:style-name="ce58" table:number-columns-repeated="2"/>
          <table:table-cell table:style-name="ce65"/>
          <table:table-cell table:style-name="ce58" table:formula="of:=IF([.$N152]&gt;[Datos.$C$4]*12+[Datos.$C$5];&quot;&quot;;[.J151]-[.K152])" office:value-type="float" office:value="876.247281836384">
            <text:p>876.25</text:p>
          </table:table-cell>
          <table:table-cell table:style-name="ce58" table:formula="of:=IF([.$N152]&gt;[Datos.$C$4]*12+[Datos.$C$5];&quot;&quot;;[Datos.$C$11]-[.L152])" office:value-type="float" office:value="1.46147605181962">
            <text:p>1.46</text:p>
          </table:table-cell>
          <table:table-cell table:style-name="ce73" table:formula="of:=IF([.$N152]&gt;[Datos.$C$4]*12+[Datos.$C$5];&quot;&quot;;[.J151]*[Datos.$C$15])" office:value-type="float" office:value="7.31423964906836">
            <text:p>7.31</text:p>
          </table:table-cell>
          <table:table-cell table:formula="of:=IF([.$N152]=[Datos.$C$4]*12+[Datos.$C$5];HYPERLINK(&quot;http://interes.ax5.org/&quot;);&quot;&quot;)">
            <text:p/>
          </table:table-cell>
          <table:table-cell table:style-name="ce65" table:formula="of:=[.N151]+1" office:value-type="float" office:value="145">
            <text:p>1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3]&gt;[Datos.$C$4]*12+[Datos.$C$5];&quot;&quot;;[.D152]-[.E153])" office:value-type="float" office:value="866.944680351994">
            <text:p>866.94</text:p>
          </table:table-cell>
          <table:table-cell table:style-name="ce58" table:formula="of:=IF([.$N153]&gt;[Datos.$C$4]*12+[Datos.$C$5];&quot;&quot;;[Datos.$C$9]-[.F153])" office:value-type="float" office:value="1.53354092567776">
            <text:p>1.53</text:p>
          </table:table-cell>
          <table:table-cell table:style-name="ce58" table:formula="of:=IF([.$N153]&gt;[Datos.$C$4]*12+[Datos.$C$5];&quot;&quot;;[.D152]*[Datos.$C$14])" office:value-type="float" office:value="6.92536729591271">
            <text:p>6.93</text:p>
          </table:table-cell>
          <table:table-cell table:style-name="ce58" table:number-columns-repeated="2"/>
          <table:table-cell table:style-name="ce65"/>
          <table:table-cell table:style-name="ce58" table:formula="of:=IF([.$N153]&gt;[Datos.$C$4]*12+[Datos.$C$5];&quot;&quot;;[.J152]-[.K153])" office:value-type="float" office:value="874.773626817466">
            <text:p>874.77</text:p>
          </table:table-cell>
          <table:table-cell table:style-name="ce58" table:formula="of:=IF([.$N153]&gt;[Datos.$C$4]*12+[Datos.$C$5];&quot;&quot;;[Datos.$C$11]-[.L153])" office:value-type="float" office:value="1.47365501891812">
            <text:p>1.47</text:p>
          </table:table-cell>
          <table:table-cell table:style-name="ce73" table:formula="of:=IF([.$N153]&gt;[Datos.$C$4]*12+[Datos.$C$5];&quot;&quot;;[.J152]*[Datos.$C$15])" office:value-type="float" office:value="7.30206068196987">
            <text:p>7.30</text:p>
          </table:table-cell>
          <table:table-cell table:formula="of:=IF([.$N153]=[Datos.$C$4]*12+[Datos.$C$5];HYPERLINK(&quot;http://interes.ax5.org/&quot;);&quot;&quot;)">
            <text:p/>
          </table:table-cell>
          <table:table-cell table:style-name="ce65" table:formula="of:=[.N152]+1" office:value-type="float" office:value="146">
            <text:p>1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4]&gt;[Datos.$C$4]*12+[Datos.$C$5];&quot;&quot;;[.D153]-[.E154])" office:value-type="float" office:value="865.398910755621">
            <text:p>865.40</text:p>
          </table:table-cell>
          <table:table-cell table:style-name="ce58" table:formula="of:=IF([.$N154]&gt;[Datos.$C$4]*12+[Datos.$C$5];&quot;&quot;;[Datos.$C$9]-[.F154])" office:value-type="float" office:value="1.54576959637258">
            <text:p>1.55</text:p>
          </table:table-cell>
          <table:table-cell table:style-name="ce58" table:formula="of:=IF([.$N154]&gt;[Datos.$C$4]*12+[Datos.$C$5];&quot;&quot;;[.D153]*[Datos.$C$14])" office:value-type="float" office:value="6.91313862521789">
            <text:p>6.91</text:p>
          </table:table-cell>
          <table:table-cell table:style-name="ce58" table:number-columns-repeated="2"/>
          <table:table-cell table:style-name="ce65"/>
          <table:table-cell table:style-name="ce58" table:formula="of:=IF([.$N154]&gt;[Datos.$C$4]*12+[Datos.$C$5];&quot;&quot;;[.J153]-[.K154])" office:value-type="float" office:value="873.287691340057">
            <text:p>873.29</text:p>
          </table:table-cell>
          <table:table-cell table:style-name="ce58" table:formula="of:=IF([.$N154]&gt;[Datos.$C$4]*12+[Datos.$C$5];&quot;&quot;;[Datos.$C$11]-[.L154])" office:value-type="float" office:value="1.4859354774091">
            <text:p>1.49</text:p>
          </table:table-cell>
          <table:table-cell table:style-name="ce73" table:formula="of:=IF([.$N154]&gt;[Datos.$C$4]*12+[Datos.$C$5];&quot;&quot;;[.J153]*[Datos.$C$15])" office:value-type="float" office:value="7.28978022347888">
            <text:p>7.29</text:p>
          </table:table-cell>
          <table:table-cell table:formula="of:=IF([.$N154]=[Datos.$C$4]*12+[Datos.$C$5];HYPERLINK(&quot;http://interes.ax5.org/&quot;);&quot;&quot;)">
            <text:p/>
          </table:table-cell>
          <table:table-cell table:style-name="ce65" table:formula="of:=[.N153]+1" office:value-type="float" office:value="147">
            <text:p>1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5]&gt;[Datos.$C$4]*12+[Datos.$C$5];&quot;&quot;;[.D154]-[.E155])" office:value-type="float" office:value="863.840814975417">
            <text:p>863.84</text:p>
          </table:table-cell>
          <table:table-cell table:style-name="ce58" table:formula="of:=IF([.$N155]&gt;[Datos.$C$4]*12+[Datos.$C$5];&quot;&quot;;[Datos.$C$9]-[.F155])" office:value-type="float" office:value="1.55809578020479">
            <text:p>1.56</text:p>
          </table:table-cell>
          <table:table-cell table:style-name="ce58" table:formula="of:=IF([.$N155]&gt;[Datos.$C$4]*12+[Datos.$C$5];&quot;&quot;;[.D154]*[Datos.$C$14])" office:value-type="float" office:value="6.90081244138568">
            <text:p>6.90</text:p>
          </table:table-cell>
          <table:table-cell table:style-name="ce58" table:number-columns-repeated="2"/>
          <table:table-cell table:style-name="ce65"/>
          <table:table-cell table:style-name="ce58" table:formula="of:=IF([.$N155]&gt;[Datos.$C$4]*12+[Datos.$C$5];&quot;&quot;;[.J154]-[.K155])" office:value-type="float" office:value="871.789373067003">
            <text:p>871.79</text:p>
          </table:table-cell>
          <table:table-cell table:style-name="ce58" table:formula="of:=IF([.$N155]&gt;[Datos.$C$4]*12+[Datos.$C$5];&quot;&quot;;[Datos.$C$11]-[.L155])" office:value-type="float" office:value="1.49831827305418">
            <text:p>1.50</text:p>
          </table:table-cell>
          <table:table-cell table:style-name="ce73" table:formula="of:=IF([.$N155]&gt;[Datos.$C$4]*12+[Datos.$C$5];&quot;&quot;;[.J154]*[Datos.$C$15])" office:value-type="float" office:value="7.27739742783381">
            <text:p>7.28</text:p>
          </table:table-cell>
          <table:table-cell table:formula="of:=IF([.$N155]=[Datos.$C$4]*12+[Datos.$C$5];HYPERLINK(&quot;http://interes.ax5.org/&quot;);&quot;&quot;)">
            <text:p/>
          </table:table-cell>
          <table:table-cell table:style-name="ce65" table:formula="of:=[.N154]+1" office:value-type="float" office:value="148">
            <text:p>1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6]&gt;[Datos.$C$4]*12+[Datos.$C$5];&quot;&quot;;[.D155]-[.E156])" office:value-type="float" office:value="862.270294720659">
            <text:p>862.27</text:p>
          </table:table-cell>
          <table:table-cell table:style-name="ce58" table:formula="of:=IF([.$N156]&gt;[Datos.$C$4]*12+[Datos.$C$5];&quot;&quot;;[Datos.$C$9]-[.F156])" office:value-type="float" office:value="1.57052025475782">
            <text:p>1.57</text:p>
          </table:table-cell>
          <table:table-cell table:style-name="ce58" table:formula="of:=IF([.$N156]&gt;[Datos.$C$4]*12+[Datos.$C$5];&quot;&quot;;[.D155]*[Datos.$C$14])" office:value-type="float" office:value="6.88838796683265">
            <text:p>6.89</text:p>
          </table:table-cell>
          <table:table-cell table:style-name="ce58" table:number-columns-repeated="2"/>
          <table:table-cell table:style-name="ce65"/>
          <table:table-cell table:style-name="ce58" table:formula="of:=IF([.$N156]&gt;[Datos.$C$4]*12+[Datos.$C$5];&quot;&quot;;[.J155]-[.K156])" office:value-type="float" office:value="870.27856880834">
            <text:p>870.28</text:p>
          </table:table-cell>
          <table:table-cell table:style-name="ce58" table:formula="of:=IF([.$N156]&gt;[Datos.$C$4]*12+[Datos.$C$5];&quot;&quot;;[Datos.$C$11]-[.L156])" office:value-type="float" office:value="1.51080425866297">
            <text:p>1.51</text:p>
          </table:table-cell>
          <table:table-cell table:style-name="ce73" table:formula="of:=IF([.$N156]&gt;[Datos.$C$4]*12+[Datos.$C$5];&quot;&quot;;[.J155]*[Datos.$C$15])" office:value-type="float" office:value="7.26491144222502">
            <text:p>7.26</text:p>
          </table:table-cell>
          <table:table-cell table:formula="of:=IF([.$N156]=[Datos.$C$4]*12+[Datos.$C$5];HYPERLINK(&quot;http://interes.ax5.org/&quot;);&quot;&quot;)">
            <text:p/>
          </table:table-cell>
          <table:table-cell table:style-name="ce65" table:formula="of:=[.N155]+1" office:value-type="float" office:value="149">
            <text:p>1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7]&gt;[Datos.$C$4]*12+[Datos.$C$5];&quot;&quot;;[.D156]-[.E157])" office:value-type="float" office:value="860.687250916843">
            <text:p>860.69</text:p>
          </table:table-cell>
          <table:table-cell table:style-name="ce58" table:formula="of:=IF([.$N157]&gt;[Datos.$C$4]*12+[Datos.$C$5];&quot;&quot;;[Datos.$C$9]-[.F157])" office:value-type="float" office:value="1.5830438038157">
            <text:p>1.58</text:p>
          </table:table-cell>
          <table:table-cell table:style-name="ce58" table:formula="of:=IF([.$N157]&gt;[Datos.$C$4]*12+[Datos.$C$5];&quot;&quot;;[.D156]*[Datos.$C$14])" office:value-type="float" office:value="6.87586441777477">
            <text:p>6.88</text:p>
          </table:table-cell>
          <table:table-cell table:style-name="ce58" table:number-columns-repeated="2"/>
          <table:table-cell table:style-name="ce65"/>
          <table:table-cell table:style-name="ce58" table:formula="of:=IF([.$N157]&gt;[Datos.$C$4]*12+[Datos.$C$5];&quot;&quot;;[.J156]-[.K157])" office:value-type="float" office:value="868.755174514188">
            <text:p>868.76</text:p>
          </table:table-cell>
          <table:table-cell table:style-name="ce58" table:formula="of:=IF([.$N157]&gt;[Datos.$C$4]*12+[Datos.$C$5];&quot;&quot;;[Datos.$C$11]-[.L157])" office:value-type="float" office:value="1.52339429415182">
            <text:p>1.52</text:p>
          </table:table-cell>
          <table:table-cell table:style-name="ce73" table:formula="of:=IF([.$N157]&gt;[Datos.$C$4]*12+[Datos.$C$5];&quot;&quot;;[.J156]*[Datos.$C$15])" office:value-type="float" office:value="7.25232140673616">
            <text:p>7.25</text:p>
          </table:table-cell>
          <table:table-cell table:formula="of:=IF([.$N157]=[Datos.$C$4]*12+[Datos.$C$5];HYPERLINK(&quot;http://interes.ax5.org/&quot;);&quot;&quot;)">
            <text:p/>
          </table:table-cell>
          <table:table-cell table:style-name="ce65" table:formula="of:=[.N156]+1" office:value-type="float" office:value="150">
            <text:p>1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8]&gt;[Datos.$C$4]*12+[Datos.$C$5];&quot;&quot;;[.D157]-[.E158])" office:value-type="float" office:value="859.091583699431">
            <text:p>859.09</text:p>
          </table:table-cell>
          <table:table-cell table:style-name="ce58" table:formula="of:=IF([.$N158]&gt;[Datos.$C$4]*12+[Datos.$C$5];&quot;&quot;;[Datos.$C$9]-[.F158])" office:value-type="float" office:value="1.59566721741243">
            <text:p>1.60</text:p>
          </table:table-cell>
          <table:table-cell table:style-name="ce58" table:formula="of:=IF([.$N158]&gt;[Datos.$C$4]*12+[Datos.$C$5];&quot;&quot;;[.D157]*[Datos.$C$14])" office:value-type="float" office:value="6.86324100417804">
            <text:p>6.86</text:p>
          </table:table-cell>
          <table:table-cell table:style-name="ce58" table:number-columns-repeated="2"/>
          <table:table-cell table:style-name="ce65"/>
          <table:table-cell table:style-name="ce58" table:formula="of:=IF([.$N158]&gt;[Datos.$C$4]*12+[Datos.$C$5];&quot;&quot;;[.J157]-[.K158])" office:value-type="float" office:value="867.219085267585">
            <text:p>867.22</text:p>
          </table:table-cell>
          <table:table-cell table:style-name="ce58" table:formula="of:=IF([.$N158]&gt;[Datos.$C$4]*12+[Datos.$C$5];&quot;&quot;;[Datos.$C$11]-[.L158])" office:value-type="float" office:value="1.53608924660309">
            <text:p>1.54</text:p>
          </table:table-cell>
          <table:table-cell table:style-name="ce73" table:formula="of:=IF([.$N158]&gt;[Datos.$C$4]*12+[Datos.$C$5];&quot;&quot;;[.J157]*[Datos.$C$15])" office:value-type="float" office:value="7.2396264542849">
            <text:p>7.24</text:p>
          </table:table-cell>
          <table:table-cell table:formula="of:=IF([.$N158]=[Datos.$C$4]*12+[Datos.$C$5];HYPERLINK(&quot;http://interes.ax5.org/&quot;);&quot;&quot;)">
            <text:p/>
          </table:table-cell>
          <table:table-cell table:style-name="ce65" table:formula="of:=[.N157]+1" office:value-type="float" office:value="151">
            <text:p>1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9]&gt;[Datos.$C$4]*12+[Datos.$C$5];&quot;&quot;;[.D158]-[.E159])" office:value-type="float" office:value="857.483192407549">
            <text:p>857.48</text:p>
          </table:table-cell>
          <table:table-cell table:style-name="ce58" table:formula="of:=IF([.$N159]&gt;[Datos.$C$4]*12+[Datos.$C$5];&quot;&quot;;[Datos.$C$9]-[.F159])" office:value-type="float" office:value="1.60839129188188">
            <text:p>1.61</text:p>
          </table:table-cell>
          <table:table-cell table:style-name="ce58" table:formula="of:=IF([.$N159]&gt;[Datos.$C$4]*12+[Datos.$C$5];&quot;&quot;;[.D158]*[Datos.$C$14])" office:value-type="float" office:value="6.85051692970859">
            <text:p>6.85</text:p>
          </table:table-cell>
          <table:table-cell table:style-name="ce58" table:number-columns-repeated="2"/>
          <table:table-cell table:style-name="ce65"/>
          <table:table-cell table:style-name="ce58" table:formula="of:=IF([.$N159]&gt;[Datos.$C$4]*12+[Datos.$C$5];&quot;&quot;;[.J158]-[.K159])" office:value-type="float" office:value="865.67019527726">
            <text:p>865.67</text:p>
          </table:table-cell>
          <table:table-cell table:style-name="ce58" table:formula="of:=IF([.$N159]&gt;[Datos.$C$4]*12+[Datos.$C$5];&quot;&quot;;[Datos.$C$11]-[.L159])" office:value-type="float" office:value="1.54888999032478">
            <text:p>1.55</text:p>
          </table:table-cell>
          <table:table-cell table:style-name="ce73" table:formula="of:=IF([.$N159]&gt;[Datos.$C$4]*12+[Datos.$C$5];&quot;&quot;;[.J158]*[Datos.$C$15])" office:value-type="float" office:value="7.22682571056321">
            <text:p>7.23</text:p>
          </table:table-cell>
          <table:table-cell table:formula="of:=IF([.$N159]=[Datos.$C$4]*12+[Datos.$C$5];HYPERLINK(&quot;http://interes.ax5.org/&quot;);&quot;&quot;)">
            <text:p/>
          </table:table-cell>
          <table:table-cell table:style-name="ce65" table:formula="of:=[.N158]+1" office:value-type="float" office:value="152">
            <text:p>1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0]&gt;[Datos.$C$4]*12+[Datos.$C$5];&quot;&quot;;[.D159]-[.E160])" office:value-type="float" office:value="855.861975577641">
            <text:p>855.86</text:p>
          </table:table-cell>
          <table:table-cell table:style-name="ce58" table:formula="of:=IF([.$N160]&gt;[Datos.$C$4]*12+[Datos.$C$5];&quot;&quot;;[Datos.$C$9]-[.F160])" office:value-type="float" office:value="1.62121682990797">
            <text:p>1.62</text:p>
          </table:table-cell>
          <table:table-cell table:style-name="ce58" table:formula="of:=IF([.$N160]&gt;[Datos.$C$4]*12+[Datos.$C$5];&quot;&quot;;[.D159]*[Datos.$C$14])" office:value-type="float" office:value="6.8376913916825">
            <text:p>6.84</text:p>
          </table:table-cell>
          <table:table-cell table:style-name="ce58" table:number-columns-repeated="2"/>
          <table:table-cell table:style-name="ce65"/>
          <table:table-cell table:style-name="ce58" table:formula="of:=IF([.$N160]&gt;[Datos.$C$4]*12+[Datos.$C$5];&quot;&quot;;[.J159]-[.K160])" office:value-type="float" office:value="864.108397870349">
            <text:p>864.11</text:p>
          </table:table-cell>
          <table:table-cell table:style-name="ce58" table:formula="of:=IF([.$N160]&gt;[Datos.$C$4]*12+[Datos.$C$5];&quot;&quot;;[Datos.$C$11]-[.L160])" office:value-type="float" office:value="1.56179740691082">
            <text:p>1.56</text:p>
          </table:table-cell>
          <table:table-cell table:style-name="ce73" table:formula="of:=IF([.$N160]&gt;[Datos.$C$4]*12+[Datos.$C$5];&quot;&quot;;[.J159]*[Datos.$C$15])" office:value-type="float" office:value="7.21391829397717">
            <text:p>7.21</text:p>
          </table:table-cell>
          <table:table-cell table:formula="of:=IF([.$N160]=[Datos.$C$4]*12+[Datos.$C$5];HYPERLINK(&quot;http://interes.ax5.org/&quot;);&quot;&quot;)">
            <text:p/>
          </table:table-cell>
          <table:table-cell table:style-name="ce65" table:formula="of:=[.N159]+1" office:value-type="float" office:value="153">
            <text:p>1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1]&gt;[Datos.$C$4]*12+[Datos.$C$5];&quot;&quot;;[.D160]-[.E161])" office:value-type="float" office:value="854.227830937065">
            <text:p>854.23</text:p>
          </table:table-cell>
          <table:table-cell table:style-name="ce58" table:formula="of:=IF([.$N161]&gt;[Datos.$C$4]*12+[Datos.$C$5];&quot;&quot;;[Datos.$C$9]-[.F161])" office:value-type="float" office:value="1.63414464057536">
            <text:p>1.63</text:p>
          </table:table-cell>
          <table:table-cell table:style-name="ce58" table:formula="of:=IF([.$N161]&gt;[Datos.$C$4]*12+[Datos.$C$5];&quot;&quot;;[.D160]*[Datos.$C$14])" office:value-type="float" office:value="6.82476358101511">
            <text:p>6.82</text:p>
          </table:table-cell>
          <table:table-cell table:style-name="ce58" table:number-columns-repeated="2"/>
          <table:table-cell table:style-name="ce65"/>
          <table:table-cell table:style-name="ce58" table:formula="of:=IF([.$N161]&gt;[Datos.$C$4]*12+[Datos.$C$5];&quot;&quot;;[.J160]-[.K161])" office:value-type="float" office:value="862.533585485047">
            <text:p>862.53</text:p>
          </table:table-cell>
          <table:table-cell table:style-name="ce58" table:formula="of:=IF([.$N161]&gt;[Datos.$C$4]*12+[Datos.$C$5];&quot;&quot;;[Datos.$C$11]-[.L161])" office:value-type="float" office:value="1.57481238530174">
            <text:p>1.57</text:p>
          </table:table-cell>
          <table:table-cell table:style-name="ce73" table:formula="of:=IF([.$N161]&gt;[Datos.$C$4]*12+[Datos.$C$5];&quot;&quot;;[.J160]*[Datos.$C$15])" office:value-type="float" office:value="7.20090331558624">
            <text:p>7.20</text:p>
          </table:table-cell>
          <table:table-cell table:formula="of:=IF([.$N161]=[Datos.$C$4]*12+[Datos.$C$5];HYPERLINK(&quot;http://interes.ax5.org/&quot;);&quot;&quot;)">
            <text:p/>
          </table:table-cell>
          <table:table-cell table:style-name="ce65" table:formula="of:=[.N160]+1" office:value-type="float" office:value="154">
            <text:p>1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2]&gt;[Datos.$C$4]*12+[Datos.$C$5];&quot;&quot;;[.D161]-[.E162])" office:value-type="float" office:value="852.580655397645">
            <text:p>852.58</text:p>
          </table:table-cell>
          <table:table-cell table:style-name="ce58" table:formula="of:=IF([.$N162]&gt;[Datos.$C$4]*12+[Datos.$C$5];&quot;&quot;;[Datos.$C$9]-[.F162])" office:value-type="float" office:value="1.64717553942045">
            <text:p>1.65</text:p>
          </table:table-cell>
          <table:table-cell table:style-name="ce58" table:formula="of:=IF([.$N162]&gt;[Datos.$C$4]*12+[Datos.$C$5];&quot;&quot;;[.D161]*[Datos.$C$14])" office:value-type="float" office:value="6.81173268217002">
            <text:p>6.81</text:p>
          </table:table-cell>
          <table:table-cell table:style-name="ce58" table:number-columns-repeated="2"/>
          <table:table-cell table:style-name="ce65"/>
          <table:table-cell table:style-name="ce58" table:formula="of:=IF([.$N162]&gt;[Datos.$C$4]*12+[Datos.$C$5];&quot;&quot;;[.J161]-[.K162])" office:value-type="float" office:value="860.945649663202">
            <text:p>860.95</text:p>
          </table:table-cell>
          <table:table-cell table:style-name="ce58" table:formula="of:=IF([.$N162]&gt;[Datos.$C$4]*12+[Datos.$C$5];&quot;&quot;;[Datos.$C$11]-[.L162])" office:value-type="float" office:value="1.58793582184593">
            <text:p>1.59</text:p>
          </table:table-cell>
          <table:table-cell table:style-name="ce73" table:formula="of:=IF([.$N162]&gt;[Datos.$C$4]*12+[Datos.$C$5];&quot;&quot;;[.J161]*[Datos.$C$15])" office:value-type="float" office:value="7.18777987904206">
            <text:p>7.19</text:p>
          </table:table-cell>
          <table:table-cell table:formula="of:=IF([.$N162]=[Datos.$C$4]*12+[Datos.$C$5];HYPERLINK(&quot;http://interes.ax5.org/&quot;);&quot;&quot;)">
            <text:p/>
          </table:table-cell>
          <table:table-cell table:style-name="ce65" table:formula="of:=[.N161]+1" office:value-type="float" office:value="155">
            <text:p>15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51]+1" office:value-type="float" office:value="2027">
            <text:p>2027</text:p>
          </table:table-cell>
          <table:table-cell/>
          <table:table-cell table:style-name="ce57" table:formula="of:=IF([.$N163]&gt;[Datos.$C$4]*12+[Datos.$C$5];&quot;&quot;;[.D162]-[.E163])" office:value-type="float" office:value="850.920345049162">
            <text:p>850.92</text:p>
          </table:table-cell>
          <table:table-cell table:style-name="ce57" table:formula="of:=IF([.$N163]&gt;[Datos.$C$4]*12+[Datos.$C$5];&quot;&quot;;[Datos.$C$9]-[.F163])" office:value-type="float" office:value="1.66031034848284">
            <text:p>1.66</text:p>
          </table:table-cell>
          <table:table-cell table:style-name="ce57" table:formula="of:=IF([.$N163]&gt;[Datos.$C$4]*12+[Datos.$C$5];&quot;&quot;;[.D162]*[Datos.$C$14])" office:value-type="float" office:value="6.79859787310763">
            <text:p>6.80</text:p>
          </table:table-cell>
          <table:table-cell table:style-name="ce57" table:number-columns-repeated="2"/>
          <table:table-cell table:style-name="ce64"/>
          <table:table-cell table:style-name="ce57" table:formula="of:=IF([.$N163]&gt;[Datos.$C$4]*12+[Datos.$C$5];&quot;&quot;;[.J162]-[.K163])" office:value-type="float" office:value="859.34448104284">
            <text:p>859.34</text:p>
          </table:table-cell>
          <table:table-cell table:style-name="ce57" table:formula="of:=IF([.$N163]&gt;[Datos.$C$4]*12+[Datos.$C$5];&quot;&quot;;[Datos.$C$11]-[.L163])" office:value-type="float" office:value="1.60116862036131">
            <text:p>1.60</text:p>
          </table:table-cell>
          <table:table-cell table:style-name="ce74" table:formula="of:=IF([.$N163]&gt;[Datos.$C$4]*12+[Datos.$C$5];&quot;&quot;;[.J162]*[Datos.$C$15])" office:value-type="float" office:value="7.17454708052668">
            <text:p>7.17</text:p>
          </table:table-cell>
          <table:table-cell table:formula="of:=IF([.$N163]=[Datos.$C$4]*12+[Datos.$C$5];HYPERLINK(&quot;http://interes.ax5.org/&quot;);&quot;&quot;)">
            <text:p/>
          </table:table-cell>
          <table:table-cell table:style-name="ce64" table:formula="of:=[.N162]+1" office:value-type="float" office:value="156">
            <text:p>1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4]&gt;[Datos.$C$4]*12+[Datos.$C$5];&quot;&quot;;[.D163]-[.E164])" office:value-type="float" office:value="849.246795152805">
            <text:p>849.25</text:p>
          </table:table-cell>
          <table:table-cell table:style-name="ce58" table:formula="of:=IF([.$N164]&gt;[Datos.$C$4]*12+[Datos.$C$5];&quot;&quot;;[Datos.$C$9]-[.F164])" office:value-type="float" office:value="1.6735498963572">
            <text:p>1.67</text:p>
          </table:table-cell>
          <table:table-cell table:style-name="ce58" table:formula="of:=IF([.$N164]&gt;[Datos.$C$4]*12+[Datos.$C$5];&quot;&quot;;[.D163]*[Datos.$C$14])" office:value-type="float" office:value="6.78535832523326">
            <text:p>6.79</text:p>
          </table:table-cell>
          <table:table-cell table:style-name="ce58" table:number-columns-repeated="2"/>
          <table:table-cell table:style-name="ce65"/>
          <table:table-cell table:style-name="ce58" table:formula="of:=IF([.$N164]&gt;[Datos.$C$4]*12+[Datos.$C$5];&quot;&quot;;[.J163]-[.K164])" office:value-type="float" office:value="857.729969350643">
            <text:p>857.73</text:p>
          </table:table-cell>
          <table:table-cell table:style-name="ce58" table:formula="of:=IF([.$N164]&gt;[Datos.$C$4]*12+[Datos.$C$5];&quot;&quot;;[Datos.$C$11]-[.L164])" office:value-type="float" office:value="1.61451169219765">
            <text:p>1.61</text:p>
          </table:table-cell>
          <table:table-cell table:style-name="ce73" table:formula="of:=IF([.$N164]&gt;[Datos.$C$4]*12+[Datos.$C$5];&quot;&quot;;[.J163]*[Datos.$C$15])" office:value-type="float" office:value="7.16120400869033">
            <text:p>7.16</text:p>
          </table:table-cell>
          <table:table-cell table:formula="of:=IF([.$N164]=[Datos.$C$4]*12+[Datos.$C$5];HYPERLINK(&quot;http://interes.ax5.org/&quot;);&quot;&quot;)">
            <text:p/>
          </table:table-cell>
          <table:table-cell table:style-name="ce65" table:formula="of:=[.N163]+1" office:value-type="float" office:value="157">
            <text:p>1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5]&gt;[Datos.$C$4]*12+[Datos.$C$5];&quot;&quot;;[.D164]-[.E165])" office:value-type="float" office:value="847.559900134559">
            <text:p>847.56</text:p>
          </table:table-cell>
          <table:table-cell table:style-name="ce58" table:formula="of:=IF([.$N165]&gt;[Datos.$C$4]*12+[Datos.$C$5];&quot;&quot;;[Datos.$C$9]-[.F165])" office:value-type="float" office:value="1.68689501824553">
            <text:p>1.69</text:p>
          </table:table-cell>
          <table:table-cell table:style-name="ce58" table:formula="of:=IF([.$N165]&gt;[Datos.$C$4]*12+[Datos.$C$5];&quot;&quot;;[.D164]*[Datos.$C$14])" office:value-type="float" office:value="6.77201320334493">
            <text:p>6.77</text:p>
          </table:table-cell>
          <table:table-cell table:style-name="ce58" table:number-columns-repeated="2"/>
          <table:table-cell table:style-name="ce65"/>
          <table:table-cell table:style-name="ce58" table:formula="of:=IF([.$N165]&gt;[Datos.$C$4]*12+[Datos.$C$5];&quot;&quot;;[.J164]-[.K165])" office:value-type="float" office:value="856.102003394343">
            <text:p>856.10</text:p>
          </table:table-cell>
          <table:table-cell table:style-name="ce58" table:formula="of:=IF([.$N165]&gt;[Datos.$C$4]*12+[Datos.$C$5];&quot;&quot;;[Datos.$C$11]-[.L165])" office:value-type="float" office:value="1.6279659562993">
            <text:p>1.63</text:p>
          </table:table-cell>
          <table:table-cell table:style-name="ce73" table:formula="of:=IF([.$N165]&gt;[Datos.$C$4]*12+[Datos.$C$5];&quot;&quot;;[.J164]*[Datos.$C$15])" office:value-type="float" office:value="7.14774974458869">
            <text:p>7.15</text:p>
          </table:table-cell>
          <table:table-cell table:formula="of:=IF([.$N165]=[Datos.$C$4]*12+[Datos.$C$5];HYPERLINK(&quot;http://interes.ax5.org/&quot;);&quot;&quot;)">
            <text:p/>
          </table:table-cell>
          <table:table-cell table:style-name="ce65" table:formula="of:=[.N164]+1" office:value-type="float" office:value="158">
            <text:p>1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6]&gt;[Datos.$C$4]*12+[Datos.$C$5];&quot;&quot;;[.D165]-[.E166])" office:value-type="float" office:value="845.859553578549">
            <text:p>845.86</text:p>
          </table:table-cell>
          <table:table-cell table:style-name="ce58" table:formula="of:=IF([.$N166]&gt;[Datos.$C$4]*12+[Datos.$C$5];&quot;&quot;;[Datos.$C$9]-[.F166])" office:value-type="float" office:value="1.70034655600984">
            <text:p>1.70</text:p>
          </table:table-cell>
          <table:table-cell table:style-name="ce58" table:formula="of:=IF([.$N166]&gt;[Datos.$C$4]*12+[Datos.$C$5];&quot;&quot;;[.D165]*[Datos.$C$14])" office:value-type="float" office:value="6.75856166558063">
            <text:p>6.76</text:p>
          </table:table-cell>
          <table:table-cell table:style-name="ce58" table:number-columns-repeated="2"/>
          <table:table-cell table:style-name="ce65"/>
          <table:table-cell table:style-name="ce58" table:formula="of:=IF([.$N166]&gt;[Datos.$C$4]*12+[Datos.$C$5];&quot;&quot;;[.J165]-[.K166])" office:value-type="float" office:value="854.460471055075">
            <text:p>854.46</text:p>
          </table:table-cell>
          <table:table-cell table:style-name="ce58" table:formula="of:=IF([.$N166]&gt;[Datos.$C$4]*12+[Datos.$C$5];&quot;&quot;;[Datos.$C$11]-[.L166])" office:value-type="float" office:value="1.64153233926846">
            <text:p>1.64</text:p>
          </table:table-cell>
          <table:table-cell table:style-name="ce73" table:formula="of:=IF([.$N166]&gt;[Datos.$C$4]*12+[Datos.$C$5];&quot;&quot;;[.J165]*[Datos.$C$15])" office:value-type="float" office:value="7.13418336161953">
            <text:p>7.13</text:p>
          </table:table-cell>
          <table:table-cell table:formula="of:=IF([.$N166]=[Datos.$C$4]*12+[Datos.$C$5];HYPERLINK(&quot;http://interes.ax5.org/&quot;);&quot;&quot;)">
            <text:p/>
          </table:table-cell>
          <table:table-cell table:style-name="ce65" table:formula="of:=[.N165]+1" office:value-type="float" office:value="159">
            <text:p>1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7]&gt;[Datos.$C$4]*12+[Datos.$C$5];&quot;&quot;;[.D166]-[.E167])" office:value-type="float" office:value="844.145648220324">
            <text:p>844.15</text:p>
          </table:table-cell>
          <table:table-cell table:style-name="ce58" table:formula="of:=IF([.$N167]&gt;[Datos.$C$4]*12+[Datos.$C$5];&quot;&quot;;[Datos.$C$9]-[.F167])" office:value-type="float" office:value="1.71390535822527">
            <text:p>1.71</text:p>
          </table:table-cell>
          <table:table-cell table:style-name="ce58" table:formula="of:=IF([.$N167]&gt;[Datos.$C$4]*12+[Datos.$C$5];&quot;&quot;;[.D166]*[Datos.$C$14])" office:value-type="float" office:value="6.7450028633652">
            <text:p>6.75</text:p>
          </table:table-cell>
          <table:table-cell table:style-name="ce58" table:number-columns-repeated="2"/>
          <table:table-cell table:style-name="ce65"/>
          <table:table-cell table:style-name="ce58" table:formula="of:=IF([.$N167]&gt;[Datos.$C$4]*12+[Datos.$C$5];&quot;&quot;;[.J166]-[.K167])" office:value-type="float" office:value="852.805259279646">
            <text:p>852.81</text:p>
          </table:table-cell>
          <table:table-cell table:style-name="ce58" table:formula="of:=IF([.$N167]&gt;[Datos.$C$4]*12+[Datos.$C$5];&quot;&quot;;[Datos.$C$11]-[.L167])" office:value-type="float" office:value="1.65521177542903">
            <text:p>1.66</text:p>
          </table:table-cell>
          <table:table-cell table:style-name="ce73" table:formula="of:=IF([.$N167]&gt;[Datos.$C$4]*12+[Datos.$C$5];&quot;&quot;;[.J166]*[Datos.$C$15])" office:value-type="float" office:value="7.12050392545896">
            <text:p>7.12</text:p>
          </table:table-cell>
          <table:table-cell table:formula="of:=IF([.$N167]=[Datos.$C$4]*12+[Datos.$C$5];HYPERLINK(&quot;http://interes.ax5.org/&quot;);&quot;&quot;)">
            <text:p/>
          </table:table-cell>
          <table:table-cell table:style-name="ce65" table:formula="of:=[.N166]+1" office:value-type="float" office:value="160">
            <text:p>1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8]&gt;[Datos.$C$4]*12+[Datos.$C$5];&quot;&quot;;[.D167]-[.E168])" office:value-type="float" office:value="842.41807594009">
            <text:p>842.42</text:p>
          </table:table-cell>
          <table:table-cell table:style-name="ce58" table:formula="of:=IF([.$N168]&gt;[Datos.$C$4]*12+[Datos.$C$5];&quot;&quot;;[Datos.$C$9]-[.F168])" office:value-type="float" office:value="1.72757228023361">
            <text:p>1.73</text:p>
          </table:table-cell>
          <table:table-cell table:style-name="ce58" table:formula="of:=IF([.$N168]&gt;[Datos.$C$4]*12+[Datos.$C$5];&quot;&quot;;[.D167]*[Datos.$C$14])" office:value-type="float" office:value="6.73133594135686">
            <text:p>6.73</text:p>
          </table:table-cell>
          <table:table-cell table:style-name="ce58" table:number-columns-repeated="2"/>
          <table:table-cell table:style-name="ce65"/>
          <table:table-cell table:style-name="ce58" table:formula="of:=IF([.$N168]&gt;[Datos.$C$4]*12+[Datos.$C$5];&quot;&quot;;[.J167]-[.K168])" office:value-type="float" office:value="851.136254072755">
            <text:p>851.14</text:p>
          </table:table-cell>
          <table:table-cell table:style-name="ce58" table:formula="of:=IF([.$N168]&gt;[Datos.$C$4]*12+[Datos.$C$5];&quot;&quot;;[Datos.$C$11]-[.L168])" office:value-type="float" office:value="1.66900520689094">
            <text:p>1.67</text:p>
          </table:table-cell>
          <table:table-cell table:style-name="ce73" table:formula="of:=IF([.$N168]&gt;[Datos.$C$4]*12+[Datos.$C$5];&quot;&quot;;[.J167]*[Datos.$C$15])" office:value-type="float" office:value="7.10671049399705">
            <text:p>7.11</text:p>
          </table:table-cell>
          <table:table-cell table:formula="of:=IF([.$N168]=[Datos.$C$4]*12+[Datos.$C$5];HYPERLINK(&quot;http://interes.ax5.org/&quot;);&quot;&quot;)">
            <text:p/>
          </table:table-cell>
          <table:table-cell table:style-name="ce65" table:formula="of:=[.N167]+1" office:value-type="float" office:value="161">
            <text:p>1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9]&gt;[Datos.$C$4]*12+[Datos.$C$5];&quot;&quot;;[.D168]-[.E169])" office:value-type="float" office:value="840.676727755893">
            <text:p>840.68</text:p>
          </table:table-cell>
          <table:table-cell table:style-name="ce58" table:formula="of:=IF([.$N169]&gt;[Datos.$C$4]*12+[Datos.$C$5];&quot;&quot;;[Datos.$C$9]-[.F169])" office:value-type="float" office:value="1.74134818419727">
            <text:p>1.74</text:p>
          </table:table-cell>
          <table:table-cell table:style-name="ce58" table:formula="of:=IF([.$N169]&gt;[Datos.$C$4]*12+[Datos.$C$5];&quot;&quot;;[.D168]*[Datos.$C$14])" office:value-type="float" office:value="6.7175600373932">
            <text:p>6.72</text:p>
          </table:table-cell>
          <table:table-cell table:style-name="ce58" table:number-columns-repeated="2"/>
          <table:table-cell table:style-name="ce65"/>
          <table:table-cell table:style-name="ce58" table:formula="of:=IF([.$N169]&gt;[Datos.$C$4]*12+[Datos.$C$5];&quot;&quot;;[.J168]-[.K169])" office:value-type="float" office:value="849.45334048914">
            <text:p>849.45</text:p>
          </table:table-cell>
          <table:table-cell table:style-name="ce58" table:formula="of:=IF([.$N169]&gt;[Datos.$C$4]*12+[Datos.$C$5];&quot;&quot;;[Datos.$C$11]-[.L169])" office:value-type="float" office:value="1.68291358361503">
            <text:p>1.68</text:p>
          </table:table-cell>
          <table:table-cell table:style-name="ce73" table:formula="of:=IF([.$N169]&gt;[Datos.$C$4]*12+[Datos.$C$5];&quot;&quot;;[.J168]*[Datos.$C$15])" office:value-type="float" office:value="7.09280211727296">
            <text:p>7.09</text:p>
          </table:table-cell>
          <table:table-cell table:formula="of:=IF([.$N169]=[Datos.$C$4]*12+[Datos.$C$5];HYPERLINK(&quot;http://interes.ax5.org/&quot;);&quot;&quot;)">
            <text:p/>
          </table:table-cell>
          <table:table-cell table:style-name="ce65" table:formula="of:=[.N168]+1" office:value-type="float" office:value="162">
            <text:p>1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0]&gt;[Datos.$C$4]*12+[Datos.$C$5];&quot;&quot;;[.D169]-[.E170])" office:value-type="float" office:value="838.92149381674">
            <text:p>838.92</text:p>
          </table:table-cell>
          <table:table-cell table:style-name="ce58" table:formula="of:=IF([.$N170]&gt;[Datos.$C$4]*12+[Datos.$C$5];&quot;&quot;;[Datos.$C$9]-[.F170])" office:value-type="float" office:value="1.75523393915368">
            <text:p>1.76</text:p>
          </table:table-cell>
          <table:table-cell table:style-name="ce58" table:formula="of:=IF([.$N170]&gt;[Datos.$C$4]*12+[Datos.$C$5];&quot;&quot;;[.D169]*[Datos.$C$14])" office:value-type="float" office:value="6.70367428243679">
            <text:p>6.70</text:p>
          </table:table-cell>
          <table:table-cell table:style-name="ce58" table:number-columns-repeated="2"/>
          <table:table-cell table:style-name="ce65"/>
          <table:table-cell table:style-name="ce58" table:formula="of:=IF([.$N170]&gt;[Datos.$C$4]*12+[Datos.$C$5];&quot;&quot;;[.J169]-[.K170])" office:value-type="float" office:value="847.756402625661">
            <text:p>847.76</text:p>
          </table:table-cell>
          <table:table-cell table:style-name="ce58" table:formula="of:=IF([.$N170]&gt;[Datos.$C$4]*12+[Datos.$C$5];&quot;&quot;;[Datos.$C$11]-[.L170])" office:value-type="float" office:value="1.69693786347849">
            <text:p>1.70</text:p>
          </table:table-cell>
          <table:table-cell table:style-name="ce73" table:formula="of:=IF([.$N170]&gt;[Datos.$C$4]*12+[Datos.$C$5];&quot;&quot;;[.J169]*[Datos.$C$15])" office:value-type="float" office:value="7.0787778374095">
            <text:p>7.08</text:p>
          </table:table-cell>
          <table:table-cell table:formula="of:=IF([.$N170]=[Datos.$C$4]*12+[Datos.$C$5];HYPERLINK(&quot;http://interes.ax5.org/&quot;);&quot;&quot;)">
            <text:p/>
          </table:table-cell>
          <table:table-cell table:style-name="ce65" table:formula="of:=[.N169]+1" office:value-type="float" office:value="163">
            <text:p>1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1]&gt;[Datos.$C$4]*12+[Datos.$C$5];&quot;&quot;;[.D170]-[.E171])" office:value-type="float" office:value="837.152263395669">
            <text:p>837.15</text:p>
          </table:table-cell>
          <table:table-cell table:style-name="ce58" table:formula="of:=IF([.$N171]&gt;[Datos.$C$4]*12+[Datos.$C$5];&quot;&quot;;[Datos.$C$9]-[.F171])" office:value-type="float" office:value="1.76923042107007">
            <text:p>1.77</text:p>
          </table:table-cell>
          <table:table-cell table:style-name="ce58" table:formula="of:=IF([.$N171]&gt;[Datos.$C$4]*12+[Datos.$C$5];&quot;&quot;;[.D170]*[Datos.$C$14])" office:value-type="float" office:value="6.6896778005204">
            <text:p>6.69</text:p>
          </table:table-cell>
          <table:table-cell table:style-name="ce58" table:number-columns-repeated="2"/>
          <table:table-cell table:style-name="ce65"/>
          <table:table-cell table:style-name="ce58" table:formula="of:=IF([.$N171]&gt;[Datos.$C$4]*12+[Datos.$C$5];&quot;&quot;;[.J170]-[.K171])" office:value-type="float" office:value="846.045323613321">
            <text:p>846.05</text:p>
          </table:table-cell>
          <table:table-cell table:style-name="ce58" table:formula="of:=IF([.$N171]&gt;[Datos.$C$4]*12+[Datos.$C$5];&quot;&quot;;[Datos.$C$11]-[.L171])" office:value-type="float" office:value="1.71107901234081">
            <text:p>1.71</text:p>
          </table:table-cell>
          <table:table-cell table:style-name="ce73" table:formula="of:=IF([.$N171]&gt;[Datos.$C$4]*12+[Datos.$C$5];&quot;&quot;;[.J170]*[Datos.$C$15])" office:value-type="float" office:value="7.06463668854718">
            <text:p>7.06</text:p>
          </table:table-cell>
          <table:table-cell table:formula="of:=IF([.$N171]=[Datos.$C$4]*12+[Datos.$C$5];HYPERLINK(&quot;http://interes.ax5.org/&quot;);&quot;&quot;)">
            <text:p/>
          </table:table-cell>
          <table:table-cell table:style-name="ce65" table:formula="of:=[.N170]+1" office:value-type="float" office:value="164">
            <text:p>1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2]&gt;[Datos.$C$4]*12+[Datos.$C$5];&quot;&quot;;[.D171]-[.E172])" office:value-type="float" office:value="835.368924882771">
            <text:p>835.37</text:p>
          </table:table-cell>
          <table:table-cell table:style-name="ce58" table:formula="of:=IF([.$N172]&gt;[Datos.$C$4]*12+[Datos.$C$5];&quot;&quot;;[Datos.$C$9]-[.F172])" office:value-type="float" office:value="1.78333851289877">
            <text:p>1.78</text:p>
          </table:table-cell>
          <table:table-cell table:style-name="ce58" table:formula="of:=IF([.$N172]&gt;[Datos.$C$4]*12+[Datos.$C$5];&quot;&quot;;[.D171]*[Datos.$C$14])" office:value-type="float" office:value="6.6755697086917">
            <text:p>6.68</text:p>
          </table:table-cell>
          <table:table-cell table:style-name="ce58" table:number-columns-repeated="2"/>
          <table:table-cell table:style-name="ce65"/>
          <table:table-cell table:style-name="ce58" table:formula="of:=IF([.$N172]&gt;[Datos.$C$4]*12+[Datos.$C$5];&quot;&quot;;[.J171]-[.K172])" office:value-type="float" office:value="844.31998560921">
            <text:p>844.32</text:p>
          </table:table-cell>
          <table:table-cell table:style-name="ce58" table:formula="of:=IF([.$N172]&gt;[Datos.$C$4]*12+[Datos.$C$5];&quot;&quot;;[Datos.$C$11]-[.L172])" office:value-type="float" office:value="1.72533800411032">
            <text:p>1.73</text:p>
          </table:table-cell>
          <table:table-cell table:style-name="ce73" table:formula="of:=IF([.$N172]&gt;[Datos.$C$4]*12+[Datos.$C$5];&quot;&quot;;[.J171]*[Datos.$C$15])" office:value-type="float" office:value="7.05037769677767">
            <text:p>7.05</text:p>
          </table:table-cell>
          <table:table-cell table:formula="of:=IF([.$N172]=[Datos.$C$4]*12+[Datos.$C$5];HYPERLINK(&quot;http://interes.ax5.org/&quot;);&quot;&quot;)">
            <text:p/>
          </table:table-cell>
          <table:table-cell table:style-name="ce65" table:formula="of:=[.N171]+1" office:value-type="float" office:value="165">
            <text:p>1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3]&gt;[Datos.$C$4]*12+[Datos.$C$5];&quot;&quot;;[.D172]-[.E173])" office:value-type="float" office:value="833.571365778138">
            <text:p>833.57</text:p>
          </table:table-cell>
          <table:table-cell table:style-name="ce58" table:formula="of:=IF([.$N173]&gt;[Datos.$C$4]*12+[Datos.$C$5];&quot;&quot;;[Datos.$C$9]-[.F173])" office:value-type="float" office:value="1.7975591046329">
            <text:p>1.80</text:p>
          </table:table-cell>
          <table:table-cell table:style-name="ce58" table:formula="of:=IF([.$N173]&gt;[Datos.$C$4]*12+[Datos.$C$5];&quot;&quot;;[.D172]*[Datos.$C$14])" office:value-type="float" office:value="6.66134911695757">
            <text:p>6.66</text:p>
          </table:table-cell>
          <table:table-cell table:style-name="ce58" table:number-columns-repeated="2"/>
          <table:table-cell table:style-name="ce65"/>
          <table:table-cell table:style-name="ce58" table:formula="of:=IF([.$N173]&gt;[Datos.$C$4]*12+[Datos.$C$5];&quot;&quot;;[.J172]-[.K173])" office:value-type="float" office:value="842.580269788399">
            <text:p>842.58</text:p>
          </table:table-cell>
          <table:table-cell table:style-name="ce58" table:formula="of:=IF([.$N173]&gt;[Datos.$C$4]*12+[Datos.$C$5];&quot;&quot;;[Datos.$C$11]-[.L173])" office:value-type="float" office:value="1.73971582081124">
            <text:p>1.74</text:p>
          </table:table-cell>
          <table:table-cell table:style-name="ce73" table:formula="of:=IF([.$N173]&gt;[Datos.$C$4]*12+[Datos.$C$5];&quot;&quot;;[.J172]*[Datos.$C$15])" office:value-type="float" office:value="7.03599988007675">
            <text:p>7.04</text:p>
          </table:table-cell>
          <table:table-cell table:formula="of:=IF([.$N173]=[Datos.$C$4]*12+[Datos.$C$5];HYPERLINK(&quot;http://interes.ax5.org/&quot;);&quot;&quot;)">
            <text:p/>
          </table:table-cell>
          <table:table-cell table:style-name="ce65" table:formula="of:=[.N172]+1" office:value-type="float" office:value="166">
            <text:p>1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4]&gt;[Datos.$C$4]*12+[Datos.$C$5];&quot;&quot;;[.D173]-[.E174])" office:value-type="float" office:value="831.759472684775">
            <text:p>831.76</text:p>
          </table:table-cell>
          <table:table-cell table:style-name="ce58" table:formula="of:=IF([.$N174]&gt;[Datos.$C$4]*12+[Datos.$C$5];&quot;&quot;;[Datos.$C$9]-[.F174])" office:value-type="float" office:value="1.81189309336249">
            <text:p>1.81</text:p>
          </table:table-cell>
          <table:table-cell table:style-name="ce58" table:formula="of:=IF([.$N174]&gt;[Datos.$C$4]*12+[Datos.$C$5];&quot;&quot;;[.D173]*[Datos.$C$14])" office:value-type="float" office:value="6.64701512822798">
            <text:p>6.65</text:p>
          </table:table-cell>
          <table:table-cell table:style-name="ce58" table:number-columns-repeated="2"/>
          <table:table-cell table:style-name="ce65"/>
          <table:table-cell table:style-name="ce58" table:formula="of:=IF([.$N174]&gt;[Datos.$C$4]*12+[Datos.$C$5];&quot;&quot;;[.J173]-[.K174])" office:value-type="float" office:value="840.826056335748">
            <text:p>840.83</text:p>
          </table:table-cell>
          <table:table-cell table:style-name="ce58" table:formula="of:=IF([.$N174]&gt;[Datos.$C$4]*12+[Datos.$C$5];&quot;&quot;;[Datos.$C$11]-[.L174])" office:value-type="float" office:value="1.75421345265133">
            <text:p>1.75</text:p>
          </table:table-cell>
          <table:table-cell table:style-name="ce73" table:formula="of:=IF([.$N174]&gt;[Datos.$C$4]*12+[Datos.$C$5];&quot;&quot;;[.J173]*[Datos.$C$15])" office:value-type="float" office:value="7.02150224823666">
            <text:p>7.02</text:p>
          </table:table-cell>
          <table:table-cell table:formula="of:=IF([.$N174]=[Datos.$C$4]*12+[Datos.$C$5];HYPERLINK(&quot;http://interes.ax5.org/&quot;);&quot;&quot;)">
            <text:p/>
          </table:table-cell>
          <table:table-cell table:style-name="ce65" table:formula="of:=[.N173]+1" office:value-type="float" office:value="167">
            <text:p>16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63]+1" office:value-type="float" office:value="2028">
            <text:p>2028</text:p>
          </table:table-cell>
          <table:table-cell/>
          <table:table-cell table:style-name="ce57" table:formula="of:=IF([.$N175]&gt;[Datos.$C$4]*12+[Datos.$C$5];&quot;&quot;;[.D174]-[.E175])" office:value-type="float" office:value="829.933131301444">
            <text:p>829.93</text:p>
          </table:table-cell>
          <table:table-cell table:style-name="ce57" table:formula="of:=IF([.$N175]&gt;[Datos.$C$4]*12+[Datos.$C$5];&quot;&quot;;[Datos.$C$9]-[.F175])" office:value-type="float" office:value="1.82634138333113">
            <text:p>1.83</text:p>
          </table:table-cell>
          <table:table-cell table:style-name="ce57" table:formula="of:=IF([.$N175]&gt;[Datos.$C$4]*12+[Datos.$C$5];&quot;&quot;;[.D174]*[Datos.$C$14])" office:value-type="float" office:value="6.63256683825934">
            <text:p>6.63</text:p>
          </table:table-cell>
          <table:table-cell table:style-name="ce57" table:number-columns-repeated="2"/>
          <table:table-cell table:style-name="ce64"/>
          <table:table-cell table:style-name="ce57" table:formula="of:=IF([.$N175]&gt;[Datos.$C$4]*12+[Datos.$C$5];&quot;&quot;;[.J174]-[.K175])" office:value-type="float" office:value="839.057224437658">
            <text:p>839.06</text:p>
          </table:table-cell>
          <table:table-cell table:style-name="ce57" table:formula="of:=IF([.$N175]&gt;[Datos.$C$4]*12+[Datos.$C$5];&quot;&quot;;[Datos.$C$11]-[.L175])" office:value-type="float" office:value="1.76883189809009">
            <text:p>1.77</text:p>
          </table:table-cell>
          <table:table-cell table:style-name="ce74" table:formula="of:=IF([.$N175]&gt;[Datos.$C$4]*12+[Datos.$C$5];&quot;&quot;;[.J174]*[Datos.$C$15])" office:value-type="float" office:value="7.0068838027979">
            <text:p>7.01</text:p>
          </table:table-cell>
          <table:table-cell table:formula="of:=IF([.$N175]=[Datos.$C$4]*12+[Datos.$C$5];HYPERLINK(&quot;http://interes.ax5.org/&quot;);&quot;&quot;)">
            <text:p/>
          </table:table-cell>
          <table:table-cell table:style-name="ce64" table:formula="of:=[.N174]+1" office:value-type="float" office:value="168">
            <text:p>1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6]&gt;[Datos.$C$4]*12+[Datos.$C$5];&quot;&quot;;[.D175]-[.E176])" office:value-type="float" office:value="828.092226415451">
            <text:p>828.09</text:p>
          </table:table-cell>
          <table:table-cell table:style-name="ce58" table:formula="of:=IF([.$N176]&gt;[Datos.$C$4]*12+[Datos.$C$5];&quot;&quot;;[Datos.$C$9]-[.F176])" office:value-type="float" office:value="1.84090488599293">
            <text:p>1.84</text:p>
          </table:table-cell>
          <table:table-cell table:style-name="ce58" table:formula="of:=IF([.$N176]&gt;[Datos.$C$4]*12+[Datos.$C$5];&quot;&quot;;[.D175]*[Datos.$C$14])" office:value-type="float" office:value="6.61800333559754">
            <text:p>6.62</text:p>
          </table:table-cell>
          <table:table-cell table:style-name="ce58" table:number-columns-repeated="2"/>
          <table:table-cell table:style-name="ce65"/>
          <table:table-cell table:style-name="ce58" table:formula="of:=IF([.$N176]&gt;[Datos.$C$4]*12+[Datos.$C$5];&quot;&quot;;[.J175]-[.K176])" office:value-type="float" office:value="837.27365227375">
            <text:p>837.27</text:p>
          </table:table-cell>
          <table:table-cell table:style-name="ce58" table:formula="of:=IF([.$N176]&gt;[Datos.$C$4]*12+[Datos.$C$5];&quot;&quot;;[Datos.$C$11]-[.L176])" office:value-type="float" office:value="1.78357216390751">
            <text:p>1.78</text:p>
          </table:table-cell>
          <table:table-cell table:style-name="ce73" table:formula="of:=IF([.$N176]&gt;[Datos.$C$4]*12+[Datos.$C$5];&quot;&quot;;[.J175]*[Datos.$C$15])" office:value-type="float" office:value="6.99214353698048">
            <text:p>6.99</text:p>
          </table:table-cell>
          <table:table-cell table:formula="of:=IF([.$N176]=[Datos.$C$4]*12+[Datos.$C$5];HYPERLINK(&quot;http://interes.ax5.org/&quot;);&quot;&quot;)">
            <text:p/>
          </table:table-cell>
          <table:table-cell table:style-name="ce65" table:formula="of:=[.N175]+1" office:value-type="float" office:value="169">
            <text:p>1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7]&gt;[Datos.$C$4]*12+[Datos.$C$5];&quot;&quot;;[.D176]-[.E177])" office:value-type="float" office:value="826.236641895381">
            <text:p>826.24</text:p>
          </table:table-cell>
          <table:table-cell table:style-name="ce58" table:formula="of:=IF([.$N177]&gt;[Datos.$C$4]*12+[Datos.$C$5];&quot;&quot;;[Datos.$C$9]-[.F177])" office:value-type="float" office:value="1.85558452007009">
            <text:p>1.86</text:p>
          </table:table-cell>
          <table:table-cell table:style-name="ce58" table:formula="of:=IF([.$N177]&gt;[Datos.$C$4]*12+[Datos.$C$5];&quot;&quot;;[.D176]*[Datos.$C$14])" office:value-type="float" office:value="6.60332370152038">
            <text:p>6.60</text:p>
          </table:table-cell>
          <table:table-cell table:style-name="ce58" table:number-columns-repeated="2"/>
          <table:table-cell table:style-name="ce65"/>
          <table:table-cell table:style-name="ce58" table:formula="of:=IF([.$N177]&gt;[Datos.$C$4]*12+[Datos.$C$5];&quot;&quot;;[.J176]-[.K177])" office:value-type="float" office:value="835.475217008477">
            <text:p>835.48</text:p>
          </table:table-cell>
          <table:table-cell table:style-name="ce58" table:formula="of:=IF([.$N177]&gt;[Datos.$C$4]*12+[Datos.$C$5];&quot;&quot;;[Datos.$C$11]-[.L177])" office:value-type="float" office:value="1.79843526527341">
            <text:p>1.80</text:p>
          </table:table-cell>
          <table:table-cell table:style-name="ce73" table:formula="of:=IF([.$N177]&gt;[Datos.$C$4]*12+[Datos.$C$5];&quot;&quot;;[.J176]*[Datos.$C$15])" office:value-type="float" office:value="6.97728043561458">
            <text:p>6.98</text:p>
          </table:table-cell>
          <table:table-cell table:formula="of:=IF([.$N177]=[Datos.$C$4]*12+[Datos.$C$5];HYPERLINK(&quot;http://interes.ax5.org/&quot;);&quot;&quot;)">
            <text:p/>
          </table:table-cell>
          <table:table-cell table:style-name="ce65" table:formula="of:=[.N176]+1" office:value-type="float" office:value="170">
            <text:p>1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8]&gt;[Datos.$C$4]*12+[Datos.$C$5];&quot;&quot;;[.D177]-[.E178])" office:value-type="float" office:value="824.36626068377">
            <text:p>824.37</text:p>
          </table:table-cell>
          <table:table-cell table:style-name="ce58" table:formula="of:=IF([.$N178]&gt;[Datos.$C$4]*12+[Datos.$C$5];&quot;&quot;;[Datos.$C$9]-[.F178])" office:value-type="float" office:value="1.87038121161083">
            <text:p>1.87</text:p>
          </table:table-cell>
          <table:table-cell table:style-name="ce58" table:formula="of:=IF([.$N178]&gt;[Datos.$C$4]*12+[Datos.$C$5];&quot;&quot;;[.D177]*[Datos.$C$14])" office:value-type="float" office:value="6.58852700997964">
            <text:p>6.59</text:p>
          </table:table-cell>
          <table:table-cell table:style-name="ce58" table:number-columns-repeated="2"/>
          <table:table-cell table:style-name="ce65"/>
          <table:table-cell table:style-name="ce58" table:formula="of:=IF([.$N178]&gt;[Datos.$C$4]*12+[Datos.$C$5];&quot;&quot;;[.J177]-[.K178])" office:value-type="float" office:value="833.661794782659">
            <text:p>833.66</text:p>
          </table:table-cell>
          <table:table-cell table:style-name="ce58" table:formula="of:=IF([.$N178]&gt;[Datos.$C$4]*12+[Datos.$C$5];&quot;&quot;;[Datos.$C$11]-[.L178])" office:value-type="float" office:value="1.81342222581735">
            <text:p>1.81</text:p>
          </table:table-cell>
          <table:table-cell table:style-name="ce73" table:formula="of:=IF([.$N178]&gt;[Datos.$C$4]*12+[Datos.$C$5];&quot;&quot;;[.J177]*[Datos.$C$15])" office:value-type="float" office:value="6.96229347507064">
            <text:p>6.96</text:p>
          </table:table-cell>
          <table:table-cell table:formula="of:=IF([.$N178]=[Datos.$C$4]*12+[Datos.$C$5];HYPERLINK(&quot;http://interes.ax5.org/&quot;);&quot;&quot;)">
            <text:p/>
          </table:table-cell>
          <table:table-cell table:style-name="ce65" table:formula="of:=[.N177]+1" office:value-type="float" office:value="171">
            <text:p>1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9]&gt;[Datos.$C$4]*12+[Datos.$C$5];&quot;&quot;;[.D178]-[.E179])" office:value-type="float" office:value="822.480964789722">
            <text:p>822.48</text:p>
          </table:table-cell>
          <table:table-cell table:style-name="ce58" table:formula="of:=IF([.$N179]&gt;[Datos.$C$4]*12+[Datos.$C$5];&quot;&quot;;[Datos.$C$9]-[.F179])" office:value-type="float" office:value="1.8852958940478">
            <text:p>1.89</text:p>
          </table:table-cell>
          <table:table-cell table:style-name="ce58" table:formula="of:=IF([.$N179]&gt;[Datos.$C$4]*12+[Datos.$C$5];&quot;&quot;;[.D178]*[Datos.$C$14])" office:value-type="float" office:value="6.57361232754267">
            <text:p>6.57</text:p>
          </table:table-cell>
          <table:table-cell table:style-name="ce58" table:number-columns-repeated="2"/>
          <table:table-cell table:style-name="ce65"/>
          <table:table-cell table:style-name="ce58" table:formula="of:=IF([.$N179]&gt;[Datos.$C$4]*12+[Datos.$C$5];&quot;&quot;;[.J178]-[.K179])" office:value-type="float" office:value="831.83326070496">
            <text:p>831.83</text:p>
          </table:table-cell>
          <table:table-cell table:style-name="ce58" table:formula="of:=IF([.$N179]&gt;[Datos.$C$4]*12+[Datos.$C$5];&quot;&quot;;[Datos.$C$11]-[.L179])" office:value-type="float" office:value="1.82853407769916">
            <text:p>1.83</text:p>
          </table:table-cell>
          <table:table-cell table:style-name="ce73" table:formula="of:=IF([.$N179]&gt;[Datos.$C$4]*12+[Datos.$C$5];&quot;&quot;;[.J178]*[Datos.$C$15])" office:value-type="float" office:value="6.94718162318883">
            <text:p>6.95</text:p>
          </table:table-cell>
          <table:table-cell table:formula="of:=IF([.$N179]=[Datos.$C$4]*12+[Datos.$C$5];HYPERLINK(&quot;http://interes.ax5.org/&quot;);&quot;&quot;)">
            <text:p/>
          </table:table-cell>
          <table:table-cell table:style-name="ce65" table:formula="of:=[.N178]+1" office:value-type="float" office:value="172">
            <text:p>1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0]&gt;[Datos.$C$4]*12+[Datos.$C$5];&quot;&quot;;[.D179]-[.E180])" office:value-type="float" office:value="820.580635281466">
            <text:p>820.58</text:p>
          </table:table-cell>
          <table:table-cell table:style-name="ce58" table:formula="of:=IF([.$N180]&gt;[Datos.$C$4]*12+[Datos.$C$5];&quot;&quot;;[Datos.$C$9]-[.F180])" office:value-type="float" office:value="1.90032950825697">
            <text:p>1.90</text:p>
          </table:table-cell>
          <table:table-cell table:style-name="ce58" table:formula="of:=IF([.$N180]&gt;[Datos.$C$4]*12+[Datos.$C$5];&quot;&quot;;[.D179]*[Datos.$C$14])" office:value-type="float" office:value="6.5585787133335">
            <text:p>6.56</text:p>
          </table:table-cell>
          <table:table-cell table:style-name="ce58" table:number-columns-repeated="2"/>
          <table:table-cell table:style-name="ce65"/>
          <table:table-cell table:style-name="ce58" table:formula="of:=IF([.$N180]&gt;[Datos.$C$4]*12+[Datos.$C$5];&quot;&quot;;[.J179]-[.K180])" office:value-type="float" office:value="829.98948884328">
            <text:p>829.99</text:p>
          </table:table-cell>
          <table:table-cell table:style-name="ce58" table:formula="of:=IF([.$N180]&gt;[Datos.$C$4]*12+[Datos.$C$5];&quot;&quot;;[Datos.$C$11]-[.L180])" office:value-type="float" office:value="1.84377186167999">
            <text:p>1.84</text:p>
          </table:table-cell>
          <table:table-cell table:style-name="ce73" table:formula="of:=IF([.$N180]&gt;[Datos.$C$4]*12+[Datos.$C$5];&quot;&quot;;[.J179]*[Datos.$C$15])" office:value-type="float" office:value="6.931943839208">
            <text:p>6.93</text:p>
          </table:table-cell>
          <table:table-cell table:formula="of:=IF([.$N180]=[Datos.$C$4]*12+[Datos.$C$5];HYPERLINK(&quot;http://interes.ax5.org/&quot;);&quot;&quot;)">
            <text:p/>
          </table:table-cell>
          <table:table-cell table:style-name="ce65" table:formula="of:=[.N179]+1" office:value-type="float" office:value="173">
            <text:p>1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1]&gt;[Datos.$C$4]*12+[Datos.$C$5];&quot;&quot;;[.D180]-[.E181])" office:value-type="float" office:value="818.665152278849">
            <text:p>818.67</text:p>
          </table:table-cell>
          <table:table-cell table:style-name="ce58" table:formula="of:=IF([.$N181]&gt;[Datos.$C$4]*12+[Datos.$C$5];&quot;&quot;;[Datos.$C$9]-[.F181])" office:value-type="float" office:value="1.915483002617">
            <text:p>1.92</text:p>
          </table:table-cell>
          <table:table-cell table:style-name="ce58" table:formula="of:=IF([.$N181]&gt;[Datos.$C$4]*12+[Datos.$C$5];&quot;&quot;;[.D180]*[Datos.$C$14])" office:value-type="float" office:value="6.54342521897347">
            <text:p>6.54</text:p>
          </table:table-cell>
          <table:table-cell table:style-name="ce58" table:number-columns-repeated="2"/>
          <table:table-cell table:style-name="ce65"/>
          <table:table-cell table:style-name="ce58" table:formula="of:=IF([.$N181]&gt;[Datos.$C$4]*12+[Datos.$C$5];&quot;&quot;;[.J180]-[.K181])" office:value-type="float" office:value="828.130352216086">
            <text:p>828.13</text:p>
          </table:table-cell>
          <table:table-cell table:style-name="ce58" table:formula="of:=IF([.$N181]&gt;[Datos.$C$4]*12+[Datos.$C$5];&quot;&quot;;[Datos.$C$11]-[.L181])" office:value-type="float" office:value="1.85913662719399">
            <text:p>1.86</text:p>
          </table:table-cell>
          <table:table-cell table:style-name="ce73" table:formula="of:=IF([.$N181]&gt;[Datos.$C$4]*12+[Datos.$C$5];&quot;&quot;;[.J180]*[Datos.$C$15])" office:value-type="float" office:value="6.916579073694">
            <text:p>6.92</text:p>
          </table:table-cell>
          <table:table-cell table:formula="of:=IF([.$N181]=[Datos.$C$4]*12+[Datos.$C$5];HYPERLINK(&quot;http://interes.ax5.org/&quot;);&quot;&quot;)">
            <text:p/>
          </table:table-cell>
          <table:table-cell table:style-name="ce65" table:formula="of:=[.N180]+1" office:value-type="float" office:value="174">
            <text:p>1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2]&gt;[Datos.$C$4]*12+[Datos.$C$5];&quot;&quot;;[.D181]-[.E182])" office:value-type="float" office:value="816.73439494578">
            <text:p>816.73</text:p>
          </table:table-cell>
          <table:table-cell table:style-name="ce58" table:formula="of:=IF([.$N182]&gt;[Datos.$C$4]*12+[Datos.$C$5];&quot;&quot;;[Datos.$C$9]-[.F182])" office:value-type="float" office:value="1.93075733306905">
            <text:p>1.93</text:p>
          </table:table-cell>
          <table:table-cell table:style-name="ce58" table:formula="of:=IF([.$N182]&gt;[Datos.$C$4]*12+[Datos.$C$5];&quot;&quot;;[.D181]*[Datos.$C$14])" office:value-type="float" office:value="6.52815088852142">
            <text:p>6.53</text:p>
          </table:table-cell>
          <table:table-cell table:style-name="ce58" table:number-columns-repeated="2"/>
          <table:table-cell table:style-name="ce65"/>
          <table:table-cell table:style-name="ce58" table:formula="of:=IF([.$N182]&gt;[Datos.$C$4]*12+[Datos.$C$5];&quot;&quot;;[.J181]-[.K182])" office:value-type="float" office:value="826.255722783665">
            <text:p>826.26</text:p>
          </table:table-cell>
          <table:table-cell table:style-name="ce58" table:formula="of:=IF([.$N182]&gt;[Datos.$C$4]*12+[Datos.$C$5];&quot;&quot;;[Datos.$C$11]-[.L182])" office:value-type="float" office:value="1.8746294324206">
            <text:p>1.87</text:p>
          </table:table-cell>
          <table:table-cell table:style-name="ce73" table:formula="of:=IF([.$N182]&gt;[Datos.$C$4]*12+[Datos.$C$5];&quot;&quot;;[.J181]*[Datos.$C$15])" office:value-type="float" office:value="6.90108626846738">
            <text:p>6.90</text:p>
          </table:table-cell>
          <table:table-cell table:formula="of:=IF([.$N182]=[Datos.$C$4]*12+[Datos.$C$5];HYPERLINK(&quot;http://interes.ax5.org/&quot;);&quot;&quot;)">
            <text:p/>
          </table:table-cell>
          <table:table-cell table:style-name="ce65" table:formula="of:=[.N181]+1" office:value-type="float" office:value="175">
            <text:p>1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3]&gt;[Datos.$C$4]*12+[Datos.$C$5];&quot;&quot;;[.D182]-[.E183])" office:value-type="float" office:value="814.788241482602">
            <text:p>814.79</text:p>
          </table:table-cell>
          <table:table-cell table:style-name="ce58" table:formula="of:=IF([.$N183]&gt;[Datos.$C$4]*12+[Datos.$C$5];&quot;&quot;;[Datos.$C$9]-[.F183])" office:value-type="float" office:value="1.94615346317707">
            <text:p>1.95</text:p>
          </table:table-cell>
          <table:table-cell table:style-name="ce58" table:formula="of:=IF([.$N183]&gt;[Datos.$C$4]*12+[Datos.$C$5];&quot;&quot;;[.D182]*[Datos.$C$14])" office:value-type="float" office:value="6.51275475841339">
            <text:p>6.51</text:p>
          </table:table-cell>
          <table:table-cell table:style-name="ce58" table:number-columns-repeated="2"/>
          <table:table-cell table:style-name="ce65"/>
          <table:table-cell table:style-name="ce58" table:formula="of:=IF([.$N183]&gt;[Datos.$C$4]*12+[Datos.$C$5];&quot;&quot;;[.J182]-[.K183])" office:value-type="float" office:value="824.365471439308">
            <text:p>824.37</text:p>
          </table:table-cell>
          <table:table-cell table:style-name="ce58" table:formula="of:=IF([.$N183]&gt;[Datos.$C$4]*12+[Datos.$C$5];&quot;&quot;;[Datos.$C$11]-[.L183])" office:value-type="float" office:value="1.89025134435744">
            <text:p>1.89</text:p>
          </table:table-cell>
          <table:table-cell table:style-name="ce73" table:formula="of:=IF([.$N183]&gt;[Datos.$C$4]*12+[Datos.$C$5];&quot;&quot;;[.J182]*[Datos.$C$15])" office:value-type="float" office:value="6.88546435653055">
            <text:p>6.89</text:p>
          </table:table-cell>
          <table:table-cell table:formula="of:=IF([.$N183]=[Datos.$C$4]*12+[Datos.$C$5];HYPERLINK(&quot;http://interes.ax5.org/&quot;);&quot;&quot;)">
            <text:p/>
          </table:table-cell>
          <table:table-cell table:style-name="ce65" table:formula="of:=[.N182]+1" office:value-type="float" office:value="176">
            <text:p>1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4]&gt;[Datos.$C$4]*12+[Datos.$C$5];&quot;&quot;;[.D183]-[.E184])" office:value-type="float" office:value="812.826569118414">
            <text:p>812.83</text:p>
          </table:table-cell>
          <table:table-cell table:style-name="ce58" table:formula="of:=IF([.$N184]&gt;[Datos.$C$4]*12+[Datos.$C$5];&quot;&quot;;[Datos.$C$9]-[.F184])" office:value-type="float" office:value="1.96167236418865">
            <text:p>1.96</text:p>
          </table:table-cell>
          <table:table-cell table:style-name="ce58" table:formula="of:=IF([.$N184]&gt;[Datos.$C$4]*12+[Datos.$C$5];&quot;&quot;;[.D183]*[Datos.$C$14])" office:value-type="float" office:value="6.49723585740182">
            <text:p>6.50</text:p>
          </table:table-cell>
          <table:table-cell table:style-name="ce58" table:number-columns-repeated="2"/>
          <table:table-cell table:style-name="ce65"/>
          <table:table-cell table:style-name="ce58" table:formula="of:=IF([.$N184]&gt;[Datos.$C$4]*12+[Datos.$C$5];&quot;&quot;;[.J183]-[.K184])" office:value-type="float" office:value="822.459468000414">
            <text:p>822.46</text:p>
          </table:table-cell>
          <table:table-cell table:style-name="ce58" table:formula="of:=IF([.$N184]&gt;[Datos.$C$4]*12+[Datos.$C$5];&quot;&quot;;[Datos.$C$11]-[.L184])" office:value-type="float" office:value="1.90600343889375">
            <text:p>1.91</text:p>
          </table:table-cell>
          <table:table-cell table:style-name="ce73" table:formula="of:=IF([.$N184]&gt;[Datos.$C$4]*12+[Datos.$C$5];&quot;&quot;;[.J183]*[Datos.$C$15])" office:value-type="float" office:value="6.86971226199423">
            <text:p>6.87</text:p>
          </table:table-cell>
          <table:table-cell table:formula="of:=IF([.$N184]=[Datos.$C$4]*12+[Datos.$C$5];HYPERLINK(&quot;http://interes.ax5.org/&quot;);&quot;&quot;)">
            <text:p/>
          </table:table-cell>
          <table:table-cell table:style-name="ce65" table:formula="of:=[.N183]+1" office:value-type="float" office:value="177">
            <text:p>1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5]&gt;[Datos.$C$4]*12+[Datos.$C$5];&quot;&quot;;[.D184]-[.E185])" office:value-type="float" office:value="810.849254103317">
            <text:p>810.85</text:p>
          </table:table-cell>
          <table:table-cell table:style-name="ce58" table:formula="of:=IF([.$N185]&gt;[Datos.$C$4]*12+[Datos.$C$5];&quot;&quot;;[Datos.$C$9]-[.F185])" office:value-type="float" office:value="1.97731501509619">
            <text:p>1.98</text:p>
          </table:table-cell>
          <table:table-cell table:style-name="ce58" table:formula="of:=IF([.$N185]&gt;[Datos.$C$4]*12+[Datos.$C$5];&quot;&quot;;[.D184]*[Datos.$C$14])" office:value-type="float" office:value="6.48159320649428">
            <text:p>6.48</text:p>
          </table:table-cell>
          <table:table-cell table:style-name="ce58" table:number-columns-repeated="2"/>
          <table:table-cell table:style-name="ce65"/>
          <table:table-cell table:style-name="ce58" table:formula="of:=IF([.$N185]&gt;[Datos.$C$4]*12+[Datos.$C$5];&quot;&quot;;[.J184]-[.K185])" office:value-type="float" office:value="820.53758119953">
            <text:p>820.54</text:p>
          </table:table-cell>
          <table:table-cell table:style-name="ce58" table:formula="of:=IF([.$N185]&gt;[Datos.$C$4]*12+[Datos.$C$5];&quot;&quot;;[Datos.$C$11]-[.L185])" office:value-type="float" office:value="1.92188680088454">
            <text:p>1.92</text:p>
          </table:table-cell>
          <table:table-cell table:style-name="ce73" table:formula="of:=IF([.$N185]&gt;[Datos.$C$4]*12+[Datos.$C$5];&quot;&quot;;[.J184]*[Datos.$C$15])" office:value-type="float" office:value="6.85382890000345">
            <text:p>6.85</text:p>
          </table:table-cell>
          <table:table-cell table:formula="of:=IF([.$N185]=[Datos.$C$4]*12+[Datos.$C$5];HYPERLINK(&quot;http://interes.ax5.org/&quot;);&quot;&quot;)">
            <text:p/>
          </table:table-cell>
          <table:table-cell table:style-name="ce65" table:formula="of:=[.N184]+1" office:value-type="float" office:value="178">
            <text:p>1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6]&gt;[Datos.$C$4]*12+[Datos.$C$5];&quot;&quot;;[.D185]-[.E186])" office:value-type="float" office:value="808.856171700619">
            <text:p>808.86</text:p>
          </table:table-cell>
          <table:table-cell table:style-name="ce58" table:formula="of:=IF([.$N186]&gt;[Datos.$C$4]*12+[Datos.$C$5];&quot;&quot;;[Datos.$C$9]-[.F186])" office:value-type="float" office:value="1.99308240269874">
            <text:p>1.99</text:p>
          </table:table-cell>
          <table:table-cell table:style-name="ce58" table:formula="of:=IF([.$N186]&gt;[Datos.$C$4]*12+[Datos.$C$5];&quot;&quot;;[.D185]*[Datos.$C$14])" office:value-type="float" office:value="6.46582581889173">
            <text:p>6.47</text:p>
          </table:table-cell>
          <table:table-cell table:style-name="ce58" table:number-columns-repeated="2"/>
          <table:table-cell table:style-name="ce65"/>
          <table:table-cell table:style-name="ce58" table:formula="of:=IF([.$N186]&gt;[Datos.$C$4]*12+[Datos.$C$5];&quot;&quot;;[.J185]-[.K186])" office:value-type="float" office:value="818.599678675304">
            <text:p>818.60</text:p>
          </table:table-cell>
          <table:table-cell table:style-name="ce58" table:formula="of:=IF([.$N186]&gt;[Datos.$C$4]*12+[Datos.$C$5];&quot;&quot;;[Datos.$C$11]-[.L186])" office:value-type="float" office:value="1.93790252422524">
            <text:p>1.94</text:p>
          </table:table-cell>
          <table:table-cell table:style-name="ce73" table:formula="of:=IF([.$N186]&gt;[Datos.$C$4]*12+[Datos.$C$5];&quot;&quot;;[.J185]*[Datos.$C$15])" office:value-type="float" office:value="6.83781317666275">
            <text:p>6.84</text:p>
          </table:table-cell>
          <table:table-cell table:formula="of:=IF([.$N186]=[Datos.$C$4]*12+[Datos.$C$5];HYPERLINK(&quot;http://interes.ax5.org/&quot;);&quot;&quot;)">
            <text:p/>
          </table:table-cell>
          <table:table-cell table:style-name="ce65" table:formula="of:=[.N185]+1" office:value-type="float" office:value="179">
            <text:p>17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75]+1" office:value-type="float" office:value="2029">
            <text:p>2029</text:p>
          </table:table-cell>
          <table:table-cell/>
          <table:table-cell table:style-name="ce57" table:formula="of:=IF([.$N187]&gt;[Datos.$C$4]*12+[Datos.$C$5];&quot;&quot;;[.D186]-[.E187])" office:value-type="float" office:value="806.847196178954">
            <text:p>806.85</text:p>
          </table:table-cell>
          <table:table-cell table:style-name="ce57" table:formula="of:=IF([.$N187]&gt;[Datos.$C$4]*12+[Datos.$C$5];&quot;&quot;;[Datos.$C$9]-[.F187])" office:value-type="float" office:value="2.00897552166424">
            <text:p>2.01</text:p>
          </table:table-cell>
          <table:table-cell table:style-name="ce57" table:formula="of:=IF([.$N187]&gt;[Datos.$C$4]*12+[Datos.$C$5];&quot;&quot;;[.D186]*[Datos.$C$14])" office:value-type="float" office:value="6.44993269992623">
            <text:p>6.45</text:p>
          </table:table-cell>
          <table:table-cell table:style-name="ce57" table:number-columns-repeated="2"/>
          <table:table-cell table:style-name="ce64"/>
          <table:table-cell table:style-name="ce57" table:formula="of:=IF([.$N187]&gt;[Datos.$C$4]*12+[Datos.$C$5];&quot;&quot;;[.J186]-[.K187])" office:value-type="float" office:value="816.645626963377">
            <text:p>816.65</text:p>
          </table:table-cell>
          <table:table-cell table:style-name="ce57" table:formula="of:=IF([.$N187]&gt;[Datos.$C$4]*12+[Datos.$C$5];&quot;&quot;;[Datos.$C$11]-[.L187])" office:value-type="float" office:value="1.95405171192712">
            <text:p>1.95</text:p>
          </table:table-cell>
          <table:table-cell table:style-name="ce74" table:formula="of:=IF([.$N187]&gt;[Datos.$C$4]*12+[Datos.$C$5];&quot;&quot;;[.J186]*[Datos.$C$15])" office:value-type="float" office:value="6.82166398896087">
            <text:p>6.82</text:p>
          </table:table-cell>
          <table:table-cell table:formula="of:=IF([.$N187]=[Datos.$C$4]*12+[Datos.$C$5];HYPERLINK(&quot;http://interes.ax5.org/&quot;);&quot;&quot;)">
            <text:p/>
          </table:table-cell>
          <table:table-cell table:style-name="ce64" table:formula="of:=[.N186]+1" office:value-type="float" office:value="180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8]&gt;[Datos.$C$4]*12+[Datos.$C$5];&quot;&quot;;[.D187]-[.E188])" office:value-type="float" office:value="804.822200804362">
            <text:p>804.82</text:p>
          </table:table-cell>
          <table:table-cell table:style-name="ce58" table:formula="of:=IF([.$N188]&gt;[Datos.$C$4]*12+[Datos.$C$5];&quot;&quot;;[Datos.$C$9]-[.F188])" office:value-type="float" office:value="2.02499537459222">
            <text:p>2.02</text:p>
          </table:table-cell>
          <table:table-cell table:style-name="ce58" table:formula="of:=IF([.$N188]&gt;[Datos.$C$4]*12+[Datos.$C$5];&quot;&quot;;[.D187]*[Datos.$C$14])" office:value-type="float" office:value="6.43391284699825">
            <text:p>6.43</text:p>
          </table:table-cell>
          <table:table-cell table:style-name="ce58" table:number-columns-repeated="2"/>
          <table:table-cell table:style-name="ce65"/>
          <table:table-cell table:style-name="ce58" table:formula="of:=IF([.$N188]&gt;[Datos.$C$4]*12+[Datos.$C$5];&quot;&quot;;[.J187]-[.K188])" office:value-type="float" office:value="814.675291487184">
            <text:p>814.68</text:p>
          </table:table-cell>
          <table:table-cell table:style-name="ce58" table:formula="of:=IF([.$N188]&gt;[Datos.$C$4]*12+[Datos.$C$5];&quot;&quot;;[Datos.$C$11]-[.L188])" office:value-type="float" office:value="1.97033547619318">
            <text:p>1.97</text:p>
          </table:table-cell>
          <table:table-cell table:style-name="ce73" table:formula="of:=IF([.$N188]&gt;[Datos.$C$4]*12+[Datos.$C$5];&quot;&quot;;[.J187]*[Datos.$C$15])" office:value-type="float" office:value="6.80538022469481">
            <text:p>6.81</text:p>
          </table:table-cell>
          <table:table-cell table:formula="of:=IF([.$N188]=[Datos.$C$4]*12+[Datos.$C$5];HYPERLINK(&quot;http://interes.ax5.org/&quot;);&quot;&quot;)">
            <text:p/>
          </table:table-cell>
          <table:table-cell table:style-name="ce65" table:formula="of:=[.N187]+1" office:value-type="float" office:value="181">
            <text:p>1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9]&gt;[Datos.$C$4]*12+[Datos.$C$5];&quot;&quot;;[.D188]-[.E189])" office:value-type="float" office:value="802.781057832285">
            <text:p>802.78</text:p>
          </table:table-cell>
          <table:table-cell table:style-name="ce58" table:formula="of:=IF([.$N189]&gt;[Datos.$C$4]*12+[Datos.$C$5];&quot;&quot;;[Datos.$C$9]-[.F189])" office:value-type="float" office:value="2.0411429720771">
            <text:p>2.04</text:p>
          </table:table-cell>
          <table:table-cell table:style-name="ce58" table:formula="of:=IF([.$N189]&gt;[Datos.$C$4]*12+[Datos.$C$5];&quot;&quot;;[.D188]*[Datos.$C$14])" office:value-type="float" office:value="6.41776524951337">
            <text:p>6.42</text:p>
          </table:table-cell>
          <table:table-cell table:style-name="ce58" table:number-columns-repeated="2"/>
          <table:table-cell table:style-name="ce65"/>
          <table:table-cell table:style-name="ce58" table:formula="of:=IF([.$N189]&gt;[Datos.$C$4]*12+[Datos.$C$5];&quot;&quot;;[.J188]-[.K189])" office:value-type="float" office:value="812.688536548689">
            <text:p>812.69</text:p>
          </table:table-cell>
          <table:table-cell table:style-name="ce58" table:formula="of:=IF([.$N189]&gt;[Datos.$C$4]*12+[Datos.$C$5];&quot;&quot;;[Datos.$C$11]-[.L189])" office:value-type="float" office:value="1.98675493849479">
            <text:p>1.99</text:p>
          </table:table-cell>
          <table:table-cell table:style-name="ce73" table:formula="of:=IF([.$N189]&gt;[Datos.$C$4]*12+[Datos.$C$5];&quot;&quot;;[.J188]*[Datos.$C$15])" office:value-type="float" office:value="6.7889607623932">
            <text:p>6.79</text:p>
          </table:table-cell>
          <table:table-cell table:formula="of:=IF([.$N189]=[Datos.$C$4]*12+[Datos.$C$5];HYPERLINK(&quot;http://interes.ax5.org/&quot;);&quot;&quot;)">
            <text:p/>
          </table:table-cell>
          <table:table-cell table:style-name="ce65" table:formula="of:=[.N188]+1" office:value-type="float" office:value="182">
            <text:p>1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0]&gt;[Datos.$C$4]*12+[Datos.$C$5];&quot;&quot;;[.D189]-[.E190])" office:value-type="float" office:value="800.723638499513">
            <text:p>800.72</text:p>
          </table:table-cell>
          <table:table-cell table:style-name="ce58" table:formula="of:=IF([.$N190]&gt;[Datos.$C$4]*12+[Datos.$C$5];&quot;&quot;;[Datos.$C$9]-[.F190])" office:value-type="float" office:value="2.05741933277191">
            <text:p>2.06</text:p>
          </table:table-cell>
          <table:table-cell table:style-name="ce58" table:formula="of:=IF([.$N190]&gt;[Datos.$C$4]*12+[Datos.$C$5];&quot;&quot;;[.D189]*[Datos.$C$14])" office:value-type="float" office:value="6.40148888881856">
            <text:p>6.40</text:p>
          </table:table-cell>
          <table:table-cell table:style-name="ce58" table:number-columns-repeated="2"/>
          <table:table-cell table:style-name="ce65"/>
          <table:table-cell table:style-name="ce58" table:formula="of:=IF([.$N190]&gt;[Datos.$C$4]*12+[Datos.$C$5];&quot;&quot;;[.J189]-[.K190])" office:value-type="float" office:value="810.68522531904">
            <text:p>810.69</text:p>
          </table:table-cell>
          <table:table-cell table:style-name="ce58" table:formula="of:=IF([.$N190]&gt;[Datos.$C$4]*12+[Datos.$C$5];&quot;&quot;;[Datos.$C$11]-[.L190])" office:value-type="float" office:value="2.00331122964891">
            <text:p>2.00</text:p>
          </table:table-cell>
          <table:table-cell table:style-name="ce73" table:formula="of:=IF([.$N190]&gt;[Datos.$C$4]*12+[Datos.$C$5];&quot;&quot;;[.J189]*[Datos.$C$15])" office:value-type="float" office:value="6.77240447123908">
            <text:p>6.77</text:p>
          </table:table-cell>
          <table:table-cell table:formula="of:=IF([.$N190]=[Datos.$C$4]*12+[Datos.$C$5];HYPERLINK(&quot;http://interes.ax5.org/&quot;);&quot;&quot;)">
            <text:p/>
          </table:table-cell>
          <table:table-cell table:style-name="ce65" table:formula="of:=[.N189]+1" office:value-type="float" office:value="183">
            <text:p>1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1]&gt;[Datos.$C$4]*12+[Datos.$C$5];&quot;&quot;;[.D190]-[.E191])" office:value-type="float" office:value="798.649813016061">
            <text:p>798.65</text:p>
          </table:table-cell>
          <table:table-cell table:style-name="ce58" table:formula="of:=IF([.$N191]&gt;[Datos.$C$4]*12+[Datos.$C$5];&quot;&quot;;[Datos.$C$9]-[.F191])" office:value-type="float" office:value="2.07382548345258">
            <text:p>2.07</text:p>
          </table:table-cell>
          <table:table-cell table:style-name="ce58" table:formula="of:=IF([.$N191]&gt;[Datos.$C$4]*12+[Datos.$C$5];&quot;&quot;;[.D190]*[Datos.$C$14])" office:value-type="float" office:value="6.38508273813789">
            <text:p>6.39</text:p>
          </table:table-cell>
          <table:table-cell table:style-name="ce58" table:number-columns-repeated="2"/>
          <table:table-cell table:style-name="ce65"/>
          <table:table-cell table:style-name="ce58" table:formula="of:=IF([.$N191]&gt;[Datos.$C$4]*12+[Datos.$C$5];&quot;&quot;;[.J190]-[.K191])" office:value-type="float" office:value="808.665219829144">
            <text:p>808.67</text:p>
          </table:table-cell>
          <table:table-cell table:style-name="ce58" table:formula="of:=IF([.$N191]&gt;[Datos.$C$4]*12+[Datos.$C$5];&quot;&quot;;[Datos.$C$11]-[.L191])" office:value-type="float" office:value="2.02000548989598">
            <text:p>2.02</text:p>
          </table:table-cell>
          <table:table-cell table:style-name="ce73" table:formula="of:=IF([.$N191]&gt;[Datos.$C$4]*12+[Datos.$C$5];&quot;&quot;;[.J190]*[Datos.$C$15])" office:value-type="float" office:value="6.755710210992">
            <text:p>6.76</text:p>
          </table:table-cell>
          <table:table-cell table:formula="of:=IF([.$N191]=[Datos.$C$4]*12+[Datos.$C$5];HYPERLINK(&quot;http://interes.ax5.org/&quot;);&quot;&quot;)">
            <text:p/>
          </table:table-cell>
          <table:table-cell table:style-name="ce65" table:formula="of:=[.N190]+1" office:value-type="float" office:value="184">
            <text:p>1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2]&gt;[Datos.$C$4]*12+[Datos.$C$5];&quot;&quot;;[.D191]-[.E192])" office:value-type="float" office:value="796.559450556978">
            <text:p>796.56</text:p>
          </table:table-cell>
          <table:table-cell table:style-name="ce58" table:formula="of:=IF([.$N192]&gt;[Datos.$C$4]*12+[Datos.$C$5];&quot;&quot;;[Datos.$C$9]-[.F192])" office:value-type="float" office:value="2.09036245908267">
            <text:p>2.09</text:p>
          </table:table-cell>
          <table:table-cell table:style-name="ce58" table:formula="of:=IF([.$N192]&gt;[Datos.$C$4]*12+[Datos.$C$5];&quot;&quot;;[.D191]*[Datos.$C$14])" office:value-type="float" office:value="6.3685457625078">
            <text:p>6.37</text:p>
          </table:table-cell>
          <table:table-cell table:style-name="ce58" table:number-columns-repeated="2"/>
          <table:table-cell table:style-name="ce65"/>
          <table:table-cell table:style-name="ce58" table:formula="of:=IF([.$N192]&gt;[Datos.$C$4]*12+[Datos.$C$5];&quot;&quot;;[.J191]-[.K192])" office:value-type="float" office:value="806.628380960166">
            <text:p>806.63</text:p>
          </table:table-cell>
          <table:table-cell table:style-name="ce58" table:formula="of:=IF([.$N192]&gt;[Datos.$C$4]*12+[Datos.$C$5];&quot;&quot;;[Datos.$C$11]-[.L192])" office:value-type="float" office:value="2.03683886897845">
            <text:p>2.04</text:p>
          </table:table-cell>
          <table:table-cell table:style-name="ce73" table:formula="of:=IF([.$N192]&gt;[Datos.$C$4]*12+[Datos.$C$5];&quot;&quot;;[.J191]*[Datos.$C$15])" office:value-type="float" office:value="6.73887683190954">
            <text:p>6.74</text:p>
          </table:table-cell>
          <table:table-cell table:formula="of:=IF([.$N192]=[Datos.$C$4]*12+[Datos.$C$5];HYPERLINK(&quot;http://interes.ax5.org/&quot;);&quot;&quot;)">
            <text:p/>
          </table:table-cell>
          <table:table-cell table:style-name="ce65" table:formula="of:=[.N191]+1" office:value-type="float" office:value="185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3]&gt;[Datos.$C$4]*12+[Datos.$C$5];&quot;&quot;;[.D192]-[.E193])" office:value-type="float" office:value="794.452419254099">
            <text:p>794.45</text:p>
          </table:table-cell>
          <table:table-cell table:style-name="ce58" table:formula="of:=IF([.$N193]&gt;[Datos.$C$4]*12+[Datos.$C$5];&quot;&quot;;[Datos.$C$9]-[.F193])" office:value-type="float" office:value="2.1070313028787">
            <text:p>2.11</text:p>
          </table:table-cell>
          <table:table-cell table:style-name="ce58" table:formula="of:=IF([.$N193]&gt;[Datos.$C$4]*12+[Datos.$C$5];&quot;&quot;;[.D192]*[Datos.$C$14])" office:value-type="float" office:value="6.35187691871177">
            <text:p>6.35</text:p>
          </table:table-cell>
          <table:table-cell table:style-name="ce58" table:number-columns-repeated="2"/>
          <table:table-cell table:style-name="ce65"/>
          <table:table-cell table:style-name="ce58" table:formula="of:=IF([.$N193]&gt;[Datos.$C$4]*12+[Datos.$C$5];&quot;&quot;;[.J192]-[.K193])" office:value-type="float" office:value="804.574568433946">
            <text:p>804.57</text:p>
          </table:table-cell>
          <table:table-cell table:style-name="ce58" table:formula="of:=IF([.$N193]&gt;[Datos.$C$4]*12+[Datos.$C$5];&quot;&quot;;[Datos.$C$11]-[.L193])" office:value-type="float" office:value="2.05381252621994">
            <text:p>2.05</text:p>
          </table:table-cell>
          <table:table-cell table:style-name="ce73" table:formula="of:=IF([.$N193]&gt;[Datos.$C$4]*12+[Datos.$C$5];&quot;&quot;;[.J192]*[Datos.$C$15])" office:value-type="float" office:value="6.72190317466805">
            <text:p>6.72</text:p>
          </table:table-cell>
          <table:table-cell table:formula="of:=IF([.$N193]=[Datos.$C$4]*12+[Datos.$C$5];HYPERLINK(&quot;http://interes.ax5.org/&quot;);&quot;&quot;)">
            <text:p/>
          </table:table-cell>
          <table:table-cell table:style-name="ce65" table:formula="of:=[.N192]+1" office:value-type="float" office:value="186">
            <text:p>1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4]&gt;[Datos.$C$4]*12+[Datos.$C$5];&quot;&quot;;[.D193]-[.E194])" office:value-type="float" office:value="792.328586187723">
            <text:p>792.33</text:p>
          </table:table-cell>
          <table:table-cell table:style-name="ce58" table:formula="of:=IF([.$N194]&gt;[Datos.$C$4]*12+[Datos.$C$5];&quot;&quot;;[Datos.$C$9]-[.F194])" office:value-type="float" office:value="2.12383306637595">
            <text:p>2.12</text:p>
          </table:table-cell>
          <table:table-cell table:style-name="ce58" table:formula="of:=IF([.$N194]&gt;[Datos.$C$4]*12+[Datos.$C$5];&quot;&quot;;[.D193]*[Datos.$C$14])" office:value-type="float" office:value="6.33507515521452">
            <text:p>6.34</text:p>
          </table:table-cell>
          <table:table-cell table:style-name="ce58" table:number-columns-repeated="2"/>
          <table:table-cell table:style-name="ce65"/>
          <table:table-cell table:style-name="ce58" table:formula="of:=IF([.$N194]&gt;[Datos.$C$4]*12+[Datos.$C$5];&quot;&quot;;[.J193]-[.K194])" office:value-type="float" office:value="802.503640803341">
            <text:p>802.50</text:p>
          </table:table-cell>
          <table:table-cell table:style-name="ce58" table:formula="of:=IF([.$N194]&gt;[Datos.$C$4]*12+[Datos.$C$5];&quot;&quot;;[Datos.$C$11]-[.L194])" office:value-type="float" office:value="2.0709276306051">
            <text:p>2.07</text:p>
          </table:table-cell>
          <table:table-cell table:style-name="ce73" table:formula="of:=IF([.$N194]&gt;[Datos.$C$4]*12+[Datos.$C$5];&quot;&quot;;[.J193]*[Datos.$C$15])" office:value-type="float" office:value="6.70478807028288">
            <text:p>6.70</text:p>
          </table:table-cell>
          <table:table-cell table:formula="of:=IF([.$N194]=[Datos.$C$4]*12+[Datos.$C$5];HYPERLINK(&quot;http://interes.ax5.org/&quot;);&quot;&quot;)">
            <text:p/>
          </table:table-cell>
          <table:table-cell table:style-name="ce65" table:formula="of:=[.N193]+1" office:value-type="float" office:value="187">
            <text:p>1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5]&gt;[Datos.$C$4]*12+[Datos.$C$5];&quot;&quot;;[.D194]-[.E195])" office:value-type="float" office:value="790.187817378229">
            <text:p>790.19</text:p>
          </table:table-cell>
          <table:table-cell table:style-name="ce58" table:formula="of:=IF([.$N195]&gt;[Datos.$C$4]*12+[Datos.$C$5];&quot;&quot;;[Datos.$C$9]-[.F195])" office:value-type="float" office:value="2.14076880949478">
            <text:p>2.14</text:p>
          </table:table-cell>
          <table:table-cell table:style-name="ce58" table:formula="of:=IF([.$N195]&gt;[Datos.$C$4]*12+[Datos.$C$5];&quot;&quot;;[.D194]*[Datos.$C$14])" office:value-type="float" office:value="6.31813941209569">
            <text:p>6.32</text:p>
          </table:table-cell>
          <table:table-cell table:style-name="ce58" table:number-columns-repeated="2"/>
          <table:table-cell table:style-name="ce65"/>
          <table:table-cell table:style-name="ce58" table:formula="of:=IF([.$N195]&gt;[Datos.$C$4]*12+[Datos.$C$5];&quot;&quot;;[.J194]-[.K195])" office:value-type="float" office:value="800.415455442481">
            <text:p>800.42</text:p>
          </table:table-cell>
          <table:table-cell table:style-name="ce58" table:formula="of:=IF([.$N195]&gt;[Datos.$C$4]*12+[Datos.$C$5];&quot;&quot;;[Datos.$C$11]-[.L195])" office:value-type="float" office:value="2.08818536086015">
            <text:p>2.09</text:p>
          </table:table-cell>
          <table:table-cell table:style-name="ce73" table:formula="of:=IF([.$N195]&gt;[Datos.$C$4]*12+[Datos.$C$5];&quot;&quot;;[.J194]*[Datos.$C$15])" office:value-type="float" office:value="6.68753034002784">
            <text:p>6.69</text:p>
          </table:table-cell>
          <table:table-cell table:formula="of:=IF([.$N195]=[Datos.$C$4]*12+[Datos.$C$5];HYPERLINK(&quot;http://interes.ax5.org/&quot;);&quot;&quot;)">
            <text:p/>
          </table:table-cell>
          <table:table-cell table:style-name="ce65" table:formula="of:=[.N194]+1" office:value-type="float" office:value="188">
            <text:p>1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6]&gt;[Datos.$C$4]*12+[Datos.$C$5];&quot;&quot;;[.D195]-[.E196])" office:value-type="float" office:value="788.029977777621">
            <text:p>788.03</text:p>
          </table:table-cell>
          <table:table-cell table:style-name="ce58" table:formula="of:=IF([.$N196]&gt;[Datos.$C$4]*12+[Datos.$C$5];&quot;&quot;;[Datos.$C$9]-[.F196])" office:value-type="float" office:value="2.15783960060751">
            <text:p>2.16</text:p>
          </table:table-cell>
          <table:table-cell table:style-name="ce58" table:formula="of:=IF([.$N196]&gt;[Datos.$C$4]*12+[Datos.$C$5];&quot;&quot;;[.D195]*[Datos.$C$14])" office:value-type="float" office:value="6.30106862098296">
            <text:p>6.30</text:p>
          </table:table-cell>
          <table:table-cell table:style-name="ce58" table:number-columns-repeated="2"/>
          <table:table-cell table:style-name="ce65"/>
          <table:table-cell table:style-name="ce58" table:formula="of:=IF([.$N196]&gt;[Datos.$C$4]*12+[Datos.$C$5];&quot;&quot;;[.J195]-[.K196])" office:value-type="float" office:value="798.309868536947">
            <text:p>798.31</text:p>
          </table:table-cell>
          <table:table-cell table:style-name="ce58" table:formula="of:=IF([.$N196]&gt;[Datos.$C$4]*12+[Datos.$C$5];&quot;&quot;;[Datos.$C$11]-[.L196])" office:value-type="float" office:value="2.10558690553398">
            <text:p>2.11</text:p>
          </table:table-cell>
          <table:table-cell table:style-name="ce73" table:formula="of:=IF([.$N196]&gt;[Datos.$C$4]*12+[Datos.$C$5];&quot;&quot;;[.J195]*[Datos.$C$15])" office:value-type="float" office:value="6.67012879535401">
            <text:p>6.67</text:p>
          </table:table-cell>
          <table:table-cell table:formula="of:=IF([.$N196]=[Datos.$C$4]*12+[Datos.$C$5];HYPERLINK(&quot;http://interes.ax5.org/&quot;);&quot;&quot;)">
            <text:p/>
          </table:table-cell>
          <table:table-cell table:style-name="ce65" table:formula="of:=[.N195]+1" office:value-type="float" office:value="189">
            <text:p>1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7]&gt;[Datos.$C$4]*12+[Datos.$C$5];&quot;&quot;;[.D196]-[.E197])" office:value-type="float" office:value="785.854931261015">
            <text:p>785.85</text:p>
          </table:table-cell>
          <table:table-cell table:style-name="ce58" table:formula="of:=IF([.$N197]&gt;[Datos.$C$4]*12+[Datos.$C$5];&quot;&quot;;[Datos.$C$9]-[.F197])" office:value-type="float" office:value="2.1750465166058">
            <text:p>2.18</text:p>
          </table:table-cell>
          <table:table-cell table:style-name="ce58" table:formula="of:=IF([.$N197]&gt;[Datos.$C$4]*12+[Datos.$C$5];&quot;&quot;;[.D196]*[Datos.$C$14])" office:value-type="float" office:value="6.28386170498466">
            <text:p>6.28</text:p>
          </table:table-cell>
          <table:table-cell table:style-name="ce58" table:number-columns-repeated="2"/>
          <table:table-cell table:style-name="ce65"/>
          <table:table-cell table:style-name="ce58" table:formula="of:=IF([.$N197]&gt;[Datos.$C$4]*12+[Datos.$C$5];&quot;&quot;;[.J196]-[.K197])" office:value-type="float" office:value="796.186735073867">
            <text:p>796.19</text:p>
          </table:table-cell>
          <table:table-cell table:style-name="ce58" table:formula="of:=IF([.$N197]&gt;[Datos.$C$4]*12+[Datos.$C$5];&quot;&quot;;[Datos.$C$11]-[.L197])" office:value-type="float" office:value="2.1231334630801">
            <text:p>2.12</text:p>
          </table:table-cell>
          <table:table-cell table:style-name="ce73" table:formula="of:=IF([.$N197]&gt;[Datos.$C$4]*12+[Datos.$C$5];&quot;&quot;;[.J196]*[Datos.$C$15])" office:value-type="float" office:value="6.65258223780789">
            <text:p>6.65</text:p>
          </table:table-cell>
          <table:table-cell table:formula="of:=IF([.$N197]=[Datos.$C$4]*12+[Datos.$C$5];HYPERLINK(&quot;http://interes.ax5.org/&quot;);&quot;&quot;)">
            <text:p/>
          </table:table-cell>
          <table:table-cell table:style-name="ce65" table:formula="of:=[.N196]+1" office:value-type="float" office:value="190">
            <text:p>1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8]&gt;[Datos.$C$4]*12+[Datos.$C$5];&quot;&quot;;[.D197]-[.E198])" office:value-type="float" office:value="783.662540618047">
            <text:p>783.66</text:p>
          </table:table-cell>
          <table:table-cell table:style-name="ce58" table:formula="of:=IF([.$N198]&gt;[Datos.$C$4]*12+[Datos.$C$5];&quot;&quot;;[Datos.$C$9]-[.F198])" office:value-type="float" office:value="2.19239064296862">
            <text:p>2.19</text:p>
          </table:table-cell>
          <table:table-cell table:style-name="ce58" table:formula="of:=IF([.$N198]&gt;[Datos.$C$4]*12+[Datos.$C$5];&quot;&quot;;[.D197]*[Datos.$C$14])" office:value-type="float" office:value="6.26651757862185">
            <text:p>6.27</text:p>
          </table:table-cell>
          <table:table-cell table:style-name="ce58" table:number-columns-repeated="2"/>
          <table:table-cell table:style-name="ce65"/>
          <table:table-cell table:style-name="ce58" table:formula="of:=IF([.$N198]&gt;[Datos.$C$4]*12+[Datos.$C$5];&quot;&quot;;[.J197]-[.K198])" office:value-type="float" office:value="794.045908831928">
            <text:p>794.05</text:p>
          </table:table-cell>
          <table:table-cell table:style-name="ce58" table:formula="of:=IF([.$N198]&gt;[Datos.$C$4]*12+[Datos.$C$5];&quot;&quot;;[Datos.$C$11]-[.L198])" office:value-type="float" office:value="2.1408262419391">
            <text:p>2.14</text:p>
          </table:table-cell>
          <table:table-cell table:style-name="ce73" table:formula="of:=IF([.$N198]&gt;[Datos.$C$4]*12+[Datos.$C$5];&quot;&quot;;[.J197]*[Datos.$C$15])" office:value-type="float" office:value="6.63488945894889">
            <text:p>6.63</text:p>
          </table:table-cell>
          <table:table-cell table:formula="of:=IF([.$N198]=[Datos.$C$4]*12+[Datos.$C$5];HYPERLINK(&quot;http://interes.ax5.org/&quot;);&quot;&quot;)">
            <text:p/>
          </table:table-cell>
          <table:table-cell table:style-name="ce65" table:formula="of:=[.N197]+1" office:value-type="float" office:value="191">
            <text:p>19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87]+1" office:value-type="float" office:value="2030">
            <text:p>2030</text:p>
          </table:table-cell>
          <table:table-cell/>
          <table:table-cell table:style-name="ce57" table:formula="of:=IF([.$N199]&gt;[Datos.$C$4]*12+[Datos.$C$5];&quot;&quot;;[.D198]-[.E199])" office:value-type="float" office:value="781.452667544216">
            <text:p>781.45</text:p>
          </table:table-cell>
          <table:table-cell table:style-name="ce57" table:formula="of:=IF([.$N199]&gt;[Datos.$C$4]*12+[Datos.$C$5];&quot;&quot;;[Datos.$C$9]-[.F199])" office:value-type="float" office:value="2.20987307383066">
            <text:p>2.21</text:p>
          </table:table-cell>
          <table:table-cell table:style-name="ce57" table:formula="of:=IF([.$N199]&gt;[Datos.$C$4]*12+[Datos.$C$5];&quot;&quot;;[.D198]*[Datos.$C$14])" office:value-type="float" office:value="6.2490351477598">
            <text:p>6.25</text:p>
          </table:table-cell>
          <table:table-cell table:style-name="ce57" table:number-columns-repeated="2"/>
          <table:table-cell table:style-name="ce64"/>
          <table:table-cell table:style-name="ce57" table:formula="of:=IF([.$N199]&gt;[Datos.$C$4]*12+[Datos.$C$5];&quot;&quot;;[.J198]-[.K199])" office:value-type="float" office:value="791.887242371306">
            <text:p>791.89</text:p>
          </table:table-cell>
          <table:table-cell table:style-name="ce57" table:formula="of:=IF([.$N199]&gt;[Datos.$C$4]*12+[Datos.$C$5];&quot;&quot;;[Datos.$C$11]-[.L199])" office:value-type="float" office:value="2.15866646062192">
            <text:p>2.16</text:p>
          </table:table-cell>
          <table:table-cell table:style-name="ce74" table:formula="of:=IF([.$N199]&gt;[Datos.$C$4]*12+[Datos.$C$5];&quot;&quot;;[.J198]*[Datos.$C$15])" office:value-type="float" office:value="6.61704924026606">
            <text:p>6.62</text:p>
          </table:table-cell>
          <table:table-cell table:formula="of:=IF([.$N199]=[Datos.$C$4]*12+[Datos.$C$5];HYPERLINK(&quot;http://interes.ax5.org/&quot;);&quot;&quot;)">
            <text:p/>
          </table:table-cell>
          <table:table-cell table:style-name="ce64" table:formula="of:=[.N198]+1" office:value-type="float" office:value="192">
            <text:p>1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0]&gt;[Datos.$C$4]*12+[Datos.$C$5];&quot;&quot;;[.D199]-[.E200])" office:value-type="float" office:value="779.225172632165">
            <text:p>779.23</text:p>
          </table:table-cell>
          <table:table-cell table:style-name="ce58" table:formula="of:=IF([.$N200]&gt;[Datos.$C$4]*12+[Datos.$C$5];&quot;&quot;;[Datos.$C$9]-[.F200])" office:value-type="float" office:value="2.22749491205144">
            <text:p>2.23</text:p>
          </table:table-cell>
          <table:table-cell table:style-name="ce58" table:formula="of:=IF([.$N200]&gt;[Datos.$C$4]*12+[Datos.$C$5];&quot;&quot;;[.D199]*[Datos.$C$14])" office:value-type="float" office:value="6.23141330953903">
            <text:p>6.23</text:p>
          </table:table-cell>
          <table:table-cell table:style-name="ce58" table:number-columns-repeated="2"/>
          <table:table-cell table:style-name="ce65"/>
          <table:table-cell table:style-name="ce58" table:formula="of:=IF([.$N200]&gt;[Datos.$C$4]*12+[Datos.$C$5];&quot;&quot;;[.J199]-[.K200])" office:value-type="float" office:value="789.710587023512">
            <text:p>789.71</text:p>
          </table:table-cell>
          <table:table-cell table:style-name="ce58" table:formula="of:=IF([.$N200]&gt;[Datos.$C$4]*12+[Datos.$C$5];&quot;&quot;;[Datos.$C$11]-[.L200])" office:value-type="float" office:value="2.17665534779377">
            <text:p>2.18</text:p>
          </table:table-cell>
          <table:table-cell table:style-name="ce73" table:formula="of:=IF([.$N200]&gt;[Datos.$C$4]*12+[Datos.$C$5];&quot;&quot;;[.J199]*[Datos.$C$15])" office:value-type="float" office:value="6.59906035309421">
            <text:p>6.60</text:p>
          </table:table-cell>
          <table:table-cell table:formula="of:=IF([.$N200]=[Datos.$C$4]*12+[Datos.$C$5];HYPERLINK(&quot;http://interes.ax5.org/&quot;);&quot;&quot;)">
            <text:p/>
          </table:table-cell>
          <table:table-cell table:style-name="ce65" table:formula="of:=[.N199]+1" office:value-type="float" office:value="193">
            <text:p>1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1]&gt;[Datos.$C$4]*12+[Datos.$C$5];&quot;&quot;;[.D200]-[.E201])" office:value-type="float" office:value="776.97991536288">
            <text:p>776.98</text:p>
          </table:table-cell>
          <table:table-cell table:style-name="ce58" table:formula="of:=IF([.$N201]&gt;[Datos.$C$4]*12+[Datos.$C$5];&quot;&quot;;[Datos.$C$9]-[.F201])" office:value-type="float" office:value="2.24525726928481">
            <text:p>2.25</text:p>
          </table:table-cell>
          <table:table-cell table:style-name="ce58" table:formula="of:=IF([.$N201]&gt;[Datos.$C$4]*12+[Datos.$C$5];&quot;&quot;;[.D200]*[Datos.$C$14])" office:value-type="float" office:value="6.21365095230566">
            <text:p>6.21</text:p>
          </table:table-cell>
          <table:table-cell table:style-name="ce58" table:number-columns-repeated="2"/>
          <table:table-cell table:style-name="ce65"/>
          <table:table-cell table:style-name="ce58" table:formula="of:=IF([.$N201]&gt;[Datos.$C$4]*12+[Datos.$C$5];&quot;&quot;;[.J200]-[.K201])" office:value-type="float" office:value="787.515792881153">
            <text:p>787.52</text:p>
          </table:table-cell>
          <table:table-cell table:style-name="ce58" table:formula="of:=IF([.$N201]&gt;[Datos.$C$4]*12+[Datos.$C$5];&quot;&quot;;[Datos.$C$11]-[.L201])" office:value-type="float" office:value="2.19479414235872">
            <text:p>2.19</text:p>
          </table:table-cell>
          <table:table-cell table:style-name="ce73" table:formula="of:=IF([.$N201]&gt;[Datos.$C$4]*12+[Datos.$C$5];&quot;&quot;;[.J200]*[Datos.$C$15])" office:value-type="float" office:value="6.58092155852927">
            <text:p>6.58</text:p>
          </table:table-cell>
          <table:table-cell table:formula="of:=IF([.$N201]=[Datos.$C$4]*12+[Datos.$C$5];HYPERLINK(&quot;http://interes.ax5.org/&quot;);&quot;&quot;)">
            <text:p/>
          </table:table-cell>
          <table:table-cell table:style-name="ce65" table:formula="of:=[.N200]+1" office:value-type="float" office:value="194">
            <text:p>1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2]&gt;[Datos.$C$4]*12+[Datos.$C$5];&quot;&quot;;[.D201]-[.E202])" office:value-type="float" office:value="774.716754096831">
            <text:p>774.72</text:p>
          </table:table-cell>
          <table:table-cell table:style-name="ce58" table:formula="of:=IF([.$N202]&gt;[Datos.$C$4]*12+[Datos.$C$5];&quot;&quot;;[Datos.$C$9]-[.F202])" office:value-type="float" office:value="2.2631612660491">
            <text:p>2.26</text:p>
          </table:table-cell>
          <table:table-cell table:style-name="ce58" table:formula="of:=IF([.$N202]&gt;[Datos.$C$4]*12+[Datos.$C$5];&quot;&quot;;[.D201]*[Datos.$C$14])" office:value-type="float" office:value="6.19574695554136">
            <text:p>6.20</text:p>
          </table:table-cell>
          <table:table-cell table:style-name="ce58" table:number-columns-repeated="2"/>
          <table:table-cell table:style-name="ce65"/>
          <table:table-cell table:style-name="ce58" table:formula="of:=IF([.$N202]&gt;[Datos.$C$4]*12+[Datos.$C$5];&quot;&quot;;[.J201]-[.K202])" office:value-type="float" office:value="785.302708787608">
            <text:p>785.30</text:p>
          </table:table-cell>
          <table:table-cell table:style-name="ce58" table:formula="of:=IF([.$N202]&gt;[Datos.$C$4]*12+[Datos.$C$5];&quot;&quot;;[Datos.$C$11]-[.L202])" office:value-type="float" office:value="2.21308409354505">
            <text:p>2.21</text:p>
          </table:table-cell>
          <table:table-cell table:style-name="ce73" table:formula="of:=IF([.$N202]&gt;[Datos.$C$4]*12+[Datos.$C$5];&quot;&quot;;[.J201]*[Datos.$C$15])" office:value-type="float" office:value="6.56263160734294">
            <text:p>6.56</text:p>
          </table:table-cell>
          <table:table-cell table:formula="of:=IF([.$N202]=[Datos.$C$4]*12+[Datos.$C$5];HYPERLINK(&quot;http://interes.ax5.org/&quot;);&quot;&quot;)">
            <text:p/>
          </table:table-cell>
          <table:table-cell table:style-name="ce65" table:formula="of:=[.N201]+1" office:value-type="float" office:value="195">
            <text:p>1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3]&gt;[Datos.$C$4]*12+[Datos.$C$5];&quot;&quot;;[.D202]-[.E203])" office:value-type="float" office:value="772.435546065033">
            <text:p>772.44</text:p>
          </table:table-cell>
          <table:table-cell table:style-name="ce58" table:formula="of:=IF([.$N203]&gt;[Datos.$C$4]*12+[Datos.$C$5];&quot;&quot;;[Datos.$C$9]-[.F203])" office:value-type="float" office:value="2.28120803179783">
            <text:p>2.28</text:p>
          </table:table-cell>
          <table:table-cell table:style-name="ce58" table:formula="of:=IF([.$N203]&gt;[Datos.$C$4]*12+[Datos.$C$5];&quot;&quot;;[.D202]*[Datos.$C$14])" office:value-type="float" office:value="6.17770018979263">
            <text:p>6.18</text:p>
          </table:table-cell>
          <table:table-cell table:style-name="ce58" table:number-columns-repeated="2"/>
          <table:table-cell table:style-name="ce65"/>
          <table:table-cell table:style-name="ce58" table:formula="of:=IF([.$N203]&gt;[Datos.$C$4]*12+[Datos.$C$5];&quot;&quot;;[.J202]-[.K203])" office:value-type="float" office:value="783.071182326617">
            <text:p>783.07</text:p>
          </table:table-cell>
          <table:table-cell table:style-name="ce58" table:formula="of:=IF([.$N203]&gt;[Datos.$C$4]*12+[Datos.$C$5];&quot;&quot;;[Datos.$C$11]-[.L203])" office:value-type="float" office:value="2.23152646099125">
            <text:p>2.23</text:p>
          </table:table-cell>
          <table:table-cell table:style-name="ce73" table:formula="of:=IF([.$N203]&gt;[Datos.$C$4]*12+[Datos.$C$5];&quot;&quot;;[.J202]*[Datos.$C$15])" office:value-type="float" office:value="6.54418923989673">
            <text:p>6.54</text:p>
          </table:table-cell>
          <table:table-cell table:formula="of:=IF([.$N203]=[Datos.$C$4]*12+[Datos.$C$5];HYPERLINK(&quot;http://interes.ax5.org/&quot;);&quot;&quot;)">
            <text:p/>
          </table:table-cell>
          <table:table-cell table:style-name="ce65" table:formula="of:=[.N202]+1" office:value-type="float" office:value="196">
            <text:p>1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4]&gt;[Datos.$C$4]*12+[Datos.$C$5];&quot;&quot;;[.D203]-[.E204])" office:value-type="float" office:value="770.136147360042">
            <text:p>770.14</text:p>
          </table:table-cell>
          <table:table-cell table:style-name="ce58" table:formula="of:=IF([.$N204]&gt;[Datos.$C$4]*12+[Datos.$C$5];&quot;&quot;;[Datos.$C$9]-[.F204])" office:value-type="float" office:value="2.29939870499093">
            <text:p>2.30</text:p>
          </table:table-cell>
          <table:table-cell table:style-name="ce58" table:formula="of:=IF([.$N204]&gt;[Datos.$C$4]*12+[Datos.$C$5];&quot;&quot;;[.D203]*[Datos.$C$14])" office:value-type="float" office:value="6.15950951659953">
            <text:p>6.16</text:p>
          </table:table-cell>
          <table:table-cell table:style-name="ce58" table:number-columns-repeated="2"/>
          <table:table-cell table:style-name="ce65"/>
          <table:table-cell table:style-name="ce58" table:formula="of:=IF([.$N204]&gt;[Datos.$C$4]*12+[Datos.$C$5];&quot;&quot;;[.J203]-[.K204])" office:value-type="float" office:value="780.821059811784">
            <text:p>780.82</text:p>
          </table:table-cell>
          <table:table-cell table:style-name="ce58" table:formula="of:=IF([.$N204]&gt;[Datos.$C$4]*12+[Datos.$C$5];&quot;&quot;;[Datos.$C$11]-[.L204])" office:value-type="float" office:value="2.25012251483285">
            <text:p>2.25</text:p>
          </table:table-cell>
          <table:table-cell table:style-name="ce73" table:formula="of:=IF([.$N204]&gt;[Datos.$C$4]*12+[Datos.$C$5];&quot;&quot;;[.J203]*[Datos.$C$15])" office:value-type="float" office:value="6.52559318605514">
            <text:p>6.53</text:p>
          </table:table-cell>
          <table:table-cell table:formula="of:=IF([.$N204]=[Datos.$C$4]*12+[Datos.$C$5];HYPERLINK(&quot;http://interes.ax5.org/&quot;);&quot;&quot;)">
            <text:p/>
          </table:table-cell>
          <table:table-cell table:style-name="ce65" table:formula="of:=[.N203]+1" office:value-type="float" office:value="197">
            <text:p>1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5]&gt;[Datos.$C$4]*12+[Datos.$C$5];&quot;&quot;;[.D204]-[.E205])" office:value-type="float" office:value="767.818412926875">
            <text:p>767.82</text:p>
          </table:table-cell>
          <table:table-cell table:style-name="ce58" table:formula="of:=IF([.$N205]&gt;[Datos.$C$4]*12+[Datos.$C$5];&quot;&quot;;[Datos.$C$9]-[.F205])" office:value-type="float" office:value="2.31773443316657">
            <text:p>2.32</text:p>
          </table:table-cell>
          <table:table-cell table:style-name="ce58" table:formula="of:=IF([.$N205]&gt;[Datos.$C$4]*12+[Datos.$C$5];&quot;&quot;;[.D204]*[Datos.$C$14])" office:value-type="float" office:value="6.1411737884239">
            <text:p>6.14</text:p>
          </table:table-cell>
          <table:table-cell table:style-name="ce58" table:number-columns-repeated="2"/>
          <table:table-cell table:style-name="ce65"/>
          <table:table-cell table:style-name="ce58" table:formula="of:=IF([.$N205]&gt;[Datos.$C$4]*12+[Datos.$C$5];&quot;&quot;;[.J204]-[.K205])" office:value-type="float" office:value="778.552186275994">
            <text:p>778.55</text:p>
          </table:table-cell>
          <table:table-cell table:style-name="ce58" table:formula="of:=IF([.$N205]&gt;[Datos.$C$4]*12+[Datos.$C$5];&quot;&quot;;[Datos.$C$11]-[.L205])" office:value-type="float" office:value="2.26887353578979">
            <text:p>2.27</text:p>
          </table:table-cell>
          <table:table-cell table:style-name="ce73" table:formula="of:=IF([.$N205]&gt;[Datos.$C$4]*12+[Datos.$C$5];&quot;&quot;;[.J204]*[Datos.$C$15])" office:value-type="float" office:value="6.5068421650982">
            <text:p>6.51</text:p>
          </table:table-cell>
          <table:table-cell table:formula="of:=IF([.$N205]=[Datos.$C$4]*12+[Datos.$C$5];HYPERLINK(&quot;http://interes.ax5.org/&quot;);&quot;&quot;)">
            <text:p/>
          </table:table-cell>
          <table:table-cell table:style-name="ce65" table:formula="of:=[.N204]+1" office:value-type="float" office:value="198">
            <text:p>1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6]&gt;[Datos.$C$4]*12+[Datos.$C$5];&quot;&quot;;[.D205]-[.E206])" office:value-type="float" office:value="765.482196553862">
            <text:p>765.48</text:p>
          </table:table-cell>
          <table:table-cell table:style-name="ce58" table:formula="of:=IF([.$N206]&gt;[Datos.$C$4]*12+[Datos.$C$5];&quot;&quot;;[Datos.$C$9]-[.F206])" office:value-type="float" office:value="2.33621637301355">
            <text:p>2.34</text:p>
          </table:table-cell>
          <table:table-cell table:style-name="ce58" table:formula="of:=IF([.$N206]&gt;[Datos.$C$4]*12+[Datos.$C$5];&quot;&quot;;[.D205]*[Datos.$C$14])" office:value-type="float" office:value="6.12269184857692">
            <text:p>6.12</text:p>
          </table:table-cell>
          <table:table-cell table:style-name="ce58" table:number-columns-repeated="2"/>
          <table:table-cell table:style-name="ce65"/>
          <table:table-cell table:style-name="ce58" table:formula="of:=IF([.$N206]&gt;[Datos.$C$4]*12+[Datos.$C$5];&quot;&quot;;[.J205]-[.K206])" office:value-type="float" office:value="776.26440546074">
            <text:p>776.26</text:p>
          </table:table-cell>
          <table:table-cell table:style-name="ce58" table:formula="of:=IF([.$N206]&gt;[Datos.$C$4]*12+[Datos.$C$5];&quot;&quot;;[Datos.$C$11]-[.L206])" office:value-type="float" office:value="2.2877808152547">
            <text:p>2.29</text:p>
          </table:table-cell>
          <table:table-cell table:style-name="ce73" table:formula="of:=IF([.$N206]&gt;[Datos.$C$4]*12+[Datos.$C$5];&quot;&quot;;[.J205]*[Datos.$C$15])" office:value-type="float" office:value="6.48793488563328">
            <text:p>6.49</text:p>
          </table:table-cell>
          <table:table-cell table:formula="of:=IF([.$N206]=[Datos.$C$4]*12+[Datos.$C$5];HYPERLINK(&quot;http://interes.ax5.org/&quot;);&quot;&quot;)">
            <text:p/>
          </table:table-cell>
          <table:table-cell table:style-name="ce65" table:formula="of:=[.N205]+1" office:value-type="float" office:value="199">
            <text:p>1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7]&gt;[Datos.$C$4]*12+[Datos.$C$5];&quot;&quot;;[.D206]-[.E207])" office:value-type="float" office:value="763.127350863417">
            <text:p>763.13</text:p>
          </table:table-cell>
          <table:table-cell table:style-name="ce58" table:formula="of:=IF([.$N207]&gt;[Datos.$C$4]*12+[Datos.$C$5];&quot;&quot;;[Datos.$C$9]-[.F207])" office:value-type="float" office:value="2.35484569044426">
            <text:p>2.35</text:p>
          </table:table-cell>
          <table:table-cell table:style-name="ce58" table:formula="of:=IF([.$N207]&gt;[Datos.$C$4]*12+[Datos.$C$5];&quot;&quot;;[.D206]*[Datos.$C$14])" office:value-type="float" office:value="6.10406253114621">
            <text:p>6.10</text:p>
          </table:table-cell>
          <table:table-cell table:style-name="ce58" table:number-columns-repeated="2"/>
          <table:table-cell table:style-name="ce65"/>
          <table:table-cell table:style-name="ce58" table:formula="of:=IF([.$N207]&gt;[Datos.$C$4]*12+[Datos.$C$5];&quot;&quot;;[.J206]-[.K207])" office:value-type="float" office:value="773.957559805358">
            <text:p>773.96</text:p>
          </table:table-cell>
          <table:table-cell table:style-name="ce58" table:formula="of:=IF([.$N207]&gt;[Datos.$C$4]*12+[Datos.$C$5];&quot;&quot;;[Datos.$C$11]-[.L207])" office:value-type="float" office:value="2.30684565538183">
            <text:p>2.31</text:p>
          </table:table-cell>
          <table:table-cell table:style-name="ce73" table:formula="of:=IF([.$N207]&gt;[Datos.$C$4]*12+[Datos.$C$5];&quot;&quot;;[.J206]*[Datos.$C$15])" office:value-type="float" office:value="6.46887004550616">
            <text:p>6.47</text:p>
          </table:table-cell>
          <table:table-cell table:formula="of:=IF([.$N207]=[Datos.$C$4]*12+[Datos.$C$5];HYPERLINK(&quot;http://interes.ax5.org/&quot;);&quot;&quot;)">
            <text:p/>
          </table:table-cell>
          <table:table-cell table:style-name="ce65" table:formula="of:=[.N206]+1" office:value-type="float" office:value="200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8]&gt;[Datos.$C$4]*12+[Datos.$C$5];&quot;&quot;;[.D207]-[.E208])" office:value-type="float" office:value="760.753727302749">
            <text:p>760.75</text:p>
          </table:table-cell>
          <table:table-cell table:style-name="ce58" table:formula="of:=IF([.$N208]&gt;[Datos.$C$4]*12+[Datos.$C$5];&quot;&quot;;[Datos.$C$9]-[.F208])" office:value-type="float" office:value="2.37362356066826">
            <text:p>2.37</text:p>
          </table:table-cell>
          <table:table-cell table:style-name="ce58" table:formula="of:=IF([.$N208]&gt;[Datos.$C$4]*12+[Datos.$C$5];&quot;&quot;;[.D207]*[Datos.$C$14])" office:value-type="float" office:value="6.0852846609222">
            <text:p>6.09</text:p>
          </table:table-cell>
          <table:table-cell table:style-name="ce58" table:number-columns-repeated="2"/>
          <table:table-cell table:style-name="ce65"/>
          <table:table-cell table:style-name="ce58" table:formula="of:=IF([.$N208]&gt;[Datos.$C$4]*12+[Datos.$C$5];&quot;&quot;;[.J207]-[.K208])" office:value-type="float" office:value="771.631490436181">
            <text:p>771.63</text:p>
          </table:table-cell>
          <table:table-cell table:style-name="ce58" table:formula="of:=IF([.$N208]&gt;[Datos.$C$4]*12+[Datos.$C$5];&quot;&quot;;[Datos.$C$11]-[.L208])" office:value-type="float" office:value="2.32606936917667">
            <text:p>2.33</text:p>
          </table:table-cell>
          <table:table-cell table:style-name="ce73" table:formula="of:=IF([.$N208]&gt;[Datos.$C$4]*12+[Datos.$C$5];&quot;&quot;;[.J207]*[Datos.$C$15])" office:value-type="float" office:value="6.44964633171131">
            <text:p>6.45</text:p>
          </table:table-cell>
          <table:table-cell table:formula="of:=IF([.$N208]=[Datos.$C$4]*12+[Datos.$C$5];HYPERLINK(&quot;http://interes.ax5.org/&quot;);&quot;&quot;)">
            <text:p/>
          </table:table-cell>
          <table:table-cell table:style-name="ce65" table:formula="of:=[.N207]+1" office:value-type="float" office:value="201">
            <text:p>2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9]&gt;[Datos.$C$4]*12+[Datos.$C$5];&quot;&quot;;[.D208]-[.E209])" office:value-type="float" office:value="758.361176134483">
            <text:p>758.36</text:p>
          </table:table-cell>
          <table:table-cell table:style-name="ce58" table:formula="of:=IF([.$N209]&gt;[Datos.$C$4]*12+[Datos.$C$5];&quot;&quot;;[Datos.$C$9]-[.F209])" office:value-type="float" office:value="2.39255116826639">
            <text:p>2.39</text:p>
          </table:table-cell>
          <table:table-cell table:style-name="ce58" table:formula="of:=IF([.$N209]&gt;[Datos.$C$4]*12+[Datos.$C$5];&quot;&quot;;[.D208]*[Datos.$C$14])" office:value-type="float" office:value="6.06635705332408">
            <text:p>6.07</text:p>
          </table:table-cell>
          <table:table-cell table:style-name="ce58" table:number-columns-repeated="2"/>
          <table:table-cell table:style-name="ce65"/>
          <table:table-cell table:style-name="ce58" table:formula="of:=IF([.$N209]&gt;[Datos.$C$4]*12+[Datos.$C$5];&quot;&quot;;[.J208]-[.K209])" office:value-type="float" office:value="769.286037155594">
            <text:p>769.29</text:p>
          </table:table-cell>
          <table:table-cell table:style-name="ce58" table:formula="of:=IF([.$N209]&gt;[Datos.$C$4]*12+[Datos.$C$5];&quot;&quot;;[Datos.$C$11]-[.L209])" office:value-type="float" office:value="2.34545328058648">
            <text:p>2.35</text:p>
          </table:table-cell>
          <table:table-cell table:style-name="ce73" table:formula="of:=IF([.$N209]&gt;[Datos.$C$4]*12+[Datos.$C$5];&quot;&quot;;[.J208]*[Datos.$C$15])" office:value-type="float" office:value="6.43026242030151">
            <text:p>6.43</text:p>
          </table:table-cell>
          <table:table-cell table:formula="of:=IF([.$N209]=[Datos.$C$4]*12+[Datos.$C$5];HYPERLINK(&quot;http://interes.ax5.org/&quot;);&quot;&quot;)">
            <text:p/>
          </table:table-cell>
          <table:table-cell table:style-name="ce65" table:formula="of:=[.N208]+1" office:value-type="float" office:value="202">
            <text:p>2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0]&gt;[Datos.$C$4]*12+[Datos.$C$5];&quot;&quot;;[.D209]-[.E210])" office:value-type="float" office:value="755.949546427217">
            <text:p>755.95</text:p>
          </table:table-cell>
          <table:table-cell table:style-name="ce58" table:formula="of:=IF([.$N210]&gt;[Datos.$C$4]*12+[Datos.$C$5];&quot;&quot;;[Datos.$C$9]-[.F210])" office:value-type="float" office:value="2.41162970726548">
            <text:p>2.41</text:p>
          </table:table-cell>
          <table:table-cell table:style-name="ce58" table:formula="of:=IF([.$N210]&gt;[Datos.$C$4]*12+[Datos.$C$5];&quot;&quot;;[.D209]*[Datos.$C$14])" office:value-type="float" office:value="6.04727851432499">
            <text:p>6.05</text:p>
          </table:table-cell>
          <table:table-cell table:style-name="ce58" table:number-columns-repeated="2"/>
          <table:table-cell table:style-name="ce65"/>
          <table:table-cell table:style-name="ce58" table:formula="of:=IF([.$N210]&gt;[Datos.$C$4]*12+[Datos.$C$5];&quot;&quot;;[.J209]-[.K210])" office:value-type="float" office:value="766.921038431003">
            <text:p>766.92</text:p>
          </table:table-cell>
          <table:table-cell table:style-name="ce58" table:formula="of:=IF([.$N210]&gt;[Datos.$C$4]*12+[Datos.$C$5];&quot;&quot;;[Datos.$C$11]-[.L210])" office:value-type="float" office:value="2.36499872459137">
            <text:p>2.36</text:p>
          </table:table-cell>
          <table:table-cell table:style-name="ce73" table:formula="of:=IF([.$N210]&gt;[Datos.$C$4]*12+[Datos.$C$5];&quot;&quot;;[.J209]*[Datos.$C$15])" office:value-type="float" office:value="6.41071697629662">
            <text:p>6.41</text:p>
          </table:table-cell>
          <table:table-cell table:formula="of:=IF([.$N210]=[Datos.$C$4]*12+[Datos.$C$5];HYPERLINK(&quot;http://interes.ax5.org/&quot;);&quot;&quot;)">
            <text:p/>
          </table:table-cell>
          <table:table-cell table:style-name="ce65" table:formula="of:=[.N209]+1" office:value-type="float" office:value="203">
            <text:p>20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99]+1" office:value-type="float" office:value="2031">
            <text:p>2031</text:p>
          </table:table-cell>
          <table:table-cell/>
          <table:table-cell table:style-name="ce57" table:formula="of:=IF([.$N211]&gt;[Datos.$C$4]*12+[Datos.$C$5];&quot;&quot;;[.D210]-[.E211])" office:value-type="float" office:value="753.518686046004">
            <text:p>753.52</text:p>
          </table:table-cell>
          <table:table-cell table:style-name="ce57" table:formula="of:=IF([.$N211]&gt;[Datos.$C$4]*12+[Datos.$C$5];&quot;&quot;;[Datos.$C$9]-[.F211])" office:value-type="float" office:value="2.43086038121373">
            <text:p>2.43</text:p>
          </table:table-cell>
          <table:table-cell table:style-name="ce57" table:formula="of:=IF([.$N211]&gt;[Datos.$C$4]*12+[Datos.$C$5];&quot;&quot;;[.D210]*[Datos.$C$14])" office:value-type="float" office:value="6.02804784037674">
            <text:p>6.03</text:p>
          </table:table-cell>
          <table:table-cell table:style-name="ce57" table:number-columns-repeated="2"/>
          <table:table-cell table:style-name="ce64"/>
          <table:table-cell table:style-name="ce57" table:formula="of:=IF([.$N211]&gt;[Datos.$C$4]*12+[Datos.$C$5];&quot;&quot;;[.J210]-[.K211])" office:value-type="float" office:value="764.536331383707">
            <text:p>764.54</text:p>
          </table:table-cell>
          <table:table-cell table:style-name="ce57" table:formula="of:=IF([.$N211]&gt;[Datos.$C$4]*12+[Datos.$C$5];&quot;&quot;;[Datos.$C$11]-[.L211])" office:value-type="float" office:value="2.3847070472963">
            <text:p>2.38</text:p>
          </table:table-cell>
          <table:table-cell table:style-name="ce74" table:formula="of:=IF([.$N211]&gt;[Datos.$C$4]*12+[Datos.$C$5];&quot;&quot;;[.J210]*[Datos.$C$15])" office:value-type="float" office:value="6.39100865359169">
            <text:p>6.39</text:p>
          </table:table-cell>
          <table:table-cell table:formula="of:=IF([.$N211]=[Datos.$C$4]*12+[Datos.$C$5];HYPERLINK(&quot;http://interes.ax5.org/&quot;);&quot;&quot;)">
            <text:p/>
          </table:table-cell>
          <table:table-cell table:style-name="ce64" table:formula="of:=[.N210]+1" office:value-type="float" office:value="204">
            <text:p>2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2]&gt;[Datos.$C$4]*12+[Datos.$C$5];&quot;&quot;;[.D211]-[.E212])" office:value-type="float" office:value="751.068441642747">
            <text:p>751.07</text:p>
          </table:table-cell>
          <table:table-cell table:style-name="ce58" table:formula="of:=IF([.$N212]&gt;[Datos.$C$4]*12+[Datos.$C$5];&quot;&quot;;[Datos.$C$9]-[.F212])" office:value-type="float" office:value="2.45024440325659">
            <text:p>2.45</text:p>
          </table:table-cell>
          <table:table-cell table:style-name="ce58" table:formula="of:=IF([.$N212]&gt;[Datos.$C$4]*12+[Datos.$C$5];&quot;&quot;;[.D211]*[Datos.$C$14])" office:value-type="float" office:value="6.00866381833388">
            <text:p>6.01</text:p>
          </table:table-cell>
          <table:table-cell table:style-name="ce58" table:number-columns-repeated="2"/>
          <table:table-cell table:style-name="ce65"/>
          <table:table-cell table:style-name="ce58" table:formula="of:=IF([.$N212]&gt;[Datos.$C$4]*12+[Datos.$C$5];&quot;&quot;;[.J211]-[.K212])" office:value-type="float" office:value="762.131751777683">
            <text:p>762.13</text:p>
          </table:table-cell>
          <table:table-cell table:style-name="ce58" table:formula="of:=IF([.$N212]&gt;[Datos.$C$4]*12+[Datos.$C$5];&quot;&quot;;[Datos.$C$11]-[.L212])" office:value-type="float" office:value="2.40457960602376">
            <text:p>2.40</text:p>
          </table:table-cell>
          <table:table-cell table:style-name="ce73" table:formula="of:=IF([.$N212]&gt;[Datos.$C$4]*12+[Datos.$C$5];&quot;&quot;;[.J211]*[Datos.$C$15])" office:value-type="float" office:value="6.37113609486422">
            <text:p>6.37</text:p>
          </table:table-cell>
          <table:table-cell table:formula="of:=IF([.$N212]=[Datos.$C$4]*12+[Datos.$C$5];HYPERLINK(&quot;http://interes.ax5.org/&quot;);&quot;&quot;)">
            <text:p/>
          </table:table-cell>
          <table:table-cell table:style-name="ce65" table:formula="of:=[.N211]+1" office:value-type="float" office:value="205">
            <text:p>2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3]&gt;[Datos.$C$4]*12+[Datos.$C$5];&quot;&quot;;[.D212]-[.E213])" office:value-type="float" office:value="748.598658646534">
            <text:p>748.60</text:p>
          </table:table-cell>
          <table:table-cell table:style-name="ce58" table:formula="of:=IF([.$N213]&gt;[Datos.$C$4]*12+[Datos.$C$5];&quot;&quot;;[Datos.$C$9]-[.F213])" office:value-type="float" office:value="2.46978299621329">
            <text:p>2.47</text:p>
          </table:table-cell>
          <table:table-cell table:style-name="ce58" table:formula="of:=IF([.$N213]&gt;[Datos.$C$4]*12+[Datos.$C$5];&quot;&quot;;[.D212]*[Datos.$C$14])" office:value-type="float" office:value="5.98912522537718">
            <text:p>5.99</text:p>
          </table:table-cell>
          <table:table-cell table:style-name="ce58" table:number-columns-repeated="2"/>
          <table:table-cell table:style-name="ce65"/>
          <table:table-cell table:style-name="ce58" table:formula="of:=IF([.$N213]&gt;[Datos.$C$4]*12+[Datos.$C$5];&quot;&quot;;[.J212]-[.K213])" office:value-type="float" office:value="759.707134008276">
            <text:p>759.71</text:p>
          </table:table-cell>
          <table:table-cell table:style-name="ce58" table:formula="of:=IF([.$N213]&gt;[Datos.$C$4]*12+[Datos.$C$5];&quot;&quot;;[Datos.$C$11]-[.L213])" office:value-type="float" office:value="2.4246177694073">
            <text:p>2.42</text:p>
          </table:table-cell>
          <table:table-cell table:style-name="ce73" table:formula="of:=IF([.$N213]&gt;[Datos.$C$4]*12+[Datos.$C$5];&quot;&quot;;[.J212]*[Datos.$C$15])" office:value-type="float" office:value="6.35109793148069">
            <text:p>6.35</text:p>
          </table:table-cell>
          <table:table-cell table:formula="of:=IF([.$N213]=[Datos.$C$4]*12+[Datos.$C$5];HYPERLINK(&quot;http://interes.ax5.org/&quot;);&quot;&quot;)">
            <text:p/>
          </table:table-cell>
          <table:table-cell table:style-name="ce65" table:formula="of:=[.N212]+1" office:value-type="float" office:value="206">
            <text:p>2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4]&gt;[Datos.$C$4]*12+[Datos.$C$5];&quot;&quot;;[.D213]-[.E214])" office:value-type="float" office:value="746.10918125388">
            <text:p>746.11</text:p>
          </table:table-cell>
          <table:table-cell table:style-name="ce58" table:formula="of:=IF([.$N214]&gt;[Datos.$C$4]*12+[Datos.$C$5];&quot;&quot;;[Datos.$C$9]-[.F214])" office:value-type="float" office:value="2.48947739265402">
            <text:p>2.49</text:p>
          </table:table-cell>
          <table:table-cell table:style-name="ce58" table:formula="of:=IF([.$N214]&gt;[Datos.$C$4]*12+[Datos.$C$5];&quot;&quot;;[.D213]*[Datos.$C$14])" office:value-type="float" office:value="5.96943082893645">
            <text:p>5.97</text:p>
          </table:table-cell>
          <table:table-cell table:style-name="ce58" table:number-columns-repeated="2"/>
          <table:table-cell table:style-name="ce65"/>
          <table:table-cell table:style-name="ce58" table:formula="of:=IF([.$N214]&gt;[Datos.$C$4]*12+[Datos.$C$5];&quot;&quot;;[.J213]-[.K214])" office:value-type="float" office:value="757.26231109079">
            <text:p>757.26</text:p>
          </table:table-cell>
          <table:table-cell table:style-name="ce58" table:formula="of:=IF([.$N214]&gt;[Datos.$C$4]*12+[Datos.$C$5];&quot;&quot;;[Datos.$C$11]-[.L214])" office:value-type="float" office:value="2.44482291748569">
            <text:p>2.44</text:p>
          </table:table-cell>
          <table:table-cell table:style-name="ce73" table:formula="of:=IF([.$N214]&gt;[Datos.$C$4]*12+[Datos.$C$5];&quot;&quot;;[.J213]*[Datos.$C$15])" office:value-type="float" office:value="6.3308927834023">
            <text:p>6.33</text:p>
          </table:table-cell>
          <table:table-cell table:formula="of:=IF([.$N214]=[Datos.$C$4]*12+[Datos.$C$5];HYPERLINK(&quot;http://interes.ax5.org/&quot;);&quot;&quot;)">
            <text:p/>
          </table:table-cell>
          <table:table-cell table:style-name="ce65" table:formula="of:=[.N213]+1" office:value-type="float" office:value="207">
            <text:p>20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5]&gt;[Datos.$C$4]*12+[Datos.$C$5];&quot;&quot;;[.D214]-[.E215])" office:value-type="float" office:value="743.599852418902">
            <text:p>743.60</text:p>
          </table:table-cell>
          <table:table-cell table:style-name="ce58" table:formula="of:=IF([.$N215]&gt;[Datos.$C$4]*12+[Datos.$C$5];&quot;&quot;;[Datos.$C$9]-[.F215])" office:value-type="float" office:value="2.50932883497762">
            <text:p>2.51</text:p>
          </table:table-cell>
          <table:table-cell table:style-name="ce58" table:formula="of:=IF([.$N215]&gt;[Datos.$C$4]*12+[Datos.$C$5];&quot;&quot;;[.D214]*[Datos.$C$14])" office:value-type="float" office:value="5.94957938661285">
            <text:p>5.95</text:p>
          </table:table-cell>
          <table:table-cell table:style-name="ce58" table:number-columns-repeated="2"/>
          <table:table-cell table:style-name="ce65"/>
          <table:table-cell table:style-name="ce58" table:formula="of:=IF([.$N215]&gt;[Datos.$C$4]*12+[Datos.$C$5];&quot;&quot;;[.J214]-[.K215])" office:value-type="float" office:value="754.797114648992">
            <text:p>754.80</text:p>
          </table:table-cell>
          <table:table-cell table:style-name="ce58" table:formula="of:=IF([.$N215]&gt;[Datos.$C$4]*12+[Datos.$C$5];&quot;&quot;;[Datos.$C$11]-[.L215])" office:value-type="float" office:value="2.46519644179807">
            <text:p>2.47</text:p>
          </table:table-cell>
          <table:table-cell table:style-name="ce73" table:formula="of:=IF([.$N215]&gt;[Datos.$C$4]*12+[Datos.$C$5];&quot;&quot;;[.J214]*[Datos.$C$15])" office:value-type="float" office:value="6.31051925908992">
            <text:p>6.31</text:p>
          </table:table-cell>
          <table:table-cell table:formula="of:=IF([.$N215]=[Datos.$C$4]*12+[Datos.$C$5];HYPERLINK(&quot;http://interes.ax5.org/&quot;);&quot;&quot;)">
            <text:p/>
          </table:table-cell>
          <table:table-cell table:style-name="ce65" table:formula="of:=[.N214]+1" office:value-type="float" office:value="208">
            <text:p>2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6]&gt;[Datos.$C$4]*12+[Datos.$C$5];&quot;&quot;;[.D215]-[.E216])" office:value-type="float" office:value="741.070513843412">
            <text:p>741.07</text:p>
          </table:table-cell>
          <table:table-cell table:style-name="ce58" table:formula="of:=IF([.$N216]&gt;[Datos.$C$4]*12+[Datos.$C$5];&quot;&quot;;[Datos.$C$9]-[.F216])" office:value-type="float" office:value="2.52933857549003">
            <text:p>2.53</text:p>
          </table:table-cell>
          <table:table-cell table:style-name="ce58" table:formula="of:=IF([.$N216]&gt;[Datos.$C$4]*12+[Datos.$C$5];&quot;&quot;;[.D215]*[Datos.$C$14])" office:value-type="float" office:value="5.92956964610044">
            <text:p>5.93</text:p>
          </table:table-cell>
          <table:table-cell table:style-name="ce58" table:number-columns-repeated="2"/>
          <table:table-cell table:style-name="ce65"/>
          <table:table-cell table:style-name="ce58" table:formula="of:=IF([.$N216]&gt;[Datos.$C$4]*12+[Datos.$C$5];&quot;&quot;;[.J215]-[.K216])" office:value-type="float" office:value="752.311374903512">
            <text:p>752.31</text:p>
          </table:table-cell>
          <table:table-cell table:style-name="ce58" table:formula="of:=IF([.$N216]&gt;[Datos.$C$4]*12+[Datos.$C$5];&quot;&quot;;[Datos.$C$11]-[.L216])" office:value-type="float" office:value="2.48573974547972">
            <text:p>2.49</text:p>
          </table:table-cell>
          <table:table-cell table:style-name="ce73" table:formula="of:=IF([.$N216]&gt;[Datos.$C$4]*12+[Datos.$C$5];&quot;&quot;;[.J215]*[Datos.$C$15])" office:value-type="float" office:value="6.28997595540827">
            <text:p>6.29</text:p>
          </table:table-cell>
          <table:table-cell table:formula="of:=IF([.$N216]=[Datos.$C$4]*12+[Datos.$C$5];HYPERLINK(&quot;http://interes.ax5.org/&quot;);&quot;&quot;)">
            <text:p/>
          </table:table-cell>
          <table:table-cell table:style-name="ce65" table:formula="of:=[.N215]+1" office:value-type="float" office:value="209">
            <text:p>2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7]&gt;[Datos.$C$4]*12+[Datos.$C$5];&quot;&quot;;[.D216]-[.E217])" office:value-type="float" office:value="738.521005966929">
            <text:p>738.52</text:p>
          </table:table-cell>
          <table:table-cell table:style-name="ce58" table:formula="of:=IF([.$N217]&gt;[Datos.$C$4]*12+[Datos.$C$5];&quot;&quot;;[Datos.$C$9]-[.F217])" office:value-type="float" office:value="2.54950787648323">
            <text:p>2.55</text:p>
          </table:table-cell>
          <table:table-cell table:style-name="ce58" table:formula="of:=IF([.$N217]&gt;[Datos.$C$4]*12+[Datos.$C$5];&quot;&quot;;[.D216]*[Datos.$C$14])" office:value-type="float" office:value="5.90940034510724">
            <text:p>5.91</text:p>
          </table:table-cell>
          <table:table-cell table:style-name="ce58" table:number-columns-repeated="2"/>
          <table:table-cell table:style-name="ce65"/>
          <table:table-cell table:style-name="ce58" table:formula="of:=IF([.$N217]&gt;[Datos.$C$4]*12+[Datos.$C$5];&quot;&quot;;[.J216]-[.K217])" office:value-type="float" office:value="749.804920660154">
            <text:p>749.80</text:p>
          </table:table-cell>
          <table:table-cell table:style-name="ce58" table:formula="of:=IF([.$N217]&gt;[Datos.$C$4]*12+[Datos.$C$5];&quot;&quot;;[Datos.$C$11]-[.L217])" office:value-type="float" office:value="2.50645424335872">
            <text:p>2.51</text:p>
          </table:table-cell>
          <table:table-cell table:style-name="ce73" table:formula="of:=IF([.$N217]&gt;[Datos.$C$4]*12+[Datos.$C$5];&quot;&quot;;[.J216]*[Datos.$C$15])" office:value-type="float" office:value="6.26926145752927">
            <text:p>6.27</text:p>
          </table:table-cell>
          <table:table-cell table:formula="of:=IF([.$N217]=[Datos.$C$4]*12+[Datos.$C$5];HYPERLINK(&quot;http://interes.ax5.org/&quot;);&quot;&quot;)">
            <text:p/>
          </table:table-cell>
          <table:table-cell table:style-name="ce65" table:formula="of:=[.N216]+1" office:value-type="float" office:value="210">
            <text:p>2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8]&gt;[Datos.$C$4]*12+[Datos.$C$5];&quot;&quot;;[.D217]-[.E218])" office:value-type="float" office:value="735.951167956614">
            <text:p>735.95</text:p>
          </table:table-cell>
          <table:table-cell table:style-name="ce58" table:formula="of:=IF([.$N218]&gt;[Datos.$C$4]*12+[Datos.$C$5];&quot;&quot;;[Datos.$C$9]-[.F218])" office:value-type="float" office:value="2.5698380103149">
            <text:p>2.57</text:p>
          </table:table-cell>
          <table:table-cell table:style-name="ce58" table:formula="of:=IF([.$N218]&gt;[Datos.$C$4]*12+[Datos.$C$5];&quot;&quot;;[.D217]*[Datos.$C$14])" office:value-type="float" office:value="5.88907021127557">
            <text:p>5.89</text:p>
          </table:table-cell>
          <table:table-cell table:style-name="ce58" table:number-columns-repeated="2"/>
          <table:table-cell table:style-name="ce65"/>
          <table:table-cell table:style-name="ce58" table:formula="of:=IF([.$N218]&gt;[Datos.$C$4]*12+[Datos.$C$5];&quot;&quot;;[.J217]-[.K218])" office:value-type="float" office:value="747.2775792981">
            <text:p>747.28</text:p>
          </table:table-cell>
          <table:table-cell table:style-name="ce58" table:formula="of:=IF([.$N218]&gt;[Datos.$C$4]*12+[Datos.$C$5];&quot;&quot;;[Datos.$C$11]-[.L218])" office:value-type="float" office:value="2.52734136205337">
            <text:p>2.53</text:p>
          </table:table-cell>
          <table:table-cell table:style-name="ce73" table:formula="of:=IF([.$N218]&gt;[Datos.$C$4]*12+[Datos.$C$5];&quot;&quot;;[.J217]*[Datos.$C$15])" office:value-type="float" office:value="6.24837433883461">
            <text:p>6.25</text:p>
          </table:table-cell>
          <table:table-cell table:formula="of:=IF([.$N218]=[Datos.$C$4]*12+[Datos.$C$5];HYPERLINK(&quot;http://interes.ax5.org/&quot;);&quot;&quot;)">
            <text:p/>
          </table:table-cell>
          <table:table-cell table:style-name="ce65" table:formula="of:=[.N217]+1" office:value-type="float" office:value="211">
            <text:p>2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9]&gt;[Datos.$C$4]*12+[Datos.$C$5];&quot;&quot;;[.D218]-[.E219])" office:value-type="float" office:value="733.360837697125">
            <text:p>733.36</text:p>
          </table:table-cell>
          <table:table-cell table:style-name="ce58" table:formula="of:=IF([.$N219]&gt;[Datos.$C$4]*12+[Datos.$C$5];&quot;&quot;;[Datos.$C$9]-[.F219])" office:value-type="float" office:value="2.59033025948869">
            <text:p>2.59</text:p>
          </table:table-cell>
          <table:table-cell table:style-name="ce58" table:formula="of:=IF([.$N219]&gt;[Datos.$C$4]*12+[Datos.$C$5];&quot;&quot;;[.D218]*[Datos.$C$14])" office:value-type="float" office:value="5.86857796210178">
            <text:p>5.87</text:p>
          </table:table-cell>
          <table:table-cell table:style-name="ce58" table:number-columns-repeated="2"/>
          <table:table-cell table:style-name="ce65"/>
          <table:table-cell table:style-name="ce58" table:formula="of:=IF([.$N219]&gt;[Datos.$C$4]*12+[Datos.$C$5];&quot;&quot;;[.J218]-[.K219])" office:value-type="float" office:value="744.72917675803">
            <text:p>744.73</text:p>
          </table:table-cell>
          <table:table-cell table:style-name="ce58" table:formula="of:=IF([.$N219]&gt;[Datos.$C$4]*12+[Datos.$C$5];&quot;&quot;;[Datos.$C$11]-[.L219])" office:value-type="float" office:value="2.54840254007049">
            <text:p>2.55</text:p>
          </table:table-cell>
          <table:table-cell table:style-name="ce73" table:formula="of:=IF([.$N219]&gt;[Datos.$C$4]*12+[Datos.$C$5];&quot;&quot;;[.J218]*[Datos.$C$15])" office:value-type="float" office:value="6.2273131608175">
            <text:p>6.23</text:p>
          </table:table-cell>
          <table:table-cell table:formula="of:=IF([.$N219]=[Datos.$C$4]*12+[Datos.$C$5];HYPERLINK(&quot;http://interes.ax5.org/&quot;);&quot;&quot;)">
            <text:p/>
          </table:table-cell>
          <table:table-cell table:style-name="ce65" table:formula="of:=[.N218]+1" office:value-type="float" office:value="212">
            <text:p>2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0]&gt;[Datos.$C$4]*12+[Datos.$C$5];&quot;&quot;;[.D219]-[.E220])" office:value-type="float" office:value="730.74985178039">
            <text:p>730.75</text:p>
          </table:table-cell>
          <table:table-cell table:style-name="ce58" table:formula="of:=IF([.$N220]&gt;[Datos.$C$4]*12+[Datos.$C$5];&quot;&quot;;[Datos.$C$9]-[.F220])" office:value-type="float" office:value="2.61098591673509">
            <text:p>2.61</text:p>
          </table:table-cell>
          <table:table-cell table:style-name="ce58" table:formula="of:=IF([.$N220]&gt;[Datos.$C$4]*12+[Datos.$C$5];&quot;&quot;;[.D219]*[Datos.$C$14])" office:value-type="float" office:value="5.84792230485538">
            <text:p>5.85</text:p>
          </table:table-cell>
          <table:table-cell table:style-name="ce58" table:number-columns-repeated="2"/>
          <table:table-cell table:style-name="ce65"/>
          <table:table-cell table:style-name="ce58" table:formula="of:=IF([.$N220]&gt;[Datos.$C$4]*12+[Datos.$C$5];&quot;&quot;;[.J219]-[.K220])" office:value-type="float" office:value="742.159537530125">
            <text:p>742.16</text:p>
          </table:table-cell>
          <table:table-cell table:style-name="ce58" table:formula="of:=IF([.$N220]&gt;[Datos.$C$4]*12+[Datos.$C$5];&quot;&quot;;[Datos.$C$11]-[.L220])" office:value-type="float" office:value="2.56963922790441">
            <text:p>2.57</text:p>
          </table:table-cell>
          <table:table-cell table:style-name="ce73" table:formula="of:=IF([.$N220]&gt;[Datos.$C$4]*12+[Datos.$C$5];&quot;&quot;;[.J219]*[Datos.$C$15])" office:value-type="float" office:value="6.20607647298358">
            <text:p>6.21</text:p>
          </table:table-cell>
          <table:table-cell table:formula="of:=IF([.$N220]=[Datos.$C$4]*12+[Datos.$C$5];HYPERLINK(&quot;http://interes.ax5.org/&quot;);&quot;&quot;)">
            <text:p/>
          </table:table-cell>
          <table:table-cell table:style-name="ce65" table:formula="of:=[.N219]+1" office:value-type="float" office:value="213">
            <text:p>2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1]&gt;[Datos.$C$4]*12+[Datos.$C$5];&quot;&quot;;[.D220]-[.E221])" office:value-type="float" office:value="728.118045495297">
            <text:p>728.12</text:p>
          </table:table-cell>
          <table:table-cell table:style-name="ce58" table:formula="of:=IF([.$N221]&gt;[Datos.$C$4]*12+[Datos.$C$5];&quot;&quot;;[Datos.$C$9]-[.F221])" office:value-type="float" office:value="2.63180628509303">
            <text:p>2.63</text:p>
          </table:table-cell>
          <table:table-cell table:style-name="ce58" table:formula="of:=IF([.$N221]&gt;[Datos.$C$4]*12+[Datos.$C$5];&quot;&quot;;[.D220]*[Datos.$C$14])" office:value-type="float" office:value="5.82710193649744">
            <text:p>5.83</text:p>
          </table:table-cell>
          <table:table-cell table:style-name="ce58" table:number-columns-repeated="2"/>
          <table:table-cell table:style-name="ce65"/>
          <table:table-cell table:style-name="ce58" table:formula="of:=IF([.$N221]&gt;[Datos.$C$4]*12+[Datos.$C$5];&quot;&quot;;[.J220]-[.K221])" office:value-type="float" office:value="739.568484641988">
            <text:p>739.57</text:p>
          </table:table-cell>
          <table:table-cell table:style-name="ce58" table:formula="of:=IF([.$N221]&gt;[Datos.$C$4]*12+[Datos.$C$5];&quot;&quot;;[Datos.$C$11]-[.L221])" office:value-type="float" office:value="2.59105288813694">
            <text:p>2.59</text:p>
          </table:table-cell>
          <table:table-cell table:style-name="ce73" table:formula="of:=IF([.$N221]&gt;[Datos.$C$4]*12+[Datos.$C$5];&quot;&quot;;[.J220]*[Datos.$C$15])" office:value-type="float" office:value="6.18466281275104">
            <text:p>6.18</text:p>
          </table:table-cell>
          <table:table-cell table:formula="of:=IF([.$N221]=[Datos.$C$4]*12+[Datos.$C$5];HYPERLINK(&quot;http://interes.ax5.org/&quot;);&quot;&quot;)">
            <text:p/>
          </table:table-cell>
          <table:table-cell table:style-name="ce65" table:formula="of:=[.N220]+1" office:value-type="float" office:value="214">
            <text:p>2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2]&gt;[Datos.$C$4]*12+[Datos.$C$5];&quot;&quot;;[.D221]-[.E222])" office:value-type="float" office:value="725.465252817305">
            <text:p>725.47</text:p>
          </table:table-cell>
          <table:table-cell table:style-name="ce58" table:formula="of:=IF([.$N222]&gt;[Datos.$C$4]*12+[Datos.$C$5];&quot;&quot;;[Datos.$C$9]-[.F222])" office:value-type="float" office:value="2.65279267799203">
            <text:p>2.65</text:p>
          </table:table-cell>
          <table:table-cell table:style-name="ce58" table:formula="of:=IF([.$N222]&gt;[Datos.$C$4]*12+[Datos.$C$5];&quot;&quot;;[.D221]*[Datos.$C$14])" office:value-type="float" office:value="5.80611554359844">
            <text:p>5.81</text:p>
          </table:table-cell>
          <table:table-cell table:style-name="ce58" table:number-columns-repeated="2"/>
          <table:table-cell table:style-name="ce65"/>
          <table:table-cell table:style-name="ce58" table:formula="of:=IF([.$N222]&gt;[Datos.$C$4]*12+[Datos.$C$5];&quot;&quot;;[.J221]-[.K222])" office:value-type="float" office:value="736.95583964645">
            <text:p>736.96</text:p>
          </table:table-cell>
          <table:table-cell table:style-name="ce58" table:formula="of:=IF([.$N222]&gt;[Datos.$C$4]*12+[Datos.$C$5];&quot;&quot;;[Datos.$C$11]-[.L222])" office:value-type="float" office:value="2.61264499553808">
            <text:p>2.61</text:p>
          </table:table-cell>
          <table:table-cell table:style-name="ce73" table:formula="of:=IF([.$N222]&gt;[Datos.$C$4]*12+[Datos.$C$5];&quot;&quot;;[.J221]*[Datos.$C$15])" office:value-type="float" office:value="6.1630707053499">
            <text:p>6.16</text:p>
          </table:table-cell>
          <table:table-cell table:formula="of:=IF([.$N222]=[Datos.$C$4]*12+[Datos.$C$5];HYPERLINK(&quot;http://interes.ax5.org/&quot;);&quot;&quot;)">
            <text:p/>
          </table:table-cell>
          <table:table-cell table:style-name="ce65" table:formula="of:=[.N221]+1" office:value-type="float" office:value="215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11]+1" office:value-type="float" office:value="2032">
            <text:p>2032</text:p>
          </table:table-cell>
          <table:table-cell/>
          <table:table-cell table:style-name="ce57" table:formula="of:=IF([.$N223]&gt;[Datos.$C$4]*12+[Datos.$C$5];&quot;&quot;;[.D222]-[.E223])" office:value-type="float" office:value="722.79130639797">
            <text:p>722.79</text:p>
          </table:table-cell>
          <table:table-cell table:style-name="ce57" table:formula="of:=IF([.$N223]&gt;[Datos.$C$4]*12+[Datos.$C$5];&quot;&quot;;[Datos.$C$9]-[.F223])" office:value-type="float" office:value="2.67394641933511">
            <text:p>2.67</text:p>
          </table:table-cell>
          <table:table-cell table:style-name="ce57" table:formula="of:=IF([.$N223]&gt;[Datos.$C$4]*12+[Datos.$C$5];&quot;&quot;;[.D222]*[Datos.$C$14])" office:value-type="float" office:value="5.78496180225536">
            <text:p>5.78</text:p>
          </table:table-cell>
          <table:table-cell table:style-name="ce57" table:number-columns-repeated="2"/>
          <table:table-cell table:style-name="ce64"/>
          <table:table-cell table:style-name="ce57" table:formula="of:=IF([.$N223]&gt;[Datos.$C$4]*12+[Datos.$C$5];&quot;&quot;;[.J222]-[.K223])" office:value-type="float" office:value="734.321422609283">
            <text:p>734.32</text:p>
          </table:table-cell>
          <table:table-cell table:style-name="ce57" table:formula="of:=IF([.$N223]&gt;[Datos.$C$4]*12+[Datos.$C$5];&quot;&quot;;[Datos.$C$11]-[.L223])" office:value-type="float" office:value="2.63441703716757">
            <text:p>2.63</text:p>
          </table:table-cell>
          <table:table-cell table:style-name="ce74" table:formula="of:=IF([.$N223]&gt;[Datos.$C$4]*12+[Datos.$C$5];&quot;&quot;;[.J222]*[Datos.$C$15])" office:value-type="float" office:value="6.14129866372042">
            <text:p>6.14</text:p>
          </table:table-cell>
          <table:table-cell table:formula="of:=IF([.$N223]=[Datos.$C$4]*12+[Datos.$C$5];HYPERLINK(&quot;http://interes.ax5.org/&quot;);&quot;&quot;)">
            <text:p/>
          </table:table-cell>
          <table:table-cell table:style-name="ce64" table:formula="of:=[.N222]+1" office:value-type="float" office:value="216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4]&gt;[Datos.$C$4]*12+[Datos.$C$5];&quot;&quot;;[.D223]-[.E224])" office:value-type="float" office:value="720.096037554388">
            <text:p>720.10</text:p>
          </table:table-cell>
          <table:table-cell table:style-name="ce58" table:formula="of:=IF([.$N224]&gt;[Datos.$C$4]*12+[Datos.$C$5];&quot;&quot;;[Datos.$C$9]-[.F224])" office:value-type="float" office:value="2.69526884358225">
            <text:p>2.70</text:p>
          </table:table-cell>
          <table:table-cell table:style-name="ce58" table:formula="of:=IF([.$N224]&gt;[Datos.$C$4]*12+[Datos.$C$5];&quot;&quot;;[.D223]*[Datos.$C$14])" office:value-type="float" office:value="5.76363937800822">
            <text:p>5.76</text:p>
          </table:table-cell>
          <table:table-cell table:style-name="ce58" table:number-columns-repeated="2"/>
          <table:table-cell table:style-name="ce65"/>
          <table:table-cell table:style-name="ce58" table:formula="of:=IF([.$N224]&gt;[Datos.$C$4]*12+[Datos.$C$5];&quot;&quot;;[.J223]-[.K224])" office:value-type="float" office:value="731.665052096805">
            <text:p>731.67</text:p>
          </table:table-cell>
          <table:table-cell table:style-name="ce58" table:formula="of:=IF([.$N224]&gt;[Datos.$C$4]*12+[Datos.$C$5];&quot;&quot;;[Datos.$C$11]-[.L224])" office:value-type="float" office:value="2.6563705124773">
            <text:p>2.66</text:p>
          </table:table-cell>
          <table:table-cell table:style-name="ce73" table:formula="of:=IF([.$N224]&gt;[Datos.$C$4]*12+[Datos.$C$5];&quot;&quot;;[.J223]*[Datos.$C$15])" office:value-type="float" office:value="6.11934518841069">
            <text:p>6.12</text:p>
          </table:table-cell>
          <table:table-cell table:formula="of:=IF([.$N224]=[Datos.$C$4]*12+[Datos.$C$5];HYPERLINK(&quot;http://interes.ax5.org/&quot;);&quot;&quot;)">
            <text:p/>
          </table:table-cell>
          <table:table-cell table:style-name="ce65" table:formula="of:=[.N223]+1" office:value-type="float" office:value="217">
            <text:p>2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5]&gt;[Datos.$C$4]*12+[Datos.$C$5];&quot;&quot;;[.D224]-[.E225])" office:value-type="float" office:value="717.379276258553">
            <text:p>717.38</text:p>
          </table:table-cell>
          <table:table-cell table:style-name="ce58" table:formula="of:=IF([.$N225]&gt;[Datos.$C$4]*12+[Datos.$C$5];&quot;&quot;;[Datos.$C$9]-[.F225])" office:value-type="float" office:value="2.71676129583462">
            <text:p>2.72</text:p>
          </table:table-cell>
          <table:table-cell table:style-name="ce58" table:formula="of:=IF([.$N225]&gt;[Datos.$C$4]*12+[Datos.$C$5];&quot;&quot;;[.D224]*[Datos.$C$14])" office:value-type="float" office:value="5.74214692575585">
            <text:p>5.74</text:p>
          </table:table-cell>
          <table:table-cell table:style-name="ce58" table:number-columns-repeated="2"/>
          <table:table-cell table:style-name="ce65"/>
          <table:table-cell table:style-name="ce58" table:formula="of:=IF([.$N225]&gt;[Datos.$C$4]*12+[Datos.$C$5];&quot;&quot;;[.J224]-[.K225])" office:value-type="float" office:value="728.986545163391">
            <text:p>728.99</text:p>
          </table:table-cell>
          <table:table-cell table:style-name="ce58" table:formula="of:=IF([.$N225]&gt;[Datos.$C$4]*12+[Datos.$C$5];&quot;&quot;;[Datos.$C$11]-[.L225])" office:value-type="float" office:value="2.67850693341461">
            <text:p>2.68</text:p>
          </table:table-cell>
          <table:table-cell table:style-name="ce73" table:formula="of:=IF([.$N225]&gt;[Datos.$C$4]*12+[Datos.$C$5];&quot;&quot;;[.J224]*[Datos.$C$15])" office:value-type="float" office:value="6.09720876747338">
            <text:p>6.10</text:p>
          </table:table-cell>
          <table:table-cell table:formula="of:=IF([.$N225]=[Datos.$C$4]*12+[Datos.$C$5];HYPERLINK(&quot;http://interes.ax5.org/&quot;);&quot;&quot;)">
            <text:p/>
          </table:table-cell>
          <table:table-cell table:style-name="ce65" table:formula="of:=[.N224]+1" office:value-type="float" office:value="218">
            <text:p>2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6]&gt;[Datos.$C$4]*12+[Datos.$C$5];&quot;&quot;;[.D225]-[.E226])" office:value-type="float" office:value="714.640851126634">
            <text:p>714.64</text:p>
          </table:table-cell>
          <table:table-cell table:style-name="ce58" table:formula="of:=IF([.$N226]&gt;[Datos.$C$4]*12+[Datos.$C$5];&quot;&quot;;[Datos.$C$9]-[.F226])" office:value-type="float" office:value="2.73842513191942">
            <text:p>2.74</text:p>
          </table:table-cell>
          <table:table-cell table:style-name="ce58" table:formula="of:=IF([.$N226]&gt;[Datos.$C$4]*12+[Datos.$C$5];&quot;&quot;;[.D225]*[Datos.$C$14])" office:value-type="float" office:value="5.72048308967105">
            <text:p>5.72</text:p>
          </table:table-cell>
          <table:table-cell table:style-name="ce58" table:number-columns-repeated="2"/>
          <table:table-cell table:style-name="ce65"/>
          <table:table-cell table:style-name="ce58" table:formula="of:=IF([.$N226]&gt;[Datos.$C$4]*12+[Datos.$C$5];&quot;&quot;;[.J225]-[.K226])" office:value-type="float" office:value="726.285717338864">
            <text:p>726.29</text:p>
          </table:table-cell>
          <table:table-cell table:style-name="ce58" table:formula="of:=IF([.$N226]&gt;[Datos.$C$4]*12+[Datos.$C$5];&quot;&quot;;[Datos.$C$11]-[.L226])" office:value-type="float" office:value="2.7008278245264">
            <text:p>2.70</text:p>
          </table:table-cell>
          <table:table-cell table:style-name="ce73" table:formula="of:=IF([.$N226]&gt;[Datos.$C$4]*12+[Datos.$C$5];&quot;&quot;;[.J225]*[Datos.$C$15])" office:value-type="float" office:value="6.07488787636159">
            <text:p>6.07</text:p>
          </table:table-cell>
          <table:table-cell table:formula="of:=IF([.$N226]=[Datos.$C$4]*12+[Datos.$C$5];HYPERLINK(&quot;http://interes.ax5.org/&quot;);&quot;&quot;)">
            <text:p/>
          </table:table-cell>
          <table:table-cell table:style-name="ce65" table:formula="of:=[.N225]+1" office:value-type="float" office:value="219">
            <text:p>2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7]&gt;[Datos.$C$4]*12+[Datos.$C$5];&quot;&quot;;[.D226]-[.E227])" office:value-type="float" office:value="711.880589408158">
            <text:p>711.88</text:p>
          </table:table-cell>
          <table:table-cell table:style-name="ce58" table:formula="of:=IF([.$N227]&gt;[Datos.$C$4]*12+[Datos.$C$5];&quot;&quot;;[Datos.$C$9]-[.F227])" office:value-type="float" office:value="2.76026171847538">
            <text:p>2.76</text:p>
          </table:table-cell>
          <table:table-cell table:style-name="ce58" table:formula="of:=IF([.$N227]&gt;[Datos.$C$4]*12+[Datos.$C$5];&quot;&quot;;[.D226]*[Datos.$C$14])" office:value-type="float" office:value="5.69864650311509">
            <text:p>5.70</text:p>
          </table:table-cell>
          <table:table-cell table:style-name="ce58" table:number-columns-repeated="2"/>
          <table:table-cell table:style-name="ce65"/>
          <table:table-cell table:style-name="ce58" table:formula="of:=IF([.$N227]&gt;[Datos.$C$4]*12+[Datos.$C$5];&quot;&quot;;[.J226]-[.K227])" office:value-type="float" office:value="723.5623826158">
            <text:p>723.56</text:p>
          </table:table-cell>
          <table:table-cell table:style-name="ce58" table:formula="of:=IF([.$N227]&gt;[Datos.$C$4]*12+[Datos.$C$5];&quot;&quot;;[Datos.$C$11]-[.L227])" office:value-type="float" office:value="2.72333472306412">
            <text:p>2.72</text:p>
          </table:table-cell>
          <table:table-cell table:style-name="ce73" table:formula="of:=IF([.$N227]&gt;[Datos.$C$4]*12+[Datos.$C$5];&quot;&quot;;[.J226]*[Datos.$C$15])" office:value-type="float" office:value="6.05238097782387">
            <text:p>6.05</text:p>
          </table:table-cell>
          <table:table-cell table:formula="of:=IF([.$N227]=[Datos.$C$4]*12+[Datos.$C$5];HYPERLINK(&quot;http://interes.ax5.org/&quot;);&quot;&quot;)">
            <text:p/>
          </table:table-cell>
          <table:table-cell table:style-name="ce65" table:formula="of:=[.N226]+1" office:value-type="float" office:value="220">
            <text:p>2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8]&gt;[Datos.$C$4]*12+[Datos.$C$5];&quot;&quot;;[.D227]-[.E228])" office:value-type="float" office:value="709.098316975119">
            <text:p>709.10</text:p>
          </table:table-cell>
          <table:table-cell table:style-name="ce58" table:formula="of:=IF([.$N228]&gt;[Datos.$C$4]*12+[Datos.$C$5];&quot;&quot;;[Datos.$C$9]-[.F228])" office:value-type="float" office:value="2.78227243303903">
            <text:p>2.78</text:p>
          </table:table-cell>
          <table:table-cell table:style-name="ce58" table:formula="of:=IF([.$N228]&gt;[Datos.$C$4]*12+[Datos.$C$5];&quot;&quot;;[.D227]*[Datos.$C$14])" office:value-type="float" office:value="5.67663578855144">
            <text:p>5.68</text:p>
          </table:table-cell>
          <table:table-cell table:style-name="ce58" table:number-columns-repeated="2"/>
          <table:table-cell table:style-name="ce65"/>
          <table:table-cell table:style-name="ce58" table:formula="of:=IF([.$N228]&gt;[Datos.$C$4]*12+[Datos.$C$5];&quot;&quot;;[.J227]-[.K228])" office:value-type="float" office:value="720.816353436711">
            <text:p>720.82</text:p>
          </table:table-cell>
          <table:table-cell table:style-name="ce58" table:formula="of:=IF([.$N228]&gt;[Datos.$C$4]*12+[Datos.$C$5];&quot;&quot;;[Datos.$C$11]-[.L228])" office:value-type="float" office:value="2.74602917908965">
            <text:p>2.75</text:p>
          </table:table-cell>
          <table:table-cell table:style-name="ce73" table:formula="of:=IF([.$N228]&gt;[Datos.$C$4]*12+[Datos.$C$5];&quot;&quot;;[.J227]*[Datos.$C$15])" office:value-type="float" office:value="6.02968652179834">
            <text:p>6.03</text:p>
          </table:table-cell>
          <table:table-cell table:formula="of:=IF([.$N228]=[Datos.$C$4]*12+[Datos.$C$5];HYPERLINK(&quot;http://interes.ax5.org/&quot;);&quot;&quot;)">
            <text:p/>
          </table:table-cell>
          <table:table-cell table:style-name="ce65" table:formula="of:=[.N227]+1" office:value-type="float" office:value="221">
            <text:p>2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9]&gt;[Datos.$C$4]*12+[Datos.$C$5];&quot;&quot;;[.D228]-[.E229])" office:value-type="float" office:value="706.293858310988">
            <text:p>706.29</text:p>
          </table:table-cell>
          <table:table-cell table:style-name="ce58" table:formula="of:=IF([.$N229]&gt;[Datos.$C$4]*12+[Datos.$C$5];&quot;&quot;;[Datos.$C$9]-[.F229])" office:value-type="float" office:value="2.80445866413155">
            <text:p>2.80</text:p>
          </table:table-cell>
          <table:table-cell table:style-name="ce58" table:formula="of:=IF([.$N229]&gt;[Datos.$C$4]*12+[Datos.$C$5];&quot;&quot;;[.D228]*[Datos.$C$14])" office:value-type="float" office:value="5.65444955745892">
            <text:p>5.65</text:p>
          </table:table-cell>
          <table:table-cell table:style-name="ce58" table:number-columns-repeated="2"/>
          <table:table-cell table:style-name="ce65"/>
          <table:table-cell table:style-name="ce58" table:formula="of:=IF([.$N229]&gt;[Datos.$C$4]*12+[Datos.$C$5];&quot;&quot;;[.J228]-[.K229])" office:value-type="float" office:value="718.047440681129">
            <text:p>718.05</text:p>
          </table:table-cell>
          <table:table-cell table:style-name="ce58" table:formula="of:=IF([.$N229]&gt;[Datos.$C$4]*12+[Datos.$C$5];&quot;&quot;;[Datos.$C$11]-[.L229])" office:value-type="float" office:value="2.76891275558207">
            <text:p>2.77</text:p>
          </table:table-cell>
          <table:table-cell table:style-name="ce73" table:formula="of:=IF([.$N229]&gt;[Datos.$C$4]*12+[Datos.$C$5];&quot;&quot;;[.J228]*[Datos.$C$15])" office:value-type="float" office:value="6.00680294530592">
            <text:p>6.01</text:p>
          </table:table-cell>
          <table:table-cell table:formula="of:=IF([.$N229]=[Datos.$C$4]*12+[Datos.$C$5];HYPERLINK(&quot;http://interes.ax5.org/&quot;);&quot;&quot;)">
            <text:p/>
          </table:table-cell>
          <table:table-cell table:style-name="ce65" table:formula="of:=[.N228]+1" office:value-type="float" office:value="222">
            <text:p>2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0]&gt;[Datos.$C$4]*12+[Datos.$C$5];&quot;&quot;;[.D229]-[.E230])" office:value-type="float" office:value="703.467036499641">
            <text:p>703.47</text:p>
          </table:table-cell>
          <table:table-cell table:style-name="ce58" table:formula="of:=IF([.$N230]&gt;[Datos.$C$4]*12+[Datos.$C$5];&quot;&quot;;[Datos.$C$9]-[.F230])" office:value-type="float" office:value="2.82682181134639">
            <text:p>2.83</text:p>
          </table:table-cell>
          <table:table-cell table:style-name="ce58" table:formula="of:=IF([.$N230]&gt;[Datos.$C$4]*12+[Datos.$C$5];&quot;&quot;;[.D229]*[Datos.$C$14])" office:value-type="float" office:value="5.63208641024407">
            <text:p>5.63</text:p>
          </table:table-cell>
          <table:table-cell table:style-name="ce58" table:number-columns-repeated="2"/>
          <table:table-cell table:style-name="ce65"/>
          <table:table-cell table:style-name="ce58" table:formula="of:=IF([.$N230]&gt;[Datos.$C$4]*12+[Datos.$C$5];&quot;&quot;;[.J229]-[.K230])" office:value-type="float" office:value="715.255453652583">
            <text:p>715.26</text:p>
          </table:table-cell>
          <table:table-cell table:style-name="ce58" table:formula="of:=IF([.$N230]&gt;[Datos.$C$4]*12+[Datos.$C$5];&quot;&quot;;[Datos.$C$11]-[.L230])" office:value-type="float" office:value="2.79198702854525">
            <text:p>2.79</text:p>
          </table:table-cell>
          <table:table-cell table:style-name="ce73" table:formula="of:=IF([.$N230]&gt;[Datos.$C$4]*12+[Datos.$C$5];&quot;&quot;;[.J229]*[Datos.$C$15])" office:value-type="float" office:value="5.98372867234274">
            <text:p>5.98</text:p>
          </table:table-cell>
          <table:table-cell table:formula="of:=IF([.$N230]=[Datos.$C$4]*12+[Datos.$C$5];HYPERLINK(&quot;http://interes.ax5.org/&quot;);&quot;&quot;)">
            <text:p/>
          </table:table-cell>
          <table:table-cell table:style-name="ce65" table:formula="of:=[.N229]+1" office:value-type="float" office:value="223">
            <text:p>2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1]&gt;[Datos.$C$4]*12+[Datos.$C$5];&quot;&quot;;[.D230]-[.E231])" office:value-type="float" office:value="700.617673214204">
            <text:p>700.62</text:p>
          </table:table-cell>
          <table:table-cell table:style-name="ce58" table:formula="of:=IF([.$N231]&gt;[Datos.$C$4]*12+[Datos.$C$5];&quot;&quot;;[Datos.$C$9]-[.F231])" office:value-type="float" office:value="2.84936328543756">
            <text:p>2.85</text:p>
          </table:table-cell>
          <table:table-cell table:style-name="ce58" table:formula="of:=IF([.$N231]&gt;[Datos.$C$4]*12+[Datos.$C$5];&quot;&quot;;[.D230]*[Datos.$C$14])" office:value-type="float" office:value="5.60954493615291">
            <text:p>5.61</text:p>
          </table:table-cell>
          <table:table-cell table:style-name="ce58" table:number-columns-repeated="2"/>
          <table:table-cell table:style-name="ce65"/>
          <table:table-cell table:style-name="ce58" table:formula="of:=IF([.$N231]&gt;[Datos.$C$4]*12+[Datos.$C$5];&quot;&quot;;[.J230]-[.K231])" office:value-type="float" office:value="712.440200065467">
            <text:p>712.44</text:p>
          </table:table-cell>
          <table:table-cell table:style-name="ce58" table:formula="of:=IF([.$N231]&gt;[Datos.$C$4]*12+[Datos.$C$5];&quot;&quot;;[Datos.$C$11]-[.L231])" office:value-type="float" office:value="2.81525358711646">
            <text:p>2.82</text:p>
          </table:table-cell>
          <table:table-cell table:style-name="ce73" table:formula="of:=IF([.$N231]&gt;[Datos.$C$4]*12+[Datos.$C$5];&quot;&quot;;[.J230]*[Datos.$C$15])" office:value-type="float" office:value="5.96046211377153">
            <text:p>5.96</text:p>
          </table:table-cell>
          <table:table-cell table:formula="of:=IF([.$N231]=[Datos.$C$4]*12+[Datos.$C$5];HYPERLINK(&quot;http://interes.ax5.org/&quot;);&quot;&quot;)">
            <text:p/>
          </table:table-cell>
          <table:table-cell table:style-name="ce65" table:formula="of:=[.N230]+1" office:value-type="float" office:value="224">
            <text:p>2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2]&gt;[Datos.$C$4]*12+[Datos.$C$5];&quot;&quot;;[.D231]-[.E232])" office:value-type="float" office:value="697.745588705795">
            <text:p>697.75</text:p>
          </table:table-cell>
          <table:table-cell table:style-name="ce58" table:formula="of:=IF([.$N232]&gt;[Datos.$C$4]*12+[Datos.$C$5];&quot;&quot;;[Datos.$C$9]-[.F232])" office:value-type="float" office:value="2.8720845084086">
            <text:p>2.87</text:p>
          </table:table-cell>
          <table:table-cell table:style-name="ce58" table:formula="of:=IF([.$N232]&gt;[Datos.$C$4]*12+[Datos.$C$5];&quot;&quot;;[.D231]*[Datos.$C$14])" office:value-type="float" office:value="5.58682371318187">
            <text:p>5.59</text:p>
          </table:table-cell>
          <table:table-cell table:style-name="ce58" table:number-columns-repeated="2"/>
          <table:table-cell table:style-name="ce65"/>
          <table:table-cell table:style-name="ce58" table:formula="of:=IF([.$N232]&gt;[Datos.$C$4]*12+[Datos.$C$5];&quot;&quot;;[.J231]-[.K232])" office:value-type="float" office:value="709.601486031791">
            <text:p>709.60</text:p>
          </table:table-cell>
          <table:table-cell table:style-name="ce58" table:formula="of:=IF([.$N232]&gt;[Datos.$C$4]*12+[Datos.$C$5];&quot;&quot;;[Datos.$C$11]-[.L232])" office:value-type="float" office:value="2.83871403367576">
            <text:p>2.84</text:p>
          </table:table-cell>
          <table:table-cell table:style-name="ce73" table:formula="of:=IF([.$N232]&gt;[Datos.$C$4]*12+[Datos.$C$5];&quot;&quot;;[.J231]*[Datos.$C$15])" office:value-type="float" office:value="5.93700166721222">
            <text:p>5.94</text:p>
          </table:table-cell>
          <table:table-cell table:formula="of:=IF([.$N232]=[Datos.$C$4]*12+[Datos.$C$5];HYPERLINK(&quot;http://interes.ax5.org/&quot;);&quot;&quot;)">
            <text:p/>
          </table:table-cell>
          <table:table-cell table:style-name="ce65" table:formula="of:=[.N231]+1" office:value-type="float" office:value="225">
            <text:p>2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3]&gt;[Datos.$C$4]*12+[Datos.$C$5];&quot;&quot;;[.D232]-[.E233])" office:value-type="float" office:value="694.850601792193">
            <text:p>694.85</text:p>
          </table:table-cell>
          <table:table-cell table:style-name="ce58" table:formula="of:=IF([.$N233]&gt;[Datos.$C$4]*12+[Datos.$C$5];&quot;&quot;;[Datos.$C$9]-[.F233])" office:value-type="float" office:value="2.89498691360233">
            <text:p>2.89</text:p>
          </table:table-cell>
          <table:table-cell table:style-name="ce58" table:formula="of:=IF([.$N233]&gt;[Datos.$C$4]*12+[Datos.$C$5];&quot;&quot;;[.D232]*[Datos.$C$14])" office:value-type="float" office:value="5.56392130798814">
            <text:p>5.56</text:p>
          </table:table-cell>
          <table:table-cell table:style-name="ce58" table:number-columns-repeated="2"/>
          <table:table-cell table:style-name="ce65"/>
          <table:table-cell table:style-name="ce58" table:formula="of:=IF([.$N233]&gt;[Datos.$C$4]*12+[Datos.$C$5];&quot;&quot;;[.J232]-[.K233])" office:value-type="float" office:value="706.739116047835">
            <text:p>706.74</text:p>
          </table:table-cell>
          <table:table-cell table:style-name="ce58" table:formula="of:=IF([.$N233]&gt;[Datos.$C$4]*12+[Datos.$C$5];&quot;&quot;;[Datos.$C$11]-[.L233])" office:value-type="float" office:value="2.86236998395639">
            <text:p>2.86</text:p>
          </table:table-cell>
          <table:table-cell table:style-name="ce73" table:formula="of:=IF([.$N233]&gt;[Datos.$C$4]*12+[Datos.$C$5];&quot;&quot;;[.J232]*[Datos.$C$15])" office:value-type="float" office:value="5.91334571693159">
            <text:p>5.91</text:p>
          </table:table-cell>
          <table:table-cell table:formula="of:=IF([.$N233]=[Datos.$C$4]*12+[Datos.$C$5];HYPERLINK(&quot;http://interes.ax5.org/&quot;);&quot;&quot;)">
            <text:p/>
          </table:table-cell>
          <table:table-cell table:style-name="ce65" table:formula="of:=[.N232]+1" office:value-type="float" office:value="226">
            <text:p>2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4]&gt;[Datos.$C$4]*12+[Datos.$C$5];&quot;&quot;;[.D233]-[.E234])" office:value-type="float" office:value="691.932529846402">
            <text:p>691.93</text:p>
          </table:table-cell>
          <table:table-cell table:style-name="ce58" table:formula="of:=IF([.$N234]&gt;[Datos.$C$4]*12+[Datos.$C$5];&quot;&quot;;[Datos.$C$9]-[.F234])" office:value-type="float" office:value="2.91807194579123">
            <text:p>2.92</text:p>
          </table:table-cell>
          <table:table-cell table:style-name="ce58" table:formula="of:=IF([.$N234]&gt;[Datos.$C$4]*12+[Datos.$C$5];&quot;&quot;;[.D233]*[Datos.$C$14])" office:value-type="float" office:value="5.54083627579924">
            <text:p>5.54</text:p>
          </table:table-cell>
          <table:table-cell table:style-name="ce58" table:number-columns-repeated="2"/>
          <table:table-cell table:style-name="ce65"/>
          <table:table-cell table:style-name="ce58" table:formula="of:=IF([.$N234]&gt;[Datos.$C$4]*12+[Datos.$C$5];&quot;&quot;;[.J233]-[.K234])" office:value-type="float" office:value="703.852892980679">
            <text:p>703.85</text:p>
          </table:table-cell>
          <table:table-cell table:style-name="ce58" table:formula="of:=IF([.$N234]&gt;[Datos.$C$4]*12+[Datos.$C$5];&quot;&quot;;[Datos.$C$11]-[.L234])" office:value-type="float" office:value="2.88622306715603">
            <text:p>2.89</text:p>
          </table:table-cell>
          <table:table-cell table:style-name="ce73" table:formula="of:=IF([.$N234]&gt;[Datos.$C$4]*12+[Datos.$C$5];&quot;&quot;;[.J233]*[Datos.$C$15])" office:value-type="float" office:value="5.88949263373196">
            <text:p>5.89</text:p>
          </table:table-cell>
          <table:table-cell table:formula="of:=IF([.$N234]=[Datos.$C$4]*12+[Datos.$C$5];HYPERLINK(&quot;http://interes.ax5.org/&quot;);&quot;&quot;)">
            <text:p/>
          </table:table-cell>
          <table:table-cell table:style-name="ce65" table:formula="of:=[.N233]+1" office:value-type="float" office:value="227">
            <text:p>22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23]+1" office:value-type="float" office:value="2033">
            <text:p>2033</text:p>
          </table:table-cell>
          <table:table-cell/>
          <table:table-cell table:style-name="ce57" table:formula="of:=IF([.$N235]&gt;[Datos.$C$4]*12+[Datos.$C$5];&quot;&quot;;[.D234]-[.E235])" office:value-type="float" office:value="688.991188785133">
            <text:p>688.99</text:p>
          </table:table-cell>
          <table:table-cell table:style-name="ce57" table:formula="of:=IF([.$N235]&gt;[Datos.$C$4]*12+[Datos.$C$5];&quot;&quot;;[Datos.$C$9]-[.F235])" office:value-type="float" office:value="2.94134106126862">
            <text:p>2.94</text:p>
          </table:table-cell>
          <table:table-cell table:style-name="ce57" table:formula="of:=IF([.$N235]&gt;[Datos.$C$4]*12+[Datos.$C$5];&quot;&quot;;[.D234]*[Datos.$C$14])" office:value-type="float" office:value="5.51756716032185">
            <text:p>5.52</text:p>
          </table:table-cell>
          <table:table-cell table:style-name="ce57" table:number-columns-repeated="2"/>
          <table:table-cell table:style-name="ce64"/>
          <table:table-cell table:style-name="ce57" table:formula="of:=IF([.$N235]&gt;[Datos.$C$4]*12+[Datos.$C$5];&quot;&quot;;[.J234]-[.K235])" office:value-type="float" office:value="700.94261805463">
            <text:p>700.94</text:p>
          </table:table-cell>
          <table:table-cell table:style-name="ce57" table:formula="of:=IF([.$N235]&gt;[Datos.$C$4]*12+[Datos.$C$5];&quot;&quot;;[Datos.$C$11]-[.L235])" office:value-type="float" office:value="2.910274926049">
            <text:p>2.91</text:p>
          </table:table-cell>
          <table:table-cell table:style-name="ce74" table:formula="of:=IF([.$N235]&gt;[Datos.$C$4]*12+[Datos.$C$5];&quot;&quot;;[.J234]*[Datos.$C$15])" office:value-type="float" office:value="5.86544077483899">
            <text:p>5.87</text:p>
          </table:table-cell>
          <table:table-cell table:formula="of:=IF([.$N235]=[Datos.$C$4]*12+[Datos.$C$5];HYPERLINK(&quot;http://interes.ax5.org/&quot;);&quot;&quot;)">
            <text:p/>
          </table:table-cell>
          <table:table-cell table:style-name="ce64" table:formula="of:=[.N234]+1" office:value-type="float" office:value="228">
            <text:p>2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6]&gt;[Datos.$C$4]*12+[Datos.$C$5];&quot;&quot;;[.D235]-[.E236])" office:value-type="float" office:value="686.026393057193">
            <text:p>686.03</text:p>
          </table:table-cell>
          <table:table-cell table:style-name="ce58" table:formula="of:=IF([.$N236]&gt;[Datos.$C$4]*12+[Datos.$C$5];&quot;&quot;;[Datos.$C$9]-[.F236])" office:value-type="float" office:value="2.96479572794047">
            <text:p>2.96</text:p>
          </table:table-cell>
          <table:table-cell table:style-name="ce58" table:formula="of:=IF([.$N236]&gt;[Datos.$C$4]*12+[Datos.$C$5];&quot;&quot;;[.D235]*[Datos.$C$14])" office:value-type="float" office:value="5.49411249365">
            <text:p>5.49</text:p>
          </table:table-cell>
          <table:table-cell table:style-name="ce58" table:number-columns-repeated="2"/>
          <table:table-cell table:style-name="ce65"/>
          <table:table-cell table:style-name="ce58" table:formula="of:=IF([.$N236]&gt;[Datos.$C$4]*12+[Datos.$C$5];&quot;&quot;;[.J235]-[.K236])" office:value-type="float" office:value="698.00809083753">
            <text:p>698.01</text:p>
          </table:table-cell>
          <table:table-cell table:style-name="ce58" table:formula="of:=IF([.$N236]&gt;[Datos.$C$4]*12+[Datos.$C$5];&quot;&quot;;[Datos.$C$11]-[.L236])" office:value-type="float" office:value="2.93452721709941">
            <text:p>2.93</text:p>
          </table:table-cell>
          <table:table-cell table:style-name="ce73" table:formula="of:=IF([.$N236]&gt;[Datos.$C$4]*12+[Datos.$C$5];&quot;&quot;;[.J235]*[Datos.$C$15])" office:value-type="float" office:value="5.84118848378858">
            <text:p>5.84</text:p>
          </table:table-cell>
          <table:table-cell table:formula="of:=IF([.$N236]=[Datos.$C$4]*12+[Datos.$C$5];HYPERLINK(&quot;http://interes.ax5.org/&quot;);&quot;&quot;)">
            <text:p/>
          </table:table-cell>
          <table:table-cell table:style-name="ce65" table:formula="of:=[.N235]+1" office:value-type="float" office:value="229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7]&gt;[Datos.$C$4]*12+[Datos.$C$5];&quot;&quot;;[.D236]-[.E237])" office:value-type="float" office:value="683.037955631774">
            <text:p>683.04</text:p>
          </table:table-cell>
          <table:table-cell table:style-name="ce58" table:formula="of:=IF([.$N237]&gt;[Datos.$C$4]*12+[Datos.$C$5];&quot;&quot;;[Datos.$C$9]-[.F237])" office:value-type="float" office:value="2.98843742541808">
            <text:p>2.99</text:p>
          </table:table-cell>
          <table:table-cell table:style-name="ce58" table:formula="of:=IF([.$N237]&gt;[Datos.$C$4]*12+[Datos.$C$5];&quot;&quot;;[.D236]*[Datos.$C$14])" office:value-type="float" office:value="5.47047079617238">
            <text:p>5.47</text:p>
          </table:table-cell>
          <table:table-cell table:style-name="ce58" table:number-columns-repeated="2"/>
          <table:table-cell table:style-name="ce65"/>
          <table:table-cell table:style-name="ce58" table:formula="of:=IF([.$N237]&gt;[Datos.$C$4]*12+[Datos.$C$5];&quot;&quot;;[.J236]-[.K237])" office:value-type="float" office:value="695.049109226955">
            <text:p>695.05</text:p>
          </table:table-cell>
          <table:table-cell table:style-name="ce58" table:formula="of:=IF([.$N237]&gt;[Datos.$C$4]*12+[Datos.$C$5];&quot;&quot;;[Datos.$C$11]-[.L237])" office:value-type="float" office:value="2.95898161057523">
            <text:p>2.96</text:p>
          </table:table-cell>
          <table:table-cell table:style-name="ce73" table:formula="of:=IF([.$N237]&gt;[Datos.$C$4]*12+[Datos.$C$5];&quot;&quot;;[.J236]*[Datos.$C$15])" office:value-type="float" office:value="5.81673409031275">
            <text:p>5.82</text:p>
          </table:table-cell>
          <table:table-cell table:formula="of:=IF([.$N237]=[Datos.$C$4]*12+[Datos.$C$5];HYPERLINK(&quot;http://interes.ax5.org/&quot;);&quot;&quot;)">
            <text:p/>
          </table:table-cell>
          <table:table-cell table:style-name="ce65" table:formula="of:=[.N236]+1" office:value-type="float" office:value="230">
            <text:p>2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8]&gt;[Datos.$C$4]*12+[Datos.$C$5];&quot;&quot;;[.D237]-[.E238])" office:value-type="float" office:value="680.025687986663">
            <text:p>680.03</text:p>
          </table:table-cell>
          <table:table-cell table:style-name="ce58" table:formula="of:=IF([.$N238]&gt;[Datos.$C$4]*12+[Datos.$C$5];&quot;&quot;;[Datos.$C$9]-[.F238])" office:value-type="float" office:value="3.01226764511136">
            <text:p>3.01</text:p>
          </table:table-cell>
          <table:table-cell table:style-name="ce58" table:formula="of:=IF([.$N238]&gt;[Datos.$C$4]*12+[Datos.$C$5];&quot;&quot;;[.D237]*[Datos.$C$14])" office:value-type="float" office:value="5.44664057647911">
            <text:p>5.45</text:p>
          </table:table-cell>
          <table:table-cell table:style-name="ce58" table:number-columns-repeated="2"/>
          <table:table-cell table:style-name="ce65"/>
          <table:table-cell table:style-name="ce58" table:formula="of:=IF([.$N238]&gt;[Datos.$C$4]*12+[Datos.$C$5];&quot;&quot;;[.J237]-[.K238])" office:value-type="float" office:value="692.065469436292">
            <text:p>692.07</text:p>
          </table:table-cell>
          <table:table-cell table:style-name="ce58" table:formula="of:=IF([.$N238]&gt;[Datos.$C$4]*12+[Datos.$C$5];&quot;&quot;;[Datos.$C$11]-[.L238])" office:value-type="float" office:value="2.98363979066336">
            <text:p>2.98</text:p>
          </table:table-cell>
          <table:table-cell table:style-name="ce73" table:formula="of:=IF([.$N238]&gt;[Datos.$C$4]*12+[Datos.$C$5];&quot;&quot;;[.J237]*[Datos.$C$15])" office:value-type="float" office:value="5.79207591022463">
            <text:p>5.79</text:p>
          </table:table-cell>
          <table:table-cell table:formula="of:=IF([.$N238]=[Datos.$C$4]*12+[Datos.$C$5];HYPERLINK(&quot;http://interes.ax5.org/&quot;);&quot;&quot;)">
            <text:p/>
          </table:table-cell>
          <table:table-cell table:style-name="ce65" table:formula="of:=[.N237]+1" office:value-type="float" office:value="231">
            <text:p>2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9]&gt;[Datos.$C$4]*12+[Datos.$C$5];&quot;&quot;;[.D238]-[.E239])" office:value-type="float" office:value="676.98940009634">
            <text:p>676.99</text:p>
          </table:table-cell>
          <table:table-cell table:style-name="ce58" table:formula="of:=IF([.$N239]&gt;[Datos.$C$4]*12+[Datos.$C$5];&quot;&quot;;[Datos.$C$9]-[.F239])" office:value-type="float" office:value="3.03628789032292">
            <text:p>3.04</text:p>
          </table:table-cell>
          <table:table-cell table:style-name="ce58" table:formula="of:=IF([.$N239]&gt;[Datos.$C$4]*12+[Datos.$C$5];&quot;&quot;;[.D238]*[Datos.$C$14])" office:value-type="float" office:value="5.42262033126755">
            <text:p>5.42</text:p>
          </table:table-cell>
          <table:table-cell table:style-name="ce58" table:number-columns-repeated="2"/>
          <table:table-cell table:style-name="ce65"/>
          <table:table-cell table:style-name="ce58" table:formula="of:=IF([.$N239]&gt;[Datos.$C$4]*12+[Datos.$C$5];&quot;&quot;;[.J238]-[.K239])" office:value-type="float" office:value="689.056965980706">
            <text:p>689.06</text:p>
          </table:table-cell>
          <table:table-cell table:style-name="ce58" table:formula="of:=IF([.$N239]&gt;[Datos.$C$4]*12+[Datos.$C$5];&quot;&quot;;[Datos.$C$11]-[.L239])" office:value-type="float" office:value="3.00850345558556">
            <text:p>3.01</text:p>
          </table:table-cell>
          <table:table-cell table:style-name="ce73" table:formula="of:=IF([.$N239]&gt;[Datos.$C$4]*12+[Datos.$C$5];&quot;&quot;;[.J238]*[Datos.$C$15])" office:value-type="float" office:value="5.76721224530243">
            <text:p>5.77</text:p>
          </table:table-cell>
          <table:table-cell table:formula="of:=IF([.$N239]=[Datos.$C$4]*12+[Datos.$C$5];HYPERLINK(&quot;http://interes.ax5.org/&quot;);&quot;&quot;)">
            <text:p/>
          </table:table-cell>
          <table:table-cell table:style-name="ce65" table:formula="of:=[.N238]+1" office:value-type="float" office:value="232">
            <text:p>2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0]&gt;[Datos.$C$4]*12+[Datos.$C$5];&quot;&quot;;[.D239]-[.E240])" office:value-type="float" office:value="673.928900419997">
            <text:p>673.93</text:p>
          </table:table-cell>
          <table:table-cell table:style-name="ce58" table:formula="of:=IF([.$N240]&gt;[Datos.$C$4]*12+[Datos.$C$5];&quot;&quot;;[Datos.$C$9]-[.F240])" office:value-type="float" office:value="3.06049967634294">
            <text:p>3.06</text:p>
          </table:table-cell>
          <table:table-cell table:style-name="ce58" table:formula="of:=IF([.$N240]&gt;[Datos.$C$4]*12+[Datos.$C$5];&quot;&quot;;[.D239]*[Datos.$C$14])" office:value-type="float" office:value="5.39840854524753">
            <text:p>5.40</text:p>
          </table:table-cell>
          <table:table-cell table:style-name="ce58" table:number-columns-repeated="2"/>
          <table:table-cell table:style-name="ce65"/>
          <table:table-cell table:style-name="ce58" table:formula="of:=IF([.$N240]&gt;[Datos.$C$4]*12+[Datos.$C$5];&quot;&quot;;[.J239]-[.K240])" office:value-type="float" office:value="686.023391662991">
            <text:p>686.02</text:p>
          </table:table-cell>
          <table:table-cell table:style-name="ce58" table:formula="of:=IF([.$N240]&gt;[Datos.$C$4]*12+[Datos.$C$5];&quot;&quot;;[Datos.$C$11]-[.L240])" office:value-type="float" office:value="3.03357431771544">
            <text:p>3.03</text:p>
          </table:table-cell>
          <table:table-cell table:style-name="ce73" table:formula="of:=IF([.$N240]&gt;[Datos.$C$4]*12+[Datos.$C$5];&quot;&quot;;[.J239]*[Datos.$C$15])" office:value-type="float" office:value="5.74214138317255">
            <text:p>5.74</text:p>
          </table:table-cell>
          <table:table-cell table:formula="of:=IF([.$N240]=[Datos.$C$4]*12+[Datos.$C$5];HYPERLINK(&quot;http://interes.ax5.org/&quot;);&quot;&quot;)">
            <text:p/>
          </table:table-cell>
          <table:table-cell table:style-name="ce65" table:formula="of:=[.N239]+1" office:value-type="float" office:value="233">
            <text:p>2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1]&gt;[Datos.$C$4]*12+[Datos.$C$5];&quot;&quot;;[.D240]-[.E241])" office:value-type="float" office:value="670.843995889453">
            <text:p>670.84</text:p>
          </table:table-cell>
          <table:table-cell table:style-name="ce58" table:formula="of:=IF([.$N241]&gt;[Datos.$C$4]*12+[Datos.$C$5];&quot;&quot;;[Datos.$C$9]-[.F241])" office:value-type="float" office:value="3.08490453054471">
            <text:p>3.08</text:p>
          </table:table-cell>
          <table:table-cell table:style-name="ce58" table:formula="of:=IF([.$N241]&gt;[Datos.$C$4]*12+[Datos.$C$5];&quot;&quot;;[.D240]*[Datos.$C$14])" office:value-type="float" office:value="5.37400369104576">
            <text:p>5.37</text:p>
          </table:table-cell>
          <table:table-cell table:style-name="ce58" table:number-columns-repeated="2"/>
          <table:table-cell table:style-name="ce65"/>
          <table:table-cell table:style-name="ce58" table:formula="of:=IF([.$N241]&gt;[Datos.$C$4]*12+[Datos.$C$5];&quot;&quot;;[.J240]-[.K241])" office:value-type="float" office:value="682.964537559294">
            <text:p>682.96</text:p>
          </table:table-cell>
          <table:table-cell table:style-name="ce58" table:formula="of:=IF([.$N241]&gt;[Datos.$C$4]*12+[Datos.$C$5];&quot;&quot;;[Datos.$C$11]-[.L241])" office:value-type="float" office:value="3.0588541036964">
            <text:p>3.06</text:p>
          </table:table-cell>
          <table:table-cell table:style-name="ce73" table:formula="of:=IF([.$N241]&gt;[Datos.$C$4]*12+[Datos.$C$5];&quot;&quot;;[.J240]*[Datos.$C$15])" office:value-type="float" office:value="5.71686159719159">
            <text:p>5.72</text:p>
          </table:table-cell>
          <table:table-cell table:formula="of:=IF([.$N241]=[Datos.$C$4]*12+[Datos.$C$5];HYPERLINK(&quot;http://interes.ax5.org/&quot;);&quot;&quot;)">
            <text:p/>
          </table:table-cell>
          <table:table-cell table:style-name="ce65" table:formula="of:=[.N240]+1" office:value-type="float" office:value="234">
            <text:p>2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2]&gt;[Datos.$C$4]*12+[Datos.$C$5];&quot;&quot;;[.D241]-[.E242])" office:value-type="float" office:value="667.734491896972">
            <text:p>667.73</text:p>
          </table:table-cell>
          <table:table-cell table:style-name="ce58" table:formula="of:=IF([.$N242]&gt;[Datos.$C$4]*12+[Datos.$C$5];&quot;&quot;;[Datos.$C$9]-[.F242])" office:value-type="float" office:value="3.10950399248103">
            <text:p>3.11</text:p>
          </table:table-cell>
          <table:table-cell table:style-name="ce58" table:formula="of:=IF([.$N242]&gt;[Datos.$C$4]*12+[Datos.$C$5];&quot;&quot;;[.D241]*[Datos.$C$14])" office:value-type="float" office:value="5.34940422910943">
            <text:p>5.35</text:p>
          </table:table-cell>
          <table:table-cell table:style-name="ce58" table:number-columns-repeated="2"/>
          <table:table-cell table:style-name="ce65"/>
          <table:table-cell table:style-name="ce58" table:formula="of:=IF([.$N242]&gt;[Datos.$C$4]*12+[Datos.$C$5];&quot;&quot;;[.J241]-[.K242])" office:value-type="float" office:value="679.880193004734">
            <text:p>679.88</text:p>
          </table:table-cell>
          <table:table-cell table:style-name="ce58" table:formula="of:=IF([.$N242]&gt;[Datos.$C$4]*12+[Datos.$C$5];&quot;&quot;;[Datos.$C$11]-[.L242])" office:value-type="float" office:value="3.08434455456053">
            <text:p>3.08</text:p>
          </table:table-cell>
          <table:table-cell table:style-name="ce73" table:formula="of:=IF([.$N242]&gt;[Datos.$C$4]*12+[Datos.$C$5];&quot;&quot;;[.J241]*[Datos.$C$15])" office:value-type="float" office:value="5.69137114632745">
            <text:p>5.69</text:p>
          </table:table-cell>
          <table:table-cell table:formula="of:=IF([.$N242]=[Datos.$C$4]*12+[Datos.$C$5];HYPERLINK(&quot;http://interes.ax5.org/&quot;);&quot;&quot;)">
            <text:p/>
          </table:table-cell>
          <table:table-cell table:style-name="ce65" table:formula="of:=[.N241]+1" office:value-type="float" office:value="235">
            <text:p>2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3]&gt;[Datos.$C$4]*12+[Datos.$C$5];&quot;&quot;;[.D242]-[.E243])" office:value-type="float" office:value="664.60019228299">
            <text:p>664.60</text:p>
          </table:table-cell>
          <table:table-cell table:style-name="ce58" table:formula="of:=IF([.$N243]&gt;[Datos.$C$4]*12+[Datos.$C$5];&quot;&quot;;[Datos.$C$9]-[.F243])" office:value-type="float" office:value="3.13429961398131">
            <text:p>3.13</text:p>
          </table:table-cell>
          <table:table-cell table:style-name="ce58" table:formula="of:=IF([.$N243]&gt;[Datos.$C$4]*12+[Datos.$C$5];&quot;&quot;;[.D242]*[Datos.$C$14])" office:value-type="float" office:value="5.32460860760915">
            <text:p>5.32</text:p>
          </table:table-cell>
          <table:table-cell table:style-name="ce58" table:number-columns-repeated="2"/>
          <table:table-cell table:style-name="ce65"/>
          <table:table-cell table:style-name="ce58" table:formula="of:=IF([.$N243]&gt;[Datos.$C$4]*12+[Datos.$C$5];&quot;&quot;;[.J242]-[.K243])" office:value-type="float" office:value="676.770145578885">
            <text:p>676.77</text:p>
          </table:table-cell>
          <table:table-cell table:style-name="ce58" table:formula="of:=IF([.$N243]&gt;[Datos.$C$4]*12+[Datos.$C$5];&quot;&quot;;[Datos.$C$11]-[.L243])" office:value-type="float" office:value="3.11004742584854">
            <text:p>3.11</text:p>
          </table:table-cell>
          <table:table-cell table:style-name="ce73" table:formula="of:=IF([.$N243]&gt;[Datos.$C$4]*12+[Datos.$C$5];&quot;&quot;;[.J242]*[Datos.$C$15])" office:value-type="float" office:value="5.66566827503945">
            <text:p>5.67</text:p>
          </table:table-cell>
          <table:table-cell table:formula="of:=IF([.$N243]=[Datos.$C$4]*12+[Datos.$C$5];HYPERLINK(&quot;http://interes.ax5.org/&quot;);&quot;&quot;)">
            <text:p/>
          </table:table-cell>
          <table:table-cell table:style-name="ce65" table:formula="of:=[.N242]+1" office:value-type="float" office:value="236">
            <text:p>2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4]&gt;[Datos.$C$4]*12+[Datos.$C$5];&quot;&quot;;[.D243]-[.E244])" office:value-type="float" office:value="661.440899323741">
            <text:p>661.44</text:p>
          </table:table-cell>
          <table:table-cell table:style-name="ce58" table:formula="of:=IF([.$N244]&gt;[Datos.$C$4]*12+[Datos.$C$5];&quot;&quot;;[Datos.$C$9]-[.F244])" office:value-type="float" office:value="3.15929295924946">
            <text:p>3.16</text:p>
          </table:table-cell>
          <table:table-cell table:style-name="ce58" table:formula="of:=IF([.$N244]&gt;[Datos.$C$4]*12+[Datos.$C$5];&quot;&quot;;[.D243]*[Datos.$C$14])" office:value-type="float" office:value="5.29961526234101">
            <text:p>5.30</text:p>
          </table:table-cell>
          <table:table-cell table:style-name="ce58" table:number-columns-repeated="2"/>
          <table:table-cell table:style-name="ce65"/>
          <table:table-cell table:style-name="ce58" table:formula="of:=IF([.$N244]&gt;[Datos.$C$4]*12+[Datos.$C$5];&quot;&quot;;[.J243]-[.K244])" office:value-type="float" office:value="673.634181091155">
            <text:p>673.63</text:p>
          </table:table-cell>
          <table:table-cell table:style-name="ce58" table:formula="of:=IF([.$N244]&gt;[Datos.$C$4]*12+[Datos.$C$5];&quot;&quot;;[Datos.$C$11]-[.L244])" office:value-type="float" office:value="3.13596448773061">
            <text:p>3.14</text:p>
          </table:table-cell>
          <table:table-cell table:style-name="ce73" table:formula="of:=IF([.$N244]&gt;[Datos.$C$4]*12+[Datos.$C$5];&quot;&quot;;[.J243]*[Datos.$C$15])" office:value-type="float" office:value="5.63975121315738">
            <text:p>5.64</text:p>
          </table:table-cell>
          <table:table-cell table:formula="of:=IF([.$N244]=[Datos.$C$4]*12+[Datos.$C$5];HYPERLINK(&quot;http://interes.ax5.org/&quot;);&quot;&quot;)">
            <text:p/>
          </table:table-cell>
          <table:table-cell table:style-name="ce65" table:formula="of:=[.N243]+1" office:value-type="float" office:value="237">
            <text:p>2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5]&gt;[Datos.$C$4]*12+[Datos.$C$5];&quot;&quot;;[.D244]-[.E245])" office:value-type="float" office:value="658.256413718778">
            <text:p>658.26</text:p>
          </table:table-cell>
          <table:table-cell table:style-name="ce58" table:formula="of:=IF([.$N245]&gt;[Datos.$C$4]*12+[Datos.$C$5];&quot;&quot;;[Datos.$C$9]-[.F245])" office:value-type="float" office:value="3.18448560496256">
            <text:p>3.18</text:p>
          </table:table-cell>
          <table:table-cell table:style-name="ce58" table:formula="of:=IF([.$N245]&gt;[Datos.$C$4]*12+[Datos.$C$5];&quot;&quot;;[.D244]*[Datos.$C$14])" office:value-type="float" office:value="5.27442261662791">
            <text:p>5.27</text:p>
          </table:table-cell>
          <table:table-cell table:style-name="ce58" table:number-columns-repeated="2"/>
          <table:table-cell table:style-name="ce65"/>
          <table:table-cell table:style-name="ce58" table:formula="of:=IF([.$N245]&gt;[Datos.$C$4]*12+[Datos.$C$5];&quot;&quot;;[.J244]-[.K245])" office:value-type="float" office:value="670.472083566026">
            <text:p>670.47</text:p>
          </table:table-cell>
          <table:table-cell table:style-name="ce58" table:formula="of:=IF([.$N245]&gt;[Datos.$C$4]*12+[Datos.$C$5];&quot;&quot;;[Datos.$C$11]-[.L245])" office:value-type="float" office:value="3.16209752512836">
            <text:p>3.16</text:p>
          </table:table-cell>
          <table:table-cell table:style-name="ce73" table:formula="of:=IF([.$N245]&gt;[Datos.$C$4]*12+[Datos.$C$5];&quot;&quot;;[.J244]*[Datos.$C$15])" office:value-type="float" office:value="5.61361817575962">
            <text:p>5.61</text:p>
          </table:table-cell>
          <table:table-cell table:formula="of:=IF([.$N245]=[Datos.$C$4]*12+[Datos.$C$5];HYPERLINK(&quot;http://interes.ax5.org/&quot;);&quot;&quot;)">
            <text:p/>
          </table:table-cell>
          <table:table-cell table:style-name="ce65" table:formula="of:=[.N244]+1" office:value-type="float" office:value="238">
            <text:p>2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6]&gt;[Datos.$C$4]*12+[Datos.$C$5];&quot;&quot;;[.D245]-[.E246])" office:value-type="float" office:value="655.046534578408">
            <text:p>655.05</text:p>
          </table:table-cell>
          <table:table-cell table:style-name="ce58" table:formula="of:=IF([.$N246]&gt;[Datos.$C$4]*12+[Datos.$C$5];&quot;&quot;;[Datos.$C$9]-[.F246])" office:value-type="float" office:value="3.20987914037036">
            <text:p>3.21</text:p>
          </table:table-cell>
          <table:table-cell table:style-name="ce58" table:formula="of:=IF([.$N246]&gt;[Datos.$C$4]*12+[Datos.$C$5];&quot;&quot;;[.D245]*[Datos.$C$14])" office:value-type="float" office:value="5.24902908122011">
            <text:p>5.25</text:p>
          </table:table-cell>
          <table:table-cell table:style-name="ce58" table:number-columns-repeated="2"/>
          <table:table-cell table:style-name="ce65"/>
          <table:table-cell table:style-name="ce58" table:formula="of:=IF([.$N246]&gt;[Datos.$C$4]*12+[Datos.$C$5];&quot;&quot;;[.J245]-[.K246])" office:value-type="float" office:value="667.283635228189">
            <text:p>667.28</text:p>
          </table:table-cell>
          <table:table-cell table:style-name="ce58" table:formula="of:=IF([.$N246]&gt;[Datos.$C$4]*12+[Datos.$C$5];&quot;&quot;;[Datos.$C$11]-[.L246])" office:value-type="float" office:value="3.18844833783777">
            <text:p>3.19</text:p>
          </table:table-cell>
          <table:table-cell table:style-name="ce73" table:formula="of:=IF([.$N246]&gt;[Datos.$C$4]*12+[Datos.$C$5];&quot;&quot;;[.J245]*[Datos.$C$15])" office:value-type="float" office:value="5.58726736305022">
            <text:p>5.59</text:p>
          </table:table-cell>
          <table:table-cell table:formula="of:=IF([.$N246]=[Datos.$C$4]*12+[Datos.$C$5];HYPERLINK(&quot;http://interes.ax5.org/&quot;);&quot;&quot;)">
            <text:p/>
          </table:table-cell>
          <table:table-cell table:style-name="ce65" table:formula="of:=[.N245]+1" office:value-type="float" office:value="239">
            <text:p>23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35]+1" office:value-type="float" office:value="2034">
            <text:p>2034</text:p>
          </table:table-cell>
          <table:table-cell/>
          <table:table-cell table:style-name="ce57" table:formula="of:=IF([.$N247]&gt;[Datos.$C$4]*12+[Datos.$C$5];&quot;&quot;;[.D246]-[.E247])" office:value-type="float" office:value="651.811059411012">
            <text:p>651.81</text:p>
          </table:table-cell>
          <table:table-cell table:style-name="ce57" table:formula="of:=IF([.$N247]&gt;[Datos.$C$4]*12+[Datos.$C$5];&quot;&quot;;[Datos.$C$9]-[.F247])" office:value-type="float" office:value="3.23547516739548">
            <text:p>3.24</text:p>
          </table:table-cell>
          <table:table-cell table:style-name="ce57" table:formula="of:=IF([.$N247]&gt;[Datos.$C$4]*12+[Datos.$C$5];&quot;&quot;;[.D246]*[Datos.$C$14])" office:value-type="float" office:value="5.22343305419499">
            <text:p>5.22</text:p>
          </table:table-cell>
          <table:table-cell table:style-name="ce57" table:number-columns-repeated="2"/>
          <table:table-cell table:style-name="ce64"/>
          <table:table-cell table:style-name="ce57" table:formula="of:=IF([.$N247]&gt;[Datos.$C$4]*12+[Datos.$C$5];&quot;&quot;;[.J246]-[.K247])" office:value-type="float" office:value="664.068616487536">
            <text:p>664.07</text:p>
          </table:table-cell>
          <table:table-cell table:style-name="ce57" table:formula="of:=IF([.$N247]&gt;[Datos.$C$4]*12+[Datos.$C$5];&quot;&quot;;[Datos.$C$11]-[.L247])" office:value-type="float" office:value="3.21501874065308">
            <text:p>3.22</text:p>
          </table:table-cell>
          <table:table-cell table:style-name="ce74" table:formula="of:=IF([.$N247]&gt;[Datos.$C$4]*12+[Datos.$C$5];&quot;&quot;;[.J246]*[Datos.$C$15])" office:value-type="float" office:value="5.56069696023491">
            <text:p>5.56</text:p>
          </table:table-cell>
          <table:table-cell table:formula="of:=IF([.$N247]=[Datos.$C$4]*12+[Datos.$C$5];HYPERLINK(&quot;http://interes.ax5.org/&quot;);&quot;&quot;)">
            <text:p/>
          </table:table-cell>
          <table:table-cell table:style-name="ce64" table:formula="of:=[.N246]+1" office:value-type="float" office:value="240">
            <text:p>2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8]&gt;[Datos.$C$4]*12+[Datos.$C$5];&quot;&quot;;[.D247]-[.E248])" office:value-type="float" office:value="648.549784110278">
            <text:p>648.55</text:p>
          </table:table-cell>
          <table:table-cell table:style-name="ce58" table:formula="of:=IF([.$N248]&gt;[Datos.$C$4]*12+[Datos.$C$5];&quot;&quot;;[Datos.$C$9]-[.F248])" office:value-type="float" office:value="3.26127530073452">
            <text:p>3.26</text:p>
          </table:table-cell>
          <table:table-cell table:style-name="ce58" table:formula="of:=IF([.$N248]&gt;[Datos.$C$4]*12+[Datos.$C$5];&quot;&quot;;[.D247]*[Datos.$C$14])" office:value-type="float" office:value="5.19763292085595">
            <text:p>5.20</text:p>
          </table:table-cell>
          <table:table-cell table:style-name="ce58" table:number-columns-repeated="2"/>
          <table:table-cell table:style-name="ce65"/>
          <table:table-cell table:style-name="ce58" table:formula="of:=IF([.$N248]&gt;[Datos.$C$4]*12+[Datos.$C$5];&quot;&quot;;[.J247]-[.K248])" office:value-type="float" office:value="660.826805924044">
            <text:p>660.83</text:p>
          </table:table-cell>
          <table:table-cell table:style-name="ce58" table:formula="of:=IF([.$N248]&gt;[Datos.$C$4]*12+[Datos.$C$5];&quot;&quot;;[Datos.$C$11]-[.L248])" office:value-type="float" office:value="3.24181056349186">
            <text:p>3.24</text:p>
          </table:table-cell>
          <table:table-cell table:style-name="ce73" table:formula="of:=IF([.$N248]&gt;[Datos.$C$4]*12+[Datos.$C$5];&quot;&quot;;[.J247]*[Datos.$C$15])" office:value-type="float" office:value="5.53390513739613">
            <text:p>5.53</text:p>
          </table:table-cell>
          <table:table-cell table:formula="of:=IF([.$N248]=[Datos.$C$4]*12+[Datos.$C$5];HYPERLINK(&quot;http://interes.ax5.org/&quot;);&quot;&quot;)">
            <text:p/>
          </table:table-cell>
          <table:table-cell table:style-name="ce65" table:formula="of:=[.N247]+1" office:value-type="float" office:value="241">
            <text:p>2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9]&gt;[Datos.$C$4]*12+[Datos.$C$5];&quot;&quot;;[.D248]-[.E249])" office:value-type="float" office:value="645.262502942318">
            <text:p>645.26</text:p>
          </table:table-cell>
          <table:table-cell table:style-name="ce58" table:formula="of:=IF([.$N249]&gt;[Datos.$C$4]*12+[Datos.$C$5];&quot;&quot;;[Datos.$C$9]-[.F249])" office:value-type="float" office:value="3.28728116795989">
            <text:p>3.29</text:p>
          </table:table-cell>
          <table:table-cell table:style-name="ce58" table:formula="of:=IF([.$N249]&gt;[Datos.$C$4]*12+[Datos.$C$5];&quot;&quot;;[.D248]*[Datos.$C$14])" office:value-type="float" office:value="5.17162705363057">
            <text:p>5.17</text:p>
          </table:table-cell>
          <table:table-cell table:style-name="ce58" table:number-columns-repeated="2"/>
          <table:table-cell table:style-name="ce65"/>
          <table:table-cell table:style-name="ce58" table:formula="of:=IF([.$N249]&gt;[Datos.$C$4]*12+[Datos.$C$5];&quot;&quot;;[.J248]-[.K249])" office:value-type="float" office:value="657.557980272523">
            <text:p>657.56</text:p>
          </table:table-cell>
          <table:table-cell table:style-name="ce58" table:formula="of:=IF([.$N249]&gt;[Datos.$C$4]*12+[Datos.$C$5];&quot;&quot;;[Datos.$C$11]-[.L249])" office:value-type="float" office:value="3.26882565152096">
            <text:p>3.27</text:p>
          </table:table-cell>
          <table:table-cell table:style-name="ce73" table:formula="of:=IF([.$N249]&gt;[Datos.$C$4]*12+[Datos.$C$5];&quot;&quot;;[.J248]*[Datos.$C$15])" office:value-type="float" office:value="5.50689004936703">
            <text:p>5.51</text:p>
          </table:table-cell>
          <table:table-cell table:formula="of:=IF([.$N249]=[Datos.$C$4]*12+[Datos.$C$5];HYPERLINK(&quot;http://interes.ax5.org/&quot;);&quot;&quot;)">
            <text:p/>
          </table:table-cell>
          <table:table-cell table:style-name="ce65" table:formula="of:=[.N248]+1" office:value-type="float" office:value="242">
            <text:p>2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0]&gt;[Datos.$C$4]*12+[Datos.$C$5];&quot;&quot;;[.D249]-[.E250])" office:value-type="float" office:value="641.949008532695">
            <text:p>641.95</text:p>
          </table:table-cell>
          <table:table-cell table:style-name="ce58" table:formula="of:=IF([.$N250]&gt;[Datos.$C$4]*12+[Datos.$C$5];&quot;&quot;;[Datos.$C$9]-[.F250])" office:value-type="float" office:value="3.3134944096225">
            <text:p>3.31</text:p>
          </table:table-cell>
          <table:table-cell table:style-name="ce58" table:formula="of:=IF([.$N250]&gt;[Datos.$C$4]*12+[Datos.$C$5];&quot;&quot;;[.D249]*[Datos.$C$14])" office:value-type="float" office:value="5.14541381196797">
            <text:p>5.15</text:p>
          </table:table-cell>
          <table:table-cell table:style-name="ce58" table:number-columns-repeated="2"/>
          <table:table-cell table:style-name="ce65"/>
          <table:table-cell table:style-name="ce58" table:formula="of:=IF([.$N250]&gt;[Datos.$C$4]*12+[Datos.$C$5];&quot;&quot;;[.J249]-[.K250])" office:value-type="float" office:value="654.261914407239">
            <text:p>654.26</text:p>
          </table:table-cell>
          <table:table-cell table:style-name="ce58" table:formula="of:=IF([.$N250]&gt;[Datos.$C$4]*12+[Datos.$C$5];&quot;&quot;;[Datos.$C$11]-[.L250])" office:value-type="float" office:value="3.29606586528363">
            <text:p>3.30</text:p>
          </table:table-cell>
          <table:table-cell table:style-name="ce73" table:formula="of:=IF([.$N250]&gt;[Datos.$C$4]*12+[Datos.$C$5];&quot;&quot;;[.J249]*[Datos.$C$15])" office:value-type="float" office:value="5.47964983560436">
            <text:p>5.48</text:p>
          </table:table-cell>
          <table:table-cell table:formula="of:=IF([.$N250]=[Datos.$C$4]*12+[Datos.$C$5];HYPERLINK(&quot;http://interes.ax5.org/&quot;);&quot;&quot;)">
            <text:p/>
          </table:table-cell>
          <table:table-cell table:style-name="ce65" table:formula="of:=[.N249]+1" office:value-type="float" office:value="243">
            <text:p>2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1]&gt;[Datos.$C$4]*12+[Datos.$C$5];&quot;&quot;;[.D250]-[.E251])" office:value-type="float" office:value="638.60909185334">
            <text:p>638.61</text:p>
          </table:table-cell>
          <table:table-cell table:style-name="ce58" table:formula="of:=IF([.$N251]&gt;[Datos.$C$4]*12+[Datos.$C$5];&quot;&quot;;[Datos.$C$9]-[.F251])" office:value-type="float" office:value="3.33991667935521">
            <text:p>3.34</text:p>
          </table:table-cell>
          <table:table-cell table:style-name="ce58" table:formula="of:=IF([.$N251]&gt;[Datos.$C$4]*12+[Datos.$C$5];&quot;&quot;;[.D250]*[Datos.$C$14])" office:value-type="float" office:value="5.11899154223525">
            <text:p>5.12</text:p>
          </table:table-cell>
          <table:table-cell table:style-name="ce58" table:number-columns-repeated="2"/>
          <table:table-cell table:style-name="ce65"/>
          <table:table-cell table:style-name="ce58" table:formula="of:=IF([.$N251]&gt;[Datos.$C$4]*12+[Datos.$C$5];&quot;&quot;;[.J250]-[.K251])" office:value-type="float" office:value="650.938381326411">
            <text:p>650.94</text:p>
          </table:table-cell>
          <table:table-cell table:style-name="ce58" table:formula="of:=IF([.$N251]&gt;[Datos.$C$4]*12+[Datos.$C$5];&quot;&quot;;[Datos.$C$11]-[.L251])" office:value-type="float" office:value="3.32353308082766">
            <text:p>3.32</text:p>
          </table:table-cell>
          <table:table-cell table:style-name="ce73" table:formula="of:=IF([.$N251]&gt;[Datos.$C$4]*12+[Datos.$C$5];&quot;&quot;;[.J250]*[Datos.$C$15])" office:value-type="float" office:value="5.45218262006033">
            <text:p>5.45</text:p>
          </table:table-cell>
          <table:table-cell table:formula="of:=IF([.$N251]=[Datos.$C$4]*12+[Datos.$C$5];HYPERLINK(&quot;http://interes.ax5.org/&quot;);&quot;&quot;)">
            <text:p/>
          </table:table-cell>
          <table:table-cell table:style-name="ce65" table:formula="of:=[.N250]+1" office:value-type="float" office:value="244">
            <text:p>2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2]&gt;[Datos.$C$4]*12+[Datos.$C$5];&quot;&quot;;[.D251]-[.E252])" office:value-type="float" office:value="635.242542209363">
            <text:p>635.24</text:p>
          </table:table-cell>
          <table:table-cell table:style-name="ce58" table:formula="of:=IF([.$N252]&gt;[Datos.$C$4]*12+[Datos.$C$5];&quot;&quot;;[Datos.$C$9]-[.F252])" office:value-type="float" office:value="3.36654964397723">
            <text:p>3.37</text:p>
          </table:table-cell>
          <table:table-cell table:style-name="ce58" table:formula="of:=IF([.$N252]&gt;[Datos.$C$4]*12+[Datos.$C$5];&quot;&quot;;[.D251]*[Datos.$C$14])" office:value-type="float" office:value="5.09235857761324">
            <text:p>5.09</text:p>
          </table:table-cell>
          <table:table-cell table:style-name="ce58" table:number-columns-repeated="2"/>
          <table:table-cell table:style-name="ce65"/>
          <table:table-cell table:style-name="ce58" table:formula="of:=IF([.$N252]&gt;[Datos.$C$4]*12+[Datos.$C$5];&quot;&quot;;[.J251]-[.K252])" office:value-type="float" office:value="647.587152136577">
            <text:p>647.59</text:p>
          </table:table-cell>
          <table:table-cell table:style-name="ce58" table:formula="of:=IF([.$N252]&gt;[Datos.$C$4]*12+[Datos.$C$5];&quot;&quot;;[Datos.$C$11]-[.L252])" office:value-type="float" office:value="3.35122918983456">
            <text:p>3.35</text:p>
          </table:table-cell>
          <table:table-cell table:style-name="ce73" table:formula="of:=IF([.$N252]&gt;[Datos.$C$4]*12+[Datos.$C$5];&quot;&quot;;[.J251]*[Datos.$C$15])" office:value-type="float" office:value="5.42448651105343">
            <text:p>5.42</text:p>
          </table:table-cell>
          <table:table-cell table:formula="of:=IF([.$N252]=[Datos.$C$4]*12+[Datos.$C$5];HYPERLINK(&quot;http://interes.ax5.org/&quot;);&quot;&quot;)">
            <text:p/>
          </table:table-cell>
          <table:table-cell table:style-name="ce65" table:formula="of:=[.N251]+1" office:value-type="float" office:value="245">
            <text:p>2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3]&gt;[Datos.$C$4]*12+[Datos.$C$5];&quot;&quot;;[.D252]-[.E253])" office:value-type="float" office:value="631.849147225764">
            <text:p>631.85</text:p>
          </table:table-cell>
          <table:table-cell table:style-name="ce58" table:formula="of:=IF([.$N253]&gt;[Datos.$C$4]*12+[Datos.$C$5];&quot;&quot;;[Datos.$C$9]-[.F253])" office:value-type="float" office:value="3.39339498359918">
            <text:p>3.39</text:p>
          </table:table-cell>
          <table:table-cell table:style-name="ce58" table:formula="of:=IF([.$N253]&gt;[Datos.$C$4]*12+[Datos.$C$5];&quot;&quot;;[.D252]*[Datos.$C$14])" office:value-type="float" office:value="5.06551323799129">
            <text:p>5.07</text:p>
          </table:table-cell>
          <table:table-cell table:style-name="ce58" table:number-columns-repeated="2"/>
          <table:table-cell table:style-name="ce65"/>
          <table:table-cell table:style-name="ce58" table:formula="of:=IF([.$N253]&gt;[Datos.$C$4]*12+[Datos.$C$5];&quot;&quot;;[.J252]-[.K253])" office:value-type="float" office:value="644.207996036827">
            <text:p>644.21</text:p>
          </table:table-cell>
          <table:table-cell table:style-name="ce58" table:formula="of:=IF([.$N253]&gt;[Datos.$C$4]*12+[Datos.$C$5];&quot;&quot;;[Datos.$C$11]-[.L253])" office:value-type="float" office:value="3.37915609974985">
            <text:p>3.38</text:p>
          </table:table-cell>
          <table:table-cell table:style-name="ce73" table:formula="of:=IF([.$N253]&gt;[Datos.$C$4]*12+[Datos.$C$5];&quot;&quot;;[.J252]*[Datos.$C$15])" office:value-type="float" office:value="5.39655960113814">
            <text:p>5.40</text:p>
          </table:table-cell>
          <table:table-cell table:formula="of:=IF([.$N253]=[Datos.$C$4]*12+[Datos.$C$5];HYPERLINK(&quot;http://interes.ax5.org/&quot;);&quot;&quot;)">
            <text:p/>
          </table:table-cell>
          <table:table-cell table:style-name="ce65" table:formula="of:=[.N252]+1" office:value-type="float" office:value="246">
            <text:p>2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4]&gt;[Datos.$C$4]*12+[Datos.$C$5];&quot;&quot;;[.D253]-[.E254])" office:value-type="float" office:value="628.428692834035">
            <text:p>628.43</text:p>
          </table:table-cell>
          <table:table-cell table:style-name="ce58" table:formula="of:=IF([.$N254]&gt;[Datos.$C$4]*12+[Datos.$C$5];&quot;&quot;;[Datos.$C$9]-[.F254])" office:value-type="float" office:value="3.42045439172914">
            <text:p>3.42</text:p>
          </table:table-cell>
          <table:table-cell table:style-name="ce58" table:formula="of:=IF([.$N254]&gt;[Datos.$C$4]*12+[Datos.$C$5];&quot;&quot;;[.D253]*[Datos.$C$14])" office:value-type="float" office:value="5.03845382986133">
            <text:p>5.04</text:p>
          </table:table-cell>
          <table:table-cell table:style-name="ce58" table:number-columns-repeated="2"/>
          <table:table-cell table:style-name="ce65"/>
          <table:table-cell table:style-name="ce58" table:formula="of:=IF([.$N254]&gt;[Datos.$C$4]*12+[Datos.$C$5];&quot;&quot;;[.J253]-[.K254])" office:value-type="float" office:value="640.800680302913">
            <text:p>640.80</text:p>
          </table:table-cell>
          <table:table-cell table:style-name="ce58" table:formula="of:=IF([.$N254]&gt;[Datos.$C$4]*12+[Datos.$C$5];&quot;&quot;;[Datos.$C$11]-[.L254])" office:value-type="float" office:value="3.40731573391443">
            <text:p>3.41</text:p>
          </table:table-cell>
          <table:table-cell table:style-name="ce73" table:formula="of:=IF([.$N254]&gt;[Datos.$C$4]*12+[Datos.$C$5];&quot;&quot;;[.J253]*[Datos.$C$15])" office:value-type="float" office:value="5.36839996697356">
            <text:p>5.37</text:p>
          </table:table-cell>
          <table:table-cell table:formula="of:=IF([.$N254]=[Datos.$C$4]*12+[Datos.$C$5];HYPERLINK(&quot;http://interes.ax5.org/&quot;);&quot;&quot;)">
            <text:p/>
          </table:table-cell>
          <table:table-cell table:style-name="ce65" table:formula="of:=[.N253]+1" office:value-type="float" office:value="247">
            <text:p>2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5]&gt;[Datos.$C$4]*12+[Datos.$C$5];&quot;&quot;;[.D254]-[.E255])" office:value-type="float" office:value="624.980963258655">
            <text:p>624.98</text:p>
          </table:table-cell>
          <table:table-cell table:style-name="ce58" table:formula="of:=IF([.$N255]&gt;[Datos.$C$4]*12+[Datos.$C$5];&quot;&quot;;[Datos.$C$9]-[.F255])" office:value-type="float" office:value="3.44772957537945">
            <text:p>3.45</text:p>
          </table:table-cell>
          <table:table-cell table:style-name="ce58" table:formula="of:=IF([.$N255]&gt;[Datos.$C$4]*12+[Datos.$C$5];&quot;&quot;;[.D254]*[Datos.$C$14])" office:value-type="float" office:value="5.01117864621102">
            <text:p>5.01</text:p>
          </table:table-cell>
          <table:table-cell table:style-name="ce58" table:number-columns-repeated="2"/>
          <table:table-cell table:style-name="ce65"/>
          <table:table-cell table:style-name="ce58" table:formula="of:=IF([.$N255]&gt;[Datos.$C$4]*12+[Datos.$C$5];&quot;&quot;;[.J254]-[.K255])" office:value-type="float" office:value="637.364970271216">
            <text:p>637.36</text:p>
          </table:table-cell>
          <table:table-cell table:style-name="ce58" table:formula="of:=IF([.$N255]&gt;[Datos.$C$4]*12+[Datos.$C$5];&quot;&quot;;[Datos.$C$11]-[.L255])" office:value-type="float" office:value="3.43571003169705">
            <text:p>3.44</text:p>
          </table:table-cell>
          <table:table-cell table:style-name="ce73" table:formula="of:=IF([.$N255]&gt;[Datos.$C$4]*12+[Datos.$C$5];&quot;&quot;;[.J254]*[Datos.$C$15])" office:value-type="float" office:value="5.34000566919094">
            <text:p>5.34</text:p>
          </table:table-cell>
          <table:table-cell table:formula="of:=IF([.$N255]=[Datos.$C$4]*12+[Datos.$C$5];HYPERLINK(&quot;http://interes.ax5.org/&quot;);&quot;&quot;)">
            <text:p/>
          </table:table-cell>
          <table:table-cell table:style-name="ce65" table:formula="of:=[.N254]+1" office:value-type="float" office:value="248">
            <text:p>2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6]&gt;[Datos.$C$4]*12+[Datos.$C$5];&quot;&quot;;[.D255]-[.E256])" office:value-type="float" office:value="621.505741003481">
            <text:p>621.51</text:p>
          </table:table-cell>
          <table:table-cell table:style-name="ce58" table:formula="of:=IF([.$N256]&gt;[Datos.$C$4]*12+[Datos.$C$5];&quot;&quot;;[Datos.$C$9]-[.F256])" office:value-type="float" office:value="3.47522225517441">
            <text:p>3.48</text:p>
          </table:table-cell>
          <table:table-cell table:style-name="ce58" table:formula="of:=IF([.$N256]&gt;[Datos.$C$4]*12+[Datos.$C$5];&quot;&quot;;[.D255]*[Datos.$C$14])" office:value-type="float" office:value="4.98368596641606">
            <text:p>4.98</text:p>
          </table:table-cell>
          <table:table-cell table:style-name="ce58" table:number-columns-repeated="2"/>
          <table:table-cell table:style-name="ce65"/>
          <table:table-cell table:style-name="ce58" table:formula="of:=IF([.$N256]&gt;[Datos.$C$4]*12+[Datos.$C$5];&quot;&quot;;[.J255]-[.K256])" office:value-type="float" office:value="633.900629322588">
            <text:p>633.90</text:p>
          </table:table-cell>
          <table:table-cell table:style-name="ce58" table:formula="of:=IF([.$N256]&gt;[Datos.$C$4]*12+[Datos.$C$5];&quot;&quot;;[Datos.$C$11]-[.L256])" office:value-type="float" office:value="3.46434094862786">
            <text:p>3.46</text:p>
          </table:table-cell>
          <table:table-cell table:style-name="ce73" table:formula="of:=IF([.$N256]&gt;[Datos.$C$4]*12+[Datos.$C$5];&quot;&quot;;[.J255]*[Datos.$C$15])" office:value-type="float" office:value="5.31137475226013">
            <text:p>5.31</text:p>
          </table:table-cell>
          <table:table-cell table:formula="of:=IF([.$N256]=[Datos.$C$4]*12+[Datos.$C$5];HYPERLINK(&quot;http://interes.ax5.org/&quot;);&quot;&quot;)">
            <text:p/>
          </table:table-cell>
          <table:table-cell table:style-name="ce65" table:formula="of:=[.N255]+1" office:value-type="float" office:value="249">
            <text:p>2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7]&gt;[Datos.$C$4]*12+[Datos.$C$5];&quot;&quot;;[.D256]-[.E257])" office:value-type="float" office:value="618.002806838022">
            <text:p>618.00</text:p>
          </table:table-cell>
          <table:table-cell table:style-name="ce58" table:formula="of:=IF([.$N257]&gt;[Datos.$C$4]*12+[Datos.$C$5];&quot;&quot;;[Datos.$C$9]-[.F257])" office:value-type="float" office:value="3.50293416545882">
            <text:p>3.50</text:p>
          </table:table-cell>
          <table:table-cell table:style-name="ce58" table:formula="of:=IF([.$N257]&gt;[Datos.$C$4]*12+[Datos.$C$5];&quot;&quot;;[.D256]*[Datos.$C$14])" office:value-type="float" office:value="4.95597405613165">
            <text:p>4.96</text:p>
          </table:table-cell>
          <table:table-cell table:style-name="ce58" table:number-columns-repeated="2"/>
          <table:table-cell table:style-name="ce65"/>
          <table:table-cell table:style-name="ce58" table:formula="of:=IF([.$N257]&gt;[Datos.$C$4]*12+[Datos.$C$5];&quot;&quot;;[.J256]-[.K257])" office:value-type="float" office:value="630.407418866055">
            <text:p>630.41</text:p>
          </table:table-cell>
          <table:table-cell table:style-name="ce58" table:formula="of:=IF([.$N257]&gt;[Datos.$C$4]*12+[Datos.$C$5];&quot;&quot;;[Datos.$C$11]-[.L257])" office:value-type="float" office:value="3.49321045653309">
            <text:p>3.49</text:p>
          </table:table-cell>
          <table:table-cell table:style-name="ce73" table:formula="of:=IF([.$N257]&gt;[Datos.$C$4]*12+[Datos.$C$5];&quot;&quot;;[.J256]*[Datos.$C$15])" office:value-type="float" office:value="5.2825052443549">
            <text:p>5.28</text:p>
          </table:table-cell>
          <table:table-cell table:formula="of:=IF([.$N257]=[Datos.$C$4]*12+[Datos.$C$5];HYPERLINK(&quot;http://interes.ax5.org/&quot;);&quot;&quot;)">
            <text:p/>
          </table:table-cell>
          <table:table-cell table:style-name="ce65" table:formula="of:=[.N256]+1" office:value-type="float" office:value="250">
            <text:p>2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8]&gt;[Datos.$C$4]*12+[Datos.$C$5];&quot;&quot;;[.D257]-[.E258])" office:value-type="float" office:value="614.471939783615">
            <text:p>614.47</text:p>
          </table:table-cell>
          <table:table-cell table:style-name="ce58" table:formula="of:=IF([.$N258]&gt;[Datos.$C$4]*12+[Datos.$C$5];&quot;&quot;;[Datos.$C$9]-[.F258])" office:value-type="float" office:value="3.53086705440739">
            <text:p>3.53</text:p>
          </table:table-cell>
          <table:table-cell table:style-name="ce58" table:formula="of:=IF([.$N258]&gt;[Datos.$C$4]*12+[Datos.$C$5];&quot;&quot;;[.D257]*[Datos.$C$14])" office:value-type="float" office:value="4.92804116718308">
            <text:p>4.93</text:p>
          </table:table-cell>
          <table:table-cell table:style-name="ce58" table:number-columns-repeated="2"/>
          <table:table-cell table:style-name="ce65"/>
          <table:table-cell table:style-name="ce58" table:formula="of:=IF([.$N258]&gt;[Datos.$C$4]*12+[Datos.$C$5];&quot;&quot;;[.J257]-[.K258])" office:value-type="float" office:value="626.885098322384">
            <text:p>626.89</text:p>
          </table:table-cell>
          <table:table-cell table:style-name="ce58" table:formula="of:=IF([.$N258]&gt;[Datos.$C$4]*12+[Datos.$C$5];&quot;&quot;;[Datos.$C$11]-[.L258])" office:value-type="float" office:value="3.52232054367087">
            <text:p>3.52</text:p>
          </table:table-cell>
          <table:table-cell table:style-name="ce73" table:formula="of:=IF([.$N258]&gt;[Datos.$C$4]*12+[Datos.$C$5];&quot;&quot;;[.J257]*[Datos.$C$15])" office:value-type="float" office:value="5.25339515721712">
            <text:p>5.25</text:p>
          </table:table-cell>
          <table:table-cell table:formula="of:=IF([.$N258]=[Datos.$C$4]*12+[Datos.$C$5];HYPERLINK(&quot;http://interes.ax5.org/&quot;);&quot;&quot;)">
            <text:p/>
          </table:table-cell>
          <table:table-cell table:style-name="ce65" table:formula="of:=[.N257]+1" office:value-type="float" office:value="251">
            <text:p>25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47]+1" office:value-type="float" office:value="2035">
            <text:p>2035</text:p>
          </table:table-cell>
          <table:table-cell/>
          <table:table-cell table:style-name="ce57" table:formula="of:=IF([.$N259]&gt;[Datos.$C$4]*12+[Datos.$C$5];&quot;&quot;;[.D258]-[.E259])" office:value-type="float" office:value="610.91291709948">
            <text:p>610.91</text:p>
          </table:table-cell>
          <table:table-cell table:style-name="ce57" table:formula="of:=IF([.$N259]&gt;[Datos.$C$4]*12+[Datos.$C$5];&quot;&quot;;[Datos.$C$9]-[.F259])" office:value-type="float" office:value="3.55902268413503">
            <text:p>3.56</text:p>
          </table:table-cell>
          <table:table-cell table:style-name="ce57" table:formula="of:=IF([.$N259]&gt;[Datos.$C$4]*12+[Datos.$C$5];&quot;&quot;;[.D258]*[Datos.$C$14])" office:value-type="float" office:value="4.89988553745544">
            <text:p>4.90</text:p>
          </table:table-cell>
          <table:table-cell table:style-name="ce57" table:number-columns-repeated="2"/>
          <table:table-cell table:style-name="ce64"/>
          <table:table-cell table:style-name="ce57" table:formula="of:=IF([.$N259]&gt;[Datos.$C$4]*12+[Datos.$C$5];&quot;&quot;;[.J258]-[.K259])" office:value-type="float" office:value="623.333425107516">
            <text:p>623.33</text:p>
          </table:table-cell>
          <table:table-cell table:style-name="ce57" table:formula="of:=IF([.$N259]&gt;[Datos.$C$4]*12+[Datos.$C$5];&quot;&quot;;[Datos.$C$11]-[.L259])" office:value-type="float" office:value="3.55167321486812">
            <text:p>3.55</text:p>
          </table:table-cell>
          <table:table-cell table:style-name="ce74" table:formula="of:=IF([.$N259]&gt;[Datos.$C$4]*12+[Datos.$C$5];&quot;&quot;;[.J258]*[Datos.$C$15])" office:value-type="float" office:value="5.22404248601987">
            <text:p>5.22</text:p>
          </table:table-cell>
          <table:table-cell table:formula="of:=IF([.$N259]=[Datos.$C$4]*12+[Datos.$C$5];HYPERLINK(&quot;http://interes.ax5.org/&quot;);&quot;&quot;)">
            <text:p/>
          </table:table-cell>
          <table:table-cell table:style-name="ce64" table:formula="of:=[.N258]+1" office:value-type="float" office:value="252">
            <text:p>2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0]&gt;[Datos.$C$4]*12+[Datos.$C$5];&quot;&quot;;[.D259]-[.E260])" office:value-type="float" office:value="607.325514268672">
            <text:p>607.33</text:p>
          </table:table-cell>
          <table:table-cell table:style-name="ce58" table:formula="of:=IF([.$N260]&gt;[Datos.$C$4]*12+[Datos.$C$5];&quot;&quot;;[Datos.$C$9]-[.F260])" office:value-type="float" office:value="3.58740283080797">
            <text:p>3.59</text:p>
          </table:table-cell>
          <table:table-cell table:style-name="ce58" table:formula="of:=IF([.$N260]&gt;[Datos.$C$4]*12+[Datos.$C$5];&quot;&quot;;[.D259]*[Datos.$C$14])" office:value-type="float" office:value="4.87150539078249">
            <text:p>4.87</text:p>
          </table:table-cell>
          <table:table-cell table:style-name="ce58" table:number-columns-repeated="2"/>
          <table:table-cell table:style-name="ce65"/>
          <table:table-cell table:style-name="ce58" table:formula="of:=IF([.$N260]&gt;[Datos.$C$4]*12+[Datos.$C$5];&quot;&quot;;[.J259]-[.K260])" office:value-type="float" office:value="619.752154615857">
            <text:p>619.75</text:p>
          </table:table-cell>
          <table:table-cell table:style-name="ce58" table:formula="of:=IF([.$N260]&gt;[Datos.$C$4]*12+[Datos.$C$5];&quot;&quot;;[Datos.$C$11]-[.L260])" office:value-type="float" office:value="3.58127049165869">
            <text:p>3.58</text:p>
          </table:table-cell>
          <table:table-cell table:style-name="ce73" table:formula="of:=IF([.$N260]&gt;[Datos.$C$4]*12+[Datos.$C$5];&quot;&quot;;[.J259]*[Datos.$C$15])" office:value-type="float" office:value="5.1944452092293">
            <text:p>5.19</text:p>
          </table:table-cell>
          <table:table-cell table:formula="of:=IF([.$N260]=[Datos.$C$4]*12+[Datos.$C$5];HYPERLINK(&quot;http://interes.ax5.org/&quot;);&quot;&quot;)">
            <text:p/>
          </table:table-cell>
          <table:table-cell table:style-name="ce65" table:formula="of:=[.N259]+1" office:value-type="float" office:value="253">
            <text:p>2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1]&gt;[Datos.$C$4]*12+[Datos.$C$5];&quot;&quot;;[.D260]-[.E261])" office:value-type="float" office:value="603.709504983916">
            <text:p>603.71</text:p>
          </table:table-cell>
          <table:table-cell table:style-name="ce58" table:formula="of:=IF([.$N261]&gt;[Datos.$C$4]*12+[Datos.$C$5];&quot;&quot;;[Datos.$C$9]-[.F261])" office:value-type="float" office:value="3.61600928475588">
            <text:p>3.62</text:p>
          </table:table-cell>
          <table:table-cell table:style-name="ce58" table:formula="of:=IF([.$N261]&gt;[Datos.$C$4]*12+[Datos.$C$5];&quot;&quot;;[.D260]*[Datos.$C$14])" office:value-type="float" office:value="4.84289893683459">
            <text:p>4.84</text:p>
          </table:table-cell>
          <table:table-cell table:style-name="ce58" table:number-columns-repeated="2"/>
          <table:table-cell table:style-name="ce65"/>
          <table:table-cell table:style-name="ce58" table:formula="of:=IF([.$N261]&gt;[Datos.$C$4]*12+[Datos.$C$5];&quot;&quot;;[.J260]-[.K261])" office:value-type="float" office:value="616.141040203435">
            <text:p>616.14</text:p>
          </table:table-cell>
          <table:table-cell table:style-name="ce58" table:formula="of:=IF([.$N261]&gt;[Datos.$C$4]*12+[Datos.$C$5];&quot;&quot;;[Datos.$C$11]-[.L261])" office:value-type="float" office:value="3.61111441242251">
            <text:p>3.61</text:p>
          </table:table-cell>
          <table:table-cell table:style-name="ce73" table:formula="of:=IF([.$N261]&gt;[Datos.$C$4]*12+[Datos.$C$5];&quot;&quot;;[.J260]*[Datos.$C$15])" office:value-type="float" office:value="5.16460128846548">
            <text:p>5.16</text:p>
          </table:table-cell>
          <table:table-cell table:formula="of:=IF([.$N261]=[Datos.$C$4]*12+[Datos.$C$5];HYPERLINK(&quot;http://interes.ax5.org/&quot;);&quot;&quot;)">
            <text:p/>
          </table:table-cell>
          <table:table-cell table:style-name="ce65" table:formula="of:=[.N260]+1" office:value-type="float" office:value="254">
            <text:p>2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2]&gt;[Datos.$C$4]*12+[Datos.$C$5];&quot;&quot;;[.D261]-[.E262])" office:value-type="float" office:value="600.064661133331">
            <text:p>600.06</text:p>
          </table:table-cell>
          <table:table-cell table:style-name="ce58" table:formula="of:=IF([.$N262]&gt;[Datos.$C$4]*12+[Datos.$C$5];&quot;&quot;;[Datos.$C$9]-[.F262])" office:value-type="float" office:value="3.64484385058475">
            <text:p>3.64</text:p>
          </table:table-cell>
          <table:table-cell table:style-name="ce58" table:formula="of:=IF([.$N262]&gt;[Datos.$C$4]*12+[Datos.$C$5];&quot;&quot;;[.D261]*[Datos.$C$14])" office:value-type="float" office:value="4.81406437100572">
            <text:p>4.81</text:p>
          </table:table-cell>
          <table:table-cell table:style-name="ce58" table:number-columns-repeated="2"/>
          <table:table-cell table:style-name="ce65"/>
          <table:table-cell table:style-name="ce58" table:formula="of:=IF([.$N262]&gt;[Datos.$C$4]*12+[Datos.$C$5];&quot;&quot;;[.J261]-[.K262])" office:value-type="float" office:value="612.499833170909">
            <text:p>612.50</text:p>
          </table:table-cell>
          <table:table-cell table:style-name="ce58" table:formula="of:=IF([.$N262]&gt;[Datos.$C$4]*12+[Datos.$C$5];&quot;&quot;;[Datos.$C$11]-[.L262])" office:value-type="float" office:value="3.64120703252603">
            <text:p>3.64</text:p>
          </table:table-cell>
          <table:table-cell table:style-name="ce73" table:formula="of:=IF([.$N262]&gt;[Datos.$C$4]*12+[Datos.$C$5];&quot;&quot;;[.J261]*[Datos.$C$15])" office:value-type="float" office:value="5.13450866836195">
            <text:p>5.13</text:p>
          </table:table-cell>
          <table:table-cell table:formula="of:=IF([.$N262]=[Datos.$C$4]*12+[Datos.$C$5];HYPERLINK(&quot;http://interes.ax5.org/&quot;);&quot;&quot;)">
            <text:p/>
          </table:table-cell>
          <table:table-cell table:style-name="ce65" table:formula="of:=[.N261]+1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3]&gt;[Datos.$C$4]*12+[Datos.$C$5];&quot;&quot;;[.D262]-[.E263])" office:value-type="float" office:value="596.39075278604">
            <text:p>596.39</text:p>
          </table:table-cell>
          <table:table-cell table:style-name="ce58" table:formula="of:=IF([.$N263]&gt;[Datos.$C$4]*12+[Datos.$C$5];&quot;&quot;;[Datos.$C$9]-[.F263])" office:value-type="float" office:value="3.67390834729074">
            <text:p>3.67</text:p>
          </table:table-cell>
          <table:table-cell table:style-name="ce58" table:formula="of:=IF([.$N263]&gt;[Datos.$C$4]*12+[Datos.$C$5];&quot;&quot;;[.D262]*[Datos.$C$14])" office:value-type="float" office:value="4.78499987429973">
            <text:p>4.78</text:p>
          </table:table-cell>
          <table:table-cell table:style-name="ce58" table:number-columns-repeated="2"/>
          <table:table-cell table:style-name="ce65"/>
          <table:table-cell table:style-name="ce58" table:formula="of:=IF([.$N263]&gt;[Datos.$C$4]*12+[Datos.$C$5];&quot;&quot;;[.J262]-[.K263])" office:value-type="float" office:value="608.828282746445">
            <text:p>608.83</text:p>
          </table:table-cell>
          <table:table-cell table:style-name="ce58" table:formula="of:=IF([.$N263]&gt;[Datos.$C$4]*12+[Datos.$C$5];&quot;&quot;;[Datos.$C$11]-[.L263])" office:value-type="float" office:value="3.67155042446375">
            <text:p>3.67</text:p>
          </table:table-cell>
          <table:table-cell table:style-name="ce73" table:formula="of:=IF([.$N263]&gt;[Datos.$C$4]*12+[Datos.$C$5];&quot;&quot;;[.J262]*[Datos.$C$15])" office:value-type="float" office:value="5.10416527642424">
            <text:p>5.10</text:p>
          </table:table-cell>
          <table:table-cell table:formula="of:=IF([.$N263]=[Datos.$C$4]*12+[Datos.$C$5];HYPERLINK(&quot;http://interes.ax5.org/&quot;);&quot;&quot;)">
            <text:p/>
          </table:table-cell>
          <table:table-cell table:style-name="ce65" table:formula="of:=[.N262]+1" office:value-type="float" office:value="256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4]&gt;[Datos.$C$4]*12+[Datos.$C$5];&quot;&quot;;[.D263]-[.E264])" office:value-type="float" office:value="592.687548177665">
            <text:p>592.69</text:p>
          </table:table-cell>
          <table:table-cell table:style-name="ce58" table:formula="of:=IF([.$N264]&gt;[Datos.$C$4]*12+[Datos.$C$5];&quot;&quot;;[Datos.$C$9]-[.F264])" office:value-type="float" office:value="3.70320460837495">
            <text:p>3.70</text:p>
          </table:table-cell>
          <table:table-cell table:style-name="ce58" table:formula="of:=IF([.$N264]&gt;[Datos.$C$4]*12+[Datos.$C$5];&quot;&quot;;[.D263]*[Datos.$C$14])" office:value-type="float" office:value="4.75570361321551">
            <text:p>4.76</text:p>
          </table:table-cell>
          <table:table-cell table:style-name="ce58" table:number-columns-repeated="2"/>
          <table:table-cell table:style-name="ce65"/>
          <table:table-cell table:style-name="ce58" table:formula="of:=IF([.$N264]&gt;[Datos.$C$4]*12+[Datos.$C$5];&quot;&quot;;[.J263]-[.K264])" office:value-type="float" office:value="605.126136068444">
            <text:p>605.13</text:p>
          </table:table-cell>
          <table:table-cell table:style-name="ce58" table:formula="of:=IF([.$N264]&gt;[Datos.$C$4]*12+[Datos.$C$5];&quot;&quot;;[Datos.$C$11]-[.L264])" office:value-type="float" office:value="3.70214667800095">
            <text:p>3.70</text:p>
          </table:table-cell>
          <table:table-cell table:style-name="ce73" table:formula="of:=IF([.$N264]&gt;[Datos.$C$4]*12+[Datos.$C$5];&quot;&quot;;[.J263]*[Datos.$C$15])" office:value-type="float" office:value="5.07356902288704">
            <text:p>5.07</text:p>
          </table:table-cell>
          <table:table-cell table:formula="of:=IF([.$N264]=[Datos.$C$4]*12+[Datos.$C$5];HYPERLINK(&quot;http://interes.ax5.org/&quot;);&quot;&quot;)">
            <text:p/>
          </table:table-cell>
          <table:table-cell table:style-name="ce65" table:formula="of:=[.N263]+1" office:value-type="float" office:value="257">
            <text:p>2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5]&gt;[Datos.$C$4]*12+[Datos.$C$5];&quot;&quot;;[.D264]-[.E265])" office:value-type="float" office:value="588.954813695706">
            <text:p>588.95</text:p>
          </table:table-cell>
          <table:table-cell table:style-name="ce58" table:formula="of:=IF([.$N265]&gt;[Datos.$C$4]*12+[Datos.$C$5];&quot;&quot;;[Datos.$C$9]-[.F265])" office:value-type="float" office:value="3.7327344819591">
            <text:p>3.73</text:p>
          </table:table-cell>
          <table:table-cell table:style-name="ce58" table:formula="of:=IF([.$N265]&gt;[Datos.$C$4]*12+[Datos.$C$5];&quot;&quot;;[.D264]*[Datos.$C$14])" office:value-type="float" office:value="4.72617373963137">
            <text:p>4.73</text:p>
          </table:table-cell>
          <table:table-cell table:style-name="ce58" table:number-columns-repeated="2"/>
          <table:table-cell table:style-name="ce65"/>
          <table:table-cell table:style-name="ce58" table:formula="of:=IF([.$N265]&gt;[Datos.$C$4]*12+[Datos.$C$5];&quot;&quot;;[.J264]-[.K265])" office:value-type="float" office:value="601.393138168126">
            <text:p>601.39</text:p>
          </table:table-cell>
          <table:table-cell table:style-name="ce58" table:formula="of:=IF([.$N265]&gt;[Datos.$C$4]*12+[Datos.$C$5];&quot;&quot;;[Datos.$C$11]-[.L265])" office:value-type="float" office:value="3.73299790031762">
            <text:p>3.73</text:p>
          </table:table-cell>
          <table:table-cell table:style-name="ce73" table:formula="of:=IF([.$N265]&gt;[Datos.$C$4]*12+[Datos.$C$5];&quot;&quot;;[.J264]*[Datos.$C$15])" office:value-type="float" office:value="5.04271780057036">
            <text:p>5.04</text:p>
          </table:table-cell>
          <table:table-cell table:formula="of:=IF([.$N265]=[Datos.$C$4]*12+[Datos.$C$5];HYPERLINK(&quot;http://interes.ax5.org/&quot;);&quot;&quot;)">
            <text:p/>
          </table:table-cell>
          <table:table-cell table:style-name="ce65" table:formula="of:=[.N264]+1" office:value-type="float" office:value="258">
            <text:p>2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6]&gt;[Datos.$C$4]*12+[Datos.$C$5];&quot;&quot;;[.D265]-[.E266])" office:value-type="float" office:value="585.192313864804">
            <text:p>585.19</text:p>
          </table:table-cell>
          <table:table-cell table:style-name="ce58" table:formula="of:=IF([.$N266]&gt;[Datos.$C$4]*12+[Datos.$C$5];&quot;&quot;;[Datos.$C$9]-[.F266])" office:value-type="float" office:value="3.76249983090205">
            <text:p>3.76</text:p>
          </table:table-cell>
          <table:table-cell table:style-name="ce58" table:formula="of:=IF([.$N266]&gt;[Datos.$C$4]*12+[Datos.$C$5];&quot;&quot;;[.D265]*[Datos.$C$14])" office:value-type="float" office:value="4.69640839068842">
            <text:p>4.70</text:p>
          </table:table-cell>
          <table:table-cell table:style-name="ce58" table:number-columns-repeated="2"/>
          <table:table-cell table:style-name="ce65"/>
          <table:table-cell table:style-name="ce58" table:formula="of:=IF([.$N266]&gt;[Datos.$C$4]*12+[Datos.$C$5];&quot;&quot;;[.J265]-[.K266])" office:value-type="float" office:value="597.629031951973">
            <text:p>597.63</text:p>
          </table:table-cell>
          <table:table-cell table:style-name="ce58" table:formula="of:=IF([.$N266]&gt;[Datos.$C$4]*12+[Datos.$C$5];&quot;&quot;;[Datos.$C$11]-[.L266])" office:value-type="float" office:value="3.7641062161536">
            <text:p>3.76</text:p>
          </table:table-cell>
          <table:table-cell table:style-name="ce73" table:formula="of:=IF([.$N266]&gt;[Datos.$C$4]*12+[Datos.$C$5];&quot;&quot;;[.J265]*[Datos.$C$15])" office:value-type="float" office:value="5.01160948473438">
            <text:p>5.01</text:p>
          </table:table-cell>
          <table:table-cell table:formula="of:=IF([.$N266]=[Datos.$C$4]*12+[Datos.$C$5];HYPERLINK(&quot;http://interes.ax5.org/&quot;);&quot;&quot;)">
            <text:p/>
          </table:table-cell>
          <table:table-cell table:style-name="ce65" table:formula="of:=[.N265]+1" office:value-type="float" office:value="259">
            <text:p>2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7]&gt;[Datos.$C$4]*12+[Datos.$C$5];&quot;&quot;;[.D266]-[.E267])" office:value-type="float" office:value="581.399811331887">
            <text:p>581.40</text:p>
          </table:table-cell>
          <table:table-cell table:style-name="ce58" table:formula="of:=IF([.$N267]&gt;[Datos.$C$4]*12+[Datos.$C$5];&quot;&quot;;[Datos.$C$9]-[.F267])" office:value-type="float" office:value="3.79250253291739">
            <text:p>3.79</text:p>
          </table:table-cell>
          <table:table-cell table:style-name="ce58" table:formula="of:=IF([.$N267]&gt;[Datos.$C$4]*12+[Datos.$C$5];&quot;&quot;;[.D266]*[Datos.$C$14])" office:value-type="float" office:value="4.66640568867308">
            <text:p>4.67</text:p>
          </table:table-cell>
          <table:table-cell table:style-name="ce58" table:number-columns-repeated="2"/>
          <table:table-cell table:style-name="ce65"/>
          <table:table-cell table:style-name="ce58" table:formula="of:=IF([.$N267]&gt;[Datos.$C$4]*12+[Datos.$C$5];&quot;&quot;;[.J266]-[.K267])" office:value-type="float" office:value="593.833558184018">
            <text:p>593.83</text:p>
          </table:table-cell>
          <table:table-cell table:style-name="ce58" table:formula="of:=IF([.$N267]&gt;[Datos.$C$4]*12+[Datos.$C$5];&quot;&quot;;[Datos.$C$11]-[.L267])" office:value-type="float" office:value="3.79547376795488">
            <text:p>3.80</text:p>
          </table:table-cell>
          <table:table-cell table:style-name="ce73" table:formula="of:=IF([.$N267]&gt;[Datos.$C$4]*12+[Datos.$C$5];&quot;&quot;;[.J266]*[Datos.$C$15])" office:value-type="float" office:value="4.9802419329331">
            <text:p>4.98</text:p>
          </table:table-cell>
          <table:table-cell table:formula="of:=IF([.$N267]=[Datos.$C$4]*12+[Datos.$C$5];HYPERLINK(&quot;http://interes.ax5.org/&quot;);&quot;&quot;)">
            <text:p/>
          </table:table-cell>
          <table:table-cell table:style-name="ce65" table:formula="of:=[.N266]+1" office:value-type="float" office:value="260">
            <text:p>2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8]&gt;[Datos.$C$4]*12+[Datos.$C$5];&quot;&quot;;[.D267]-[.E268])" office:value-type="float" office:value="577.577066851195">
            <text:p>577.58</text:p>
          </table:table-cell>
          <table:table-cell table:style-name="ce58" table:formula="of:=IF([.$N268]&gt;[Datos.$C$4]*12+[Datos.$C$5];&quot;&quot;;[Datos.$C$9]-[.F268])" office:value-type="float" office:value="3.82274448069185">
            <text:p>3.82</text:p>
          </table:table-cell>
          <table:table-cell table:style-name="ce58" table:formula="of:=IF([.$N268]&gt;[Datos.$C$4]*12+[Datos.$C$5];&quot;&quot;;[.D267]*[Datos.$C$14])" office:value-type="float" office:value="4.63616374089862">
            <text:p>4.64</text:p>
          </table:table-cell>
          <table:table-cell table:style-name="ce58" table:number-columns-repeated="2"/>
          <table:table-cell table:style-name="ce65"/>
          <table:table-cell table:style-name="ce58" table:formula="of:=IF([.$N268]&gt;[Datos.$C$4]*12+[Datos.$C$5];&quot;&quot;;[.J267]-[.K268])" office:value-type="float" office:value="590.006455467997">
            <text:p>590.01</text:p>
          </table:table-cell>
          <table:table-cell table:style-name="ce58" table:formula="of:=IF([.$N268]&gt;[Datos.$C$4]*12+[Datos.$C$5];&quot;&quot;;[Datos.$C$11]-[.L268])" office:value-type="float" office:value="3.82710271602117">
            <text:p>3.83</text:p>
          </table:table-cell>
          <table:table-cell table:style-name="ce73" table:formula="of:=IF([.$N268]&gt;[Datos.$C$4]*12+[Datos.$C$5];&quot;&quot;;[.J267]*[Datos.$C$15])" office:value-type="float" office:value="4.94861298486681">
            <text:p>4.95</text:p>
          </table:table-cell>
          <table:table-cell table:formula="of:=IF([.$N268]=[Datos.$C$4]*12+[Datos.$C$5];HYPERLINK(&quot;http://interes.ax5.org/&quot;);&quot;&quot;)">
            <text:p/>
          </table:table-cell>
          <table:table-cell table:style-name="ce65" table:formula="of:=[.N267]+1" office:value-type="float" office:value="261">
            <text:p>2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9]&gt;[Datos.$C$4]*12+[Datos.$C$5];&quot;&quot;;[.D268]-[.E269])" office:value-type="float" office:value="573.72383926919">
            <text:p>573.72</text:p>
          </table:table-cell>
          <table:table-cell table:style-name="ce58" table:formula="of:=IF([.$N269]&gt;[Datos.$C$4]*12+[Datos.$C$5];&quot;&quot;;[Datos.$C$9]-[.F269])" office:value-type="float" office:value="3.8532275820047">
            <text:p>3.85</text:p>
          </table:table-cell>
          <table:table-cell table:style-name="ce58" table:formula="of:=IF([.$N269]&gt;[Datos.$C$4]*12+[Datos.$C$5];&quot;&quot;;[.D268]*[Datos.$C$14])" office:value-type="float" office:value="4.60568063958577">
            <text:p>4.61</text:p>
          </table:table-cell>
          <table:table-cell table:style-name="ce58" table:number-columns-repeated="2"/>
          <table:table-cell table:style-name="ce65"/>
          <table:table-cell table:style-name="ce58" table:formula="of:=IF([.$N269]&gt;[Datos.$C$4]*12+[Datos.$C$5];&quot;&quot;;[.J268]-[.K269])" office:value-type="float" office:value="586.147460229342">
            <text:p>586.15</text:p>
          </table:table-cell>
          <table:table-cell table:style-name="ce58" table:formula="of:=IF([.$N269]&gt;[Datos.$C$4]*12+[Datos.$C$5];&quot;&quot;;[Datos.$C$11]-[.L269])" office:value-type="float" office:value="3.85899523865468">
            <text:p>3.86</text:p>
          </table:table-cell>
          <table:table-cell table:style-name="ce73" table:formula="of:=IF([.$N269]&gt;[Datos.$C$4]*12+[Datos.$C$5];&quot;&quot;;[.J268]*[Datos.$C$15])" office:value-type="float" office:value="4.91672046223331">
            <text:p>4.92</text:p>
          </table:table-cell>
          <table:table-cell table:formula="of:=IF([.$N269]=[Datos.$C$4]*12+[Datos.$C$5];HYPERLINK(&quot;http://interes.ax5.org/&quot;);&quot;&quot;)">
            <text:p/>
          </table:table-cell>
          <table:table-cell table:style-name="ce65" table:formula="of:=[.N268]+1" office:value-type="float" office:value="262">
            <text:p>2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0]&gt;[Datos.$C$4]*12+[Datos.$C$5];&quot;&quot;;[.D269]-[.E270])" office:value-type="float" office:value="569.839885509342">
            <text:p>569.84</text:p>
          </table:table-cell>
          <table:table-cell table:style-name="ce58" table:formula="of:=IF([.$N270]&gt;[Datos.$C$4]*12+[Datos.$C$5];&quot;&quot;;[Datos.$C$9]-[.F270])" office:value-type="float" office:value="3.88395375984813">
            <text:p>3.88</text:p>
          </table:table-cell>
          <table:table-cell table:style-name="ce58" table:formula="of:=IF([.$N270]&gt;[Datos.$C$4]*12+[Datos.$C$5];&quot;&quot;;[.D269]*[Datos.$C$14])" office:value-type="float" office:value="4.57495446174234">
            <text:p>4.57</text:p>
          </table:table-cell>
          <table:table-cell table:style-name="ce58" table:number-columns-repeated="2"/>
          <table:table-cell table:style-name="ce65"/>
          <table:table-cell table:style-name="ce58" table:formula="of:=IF([.$N270]&gt;[Datos.$C$4]*12+[Datos.$C$5];&quot;&quot;;[.J269]-[.K270])" office:value-type="float" office:value="582.256306697032">
            <text:p>582.26</text:p>
          </table:table-cell>
          <table:table-cell table:style-name="ce58" table:formula="of:=IF([.$N270]&gt;[Datos.$C$4]*12+[Datos.$C$5];&quot;&quot;;[Datos.$C$11]-[.L270])" office:value-type="float" office:value="3.89115353231014">
            <text:p>3.89</text:p>
          </table:table-cell>
          <table:table-cell table:style-name="ce73" table:formula="of:=IF([.$N270]&gt;[Datos.$C$4]*12+[Datos.$C$5];&quot;&quot;;[.J269]*[Datos.$C$15])" office:value-type="float" office:value="4.88456216857785">
            <text:p>4.88</text:p>
          </table:table-cell>
          <table:table-cell table:formula="of:=IF([.$N270]=[Datos.$C$4]*12+[Datos.$C$5];HYPERLINK(&quot;http://interes.ax5.org/&quot;);&quot;&quot;)">
            <text:p/>
          </table:table-cell>
          <table:table-cell table:style-name="ce65" table:formula="of:=[.N269]+1" office:value-type="float" office:value="263">
            <text:p>26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59]+1" office:value-type="float" office:value="2036">
            <text:p>2036</text:p>
          </table:table-cell>
          <table:table-cell/>
          <table:table-cell table:style-name="ce57" table:formula="of:=IF([.$N271]&gt;[Datos.$C$4]*12+[Datos.$C$5];&quot;&quot;;[.D270]-[.E271])" office:value-type="float" office:value="565.924960556794">
            <text:p>565.92</text:p>
          </table:table-cell>
          <table:table-cell table:style-name="ce57" table:formula="of:=IF([.$N271]&gt;[Datos.$C$4]*12+[Datos.$C$5];&quot;&quot;;[Datos.$C$9]-[.F271])" office:value-type="float" office:value="3.91492495254853">
            <text:p>3.91</text:p>
          </table:table-cell>
          <table:table-cell table:style-name="ce57" table:formula="of:=IF([.$N271]&gt;[Datos.$C$4]*12+[Datos.$C$5];&quot;&quot;;[.D270]*[Datos.$C$14])" office:value-type="float" office:value="4.54398326904194">
            <text:p>4.54</text:p>
          </table:table-cell>
          <table:table-cell table:style-name="ce57" table:number-columns-repeated="2"/>
          <table:table-cell table:style-name="ce64"/>
          <table:table-cell table:style-name="ce57" table:formula="of:=IF([.$N271]&gt;[Datos.$C$4]*12+[Datos.$C$5];&quot;&quot;;[.J270]-[.K271])" office:value-type="float" office:value="578.332726885286">
            <text:p>578.33</text:p>
          </table:table-cell>
          <table:table-cell table:style-name="ce57" table:formula="of:=IF([.$N271]&gt;[Datos.$C$4]*12+[Datos.$C$5];&quot;&quot;;[Datos.$C$11]-[.L271])" office:value-type="float" office:value="3.92357981174606">
            <text:p>3.92</text:p>
          </table:table-cell>
          <table:table-cell table:style-name="ce74" table:formula="of:=IF([.$N271]&gt;[Datos.$C$4]*12+[Datos.$C$5];&quot;&quot;;[.J270]*[Datos.$C$15])" office:value-type="float" office:value="4.85213588914193">
            <text:p>4.85</text:p>
          </table:table-cell>
          <table:table-cell table:formula="of:=IF([.$N271]=[Datos.$C$4]*12+[Datos.$C$5];HYPERLINK(&quot;http://interes.ax5.org/&quot;);&quot;&quot;)">
            <text:p/>
          </table:table-cell>
          <table:table-cell table:style-name="ce64" table:formula="of:=[.N270]+1" office:value-type="float" office:value="264">
            <text:p>2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2]&gt;[Datos.$C$4]*12+[Datos.$C$5];&quot;&quot;;[.D271]-[.E272])" office:value-type="float" office:value="561.978817442905">
            <text:p>561.98</text:p>
          </table:table-cell>
          <table:table-cell table:style-name="ce58" table:formula="of:=IF([.$N272]&gt;[Datos.$C$4]*12+[Datos.$C$5];&quot;&quot;;[Datos.$C$9]-[.F272])" office:value-type="float" office:value="3.94614311388877">
            <text:p>3.95</text:p>
          </table:table-cell>
          <table:table-cell table:style-name="ce58" table:formula="of:=IF([.$N272]&gt;[Datos.$C$4]*12+[Datos.$C$5];&quot;&quot;;[.D271]*[Datos.$C$14])" office:value-type="float" office:value="4.5127651077017">
            <text:p>4.51</text:p>
          </table:table-cell>
          <table:table-cell table:style-name="ce58" table:number-columns-repeated="2"/>
          <table:table-cell table:style-name="ce65"/>
          <table:table-cell table:style-name="ce58" table:formula="of:=IF([.$N272]&gt;[Datos.$C$4]*12+[Datos.$C$5];&quot;&quot;;[.J271]-[.K272])" office:value-type="float" office:value="574.376450575109">
            <text:p>574.38</text:p>
          </table:table-cell>
          <table:table-cell table:style-name="ce58" table:formula="of:=IF([.$N272]&gt;[Datos.$C$4]*12+[Datos.$C$5];&quot;&quot;;[Datos.$C$11]-[.L272])" office:value-type="float" office:value="3.95627631017727">
            <text:p>3.96</text:p>
          </table:table-cell>
          <table:table-cell table:style-name="ce73" table:formula="of:=IF([.$N272]&gt;[Datos.$C$4]*12+[Datos.$C$5];&quot;&quot;;[.J271]*[Datos.$C$15])" office:value-type="float" office:value="4.81943939071071">
            <text:p>4.82</text:p>
          </table:table-cell>
          <table:table-cell table:formula="of:=IF([.$N272]=[Datos.$C$4]*12+[Datos.$C$5];HYPERLINK(&quot;http://interes.ax5.org/&quot;);&quot;&quot;)">
            <text:p/>
          </table:table-cell>
          <table:table-cell table:style-name="ce65" table:formula="of:=[.N271]+1" office:value-type="float" office:value="265">
            <text:p>2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3]&gt;[Datos.$C$4]*12+[Datos.$C$5];&quot;&quot;;[.D272]-[.E273])" office:value-type="float" office:value="558.001207229673">
            <text:p>558.00</text:p>
          </table:table-cell>
          <table:table-cell table:style-name="ce58" table:formula="of:=IF([.$N273]&gt;[Datos.$C$4]*12+[Datos.$C$5];&quot;&quot;;[Datos.$C$9]-[.F273])" office:value-type="float" office:value="3.97761021323147">
            <text:p>3.98</text:p>
          </table:table-cell>
          <table:table-cell table:style-name="ce58" table:formula="of:=IF([.$N273]&gt;[Datos.$C$4]*12+[Datos.$C$5];&quot;&quot;;[.D272]*[Datos.$C$14])" office:value-type="float" office:value="4.481298008359">
            <text:p>4.48</text:p>
          </table:table-cell>
          <table:table-cell table:style-name="ce58" table:number-columns-repeated="2"/>
          <table:table-cell table:style-name="ce65"/>
          <table:table-cell table:style-name="ce58" table:formula="of:=IF([.$N273]&gt;[Datos.$C$4]*12+[Datos.$C$5];&quot;&quot;;[.J272]-[.K273])" office:value-type="float" office:value="570.38720529568">
            <text:p>570.39</text:p>
          </table:table-cell>
          <table:table-cell table:style-name="ce58" table:formula="of:=IF([.$N273]&gt;[Datos.$C$4]*12+[Datos.$C$5];&quot;&quot;;[Datos.$C$11]-[.L273])" office:value-type="float" office:value="3.98924527942875">
            <text:p>3.99</text:p>
          </table:table-cell>
          <table:table-cell table:style-name="ce73" table:formula="of:=IF([.$N273]&gt;[Datos.$C$4]*12+[Datos.$C$5];&quot;&quot;;[.J272]*[Datos.$C$15])" office:value-type="float" office:value="4.78647042145924">
            <text:p>4.79</text:p>
          </table:table-cell>
          <table:table-cell table:formula="of:=IF([.$N273]=[Datos.$C$4]*12+[Datos.$C$5];HYPERLINK(&quot;http://interes.ax5.org/&quot;);&quot;&quot;)">
            <text:p/>
          </table:table-cell>
          <table:table-cell table:style-name="ce65" table:formula="of:=[.N272]+1" office:value-type="float" office:value="266">
            <text:p>2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4]&gt;[Datos.$C$4]*12+[Datos.$C$5];&quot;&quot;;[.D273]-[.E274])" office:value-type="float" office:value="553.99187899403">
            <text:p>553.99</text:p>
          </table:table-cell>
          <table:table-cell table:style-name="ce58" table:formula="of:=IF([.$N274]&gt;[Datos.$C$4]*12+[Datos.$C$5];&quot;&quot;;[Datos.$C$9]-[.F274])" office:value-type="float" office:value="4.00932823564322">
            <text:p>4.01</text:p>
          </table:table-cell>
          <table:table-cell table:style-name="ce58" table:formula="of:=IF([.$N274]&gt;[Datos.$C$4]*12+[Datos.$C$5];&quot;&quot;;[.D273]*[Datos.$C$14])" office:value-type="float" office:value="4.44957998594725">
            <text:p>4.45</text:p>
          </table:table-cell>
          <table:table-cell table:style-name="ce58" table:number-columns-repeated="2"/>
          <table:table-cell table:style-name="ce65"/>
          <table:table-cell table:style-name="ce58" table:formula="of:=IF([.$N274]&gt;[Datos.$C$4]*12+[Datos.$C$5];&quot;&quot;;[.J273]-[.K274])" office:value-type="float" office:value="566.364716305589">
            <text:p>566.36</text:p>
          </table:table-cell>
          <table:table-cell table:style-name="ce58" table:formula="of:=IF([.$N274]&gt;[Datos.$C$4]*12+[Datos.$C$5];&quot;&quot;;[Datos.$C$11]-[.L274])" office:value-type="float" office:value="4.02248899009066">
            <text:p>4.02</text:p>
          </table:table-cell>
          <table:table-cell table:style-name="ce73" table:formula="of:=IF([.$N274]&gt;[Datos.$C$4]*12+[Datos.$C$5];&quot;&quot;;[.J273]*[Datos.$C$15])" office:value-type="float" office:value="4.75322671079733">
            <text:p>4.75</text:p>
          </table:table-cell>
          <table:table-cell table:formula="of:=IF([.$N274]=[Datos.$C$4]*12+[Datos.$C$5];HYPERLINK(&quot;http://interes.ax5.org/&quot;);&quot;&quot;)">
            <text:p/>
          </table:table-cell>
          <table:table-cell table:style-name="ce65" table:formula="of:=[.N273]+1" office:value-type="float" office:value="267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5]&gt;[Datos.$C$4]*12+[Datos.$C$5];&quot;&quot;;[.D274]-[.E275])" office:value-type="float" office:value="549.95057981201">
            <text:p>549.95</text:p>
          </table:table-cell>
          <table:table-cell table:style-name="ce58" table:formula="of:=IF([.$N275]&gt;[Datos.$C$4]*12+[Datos.$C$5];&quot;&quot;;[Datos.$C$9]-[.F275])" office:value-type="float" office:value="4.04129918201981">
            <text:p>4.04</text:p>
          </table:table-cell>
          <table:table-cell table:style-name="ce58" table:formula="of:=IF([.$N275]&gt;[Datos.$C$4]*12+[Datos.$C$5];&quot;&quot;;[.D274]*[Datos.$C$14])" office:value-type="float" office:value="4.41760903957066">
            <text:p>4.42</text:p>
          </table:table-cell>
          <table:table-cell table:style-name="ce58" table:number-columns-repeated="2"/>
          <table:table-cell table:style-name="ce65"/>
          <table:table-cell table:style-name="ce58" table:formula="of:=IF([.$N275]&gt;[Datos.$C$4]*12+[Datos.$C$5];&quot;&quot;;[.J274]-[.K275])" office:value-type="float" office:value="562.308706573914">
            <text:p>562.31</text:p>
          </table:table-cell>
          <table:table-cell table:style-name="ce58" table:formula="of:=IF([.$N275]&gt;[Datos.$C$4]*12+[Datos.$C$5];&quot;&quot;;[Datos.$C$11]-[.L275])" office:value-type="float" office:value="4.05600973167475">
            <text:p>4.06</text:p>
          </table:table-cell>
          <table:table-cell table:style-name="ce73" table:formula="of:=IF([.$N275]&gt;[Datos.$C$4]*12+[Datos.$C$5];&quot;&quot;;[.J274]*[Datos.$C$15])" office:value-type="float" office:value="4.71970596921324">
            <text:p>4.72</text:p>
          </table:table-cell>
          <table:table-cell table:formula="of:=IF([.$N275]=[Datos.$C$4]*12+[Datos.$C$5];HYPERLINK(&quot;http://interes.ax5.org/&quot;);&quot;&quot;)">
            <text:p/>
          </table:table-cell>
          <table:table-cell table:style-name="ce65" table:formula="of:=[.N274]+1" office:value-type="float" office:value="268">
            <text:p>2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6]&gt;[Datos.$C$4]*12+[Datos.$C$5];&quot;&quot;;[.D275]-[.E276])" office:value-type="float" office:value="545.877054742798">
            <text:p>545.88</text:p>
          </table:table-cell>
          <table:table-cell table:style-name="ce58" table:formula="of:=IF([.$N276]&gt;[Datos.$C$4]*12+[Datos.$C$5];&quot;&quot;;[Datos.$C$9]-[.F276])" office:value-type="float" office:value="4.07352506921245">
            <text:p>4.07</text:p>
          </table:table-cell>
          <table:table-cell table:style-name="ce58" table:formula="of:=IF([.$N276]&gt;[Datos.$C$4]*12+[Datos.$C$5];&quot;&quot;;[.D275]*[Datos.$C$14])" office:value-type="float" office:value="4.38538315237802">
            <text:p>4.39</text:p>
          </table:table-cell>
          <table:table-cell table:style-name="ce58" table:number-columns-repeated="2"/>
          <table:table-cell table:style-name="ce65"/>
          <table:table-cell table:style-name="ce58" table:formula="of:=IF([.$N276]&gt;[Datos.$C$4]*12+[Datos.$C$5];&quot;&quot;;[.J275]-[.K276])" office:value-type="float" office:value="558.218896761142">
            <text:p>558.22</text:p>
          </table:table-cell>
          <table:table-cell table:style-name="ce58" table:formula="of:=IF([.$N276]&gt;[Datos.$C$4]*12+[Datos.$C$5];&quot;&quot;;[Datos.$C$11]-[.L276])" office:value-type="float" office:value="4.08980981277203">
            <text:p>4.09</text:p>
          </table:table-cell>
          <table:table-cell table:style-name="ce73" table:formula="of:=IF([.$N276]&gt;[Datos.$C$4]*12+[Datos.$C$5];&quot;&quot;;[.J275]*[Datos.$C$15])" office:value-type="float" office:value="4.68590588811595">
            <text:p>4.69</text:p>
          </table:table-cell>
          <table:table-cell table:formula="of:=IF([.$N276]=[Datos.$C$4]*12+[Datos.$C$5];HYPERLINK(&quot;http://interes.ax5.org/&quot;);&quot;&quot;)">
            <text:p/>
          </table:table-cell>
          <table:table-cell table:style-name="ce65" table:formula="of:=[.N275]+1" office:value-type="float" office:value="269">
            <text:p>2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7]&gt;[Datos.$C$4]*12+[Datos.$C$5];&quot;&quot;;[.D276]-[.E277])" office:value-type="float" office:value="541.771046812643">
            <text:p>541.77</text:p>
          </table:table-cell>
          <table:table-cell table:style-name="ce58" table:formula="of:=IF([.$N277]&gt;[Datos.$C$4]*12+[Datos.$C$5];&quot;&quot;;[Datos.$C$9]-[.F277])" office:value-type="float" office:value="4.10600793015501">
            <text:p>4.11</text:p>
          </table:table-cell>
          <table:table-cell table:style-name="ce58" table:formula="of:=IF([.$N277]&gt;[Datos.$C$4]*12+[Datos.$C$5];&quot;&quot;;[.D276]*[Datos.$C$14])" office:value-type="float" office:value="4.35290029143546">
            <text:p>4.35</text:p>
          </table:table-cell>
          <table:table-cell table:style-name="ce58" table:number-columns-repeated="2"/>
          <table:table-cell table:style-name="ce65"/>
          <table:table-cell table:style-name="ce58" table:formula="of:=IF([.$N277]&gt;[Datos.$C$4]*12+[Datos.$C$5];&quot;&quot;;[.J276]-[.K277])" office:value-type="float" office:value="554.095005199931">
            <text:p>554.10</text:p>
          </table:table-cell>
          <table:table-cell table:style-name="ce58" table:formula="of:=IF([.$N277]&gt;[Datos.$C$4]*12+[Datos.$C$5];&quot;&quot;;[Datos.$C$11]-[.L277])" office:value-type="float" office:value="4.1238915612118">
            <text:p>4.12</text:p>
          </table:table-cell>
          <table:table-cell table:style-name="ce73" table:formula="of:=IF([.$N277]&gt;[Datos.$C$4]*12+[Datos.$C$5];&quot;&quot;;[.J276]*[Datos.$C$15])" office:value-type="float" office:value="4.65182413967619">
            <text:p>4.65</text:p>
          </table:table-cell>
          <table:table-cell table:formula="of:=IF([.$N277]=[Datos.$C$4]*12+[Datos.$C$5];HYPERLINK(&quot;http://interes.ax5.org/&quot;);&quot;&quot;)">
            <text:p/>
          </table:table-cell>
          <table:table-cell table:style-name="ce65" table:formula="of:=[.N276]+1" office:value-type="float" office:value="270">
            <text:p>2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8]&gt;[Datos.$C$4]*12+[Datos.$C$5];&quot;&quot;;[.D277]-[.E278])" office:value-type="float" office:value="537.632296998651">
            <text:p>537.63</text:p>
          </table:table-cell>
          <table:table-cell table:style-name="ce58" table:formula="of:=IF([.$N278]&gt;[Datos.$C$4]*12+[Datos.$C$5];&quot;&quot;;[Datos.$C$9]-[.F278])" office:value-type="float" office:value="4.13874981399226">
            <text:p>4.14</text:p>
          </table:table-cell>
          <table:table-cell table:style-name="ce58" table:formula="of:=IF([.$N278]&gt;[Datos.$C$4]*12+[Datos.$C$5];&quot;&quot;;[.D277]*[Datos.$C$14])" office:value-type="float" office:value="4.32015840759821">
            <text:p>4.32</text:p>
          </table:table-cell>
          <table:table-cell table:style-name="ce58" table:number-columns-repeated="2"/>
          <table:table-cell table:style-name="ce65"/>
          <table:table-cell table:style-name="ce58" table:formula="of:=IF([.$N278]&gt;[Datos.$C$4]*12+[Datos.$C$5];&quot;&quot;;[.J277]-[.K278])" office:value-type="float" office:value="549.936747875709">
            <text:p>549.94</text:p>
          </table:table-cell>
          <table:table-cell table:style-name="ce58" table:formula="of:=IF([.$N278]&gt;[Datos.$C$4]*12+[Datos.$C$5];&quot;&quot;;[Datos.$C$11]-[.L278])" office:value-type="float" office:value="4.1582573242219">
            <text:p>4.16</text:p>
          </table:table-cell>
          <table:table-cell table:style-name="ce73" table:formula="of:=IF([.$N278]&gt;[Datos.$C$4]*12+[Datos.$C$5];&quot;&quot;;[.J277]*[Datos.$C$15])" office:value-type="float" office:value="4.61745837666609">
            <text:p>4.62</text:p>
          </table:table-cell>
          <table:table-cell table:formula="of:=IF([.$N278]=[Datos.$C$4]*12+[Datos.$C$5];HYPERLINK(&quot;http://interes.ax5.org/&quot;);&quot;&quot;)">
            <text:p/>
          </table:table-cell>
          <table:table-cell table:style-name="ce65" table:formula="of:=[.N277]+1" office:value-type="float" office:value="271">
            <text:p>2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9]&gt;[Datos.$C$4]*12+[Datos.$C$5];&quot;&quot;;[.D278]-[.E279])" office:value-type="float" office:value="533.460544212441">
            <text:p>533.46</text:p>
          </table:table-cell>
          <table:table-cell table:style-name="ce58" table:formula="of:=IF([.$N279]&gt;[Datos.$C$4]*12+[Datos.$C$5];&quot;&quot;;[Datos.$C$9]-[.F279])" office:value-type="float" office:value="4.17175278620913">
            <text:p>4.17</text:p>
          </table:table-cell>
          <table:table-cell table:style-name="ce58" table:formula="of:=IF([.$N279]&gt;[Datos.$C$4]*12+[Datos.$C$5];&quot;&quot;;[.D278]*[Datos.$C$14])" office:value-type="float" office:value="4.28715543538134">
            <text:p>4.29</text:p>
          </table:table-cell>
          <table:table-cell table:style-name="ce58" table:number-columns-repeated="2"/>
          <table:table-cell table:style-name="ce65"/>
          <table:table-cell table:style-name="ce58" table:formula="of:=IF([.$N279]&gt;[Datos.$C$4]*12+[Datos.$C$5];&quot;&quot;;[.J278]-[.K279])" office:value-type="float" office:value="545.743838407118">
            <text:p>545.74</text:p>
          </table:table-cell>
          <table:table-cell table:style-name="ce58" table:formula="of:=IF([.$N279]&gt;[Datos.$C$4]*12+[Datos.$C$5];&quot;&quot;;[Datos.$C$11]-[.L279])" office:value-type="float" office:value="4.19290946859042">
            <text:p>4.19</text:p>
          </table:table-cell>
          <table:table-cell table:style-name="ce73" table:formula="of:=IF([.$N279]&gt;[Datos.$C$4]*12+[Datos.$C$5];&quot;&quot;;[.J278]*[Datos.$C$15])" office:value-type="float" office:value="4.58280623229757">
            <text:p>4.58</text:p>
          </table:table-cell>
          <table:table-cell table:formula="of:=IF([.$N279]=[Datos.$C$4]*12+[Datos.$C$5];HYPERLINK(&quot;http://interes.ax5.org/&quot;);&quot;&quot;)">
            <text:p/>
          </table:table-cell>
          <table:table-cell table:style-name="ce65" table:formula="of:=[.N278]+1" office:value-type="float" office:value="272">
            <text:p>2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0]&gt;[Datos.$C$4]*12+[Datos.$C$5];&quot;&quot;;[.D279]-[.E280])" office:value-type="float" office:value="529.25552528368">
            <text:p>529.26</text:p>
          </table:table-cell>
          <table:table-cell table:style-name="ce58" table:formula="of:=IF([.$N280]&gt;[Datos.$C$4]*12+[Datos.$C$5];&quot;&quot;;[Datos.$C$9]-[.F280])" office:value-type="float" office:value="4.20501892876104">
            <text:p>4.21</text:p>
          </table:table-cell>
          <table:table-cell table:style-name="ce58" table:formula="of:=IF([.$N280]&gt;[Datos.$C$4]*12+[Datos.$C$5];&quot;&quot;;[.D279]*[Datos.$C$14])" office:value-type="float" office:value="4.25388929282943">
            <text:p>4.25</text:p>
          </table:table-cell>
          <table:table-cell table:style-name="ce58" table:number-columns-repeated="2"/>
          <table:table-cell table:style-name="ce65"/>
          <table:table-cell table:style-name="ce58" table:formula="of:=IF([.$N280]&gt;[Datos.$C$4]*12+[Datos.$C$5];&quot;&quot;;[.J279]-[.K280])" office:value-type="float" office:value="541.515988026289">
            <text:p>541.52</text:p>
          </table:table-cell>
          <table:table-cell table:style-name="ce58" table:formula="of:=IF([.$N280]&gt;[Datos.$C$4]*12+[Datos.$C$5];&quot;&quot;;[Datos.$C$11]-[.L280])" office:value-type="float" office:value="4.22785038082867">
            <text:p>4.23</text:p>
          </table:table-cell>
          <table:table-cell table:style-name="ce73" table:formula="of:=IF([.$N280]&gt;[Datos.$C$4]*12+[Datos.$C$5];&quot;&quot;;[.J279]*[Datos.$C$15])" office:value-type="float" office:value="4.54786532005932">
            <text:p>4.55</text:p>
          </table:table-cell>
          <table:table-cell table:formula="of:=IF([.$N280]=[Datos.$C$4]*12+[Datos.$C$5];HYPERLINK(&quot;http://interes.ax5.org/&quot;);&quot;&quot;)">
            <text:p/>
          </table:table-cell>
          <table:table-cell table:style-name="ce65" table:formula="of:=[.N279]+1" office:value-type="float" office:value="273">
            <text:p>2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1]&gt;[Datos.$C$4]*12+[Datos.$C$5];&quot;&quot;;[.D280]-[.E281])" office:value-type="float" office:value="525.016974943475">
            <text:p>525.02</text:p>
          </table:table-cell>
          <table:table-cell table:style-name="ce58" table:formula="of:=IF([.$N281]&gt;[Datos.$C$4]*12+[Datos.$C$5];&quot;&quot;;[Datos.$C$9]-[.F281])" office:value-type="float" office:value="4.23855034020517">
            <text:p>4.24</text:p>
          </table:table-cell>
          <table:table-cell table:style-name="ce58" table:formula="of:=IF([.$N281]&gt;[Datos.$C$4]*12+[Datos.$C$5];&quot;&quot;;[.D280]*[Datos.$C$14])" office:value-type="float" office:value="4.22035788138529">
            <text:p>4.22</text:p>
          </table:table-cell>
          <table:table-cell table:style-name="ce58" table:number-columns-repeated="2"/>
          <table:table-cell table:style-name="ce65"/>
          <table:table-cell table:style-name="ce58" table:formula="of:=IF([.$N281]&gt;[Datos.$C$4]*12+[Datos.$C$5];&quot;&quot;;[.J280]-[.K281])" office:value-type="float" office:value="537.252905558954">
            <text:p>537.25</text:p>
          </table:table-cell>
          <table:table-cell table:style-name="ce58" table:formula="of:=IF([.$N281]&gt;[Datos.$C$4]*12+[Datos.$C$5];&quot;&quot;;[Datos.$C$11]-[.L281])" office:value-type="float" office:value="4.26308246733558">
            <text:p>4.26</text:p>
          </table:table-cell>
          <table:table-cell table:style-name="ce73" table:formula="of:=IF([.$N281]&gt;[Datos.$C$4]*12+[Datos.$C$5];&quot;&quot;;[.J280]*[Datos.$C$15])" office:value-type="float" office:value="4.51263323355241">
            <text:p>4.51</text:p>
          </table:table-cell>
          <table:table-cell table:formula="of:=IF([.$N281]=[Datos.$C$4]*12+[Datos.$C$5];HYPERLINK(&quot;http://interes.ax5.org/&quot;);&quot;&quot;)">
            <text:p/>
          </table:table-cell>
          <table:table-cell table:style-name="ce65" table:formula="of:=[.N280]+1" office:value-type="float" office:value="274">
            <text:p>2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2]&gt;[Datos.$C$4]*12+[Datos.$C$5];&quot;&quot;;[.D281]-[.E282])" office:value-type="float" office:value="520.744625807642">
            <text:p>520.74</text:p>
          </table:table-cell>
          <table:table-cell table:style-name="ce58" table:formula="of:=IF([.$N282]&gt;[Datos.$C$4]*12+[Datos.$C$5];&quot;&quot;;[Datos.$C$9]-[.F282])" office:value-type="float" office:value="4.27234913583295">
            <text:p>4.27</text:p>
          </table:table-cell>
          <table:table-cell table:style-name="ce58" table:formula="of:=IF([.$N282]&gt;[Datos.$C$4]*12+[Datos.$C$5];&quot;&quot;;[.D281]*[Datos.$C$14])" office:value-type="float" office:value="4.18655908575752">
            <text:p>4.19</text:p>
          </table:table-cell>
          <table:table-cell table:style-name="ce58" table:number-columns-repeated="2"/>
          <table:table-cell table:style-name="ce65"/>
          <table:table-cell table:style-name="ce58" table:formula="of:=IF([.$N282]&gt;[Datos.$C$4]*12+[Datos.$C$5];&quot;&quot;;[.J281]-[.K282])" office:value-type="float" office:value="532.954297404391">
            <text:p>532.95</text:p>
          </table:table-cell>
          <table:table-cell table:style-name="ce58" table:formula="of:=IF([.$N282]&gt;[Datos.$C$4]*12+[Datos.$C$5];&quot;&quot;;[Datos.$C$11]-[.L282])" office:value-type="float" office:value="4.29860815456337">
            <text:p>4.30</text:p>
          </table:table-cell>
          <table:table-cell table:style-name="ce73" table:formula="of:=IF([.$N282]&gt;[Datos.$C$4]*12+[Datos.$C$5];&quot;&quot;;[.J281]*[Datos.$C$15])" office:value-type="float" office:value="4.47710754632462">
            <text:p>4.48</text:p>
          </table:table-cell>
          <table:table-cell table:formula="of:=IF([.$N282]=[Datos.$C$4]*12+[Datos.$C$5];HYPERLINK(&quot;http://interes.ax5.org/&quot;);&quot;&quot;)">
            <text:p/>
          </table:table-cell>
          <table:table-cell table:style-name="ce65" table:formula="of:=[.N281]+1" office:value-type="float" office:value="275">
            <text:p>27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71]+1" office:value-type="float" office:value="2037">
            <text:p>2037</text:p>
          </table:table-cell>
          <table:table-cell/>
          <table:table-cell table:style-name="ce57" table:formula="of:=IF([.$N283]&gt;[Datos.$C$4]*12+[Datos.$C$5];&quot;&quot;;[.D282]-[.E283])" office:value-type="float" office:value="516.438208359839">
            <text:p>516.44</text:p>
          </table:table-cell>
          <table:table-cell table:style-name="ce57" table:formula="of:=IF([.$N283]&gt;[Datos.$C$4]*12+[Datos.$C$5];&quot;&quot;;[Datos.$C$9]-[.F283])" office:value-type="float" office:value="4.30641744780339">
            <text:p>4.31</text:p>
          </table:table-cell>
          <table:table-cell table:style-name="ce57" table:formula="of:=IF([.$N283]&gt;[Datos.$C$4]*12+[Datos.$C$5];&quot;&quot;;[.D282]*[Datos.$C$14])" office:value-type="float" office:value="4.15249077378708">
            <text:p>4.15</text:p>
          </table:table-cell>
          <table:table-cell table:style-name="ce57" table:number-columns-repeated="2"/>
          <table:table-cell table:style-name="ce64"/>
          <table:table-cell table:style-name="ce57" table:formula="of:=IF([.$N283]&gt;[Datos.$C$4]*12+[Datos.$C$5];&quot;&quot;;[.J282]-[.K283])" office:value-type="float" office:value="528.619867515206">
            <text:p>528.62</text:p>
          </table:table-cell>
          <table:table-cell table:style-name="ce57" table:formula="of:=IF([.$N283]&gt;[Datos.$C$4]*12+[Datos.$C$5];&quot;&quot;;[Datos.$C$11]-[.L283])" office:value-type="float" office:value="4.33442988918473">
            <text:p>4.33</text:p>
          </table:table-cell>
          <table:table-cell table:style-name="ce74" table:formula="of:=IF([.$N283]&gt;[Datos.$C$4]*12+[Datos.$C$5];&quot;&quot;;[.J282]*[Datos.$C$15])" office:value-type="float" office:value="4.44128581170325">
            <text:p>4.44</text:p>
          </table:table-cell>
          <table:table-cell table:formula="of:=IF([.$N283]=[Datos.$C$4]*12+[Datos.$C$5];HYPERLINK(&quot;http://interes.ax5.org/&quot;);&quot;&quot;)">
            <text:p/>
          </table:table-cell>
          <table:table-cell table:style-name="ce64" table:formula="of:=[.N282]+1" office:value-type="float" office:value="276">
            <text:p>2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4]&gt;[Datos.$C$4]*12+[Datos.$C$5];&quot;&quot;;[.D283]-[.E284])" office:value-type="float" office:value="512.097450934561">
            <text:p>512.10</text:p>
          </table:table-cell>
          <table:table-cell table:style-name="ce58" table:formula="of:=IF([.$N284]&gt;[Datos.$C$4]*12+[Datos.$C$5];&quot;&quot;;[Datos.$C$9]-[.F284])" office:value-type="float" office:value="4.34075742527765">
            <text:p>4.34</text:p>
          </table:table-cell>
          <table:table-cell table:style-name="ce58" table:formula="of:=IF([.$N284]&gt;[Datos.$C$4]*12+[Datos.$C$5];&quot;&quot;;[.D283]*[Datos.$C$14])" office:value-type="float" office:value="4.11815079631282">
            <text:p>4.12</text:p>
          </table:table-cell>
          <table:table-cell table:style-name="ce58" table:number-columns-repeated="2"/>
          <table:table-cell table:style-name="ce65"/>
          <table:table-cell table:style-name="ce58" table:formula="of:=IF([.$N284]&gt;[Datos.$C$4]*12+[Datos.$C$5];&quot;&quot;;[.J283]-[.K284])" office:value-type="float" office:value="524.249317376945">
            <text:p>524.25</text:p>
          </table:table-cell>
          <table:table-cell table:style-name="ce58" table:formula="of:=IF([.$N284]&gt;[Datos.$C$4]*12+[Datos.$C$5];&quot;&quot;;[Datos.$C$11]-[.L284])" office:value-type="float" office:value="4.37055013826127">
            <text:p>4.37</text:p>
          </table:table-cell>
          <table:table-cell table:style-name="ce73" table:formula="of:=IF([.$N284]&gt;[Datos.$C$4]*12+[Datos.$C$5];&quot;&quot;;[.J283]*[Datos.$C$15])" office:value-type="float" office:value="4.40516556262672">
            <text:p>4.41</text:p>
          </table:table-cell>
          <table:table-cell table:formula="of:=IF([.$N284]=[Datos.$C$4]*12+[Datos.$C$5];HYPERLINK(&quot;http://interes.ax5.org/&quot;);&quot;&quot;)">
            <text:p/>
          </table:table-cell>
          <table:table-cell table:style-name="ce65" table:formula="of:=[.N283]+1" office:value-type="float" office:value="277">
            <text:p>2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5]&gt;[Datos.$C$4]*12+[Datos.$C$5];&quot;&quot;;[.D284]-[.E285])" office:value-type="float" office:value="507.722079700007">
            <text:p>507.72</text:p>
          </table:table-cell>
          <table:table-cell table:style-name="ce58" table:formula="of:=IF([.$N285]&gt;[Datos.$C$4]*12+[Datos.$C$5];&quot;&quot;;[Datos.$C$9]-[.F285])" office:value-type="float" office:value="4.37537123455462">
            <text:p>4.38</text:p>
          </table:table-cell>
          <table:table-cell table:style-name="ce58" table:formula="of:=IF([.$N285]&gt;[Datos.$C$4]*12+[Datos.$C$5];&quot;&quot;;[.D284]*[Datos.$C$14])" office:value-type="float" office:value="4.08353698703585">
            <text:p>4.08</text:p>
          </table:table-cell>
          <table:table-cell table:style-name="ce58" table:number-columns-repeated="2"/>
          <table:table-cell table:style-name="ce65"/>
          <table:table-cell table:style-name="ce58" table:formula="of:=IF([.$N285]&gt;[Datos.$C$4]*12+[Datos.$C$5];&quot;&quot;;[.J284]-[.K285])" office:value-type="float" office:value="519.842345987531">
            <text:p>519.84</text:p>
          </table:table-cell>
          <table:table-cell table:style-name="ce58" table:formula="of:=IF([.$N285]&gt;[Datos.$C$4]*12+[Datos.$C$5];&quot;&quot;;[Datos.$C$11]-[.L285])" office:value-type="float" office:value="4.40697138941345">
            <text:p>4.41</text:p>
          </table:table-cell>
          <table:table-cell table:style-name="ce73" table:formula="of:=IF([.$N285]&gt;[Datos.$C$4]*12+[Datos.$C$5];&quot;&quot;;[.J284]*[Datos.$C$15])" office:value-type="float" office:value="4.36874431147454">
            <text:p>4.37</text:p>
          </table:table-cell>
          <table:table-cell table:formula="of:=IF([.$N285]=[Datos.$C$4]*12+[Datos.$C$5];HYPERLINK(&quot;http://interes.ax5.org/&quot;);&quot;&quot;)">
            <text:p/>
          </table:table-cell>
          <table:table-cell table:style-name="ce65" table:formula="of:=[.N284]+1" office:value-type="float" office:value="278">
            <text:p>2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6]&gt;[Datos.$C$4]*12+[Datos.$C$5];&quot;&quot;;[.D285]-[.E286])" office:value-type="float" office:value="503.311818640799">
            <text:p>503.31</text:p>
          </table:table-cell>
          <table:table-cell table:style-name="ce58" table:formula="of:=IF([.$N286]&gt;[Datos.$C$4]*12+[Datos.$C$5];&quot;&quot;;[Datos.$C$9]-[.F286])" office:value-type="float" office:value="4.41026105920755">
            <text:p>4.41</text:p>
          </table:table-cell>
          <table:table-cell table:style-name="ce58" table:formula="of:=IF([.$N286]&gt;[Datos.$C$4]*12+[Datos.$C$5];&quot;&quot;;[.D285]*[Datos.$C$14])" office:value-type="float" office:value="4.04864716238292">
            <text:p>4.05</text:p>
          </table:table-cell>
          <table:table-cell table:style-name="ce58" table:number-columns-repeated="2"/>
          <table:table-cell table:style-name="ce65"/>
          <table:table-cell table:style-name="ce58" table:formula="of:=IF([.$N286]&gt;[Datos.$C$4]*12+[Datos.$C$5];&quot;&quot;;[.J285]-[.K286])" office:value-type="float" office:value="515.398649836539">
            <text:p>515.40</text:p>
          </table:table-cell>
          <table:table-cell table:style-name="ce58" table:formula="of:=IF([.$N286]&gt;[Datos.$C$4]*12+[Datos.$C$5];&quot;&quot;;[Datos.$C$11]-[.L286])" office:value-type="float" office:value="4.4436961509919">
            <text:p>4.44</text:p>
          </table:table-cell>
          <table:table-cell table:style-name="ce73" table:formula="of:=IF([.$N286]&gt;[Datos.$C$4]*12+[Datos.$C$5];&quot;&quot;;[.J285]*[Datos.$C$15])" office:value-type="float" office:value="4.33201954989609">
            <text:p>4.33</text:p>
          </table:table-cell>
          <table:table-cell table:formula="of:=IF([.$N286]=[Datos.$C$4]*12+[Datos.$C$5];HYPERLINK(&quot;http://interes.ax5.org/&quot;);&quot;&quot;)">
            <text:p/>
          </table:table-cell>
          <table:table-cell table:style-name="ce65" table:formula="of:=[.N285]+1" office:value-type="float" office:value="279">
            <text:p>2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7]&gt;[Datos.$C$4]*12+[Datos.$C$5];&quot;&quot;;[.D286]-[.E287])" office:value-type="float" office:value="498.866389540577">
            <text:p>498.87</text:p>
          </table:table-cell>
          <table:table-cell table:style-name="ce58" table:formula="of:=IF([.$N287]&gt;[Datos.$C$4]*12+[Datos.$C$5];&quot;&quot;;[Datos.$C$9]-[.F287])" office:value-type="float" office:value="4.44542910022179">
            <text:p>4.45</text:p>
          </table:table-cell>
          <table:table-cell table:style-name="ce58" table:formula="of:=IF([.$N287]&gt;[Datos.$C$4]*12+[Datos.$C$5];&quot;&quot;;[.D286]*[Datos.$C$14])" office:value-type="float" office:value="4.01347912136867">
            <text:p>4.01</text:p>
          </table:table-cell>
          <table:table-cell table:style-name="ce58" table:number-columns-repeated="2"/>
          <table:table-cell table:style-name="ce65"/>
          <table:table-cell table:style-name="ce58" table:formula="of:=IF([.$N287]&gt;[Datos.$C$4]*12+[Datos.$C$5];&quot;&quot;;[.J286]-[.K287])" office:value-type="float" office:value="510.917922884289">
            <text:p>510.92</text:p>
          </table:table-cell>
          <table:table-cell table:style-name="ce58" table:formula="of:=IF([.$N287]&gt;[Datos.$C$4]*12+[Datos.$C$5];&quot;&quot;;[Datos.$C$11]-[.L287])" office:value-type="float" office:value="4.48072695225016">
            <text:p>4.48</text:p>
          </table:table-cell>
          <table:table-cell table:style-name="ce73" table:formula="of:=IF([.$N287]&gt;[Datos.$C$4]*12+[Datos.$C$5];&quot;&quot;;[.J286]*[Datos.$C$15])" office:value-type="float" office:value="4.29498874863783">
            <text:p>4.29</text:p>
          </table:table-cell>
          <table:table-cell table:formula="of:=IF([.$N287]=[Datos.$C$4]*12+[Datos.$C$5];HYPERLINK(&quot;http://interes.ax5.org/&quot;);&quot;&quot;)">
            <text:p/>
          </table:table-cell>
          <table:table-cell table:style-name="ce65" table:formula="of:=[.N286]+1" office:value-type="float" office:value="280">
            <text:p>2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8]&gt;[Datos.$C$4]*12+[Datos.$C$5];&quot;&quot;;[.D287]-[.E288])" office:value-type="float" office:value="494.385511964444">
            <text:p>494.39</text:p>
          </table:table-cell>
          <table:table-cell table:style-name="ce58" table:formula="of:=IF([.$N288]&gt;[Datos.$C$4]*12+[Datos.$C$5];&quot;&quot;;[Datos.$C$9]-[.F288])" office:value-type="float" office:value="4.4808775761337">
            <text:p>4.48</text:p>
          </table:table-cell>
          <table:table-cell table:style-name="ce58" table:formula="of:=IF([.$N288]&gt;[Datos.$C$4]*12+[Datos.$C$5];&quot;&quot;;[.D287]*[Datos.$C$14])" office:value-type="float" office:value="3.97803064545677">
            <text:p>3.98</text:p>
          </table:table-cell>
          <table:table-cell table:style-name="ce58" table:number-columns-repeated="2"/>
          <table:table-cell table:style-name="ce65"/>
          <table:table-cell table:style-name="ce58" table:formula="of:=IF([.$N288]&gt;[Datos.$C$4]*12+[Datos.$C$5];&quot;&quot;;[.J287]-[.K288])" office:value-type="float" office:value="506.39985654077">
            <text:p>506.40</text:p>
          </table:table-cell>
          <table:table-cell table:style-name="ce58" table:formula="of:=IF([.$N288]&gt;[Datos.$C$4]*12+[Datos.$C$5];&quot;&quot;;[Datos.$C$11]-[.L288])" office:value-type="float" office:value="4.51806634351891">
            <text:p>4.52</text:p>
          </table:table-cell>
          <table:table-cell table:style-name="ce73" table:formula="of:=IF([.$N288]&gt;[Datos.$C$4]*12+[Datos.$C$5];&quot;&quot;;[.J287]*[Datos.$C$15])" office:value-type="float" office:value="4.25764935736908">
            <text:p>4.26</text:p>
          </table:table-cell>
          <table:table-cell table:formula="of:=IF([.$N288]=[Datos.$C$4]*12+[Datos.$C$5];HYPERLINK(&quot;http://interes.ax5.org/&quot;);&quot;&quot;)">
            <text:p/>
          </table:table-cell>
          <table:table-cell table:style-name="ce65" table:formula="of:=[.N287]+1" office:value-type="float" office:value="281">
            <text:p>2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9]&gt;[Datos.$C$4]*12+[Datos.$C$5];&quot;&quot;;[.D288]-[.E289])" office:value-type="float" office:value="489.868903241273">
            <text:p>489.87</text:p>
          </table:table-cell>
          <table:table-cell table:style-name="ce58" table:formula="of:=IF([.$N289]&gt;[Datos.$C$4]*12+[Datos.$C$5];&quot;&quot;;[Datos.$C$9]-[.F289])" office:value-type="float" office:value="4.51660872317051">
            <text:p>4.52</text:p>
          </table:table-cell>
          <table:table-cell table:style-name="ce58" table:formula="of:=IF([.$N289]&gt;[Datos.$C$4]*12+[Datos.$C$5];&quot;&quot;;[.D288]*[Datos.$C$14])" office:value-type="float" office:value="3.94229949841995">
            <text:p>3.94</text:p>
          </table:table-cell>
          <table:table-cell table:style-name="ce58" table:number-columns-repeated="2"/>
          <table:table-cell table:style-name="ce65"/>
          <table:table-cell table:style-name="ce58" table:formula="of:=IF([.$N289]&gt;[Datos.$C$4]*12+[Datos.$C$5];&quot;&quot;;[.J288]-[.K289])" office:value-type="float" office:value="501.844139644389">
            <text:p>501.84</text:p>
          </table:table-cell>
          <table:table-cell table:style-name="ce58" table:formula="of:=IF([.$N289]&gt;[Datos.$C$4]*12+[Datos.$C$5];&quot;&quot;;[Datos.$C$11]-[.L289])" office:value-type="float" office:value="4.55571689638157">
            <text:p>4.56</text:p>
          </table:table-cell>
          <table:table-cell table:style-name="ce73" table:formula="of:=IF([.$N289]&gt;[Datos.$C$4]*12+[Datos.$C$5];&quot;&quot;;[.J288]*[Datos.$C$15])" office:value-type="float" office:value="4.21999880450642">
            <text:p>4.22</text:p>
          </table:table-cell>
          <table:table-cell table:formula="of:=IF([.$N289]=[Datos.$C$4]*12+[Datos.$C$5];HYPERLINK(&quot;http://interes.ax5.org/&quot;);&quot;&quot;)">
            <text:p/>
          </table:table-cell>
          <table:table-cell table:style-name="ce65" table:formula="of:=[.N288]+1" office:value-type="float" office:value="282">
            <text:p>2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0]&gt;[Datos.$C$4]*12+[Datos.$C$5];&quot;&quot;;[.D289]-[.E290])" office:value-type="float" office:value="485.316278445881">
            <text:p>485.32</text:p>
          </table:table-cell>
          <table:table-cell table:style-name="ce58" table:formula="of:=IF([.$N290]&gt;[Datos.$C$4]*12+[Datos.$C$5];&quot;&quot;;[Datos.$C$9]-[.F290])" office:value-type="float" office:value="4.55262479539149">
            <text:p>4.55</text:p>
          </table:table-cell>
          <table:table-cell table:style-name="ce58" table:formula="of:=IF([.$N290]&gt;[Datos.$C$4]*12+[Datos.$C$5];&quot;&quot;;[.D289]*[Datos.$C$14])" office:value-type="float" office:value="3.90628342619898">
            <text:p>3.91</text:p>
          </table:table-cell>
          <table:table-cell table:style-name="ce58" table:number-columns-repeated="2"/>
          <table:table-cell table:style-name="ce65"/>
          <table:table-cell table:style-name="ce58" table:formula="of:=IF([.$N290]&gt;[Datos.$C$4]*12+[Datos.$C$5];&quot;&quot;;[.J289]-[.K290])" office:value-type="float" office:value="497.250458440537">
            <text:p>497.25</text:p>
          </table:table-cell>
          <table:table-cell table:style-name="ce58" table:formula="of:=IF([.$N290]&gt;[Datos.$C$4]*12+[Datos.$C$5];&quot;&quot;;[Datos.$C$11]-[.L290])" office:value-type="float" office:value="4.59368120385142">
            <text:p>4.59</text:p>
          </table:table-cell>
          <table:table-cell table:style-name="ce73" table:formula="of:=IF([.$N290]&gt;[Datos.$C$4]*12+[Datos.$C$5];&quot;&quot;;[.J289]*[Datos.$C$15])" office:value-type="float" office:value="4.18203449703657">
            <text:p>4.18</text:p>
          </table:table-cell>
          <table:table-cell table:formula="of:=IF([.$N290]=[Datos.$C$4]*12+[Datos.$C$5];HYPERLINK(&quot;http://interes.ax5.org/&quot;);&quot;&quot;)">
            <text:p/>
          </table:table-cell>
          <table:table-cell table:style-name="ce65" table:formula="of:=[.N289]+1" office:value-type="float" office:value="283">
            <text:p>2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1]&gt;[Datos.$C$4]*12+[Datos.$C$5];&quot;&quot;;[.D290]-[.E291])" office:value-type="float" office:value="480.727350381051">
            <text:p>480.73</text:p>
          </table:table-cell>
          <table:table-cell table:style-name="ce58" table:formula="of:=IF([.$N291]&gt;[Datos.$C$4]*12+[Datos.$C$5];&quot;&quot;;[Datos.$C$9]-[.F291])" office:value-type="float" office:value="4.58892806483005">
            <text:p>4.59</text:p>
          </table:table-cell>
          <table:table-cell table:style-name="ce58" table:formula="of:=IF([.$N291]&gt;[Datos.$C$4]*12+[Datos.$C$5];&quot;&quot;;[.D290]*[Datos.$C$14])" office:value-type="float" office:value="3.86998015676042">
            <text:p>3.87</text:p>
          </table:table-cell>
          <table:table-cell table:style-name="ce58" table:number-columns-repeated="2"/>
          <table:table-cell table:style-name="ce65"/>
          <table:table-cell table:style-name="ce58" table:formula="of:=IF([.$N291]&gt;[Datos.$C$4]*12+[Datos.$C$5];&quot;&quot;;[.J290]-[.K291])" office:value-type="float" office:value="492.618496559987">
            <text:p>492.62</text:p>
          </table:table-cell>
          <table:table-cell table:style-name="ce58" table:formula="of:=IF([.$N291]&gt;[Datos.$C$4]*12+[Datos.$C$5];&quot;&quot;;[Datos.$C$11]-[.L291])" office:value-type="float" office:value="4.63196188055018">
            <text:p>4.63</text:p>
          </table:table-cell>
          <table:table-cell table:style-name="ce73" table:formula="of:=IF([.$N291]&gt;[Datos.$C$4]*12+[Datos.$C$5];&quot;&quot;;[.J290]*[Datos.$C$15])" office:value-type="float" office:value="4.14375382033781">
            <text:p>4.14</text:p>
          </table:table-cell>
          <table:table-cell table:formula="of:=IF([.$N291]=[Datos.$C$4]*12+[Datos.$C$5];HYPERLINK(&quot;http://interes.ax5.org/&quot;);&quot;&quot;)">
            <text:p/>
          </table:table-cell>
          <table:table-cell table:style-name="ce65" table:formula="of:=[.N290]+1" office:value-type="float" office:value="284">
            <text:p>2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2]&gt;[Datos.$C$4]*12+[Datos.$C$5];&quot;&quot;;[.D291]-[.E292])" office:value-type="float" office:value="476.101829559414">
            <text:p>476.10</text:p>
          </table:table-cell>
          <table:table-cell table:style-name="ce58" table:formula="of:=IF([.$N292]&gt;[Datos.$C$4]*12+[Datos.$C$5];&quot;&quot;;[Datos.$C$9]-[.F292])" office:value-type="float" office:value="4.62552082163714">
            <text:p>4.63</text:p>
          </table:table-cell>
          <table:table-cell table:style-name="ce58" table:formula="of:=IF([.$N292]&gt;[Datos.$C$4]*12+[Datos.$C$5];&quot;&quot;;[.D291]*[Datos.$C$14])" office:value-type="float" office:value="3.83338739995333">
            <text:p>3.83</text:p>
          </table:table-cell>
          <table:table-cell table:style-name="ce58" table:number-columns-repeated="2"/>
          <table:table-cell table:style-name="ce65"/>
          <table:table-cell table:style-name="ce58" table:formula="of:=IF([.$N292]&gt;[Datos.$C$4]*12+[Datos.$C$5];&quot;&quot;;[.J291]-[.K292])" office:value-type="float" office:value="487.947934997099">
            <text:p>487.95</text:p>
          </table:table-cell>
          <table:table-cell table:style-name="ce58" table:formula="of:=IF([.$N292]&gt;[Datos.$C$4]*12+[Datos.$C$5];&quot;&quot;;[Datos.$C$11]-[.L292])" office:value-type="float" office:value="4.6705615628881">
            <text:p>4.67</text:p>
          </table:table-cell>
          <table:table-cell table:style-name="ce73" table:formula="of:=IF([.$N292]&gt;[Datos.$C$4]*12+[Datos.$C$5];&quot;&quot;;[.J291]*[Datos.$C$15])" office:value-type="float" office:value="4.10515413799989">
            <text:p>4.11</text:p>
          </table:table-cell>
          <table:table-cell table:formula="of:=IF([.$N292]=[Datos.$C$4]*12+[Datos.$C$5];HYPERLINK(&quot;http://interes.ax5.org/&quot;);&quot;&quot;)">
            <text:p/>
          </table:table-cell>
          <table:table-cell table:style-name="ce65" table:formula="of:=[.N291]+1" office:value-type="float" office:value="285">
            <text:p>2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3]&gt;[Datos.$C$4]*12+[Datos.$C$5];&quot;&quot;;[.D292]-[.E293])" office:value-type="float" office:value="471.439424185189">
            <text:p>471.44</text:p>
          </table:table-cell>
          <table:table-cell table:style-name="ce58" table:formula="of:=IF([.$N293]&gt;[Datos.$C$4]*12+[Datos.$C$5];&quot;&quot;;[Datos.$C$9]-[.F293])" office:value-type="float" office:value="4.66240537422569">
            <text:p>4.66</text:p>
          </table:table-cell>
          <table:table-cell table:style-name="ce58" table:formula="of:=IF([.$N293]&gt;[Datos.$C$4]*12+[Datos.$C$5];&quot;&quot;;[.D292]*[Datos.$C$14])" office:value-type="float" office:value="3.79650284736477">
            <text:p>3.80</text:p>
          </table:table-cell>
          <table:table-cell table:style-name="ce58" table:number-columns-repeated="2"/>
          <table:table-cell table:style-name="ce65"/>
          <table:table-cell table:style-name="ce58" table:formula="of:=IF([.$N293]&gt;[Datos.$C$4]*12+[Datos.$C$5];&quot;&quot;;[.J292]-[.K293])" office:value-type="float" office:value="483.238452087853">
            <text:p>483.24</text:p>
          </table:table-cell>
          <table:table-cell table:style-name="ce58" table:formula="of:=IF([.$N293]&gt;[Datos.$C$4]*12+[Datos.$C$5];&quot;&quot;;[Datos.$C$11]-[.L293])" office:value-type="float" office:value="4.7094829092455">
            <text:p>4.71</text:p>
          </table:table-cell>
          <table:table-cell table:style-name="ce73" table:formula="of:=IF([.$N293]&gt;[Datos.$C$4]*12+[Datos.$C$5];&quot;&quot;;[.J292]*[Datos.$C$15])" office:value-type="float" office:value="4.06623279164249">
            <text:p>4.07</text:p>
          </table:table-cell>
          <table:table-cell table:formula="of:=IF([.$N293]=[Datos.$C$4]*12+[Datos.$C$5];HYPERLINK(&quot;http://interes.ax5.org/&quot;);&quot;&quot;)">
            <text:p/>
          </table:table-cell>
          <table:table-cell table:style-name="ce65" table:formula="of:=[.N292]+1" office:value-type="float" office:value="286">
            <text:p>2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4]&gt;[Datos.$C$4]*12+[Datos.$C$5];&quot;&quot;;[.D293]-[.E294])" office:value-type="float" office:value="466.739840135772">
            <text:p>466.74</text:p>
          </table:table-cell>
          <table:table-cell table:style-name="ce58" table:formula="of:=IF([.$N294]&gt;[Datos.$C$4]*12+[Datos.$C$5];&quot;&quot;;[Datos.$C$9]-[.F294])" office:value-type="float" office:value="4.69958404941624">
            <text:p>4.70</text:p>
          </table:table-cell>
          <table:table-cell table:style-name="ce58" table:formula="of:=IF([.$N294]&gt;[Datos.$C$4]*12+[Datos.$C$5];&quot;&quot;;[.D293]*[Datos.$C$14])" office:value-type="float" office:value="3.75932417217422">
            <text:p>3.76</text:p>
          </table:table-cell>
          <table:table-cell table:style-name="ce58" table:number-columns-repeated="2"/>
          <table:table-cell table:style-name="ce65"/>
          <table:table-cell table:style-name="ce58" table:formula="of:=IF([.$N294]&gt;[Datos.$C$4]*12+[Datos.$C$5];&quot;&quot;;[.J293]-[.K294])" office:value-type="float" office:value="478.489723487698">
            <text:p>478.49</text:p>
          </table:table-cell>
          <table:table-cell table:style-name="ce58" table:formula="of:=IF([.$N294]&gt;[Datos.$C$4]*12+[Datos.$C$5];&quot;&quot;;[Datos.$C$11]-[.L294])" office:value-type="float" office:value="4.74872860015588">
            <text:p>4.75</text:p>
          </table:table-cell>
          <table:table-cell table:style-name="ce73" table:formula="of:=IF([.$N294]&gt;[Datos.$C$4]*12+[Datos.$C$5];&quot;&quot;;[.J293]*[Datos.$C$15])" office:value-type="float" office:value="4.02698710073211">
            <text:p>4.03</text:p>
          </table:table-cell>
          <table:table-cell table:formula="of:=IF([.$N294]=[Datos.$C$4]*12+[Datos.$C$5];HYPERLINK(&quot;http://interes.ax5.org/&quot;);&quot;&quot;)">
            <text:p/>
          </table:table-cell>
          <table:table-cell table:style-name="ce65" table:formula="of:=[.N293]+1" office:value-type="float" office:value="287">
            <text:p>28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83]+1" office:value-type="float" office:value="2038">
            <text:p>2038</text:p>
          </table:table-cell>
          <table:table-cell/>
          <table:table-cell table:style-name="ce57" table:formula="of:=IF([.$N295]&gt;[Datos.$C$4]*12+[Datos.$C$5];&quot;&quot;;[.D294]-[.E295])" office:value-type="float" office:value="462.002780943189">
            <text:p>462.00</text:p>
          </table:table-cell>
          <table:table-cell table:style-name="ce57" table:formula="of:=IF([.$N295]&gt;[Datos.$C$4]*12+[Datos.$C$5];&quot;&quot;;[Datos.$C$9]-[.F295])" office:value-type="float" office:value="4.73705919258373">
            <text:p>4.74</text:p>
          </table:table-cell>
          <table:table-cell table:style-name="ce57" table:formula="of:=IF([.$N295]&gt;[Datos.$C$4]*12+[Datos.$C$5];&quot;&quot;;[.D294]*[Datos.$C$14])" office:value-type="float" office:value="3.72184902900674">
            <text:p>3.72</text:p>
          </table:table-cell>
          <table:table-cell table:style-name="ce57" table:number-columns-repeated="2"/>
          <table:table-cell table:style-name="ce64"/>
          <table:table-cell table:style-name="ce57" table:formula="of:=IF([.$N295]&gt;[Datos.$C$4]*12+[Datos.$C$5];&quot;&quot;;[.J294]-[.K295])" office:value-type="float" office:value="473.701422149207">
            <text:p>473.70</text:p>
          </table:table-cell>
          <table:table-cell table:style-name="ce57" table:formula="of:=IF([.$N295]&gt;[Datos.$C$4]*12+[Datos.$C$5];&quot;&quot;;[Datos.$C$11]-[.L295])" office:value-type="float" office:value="4.78830133849051">
            <text:p>4.79</text:p>
          </table:table-cell>
          <table:table-cell table:style-name="ce74" table:formula="of:=IF([.$N295]&gt;[Datos.$C$4]*12+[Datos.$C$5];&quot;&quot;;[.J294]*[Datos.$C$15])" office:value-type="float" office:value="3.98741436239748">
            <text:p>3.99</text:p>
          </table:table-cell>
          <table:table-cell table:formula="of:=IF([.$N295]=[Datos.$C$4]*12+[Datos.$C$5];HYPERLINK(&quot;http://interes.ax5.org/&quot;);&quot;&quot;)">
            <text:p/>
          </table:table-cell>
          <table:table-cell table:style-name="ce64" table:formula="of:=[.N294]+1" office:value-type="float" office:value="288">
            <text:p>2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6]&gt;[Datos.$C$4]*12+[Datos.$C$5];&quot;&quot;;[.D295]-[.E296])" office:value-type="float" office:value="457.227947775383">
            <text:p>457.23</text:p>
          </table:table-cell>
          <table:table-cell table:style-name="ce58" table:formula="of:=IF([.$N296]&gt;[Datos.$C$4]*12+[Datos.$C$5];&quot;&quot;;[Datos.$C$9]-[.F296])" office:value-type="float" office:value="4.77483316780542">
            <text:p>4.77</text:p>
          </table:table-cell>
          <table:table-cell table:style-name="ce58" table:formula="of:=IF([.$N296]&gt;[Datos.$C$4]*12+[Datos.$C$5];&quot;&quot;;[.D295]*[Datos.$C$14])" office:value-type="float" office:value="3.68407505378505">
            <text:p>3.68</text:p>
          </table:table-cell>
          <table:table-cell table:style-name="ce58" table:number-columns-repeated="2"/>
          <table:table-cell table:style-name="ce65"/>
          <table:table-cell table:style-name="ce58" table:formula="of:=IF([.$N296]&gt;[Datos.$C$4]*12+[Datos.$C$5];&quot;&quot;;[.J295]-[.K296])" office:value-type="float" office:value="468.873218299563">
            <text:p>468.87</text:p>
          </table:table-cell>
          <table:table-cell table:style-name="ce58" table:formula="of:=IF([.$N296]&gt;[Datos.$C$4]*12+[Datos.$C$5];&quot;&quot;;[Datos.$C$11]-[.L296])" office:value-type="float" office:value="4.8282038496446">
            <text:p>4.83</text:p>
          </table:table-cell>
          <table:table-cell table:style-name="ce73" table:formula="of:=IF([.$N296]&gt;[Datos.$C$4]*12+[Datos.$C$5];&quot;&quot;;[.J295]*[Datos.$C$15])" office:value-type="float" office:value="3.94751185124339">
            <text:p>3.95</text:p>
          </table:table-cell>
          <table:table-cell table:formula="of:=IF([.$N296]=[Datos.$C$4]*12+[Datos.$C$5];HYPERLINK(&quot;http://interes.ax5.org/&quot;);&quot;&quot;)">
            <text:p/>
          </table:table-cell>
          <table:table-cell table:style-name="ce65" table:formula="of:=[.N295]+1" office:value-type="float" office:value="289">
            <text:p>2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7]&gt;[Datos.$C$4]*12+[Datos.$C$5];&quot;&quot;;[.D296]-[.E297])" office:value-type="float" office:value="452.415039417373">
            <text:p>452.42</text:p>
          </table:table-cell>
          <table:table-cell table:style-name="ce58" table:formula="of:=IF([.$N297]&gt;[Datos.$C$4]*12+[Datos.$C$5];&quot;&quot;;[Datos.$C$9]-[.F297])" office:value-type="float" office:value="4.81290835801009">
            <text:p>4.81</text:p>
          </table:table-cell>
          <table:table-cell table:style-name="ce58" table:formula="of:=IF([.$N297]&gt;[Datos.$C$4]*12+[Datos.$C$5];&quot;&quot;;[.D296]*[Datos.$C$14])" office:value-type="float" office:value="3.64599986358038">
            <text:p>3.65</text:p>
          </table:table-cell>
          <table:table-cell table:style-name="ce58" table:number-columns-repeated="2"/>
          <table:table-cell table:style-name="ce65"/>
          <table:table-cell table:style-name="ce58" table:formula="of:=IF([.$N297]&gt;[Datos.$C$4]*12+[Datos.$C$5];&quot;&quot;;[.J296]-[.K297])" office:value-type="float" office:value="464.004779417837">
            <text:p>464.00</text:p>
          </table:table-cell>
          <table:table-cell table:style-name="ce58" table:formula="of:=IF([.$N297]&gt;[Datos.$C$4]*12+[Datos.$C$5];&quot;&quot;;[Datos.$C$11]-[.L297])" office:value-type="float" office:value="4.86843888172497">
            <text:p>4.87</text:p>
          </table:table-cell>
          <table:table-cell table:style-name="ce73" table:formula="of:=IF([.$N297]&gt;[Datos.$C$4]*12+[Datos.$C$5];&quot;&quot;;[.J296]*[Datos.$C$15])" office:value-type="float" office:value="3.90727681916302">
            <text:p>3.91</text:p>
          </table:table-cell>
          <table:table-cell table:formula="of:=IF([.$N297]=[Datos.$C$4]*12+[Datos.$C$5];HYPERLINK(&quot;http://interes.ax5.org/&quot;);&quot;&quot;)">
            <text:p/>
          </table:table-cell>
          <table:table-cell table:style-name="ce65" table:formula="of:=[.N296]+1" office:value-type="float" office:value="290">
            <text:p>2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8]&gt;[Datos.$C$4]*12+[Datos.$C$5];&quot;&quot;;[.D297]-[.E298])" office:value-type="float" office:value="447.563752252245">
            <text:p>447.56</text:p>
          </table:table-cell>
          <table:table-cell table:style-name="ce58" table:formula="of:=IF([.$N298]&gt;[Datos.$C$4]*12+[Datos.$C$5];&quot;&quot;;[Datos.$C$9]-[.F298])" office:value-type="float" office:value="4.8512871651283">
            <text:p>4.85</text:p>
          </table:table-cell>
          <table:table-cell table:style-name="ce58" table:formula="of:=IF([.$N298]&gt;[Datos.$C$4]*12+[Datos.$C$5];&quot;&quot;;[.D297]*[Datos.$C$14])" office:value-type="float" office:value="3.60762105646217">
            <text:p>3.61</text:p>
          </table:table-cell>
          <table:table-cell table:style-name="ce58" table:number-columns-repeated="2"/>
          <table:table-cell table:style-name="ce65"/>
          <table:table-cell table:style-name="ce58" table:formula="of:=IF([.$N298]&gt;[Datos.$C$4]*12+[Datos.$C$5];&quot;&quot;;[.J297]-[.K298])" office:value-type="float" office:value="459.095770212098">
            <text:p>459.10</text:p>
          </table:table-cell>
          <table:table-cell table:style-name="ce58" table:formula="of:=IF([.$N298]&gt;[Datos.$C$4]*12+[Datos.$C$5];&quot;&quot;;[Datos.$C$11]-[.L298])" office:value-type="float" office:value="4.90900920573934">
            <text:p>4.91</text:p>
          </table:table-cell>
          <table:table-cell table:style-name="ce73" table:formula="of:=IF([.$N298]&gt;[Datos.$C$4]*12+[Datos.$C$5];&quot;&quot;;[.J297]*[Datos.$C$15])" office:value-type="float" office:value="3.86670649514865">
            <text:p>3.87</text:p>
          </table:table-cell>
          <table:table-cell table:formula="of:=IF([.$N298]=[Datos.$C$4]*12+[Datos.$C$5];HYPERLINK(&quot;http://interes.ax5.org/&quot;);&quot;&quot;)">
            <text:p/>
          </table:table-cell>
          <table:table-cell table:style-name="ce65" table:formula="of:=[.N297]+1" office:value-type="float" office:value="291">
            <text:p>2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9]&gt;[Datos.$C$4]*12+[Datos.$C$5];&quot;&quot;;[.D298]-[.E299])" office:value-type="float" office:value="442.673780242001">
            <text:p>442.67</text:p>
          </table:table-cell>
          <table:table-cell table:style-name="ce58" table:formula="of:=IF([.$N299]&gt;[Datos.$C$4]*12+[Datos.$C$5];&quot;&quot;;[Datos.$C$9]-[.F299])" office:value-type="float" office:value="4.88997201024397">
            <text:p>4.89</text:p>
          </table:table-cell>
          <table:table-cell table:style-name="ce58" table:formula="of:=IF([.$N299]&gt;[Datos.$C$4]*12+[Datos.$C$5];&quot;&quot;;[.D298]*[Datos.$C$14])" office:value-type="float" office:value="3.56893621134649">
            <text:p>3.57</text:p>
          </table:table-cell>
          <table:table-cell table:style-name="ce58" table:number-columns-repeated="2"/>
          <table:table-cell table:style-name="ce65"/>
          <table:table-cell table:style-name="ce58" table:formula="of:=IF([.$N299]&gt;[Datos.$C$4]*12+[Datos.$C$5];&quot;&quot;;[.J298]-[.K299])" office:value-type="float" office:value="454.145852596311">
            <text:p>454.15</text:p>
          </table:table-cell>
          <table:table-cell table:style-name="ce58" table:formula="of:=IF([.$N299]&gt;[Datos.$C$4]*12+[Datos.$C$5];&quot;&quot;;[Datos.$C$11]-[.L299])" office:value-type="float" office:value="4.94991761578717">
            <text:p>4.95</text:p>
          </table:table-cell>
          <table:table-cell table:style-name="ce73" table:formula="of:=IF([.$N299]&gt;[Datos.$C$4]*12+[Datos.$C$5];&quot;&quot;;[.J298]*[Datos.$C$15])" office:value-type="float" office:value="3.82579808510082">
            <text:p>3.83</text:p>
          </table:table-cell>
          <table:table-cell table:formula="of:=IF([.$N299]=[Datos.$C$4]*12+[Datos.$C$5];HYPERLINK(&quot;http://interes.ax5.org/&quot;);&quot;&quot;)">
            <text:p/>
          </table:table-cell>
          <table:table-cell table:style-name="ce65" table:formula="of:=[.N298]+1" office:value-type="float" office:value="292">
            <text:p>2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0]&gt;[Datos.$C$4]*12+[Datos.$C$5];&quot;&quot;;[.D299]-[.E300])" office:value-type="float" office:value="437.744814908254">
            <text:p>437.74</text:p>
          </table:table-cell>
          <table:table-cell table:style-name="ce58" table:formula="of:=IF([.$N300]&gt;[Datos.$C$4]*12+[Datos.$C$5];&quot;&quot;;[Datos.$C$9]-[.F300])" office:value-type="float" office:value="4.92896533374707">
            <text:p>4.93</text:p>
          </table:table-cell>
          <table:table-cell table:style-name="ce58" table:formula="of:=IF([.$N300]&gt;[Datos.$C$4]*12+[Datos.$C$5];&quot;&quot;;[.D299]*[Datos.$C$14])" office:value-type="float" office:value="3.5299428878434">
            <text:p>3.53</text:p>
          </table:table-cell>
          <table:table-cell table:style-name="ce58" table:number-columns-repeated="2"/>
          <table:table-cell table:style-name="ce65"/>
          <table:table-cell table:style-name="ce58" table:formula="of:=IF([.$N300]&gt;[Datos.$C$4]*12+[Datos.$C$5];&quot;&quot;;[.J299]-[.K300])" office:value-type="float" office:value="449.154685667059">
            <text:p>449.15</text:p>
          </table:table-cell>
          <table:table-cell table:style-name="ce58" table:formula="of:=IF([.$N300]&gt;[Datos.$C$4]*12+[Datos.$C$5];&quot;&quot;;[Datos.$C$11]-[.L300])" office:value-type="float" office:value="4.99116692925206">
            <text:p>4.99</text:p>
          </table:table-cell>
          <table:table-cell table:style-name="ce73" table:formula="of:=IF([.$N300]&gt;[Datos.$C$4]*12+[Datos.$C$5];&quot;&quot;;[.J299]*[Datos.$C$15])" office:value-type="float" office:value="3.78454877163592">
            <text:p>3.78</text:p>
          </table:table-cell>
          <table:table-cell table:formula="of:=IF([.$N300]=[Datos.$C$4]*12+[Datos.$C$5];HYPERLINK(&quot;http://interes.ax5.org/&quot;);&quot;&quot;)">
            <text:p/>
          </table:table-cell>
          <table:table-cell table:style-name="ce65" table:formula="of:=[.N299]+1" office:value-type="float" office:value="293">
            <text:p>2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1]&gt;[Datos.$C$4]*12+[Datos.$C$5];&quot;&quot;;[.D300]-[.E301])" office:value-type="float" office:value="432.776545312766">
            <text:p>432.78</text:p>
          </table:table-cell>
          <table:table-cell table:style-name="ce58" table:formula="of:=IF([.$N301]&gt;[Datos.$C$4]*12+[Datos.$C$5];&quot;&quot;;[Datos.$C$9]-[.F301])" office:value-type="float" office:value="4.96826959548757">
            <text:p>4.97</text:p>
          </table:table-cell>
          <table:table-cell table:style-name="ce58" table:formula="of:=IF([.$N301]&gt;[Datos.$C$4]*12+[Datos.$C$5];&quot;&quot;;[.D300]*[Datos.$C$14])" office:value-type="float" office:value="3.4906386261029">
            <text:p>3.49</text:p>
          </table:table-cell>
          <table:table-cell table:style-name="ce58" table:number-columns-repeated="2"/>
          <table:table-cell table:style-name="ce65"/>
          <table:table-cell table:style-name="ce58" table:formula="of:=IF([.$N301]&gt;[Datos.$C$4]*12+[Datos.$C$5];&quot;&quot;;[.J300]-[.K301])" office:value-type="float" office:value="444.121925680063">
            <text:p>444.12</text:p>
          </table:table-cell>
          <table:table-cell table:style-name="ce58" table:formula="of:=IF([.$N301]&gt;[Datos.$C$4]*12+[Datos.$C$5];&quot;&quot;;[Datos.$C$11]-[.L301])" office:value-type="float" office:value="5.03275998699583">
            <text:p>5.03</text:p>
          </table:table-cell>
          <table:table-cell table:style-name="ce73" table:formula="of:=IF([.$N301]&gt;[Datos.$C$4]*12+[Datos.$C$5];&quot;&quot;;[.J300]*[Datos.$C$15])" office:value-type="float" office:value="3.74295571389216">
            <text:p>3.74</text:p>
          </table:table-cell>
          <table:table-cell table:formula="of:=IF([.$N301]=[Datos.$C$4]*12+[Datos.$C$5];HYPERLINK(&quot;http://interes.ax5.org/&quot;);&quot;&quot;)">
            <text:p/>
          </table:table-cell>
          <table:table-cell table:style-name="ce65" table:formula="of:=[.N300]+1" office:value-type="float" office:value="294">
            <text:p>2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2]&gt;[Datos.$C$4]*12+[Datos.$C$5];&quot;&quot;;[.D301]-[.E302])" office:value-type="float" office:value="427.768658037836">
            <text:p>427.77</text:p>
          </table:table-cell>
          <table:table-cell table:style-name="ce58" table:formula="of:=IF([.$N302]&gt;[Datos.$C$4]*12+[Datos.$C$5];&quot;&quot;;[Datos.$C$9]-[.F302])" office:value-type="float" office:value="5.00788727493064">
            <text:p>5.01</text:p>
          </table:table-cell>
          <table:table-cell table:style-name="ce58" table:formula="of:=IF([.$N302]&gt;[Datos.$C$4]*12+[Datos.$C$5];&quot;&quot;;[.D301]*[Datos.$C$14])" office:value-type="float" office:value="3.45102094665983">
            <text:p>3.45</text:p>
          </table:table-cell>
          <table:table-cell table:style-name="ce58" table:number-columns-repeated="2"/>
          <table:table-cell table:style-name="ce65"/>
          <table:table-cell table:style-name="ce58" table:formula="of:=IF([.$N302]&gt;[Datos.$C$4]*12+[Datos.$C$5];&quot;&quot;;[.J301]-[.K302])" office:value-type="float" office:value="439.047226026509">
            <text:p>439.05</text:p>
          </table:table-cell>
          <table:table-cell table:style-name="ce58" table:formula="of:=IF([.$N302]&gt;[Datos.$C$4]*12+[Datos.$C$5];&quot;&quot;;[Datos.$C$11]-[.L302])" office:value-type="float" office:value="5.07469965355413">
            <text:p>5.07</text:p>
          </table:table-cell>
          <table:table-cell table:style-name="ce73" table:formula="of:=IF([.$N302]&gt;[Datos.$C$4]*12+[Datos.$C$5];&quot;&quot;;[.J301]*[Datos.$C$15])" office:value-type="float" office:value="3.70101604733386">
            <text:p>3.70</text:p>
          </table:table-cell>
          <table:table-cell table:formula="of:=IF([.$N302]=[Datos.$C$4]*12+[Datos.$C$5];HYPERLINK(&quot;http://interes.ax5.org/&quot;);&quot;&quot;)">
            <text:p/>
          </table:table-cell>
          <table:table-cell table:style-name="ce65" table:formula="of:=[.N301]+1" office:value-type="float" office:value="295">
            <text:p>2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3]&gt;[Datos.$C$4]*12+[Datos.$C$5];&quot;&quot;;[.D302]-[.E303])" office:value-type="float" office:value="422.720837166523">
            <text:p>422.72</text:p>
          </table:table-cell>
          <table:table-cell table:style-name="ce58" table:formula="of:=IF([.$N303]&gt;[Datos.$C$4]*12+[Datos.$C$5];&quot;&quot;;[Datos.$C$9]-[.F303])" office:value-type="float" office:value="5.04782087131305">
            <text:p>5.05</text:p>
          </table:table-cell>
          <table:table-cell table:style-name="ce58" table:formula="of:=IF([.$N303]&gt;[Datos.$C$4]*12+[Datos.$C$5];&quot;&quot;;[.D302]*[Datos.$C$14])" office:value-type="float" office:value="3.41108735027741">
            <text:p>3.41</text:p>
          </table:table-cell>
          <table:table-cell table:style-name="ce58" table:number-columns-repeated="2"/>
          <table:table-cell table:style-name="ce65"/>
          <table:table-cell table:style-name="ce58" table:formula="of:=IF([.$N303]&gt;[Datos.$C$4]*12+[Datos.$C$5];&quot;&quot;;[.J302]-[.K303])" office:value-type="float" office:value="433.930237209175">
            <text:p>433.93</text:p>
          </table:table-cell>
          <table:table-cell table:style-name="ce58" table:formula="of:=IF([.$N303]&gt;[Datos.$C$4]*12+[Datos.$C$5];&quot;&quot;;[Datos.$C$11]-[.L303])" office:value-type="float" office:value="5.11698881733375">
            <text:p>5.12</text:p>
          </table:table-cell>
          <table:table-cell table:style-name="ce73" table:formula="of:=IF([.$N303]&gt;[Datos.$C$4]*12+[Datos.$C$5];&quot;&quot;;[.J302]*[Datos.$C$15])" office:value-type="float" office:value="3.65872688355424">
            <text:p>3.66</text:p>
          </table:table-cell>
          <table:table-cell table:formula="of:=IF([.$N303]=[Datos.$C$4]*12+[Datos.$C$5];HYPERLINK(&quot;http://interes.ax5.org/&quot;);&quot;&quot;)">
            <text:p/>
          </table:table-cell>
          <table:table-cell table:style-name="ce65" table:formula="of:=[.N302]+1" office:value-type="float" office:value="296">
            <text:p>2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4]&gt;[Datos.$C$4]*12+[Datos.$C$5];&quot;&quot;;[.D303]-[.E304])" office:value-type="float" office:value="417.632764262722">
            <text:p>417.63</text:p>
          </table:table-cell>
          <table:table-cell table:style-name="ce58" table:formula="of:=IF([.$N304]&gt;[Datos.$C$4]*12+[Datos.$C$5];&quot;&quot;;[Datos.$C$9]-[.F304])" office:value-type="float" office:value="5.08807290380086">
            <text:p>5.09</text:p>
          </table:table-cell>
          <table:table-cell table:style-name="ce58" table:formula="of:=IF([.$N304]&gt;[Datos.$C$4]*12+[Datos.$C$5];&quot;&quot;;[.D303]*[Datos.$C$14])" office:value-type="float" office:value="3.37083531778961">
            <text:p>3.37</text:p>
          </table:table-cell>
          <table:table-cell table:style-name="ce58" table:number-columns-repeated="2"/>
          <table:table-cell table:style-name="ce65"/>
          <table:table-cell table:style-name="ce58" table:formula="of:=IF([.$N304]&gt;[Datos.$C$4]*12+[Datos.$C$5];&quot;&quot;;[.J303]-[.K304])" office:value-type="float" office:value="428.770606818364">
            <text:p>428.77</text:p>
          </table:table-cell>
          <table:table-cell table:style-name="ce58" table:formula="of:=IF([.$N304]&gt;[Datos.$C$4]*12+[Datos.$C$5];&quot;&quot;;[Datos.$C$11]-[.L304])" office:value-type="float" office:value="5.15963039081153">
            <text:p>5.16</text:p>
          </table:table-cell>
          <table:table-cell table:style-name="ce73" table:formula="of:=IF([.$N304]&gt;[Datos.$C$4]*12+[Datos.$C$5];&quot;&quot;;[.J303]*[Datos.$C$15])" office:value-type="float" office:value="3.61608531007646">
            <text:p>3.62</text:p>
          </table:table-cell>
          <table:table-cell table:formula="of:=IF([.$N304]=[Datos.$C$4]*12+[Datos.$C$5];HYPERLINK(&quot;http://interes.ax5.org/&quot;);&quot;&quot;)">
            <text:p/>
          </table:table-cell>
          <table:table-cell table:style-name="ce65" table:formula="of:=[.N303]+1" office:value-type="float" office:value="297">
            <text:p>2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5]&gt;[Datos.$C$4]*12+[Datos.$C$5];&quot;&quot;;[.D304]-[.E305])" office:value-type="float" office:value="412.504118351073">
            <text:p>412.50</text:p>
          </table:table-cell>
          <table:table-cell table:style-name="ce58" table:formula="of:=IF([.$N305]&gt;[Datos.$C$4]*12+[Datos.$C$5];&quot;&quot;;[Datos.$C$9]-[.F305])" office:value-type="float" office:value="5.12864591164826">
            <text:p>5.13</text:p>
          </table:table-cell>
          <table:table-cell table:style-name="ce58" table:formula="of:=IF([.$N305]&gt;[Datos.$C$4]*12+[Datos.$C$5];&quot;&quot;;[.D304]*[Datos.$C$14])" office:value-type="float" office:value="3.3302623099422">
            <text:p>3.33</text:p>
          </table:table-cell>
          <table:table-cell table:style-name="ce58" table:number-columns-repeated="2"/>
          <table:table-cell table:style-name="ce65"/>
          <table:table-cell table:style-name="ce58" table:formula="of:=IF([.$N305]&gt;[Datos.$C$4]*12+[Datos.$C$5];&quot;&quot;;[.J304]-[.K305])" office:value-type="float" office:value="423.567979507629">
            <text:p>423.57</text:p>
          </table:table-cell>
          <table:table-cell table:style-name="ce58" table:formula="of:=IF([.$N305]&gt;[Datos.$C$4]*12+[Datos.$C$5];&quot;&quot;;[Datos.$C$11]-[.L305])" office:value-type="float" office:value="5.20262731073496">
            <text:p>5.20</text:p>
          </table:table-cell>
          <table:table-cell table:style-name="ce73" table:formula="of:=IF([.$N305]&gt;[Datos.$C$4]*12+[Datos.$C$5];&quot;&quot;;[.J304]*[Datos.$C$15])" office:value-type="float" office:value="3.57308839015303">
            <text:p>3.57</text:p>
          </table:table-cell>
          <table:table-cell table:formula="of:=IF([.$N305]=[Datos.$C$4]*12+[Datos.$C$5];HYPERLINK(&quot;http://interes.ax5.org/&quot;);&quot;&quot;)">
            <text:p/>
          </table:table-cell>
          <table:table-cell table:style-name="ce65" table:formula="of:=[.N304]+1" office:value-type="float" office:value="298">
            <text:p>2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6]&gt;[Datos.$C$4]*12+[Datos.$C$5];&quot;&quot;;[.D305]-[.E306])" office:value-type="float" office:value="407.334575896716">
            <text:p>407.33</text:p>
          </table:table-cell>
          <table:table-cell table:style-name="ce58" table:formula="of:=IF([.$N306]&gt;[Datos.$C$4]*12+[Datos.$C$5];&quot;&quot;;[Datos.$C$9]-[.F306])" office:value-type="float" office:value="5.16954245435787">
            <text:p>5.17</text:p>
          </table:table-cell>
          <table:table-cell table:style-name="ce58" table:formula="of:=IF([.$N306]&gt;[Datos.$C$4]*12+[Datos.$C$5];&quot;&quot;;[.D305]*[Datos.$C$14])" office:value-type="float" office:value="3.2893657672326">
            <text:p>3.29</text:p>
          </table:table-cell>
          <table:table-cell table:style-name="ce58" table:number-columns-repeated="2"/>
          <table:table-cell table:style-name="ce65"/>
          <table:table-cell table:style-name="ce58" table:formula="of:=IF([.$N306]&gt;[Datos.$C$4]*12+[Datos.$C$5];&quot;&quot;;[.J305]-[.K306])" office:value-type="float" office:value="418.321996969304">
            <text:p>418.32</text:p>
          </table:table-cell>
          <table:table-cell table:style-name="ce58" table:formula="of:=IF([.$N306]&gt;[Datos.$C$4]*12+[Datos.$C$5];&quot;&quot;;[Datos.$C$11]-[.L306])" office:value-type="float" office:value="5.24598253832441">
            <text:p>5.25</text:p>
          </table:table-cell>
          <table:table-cell table:style-name="ce73" table:formula="of:=IF([.$N306]&gt;[Datos.$C$4]*12+[Datos.$C$5];&quot;&quot;;[.J305]*[Datos.$C$15])" office:value-type="float" office:value="3.52973316256357">
            <text:p>3.53</text:p>
          </table:table-cell>
          <table:table-cell table:formula="of:=IF([.$N306]=[Datos.$C$4]*12+[Datos.$C$5];HYPERLINK(&quot;http://interes.ax5.org/&quot;);&quot;&quot;)">
            <text:p/>
          </table:table-cell>
          <table:table-cell table:style-name="ce65" table:formula="of:=[.N305]+1" office:value-type="float" office:value="299">
            <text:p>29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95]+1" office:value-type="float" office:value="2039">
            <text:p>2039</text:p>
          </table:table-cell>
          <table:table-cell/>
          <table:table-cell table:style-name="ce57" table:formula="of:=IF([.$N307]&gt;[Datos.$C$4]*12+[Datos.$C$5];&quot;&quot;;[.D306]-[.E307])" office:value-type="float" office:value="402.123810784874">
            <text:p>402.12</text:p>
          </table:table-cell>
          <table:table-cell table:style-name="ce57" table:formula="of:=IF([.$N307]&gt;[Datos.$C$4]*12+[Datos.$C$5];&quot;&quot;;[Datos.$C$9]-[.F307])" office:value-type="float" office:value="5.2107651118421">
            <text:p>5.21</text:p>
          </table:table-cell>
          <table:table-cell table:style-name="ce57" table:formula="of:=IF([.$N307]&gt;[Datos.$C$4]*12+[Datos.$C$5];&quot;&quot;;[.D306]*[Datos.$C$14])" office:value-type="float" office:value="3.24814310974837">
            <text:p>3.25</text:p>
          </table:table-cell>
          <table:table-cell table:style-name="ce57" table:number-columns-repeated="2"/>
          <table:table-cell table:style-name="ce64"/>
          <table:table-cell table:style-name="ce57" table:formula="of:=IF([.$N307]&gt;[Datos.$C$4]*12+[Datos.$C$5];&quot;&quot;;[.J306]-[.K307])" office:value-type="float" office:value="413.032297909827">
            <text:p>413.03</text:p>
          </table:table-cell>
          <table:table-cell table:style-name="ce57" table:formula="of:=IF([.$N307]&gt;[Datos.$C$4]*12+[Datos.$C$5];&quot;&quot;;[Datos.$C$11]-[.L307])" office:value-type="float" office:value="5.28969905947712">
            <text:p>5.29</text:p>
          </table:table-cell>
          <table:table-cell table:style-name="ce74" table:formula="of:=IF([.$N307]&gt;[Datos.$C$4]*12+[Datos.$C$5];&quot;&quot;;[.J306]*[Datos.$C$15])" office:value-type="float" office:value="3.48601664141087">
            <text:p>3.49</text:p>
          </table:table-cell>
          <table:table-cell table:formula="of:=IF([.$N307]=[Datos.$C$4]*12+[Datos.$C$5];HYPERLINK(&quot;http://interes.ax5.org/&quot;);&quot;&quot;)">
            <text:p/>
          </table:table-cell>
          <table:table-cell table:style-name="ce64" table:formula="of:=[.N306]+1" office:value-type="float" office:value="300">
            <text:p>3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8]&gt;[Datos.$C$4]*12+[Datos.$C$5];&quot;&quot;;[.D307]-[.E308])" office:value-type="float" office:value="396.871494300287">
            <text:p>396.87</text:p>
          </table:table-cell>
          <table:table-cell table:style-name="ce58" table:formula="of:=IF([.$N308]&gt;[Datos.$C$4]*12+[Datos.$C$5];&quot;&quot;;[Datos.$C$9]-[.F308])" office:value-type="float" office:value="5.25231648458596">
            <text:p>5.25</text:p>
          </table:table-cell>
          <table:table-cell table:style-name="ce58" table:formula="of:=IF([.$N308]&gt;[Datos.$C$4]*12+[Datos.$C$5];&quot;&quot;;[.D307]*[Datos.$C$14])" office:value-type="float" office:value="3.20659173700451">
            <text:p>3.21</text:p>
          </table:table-cell>
          <table:table-cell table:style-name="ce58" table:number-columns-repeated="2"/>
          <table:table-cell table:style-name="ce65"/>
          <table:table-cell table:style-name="ce58" table:formula="of:=IF([.$N308]&gt;[Datos.$C$4]*12+[Datos.$C$5];&quot;&quot;;[.J307]-[.K308])" office:value-type="float" office:value="407.698518024854">
            <text:p>407.70</text:p>
          </table:table-cell>
          <table:table-cell table:style-name="ce58" table:formula="of:=IF([.$N308]&gt;[Datos.$C$4]*12+[Datos.$C$5];&quot;&quot;;[Datos.$C$11]-[.L308])" office:value-type="float" office:value="5.33377988497276">
            <text:p>5.33</text:p>
          </table:table-cell>
          <table:table-cell table:style-name="ce73" table:formula="of:=IF([.$N308]&gt;[Datos.$C$4]*12+[Datos.$C$5];&quot;&quot;;[.J307]*[Datos.$C$15])" office:value-type="float" office:value="3.44193581591523">
            <text:p>3.44</text:p>
          </table:table-cell>
          <table:table-cell table:formula="of:=IF([.$N308]=[Datos.$C$4]*12+[Datos.$C$5];HYPERLINK(&quot;http://interes.ax5.org/&quot;);&quot;&quot;)">
            <text:p/>
          </table:table-cell>
          <table:table-cell table:style-name="ce65" table:formula="of:=[.N307]+1" office:value-type="float" office:value="301">
            <text:p>3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9]&gt;[Datos.$C$4]*12+[Datos.$C$5];&quot;&quot;;[.D308]-[.E309])" office:value-type="float" office:value="391.577295106476">
            <text:p>391.58</text:p>
          </table:table-cell>
          <table:table-cell table:style-name="ce58" table:formula="of:=IF([.$N309]&gt;[Datos.$C$4]*12+[Datos.$C$5];&quot;&quot;;[Datos.$C$9]-[.F309])" office:value-type="float" office:value="5.2941991938111">
            <text:p>5.29</text:p>
          </table:table-cell>
          <table:table-cell table:style-name="ce58" table:formula="of:=IF([.$N309]&gt;[Datos.$C$4]*12+[Datos.$C$5];&quot;&quot;;[.D308]*[Datos.$C$14])" office:value-type="float" office:value="3.16470902777937">
            <text:p>3.16</text:p>
          </table:table-cell>
          <table:table-cell table:style-name="ce58" table:number-columns-repeated="2"/>
          <table:table-cell table:style-name="ce65"/>
          <table:table-cell table:style-name="ce58" table:formula="of:=IF([.$N309]&gt;[Datos.$C$4]*12+[Datos.$C$5];&quot;&quot;;[.J308]-[.K309])" office:value-type="float" office:value="402.320289974174">
            <text:p>402.32</text:p>
          </table:table-cell>
          <table:table-cell table:style-name="ce58" table:formula="of:=IF([.$N309]&gt;[Datos.$C$4]*12+[Datos.$C$5];&quot;&quot;;[Datos.$C$11]-[.L309])" office:value-type="float" office:value="5.37822805068087">
            <text:p>5.38</text:p>
          </table:table-cell>
          <table:table-cell table:style-name="ce73" table:formula="of:=IF([.$N309]&gt;[Datos.$C$4]*12+[Datos.$C$5];&quot;&quot;;[.J308]*[Datos.$C$15])" office:value-type="float" office:value="3.39748765020712">
            <text:p>3.40</text:p>
          </table:table-cell>
          <table:table-cell table:formula="of:=IF([.$N309]=[Datos.$C$4]*12+[Datos.$C$5];HYPERLINK(&quot;http://interes.ax5.org/&quot;);&quot;&quot;)">
            <text:p/>
          </table:table-cell>
          <table:table-cell table:style-name="ce65" table:formula="of:=[.N308]+1" office:value-type="float" office:value="302">
            <text:p>3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0]&gt;[Datos.$C$4]*12+[Datos.$C$5];&quot;&quot;;[.D309]-[.E310])" office:value-type="float" office:value="386.240879224835">
            <text:p>386.24</text:p>
          </table:table-cell>
          <table:table-cell table:style-name="ce58" table:formula="of:=IF([.$N310]&gt;[Datos.$C$4]*12+[Datos.$C$5];&quot;&quot;;[Datos.$C$9]-[.F310])" office:value-type="float" office:value="5.33641588164113">
            <text:p>5.34</text:p>
          </table:table-cell>
          <table:table-cell table:style-name="ce58" table:formula="of:=IF([.$N310]&gt;[Datos.$C$4]*12+[Datos.$C$5];&quot;&quot;;[.D309]*[Datos.$C$14])" office:value-type="float" office:value="3.12249233994933">
            <text:p>3.12</text:p>
          </table:table-cell>
          <table:table-cell table:style-name="ce58" table:number-columns-repeated="2"/>
          <table:table-cell table:style-name="ce65"/>
          <table:table-cell table:style-name="ce58" table:formula="of:=IF([.$N310]&gt;[Datos.$C$4]*12+[Datos.$C$5];&quot;&quot;;[.J309]-[.K310])" office:value-type="float" office:value="396.897243356404">
            <text:p>396.90</text:p>
          </table:table-cell>
          <table:table-cell table:style-name="ce58" table:formula="of:=IF([.$N310]&gt;[Datos.$C$4]*12+[Datos.$C$5];&quot;&quot;;[Datos.$C$11]-[.L310])" office:value-type="float" office:value="5.42304661776988">
            <text:p>5.42</text:p>
          </table:table-cell>
          <table:table-cell table:style-name="ce73" table:formula="of:=IF([.$N310]&gt;[Datos.$C$4]*12+[Datos.$C$5];&quot;&quot;;[.J309]*[Datos.$C$15])" office:value-type="float" office:value="3.35266908311811">
            <text:p>3.35</text:p>
          </table:table-cell>
          <table:table-cell table:formula="of:=IF([.$N310]=[Datos.$C$4]*12+[Datos.$C$5];HYPERLINK(&quot;http://interes.ax5.org/&quot;);&quot;&quot;)">
            <text:p/>
          </table:table-cell>
          <table:table-cell table:style-name="ce65" table:formula="of:=[.N309]+1" office:value-type="float" office:value="303">
            <text:p>30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1]&gt;[Datos.$C$4]*12+[Datos.$C$5];&quot;&quot;;[.D310]-[.E311])" office:value-type="float" office:value="380.861910013567">
            <text:p>380.86</text:p>
          </table:table-cell>
          <table:table-cell table:style-name="ce58" table:formula="of:=IF([.$N311]&gt;[Datos.$C$4]*12+[Datos.$C$5];&quot;&quot;;[Datos.$C$9]-[.F311])" office:value-type="float" office:value="5.37896921126837">
            <text:p>5.38</text:p>
          </table:table-cell>
          <table:table-cell table:style-name="ce58" table:formula="of:=IF([.$N311]&gt;[Datos.$C$4]*12+[Datos.$C$5];&quot;&quot;;[.D310]*[Datos.$C$14])" office:value-type="float" office:value="3.0799390103221">
            <text:p>3.08</text:p>
          </table:table-cell>
          <table:table-cell table:style-name="ce58" table:number-columns-repeated="2"/>
          <table:table-cell table:style-name="ce65"/>
          <table:table-cell table:style-name="ce58" table:formula="of:=IF([.$N311]&gt;[Datos.$C$4]*12+[Datos.$C$5];&quot;&quot;;[.J310]-[.K311])" office:value-type="float" office:value="391.429004683486">
            <text:p>391.43</text:p>
          </table:table-cell>
          <table:table-cell table:style-name="ce58" table:formula="of:=IF([.$N311]&gt;[Datos.$C$4]*12+[Datos.$C$5];&quot;&quot;;[Datos.$C$11]-[.L311])" office:value-type="float" office:value="5.46823867291796">
            <text:p>5.47</text:p>
          </table:table-cell>
          <table:table-cell table:style-name="ce73" table:formula="of:=IF([.$N311]&gt;[Datos.$C$4]*12+[Datos.$C$5];&quot;&quot;;[.J310]*[Datos.$C$15])" office:value-type="float" office:value="3.30747702797003">
            <text:p>3.31</text:p>
          </table:table-cell>
          <table:table-cell table:formula="of:=IF([.$N311]=[Datos.$C$4]*12+[Datos.$C$5];HYPERLINK(&quot;http://interes.ax5.org/&quot;);&quot;&quot;)">
            <text:p/>
          </table:table-cell>
          <table:table-cell table:style-name="ce65" table:formula="of:=[.N310]+1" office:value-type="float" office:value="304">
            <text:p>3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2]&gt;[Datos.$C$4]*12+[Datos.$C$5];&quot;&quot;;[.D311]-[.E312])" office:value-type="float" office:value="375.440048146445">
            <text:p>375.44</text:p>
          </table:table-cell>
          <table:table-cell table:style-name="ce58" table:formula="of:=IF([.$N312]&gt;[Datos.$C$4]*12+[Datos.$C$5];&quot;&quot;;[Datos.$C$9]-[.F312])" office:value-type="float" office:value="5.42186186712178">
            <text:p>5.42</text:p>
          </table:table-cell>
          <table:table-cell table:style-name="ce58" table:formula="of:=IF([.$N312]&gt;[Datos.$C$4]*12+[Datos.$C$5];&quot;&quot;;[.D311]*[Datos.$C$14])" office:value-type="float" office:value="3.03704635446869">
            <text:p>3.04</text:p>
          </table:table-cell>
          <table:table-cell table:style-name="ce58" table:number-columns-repeated="2"/>
          <table:table-cell table:style-name="ce65"/>
          <table:table-cell table:style-name="ce58" table:formula="of:=IF([.$N312]&gt;[Datos.$C$4]*12+[Datos.$C$5];&quot;&quot;;[.J311]-[.K312])" office:value-type="float" office:value="385.91519735496">
            <text:p>385.92</text:p>
          </table:table-cell>
          <table:table-cell table:style-name="ce58" table:formula="of:=IF([.$N312]&gt;[Datos.$C$4]*12+[Datos.$C$5];&quot;&quot;;[Datos.$C$11]-[.L312])" office:value-type="float" office:value="5.51380732852561">
            <text:p>5.51</text:p>
          </table:table-cell>
          <table:table-cell table:style-name="ce73" table:formula="of:=IF([.$N312]&gt;[Datos.$C$4]*12+[Datos.$C$5];&quot;&quot;;[.J311]*[Datos.$C$15])" office:value-type="float" office:value="3.26190837236238">
            <text:p>3.26</text:p>
          </table:table-cell>
          <table:table-cell table:formula="of:=IF([.$N312]=[Datos.$C$4]*12+[Datos.$C$5];HYPERLINK(&quot;http://interes.ax5.org/&quot;);&quot;&quot;)">
            <text:p/>
          </table:table-cell>
          <table:table-cell table:style-name="ce65" table:formula="of:=[.N311]+1" office:value-type="float" office:value="305">
            <text:p>3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3]&gt;[Datos.$C$4]*12+[Datos.$C$5];&quot;&quot;;[.D312]-[.E313])" office:value-type="float" office:value="369.974951591409">
            <text:p>369.97</text:p>
          </table:table-cell>
          <table:table-cell table:style-name="ce58" table:formula="of:=IF([.$N313]&gt;[Datos.$C$4]*12+[Datos.$C$5];&quot;&quot;;[Datos.$C$9]-[.F313])" office:value-type="float" office:value="5.46509655503632">
            <text:p>5.47</text:p>
          </table:table-cell>
          <table:table-cell table:style-name="ce58" table:formula="of:=IF([.$N313]&gt;[Datos.$C$4]*12+[Datos.$C$5];&quot;&quot;;[.D312]*[Datos.$C$14])" office:value-type="float" office:value="2.99381166655414">
            <text:p>2.99</text:p>
          </table:table-cell>
          <table:table-cell table:style-name="ce58" table:number-columns-repeated="2"/>
          <table:table-cell table:style-name="ce65"/>
          <table:table-cell table:style-name="ce58" table:formula="of:=IF([.$N313]&gt;[Datos.$C$4]*12+[Datos.$C$5];&quot;&quot;;[.J312]-[.K313])" office:value-type="float" office:value="380.35544163203">
            <text:p>380.36</text:p>
          </table:table-cell>
          <table:table-cell table:style-name="ce58" table:formula="of:=IF([.$N313]&gt;[Datos.$C$4]*12+[Datos.$C$5];&quot;&quot;;[Datos.$C$11]-[.L313])" office:value-type="float" office:value="5.55975572292999">
            <text:p>5.56</text:p>
          </table:table-cell>
          <table:table-cell table:style-name="ce73" table:formula="of:=IF([.$N313]&gt;[Datos.$C$4]*12+[Datos.$C$5];&quot;&quot;;[.J312]*[Datos.$C$15])" office:value-type="float" office:value="3.215959977958">
            <text:p>3.22</text:p>
          </table:table-cell>
          <table:table-cell table:formula="of:=IF([.$N313]=[Datos.$C$4]*12+[Datos.$C$5];HYPERLINK(&quot;http://interes.ax5.org/&quot;);&quot;&quot;)">
            <text:p/>
          </table:table-cell>
          <table:table-cell table:style-name="ce65" table:formula="of:=[.N312]+1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4]&gt;[Datos.$C$4]*12+[Datos.$C$5];&quot;&quot;;[.D313]-[.E314])" office:value-type="float" office:value="364.466275588985">
            <text:p>364.47</text:p>
          </table:table-cell>
          <table:table-cell table:style-name="ce58" table:formula="of:=IF([.$N314]&gt;[Datos.$C$4]*12+[Datos.$C$5];&quot;&quot;;[Datos.$C$9]-[.F314])" office:value-type="float" office:value="5.5086760024237">
            <text:p>5.51</text:p>
          </table:table-cell>
          <table:table-cell table:style-name="ce58" table:formula="of:=IF([.$N314]&gt;[Datos.$C$4]*12+[Datos.$C$5];&quot;&quot;;[.D313]*[Datos.$C$14])" office:value-type="float" office:value="2.95023221916677">
            <text:p>2.95</text:p>
          </table:table-cell>
          <table:table-cell table:style-name="ce58" table:number-columns-repeated="2"/>
          <table:table-cell table:style-name="ce65"/>
          <table:table-cell table:style-name="ce58" table:formula="of:=IF([.$N314]&gt;[Datos.$C$4]*12+[Datos.$C$5];&quot;&quot;;[.J313]-[.K314])" office:value-type="float" office:value="374.749354611409">
            <text:p>374.75</text:p>
          </table:table-cell>
          <table:table-cell table:style-name="ce58" table:formula="of:=IF([.$N314]&gt;[Datos.$C$4]*12+[Datos.$C$5];&quot;&quot;;[Datos.$C$11]-[.L314])" office:value-type="float" office:value="5.60608702062107">
            <text:p>5.61</text:p>
          </table:table-cell>
          <table:table-cell table:style-name="ce73" table:formula="of:=IF([.$N314]&gt;[Datos.$C$4]*12+[Datos.$C$5];&quot;&quot;;[.J313]*[Datos.$C$15])" office:value-type="float" office:value="3.16962868026692">
            <text:p>3.17</text:p>
          </table:table-cell>
          <table:table-cell table:formula="of:=IF([.$N314]=[Datos.$C$4]*12+[Datos.$C$5];HYPERLINK(&quot;http://interes.ax5.org/&quot;);&quot;&quot;)">
            <text:p/>
          </table:table-cell>
          <table:table-cell table:style-name="ce65" table:formula="of:=[.N313]+1" office:value-type="float" office:value="307">
            <text:p>30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5]&gt;[Datos.$C$4]*12+[Datos.$C$5];&quot;&quot;;[.D314]-[.E315])" office:value-type="float" office:value="358.913672630541">
            <text:p>358.91</text:p>
          </table:table-cell>
          <table:table-cell table:style-name="ce58" table:formula="of:=IF([.$N315]&gt;[Datos.$C$4]*12+[Datos.$C$5];&quot;&quot;;[Datos.$C$9]-[.F315])" office:value-type="float" office:value="5.55260295844436">
            <text:p>5.55</text:p>
          </table:table-cell>
          <table:table-cell table:style-name="ce58" table:formula="of:=IF([.$N315]&gt;[Datos.$C$4]*12+[Datos.$C$5];&quot;&quot;;[.D314]*[Datos.$C$14])" office:value-type="float" office:value="2.90630526314611">
            <text:p>2.91</text:p>
          </table:table-cell>
          <table:table-cell table:style-name="ce58" table:number-columns-repeated="2"/>
          <table:table-cell table:style-name="ce65"/>
          <table:table-cell table:style-name="ce58" table:formula="of:=IF([.$N315]&gt;[Datos.$C$4]*12+[Datos.$C$5];&quot;&quot;;[.J314]-[.K315])" office:value-type="float" office:value="369.096550198949">
            <text:p>369.10</text:p>
          </table:table-cell>
          <table:table-cell table:style-name="ce58" table:formula="of:=IF([.$N315]&gt;[Datos.$C$4]*12+[Datos.$C$5];&quot;&quot;;[Datos.$C$11]-[.L315])" office:value-type="float" office:value="5.65280441245958">
            <text:p>5.65</text:p>
          </table:table-cell>
          <table:table-cell table:style-name="ce73" table:formula="of:=IF([.$N315]&gt;[Datos.$C$4]*12+[Datos.$C$5];&quot;&quot;;[.J314]*[Datos.$C$15])" office:value-type="float" office:value="3.12291128842841">
            <text:p>3.12</text:p>
          </table:table-cell>
          <table:table-cell table:formula="of:=IF([.$N315]=[Datos.$C$4]*12+[Datos.$C$5];HYPERLINK(&quot;http://interes.ax5.org/&quot;);&quot;&quot;)">
            <text:p/>
          </table:table-cell>
          <table:table-cell table:style-name="ce65" table:formula="of:=[.N314]+1" office:value-type="float" office:value="308">
            <text:p>3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6]&gt;[Datos.$C$4]*12+[Datos.$C$5];&quot;&quot;;[.D315]-[.E316])" office:value-type="float" office:value="353.31679243636">
            <text:p>353.32</text:p>
          </table:table-cell>
          <table:table-cell table:style-name="ce58" table:formula="of:=IF([.$N316]&gt;[Datos.$C$4]*12+[Datos.$C$5];&quot;&quot;;[Datos.$C$9]-[.F316])" office:value-type="float" office:value="5.59688019418094">
            <text:p>5.60</text:p>
          </table:table-cell>
          <table:table-cell table:style-name="ce58" table:formula="of:=IF([.$N316]&gt;[Datos.$C$4]*12+[Datos.$C$5];&quot;&quot;;[.D315]*[Datos.$C$14])" office:value-type="float" office:value="2.86202802740952">
            <text:p>2.86</text:p>
          </table:table-cell>
          <table:table-cell table:style-name="ce58" table:number-columns-repeated="2"/>
          <table:table-cell table:style-name="ce65"/>
          <table:table-cell table:style-name="ce58" table:formula="of:=IF([.$N316]&gt;[Datos.$C$4]*12+[Datos.$C$5];&quot;&quot;;[.J315]-[.K316])" office:value-type="float" office:value="363.396639083053">
            <text:p>363.40</text:p>
          </table:table-cell>
          <table:table-cell table:style-name="ce58" table:formula="of:=IF([.$N316]&gt;[Datos.$C$4]*12+[Datos.$C$5];&quot;&quot;;[Datos.$C$11]-[.L316])" office:value-type="float" office:value="5.69991111589674">
            <text:p>5.70</text:p>
          </table:table-cell>
          <table:table-cell table:style-name="ce73" table:formula="of:=IF([.$N316]&gt;[Datos.$C$4]*12+[Datos.$C$5];&quot;&quot;;[.J315]*[Datos.$C$15])" office:value-type="float" office:value="3.07580458499124">
            <text:p>3.08</text:p>
          </table:table-cell>
          <table:table-cell table:formula="of:=IF([.$N316]=[Datos.$C$4]*12+[Datos.$C$5];HYPERLINK(&quot;http://interes.ax5.org/&quot;);&quot;&quot;)">
            <text:p/>
          </table:table-cell>
          <table:table-cell table:style-name="ce65" table:formula="of:=[.N315]+1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7]&gt;[Datos.$C$4]*12+[Datos.$C$5];&quot;&quot;;[.D316]-[.E317])" office:value-type="float" office:value="347.675281933547">
            <text:p>347.68</text:p>
          </table:table-cell>
          <table:table-cell table:style-name="ce58" table:formula="of:=IF([.$N317]&gt;[Datos.$C$4]*12+[Datos.$C$5];&quot;&quot;;[Datos.$C$9]-[.F317])" office:value-type="float" office:value="5.64151050281309">
            <text:p>5.64</text:p>
          </table:table-cell>
          <table:table-cell table:style-name="ce58" table:formula="of:=IF([.$N317]&gt;[Datos.$C$4]*12+[Datos.$C$5];&quot;&quot;;[.D316]*[Datos.$C$14])" office:value-type="float" office:value="2.81739771877738">
            <text:p>2.82</text:p>
          </table:table-cell>
          <table:table-cell table:style-name="ce58" table:number-columns-repeated="2"/>
          <table:table-cell table:style-name="ce65"/>
          <table:table-cell table:style-name="ce58" table:formula="of:=IF([.$N317]&gt;[Datos.$C$4]*12+[Datos.$C$5];&quot;&quot;;[.J316]-[.K317])" office:value-type="float" office:value="357.649228707857">
            <text:p>357.65</text:p>
          </table:table-cell>
          <table:table-cell table:style-name="ce58" table:formula="of:=IF([.$N317]&gt;[Datos.$C$4]*12+[Datos.$C$5];&quot;&quot;;[Datos.$C$11]-[.L317])" office:value-type="float" office:value="5.74741037519588">
            <text:p>5.75</text:p>
          </table:table-cell>
          <table:table-cell table:style-name="ce73" table:formula="of:=IF([.$N317]&gt;[Datos.$C$4]*12+[Datos.$C$5];&quot;&quot;;[.J316]*[Datos.$C$15])" office:value-type="float" office:value="3.02830532569211">
            <text:p>3.03</text:p>
          </table:table-cell>
          <table:table-cell table:formula="of:=IF([.$N317]=[Datos.$C$4]*12+[Datos.$C$5];HYPERLINK(&quot;http://interes.ax5.org/&quot;);&quot;&quot;)">
            <text:p/>
          </table:table-cell>
          <table:table-cell table:style-name="ce65" table:formula="of:=[.N316]+1" office:value-type="float" office:value="310">
            <text:p>3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8]&gt;[Datos.$C$4]*12+[Datos.$C$5];&quot;&quot;;[.D317]-[.E318])" office:value-type="float" office:value="341.988785233753">
            <text:p>341.99</text:p>
          </table:table-cell>
          <table:table-cell table:style-name="ce58" table:formula="of:=IF([.$N318]&gt;[Datos.$C$4]*12+[Datos.$C$5];&quot;&quot;;[Datos.$C$9]-[.F318])" office:value-type="float" office:value="5.68649669979366">
            <text:p>5.69</text:p>
          </table:table-cell>
          <table:table-cell table:style-name="ce58" table:formula="of:=IF([.$N318]&gt;[Datos.$C$4]*12+[Datos.$C$5];&quot;&quot;;[.D317]*[Datos.$C$14])" office:value-type="float" office:value="2.77241152179681">
            <text:p>2.77</text:p>
          </table:table-cell>
          <table:table-cell table:style-name="ce58" table:number-columns-repeated="2"/>
          <table:table-cell table:style-name="ce65"/>
          <table:table-cell table:style-name="ce58" table:formula="of:=IF([.$N318]&gt;[Datos.$C$4]*12+[Datos.$C$5];&quot;&quot;;[.J317]-[.K318])" office:value-type="float" office:value="351.853923246201">
            <text:p>351.85</text:p>
          </table:table-cell>
          <table:table-cell table:style-name="ce58" table:formula="of:=IF([.$N318]&gt;[Datos.$C$4]*12+[Datos.$C$5];&quot;&quot;;[Datos.$C$11]-[.L318])" office:value-type="float" office:value="5.79530546165585">
            <text:p>5.80</text:p>
          </table:table-cell>
          <table:table-cell table:style-name="ce73" table:formula="of:=IF([.$N318]&gt;[Datos.$C$4]*12+[Datos.$C$5];&quot;&quot;;[.J317]*[Datos.$C$15])" office:value-type="float" office:value="2.98041023923214">
            <text:p>2.98</text:p>
          </table:table-cell>
          <table:table-cell table:formula="of:=IF([.$N318]=[Datos.$C$4]*12+[Datos.$C$5];HYPERLINK(&quot;http://interes.ax5.org/&quot;);&quot;&quot;)">
            <text:p/>
          </table:table-cell>
          <table:table-cell table:style-name="ce65" table:formula="of:=[.N317]+1" office:value-type="float" office:value="311">
            <text:p>31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07]+1" office:value-type="float" office:value="2040">
            <text:p>2040</text:p>
          </table:table-cell>
          <table:table-cell/>
          <table:table-cell table:style-name="ce57" table:formula="of:=IF([.$N319]&gt;[Datos.$C$4]*12+[Datos.$C$5];&quot;&quot;;[.D318]-[.E319])" office:value-type="float" office:value="336.256943610727">
            <text:p>336.26</text:p>
          </table:table-cell>
          <table:table-cell table:style-name="ce57" table:formula="of:=IF([.$N319]&gt;[Datos.$C$4]*12+[Datos.$C$5];&quot;&quot;;[Datos.$C$9]-[.F319])" office:value-type="float" office:value="5.73184162302631">
            <text:p>5.73</text:p>
          </table:table-cell>
          <table:table-cell table:style-name="ce57" table:formula="of:=IF([.$N319]&gt;[Datos.$C$4]*12+[Datos.$C$5];&quot;&quot;;[.D318]*[Datos.$C$14])" office:value-type="float" office:value="2.72706659856416">
            <text:p>2.73</text:p>
          </table:table-cell>
          <table:table-cell table:style-name="ce57" table:number-columns-repeated="2"/>
          <table:table-cell table:style-name="ce64"/>
          <table:table-cell table:style-name="ce57" table:formula="of:=IF([.$N319]&gt;[Datos.$C$4]*12+[Datos.$C$5];&quot;&quot;;[.J318]-[.K319])" office:value-type="float" office:value="346.010323572365">
            <text:p>346.01</text:p>
          </table:table-cell>
          <table:table-cell table:style-name="ce57" table:formula="of:=IF([.$N319]&gt;[Datos.$C$4]*12+[Datos.$C$5];&quot;&quot;;[Datos.$C$11]-[.L319])" office:value-type="float" office:value="5.84359967383631">
            <text:p>5.84</text:p>
          </table:table-cell>
          <table:table-cell table:style-name="ce74" table:formula="of:=IF([.$N319]&gt;[Datos.$C$4]*12+[Datos.$C$5];&quot;&quot;;[.J318]*[Datos.$C$15])" office:value-type="float" office:value="2.93211602705167">
            <text:p>2.93</text:p>
          </table:table-cell>
          <table:table-cell table:formula="of:=IF([.$N319]=[Datos.$C$4]*12+[Datos.$C$5];HYPERLINK(&quot;http://interes.ax5.org/&quot;);&quot;&quot;)">
            <text:p/>
          </table:table-cell>
          <table:table-cell table:style-name="ce64" table:formula="of:=[.N318]+1" office:value-type="float" office:value="312">
            <text:p>3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0]&gt;[Datos.$C$4]*12+[Datos.$C$5];&quot;&quot;;[.D319]-[.E320])" office:value-type="float" office:value="330.479395477682">
            <text:p>330.48</text:p>
          </table:table-cell>
          <table:table-cell table:style-name="ce58" table:formula="of:=IF([.$N320]&gt;[Datos.$C$4]*12+[Datos.$C$5];&quot;&quot;;[Datos.$C$9]-[.F320])" office:value-type="float" office:value="5.77754813304456">
            <text:p>5.78</text:p>
          </table:table-cell>
          <table:table-cell table:style-name="ce58" table:formula="of:=IF([.$N320]&gt;[Datos.$C$4]*12+[Datos.$C$5];&quot;&quot;;[.D319]*[Datos.$C$14])" office:value-type="float" office:value="2.68136008854591">
            <text:p>2.68</text:p>
          </table:table-cell>
          <table:table-cell table:style-name="ce58" table:number-columns-repeated="2"/>
          <table:table-cell table:style-name="ce65"/>
          <table:table-cell table:style-name="ce58" table:formula="of:=IF([.$N320]&gt;[Datos.$C$4]*12+[Datos.$C$5];&quot;&quot;;[.J319]-[.K320])" office:value-type="float" office:value="340.11802723458">
            <text:p>340.12</text:p>
          </table:table-cell>
          <table:table-cell table:style-name="ce58" table:formula="of:=IF([.$N320]&gt;[Datos.$C$4]*12+[Datos.$C$5];&quot;&quot;;[Datos.$C$11]-[.L320])" office:value-type="float" office:value="5.89229633778495">
            <text:p>5.89</text:p>
          </table:table-cell>
          <table:table-cell table:style-name="ce73" table:formula="of:=IF([.$N320]&gt;[Datos.$C$4]*12+[Datos.$C$5];&quot;&quot;;[.J319]*[Datos.$C$15])" office:value-type="float" office:value="2.88341936310304">
            <text:p>2.88</text:p>
          </table:table-cell>
          <table:table-cell table:formula="of:=IF([.$N320]=[Datos.$C$4]*12+[Datos.$C$5];HYPERLINK(&quot;http://interes.ax5.org/&quot;);&quot;&quot;)">
            <text:p/>
          </table:table-cell>
          <table:table-cell table:style-name="ce65" table:formula="of:=[.N319]+1" office:value-type="float" office:value="313">
            <text:p>3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1]&gt;[Datos.$C$4]*12+[Datos.$C$5];&quot;&quot;;[.D320]-[.E321])" office:value-type="float" office:value="324.65577636449">
            <text:p>324.66</text:p>
          </table:table-cell>
          <table:table-cell table:style-name="ce58" table:formula="of:=IF([.$N321]&gt;[Datos.$C$4]*12+[Datos.$C$5];&quot;&quot;;[Datos.$C$9]-[.F321])" office:value-type="float" office:value="5.82361911319221">
            <text:p>5.82</text:p>
          </table:table-cell>
          <table:table-cell table:style-name="ce58" table:formula="of:=IF([.$N321]&gt;[Datos.$C$4]*12+[Datos.$C$5];&quot;&quot;;[.D320]*[Datos.$C$14])" office:value-type="float" office:value="2.63528910839826">
            <text:p>2.64</text:p>
          </table:table-cell>
          <table:table-cell table:style-name="ce58" table:number-columns-repeated="2"/>
          <table:table-cell table:style-name="ce65"/>
          <table:table-cell table:style-name="ce58" table:formula="of:=IF([.$N321]&gt;[Datos.$C$4]*12+[Datos.$C$5];&quot;&quot;;[.J320]-[.K321])" office:value-type="float" office:value="334.176628427313">
            <text:p>334.18</text:p>
          </table:table-cell>
          <table:table-cell table:style-name="ce58" table:formula="of:=IF([.$N321]&gt;[Datos.$C$4]*12+[Datos.$C$5];&quot;&quot;;[Datos.$C$11]-[.L321])" office:value-type="float" office:value="5.94139880726649">
            <text:p>5.94</text:p>
          </table:table-cell>
          <table:table-cell table:style-name="ce73" table:formula="of:=IF([.$N321]&gt;[Datos.$C$4]*12+[Datos.$C$5];&quot;&quot;;[.J320]*[Datos.$C$15])" office:value-type="float" office:value="2.8343168936215">
            <text:p>2.83</text:p>
          </table:table-cell>
          <table:table-cell table:formula="of:=IF([.$N321]=[Datos.$C$4]*12+[Datos.$C$5];HYPERLINK(&quot;http://interes.ax5.org/&quot;);&quot;&quot;)">
            <text:p/>
          </table:table-cell>
          <table:table-cell table:style-name="ce65" table:formula="of:=[.N320]+1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2]&gt;[Datos.$C$4]*12+[Datos.$C$5];&quot;&quot;;[.D321]-[.E322])" office:value-type="float" office:value="318.785718894685">
            <text:p>318.79</text:p>
          </table:table-cell>
          <table:table-cell table:style-name="ce58" table:formula="of:=IF([.$N322]&gt;[Datos.$C$4]*12+[Datos.$C$5];&quot;&quot;;[Datos.$C$9]-[.F322])" office:value-type="float" office:value="5.87005746980525">
            <text:p>5.87</text:p>
          </table:table-cell>
          <table:table-cell table:style-name="ce58" table:formula="of:=IF([.$N322]&gt;[Datos.$C$4]*12+[Datos.$C$5];&quot;&quot;;[.D321]*[Datos.$C$14])" office:value-type="float" office:value="2.58885075178522">
            <text:p>2.59</text:p>
          </table:table-cell>
          <table:table-cell table:style-name="ce58" table:number-columns-repeated="2"/>
          <table:table-cell table:style-name="ce65"/>
          <table:table-cell table:style-name="ce58" table:formula="of:=IF([.$N322]&gt;[Datos.$C$4]*12+[Datos.$C$5];&quot;&quot;;[.J321]-[.K322])" office:value-type="float" office:value="328.185717963319">
            <text:p>328.19</text:p>
          </table:table-cell>
          <table:table-cell table:style-name="ce58" table:formula="of:=IF([.$N322]&gt;[Datos.$C$4]*12+[Datos.$C$5];&quot;&quot;;[Datos.$C$11]-[.L322])" office:value-type="float" office:value="5.99091046399371">
            <text:p>5.99</text:p>
          </table:table-cell>
          <table:table-cell table:style-name="ce73" table:formula="of:=IF([.$N322]&gt;[Datos.$C$4]*12+[Datos.$C$5];&quot;&quot;;[.J321]*[Datos.$C$15])" office:value-type="float" office:value="2.78480523689428">
            <text:p>2.78</text:p>
          </table:table-cell>
          <table:table-cell table:formula="of:=IF([.$N322]=[Datos.$C$4]*12+[Datos.$C$5];HYPERLINK(&quot;http://interes.ax5.org/&quot;);&quot;&quot;)">
            <text:p/>
          </table:table-cell>
          <table:table-cell table:style-name="ce65" table:formula="of:=[.N321]+1" office:value-type="float" office:value="315">
            <text:p>3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3]&gt;[Datos.$C$4]*12+[Datos.$C$5];&quot;&quot;;[.D322]-[.E323])" office:value-type="float" office:value="312.868852762289">
            <text:p>312.87</text:p>
          </table:table-cell>
          <table:table-cell table:style-name="ce58" table:formula="of:=IF([.$N323]&gt;[Datos.$C$4]*12+[Datos.$C$5];&quot;&quot;;[Datos.$C$9]-[.F323])" office:value-type="float" office:value="5.91686613239521">
            <text:p>5.92</text:p>
          </table:table-cell>
          <table:table-cell table:style-name="ce58" table:formula="of:=IF([.$N323]&gt;[Datos.$C$4]*12+[Datos.$C$5];&quot;&quot;;[.D322]*[Datos.$C$14])" office:value-type="float" office:value="2.54204208919526">
            <text:p>2.54</text:p>
          </table:table-cell>
          <table:table-cell table:style-name="ce58" table:number-columns-repeated="2"/>
          <table:table-cell table:style-name="ce65"/>
          <table:table-cell table:style-name="ce58" table:formula="of:=IF([.$N323]&gt;[Datos.$C$4]*12+[Datos.$C$5];&quot;&quot;;[.J322]-[.K323])" office:value-type="float" office:value="322.144883245459">
            <text:p>322.14</text:p>
          </table:table-cell>
          <table:table-cell table:style-name="ce58" table:formula="of:=IF([.$N323]&gt;[Datos.$C$4]*12+[Datos.$C$5];&quot;&quot;;[Datos.$C$11]-[.L323])" office:value-type="float" office:value="6.04083471786033">
            <text:p>6.04</text:p>
          </table:table-cell>
          <table:table-cell table:style-name="ce73" table:formula="of:=IF([.$N323]&gt;[Datos.$C$4]*12+[Datos.$C$5];&quot;&quot;;[.J322]*[Datos.$C$15])" office:value-type="float" office:value="2.73488098302766">
            <text:p>2.73</text:p>
          </table:table-cell>
          <table:table-cell table:formula="of:=IF([.$N323]=[Datos.$C$4]*12+[Datos.$C$5];HYPERLINK(&quot;http://interes.ax5.org/&quot;);&quot;&quot;)">
            <text:p/>
          </table:table-cell>
          <table:table-cell table:style-name="ce65" table:formula="of:=[.N322]+1" office:value-type="float" office:value="316">
            <text:p>3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4]&gt;[Datos.$C$4]*12+[Datos.$C$5];&quot;&quot;;[.D323]-[.E324])" office:value-type="float" office:value="306.904804708456">
            <text:p>306.90</text:p>
          </table:table-cell>
          <table:table-cell table:style-name="ce58" table:formula="of:=IF([.$N324]&gt;[Datos.$C$4]*12+[Datos.$C$5];&quot;&quot;;[Datos.$C$9]-[.F324])" office:value-type="float" office:value="5.96404805383396">
            <text:p>5.96</text:p>
          </table:table-cell>
          <table:table-cell table:style-name="ce58" table:formula="of:=IF([.$N324]&gt;[Datos.$C$4]*12+[Datos.$C$5];&quot;&quot;;[.D323]*[Datos.$C$14])" office:value-type="float" office:value="2.49486016775651">
            <text:p>2.49</text:p>
          </table:table-cell>
          <table:table-cell table:style-name="ce58" table:number-columns-repeated="2"/>
          <table:table-cell table:style-name="ce65"/>
          <table:table-cell table:style-name="ce58" table:formula="of:=IF([.$N324]&gt;[Datos.$C$4]*12+[Datos.$C$5];&quot;&quot;;[.J323]-[.K324])" office:value-type="float" office:value="316.053708238283">
            <text:p>316.05</text:p>
          </table:table-cell>
          <table:table-cell table:style-name="ce58" table:formula="of:=IF([.$N324]&gt;[Datos.$C$4]*12+[Datos.$C$5];&quot;&quot;;[Datos.$C$11]-[.L324])" office:value-type="float" office:value="6.09117500717583">
            <text:p>6.09</text:p>
          </table:table-cell>
          <table:table-cell table:style-name="ce73" table:formula="of:=IF([.$N324]&gt;[Datos.$C$4]*12+[Datos.$C$5];&quot;&quot;;[.J323]*[Datos.$C$15])" office:value-type="float" office:value="2.68454069371216">
            <text:p>2.68</text:p>
          </table:table-cell>
          <table:table-cell table:formula="of:=IF([.$N324]=[Datos.$C$4]*12+[Datos.$C$5];HYPERLINK(&quot;http://interes.ax5.org/&quot;);&quot;&quot;)">
            <text:p/>
          </table:table-cell>
          <table:table-cell table:style-name="ce65" table:formula="of:=[.N323]+1" office:value-type="float" office:value="317">
            <text:p>3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5]&gt;[Datos.$C$4]*12+[Datos.$C$5];&quot;&quot;;[.D324]-[.E325])" office:value-type="float" office:value="300.893198497916">
            <text:p>300.89</text:p>
          </table:table-cell>
          <table:table-cell table:style-name="ce58" table:formula="of:=IF([.$N325]&gt;[Datos.$C$4]*12+[Datos.$C$5];&quot;&quot;;[Datos.$C$9]-[.F325])" office:value-type="float" office:value="6.01160621053996">
            <text:p>6.01</text:p>
          </table:table-cell>
          <table:table-cell table:style-name="ce58" table:formula="of:=IF([.$N325]&gt;[Datos.$C$4]*12+[Datos.$C$5];&quot;&quot;;[.D324]*[Datos.$C$14])" office:value-type="float" office:value="2.44730201105051">
            <text:p>2.45</text:p>
          </table:table-cell>
          <table:table-cell table:style-name="ce58" table:number-columns-repeated="2"/>
          <table:table-cell table:style-name="ce65"/>
          <table:table-cell table:style-name="ce58" table:formula="of:=IF([.$N325]&gt;[Datos.$C$4]*12+[Datos.$C$5];&quot;&quot;;[.J324]-[.K325])" office:value-type="float" office:value="309.911773439381">
            <text:p>309.91</text:p>
          </table:table-cell>
          <table:table-cell table:style-name="ce58" table:formula="of:=IF([.$N325]&gt;[Datos.$C$4]*12+[Datos.$C$5];&quot;&quot;;[Datos.$C$11]-[.L325])" office:value-type="float" office:value="6.14193479890229">
            <text:p>6.14</text:p>
          </table:table-cell>
          <table:table-cell table:style-name="ce73" table:formula="of:=IF([.$N325]&gt;[Datos.$C$4]*12+[Datos.$C$5];&quot;&quot;;[.J324]*[Datos.$C$15])" office:value-type="float" office:value="2.63378090198569">
            <text:p>2.63</text:p>
          </table:table-cell>
          <table:table-cell table:formula="of:=IF([.$N325]=[Datos.$C$4]*12+[Datos.$C$5];HYPERLINK(&quot;http://interes.ax5.org/&quot;);&quot;&quot;)">
            <text:p/>
          </table:table-cell>
          <table:table-cell table:style-name="ce65" table:formula="of:=[.N324]+1" office:value-type="float" office:value="318">
            <text:p>3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6]&gt;[Datos.$C$4]*12+[Datos.$C$5];&quot;&quot;;[.D325]-[.E326])" office:value-type="float" office:value="294.833654895249">
            <text:p>294.83</text:p>
          </table:table-cell>
          <table:table-cell table:style-name="ce58" table:formula="of:=IF([.$N326]&gt;[Datos.$C$4]*12+[Datos.$C$5];&quot;&quot;;[Datos.$C$9]-[.F326])" office:value-type="float" office:value="6.05954360266607">
            <text:p>6.06</text:p>
          </table:table-cell>
          <table:table-cell table:style-name="ce58" table:formula="of:=IF([.$N326]&gt;[Datos.$C$4]*12+[Datos.$C$5];&quot;&quot;;[.D325]*[Datos.$C$14])" office:value-type="float" office:value="2.39936461892439">
            <text:p>2.40</text:p>
          </table:table-cell>
          <table:table-cell table:style-name="ce58" table:number-columns-repeated="2"/>
          <table:table-cell table:style-name="ce65"/>
          <table:table-cell table:style-name="ce58" table:formula="of:=IF([.$N326]&gt;[Datos.$C$4]*12+[Datos.$C$5];&quot;&quot;;[.J325]-[.K326])" office:value-type="float" office:value="303.718655850488">
            <text:p>303.72</text:p>
          </table:table-cell>
          <table:table-cell table:style-name="ce58" table:formula="of:=IF([.$N326]&gt;[Datos.$C$4]*12+[Datos.$C$5];&quot;&quot;;[Datos.$C$11]-[.L326])" office:value-type="float" office:value="6.19311758889315">
            <text:p>6.19</text:p>
          </table:table-cell>
          <table:table-cell table:style-name="ce73" table:formula="of:=IF([.$N326]&gt;[Datos.$C$4]*12+[Datos.$C$5];&quot;&quot;;[.J325]*[Datos.$C$15])" office:value-type="float" office:value="2.58259811199484">
            <text:p>2.58</text:p>
          </table:table-cell>
          <table:table-cell table:formula="of:=IF([.$N326]=[Datos.$C$4]*12+[Datos.$C$5];HYPERLINK(&quot;http://interes.ax5.org/&quot;);&quot;&quot;)">
            <text:p/>
          </table:table-cell>
          <table:table-cell table:style-name="ce65" table:formula="of:=[.N325]+1" office:value-type="float" office:value="319">
            <text:p>3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7]&gt;[Datos.$C$4]*12+[Datos.$C$5];&quot;&quot;;[.D326]-[.E327])" office:value-type="float" office:value="288.725791640961">
            <text:p>288.73</text:p>
          </table:table-cell>
          <table:table-cell table:style-name="ce58" table:formula="of:=IF([.$N327]&gt;[Datos.$C$4]*12+[Datos.$C$5];&quot;&quot;;[Datos.$C$9]-[.F327])" office:value-type="float" office:value="6.1078632542888">
            <text:p>6.11</text:p>
          </table:table-cell>
          <table:table-cell table:style-name="ce58" table:formula="of:=IF([.$N327]&gt;[Datos.$C$4]*12+[Datos.$C$5];&quot;&quot;;[.D326]*[Datos.$C$14])" office:value-type="float" office:value="2.35104496730167">
            <text:p>2.35</text:p>
          </table:table-cell>
          <table:table-cell table:style-name="ce58" table:number-columns-repeated="2"/>
          <table:table-cell table:style-name="ce65"/>
          <table:table-cell table:style-name="ce58" table:formula="of:=IF([.$N327]&gt;[Datos.$C$4]*12+[Datos.$C$5];&quot;&quot;;[.J326]-[.K327])" office:value-type="float" office:value="297.473928948354">
            <text:p>297.47</text:p>
          </table:table-cell>
          <table:table-cell table:style-name="ce58" table:formula="of:=IF([.$N327]&gt;[Datos.$C$4]*12+[Datos.$C$5];&quot;&quot;;[Datos.$C$11]-[.L327])" office:value-type="float" office:value="6.24472690213392">
            <text:p>6.24</text:p>
          </table:table-cell>
          <table:table-cell table:style-name="ce73" table:formula="of:=IF([.$N327]&gt;[Datos.$C$4]*12+[Datos.$C$5];&quot;&quot;;[.J326]*[Datos.$C$15])" office:value-type="float" office:value="2.53098879875407">
            <text:p>2.53</text:p>
          </table:table-cell>
          <table:table-cell table:formula="of:=IF([.$N327]=[Datos.$C$4]*12+[Datos.$C$5];HYPERLINK(&quot;http://interes.ax5.org/&quot;);&quot;&quot;)">
            <text:p/>
          </table:table-cell>
          <table:table-cell table:style-name="ce65" table:formula="of:=[.N326]+1" office:value-type="float" office:value="320">
            <text:p>3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8]&gt;[Datos.$C$4]*12+[Datos.$C$5];&quot;&quot;;[.D327]-[.E328])" office:value-type="float" office:value="282.569223427362">
            <text:p>282.57</text:p>
          </table:table-cell>
          <table:table-cell table:style-name="ce58" table:formula="of:=IF([.$N328]&gt;[Datos.$C$4]*12+[Datos.$C$5];&quot;&quot;;[Datos.$C$9]-[.F328])" office:value-type="float" office:value="6.15656821359904">
            <text:p>6.16</text:p>
          </table:table-cell>
          <table:table-cell table:style-name="ce58" table:formula="of:=IF([.$N328]&gt;[Datos.$C$4]*12+[Datos.$C$5];&quot;&quot;;[.D327]*[Datos.$C$14])" office:value-type="float" office:value="2.30234000799143">
            <text:p>2.30</text:p>
          </table:table-cell>
          <table:table-cell table:style-name="ce58" table:number-columns-repeated="2"/>
          <table:table-cell table:style-name="ce65"/>
          <table:table-cell table:style-name="ce58" table:formula="of:=IF([.$N328]&gt;[Datos.$C$4]*12+[Datos.$C$5];&quot;&quot;;[.J327]-[.K328])" office:value-type="float" office:value="291.177162655369">
            <text:p>291.18</text:p>
          </table:table-cell>
          <table:table-cell table:style-name="ce58" table:formula="of:=IF([.$N328]&gt;[Datos.$C$4]*12+[Datos.$C$5];&quot;&quot;;[Datos.$C$11]-[.L328])" office:value-type="float" office:value="6.29676629298504">
            <text:p>6.30</text:p>
          </table:table-cell>
          <table:table-cell table:style-name="ce73" table:formula="of:=IF([.$N328]&gt;[Datos.$C$4]*12+[Datos.$C$5];&quot;&quot;;[.J327]*[Datos.$C$15])" office:value-type="float" office:value="2.47894940790295">
            <text:p>2.48</text:p>
          </table:table-cell>
          <table:table-cell table:formula="of:=IF([.$N328]=[Datos.$C$4]*12+[Datos.$C$5];HYPERLINK(&quot;http://interes.ax5.org/&quot;);&quot;&quot;)">
            <text:p/>
          </table:table-cell>
          <table:table-cell table:style-name="ce65" table:formula="of:=[.N327]+1" office:value-type="float" office:value="321">
            <text:p>3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9]&gt;[Datos.$C$4]*12+[Datos.$C$5];&quot;&quot;;[.D328]-[.E329])" office:value-type="float" office:value="276.363561874267">
            <text:p>276.36</text:p>
          </table:table-cell>
          <table:table-cell table:style-name="ce58" table:formula="of:=IF([.$N329]&gt;[Datos.$C$4]*12+[Datos.$C$5];&quot;&quot;;[Datos.$C$9]-[.F329])" office:value-type="float" office:value="6.2056615530944">
            <text:p>6.21</text:p>
          </table:table-cell>
          <table:table-cell table:style-name="ce58" table:formula="of:=IF([.$N329]&gt;[Datos.$C$4]*12+[Datos.$C$5];&quot;&quot;;[.D328]*[Datos.$C$14])" office:value-type="float" office:value="2.25324666849606">
            <text:p>2.25</text:p>
          </table:table-cell>
          <table:table-cell table:style-name="ce58" table:number-columns-repeated="2"/>
          <table:table-cell table:style-name="ce65"/>
          <table:table-cell table:style-name="ce58" table:formula="of:=IF([.$N329]&gt;[Datos.$C$4]*12+[Datos.$C$5];&quot;&quot;;[.J328]-[.K329])" office:value-type="float" office:value="284.827923309942">
            <text:p>284.83</text:p>
          </table:table-cell>
          <table:table-cell table:style-name="ce58" table:formula="of:=IF([.$N329]&gt;[Datos.$C$4]*12+[Datos.$C$5];&quot;&quot;;[Datos.$C$11]-[.L329])" office:value-type="float" office:value="6.34923934542658">
            <text:p>6.35</text:p>
          </table:table-cell>
          <table:table-cell table:style-name="ce73" table:formula="of:=IF([.$N329]&gt;[Datos.$C$4]*12+[Datos.$C$5];&quot;&quot;;[.J328]*[Datos.$C$15])" office:value-type="float" office:value="2.42647635546141">
            <text:p>2.43</text:p>
          </table:table-cell>
          <table:table-cell table:formula="of:=IF([.$N329]=[Datos.$C$4]*12+[Datos.$C$5];HYPERLINK(&quot;http://interes.ax5.org/&quot;);&quot;&quot;)">
            <text:p/>
          </table:table-cell>
          <table:table-cell table:style-name="ce65" table:formula="of:=[.N328]+1" office:value-type="float" office:value="322">
            <text:p>3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0]&gt;[Datos.$C$4]*12+[Datos.$C$5];&quot;&quot;;[.D329]-[.E330])" office:value-type="float" office:value="270.108415504494">
            <text:p>270.11</text:p>
          </table:table-cell>
          <table:table-cell table:style-name="ce58" table:formula="of:=IF([.$N330]&gt;[Datos.$C$4]*12+[Datos.$C$5];&quot;&quot;;[Datos.$C$9]-[.F330])" office:value-type="float" office:value="6.25514636977303">
            <text:p>6.26</text:p>
          </table:table-cell>
          <table:table-cell table:style-name="ce58" table:formula="of:=IF([.$N330]&gt;[Datos.$C$4]*12+[Datos.$C$5];&quot;&quot;;[.D329]*[Datos.$C$14])" office:value-type="float" office:value="2.20376185181744">
            <text:p>2.20</text:p>
          </table:table-cell>
          <table:table-cell table:style-name="ce58" table:number-columns-repeated="2"/>
          <table:table-cell table:style-name="ce65"/>
          <table:table-cell table:style-name="ce58" table:formula="of:=IF([.$N330]&gt;[Datos.$C$4]*12+[Datos.$C$5];&quot;&quot;;[.J329]-[.K330])" office:value-type="float" office:value="278.425773636637">
            <text:p>278.43</text:p>
          </table:table-cell>
          <table:table-cell table:style-name="ce58" table:formula="of:=IF([.$N330]&gt;[Datos.$C$4]*12+[Datos.$C$5];&quot;&quot;;[Datos.$C$11]-[.L330])" office:value-type="float" office:value="6.40214967330513">
            <text:p>6.40</text:p>
          </table:table-cell>
          <table:table-cell table:style-name="ce73" table:formula="of:=IF([.$N330]&gt;[Datos.$C$4]*12+[Datos.$C$5];&quot;&quot;;[.J329]*[Datos.$C$15])" office:value-type="float" office:value="2.37356602758285">
            <text:p>2.37</text:p>
          </table:table-cell>
          <table:table-cell table:formula="of:=IF([.$N330]=[Datos.$C$4]*12+[Datos.$C$5];HYPERLINK(&quot;http://interes.ax5.org/&quot;);&quot;&quot;)">
            <text:p/>
          </table:table-cell>
          <table:table-cell table:style-name="ce65" table:formula="of:=[.N329]+1" office:value-type="float" office:value="323">
            <text:p>32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19]+1" office:value-type="float" office:value="2041">
            <text:p>2041</text:p>
          </table:table-cell>
          <table:table-cell/>
          <table:table-cell table:style-name="ce57" table:formula="of:=IF([.$N331]&gt;[Datos.$C$4]*12+[Datos.$C$5];&quot;&quot;;[.D330]-[.E331])" office:value-type="float" office:value="263.803389719165">
            <text:p>263.80</text:p>
          </table:table-cell>
          <table:table-cell table:style-name="ce57" table:formula="of:=IF([.$N331]&gt;[Datos.$C$4]*12+[Datos.$C$5];&quot;&quot;;[Datos.$C$9]-[.F331])" office:value-type="float" office:value="6.30502578532894">
            <text:p>6.31</text:p>
          </table:table-cell>
          <table:table-cell table:style-name="ce57" table:formula="of:=IF([.$N331]&gt;[Datos.$C$4]*12+[Datos.$C$5];&quot;&quot;;[.D330]*[Datos.$C$14])" office:value-type="float" office:value="2.15388243626152">
            <text:p>2.15</text:p>
          </table:table-cell>
          <table:table-cell table:style-name="ce57" table:number-columns-repeated="2"/>
          <table:table-cell table:style-name="ce64"/>
          <table:table-cell table:style-name="ce57" table:formula="of:=IF([.$N331]&gt;[Datos.$C$4]*12+[Datos.$C$5];&quot;&quot;;[.J330]-[.K331])" office:value-type="float" office:value="271.970272716055">
            <text:p>271.97</text:p>
          </table:table-cell>
          <table:table-cell table:style-name="ce57" table:formula="of:=IF([.$N331]&gt;[Datos.$C$4]*12+[Datos.$C$5];&quot;&quot;;[Datos.$C$11]-[.L331])" office:value-type="float" office:value="6.45550092058268">
            <text:p>6.46</text:p>
          </table:table-cell>
          <table:table-cell table:style-name="ce74" table:formula="of:=IF([.$N331]&gt;[Datos.$C$4]*12+[Datos.$C$5];&quot;&quot;;[.J330]*[Datos.$C$15])" office:value-type="float" office:value="2.32021478030531">
            <text:p>2.32</text:p>
          </table:table-cell>
          <table:table-cell table:formula="of:=IF([.$N331]=[Datos.$C$4]*12+[Datos.$C$5];HYPERLINK(&quot;http://interes.ax5.org/&quot;);&quot;&quot;)">
            <text:p/>
          </table:table-cell>
          <table:table-cell table:style-name="ce64" table:formula="of:=[.N330]+1" office:value-type="float" office:value="324">
            <text:p>3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2]&gt;[Datos.$C$4]*12+[Datos.$C$5];&quot;&quot;;[.D331]-[.E332])" office:value-type="float" office:value="257.448086772816">
            <text:p>257.45</text:p>
          </table:table-cell>
          <table:table-cell table:style-name="ce58" table:formula="of:=IF([.$N332]&gt;[Datos.$C$4]*12+[Datos.$C$5];&quot;&quot;;[Datos.$C$9]-[.F332])" office:value-type="float" office:value="6.35530294634902">
            <text:p>6.36</text:p>
          </table:table-cell>
          <table:table-cell table:style-name="ce58" table:formula="of:=IF([.$N332]&gt;[Datos.$C$4]*12+[Datos.$C$5];&quot;&quot;;[.D331]*[Datos.$C$14])" office:value-type="float" office:value="2.10360527524145">
            <text:p>2.10</text:p>
          </table:table-cell>
          <table:table-cell table:style-name="ce58" table:number-columns-repeated="2"/>
          <table:table-cell table:style-name="ce65"/>
          <table:table-cell table:style-name="ce58" table:formula="of:=IF([.$N332]&gt;[Datos.$C$4]*12+[Datos.$C$5];&quot;&quot;;[.J331]-[.K332])" office:value-type="float" office:value="265.460975954467">
            <text:p>265.46</text:p>
          </table:table-cell>
          <table:table-cell table:style-name="ce58" table:formula="of:=IF([.$N332]&gt;[Datos.$C$4]*12+[Datos.$C$5];&quot;&quot;;[Datos.$C$11]-[.L332])" office:value-type="float" office:value="6.50929676158753">
            <text:p>6.51</text:p>
          </table:table-cell>
          <table:table-cell table:style-name="ce73" table:formula="of:=IF([.$N332]&gt;[Datos.$C$4]*12+[Datos.$C$5];&quot;&quot;;[.J331]*[Datos.$C$15])" office:value-type="float" office:value="2.26641893930045">
            <text:p>2.27</text:p>
          </table:table-cell>
          <table:table-cell table:formula="of:=IF([.$N332]=[Datos.$C$4]*12+[Datos.$C$5];HYPERLINK(&quot;http://interes.ax5.org/&quot;);&quot;&quot;)">
            <text:p/>
          </table:table-cell>
          <table:table-cell table:style-name="ce65" table:formula="of:=[.N331]+1" office:value-type="float" office:value="325">
            <text:p>3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3]&gt;[Datos.$C$4]*12+[Datos.$C$5];&quot;&quot;;[.D332]-[.E333])" office:value-type="float" office:value="251.042105748305">
            <text:p>251.04</text:p>
          </table:table-cell>
          <table:table-cell table:style-name="ce58" table:formula="of:=IF([.$N333]&gt;[Datos.$C$4]*12+[Datos.$C$5];&quot;&quot;;[Datos.$C$9]-[.F333])" office:value-type="float" office:value="6.40598102451143">
            <text:p>6.41</text:p>
          </table:table-cell>
          <table:table-cell table:style-name="ce58" table:formula="of:=IF([.$N333]&gt;[Datos.$C$4]*12+[Datos.$C$5];&quot;&quot;;[.D332]*[Datos.$C$14])" office:value-type="float" office:value="2.05292719707904">
            <text:p>2.05</text:p>
          </table:table-cell>
          <table:table-cell table:style-name="ce58" table:number-columns-repeated="2"/>
          <table:table-cell table:style-name="ce65"/>
          <table:table-cell table:style-name="ce58" table:formula="of:=IF([.$N333]&gt;[Datos.$C$4]*12+[Datos.$C$5];&quot;&quot;;[.J332]-[.K333])" office:value-type="float" office:value="258.8974350532">
            <text:p>258.90</text:p>
          </table:table-cell>
          <table:table-cell table:style-name="ce58" table:formula="of:=IF([.$N333]&gt;[Datos.$C$4]*12+[Datos.$C$5];&quot;&quot;;[Datos.$C$11]-[.L333])" office:value-type="float" office:value="6.56354090126743">
            <text:p>6.56</text:p>
          </table:table-cell>
          <table:table-cell table:style-name="ce73" table:formula="of:=IF([.$N333]&gt;[Datos.$C$4]*12+[Datos.$C$5];&quot;&quot;;[.J332]*[Datos.$C$15])" office:value-type="float" office:value="2.21217479962056">
            <text:p>2.21</text:p>
          </table:table-cell>
          <table:table-cell table:formula="of:=IF([.$N333]=[Datos.$C$4]*12+[Datos.$C$5];HYPERLINK(&quot;http://interes.ax5.org/&quot;);&quot;&quot;)">
            <text:p/>
          </table:table-cell>
          <table:table-cell table:style-name="ce65" table:formula="of:=[.N332]+1" office:value-type="float" office:value="326">
            <text:p>3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4]&gt;[Datos.$C$4]*12+[Datos.$C$5];&quot;&quot;;[.D333]-[.E334])" office:value-type="float" office:value="244.585042531519">
            <text:p>244.59</text:p>
          </table:table-cell>
          <table:table-cell table:style-name="ce58" table:formula="of:=IF([.$N334]&gt;[Datos.$C$4]*12+[Datos.$C$5];&quot;&quot;;[Datos.$C$9]-[.F334])" office:value-type="float" office:value="6.45706321678578">
            <text:p>6.46</text:p>
          </table:table-cell>
          <table:table-cell table:style-name="ce58" table:formula="of:=IF([.$N334]&gt;[Datos.$C$4]*12+[Datos.$C$5];&quot;&quot;;[.D333]*[Datos.$C$14])" office:value-type="float" office:value="2.00184500480469">
            <text:p>2.00</text:p>
          </table:table-cell>
          <table:table-cell table:style-name="ce58" table:number-columns-repeated="2"/>
          <table:table-cell table:style-name="ce65"/>
          <table:table-cell table:style-name="ce58" table:formula="of:=IF([.$N334]&gt;[Datos.$C$4]*12+[Datos.$C$5];&quot;&quot;;[.J333]-[.K334])" office:value-type="float" office:value="252.279197977755">
            <text:p>252.28</text:p>
          </table:table-cell>
          <table:table-cell table:style-name="ce58" table:formula="of:=IF([.$N334]&gt;[Datos.$C$4]*12+[Datos.$C$5];&quot;&quot;;[Datos.$C$11]-[.L334])" office:value-type="float" office:value="6.61823707544466">
            <text:p>6.62</text:p>
          </table:table-cell>
          <table:table-cell table:style-name="ce73" table:formula="of:=IF([.$N334]&gt;[Datos.$C$4]*12+[Datos.$C$5];&quot;&quot;;[.J333]*[Datos.$C$15])" office:value-type="float" office:value="2.15747862544333">
            <text:p>2.16</text:p>
          </table:table-cell>
          <table:table-cell table:formula="of:=IF([.$N334]=[Datos.$C$4]*12+[Datos.$C$5];HYPERLINK(&quot;http://interes.ax5.org/&quot;);&quot;&quot;)">
            <text:p/>
          </table:table-cell>
          <table:table-cell table:style-name="ce65" table:formula="of:=[.N333]+1" office:value-type="float" office:value="327">
            <text:p>3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5]&gt;[Datos.$C$4]*12+[Datos.$C$5];&quot;&quot;;[.D334]-[.E335])" office:value-type="float" office:value="238.076489785884">
            <text:p>238.08</text:p>
          </table:table-cell>
          <table:table-cell table:style-name="ce58" table:formula="of:=IF([.$N335]&gt;[Datos.$C$4]*12+[Datos.$C$5];&quot;&quot;;[Datos.$C$9]-[.F335])" office:value-type="float" office:value="6.50855274563473">
            <text:p>6.51</text:p>
          </table:table-cell>
          <table:table-cell table:style-name="ce58" table:formula="of:=IF([.$N335]&gt;[Datos.$C$4]*12+[Datos.$C$5];&quot;&quot;;[.D334]*[Datos.$C$14])" office:value-type="float" office:value="1.95035547595573">
            <text:p>1.95</text:p>
          </table:table-cell>
          <table:table-cell table:style-name="ce58" table:number-columns-repeated="2"/>
          <table:table-cell table:style-name="ce65"/>
          <table:table-cell table:style-name="ce58" table:formula="of:=IF([.$N335]&gt;[Datos.$C$4]*12+[Datos.$C$5];&quot;&quot;;[.J334]-[.K335])" office:value-type="float" office:value="245.605808926682">
            <text:p>245.61</text:p>
          </table:table-cell>
          <table:table-cell table:style-name="ce58" table:formula="of:=IF([.$N335]&gt;[Datos.$C$4]*12+[Datos.$C$5];&quot;&quot;;[Datos.$C$11]-[.L335])" office:value-type="float" office:value="6.67338905107336">
            <text:p>6.67</text:p>
          </table:table-cell>
          <table:table-cell table:style-name="ce73" table:formula="of:=IF([.$N335]&gt;[Datos.$C$4]*12+[Datos.$C$5];&quot;&quot;;[.J334]*[Datos.$C$15])" office:value-type="float" office:value="2.10232664981462">
            <text:p>2.10</text:p>
          </table:table-cell>
          <table:table-cell table:formula="of:=IF([.$N335]=[Datos.$C$4]*12+[Datos.$C$5];HYPERLINK(&quot;http://interes.ax5.org/&quot;);&quot;&quot;)">
            <text:p/>
          </table:table-cell>
          <table:table-cell table:style-name="ce65" table:formula="of:=[.N334]+1" office:value-type="float" office:value="328">
            <text:p>3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6]&gt;[Datos.$C$4]*12+[Datos.$C$5];&quot;&quot;;[.D335]-[.E336])" office:value-type="float" office:value="231.516036926667">
            <text:p>231.52</text:p>
          </table:table-cell>
          <table:table-cell table:style-name="ce58" table:formula="of:=IF([.$N336]&gt;[Datos.$C$4]*12+[Datos.$C$5];&quot;&quot;;[Datos.$C$9]-[.F336])" office:value-type="float" office:value="6.56045285921735">
            <text:p>6.56</text:p>
          </table:table-cell>
          <table:table-cell table:style-name="ce58" table:formula="of:=IF([.$N336]&gt;[Datos.$C$4]*12+[Datos.$C$5];&quot;&quot;;[.D335]*[Datos.$C$14])" office:value-type="float" office:value="1.89845536237311">
            <text:p>1.90</text:p>
          </table:table-cell>
          <table:table-cell table:style-name="ce58" table:number-columns-repeated="2"/>
          <table:table-cell table:style-name="ce65"/>
          <table:table-cell table:style-name="ce58" table:formula="of:=IF([.$N336]&gt;[Datos.$C$4]*12+[Datos.$C$5];&quot;&quot;;[.J335]-[.K336])" office:value-type="float" office:value="238.876808300183">
            <text:p>238.88</text:p>
          </table:table-cell>
          <table:table-cell table:style-name="ce58" table:formula="of:=IF([.$N336]&gt;[Datos.$C$4]*12+[Datos.$C$5];&quot;&quot;;[Datos.$C$11]-[.L336])" office:value-type="float" office:value="6.72900062649897">
            <text:p>6.73</text:p>
          </table:table-cell>
          <table:table-cell table:style-name="ce73" table:formula="of:=IF([.$N336]&gt;[Datos.$C$4]*12+[Datos.$C$5];&quot;&quot;;[.J335]*[Datos.$C$15])" office:value-type="float" office:value="2.04671507438901">
            <text:p>2.05</text:p>
          </table:table-cell>
          <table:table-cell table:formula="of:=IF([.$N336]=[Datos.$C$4]*12+[Datos.$C$5];HYPERLINK(&quot;http://interes.ax5.org/&quot;);&quot;&quot;)">
            <text:p/>
          </table:table-cell>
          <table:table-cell table:style-name="ce65" table:formula="of:=[.N335]+1" office:value-type="float" office:value="329">
            <text:p>3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7]&gt;[Datos.$C$4]*12+[Datos.$C$5];&quot;&quot;;[.D336]-[.E337])" office:value-type="float" office:value="224.903270095073">
            <text:p>224.90</text:p>
          </table:table-cell>
          <table:table-cell table:style-name="ce58" table:formula="of:=IF([.$N337]&gt;[Datos.$C$4]*12+[Datos.$C$5];&quot;&quot;;[Datos.$C$9]-[.F337])" office:value-type="float" office:value="6.61276683159396">
            <text:p>6.61</text:p>
          </table:table-cell>
          <table:table-cell table:style-name="ce58" table:formula="of:=IF([.$N337]&gt;[Datos.$C$4]*12+[Datos.$C$5];&quot;&quot;;[.D336]*[Datos.$C$14])" office:value-type="float" office:value="1.84614138999651">
            <text:p>1.85</text:p>
          </table:table-cell>
          <table:table-cell table:style-name="ce58" table:number-columns-repeated="2"/>
          <table:table-cell table:style-name="ce65"/>
          <table:table-cell table:style-name="ce58" table:formula="of:=IF([.$N337]&gt;[Datos.$C$4]*12+[Datos.$C$5];&quot;&quot;;[.J336]-[.K337])" office:value-type="float" office:value="232.091732668463">
            <text:p>232.09</text:p>
          </table:table-cell>
          <table:table-cell table:style-name="ce58" table:formula="of:=IF([.$N337]&gt;[Datos.$C$4]*12+[Datos.$C$5];&quot;&quot;;[Datos.$C$11]-[.L337])" office:value-type="float" office:value="6.7850756317198">
            <text:p>6.79</text:p>
          </table:table-cell>
          <table:table-cell table:style-name="ce73" table:formula="of:=IF([.$N337]&gt;[Datos.$C$4]*12+[Datos.$C$5];&quot;&quot;;[.J336]*[Datos.$C$15])" office:value-type="float" office:value="1.99064006916819">
            <text:p>1.99</text:p>
          </table:table-cell>
          <table:table-cell table:formula="of:=IF([.$N337]=[Datos.$C$4]*12+[Datos.$C$5];HYPERLINK(&quot;http://interes.ax5.org/&quot;);&quot;&quot;)">
            <text:p/>
          </table:table-cell>
          <table:table-cell table:style-name="ce65" table:formula="of:=[.N336]+1"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8]&gt;[Datos.$C$4]*12+[Datos.$C$5];&quot;&quot;;[.D337]-[.E338])" office:value-type="float" office:value="218.23777213214">
            <text:p>218.24</text:p>
          </table:table-cell>
          <table:table-cell table:style-name="ce58" table:formula="of:=IF([.$N338]&gt;[Datos.$C$4]*12+[Datos.$C$5];&quot;&quot;;[Datos.$C$9]-[.F338])" office:value-type="float" office:value="6.66549796293268">
            <text:p>6.67</text:p>
          </table:table-cell>
          <table:table-cell table:style-name="ce58" table:formula="of:=IF([.$N338]&gt;[Datos.$C$4]*12+[Datos.$C$5];&quot;&quot;;[.D337]*[Datos.$C$14])" office:value-type="float" office:value="1.79341025865779">
            <text:p>1.79</text:p>
          </table:table-cell>
          <table:table-cell table:style-name="ce58" table:number-columns-repeated="2"/>
          <table:table-cell table:style-name="ce65"/>
          <table:table-cell table:style-name="ce58" table:formula="of:=IF([.$N338]&gt;[Datos.$C$4]*12+[Datos.$C$5];&quot;&quot;;[.J337]-[.K338])" office:value-type="float" office:value="225.250114739812">
            <text:p>225.25</text:p>
          </table:table-cell>
          <table:table-cell table:style-name="ce58" table:formula="of:=IF([.$N338]&gt;[Datos.$C$4]*12+[Datos.$C$5];&quot;&quot;;[Datos.$C$11]-[.L338])" office:value-type="float" office:value="6.8416179286508">
            <text:p>6.84</text:p>
          </table:table-cell>
          <table:table-cell table:style-name="ce73" table:formula="of:=IF([.$N338]&gt;[Datos.$C$4]*12+[Datos.$C$5];&quot;&quot;;[.J337]*[Datos.$C$15])" office:value-type="float" office:value="1.93409777223719">
            <text:p>1.93</text:p>
          </table:table-cell>
          <table:table-cell table:formula="of:=IF([.$N338]=[Datos.$C$4]*12+[Datos.$C$5];HYPERLINK(&quot;http://interes.ax5.org/&quot;);&quot;&quot;)">
            <text:p/>
          </table:table-cell>
          <table:table-cell table:style-name="ce65" table:formula="of:=[.N337]+1" office:value-type="float" office:value="331">
            <text:p>3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9]&gt;[Datos.$C$4]*12+[Datos.$C$5];&quot;&quot;;[.D338]-[.E339])" office:value-type="float" office:value="211.519122552423">
            <text:p>211.52</text:p>
          </table:table-cell>
          <table:table-cell table:style-name="ce58" table:formula="of:=IF([.$N339]&gt;[Datos.$C$4]*12+[Datos.$C$5];&quot;&quot;;[Datos.$C$9]-[.F339])" office:value-type="float" office:value="6.71864957971768">
            <text:p>6.72</text:p>
          </table:table-cell>
          <table:table-cell table:style-name="ce58" table:formula="of:=IF([.$N339]&gt;[Datos.$C$4]*12+[Datos.$C$5];&quot;&quot;;[.D338]*[Datos.$C$14])" office:value-type="float" office:value="1.74025864187279">
            <text:p>1.74</text:p>
          </table:table-cell>
          <table:table-cell table:style-name="ce58" table:number-columns-repeated="2"/>
          <table:table-cell table:style-name="ce65"/>
          <table:table-cell table:style-name="ce58" table:formula="of:=IF([.$N339]&gt;[Datos.$C$4]*12+[Datos.$C$5];&quot;&quot;;[.J338]-[.K339])" office:value-type="float" office:value="218.351483328423">
            <text:p>218.35</text:p>
          </table:table-cell>
          <table:table-cell table:style-name="ce58" table:formula="of:=IF([.$N339]&gt;[Datos.$C$4]*12+[Datos.$C$5];&quot;&quot;;[Datos.$C$11]-[.L339])" office:value-type="float" office:value="6.89863141138955">
            <text:p>6.90</text:p>
          </table:table-cell>
          <table:table-cell table:style-name="ce73" table:formula="of:=IF([.$N339]&gt;[Datos.$C$4]*12+[Datos.$C$5];&quot;&quot;;[.J338]*[Datos.$C$15])" office:value-type="float" office:value="1.87708428949843">
            <text:p>1.88</text:p>
          </table:table-cell>
          <table:table-cell table:formula="of:=IF([.$N339]=[Datos.$C$4]*12+[Datos.$C$5];HYPERLINK(&quot;http://interes.ax5.org/&quot;);&quot;&quot;)">
            <text:p/>
          </table:table-cell>
          <table:table-cell table:style-name="ce65" table:formula="of:=[.N338]+1" office:value-type="float" office:value="332">
            <text:p>3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0]&gt;[Datos.$C$4]*12+[Datos.$C$5];&quot;&quot;;[.D339]-[.E340])" office:value-type="float" office:value="204.746897517464">
            <text:p>204.75</text:p>
          </table:table-cell>
          <table:table-cell table:style-name="ce58" table:formula="of:=IF([.$N340]&gt;[Datos.$C$4]*12+[Datos.$C$5];&quot;&quot;;[Datos.$C$9]-[.F340])" office:value-type="float" office:value="6.77222503495894">
            <text:p>6.77</text:p>
          </table:table-cell>
          <table:table-cell table:style-name="ce58" table:formula="of:=IF([.$N340]&gt;[Datos.$C$4]*12+[Datos.$C$5];&quot;&quot;;[.D339]*[Datos.$C$14])" office:value-type="float" office:value="1.68668318663152">
            <text:p>1.69</text:p>
          </table:table-cell>
          <table:table-cell table:style-name="ce58" table:number-columns-repeated="2"/>
          <table:table-cell table:style-name="ce65"/>
          <table:table-cell table:style-name="ce58" table:formula="of:=IF([.$N340]&gt;[Datos.$C$4]*12+[Datos.$C$5];&quot;&quot;;[.J339]-[.K340])" office:value-type="float" office:value="211.395363321938">
            <text:p>211.40</text:p>
          </table:table-cell>
          <table:table-cell table:style-name="ce58" table:formula="of:=IF([.$N340]&gt;[Datos.$C$4]*12+[Datos.$C$5];&quot;&quot;;[Datos.$C$11]-[.L340])" office:value-type="float" office:value="6.95612000648447">
            <text:p>6.96</text:p>
          </table:table-cell>
          <table:table-cell table:style-name="ce73" table:formula="of:=IF([.$N340]&gt;[Datos.$C$4]*12+[Datos.$C$5];&quot;&quot;;[.J339]*[Datos.$C$15])" office:value-type="float" office:value="1.81959569440352">
            <text:p>1.82</text:p>
          </table:table-cell>
          <table:table-cell table:formula="of:=IF([.$N340]=[Datos.$C$4]*12+[Datos.$C$5];HYPERLINK(&quot;http://interes.ax5.org/&quot;);&quot;&quot;)">
            <text:p/>
          </table:table-cell>
          <table:table-cell table:style-name="ce65" table:formula="of:=[.N339]+1" office:value-type="float" office:value="333">
            <text:p>3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1]&gt;[Datos.$C$4]*12+[Datos.$C$5];&quot;&quot;;[.D340]-[.E341])" office:value-type="float" office:value="197.92066980906">
            <text:p>197.92</text:p>
          </table:table-cell>
          <table:table-cell table:style-name="ce58" table:formula="of:=IF([.$N341]&gt;[Datos.$C$4]*12+[Datos.$C$5];&quot;&quot;;[Datos.$C$9]-[.F341])" office:value-type="float" office:value="6.82622770840384">
            <text:p>6.83</text:p>
          </table:table-cell>
          <table:table-cell table:style-name="ce58" table:formula="of:=IF([.$N341]&gt;[Datos.$C$4]*12+[Datos.$C$5];&quot;&quot;;[.D340]*[Datos.$C$14])" office:value-type="float" office:value="1.63268051318662">
            <text:p>1.63</text:p>
          </table:table-cell>
          <table:table-cell table:style-name="ce58" table:number-columns-repeated="2"/>
          <table:table-cell table:style-name="ce65"/>
          <table:table-cell table:style-name="ce58" table:formula="of:=IF([.$N341]&gt;[Datos.$C$4]*12+[Datos.$C$5];&quot;&quot;;[.J340]-[.K341])" office:value-type="float" office:value="204.381275648733">
            <text:p>204.38</text:p>
          </table:table-cell>
          <table:table-cell table:style-name="ce58" table:formula="of:=IF([.$N341]&gt;[Datos.$C$4]*12+[Datos.$C$5];&quot;&quot;;[Datos.$C$11]-[.L341])" office:value-type="float" office:value="7.01408767320517">
            <text:p>7.01</text:p>
          </table:table-cell>
          <table:table-cell table:style-name="ce73" table:formula="of:=IF([.$N341]&gt;[Datos.$C$4]*12+[Datos.$C$5];&quot;&quot;;[.J340]*[Datos.$C$15])" office:value-type="float" office:value="1.76162802768282">
            <text:p>1.76</text:p>
          </table:table-cell>
          <table:table-cell table:formula="of:=IF([.$N341]=[Datos.$C$4]*12+[Datos.$C$5];HYPERLINK(&quot;http://interes.ax5.org/&quot;);&quot;&quot;)">
            <text:p/>
          </table:table-cell>
          <table:table-cell table:style-name="ce65" table:formula="of:=[.N340]+1" office:value-type="float" office:value="334">
            <text:p>3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2]&gt;[Datos.$C$4]*12+[Datos.$C$5];&quot;&quot;;[.D341]-[.E342])" office:value-type="float" office:value="191.04000880231">
            <text:p>191.04</text:p>
          </table:table-cell>
          <table:table-cell table:style-name="ce58" table:formula="of:=IF([.$N342]&gt;[Datos.$C$4]*12+[Datos.$C$5];&quot;&quot;;[Datos.$C$9]-[.F342])" office:value-type="float" office:value="6.88066100675033">
            <text:p>6.88</text:p>
          </table:table-cell>
          <table:table-cell table:style-name="ce58" table:formula="of:=IF([.$N342]&gt;[Datos.$C$4]*12+[Datos.$C$5];&quot;&quot;;[.D341]*[Datos.$C$14])" office:value-type="float" office:value="1.57824721484014">
            <text:p>1.58</text:p>
          </table:table-cell>
          <table:table-cell table:style-name="ce58" table:number-columns-repeated="2"/>
          <table:table-cell table:style-name="ce65"/>
          <table:table-cell table:style-name="ce58" table:formula="of:=IF([.$N342]&gt;[Datos.$C$4]*12+[Datos.$C$5];&quot;&quot;;[.J341]-[.K342])" office:value-type="float" office:value="197.308737244918">
            <text:p>197.31</text:p>
          </table:table-cell>
          <table:table-cell table:style-name="ce58" table:formula="of:=IF([.$N342]&gt;[Datos.$C$4]*12+[Datos.$C$5];&quot;&quot;;[Datos.$C$11]-[.L342])" office:value-type="float" office:value="7.07253840381521">
            <text:p>7.07</text:p>
          </table:table-cell>
          <table:table-cell table:style-name="ce73" table:formula="of:=IF([.$N342]&gt;[Datos.$C$4]*12+[Datos.$C$5];&quot;&quot;;[.J341]*[Datos.$C$15])" office:value-type="float" office:value="1.70317729707277">
            <text:p>1.70</text:p>
          </table:table-cell>
          <table:table-cell table:formula="of:=IF([.$N342]=[Datos.$C$4]*12+[Datos.$C$5];HYPERLINK(&quot;http://interes.ax5.org/&quot;);&quot;&quot;)">
            <text:p/>
          </table:table-cell>
          <table:table-cell table:style-name="ce65" table:formula="of:=[.N341]+1" office:value-type="float" office:value="335">
            <text:p>33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31]+1" office:value-type="float" office:value="2042">
            <text:p>2042</text:p>
          </table:table-cell>
          <table:table-cell/>
          <table:table-cell table:style-name="ce57" table:formula="of:=IF([.$N343]&gt;[Datos.$C$4]*12+[Datos.$C$5];&quot;&quot;;[.D342]-[.E343])" office:value-type="float" office:value="184.104480438448">
            <text:p>184.10</text:p>
          </table:table-cell>
          <table:table-cell table:style-name="ce57" table:formula="of:=IF([.$N343]&gt;[Datos.$C$4]*12+[Datos.$C$5];&quot;&quot;;[Datos.$C$9]-[.F343])" office:value-type="float" office:value="6.93552836386184">
            <text:p>6.94</text:p>
          </table:table-cell>
          <table:table-cell table:style-name="ce57" table:formula="of:=IF([.$N343]&gt;[Datos.$C$4]*12+[Datos.$C$5];&quot;&quot;;[.D342]*[Datos.$C$14])" office:value-type="float" office:value="1.52337985772863">
            <text:p>1.52</text:p>
          </table:table-cell>
          <table:table-cell table:style-name="ce57" table:number-columns-repeated="2"/>
          <table:table-cell table:style-name="ce64"/>
          <table:table-cell table:style-name="ce57" table:formula="of:=IF([.$N343]&gt;[Datos.$C$4]*12+[Datos.$C$5];&quot;&quot;;[.J342]-[.K343])" office:value-type="float" office:value="190.177261021071">
            <text:p>190.18</text:p>
          </table:table-cell>
          <table:table-cell table:style-name="ce57" table:formula="of:=IF([.$N343]&gt;[Datos.$C$4]*12+[Datos.$C$5];&quot;&quot;;[Datos.$C$11]-[.L343])" office:value-type="float" office:value="7.13147622384701">
            <text:p>7.13</text:p>
          </table:table-cell>
          <table:table-cell table:style-name="ce74" table:formula="of:=IF([.$N343]&gt;[Datos.$C$4]*12+[Datos.$C$5];&quot;&quot;;[.J342]*[Datos.$C$15])" office:value-type="float" office:value="1.64423947704098">
            <text:p>1.64</text:p>
          </table:table-cell>
          <table:table-cell table:formula="of:=IF([.$N343]=[Datos.$C$4]*12+[Datos.$C$5];HYPERLINK(&quot;http://interes.ax5.org/&quot;);&quot;&quot;)">
            <text:p/>
          </table:table-cell>
          <table:table-cell table:style-name="ce64" table:formula="of:=[.N342]+1" office:value-type="float" office:value="336">
            <text:p>3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4]&gt;[Datos.$C$4]*12+[Datos.$C$5];&quot;&quot;;[.D343]-[.E344])" office:value-type="float" office:value="177.113647197464">
            <text:p>177.11</text:p>
          </table:table-cell>
          <table:table-cell table:style-name="ce58" table:formula="of:=IF([.$N344]&gt;[Datos.$C$4]*12+[Datos.$C$5];&quot;&quot;;[Datos.$C$9]-[.F344])" office:value-type="float" office:value="6.99083324098392">
            <text:p>6.99</text:p>
          </table:table-cell>
          <table:table-cell table:style-name="ce58" table:formula="of:=IF([.$N344]&gt;[Datos.$C$4]*12+[Datos.$C$5];&quot;&quot;;[.D343]*[Datos.$C$14])" office:value-type="float" office:value="1.46807498060655">
            <text:p>1.47</text:p>
          </table:table-cell>
          <table:table-cell table:style-name="ce58" table:number-columns-repeated="2"/>
          <table:table-cell table:style-name="ce65"/>
          <table:table-cell table:style-name="ce58" table:formula="of:=IF([.$N344]&gt;[Datos.$C$4]*12+[Datos.$C$5];&quot;&quot;;[.J343]-[.K344])" office:value-type="float" office:value="182.986355828692">
            <text:p>182.99</text:p>
          </table:table-cell>
          <table:table-cell table:style-name="ce58" table:formula="of:=IF([.$N344]&gt;[Datos.$C$4]*12+[Datos.$C$5];&quot;&quot;;[Datos.$C$11]-[.L344])" office:value-type="float" office:value="7.19090519237907">
            <text:p>7.19</text:p>
          </table:table-cell>
          <table:table-cell table:style-name="ce73" table:formula="of:=IF([.$N344]&gt;[Datos.$C$4]*12+[Datos.$C$5];&quot;&quot;;[.J343]*[Datos.$C$15])" office:value-type="float" office:value="1.58481050850892">
            <text:p>1.58</text:p>
          </table:table-cell>
          <table:table-cell table:formula="of:=IF([.$N344]=[Datos.$C$4]*12+[Datos.$C$5];HYPERLINK(&quot;http://interes.ax5.org/&quot;);&quot;&quot;)">
            <text:p/>
          </table:table-cell>
          <table:table-cell table:style-name="ce65" table:formula="of:=[.N343]+1" office:value-type="float" office:value="337">
            <text:p>3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5]&gt;[Datos.$C$4]*12+[Datos.$C$5];&quot;&quot;;[.D344]-[.E345])" office:value-type="float" office:value="170.067068070501">
            <text:p>170.07</text:p>
          </table:table-cell>
          <table:table-cell table:style-name="ce58" table:formula="of:=IF([.$N345]&gt;[Datos.$C$4]*12+[Datos.$C$5];&quot;&quot;;[Datos.$C$9]-[.F345])" office:value-type="float" office:value="7.04657912696257">
            <text:p>7.05</text:p>
          </table:table-cell>
          <table:table-cell table:style-name="ce58" table:formula="of:=IF([.$N345]&gt;[Datos.$C$4]*12+[Datos.$C$5];&quot;&quot;;[.D344]*[Datos.$C$14])" office:value-type="float" office:value="1.41232909462789">
            <text:p>1.41</text:p>
          </table:table-cell>
          <table:table-cell table:style-name="ce58" table:number-columns-repeated="2"/>
          <table:table-cell table:style-name="ce65"/>
          <table:table-cell table:style-name="ce58" table:formula="of:=IF([.$N345]&gt;[Datos.$C$4]*12+[Datos.$C$5];&quot;&quot;;[.J344]-[.K345])" office:value-type="float" office:value="175.735526426376">
            <text:p>175.74</text:p>
          </table:table-cell>
          <table:table-cell table:style-name="ce58" table:formula="of:=IF([.$N345]&gt;[Datos.$C$4]*12+[Datos.$C$5];&quot;&quot;;[Datos.$C$11]-[.L345])" office:value-type="float" office:value="7.25082940231556">
            <text:p>7.25</text:p>
          </table:table-cell>
          <table:table-cell table:style-name="ce73" table:formula="of:=IF([.$N345]&gt;[Datos.$C$4]*12+[Datos.$C$5];&quot;&quot;;[.J344]*[Datos.$C$15])" office:value-type="float" office:value="1.52488629857243">
            <text:p>1.52</text:p>
          </table:table-cell>
          <table:table-cell table:formula="of:=IF([.$N345]=[Datos.$C$4]*12+[Datos.$C$5];HYPERLINK(&quot;http://interes.ax5.org/&quot;);&quot;&quot;)">
            <text:p/>
          </table:table-cell>
          <table:table-cell table:style-name="ce65" table:formula="of:=[.N344]+1" office:value-type="float" office:value="338">
            <text:p>3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6]&gt;[Datos.$C$4]*12+[Datos.$C$5];&quot;&quot;;[.D345]-[.E346])" office:value-type="float" office:value="162.964298532037">
            <text:p>162.96</text:p>
          </table:table-cell>
          <table:table-cell table:style-name="ce58" table:formula="of:=IF([.$N346]&gt;[Datos.$C$4]*12+[Datos.$C$5];&quot;&quot;;[Datos.$C$9]-[.F346])" office:value-type="float" office:value="7.10276953846436">
            <text:p>7.10</text:p>
          </table:table-cell>
          <table:table-cell table:style-name="ce58" table:formula="of:=IF([.$N346]&gt;[Datos.$C$4]*12+[Datos.$C$5];&quot;&quot;;[.D345]*[Datos.$C$14])" office:value-type="float" office:value="1.35613868312611">
            <text:p>1.36</text:p>
          </table:table-cell>
          <table:table-cell table:style-name="ce58" table:number-columns-repeated="2"/>
          <table:table-cell table:style-name="ce65"/>
          <table:table-cell table:style-name="ce58" table:formula="of:=IF([.$N346]&gt;[Datos.$C$4]*12+[Datos.$C$5];&quot;&quot;;[.J345]-[.K346])" office:value-type="float" office:value="168.424273445708">
            <text:p>168.42</text:p>
          </table:table-cell>
          <table:table-cell table:style-name="ce58" table:formula="of:=IF([.$N346]&gt;[Datos.$C$4]*12+[Datos.$C$5];&quot;&quot;;[Datos.$C$11]-[.L346])" office:value-type="float" office:value="7.31125298066819">
            <text:p>7.31</text:p>
          </table:table-cell>
          <table:table-cell table:style-name="ce73" table:formula="of:=IF([.$N346]&gt;[Datos.$C$4]*12+[Datos.$C$5];&quot;&quot;;[.J345]*[Datos.$C$15])" office:value-type="float" office:value="1.4644627202198">
            <text:p>1.46</text:p>
          </table:table-cell>
          <table:table-cell table:formula="of:=IF([.$N346]=[Datos.$C$4]*12+[Datos.$C$5];HYPERLINK(&quot;http://interes.ax5.org/&quot;);&quot;&quot;)">
            <text:p/>
          </table:table-cell>
          <table:table-cell table:style-name="ce65" table:formula="of:=[.N345]+1" office:value-type="float" office:value="339">
            <text:p>3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7]&gt;[Datos.$C$4]*12+[Datos.$C$5];&quot;&quot;;[.D346]-[.E347])" office:value-type="float" office:value="155.804890511839">
            <text:p>155.80</text:p>
          </table:table-cell>
          <table:table-cell table:style-name="ce58" table:formula="of:=IF([.$N347]&gt;[Datos.$C$4]*12+[Datos.$C$5];&quot;&quot;;[Datos.$C$9]-[.F347])" office:value-type="float" office:value="7.15940802019821">
            <text:p>7.16</text:p>
          </table:table-cell>
          <table:table-cell table:style-name="ce58" table:formula="of:=IF([.$N347]&gt;[Datos.$C$4]*12+[Datos.$C$5];&quot;&quot;;[.D346]*[Datos.$C$14])" office:value-type="float" office:value="1.29950020139226">
            <text:p>1.30</text:p>
          </table:table-cell>
          <table:table-cell table:style-name="ce58" table:number-columns-repeated="2"/>
          <table:table-cell table:style-name="ce65"/>
          <table:table-cell table:style-name="ce58" table:formula="of:=IF([.$N347]&gt;[Datos.$C$4]*12+[Datos.$C$5];&quot;&quot;;[.J346]-[.K347])" office:value-type="float" office:value="161.052093356867">
            <text:p>161.05</text:p>
          </table:table-cell>
          <table:table-cell table:style-name="ce58" table:formula="of:=IF([.$N347]&gt;[Datos.$C$4]*12+[Datos.$C$5];&quot;&quot;;[Datos.$C$11]-[.L347])" office:value-type="float" office:value="7.37218008884042">
            <text:p>7.37</text:p>
          </table:table-cell>
          <table:table-cell table:style-name="ce73" table:formula="of:=IF([.$N347]&gt;[Datos.$C$4]*12+[Datos.$C$5];&quot;&quot;;[.J346]*[Datos.$C$15])" office:value-type="float" office:value="1.40353561204757">
            <text:p>1.40</text:p>
          </table:table-cell>
          <table:table-cell table:formula="of:=IF([.$N347]=[Datos.$C$4]*12+[Datos.$C$5];HYPERLINK(&quot;http://interes.ax5.org/&quot;);&quot;&quot;)">
            <text:p/>
          </table:table-cell>
          <table:table-cell table:style-name="ce65" table:formula="of:=[.N346]+1" office:value-type="float" office:value="340">
            <text:p>3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8]&gt;[Datos.$C$4]*12+[Datos.$C$5];&quot;&quot;;[.D347]-[.E348])" office:value-type="float" office:value="148.5883923667">
            <text:p>148.59</text:p>
          </table:table-cell>
          <table:table-cell table:style-name="ce58" table:formula="of:=IF([.$N348]&gt;[Datos.$C$4]*12+[Datos.$C$5];&quot;&quot;;[Datos.$C$9]-[.F348])" office:value-type="float" office:value="7.21649814513909">
            <text:p>7.22</text:p>
          </table:table-cell>
          <table:table-cell table:style-name="ce58" table:formula="of:=IF([.$N348]&gt;[Datos.$C$4]*12+[Datos.$C$5];&quot;&quot;;[.D347]*[Datos.$C$14])" office:value-type="float" office:value="1.24241007645138">
            <text:p>1.24</text:p>
          </table:table-cell>
          <table:table-cell table:style-name="ce58" table:number-columns-repeated="2"/>
          <table:table-cell table:style-name="ce65"/>
          <table:table-cell table:style-name="ce58" table:formula="of:=IF([.$N348]&gt;[Datos.$C$4]*12+[Datos.$C$5];&quot;&quot;;[.J347]-[.K348])" office:value-type="float" office:value="153.618478433953">
            <text:p>153.62</text:p>
          </table:table-cell>
          <table:table-cell table:style-name="ce58" table:formula="of:=IF([.$N348]&gt;[Datos.$C$4]*12+[Datos.$C$5];&quot;&quot;;[Datos.$C$11]-[.L348])" office:value-type="float" office:value="7.43361492291409">
            <text:p>7.43</text:p>
          </table:table-cell>
          <table:table-cell table:style-name="ce73" table:formula="of:=IF([.$N348]&gt;[Datos.$C$4]*12+[Datos.$C$5];&quot;&quot;;[.J347]*[Datos.$C$15])" office:value-type="float" office:value="1.3421007779739">
            <text:p>1.34</text:p>
          </table:table-cell>
          <table:table-cell table:formula="of:=IF([.$N348]=[Datos.$C$4]*12+[Datos.$C$5];HYPERLINK(&quot;http://interes.ax5.org/&quot;);&quot;&quot;)">
            <text:p/>
          </table:table-cell>
          <table:table-cell table:style-name="ce65" table:formula="of:=[.N347]+1" office:value-type="float" office:value="341">
            <text:p>3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9]&gt;[Datos.$C$4]*12+[Datos.$C$5];&quot;&quot;;[.D348]-[.E349])" office:value-type="float" office:value="141.314348851946">
            <text:p>141.31</text:p>
          </table:table-cell>
          <table:table-cell table:style-name="ce58" table:formula="of:=IF([.$N349]&gt;[Datos.$C$4]*12+[Datos.$C$5];&quot;&quot;;[Datos.$C$9]-[.F349])" office:value-type="float" office:value="7.27404351475335">
            <text:p>7.27</text:p>
          </table:table-cell>
          <table:table-cell table:style-name="ce58" table:formula="of:=IF([.$N349]&gt;[Datos.$C$4]*12+[Datos.$C$5];&quot;&quot;;[.D348]*[Datos.$C$14])" office:value-type="float" office:value="1.18486470683711">
            <text:p>1.18</text:p>
          </table:table-cell>
          <table:table-cell table:style-name="ce58" table:number-columns-repeated="2"/>
          <table:table-cell table:style-name="ce65"/>
          <table:table-cell table:style-name="ce58" table:formula="of:=IF([.$N349]&gt;[Datos.$C$4]*12+[Datos.$C$5];&quot;&quot;;[.J348]-[.K349])" office:value-type="float" office:value="146.122916720015">
            <text:p>146.12</text:p>
          </table:table-cell>
          <table:table-cell table:style-name="ce58" table:formula="of:=IF([.$N349]&gt;[Datos.$C$4]*12+[Datos.$C$5];&quot;&quot;;[Datos.$C$11]-[.L349])" office:value-type="float" office:value="7.49556171393838">
            <text:p>7.50</text:p>
          </table:table-cell>
          <table:table-cell table:style-name="ce73" table:formula="of:=IF([.$N349]&gt;[Datos.$C$4]*12+[Datos.$C$5];&quot;&quot;;[.J348]*[Datos.$C$15])" office:value-type="float" office:value="1.28015398694961">
            <text:p>1.28</text:p>
          </table:table-cell>
          <table:table-cell table:formula="of:=IF([.$N349]=[Datos.$C$4]*12+[Datos.$C$5];HYPERLINK(&quot;http://interes.ax5.org/&quot;);&quot;&quot;)">
            <text:p/>
          </table:table-cell>
          <table:table-cell table:style-name="ce65" table:formula="of:=[.N348]+1" office:value-type="float" office:value="342">
            <text:p>3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0]&gt;[Datos.$C$4]*12+[Datos.$C$5];&quot;&quot;;[.D349]-[.E350])" office:value-type="float" office:value="133.98230109272">
            <text:p>133.98</text:p>
          </table:table-cell>
          <table:table-cell table:style-name="ce58" table:formula="of:=IF([.$N350]&gt;[Datos.$C$4]*12+[Datos.$C$5];&quot;&quot;;[Datos.$C$9]-[.F350])" office:value-type="float" office:value="7.33204775922595">
            <text:p>7.33</text:p>
          </table:table-cell>
          <table:table-cell table:style-name="ce58" table:formula="of:=IF([.$N350]&gt;[Datos.$C$4]*12+[Datos.$C$5];&quot;&quot;;[.D349]*[Datos.$C$14])" office:value-type="float" office:value="1.12686046236451">
            <text:p>1.13</text:p>
          </table:table-cell>
          <table:table-cell table:style-name="ce58" table:number-columns-repeated="2"/>
          <table:table-cell table:style-name="ce65"/>
          <table:table-cell table:style-name="ce58" table:formula="of:=IF([.$N350]&gt;[Datos.$C$4]*12+[Datos.$C$5];&quot;&quot;;[.J349]-[.K350])" office:value-type="float" office:value="138.564891991794">
            <text:p>138.56</text:p>
          </table:table-cell>
          <table:table-cell table:style-name="ce58" table:formula="of:=IF([.$N350]&gt;[Datos.$C$4]*12+[Datos.$C$5];&quot;&quot;;[Datos.$C$11]-[.L350])" office:value-type="float" office:value="7.5580247282212">
            <text:p>7.56</text:p>
          </table:table-cell>
          <table:table-cell table:style-name="ce73" table:formula="of:=IF([.$N350]&gt;[Datos.$C$4]*12+[Datos.$C$5];&quot;&quot;;[.J349]*[Datos.$C$15])" office:value-type="float" office:value="1.21769097266679">
            <text:p>1.22</text:p>
          </table:table-cell>
          <table:table-cell table:formula="of:=IF([.$N350]=[Datos.$C$4]*12+[Datos.$C$5];HYPERLINK(&quot;http://interes.ax5.org/&quot;);&quot;&quot;)">
            <text:p/>
          </table:table-cell>
          <table:table-cell table:style-name="ce65" table:formula="of:=[.N349]+1" office:value-type="float" office:value="343">
            <text:p>3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1]&gt;[Datos.$C$4]*12+[Datos.$C$5];&quot;&quot;;[.D350]-[.E351])" office:value-type="float" office:value="126.591786555031">
            <text:p>126.59</text:p>
          </table:table-cell>
          <table:table-cell table:style-name="ce58" table:formula="of:=IF([.$N351]&gt;[Datos.$C$4]*12+[Datos.$C$5];&quot;&quot;;[Datos.$C$9]-[.F351])" office:value-type="float" office:value="7.39051453768945">
            <text:p>7.39</text:p>
          </table:table-cell>
          <table:table-cell table:style-name="ce58" table:formula="of:=IF([.$N351]&gt;[Datos.$C$4]*12+[Datos.$C$5];&quot;&quot;;[.D350]*[Datos.$C$14])" office:value-type="float" office:value="1.06839368390102">
            <text:p>1.07</text:p>
          </table:table-cell>
          <table:table-cell table:style-name="ce58" table:number-columns-repeated="2"/>
          <table:table-cell table:style-name="ce65"/>
          <table:table-cell table:style-name="ce58" table:formula="of:=IF([.$N351]&gt;[Datos.$C$4]*12+[Datos.$C$5];&quot;&quot;;[.J350]-[.K351])" office:value-type="float" office:value="130.943883724171">
            <text:p>130.94</text:p>
          </table:table-cell>
          <table:table-cell table:style-name="ce58" table:formula="of:=IF([.$N351]&gt;[Datos.$C$4]*12+[Datos.$C$5];&quot;&quot;;[Datos.$C$11]-[.L351])" office:value-type="float" office:value="7.62100826762304">
            <text:p>7.62</text:p>
          </table:table-cell>
          <table:table-cell table:style-name="ce73" table:formula="of:=IF([.$N351]&gt;[Datos.$C$4]*12+[Datos.$C$5];&quot;&quot;;[.J350]*[Datos.$C$15])" office:value-type="float" office:value="1.15470743326495">
            <text:p>1.15</text:p>
          </table:table-cell>
          <table:table-cell table:formula="of:=IF([.$N351]=[Datos.$C$4]*12+[Datos.$C$5];HYPERLINK(&quot;http://interes.ax5.org/&quot;);&quot;&quot;)">
            <text:p/>
          </table:table-cell>
          <table:table-cell table:style-name="ce65" table:formula="of:=[.N350]+1" office:value-type="float" office:value="344">
            <text:p>3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2]&gt;[Datos.$C$4]*12+[Datos.$C$5];&quot;&quot;;[.D351]-[.E352])" office:value-type="float" office:value="119.142339016576">
            <text:p>119.14</text:p>
          </table:table-cell>
          <table:table-cell table:style-name="ce58" table:formula="of:=IF([.$N352]&gt;[Datos.$C$4]*12+[Datos.$C$5];&quot;&quot;;[Datos.$C$9]-[.F352])" office:value-type="float" office:value="7.44944753845484">
            <text:p>7.45</text:p>
          </table:table-cell>
          <table:table-cell table:style-name="ce58" table:formula="of:=IF([.$N352]&gt;[Datos.$C$4]*12+[Datos.$C$5];&quot;&quot;;[.D351]*[Datos.$C$14])" office:value-type="float" office:value="1.00946068313563">
            <text:p>1.01</text:p>
          </table:table-cell>
          <table:table-cell table:style-name="ce58" table:number-columns-repeated="2"/>
          <table:table-cell table:style-name="ce65"/>
          <table:table-cell table:style-name="ce58" table:formula="of:=IF([.$N352]&gt;[Datos.$C$4]*12+[Datos.$C$5];&quot;&quot;;[.J351]-[.K352])" office:value-type="float" office:value="123.259367054317">
            <text:p>123.26</text:p>
          </table:table-cell>
          <table:table-cell table:style-name="ce58" table:formula="of:=IF([.$N352]&gt;[Datos.$C$4]*12+[Datos.$C$5];&quot;&quot;;[Datos.$C$11]-[.L352])" office:value-type="float" office:value="7.68451666985323">
            <text:p>7.68</text:p>
          </table:table-cell>
          <table:table-cell table:style-name="ce73" table:formula="of:=IF([.$N352]&gt;[Datos.$C$4]*12+[Datos.$C$5];&quot;&quot;;[.J351]*[Datos.$C$15])" office:value-type="float" office:value="1.09119903103476">
            <text:p>1.09</text:p>
          </table:table-cell>
          <table:table-cell table:formula="of:=IF([.$N352]=[Datos.$C$4]*12+[Datos.$C$5];HYPERLINK(&quot;http://interes.ax5.org/&quot;);&quot;&quot;)">
            <text:p/>
          </table:table-cell>
          <table:table-cell table:style-name="ce65" table:formula="of:=[.N351]+1" office:value-type="float" office:value="345">
            <text:p>3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3]&gt;[Datos.$C$4]*12+[Datos.$C$5];&quot;&quot;;[.D352]-[.E353])" office:value-type="float" office:value="111.633488537332">
            <text:p>111.63</text:p>
          </table:table-cell>
          <table:table-cell table:style-name="ce58" table:formula="of:=IF([.$N353]&gt;[Datos.$C$4]*12+[Datos.$C$5];&quot;&quot;;[Datos.$C$9]-[.F353])" office:value-type="float" office:value="7.50885047924423">
            <text:p>7.51</text:p>
          </table:table-cell>
          <table:table-cell table:style-name="ce58" table:formula="of:=IF([.$N353]&gt;[Datos.$C$4]*12+[Datos.$C$5];&quot;&quot;;[.D352]*[Datos.$C$14])" office:value-type="float" office:value="0.950057742346237">
            <text:p>0.95</text:p>
          </table:table-cell>
          <table:table-cell table:style-name="ce58" table:number-columns-repeated="2"/>
          <table:table-cell table:style-name="ce65"/>
          <table:table-cell table:style-name="ce58" table:formula="of:=IF([.$N353]&gt;[Datos.$C$4]*12+[Datos.$C$5];&quot;&quot;;[.J352]-[.K353])" office:value-type="float" office:value="115.510812745549">
            <text:p>115.51</text:p>
          </table:table-cell>
          <table:table-cell table:style-name="ce58" table:formula="of:=IF([.$N353]&gt;[Datos.$C$4]*12+[Datos.$C$5];&quot;&quot;;[Datos.$C$11]-[.L353])" office:value-type="float" office:value="7.74855430876868">
            <text:p>7.75</text:p>
          </table:table-cell>
          <table:table-cell table:style-name="ce73" table:formula="of:=IF([.$N353]&gt;[Datos.$C$4]*12+[Datos.$C$5];&quot;&quot;;[.J352]*[Datos.$C$15])" office:value-type="float" office:value="1.02716139211931">
            <text:p>1.03</text:p>
          </table:table-cell>
          <table:table-cell table:formula="of:=IF([.$N353]=[Datos.$C$4]*12+[Datos.$C$5];HYPERLINK(&quot;http://interes.ax5.org/&quot;);&quot;&quot;)">
            <text:p/>
          </table:table-cell>
          <table:table-cell table:style-name="ce65" table:formula="of:=[.N352]+1" office:value-type="float" office:value="346">
            <text:p>3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4]&gt;[Datos.$C$4]*12+[Datos.$C$5];&quot;&quot;;[.D353]-[.E354])" office:value-type="float" office:value="104.064761429906">
            <text:p>104.06</text:p>
          </table:table-cell>
          <table:table-cell table:style-name="ce58" table:formula="of:=IF([.$N354]&gt;[Datos.$C$4]*12+[Datos.$C$5];&quot;&quot;;[Datos.$C$9]-[.F354])" office:value-type="float" office:value="7.56872710742537">
            <text:p>7.57</text:p>
          </table:table-cell>
          <table:table-cell table:style-name="ce58" table:formula="of:=IF([.$N354]&gt;[Datos.$C$4]*12+[Datos.$C$5];&quot;&quot;;[.D353]*[Datos.$C$14])" office:value-type="float" office:value="0.890181114165102">
            <text:p>0.89</text:p>
          </table:table-cell>
          <table:table-cell table:style-name="ce58" table:number-columns-repeated="2"/>
          <table:table-cell table:style-name="ce65"/>
          <table:table-cell table:style-name="ce58" table:formula="of:=IF([.$N354]&gt;[Datos.$C$4]*12+[Datos.$C$5];&quot;&quot;;[.J353]-[.K354])" office:value-type="float" office:value="107.697687150874">
            <text:p>107.70</text:p>
          </table:table-cell>
          <table:table-cell table:style-name="ce58" table:formula="of:=IF([.$N354]&gt;[Datos.$C$4]*12+[Datos.$C$5];&quot;&quot;;[Datos.$C$11]-[.L354])" office:value-type="float" office:value="7.81312559467508">
            <text:p>7.81</text:p>
          </table:table-cell>
          <table:table-cell table:style-name="ce73" table:formula="of:=IF([.$N354]&gt;[Datos.$C$4]*12+[Datos.$C$5];&quot;&quot;;[.J353]*[Datos.$C$15])" office:value-type="float" office:value="0.962590106212906">
            <text:p>0.96</text:p>
          </table:table-cell>
          <table:table-cell table:formula="of:=IF([.$N354]=[Datos.$C$4]*12+[Datos.$C$5];HYPERLINK(&quot;http://interes.ax5.org/&quot;);&quot;&quot;)">
            <text:p/>
          </table:table-cell>
          <table:table-cell table:style-name="ce65" table:formula="of:=[.N353]+1" office:value-type="float" office:value="347">
            <text:p>34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43]+1" office:value-type="float" office:value="2043">
            <text:p>2043</text:p>
          </table:table-cell>
          <table:table-cell/>
          <table:table-cell table:style-name="ce57" table:formula="of:=IF([.$N355]&gt;[Datos.$C$4]*12+[Datos.$C$5];&quot;&quot;;[.D354]-[.E355])" office:value-type="float" office:value="96.4356802296583">
            <text:p>96.44</text:p>
          </table:table-cell>
          <table:table-cell table:style-name="ce57" table:formula="of:=IF([.$N355]&gt;[Datos.$C$4]*12+[Datos.$C$5];&quot;&quot;;[Datos.$C$9]-[.F355])" office:value-type="float" office:value="7.62908120024803">
            <text:p>7.63</text:p>
          </table:table-cell>
          <table:table-cell table:style-name="ce57" table:formula="of:=IF([.$N355]&gt;[Datos.$C$4]*12+[Datos.$C$5];&quot;&quot;;[.D354]*[Datos.$C$14])" office:value-type="float" office:value="0.829827021342441">
            <text:p>0.83</text:p>
          </table:table-cell>
          <table:table-cell table:style-name="ce57" table:number-columns-repeated="2"/>
          <table:table-cell table:style-name="ce64"/>
          <table:table-cell table:style-name="ce57" table:formula="of:=IF([.$N355]&gt;[Datos.$C$4]*12+[Datos.$C$5];&quot;&quot;;[.J354]-[.K355])" office:value-type="float" office:value="99.819452176243">
            <text:p>99.82</text:p>
          </table:table-cell>
          <table:table-cell table:style-name="ce57" table:formula="of:=IF([.$N355]&gt;[Datos.$C$4]*12+[Datos.$C$5];&quot;&quot;;[Datos.$C$11]-[.L355])" office:value-type="float" office:value="7.87823497463071">
            <text:p>7.88</text:p>
          </table:table-cell>
          <table:table-cell table:style-name="ce74" table:formula="of:=IF([.$N355]&gt;[Datos.$C$4]*12+[Datos.$C$5];&quot;&quot;;[.J354]*[Datos.$C$15])" office:value-type="float" office:value="0.897480726257281">
            <text:p>0.90</text:p>
          </table:table-cell>
          <table:table-cell table:formula="of:=IF([.$N355]=[Datos.$C$4]*12+[Datos.$C$5];HYPERLINK(&quot;http://interes.ax5.org/&quot;);&quot;&quot;)">
            <text:p/>
          </table:table-cell>
          <table:table-cell table:style-name="ce64" table:formula="of:=[.N354]+1" office:value-type="float" office:value="348">
            <text:p>3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6]&gt;[Datos.$C$4]*12+[Datos.$C$5];&quot;&quot;;[.D355]-[.E356])" office:value-type="float" office:value="88.745763664576">
            <text:p>88.75</text:p>
          </table:table-cell>
          <table:table-cell table:style-name="ce58" table:formula="of:=IF([.$N356]&gt;[Datos.$C$4]*12+[Datos.$C$5];&quot;&quot;;[Datos.$C$9]-[.F356])" office:value-type="float" office:value="7.68991656508231">
            <text:p>7.69</text:p>
          </table:table-cell>
          <table:table-cell table:style-name="ce58" table:formula="of:=IF([.$N356]&gt;[Datos.$C$4]*12+[Datos.$C$5];&quot;&quot;;[.D355]*[Datos.$C$14])" office:value-type="float" office:value="0.768991656508154">
            <text:p>0.77</text:p>
          </table:table-cell>
          <table:table-cell table:style-name="ce58" table:number-columns-repeated="2"/>
          <table:table-cell table:style-name="ce65"/>
          <table:table-cell table:style-name="ce58" table:formula="of:=IF([.$N356]&gt;[Datos.$C$4]*12+[Datos.$C$5];&quot;&quot;;[.J355]-[.K356])" office:value-type="float" office:value="91.8755652434904">
            <text:p>91.88</text:p>
          </table:table-cell>
          <table:table-cell table:style-name="ce58" table:formula="of:=IF([.$N356]&gt;[Datos.$C$4]*12+[Datos.$C$5];&quot;&quot;;[Datos.$C$11]-[.L356])" office:value-type="float" office:value="7.94388693275263">
            <text:p>7.94</text:p>
          </table:table-cell>
          <table:table-cell table:style-name="ce73" table:formula="of:=IF([.$N356]&gt;[Datos.$C$4]*12+[Datos.$C$5];&quot;&quot;;[.J355]*[Datos.$C$15])" office:value-type="float" office:value="0.831828768135358">
            <text:p>0.83</text:p>
          </table:table-cell>
          <table:table-cell table:formula="of:=IF([.$N356]=[Datos.$C$4]*12+[Datos.$C$5];HYPERLINK(&quot;http://interes.ax5.org/&quot;);&quot;&quot;)">
            <text:p/>
          </table:table-cell>
          <table:table-cell table:style-name="ce65" table:formula="of:=[.N355]+1" office:value-type="float" office:value="349">
            <text:p>3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7]&gt;[Datos.$C$4]*12+[Datos.$C$5];&quot;&quot;;[.D356]-[.E357])" office:value-type="float" office:value="80.9945266249172">
            <text:p>80.99</text:p>
          </table:table-cell>
          <table:table-cell table:style-name="ce58" table:formula="of:=IF([.$N357]&gt;[Datos.$C$4]*12+[Datos.$C$5];&quot;&quot;;[Datos.$C$9]-[.F357])" office:value-type="float" office:value="7.75123703965883">
            <text:p>7.75</text:p>
          </table:table-cell>
          <table:table-cell table:style-name="ce58" table:formula="of:=IF([.$N357]&gt;[Datos.$C$4]*12+[Datos.$C$5];&quot;&quot;;[.D356]*[Datos.$C$14])" office:value-type="float" office:value="0.707671181931634">
            <text:p>0.71</text:p>
          </table:table-cell>
          <table:table-cell table:style-name="ce58" table:number-columns-repeated="2"/>
          <table:table-cell table:style-name="ce65"/>
          <table:table-cell table:style-name="ce58" table:formula="of:=IF([.$N357]&gt;[Datos.$C$4]*12+[Datos.$C$5];&quot;&quot;;[.J356]-[.K357])" office:value-type="float" office:value="83.8654792529648">
            <text:p>83.87</text:p>
          </table:table-cell>
          <table:table-cell table:style-name="ce58" table:formula="of:=IF([.$N357]&gt;[Datos.$C$4]*12+[Datos.$C$5];&quot;&quot;;[Datos.$C$11]-[.L357])" office:value-type="float" office:value="8.01008599052557">
            <text:p>8.01</text:p>
          </table:table-cell>
          <table:table-cell table:style-name="ce73" table:formula="of:=IF([.$N357]&gt;[Datos.$C$4]*12+[Datos.$C$5];&quot;&quot;;[.J356]*[Datos.$C$15])" office:value-type="float" office:value="0.76562971036242">
            <text:p>0.77</text:p>
          </table:table-cell>
          <table:table-cell table:formula="of:=IF([.$N357]=[Datos.$C$4]*12+[Datos.$C$5];HYPERLINK(&quot;http://interes.ax5.org/&quot;);&quot;&quot;)">
            <text:p/>
          </table:table-cell>
          <table:table-cell table:style-name="ce65" table:formula="of:=[.N356]+1" office:value-type="float" office:value="350">
            <text:p>3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8]&gt;[Datos.$C$4]*12+[Datos.$C$5];&quot;&quot;;[.D357]-[.E358])" office:value-type="float" office:value="73.1814801326064">
            <text:p>73.18</text:p>
          </table:table-cell>
          <table:table-cell table:style-name="ce58" table:formula="of:=IF([.$N358]&gt;[Datos.$C$4]*12+[Datos.$C$5];&quot;&quot;;[Datos.$C$9]-[.F358])" office:value-type="float" office:value="7.81304649231079">
            <text:p>7.81</text:p>
          </table:table-cell>
          <table:table-cell table:style-name="ce58" table:formula="of:=IF([.$N358]&gt;[Datos.$C$4]*12+[Datos.$C$5];&quot;&quot;;[.D357]*[Datos.$C$14])" office:value-type="float" office:value="0.645861729279675">
            <text:p>0.65</text:p>
          </table:table-cell>
          <table:table-cell table:style-name="ce58" table:number-columns-repeated="2"/>
          <table:table-cell table:style-name="ce65"/>
          <table:table-cell table:style-name="ce58" table:formula="of:=IF([.$N358]&gt;[Datos.$C$4]*12+[Datos.$C$5];&quot;&quot;;[.J357]-[.K358])" office:value-type="float" office:value="75.7886425458515">
            <text:p>75.79</text:p>
          </table:table-cell>
          <table:table-cell table:style-name="ce58" table:formula="of:=IF([.$N358]&gt;[Datos.$C$4]*12+[Datos.$C$5];&quot;&quot;;[Datos.$C$11]-[.L358])" office:value-type="float" office:value="8.07683670711328">
            <text:p>8.08</text:p>
          </table:table-cell>
          <table:table-cell table:style-name="ce73" table:formula="of:=IF([.$N358]&gt;[Datos.$C$4]*12+[Datos.$C$5];&quot;&quot;;[.J357]*[Datos.$C$15])" office:value-type="float" office:value="0.698878993774706">
            <text:p>0.70</text:p>
          </table:table-cell>
          <table:table-cell table:formula="of:=IF([.$N358]=[Datos.$C$4]*12+[Datos.$C$5];HYPERLINK(&quot;http://interes.ax5.org/&quot;);&quot;&quot;)">
            <text:p/>
          </table:table-cell>
          <table:table-cell table:style-name="ce65" table:formula="of:=[.N357]+1" office:value-type="float" office:value="351">
            <text:p>3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9]&gt;[Datos.$C$4]*12+[Datos.$C$5];&quot;&quot;;[.D358]-[.E359])" office:value-type="float" office:value="65.3061313103884">
            <text:p>65.31</text:p>
          </table:table-cell>
          <table:table-cell table:style-name="ce58" table:formula="of:=IF([.$N359]&gt;[Datos.$C$4]*12+[Datos.$C$5];&quot;&quot;;[Datos.$C$9]-[.F359])" office:value-type="float" office:value="7.87534882221803">
            <text:p>7.88</text:p>
          </table:table-cell>
          <table:table-cell table:style-name="ce58" table:formula="of:=IF([.$N359]&gt;[Datos.$C$4]*12+[Datos.$C$5];&quot;&quot;;[.D358]*[Datos.$C$14])" office:value-type="float" office:value="0.583559399372434">
            <text:p>0.58</text:p>
          </table:table-cell>
          <table:table-cell table:style-name="ce58" table:number-columns-repeated="2"/>
          <table:table-cell table:style-name="ce65"/>
          <table:table-cell table:style-name="ce58" table:formula="of:=IF([.$N359]&gt;[Datos.$C$4]*12+[Datos.$C$5];&quot;&quot;;[.J358]-[.K359])" office:value-type="float" office:value="67.6444988661789">
            <text:p>67.64</text:p>
          </table:table-cell>
          <table:table-cell table:style-name="ce58" table:formula="of:=IF([.$N359]&gt;[Datos.$C$4]*12+[Datos.$C$5];&quot;&quot;;[Datos.$C$11]-[.L359])" office:value-type="float" office:value="8.14414367967256">
            <text:p>8.14</text:p>
          </table:table-cell>
          <table:table-cell table:style-name="ce73" table:formula="of:=IF([.$N359]&gt;[Datos.$C$4]*12+[Datos.$C$5];&quot;&quot;;[.J358]*[Datos.$C$15])" office:value-type="float" office:value="0.631572021215429">
            <text:p>0.63</text:p>
          </table:table-cell>
          <table:table-cell table:formula="of:=IF([.$N359]=[Datos.$C$4]*12+[Datos.$C$5];HYPERLINK(&quot;http://interes.ax5.org/&quot;);&quot;&quot;)">
            <text:p/>
          </table:table-cell>
          <table:table-cell table:style-name="ce65" table:formula="of:=[.N358]+1" office:value-type="float" office:value="352">
            <text:p>3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0]&gt;[Datos.$C$4]*12+[Datos.$C$5];&quot;&quot;;[.D359]-[.E360])" office:value-type="float" office:value="57.3679833507354">
            <text:p>57.37</text:p>
          </table:table-cell>
          <table:table-cell table:style-name="ce58" table:formula="of:=IF([.$N360]&gt;[Datos.$C$4]*12+[Datos.$C$5];&quot;&quot;;[Datos.$C$9]-[.F360])" office:value-type="float" office:value="7.938147959653">
            <text:p>7.94</text:p>
          </table:table-cell>
          <table:table-cell table:style-name="ce58" table:formula="of:=IF([.$N360]&gt;[Datos.$C$4]*12+[Datos.$C$5];&quot;&quot;;[.D359]*[Datos.$C$14])" office:value-type="float" office:value="0.520760261937466">
            <text:p>0.52</text:p>
          </table:table-cell>
          <table:table-cell table:style-name="ce58" table:number-columns-repeated="2"/>
          <table:table-cell table:style-name="ce65"/>
          <table:table-cell table:style-name="ce58" table:formula="of:=IF([.$N360]&gt;[Datos.$C$4]*12+[Datos.$C$5];&quot;&quot;;[.J359]-[.K360])" office:value-type="float" office:value="59.4324873225091">
            <text:p>59.43</text:p>
          </table:table-cell>
          <table:table-cell table:style-name="ce58" table:formula="of:=IF([.$N360]&gt;[Datos.$C$4]*12+[Datos.$C$5];&quot;&quot;;[Datos.$C$11]-[.L360])" office:value-type="float" office:value="8.21201154366983">
            <text:p>8.21</text:p>
          </table:table-cell>
          <table:table-cell table:style-name="ce73" table:formula="of:=IF([.$N360]&gt;[Datos.$C$4]*12+[Datos.$C$5];&quot;&quot;;[.J359]*[Datos.$C$15])" office:value-type="float" office:value="0.563704157218158">
            <text:p>0.56</text:p>
          </table:table-cell>
          <table:table-cell table:formula="of:=IF([.$N360]=[Datos.$C$4]*12+[Datos.$C$5];HYPERLINK(&quot;http://interes.ax5.org/&quot;);&quot;&quot;)">
            <text:p/>
          </table:table-cell>
          <table:table-cell table:style-name="ce65" table:formula="of:=[.N359]+1" office:value-type="float" office:value="353">
            <text:p>3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1]&gt;[Datos.$C$4]*12+[Datos.$C$5];&quot;&quot;;[.D360]-[.E361])" office:value-type="float" office:value="49.3665354845067">
            <text:p>49.37</text:p>
          </table:table-cell>
          <table:table-cell table:style-name="ce58" table:formula="of:=IF([.$N361]&gt;[Datos.$C$4]*12+[Datos.$C$5];&quot;&quot;;[Datos.$C$9]-[.F361])" office:value-type="float" office:value="8.00144786622869">
            <text:p>8.00</text:p>
          </table:table-cell>
          <table:table-cell table:style-name="ce58" table:formula="of:=IF([.$N361]&gt;[Datos.$C$4]*12+[Datos.$C$5];&quot;&quot;;[.D360]*[Datos.$C$14])" office:value-type="float" office:value="0.457460355361777">
            <text:p>0.46</text:p>
          </table:table-cell>
          <table:table-cell table:style-name="ce58" table:number-columns-repeated="2"/>
          <table:table-cell table:style-name="ce65"/>
          <table:table-cell table:style-name="ce58" table:formula="of:=IF([.$N361]&gt;[Datos.$C$4]*12+[Datos.$C$5];&quot;&quot;;[.J360]-[.K361])" office:value-type="float" office:value="51.1520423493087">
            <text:p>51.15</text:p>
          </table:table-cell>
          <table:table-cell table:style-name="ce58" table:formula="of:=IF([.$N361]&gt;[Datos.$C$4]*12+[Datos.$C$5];&quot;&quot;;[Datos.$C$11]-[.L361])" office:value-type="float" office:value="8.28044497320041">
            <text:p>8.28</text:p>
          </table:table-cell>
          <table:table-cell table:style-name="ce73" table:formula="of:=IF([.$N361]&gt;[Datos.$C$4]*12+[Datos.$C$5];&quot;&quot;;[.J360]*[Datos.$C$15])" office:value-type="float" office:value="0.495270727687576">
            <text:p>0.50</text:p>
          </table:table-cell>
          <table:table-cell table:formula="of:=IF([.$N361]=[Datos.$C$4]*12+[Datos.$C$5];HYPERLINK(&quot;http://interes.ax5.org/&quot;);&quot;&quot;)">
            <text:p/>
          </table:table-cell>
          <table:table-cell table:style-name="ce65" table:formula="of:=[.N360]+1" office:value-type="float" office:value="354">
            <text:p>3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2]&gt;[Datos.$C$4]*12+[Datos.$C$5];&quot;&quot;;[.D361]-[.E362])" office:value-type="float" office:value="41.3012829493581">
            <text:p>41.30</text:p>
          </table:table-cell>
          <table:table-cell table:style-name="ce58" table:formula="of:=IF([.$N362]&gt;[Datos.$C$4]*12+[Datos.$C$5];&quot;&quot;;[Datos.$C$9]-[.F362])" office:value-type="float" office:value="8.06525253514855">
            <text:p>8.07</text:p>
          </table:table-cell>
          <table:table-cell table:style-name="ce58" table:formula="of:=IF([.$N362]&gt;[Datos.$C$4]*12+[Datos.$C$5];&quot;&quot;;[.D361]*[Datos.$C$14])" office:value-type="float" office:value="0.393655686441917">
            <text:p>0.39</text:p>
          </table:table-cell>
          <table:table-cell table:style-name="ce58" table:number-columns-repeated="2"/>
          <table:table-cell table:style-name="ce65"/>
          <table:table-cell table:style-name="ce58" table:formula="of:=IF([.$N362]&gt;[Datos.$C$4]*12+[Datos.$C$5];&quot;&quot;;[.J361]-[.K362])" office:value-type="float" office:value="42.8025936679983">
            <text:p>42.80</text:p>
          </table:table-cell>
          <table:table-cell table:style-name="ce58" table:formula="of:=IF([.$N362]&gt;[Datos.$C$4]*12+[Datos.$C$5];&quot;&quot;;[Datos.$C$11]-[.L362])" office:value-type="float" office:value="8.34944868131042">
            <text:p>8.35</text:p>
          </table:table-cell>
          <table:table-cell table:style-name="ce73" table:formula="of:=IF([.$N362]&gt;[Datos.$C$4]*12+[Datos.$C$5];&quot;&quot;;[.J361]*[Datos.$C$15])" office:value-type="float" office:value="0.426267019577573">
            <text:p>0.43</text:p>
          </table:table-cell>
          <table:table-cell table:formula="of:=IF([.$N362]=[Datos.$C$4]*12+[Datos.$C$5];HYPERLINK(&quot;http://interes.ax5.org/&quot;);&quot;&quot;)">
            <text:p/>
          </table:table-cell>
          <table:table-cell table:style-name="ce65" table:formula="of:=[.N361]+1" office:value-type="float" office:value="355">
            <text:p>3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3]&gt;[Datos.$C$4]*12+[Datos.$C$5];&quot;&quot;;[.D362]-[.E363])" office:value-type="float" office:value="33.1717169578997">
            <text:p>33.17</text:p>
          </table:table-cell>
          <table:table-cell table:style-name="ce58" table:formula="of:=IF([.$N363]&gt;[Datos.$C$4]*12+[Datos.$C$5];&quot;&quot;;[Datos.$C$9]-[.F363])" office:value-type="float" office:value="8.1295659914584">
            <text:p>8.13</text:p>
          </table:table-cell>
          <table:table-cell table:style-name="ce58" table:formula="of:=IF([.$N363]&gt;[Datos.$C$4]*12+[Datos.$C$5];&quot;&quot;;[.D362]*[Datos.$C$14])" office:value-type="float" office:value="0.32934223013207">
            <text:p>0.33</text:p>
          </table:table-cell>
          <table:table-cell table:style-name="ce58" table:number-columns-repeated="2"/>
          <table:table-cell table:style-name="ce65"/>
          <table:table-cell table:style-name="ce58" table:formula="of:=IF([.$N363]&gt;[Datos.$C$4]*12+[Datos.$C$5];&quot;&quot;;[.J362]-[.K363])" office:value-type="float" office:value="34.383566247677">
            <text:p>34.38</text:p>
          </table:table-cell>
          <table:table-cell table:style-name="ce58" table:formula="of:=IF([.$N363]&gt;[Datos.$C$4]*12+[Datos.$C$5];&quot;&quot;;[Datos.$C$11]-[.L363])" office:value-type="float" office:value="8.41902742032134">
            <text:p>8.42</text:p>
          </table:table-cell>
          <table:table-cell table:style-name="ce73" table:formula="of:=IF([.$N363]&gt;[Datos.$C$4]*12+[Datos.$C$5];&quot;&quot;;[.J362]*[Datos.$C$15])" office:value-type="float" office:value="0.356688280566652">
            <text:p>0.36</text:p>
          </table:table-cell>
          <table:table-cell table:formula="of:=IF([.$N363]=[Datos.$C$4]*12+[Datos.$C$5];HYPERLINK(&quot;http://interes.ax5.org/&quot;);&quot;&quot;)">
            <text:p/>
          </table:table-cell>
          <table:table-cell table:style-name="ce65" table:formula="of:=[.N362]+1" office:value-type="float" office:value="356">
            <text:p>3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4]&gt;[Datos.$C$4]*12+[Datos.$C$5];&quot;&quot;;[.D363]-[.E364])" office:value-type="float" office:value="24.9773246655994">
            <text:p>24.98</text:p>
          </table:table-cell>
          <table:table-cell table:style-name="ce58" table:formula="of:=IF([.$N364]&gt;[Datos.$C$4]*12+[Datos.$C$5];&quot;&quot;;[Datos.$C$9]-[.F364])" office:value-type="float" office:value="8.19439229230033">
            <text:p>8.19</text:p>
          </table:table-cell>
          <table:table-cell table:style-name="ce58" table:formula="of:=IF([.$N364]&gt;[Datos.$C$4]*12+[Datos.$C$5];&quot;&quot;;[.D363]*[Datos.$C$14])" office:value-type="float" office:value="0.264515929290141">
            <text:p>0.26</text:p>
          </table:table-cell>
          <table:table-cell table:style-name="ce58" table:number-columns-repeated="2"/>
          <table:table-cell table:style-name="ce65"/>
          <table:table-cell table:style-name="ce58" table:formula="of:=IF([.$N364]&gt;[Datos.$C$4]*12+[Datos.$C$5];&quot;&quot;;[.J363]-[.K364])" office:value-type="float" office:value="25.8943802655196">
            <text:p>25.89</text:p>
          </table:table-cell>
          <table:table-cell table:style-name="ce58" table:formula="of:=IF([.$N364]&gt;[Datos.$C$4]*12+[Datos.$C$5];&quot;&quot;;[Datos.$C$11]-[.L364])" office:value-type="float" office:value="8.48918598215735">
            <text:p>8.49</text:p>
          </table:table-cell>
          <table:table-cell table:style-name="ce73" table:formula="of:=IF([.$N364]&gt;[Datos.$C$4]*12+[Datos.$C$5];&quot;&quot;;[.J363]*[Datos.$C$15])" office:value-type="float" office:value="0.286529718730641">
            <text:p>0.29</text:p>
          </table:table-cell>
          <table:table-cell table:formula="of:=IF([.$N364]=[Datos.$C$4]*12+[Datos.$C$5];HYPERLINK(&quot;http://interes.ax5.org/&quot;);&quot;&quot;)">
            <text:p/>
          </table:table-cell>
          <table:table-cell table:style-name="ce65" table:formula="of:=[.N363]+1" office:value-type="float" office:value="357">
            <text:p>3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5]&gt;[Datos.$C$4]*12+[Datos.$C$5];&quot;&quot;;[.D364]-[.E365])" office:value-type="float" office:value="16.7175891384307">
            <text:p>16.72</text:p>
          </table:table-cell>
          <table:table-cell table:style-name="ce58" table:formula="of:=IF([.$N365]&gt;[Datos.$C$4]*12+[Datos.$C$5];&quot;&quot;;[Datos.$C$9]-[.F365])" office:value-type="float" office:value="8.25973552716866">
            <text:p>8.26</text:p>
          </table:table-cell>
          <table:table-cell table:style-name="ce58" table:formula="of:=IF([.$N365]&gt;[Datos.$C$4]*12+[Datos.$C$5];&quot;&quot;;[.D364]*[Datos.$C$14])" office:value-type="float" office:value="0.199172694421811">
            <text:p>0.20</text:p>
          </table:table-cell>
          <table:table-cell table:style-name="ce58" table:number-columns-repeated="2"/>
          <table:table-cell table:style-name="ce65"/>
          <table:table-cell table:style-name="ce58" table:formula="of:=IF([.$N365]&gt;[Datos.$C$4]*12+[Datos.$C$5];&quot;&quot;;[.J364]-[.K365])" office:value-type="float" office:value="17.3344510668443">
            <text:p>17.33</text:p>
          </table:table-cell>
          <table:table-cell table:style-name="ce58" table:formula="of:=IF([.$N365]&gt;[Datos.$C$4]*12+[Datos.$C$5];&quot;&quot;;[Datos.$C$11]-[.L365])" office:value-type="float" office:value="8.55992919867532">
            <text:p>8.56</text:p>
          </table:table-cell>
          <table:table-cell table:style-name="ce73" table:formula="of:=IF([.$N365]&gt;[Datos.$C$4]*12+[Datos.$C$5];&quot;&quot;;[.J364]*[Datos.$C$15])" office:value-type="float" office:value="0.215786502212663">
            <text:p>0.22</text:p>
          </table:table-cell>
          <table:table-cell table:formula="of:=IF([.$N365]=[Datos.$C$4]*12+[Datos.$C$5];HYPERLINK(&quot;http://interes.ax5.org/&quot;);&quot;&quot;)">
            <text:p/>
          </table:table-cell>
          <table:table-cell table:style-name="ce65" table:formula="of:=[.N364]+1" office:value-type="float" office:value="358">
            <text:p>3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6]&gt;[Datos.$C$4]*12+[Datos.$C$5];&quot;&quot;;[.D365]-[.E366])" office:value-type="float" office:value="8.39198932026284">
            <text:p>8.39</text:p>
          </table:table-cell>
          <table:table-cell table:style-name="ce58" table:formula="of:=IF([.$N366]&gt;[Datos.$C$4]*12+[Datos.$C$5];&quot;&quot;;[Datos.$C$9]-[.F366])" office:value-type="float" office:value="8.32559981816791">
            <text:p>8.33</text:p>
          </table:table-cell>
          <table:table-cell table:style-name="ce58" table:formula="of:=IF([.$N366]&gt;[Datos.$C$4]*12+[Datos.$C$5];&quot;&quot;;[.D365]*[Datos.$C$14])" office:value-type="float" office:value="0.133308403422563">
            <text:p>0.13</text:p>
          </table:table-cell>
          <table:table-cell table:style-name="ce58" table:number-columns-repeated="2"/>
          <table:table-cell table:style-name="ce65"/>
          <table:table-cell table:style-name="ce58" table:formula="of:=IF([.$N366]&gt;[Datos.$C$4]*12+[Datos.$C$5];&quot;&quot;;[.J365]-[.K366])" office:value-type="float" office:value="8.70318912484667">
            <text:p>8.70</text:p>
          </table:table-cell>
          <table:table-cell table:style-name="ce58" table:formula="of:=IF([.$N366]&gt;[Datos.$C$4]*12+[Datos.$C$5];&quot;&quot;;[Datos.$C$11]-[.L366])" office:value-type="float" office:value="8.63126194199762">
            <text:p>8.63</text:p>
          </table:table-cell>
          <table:table-cell table:style-name="ce73" table:formula="of:=IF([.$N366]&gt;[Datos.$C$4]*12+[Datos.$C$5];&quot;&quot;;[.J365]*[Datos.$C$15])" office:value-type="float" office:value="0.144453758890369">
            <text:p>0.14</text:p>
          </table:table-cell>
          <table:table-cell table:formula="of:=IF([.$N366]=[Datos.$C$4]*12+[Datos.$C$5];HYPERLINK(&quot;http://interes.ax5.org/&quot;);&quot;&quot;)">
            <text:p/>
          </table:table-cell>
          <table:table-cell table:style-name="ce65" table:formula="of:=[.N365]+1" office:value-type="float" office:value="359">
            <text:p>35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55]+1" office:value-type="float" office:value="2044">
            <text:p>2044</text:p>
          </table:table-cell>
          <table:table-cell/>
          <table:table-cell table:style-name="ce57" table:formula="of:=IF([.$N367]&gt;[Datos.$C$4]*12+[Datos.$C$5];&quot;&quot;;[.D366]-[.E367])" office:value-type="float" office:value="-0.00000000000999023086478701">
            <text:p>0.00</text:p>
          </table:table-cell>
          <table:table-cell table:style-name="ce57" table:formula="of:=IF([.$N367]&gt;[Datos.$C$4]*12+[Datos.$C$5];&quot;&quot;;[Datos.$C$9]-[.F367])" office:value-type="float" office:value="8.39198932027283">
            <text:p>8.39</text:p>
          </table:table-cell>
          <table:table-cell table:style-name="ce57" table:formula="of:=IF([.$N367]&gt;[Datos.$C$4]*12+[Datos.$C$5];&quot;&quot;;[.D366]*[Datos.$C$14])" office:value-type="float" office:value="0.0669189013176365">
            <text:p>0.07</text:p>
          </table:table-cell>
          <table:table-cell table:style-name="ce57" table:number-columns-repeated="2"/>
          <table:table-cell table:style-name="ce64"/>
          <table:table-cell table:style-name="ce57" table:formula="of:=IF([.$N367]&gt;[Datos.$C$4]*12+[Datos.$C$5];&quot;&quot;;[.J366]-[.K367])" office:value-type="float" office:value="-0.000000000000925481913327531">
            <text:p>0.00</text:p>
          </table:table-cell>
          <table:table-cell table:style-name="ce57" table:formula="of:=IF([.$N367]&gt;[Datos.$C$4]*12+[Datos.$C$5];&quot;&quot;;[Datos.$C$11]-[.L367])" office:value-type="float" office:value="8.7031891248476">
            <text:p>8.70</text:p>
          </table:table-cell>
          <table:table-cell table:style-name="ce74" table:formula="of:=IF([.$N367]&gt;[Datos.$C$4]*12+[Datos.$C$5];&quot;&quot;;[.J366]*[Datos.$C$15])" office:value-type="float" office:value="0.0725265760403889">
            <text:p>0.07</text:p>
          </table:table-cell>
          <table:table-cell table:formula="of:=IF([.$N367]=[Datos.$C$4]*12+[Datos.$C$5];HYPERLINK(&quot;http://interes.ax5.org/&quot;);&quot;&quot;)" office:value-type="string" office:string-value="http://interes.ax5.org/">
            <text:p>http://interes.ax5.org/</text:p>
          </table:table-cell>
          <table:table-cell table:style-name="ce64" table:formula="of:=[.N366]+1" office:value-type="float" office:value="360">
            <text:p>3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8]&gt;[Datos.$C$4]*12+[Datos.$C$5];&quot;&quot;;[.D367]-[.E368])">
            <text:p/>
          </table:table-cell>
          <table:table-cell table:style-name="ce58" table:formula="of:=IF([.$N368]&gt;[Datos.$C$4]*12+[Datos.$C$5];&quot;&quot;;[Datos.$C$9]-[.F368])">
            <text:p/>
          </table:table-cell>
          <table:table-cell table:style-name="ce58" table:formula="of:=IF([.$N368]&gt;[Datos.$C$4]*12+[Datos.$C$5];&quot;&quot;;[.D36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68]&gt;[Datos.$C$4]*12+[Datos.$C$5];&quot;&quot;;[.J367]-[.K368])">
            <text:p/>
          </table:table-cell>
          <table:table-cell table:style-name="ce58" table:formula="of:=IF([.$N368]&gt;[Datos.$C$4]*12+[Datos.$C$5];&quot;&quot;;[Datos.$C$11]-[.L368])">
            <text:p/>
          </table:table-cell>
          <table:table-cell table:style-name="ce73" table:formula="of:=IF([.$N368]&gt;[Datos.$C$4]*12+[Datos.$C$5];&quot;&quot;;[.J367]*[Datos.$C$15])">
            <text:p/>
          </table:table-cell>
          <table:table-cell table:formula="of:=IF([.$N368]=[Datos.$C$4]*12+[Datos.$C$5];HYPERLINK(&quot;http://interes.ax5.org/&quot;);&quot;&quot;)">
            <text:p/>
          </table:table-cell>
          <table:table-cell table:style-name="ce65" table:formula="of:=[.N367]+1" office:value-type="float" office:value="361">
            <text:p>3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9]&gt;[Datos.$C$4]*12+[Datos.$C$5];&quot;&quot;;[.D368]-[.E369])">
            <text:p/>
          </table:table-cell>
          <table:table-cell table:style-name="ce58" table:formula="of:=IF([.$N369]&gt;[Datos.$C$4]*12+[Datos.$C$5];&quot;&quot;;[Datos.$C$9]-[.F369])">
            <text:p/>
          </table:table-cell>
          <table:table-cell table:style-name="ce58" table:formula="of:=IF([.$N369]&gt;[Datos.$C$4]*12+[Datos.$C$5];&quot;&quot;;[.D36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69]&gt;[Datos.$C$4]*12+[Datos.$C$5];&quot;&quot;;[.J368]-[.K369])">
            <text:p/>
          </table:table-cell>
          <table:table-cell table:style-name="ce58" table:formula="of:=IF([.$N369]&gt;[Datos.$C$4]*12+[Datos.$C$5];&quot;&quot;;[Datos.$C$11]-[.L369])">
            <text:p/>
          </table:table-cell>
          <table:table-cell table:style-name="ce73" table:formula="of:=IF([.$N369]&gt;[Datos.$C$4]*12+[Datos.$C$5];&quot;&quot;;[.J368]*[Datos.$C$15])">
            <text:p/>
          </table:table-cell>
          <table:table-cell table:formula="of:=IF([.$N369]=[Datos.$C$4]*12+[Datos.$C$5];HYPERLINK(&quot;http://interes.ax5.org/&quot;);&quot;&quot;)">
            <text:p/>
          </table:table-cell>
          <table:table-cell table:style-name="ce65" table:formula="of:=[.N368]+1" office:value-type="float" office:value="362">
            <text:p>3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0]&gt;[Datos.$C$4]*12+[Datos.$C$5];&quot;&quot;;[.D369]-[.E370])">
            <text:p/>
          </table:table-cell>
          <table:table-cell table:style-name="ce58" table:formula="of:=IF([.$N370]&gt;[Datos.$C$4]*12+[Datos.$C$5];&quot;&quot;;[Datos.$C$9]-[.F370])">
            <text:p/>
          </table:table-cell>
          <table:table-cell table:style-name="ce58" table:formula="of:=IF([.$N370]&gt;[Datos.$C$4]*12+[Datos.$C$5];&quot;&quot;;[.D36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0]&gt;[Datos.$C$4]*12+[Datos.$C$5];&quot;&quot;;[.J369]-[.K370])">
            <text:p/>
          </table:table-cell>
          <table:table-cell table:style-name="ce58" table:formula="of:=IF([.$N370]&gt;[Datos.$C$4]*12+[Datos.$C$5];&quot;&quot;;[Datos.$C$11]-[.L370])">
            <text:p/>
          </table:table-cell>
          <table:table-cell table:style-name="ce73" table:formula="of:=IF([.$N370]&gt;[Datos.$C$4]*12+[Datos.$C$5];&quot;&quot;;[.J369]*[Datos.$C$15])">
            <text:p/>
          </table:table-cell>
          <table:table-cell table:formula="of:=IF([.$N370]=[Datos.$C$4]*12+[Datos.$C$5];HYPERLINK(&quot;http://interes.ax5.org/&quot;);&quot;&quot;)">
            <text:p/>
          </table:table-cell>
          <table:table-cell table:style-name="ce65" table:formula="of:=[.N369]+1" office:value-type="float" office:value="363">
            <text:p>3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1]&gt;[Datos.$C$4]*12+[Datos.$C$5];&quot;&quot;;[.D370]-[.E371])">
            <text:p/>
          </table:table-cell>
          <table:table-cell table:style-name="ce58" table:formula="of:=IF([.$N371]&gt;[Datos.$C$4]*12+[Datos.$C$5];&quot;&quot;;[Datos.$C$9]-[.F371])">
            <text:p/>
          </table:table-cell>
          <table:table-cell table:style-name="ce58" table:formula="of:=IF([.$N371]&gt;[Datos.$C$4]*12+[Datos.$C$5];&quot;&quot;;[.D37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1]&gt;[Datos.$C$4]*12+[Datos.$C$5];&quot;&quot;;[.J370]-[.K371])">
            <text:p/>
          </table:table-cell>
          <table:table-cell table:style-name="ce58" table:formula="of:=IF([.$N371]&gt;[Datos.$C$4]*12+[Datos.$C$5];&quot;&quot;;[Datos.$C$11]-[.L371])">
            <text:p/>
          </table:table-cell>
          <table:table-cell table:style-name="ce73" table:formula="of:=IF([.$N371]&gt;[Datos.$C$4]*12+[Datos.$C$5];&quot;&quot;;[.J370]*[Datos.$C$15])">
            <text:p/>
          </table:table-cell>
          <table:table-cell table:formula="of:=IF([.$N371]=[Datos.$C$4]*12+[Datos.$C$5];HYPERLINK(&quot;http://interes.ax5.org/&quot;);&quot;&quot;)">
            <text:p/>
          </table:table-cell>
          <table:table-cell table:style-name="ce65" table:formula="of:=[.N370]+1" office:value-type="float" office:value="364">
            <text:p>3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2]&gt;[Datos.$C$4]*12+[Datos.$C$5];&quot;&quot;;[.D371]-[.E372])">
            <text:p/>
          </table:table-cell>
          <table:table-cell table:style-name="ce58" table:formula="of:=IF([.$N372]&gt;[Datos.$C$4]*12+[Datos.$C$5];&quot;&quot;;[Datos.$C$9]-[.F372])">
            <text:p/>
          </table:table-cell>
          <table:table-cell table:style-name="ce58" table:formula="of:=IF([.$N372]&gt;[Datos.$C$4]*12+[Datos.$C$5];&quot;&quot;;[.D37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2]&gt;[Datos.$C$4]*12+[Datos.$C$5];&quot;&quot;;[.J371]-[.K372])">
            <text:p/>
          </table:table-cell>
          <table:table-cell table:style-name="ce58" table:formula="of:=IF([.$N372]&gt;[Datos.$C$4]*12+[Datos.$C$5];&quot;&quot;;[Datos.$C$11]-[.L372])">
            <text:p/>
          </table:table-cell>
          <table:table-cell table:style-name="ce73" table:formula="of:=IF([.$N372]&gt;[Datos.$C$4]*12+[Datos.$C$5];&quot;&quot;;[.J371]*[Datos.$C$15])">
            <text:p/>
          </table:table-cell>
          <table:table-cell table:formula="of:=IF([.$N372]=[Datos.$C$4]*12+[Datos.$C$5];HYPERLINK(&quot;http://interes.ax5.org/&quot;);&quot;&quot;)">
            <text:p/>
          </table:table-cell>
          <table:table-cell table:style-name="ce65" table:formula="of:=[.N371]+1" office:value-type="float" office:value="365">
            <text:p>3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3]&gt;[Datos.$C$4]*12+[Datos.$C$5];&quot;&quot;;[.D372]-[.E373])">
            <text:p/>
          </table:table-cell>
          <table:table-cell table:style-name="ce58" table:formula="of:=IF([.$N373]&gt;[Datos.$C$4]*12+[Datos.$C$5];&quot;&quot;;[Datos.$C$9]-[.F373])">
            <text:p/>
          </table:table-cell>
          <table:table-cell table:style-name="ce58" table:formula="of:=IF([.$N373]&gt;[Datos.$C$4]*12+[Datos.$C$5];&quot;&quot;;[.D37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3]&gt;[Datos.$C$4]*12+[Datos.$C$5];&quot;&quot;;[.J372]-[.K373])">
            <text:p/>
          </table:table-cell>
          <table:table-cell table:style-name="ce58" table:formula="of:=IF([.$N373]&gt;[Datos.$C$4]*12+[Datos.$C$5];&quot;&quot;;[Datos.$C$11]-[.L373])">
            <text:p/>
          </table:table-cell>
          <table:table-cell table:style-name="ce73" table:formula="of:=IF([.$N373]&gt;[Datos.$C$4]*12+[Datos.$C$5];&quot;&quot;;[.J372]*[Datos.$C$15])">
            <text:p/>
          </table:table-cell>
          <table:table-cell table:formula="of:=IF([.$N373]=[Datos.$C$4]*12+[Datos.$C$5];HYPERLINK(&quot;http://interes.ax5.org/&quot;);&quot;&quot;)">
            <text:p/>
          </table:table-cell>
          <table:table-cell table:style-name="ce65" table:formula="of:=[.N372]+1" office:value-type="float" office:value="366">
            <text:p>3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4]&gt;[Datos.$C$4]*12+[Datos.$C$5];&quot;&quot;;[.D373]-[.E374])">
            <text:p/>
          </table:table-cell>
          <table:table-cell table:style-name="ce58" table:formula="of:=IF([.$N374]&gt;[Datos.$C$4]*12+[Datos.$C$5];&quot;&quot;;[Datos.$C$9]-[.F374])">
            <text:p/>
          </table:table-cell>
          <table:table-cell table:style-name="ce58" table:formula="of:=IF([.$N374]&gt;[Datos.$C$4]*12+[Datos.$C$5];&quot;&quot;;[.D37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4]&gt;[Datos.$C$4]*12+[Datos.$C$5];&quot;&quot;;[.J373]-[.K374])">
            <text:p/>
          </table:table-cell>
          <table:table-cell table:style-name="ce58" table:formula="of:=IF([.$N374]&gt;[Datos.$C$4]*12+[Datos.$C$5];&quot;&quot;;[Datos.$C$11]-[.L374])">
            <text:p/>
          </table:table-cell>
          <table:table-cell table:style-name="ce73" table:formula="of:=IF([.$N374]&gt;[Datos.$C$4]*12+[Datos.$C$5];&quot;&quot;;[.J373]*[Datos.$C$15])">
            <text:p/>
          </table:table-cell>
          <table:table-cell table:formula="of:=IF([.$N374]=[Datos.$C$4]*12+[Datos.$C$5];HYPERLINK(&quot;http://interes.ax5.org/&quot;);&quot;&quot;)">
            <text:p/>
          </table:table-cell>
          <table:table-cell table:style-name="ce65" table:formula="of:=[.N373]+1" office:value-type="float" office:value="367">
            <text:p>3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5]&gt;[Datos.$C$4]*12+[Datos.$C$5];&quot;&quot;;[.D374]-[.E375])">
            <text:p/>
          </table:table-cell>
          <table:table-cell table:style-name="ce58" table:formula="of:=IF([.$N375]&gt;[Datos.$C$4]*12+[Datos.$C$5];&quot;&quot;;[Datos.$C$9]-[.F375])">
            <text:p/>
          </table:table-cell>
          <table:table-cell table:style-name="ce58" table:formula="of:=IF([.$N375]&gt;[Datos.$C$4]*12+[Datos.$C$5];&quot;&quot;;[.D37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5]&gt;[Datos.$C$4]*12+[Datos.$C$5];&quot;&quot;;[.J374]-[.K375])">
            <text:p/>
          </table:table-cell>
          <table:table-cell table:style-name="ce58" table:formula="of:=IF([.$N375]&gt;[Datos.$C$4]*12+[Datos.$C$5];&quot;&quot;;[Datos.$C$11]-[.L375])">
            <text:p/>
          </table:table-cell>
          <table:table-cell table:style-name="ce73" table:formula="of:=IF([.$N375]&gt;[Datos.$C$4]*12+[Datos.$C$5];&quot;&quot;;[.J374]*[Datos.$C$15])">
            <text:p/>
          </table:table-cell>
          <table:table-cell table:formula="of:=IF([.$N375]=[Datos.$C$4]*12+[Datos.$C$5];HYPERLINK(&quot;http://interes.ax5.org/&quot;);&quot;&quot;)">
            <text:p/>
          </table:table-cell>
          <table:table-cell table:style-name="ce65" table:formula="of:=[.N374]+1" office:value-type="float" office:value="368">
            <text:p>3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6]&gt;[Datos.$C$4]*12+[Datos.$C$5];&quot;&quot;;[.D375]-[.E376])">
            <text:p/>
          </table:table-cell>
          <table:table-cell table:style-name="ce58" table:formula="of:=IF([.$N376]&gt;[Datos.$C$4]*12+[Datos.$C$5];&quot;&quot;;[Datos.$C$9]-[.F376])">
            <text:p/>
          </table:table-cell>
          <table:table-cell table:style-name="ce58" table:formula="of:=IF([.$N376]&gt;[Datos.$C$4]*12+[Datos.$C$5];&quot;&quot;;[.D37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6]&gt;[Datos.$C$4]*12+[Datos.$C$5];&quot;&quot;;[.J375]-[.K376])">
            <text:p/>
          </table:table-cell>
          <table:table-cell table:style-name="ce58" table:formula="of:=IF([.$N376]&gt;[Datos.$C$4]*12+[Datos.$C$5];&quot;&quot;;[Datos.$C$11]-[.L376])">
            <text:p/>
          </table:table-cell>
          <table:table-cell table:style-name="ce73" table:formula="of:=IF([.$N376]&gt;[Datos.$C$4]*12+[Datos.$C$5];&quot;&quot;;[.J375]*[Datos.$C$15])">
            <text:p/>
          </table:table-cell>
          <table:table-cell table:formula="of:=IF([.$N376]=[Datos.$C$4]*12+[Datos.$C$5];HYPERLINK(&quot;http://interes.ax5.org/&quot;);&quot;&quot;)">
            <text:p/>
          </table:table-cell>
          <table:table-cell table:style-name="ce65" table:formula="of:=[.N375]+1" office:value-type="float" office:value="369">
            <text:p>3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7]&gt;[Datos.$C$4]*12+[Datos.$C$5];&quot;&quot;;[.D376]-[.E377])">
            <text:p/>
          </table:table-cell>
          <table:table-cell table:style-name="ce58" table:formula="of:=IF([.$N377]&gt;[Datos.$C$4]*12+[Datos.$C$5];&quot;&quot;;[Datos.$C$9]-[.F377])">
            <text:p/>
          </table:table-cell>
          <table:table-cell table:style-name="ce58" table:formula="of:=IF([.$N377]&gt;[Datos.$C$4]*12+[Datos.$C$5];&quot;&quot;;[.D37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7]&gt;[Datos.$C$4]*12+[Datos.$C$5];&quot;&quot;;[.J376]-[.K377])">
            <text:p/>
          </table:table-cell>
          <table:table-cell table:style-name="ce58" table:formula="of:=IF([.$N377]&gt;[Datos.$C$4]*12+[Datos.$C$5];&quot;&quot;;[Datos.$C$11]-[.L377])">
            <text:p/>
          </table:table-cell>
          <table:table-cell table:style-name="ce73" table:formula="of:=IF([.$N377]&gt;[Datos.$C$4]*12+[Datos.$C$5];&quot;&quot;;[.J376]*[Datos.$C$15])">
            <text:p/>
          </table:table-cell>
          <table:table-cell table:formula="of:=IF([.$N377]=[Datos.$C$4]*12+[Datos.$C$5];HYPERLINK(&quot;http://interes.ax5.org/&quot;);&quot;&quot;)">
            <text:p/>
          </table:table-cell>
          <table:table-cell table:style-name="ce65" table:formula="of:=[.N376]+1" office:value-type="float" office:value="370">
            <text:p>3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8]&gt;[Datos.$C$4]*12+[Datos.$C$5];&quot;&quot;;[.D377]-[.E378])">
            <text:p/>
          </table:table-cell>
          <table:table-cell table:style-name="ce58" table:formula="of:=IF([.$N378]&gt;[Datos.$C$4]*12+[Datos.$C$5];&quot;&quot;;[Datos.$C$9]-[.F378])">
            <text:p/>
          </table:table-cell>
          <table:table-cell table:style-name="ce58" table:formula="of:=IF([.$N378]&gt;[Datos.$C$4]*12+[Datos.$C$5];&quot;&quot;;[.D37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78]&gt;[Datos.$C$4]*12+[Datos.$C$5];&quot;&quot;;[.J377]-[.K378])">
            <text:p/>
          </table:table-cell>
          <table:table-cell table:style-name="ce58" table:formula="of:=IF([.$N378]&gt;[Datos.$C$4]*12+[Datos.$C$5];&quot;&quot;;[Datos.$C$11]-[.L378])">
            <text:p/>
          </table:table-cell>
          <table:table-cell table:style-name="ce73" table:formula="of:=IF([.$N378]&gt;[Datos.$C$4]*12+[Datos.$C$5];&quot;&quot;;[.J377]*[Datos.$C$15])">
            <text:p/>
          </table:table-cell>
          <table:table-cell table:formula="of:=IF([.$N378]=[Datos.$C$4]*12+[Datos.$C$5];HYPERLINK(&quot;http://interes.ax5.org/&quot;);&quot;&quot;)">
            <text:p/>
          </table:table-cell>
          <table:table-cell table:style-name="ce65" table:formula="of:=[.N377]+1" office:value-type="float" office:value="371">
            <text:p>37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67]+1" office:value-type="float" office:value="2045">
            <text:p>2045</text:p>
          </table:table-cell>
          <table:table-cell/>
          <table:table-cell table:style-name="ce57" table:formula="of:=IF([.$N379]&gt;[Datos.$C$4]*12+[Datos.$C$5];&quot;&quot;;[.D378]-[.E379])">
            <text:p/>
          </table:table-cell>
          <table:table-cell table:style-name="ce57" table:formula="of:=IF([.$N379]&gt;[Datos.$C$4]*12+[Datos.$C$5];&quot;&quot;;[Datos.$C$9]-[.F379])">
            <text:p/>
          </table:table-cell>
          <table:table-cell table:style-name="ce57" table:formula="of:=IF([.$N379]&gt;[Datos.$C$4]*12+[Datos.$C$5];&quot;&quot;;[.D378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379]&gt;[Datos.$C$4]*12+[Datos.$C$5];&quot;&quot;;[.J378]-[.K379])">
            <text:p/>
          </table:table-cell>
          <table:table-cell table:style-name="ce57" table:formula="of:=IF([.$N379]&gt;[Datos.$C$4]*12+[Datos.$C$5];&quot;&quot;;[Datos.$C$11]-[.L379])">
            <text:p/>
          </table:table-cell>
          <table:table-cell table:style-name="ce74" table:formula="of:=IF([.$N379]&gt;[Datos.$C$4]*12+[Datos.$C$5];&quot;&quot;;[.J378]*[Datos.$C$15])">
            <text:p/>
          </table:table-cell>
          <table:table-cell table:formula="of:=IF([.$N379]=[Datos.$C$4]*12+[Datos.$C$5];HYPERLINK(&quot;http://interes.ax5.org/&quot;);&quot;&quot;)">
            <text:p/>
          </table:table-cell>
          <table:table-cell table:style-name="ce64" table:formula="of:=[.N378]+1" office:value-type="float" office:value="372">
            <text:p>3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0]&gt;[Datos.$C$4]*12+[Datos.$C$5];&quot;&quot;;[.D379]-[.E380])">
            <text:p/>
          </table:table-cell>
          <table:table-cell table:style-name="ce58" table:formula="of:=IF([.$N380]&gt;[Datos.$C$4]*12+[Datos.$C$5];&quot;&quot;;[Datos.$C$9]-[.F380])">
            <text:p/>
          </table:table-cell>
          <table:table-cell table:style-name="ce58" table:formula="of:=IF([.$N380]&gt;[Datos.$C$4]*12+[Datos.$C$5];&quot;&quot;;[.D37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0]&gt;[Datos.$C$4]*12+[Datos.$C$5];&quot;&quot;;[.J379]-[.K380])">
            <text:p/>
          </table:table-cell>
          <table:table-cell table:style-name="ce58" table:formula="of:=IF([.$N380]&gt;[Datos.$C$4]*12+[Datos.$C$5];&quot;&quot;;[Datos.$C$11]-[.L380])">
            <text:p/>
          </table:table-cell>
          <table:table-cell table:style-name="ce73" table:formula="of:=IF([.$N380]&gt;[Datos.$C$4]*12+[Datos.$C$5];&quot;&quot;;[.J379]*[Datos.$C$15])">
            <text:p/>
          </table:table-cell>
          <table:table-cell table:formula="of:=IF([.$N380]=[Datos.$C$4]*12+[Datos.$C$5];HYPERLINK(&quot;http://interes.ax5.org/&quot;);&quot;&quot;)">
            <text:p/>
          </table:table-cell>
          <table:table-cell table:style-name="ce65" table:formula="of:=[.N379]+1" office:value-type="float" office:value="373">
            <text:p>3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1]&gt;[Datos.$C$4]*12+[Datos.$C$5];&quot;&quot;;[.D380]-[.E381])">
            <text:p/>
          </table:table-cell>
          <table:table-cell table:style-name="ce58" table:formula="of:=IF([.$N381]&gt;[Datos.$C$4]*12+[Datos.$C$5];&quot;&quot;;[Datos.$C$9]-[.F381])">
            <text:p/>
          </table:table-cell>
          <table:table-cell table:style-name="ce58" table:formula="of:=IF([.$N381]&gt;[Datos.$C$4]*12+[Datos.$C$5];&quot;&quot;;[.D38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1]&gt;[Datos.$C$4]*12+[Datos.$C$5];&quot;&quot;;[.J380]-[.K381])">
            <text:p/>
          </table:table-cell>
          <table:table-cell table:style-name="ce58" table:formula="of:=IF([.$N381]&gt;[Datos.$C$4]*12+[Datos.$C$5];&quot;&quot;;[Datos.$C$11]-[.L381])">
            <text:p/>
          </table:table-cell>
          <table:table-cell table:style-name="ce73" table:formula="of:=IF([.$N381]&gt;[Datos.$C$4]*12+[Datos.$C$5];&quot;&quot;;[.J380]*[Datos.$C$15])">
            <text:p/>
          </table:table-cell>
          <table:table-cell table:formula="of:=IF([.$N381]=[Datos.$C$4]*12+[Datos.$C$5];HYPERLINK(&quot;http://interes.ax5.org/&quot;);&quot;&quot;)">
            <text:p/>
          </table:table-cell>
          <table:table-cell table:style-name="ce65" table:formula="of:=[.N380]+1" office:value-type="float" office:value="374">
            <text:p>3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2]&gt;[Datos.$C$4]*12+[Datos.$C$5];&quot;&quot;;[.D381]-[.E382])">
            <text:p/>
          </table:table-cell>
          <table:table-cell table:style-name="ce58" table:formula="of:=IF([.$N382]&gt;[Datos.$C$4]*12+[Datos.$C$5];&quot;&quot;;[Datos.$C$9]-[.F382])">
            <text:p/>
          </table:table-cell>
          <table:table-cell table:style-name="ce58" table:formula="of:=IF([.$N382]&gt;[Datos.$C$4]*12+[Datos.$C$5];&quot;&quot;;[.D38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2]&gt;[Datos.$C$4]*12+[Datos.$C$5];&quot;&quot;;[.J381]-[.K382])">
            <text:p/>
          </table:table-cell>
          <table:table-cell table:style-name="ce58" table:formula="of:=IF([.$N382]&gt;[Datos.$C$4]*12+[Datos.$C$5];&quot;&quot;;[Datos.$C$11]-[.L382])">
            <text:p/>
          </table:table-cell>
          <table:table-cell table:style-name="ce73" table:formula="of:=IF([.$N382]&gt;[Datos.$C$4]*12+[Datos.$C$5];&quot;&quot;;[.J381]*[Datos.$C$15])">
            <text:p/>
          </table:table-cell>
          <table:table-cell table:formula="of:=IF([.$N382]=[Datos.$C$4]*12+[Datos.$C$5];HYPERLINK(&quot;http://interes.ax5.org/&quot;);&quot;&quot;)">
            <text:p/>
          </table:table-cell>
          <table:table-cell table:style-name="ce65" table:formula="of:=[.N381]+1" office:value-type="float" office:value="375">
            <text:p>3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3]&gt;[Datos.$C$4]*12+[Datos.$C$5];&quot;&quot;;[.D382]-[.E383])">
            <text:p/>
          </table:table-cell>
          <table:table-cell table:style-name="ce58" table:formula="of:=IF([.$N383]&gt;[Datos.$C$4]*12+[Datos.$C$5];&quot;&quot;;[Datos.$C$9]-[.F383])">
            <text:p/>
          </table:table-cell>
          <table:table-cell table:style-name="ce58" table:formula="of:=IF([.$N383]&gt;[Datos.$C$4]*12+[Datos.$C$5];&quot;&quot;;[.D38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3]&gt;[Datos.$C$4]*12+[Datos.$C$5];&quot;&quot;;[.J382]-[.K383])">
            <text:p/>
          </table:table-cell>
          <table:table-cell table:style-name="ce58" table:formula="of:=IF([.$N383]&gt;[Datos.$C$4]*12+[Datos.$C$5];&quot;&quot;;[Datos.$C$11]-[.L383])">
            <text:p/>
          </table:table-cell>
          <table:table-cell table:style-name="ce73" table:formula="of:=IF([.$N383]&gt;[Datos.$C$4]*12+[Datos.$C$5];&quot;&quot;;[.J382]*[Datos.$C$15])">
            <text:p/>
          </table:table-cell>
          <table:table-cell table:formula="of:=IF([.$N383]=[Datos.$C$4]*12+[Datos.$C$5];HYPERLINK(&quot;http://interes.ax5.org/&quot;);&quot;&quot;)">
            <text:p/>
          </table:table-cell>
          <table:table-cell table:style-name="ce65" table:formula="of:=[.N382]+1" office:value-type="float" office:value="376">
            <text:p>3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4]&gt;[Datos.$C$4]*12+[Datos.$C$5];&quot;&quot;;[.D383]-[.E384])">
            <text:p/>
          </table:table-cell>
          <table:table-cell table:style-name="ce58" table:formula="of:=IF([.$N384]&gt;[Datos.$C$4]*12+[Datos.$C$5];&quot;&quot;;[Datos.$C$9]-[.F384])">
            <text:p/>
          </table:table-cell>
          <table:table-cell table:style-name="ce58" table:formula="of:=IF([.$N384]&gt;[Datos.$C$4]*12+[Datos.$C$5];&quot;&quot;;[.D38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4]&gt;[Datos.$C$4]*12+[Datos.$C$5];&quot;&quot;;[.J383]-[.K384])">
            <text:p/>
          </table:table-cell>
          <table:table-cell table:style-name="ce58" table:formula="of:=IF([.$N384]&gt;[Datos.$C$4]*12+[Datos.$C$5];&quot;&quot;;[Datos.$C$11]-[.L384])">
            <text:p/>
          </table:table-cell>
          <table:table-cell table:style-name="ce73" table:formula="of:=IF([.$N384]&gt;[Datos.$C$4]*12+[Datos.$C$5];&quot;&quot;;[.J383]*[Datos.$C$15])">
            <text:p/>
          </table:table-cell>
          <table:table-cell table:formula="of:=IF([.$N384]=[Datos.$C$4]*12+[Datos.$C$5];HYPERLINK(&quot;http://interes.ax5.org/&quot;);&quot;&quot;)">
            <text:p/>
          </table:table-cell>
          <table:table-cell table:style-name="ce65" table:formula="of:=[.N383]+1" office:value-type="float" office:value="377">
            <text:p>3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5]&gt;[Datos.$C$4]*12+[Datos.$C$5];&quot;&quot;;[.D384]-[.E385])">
            <text:p/>
          </table:table-cell>
          <table:table-cell table:style-name="ce58" table:formula="of:=IF([.$N385]&gt;[Datos.$C$4]*12+[Datos.$C$5];&quot;&quot;;[Datos.$C$9]-[.F385])">
            <text:p/>
          </table:table-cell>
          <table:table-cell table:style-name="ce58" table:formula="of:=IF([.$N385]&gt;[Datos.$C$4]*12+[Datos.$C$5];&quot;&quot;;[.D38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5]&gt;[Datos.$C$4]*12+[Datos.$C$5];&quot;&quot;;[.J384]-[.K385])">
            <text:p/>
          </table:table-cell>
          <table:table-cell table:style-name="ce58" table:formula="of:=IF([.$N385]&gt;[Datos.$C$4]*12+[Datos.$C$5];&quot;&quot;;[Datos.$C$11]-[.L385])">
            <text:p/>
          </table:table-cell>
          <table:table-cell table:style-name="ce73" table:formula="of:=IF([.$N385]&gt;[Datos.$C$4]*12+[Datos.$C$5];&quot;&quot;;[.J384]*[Datos.$C$15])">
            <text:p/>
          </table:table-cell>
          <table:table-cell table:formula="of:=IF([.$N385]=[Datos.$C$4]*12+[Datos.$C$5];HYPERLINK(&quot;http://interes.ax5.org/&quot;);&quot;&quot;)">
            <text:p/>
          </table:table-cell>
          <table:table-cell table:style-name="ce65" table:formula="of:=[.N384]+1" office:value-type="float" office:value="378">
            <text:p>3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6]&gt;[Datos.$C$4]*12+[Datos.$C$5];&quot;&quot;;[.D385]-[.E386])">
            <text:p/>
          </table:table-cell>
          <table:table-cell table:style-name="ce58" table:formula="of:=IF([.$N386]&gt;[Datos.$C$4]*12+[Datos.$C$5];&quot;&quot;;[Datos.$C$9]-[.F386])">
            <text:p/>
          </table:table-cell>
          <table:table-cell table:style-name="ce58" table:formula="of:=IF([.$N386]&gt;[Datos.$C$4]*12+[Datos.$C$5];&quot;&quot;;[.D38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6]&gt;[Datos.$C$4]*12+[Datos.$C$5];&quot;&quot;;[.J385]-[.K386])">
            <text:p/>
          </table:table-cell>
          <table:table-cell table:style-name="ce58" table:formula="of:=IF([.$N386]&gt;[Datos.$C$4]*12+[Datos.$C$5];&quot;&quot;;[Datos.$C$11]-[.L386])">
            <text:p/>
          </table:table-cell>
          <table:table-cell table:style-name="ce73" table:formula="of:=IF([.$N386]&gt;[Datos.$C$4]*12+[Datos.$C$5];&quot;&quot;;[.J385]*[Datos.$C$15])">
            <text:p/>
          </table:table-cell>
          <table:table-cell table:formula="of:=IF([.$N386]=[Datos.$C$4]*12+[Datos.$C$5];HYPERLINK(&quot;http://interes.ax5.org/&quot;);&quot;&quot;)">
            <text:p/>
          </table:table-cell>
          <table:table-cell table:style-name="ce65" table:formula="of:=[.N385]+1" office:value-type="float" office:value="379">
            <text:p>3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7]&gt;[Datos.$C$4]*12+[Datos.$C$5];&quot;&quot;;[.D386]-[.E387])">
            <text:p/>
          </table:table-cell>
          <table:table-cell table:style-name="ce58" table:formula="of:=IF([.$N387]&gt;[Datos.$C$4]*12+[Datos.$C$5];&quot;&quot;;[Datos.$C$9]-[.F387])">
            <text:p/>
          </table:table-cell>
          <table:table-cell table:style-name="ce58" table:formula="of:=IF([.$N387]&gt;[Datos.$C$4]*12+[Datos.$C$5];&quot;&quot;;[.D38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7]&gt;[Datos.$C$4]*12+[Datos.$C$5];&quot;&quot;;[.J386]-[.K387])">
            <text:p/>
          </table:table-cell>
          <table:table-cell table:style-name="ce58" table:formula="of:=IF([.$N387]&gt;[Datos.$C$4]*12+[Datos.$C$5];&quot;&quot;;[Datos.$C$11]-[.L387])">
            <text:p/>
          </table:table-cell>
          <table:table-cell table:style-name="ce73" table:formula="of:=IF([.$N387]&gt;[Datos.$C$4]*12+[Datos.$C$5];&quot;&quot;;[.J386]*[Datos.$C$15])">
            <text:p/>
          </table:table-cell>
          <table:table-cell table:formula="of:=IF([.$N387]=[Datos.$C$4]*12+[Datos.$C$5];HYPERLINK(&quot;http://interes.ax5.org/&quot;);&quot;&quot;)">
            <text:p/>
          </table:table-cell>
          <table:table-cell table:style-name="ce65" table:formula="of:=[.N386]+1" office:value-type="float" office:value="380">
            <text:p>3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8]&gt;[Datos.$C$4]*12+[Datos.$C$5];&quot;&quot;;[.D387]-[.E388])">
            <text:p/>
          </table:table-cell>
          <table:table-cell table:style-name="ce58" table:formula="of:=IF([.$N388]&gt;[Datos.$C$4]*12+[Datos.$C$5];&quot;&quot;;[Datos.$C$9]-[.F388])">
            <text:p/>
          </table:table-cell>
          <table:table-cell table:style-name="ce58" table:formula="of:=IF([.$N388]&gt;[Datos.$C$4]*12+[Datos.$C$5];&quot;&quot;;[.D38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8]&gt;[Datos.$C$4]*12+[Datos.$C$5];&quot;&quot;;[.J387]-[.K388])">
            <text:p/>
          </table:table-cell>
          <table:table-cell table:style-name="ce58" table:formula="of:=IF([.$N388]&gt;[Datos.$C$4]*12+[Datos.$C$5];&quot;&quot;;[Datos.$C$11]-[.L388])">
            <text:p/>
          </table:table-cell>
          <table:table-cell table:style-name="ce73" table:formula="of:=IF([.$N388]&gt;[Datos.$C$4]*12+[Datos.$C$5];&quot;&quot;;[.J387]*[Datos.$C$15])">
            <text:p/>
          </table:table-cell>
          <table:table-cell table:formula="of:=IF([.$N388]=[Datos.$C$4]*12+[Datos.$C$5];HYPERLINK(&quot;http://interes.ax5.org/&quot;);&quot;&quot;)">
            <text:p/>
          </table:table-cell>
          <table:table-cell table:style-name="ce65" table:formula="of:=[.N387]+1" office:value-type="float" office:value="381">
            <text:p>3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9]&gt;[Datos.$C$4]*12+[Datos.$C$5];&quot;&quot;;[.D388]-[.E389])">
            <text:p/>
          </table:table-cell>
          <table:table-cell table:style-name="ce58" table:formula="of:=IF([.$N389]&gt;[Datos.$C$4]*12+[Datos.$C$5];&quot;&quot;;[Datos.$C$9]-[.F389])">
            <text:p/>
          </table:table-cell>
          <table:table-cell table:style-name="ce58" table:formula="of:=IF([.$N389]&gt;[Datos.$C$4]*12+[Datos.$C$5];&quot;&quot;;[.D38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89]&gt;[Datos.$C$4]*12+[Datos.$C$5];&quot;&quot;;[.J388]-[.K389])">
            <text:p/>
          </table:table-cell>
          <table:table-cell table:style-name="ce58" table:formula="of:=IF([.$N389]&gt;[Datos.$C$4]*12+[Datos.$C$5];&quot;&quot;;[Datos.$C$11]-[.L389])">
            <text:p/>
          </table:table-cell>
          <table:table-cell table:style-name="ce73" table:formula="of:=IF([.$N389]&gt;[Datos.$C$4]*12+[Datos.$C$5];&quot;&quot;;[.J388]*[Datos.$C$15])">
            <text:p/>
          </table:table-cell>
          <table:table-cell table:formula="of:=IF([.$N389]=[Datos.$C$4]*12+[Datos.$C$5];HYPERLINK(&quot;http://interes.ax5.org/&quot;);&quot;&quot;)">
            <text:p/>
          </table:table-cell>
          <table:table-cell table:style-name="ce65" table:formula="of:=[.N388]+1" office:value-type="float" office:value="382">
            <text:p>3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0]&gt;[Datos.$C$4]*12+[Datos.$C$5];&quot;&quot;;[.D389]-[.E390])">
            <text:p/>
          </table:table-cell>
          <table:table-cell table:style-name="ce58" table:formula="of:=IF([.$N390]&gt;[Datos.$C$4]*12+[Datos.$C$5];&quot;&quot;;[Datos.$C$9]-[.F390])">
            <text:p/>
          </table:table-cell>
          <table:table-cell table:style-name="ce58" table:formula="of:=IF([.$N390]&gt;[Datos.$C$4]*12+[Datos.$C$5];&quot;&quot;;[.D38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0]&gt;[Datos.$C$4]*12+[Datos.$C$5];&quot;&quot;;[.J389]-[.K390])">
            <text:p/>
          </table:table-cell>
          <table:table-cell table:style-name="ce58" table:formula="of:=IF([.$N390]&gt;[Datos.$C$4]*12+[Datos.$C$5];&quot;&quot;;[Datos.$C$11]-[.L390])">
            <text:p/>
          </table:table-cell>
          <table:table-cell table:style-name="ce73" table:formula="of:=IF([.$N390]&gt;[Datos.$C$4]*12+[Datos.$C$5];&quot;&quot;;[.J389]*[Datos.$C$15])">
            <text:p/>
          </table:table-cell>
          <table:table-cell table:formula="of:=IF([.$N390]=[Datos.$C$4]*12+[Datos.$C$5];HYPERLINK(&quot;http://interes.ax5.org/&quot;);&quot;&quot;)">
            <text:p/>
          </table:table-cell>
          <table:table-cell table:style-name="ce65" table:formula="of:=[.N389]+1" office:value-type="float" office:value="383">
            <text:p>38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79]+1" office:value-type="float" office:value="2046">
            <text:p>2046</text:p>
          </table:table-cell>
          <table:table-cell/>
          <table:table-cell table:style-name="ce57" table:formula="of:=IF([.$N391]&gt;[Datos.$C$4]*12+[Datos.$C$5];&quot;&quot;;[.D390]-[.E391])">
            <text:p/>
          </table:table-cell>
          <table:table-cell table:style-name="ce57" table:formula="of:=IF([.$N391]&gt;[Datos.$C$4]*12+[Datos.$C$5];&quot;&quot;;[Datos.$C$9]-[.F391])">
            <text:p/>
          </table:table-cell>
          <table:table-cell table:style-name="ce57" table:formula="of:=IF([.$N391]&gt;[Datos.$C$4]*12+[Datos.$C$5];&quot;&quot;;[.D390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391]&gt;[Datos.$C$4]*12+[Datos.$C$5];&quot;&quot;;[.J390]-[.K391])">
            <text:p/>
          </table:table-cell>
          <table:table-cell table:style-name="ce57" table:formula="of:=IF([.$N391]&gt;[Datos.$C$4]*12+[Datos.$C$5];&quot;&quot;;[Datos.$C$11]-[.L391])">
            <text:p/>
          </table:table-cell>
          <table:table-cell table:style-name="ce74" table:formula="of:=IF([.$N391]&gt;[Datos.$C$4]*12+[Datos.$C$5];&quot;&quot;;[.J390]*[Datos.$C$15])">
            <text:p/>
          </table:table-cell>
          <table:table-cell table:formula="of:=IF([.$N391]=[Datos.$C$4]*12+[Datos.$C$5];HYPERLINK(&quot;http://interes.ax5.org/&quot;);&quot;&quot;)">
            <text:p/>
          </table:table-cell>
          <table:table-cell table:style-name="ce64" table:formula="of:=[.N390]+1" office:value-type="float" office:value="384">
            <text:p>3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2]&gt;[Datos.$C$4]*12+[Datos.$C$5];&quot;&quot;;[.D391]-[.E392])">
            <text:p/>
          </table:table-cell>
          <table:table-cell table:style-name="ce58" table:formula="of:=IF([.$N392]&gt;[Datos.$C$4]*12+[Datos.$C$5];&quot;&quot;;[Datos.$C$9]-[.F392])">
            <text:p/>
          </table:table-cell>
          <table:table-cell table:style-name="ce58" table:formula="of:=IF([.$N392]&gt;[Datos.$C$4]*12+[Datos.$C$5];&quot;&quot;;[.D39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2]&gt;[Datos.$C$4]*12+[Datos.$C$5];&quot;&quot;;[.J391]-[.K392])">
            <text:p/>
          </table:table-cell>
          <table:table-cell table:style-name="ce58" table:formula="of:=IF([.$N392]&gt;[Datos.$C$4]*12+[Datos.$C$5];&quot;&quot;;[Datos.$C$11]-[.L392])">
            <text:p/>
          </table:table-cell>
          <table:table-cell table:style-name="ce73" table:formula="of:=IF([.$N392]&gt;[Datos.$C$4]*12+[Datos.$C$5];&quot;&quot;;[.J391]*[Datos.$C$15])">
            <text:p/>
          </table:table-cell>
          <table:table-cell table:formula="of:=IF([.$N392]=[Datos.$C$4]*12+[Datos.$C$5];HYPERLINK(&quot;http://interes.ax5.org/&quot;);&quot;&quot;)">
            <text:p/>
          </table:table-cell>
          <table:table-cell table:style-name="ce65" table:formula="of:=[.N391]+1" office:value-type="float" office:value="385">
            <text:p>3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3]&gt;[Datos.$C$4]*12+[Datos.$C$5];&quot;&quot;;[.D392]-[.E393])">
            <text:p/>
          </table:table-cell>
          <table:table-cell table:style-name="ce58" table:formula="of:=IF([.$N393]&gt;[Datos.$C$4]*12+[Datos.$C$5];&quot;&quot;;[Datos.$C$9]-[.F393])">
            <text:p/>
          </table:table-cell>
          <table:table-cell table:style-name="ce58" table:formula="of:=IF([.$N393]&gt;[Datos.$C$4]*12+[Datos.$C$5];&quot;&quot;;[.D39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3]&gt;[Datos.$C$4]*12+[Datos.$C$5];&quot;&quot;;[.J392]-[.K393])">
            <text:p/>
          </table:table-cell>
          <table:table-cell table:style-name="ce58" table:formula="of:=IF([.$N393]&gt;[Datos.$C$4]*12+[Datos.$C$5];&quot;&quot;;[Datos.$C$11]-[.L393])">
            <text:p/>
          </table:table-cell>
          <table:table-cell table:style-name="ce73" table:formula="of:=IF([.$N393]&gt;[Datos.$C$4]*12+[Datos.$C$5];&quot;&quot;;[.J392]*[Datos.$C$15])">
            <text:p/>
          </table:table-cell>
          <table:table-cell table:formula="of:=IF([.$N393]=[Datos.$C$4]*12+[Datos.$C$5];HYPERLINK(&quot;http://interes.ax5.org/&quot;);&quot;&quot;)">
            <text:p/>
          </table:table-cell>
          <table:table-cell table:style-name="ce65" table:formula="of:=[.N392]+1" office:value-type="float" office:value="386">
            <text:p>3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4]&gt;[Datos.$C$4]*12+[Datos.$C$5];&quot;&quot;;[.D393]-[.E394])">
            <text:p/>
          </table:table-cell>
          <table:table-cell table:style-name="ce58" table:formula="of:=IF([.$N394]&gt;[Datos.$C$4]*12+[Datos.$C$5];&quot;&quot;;[Datos.$C$9]-[.F394])">
            <text:p/>
          </table:table-cell>
          <table:table-cell table:style-name="ce58" table:formula="of:=IF([.$N394]&gt;[Datos.$C$4]*12+[Datos.$C$5];&quot;&quot;;[.D39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4]&gt;[Datos.$C$4]*12+[Datos.$C$5];&quot;&quot;;[.J393]-[.K394])">
            <text:p/>
          </table:table-cell>
          <table:table-cell table:style-name="ce58" table:formula="of:=IF([.$N394]&gt;[Datos.$C$4]*12+[Datos.$C$5];&quot;&quot;;[Datos.$C$11]-[.L394])">
            <text:p/>
          </table:table-cell>
          <table:table-cell table:style-name="ce73" table:formula="of:=IF([.$N394]&gt;[Datos.$C$4]*12+[Datos.$C$5];&quot;&quot;;[.J393]*[Datos.$C$15])">
            <text:p/>
          </table:table-cell>
          <table:table-cell table:formula="of:=IF([.$N394]=[Datos.$C$4]*12+[Datos.$C$5];HYPERLINK(&quot;http://interes.ax5.org/&quot;);&quot;&quot;)">
            <text:p/>
          </table:table-cell>
          <table:table-cell table:style-name="ce65" table:formula="of:=[.N393]+1" office:value-type="float" office:value="387">
            <text:p>3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5]&gt;[Datos.$C$4]*12+[Datos.$C$5];&quot;&quot;;[.D394]-[.E395])">
            <text:p/>
          </table:table-cell>
          <table:table-cell table:style-name="ce58" table:formula="of:=IF([.$N395]&gt;[Datos.$C$4]*12+[Datos.$C$5];&quot;&quot;;[Datos.$C$9]-[.F395])">
            <text:p/>
          </table:table-cell>
          <table:table-cell table:style-name="ce58" table:formula="of:=IF([.$N395]&gt;[Datos.$C$4]*12+[Datos.$C$5];&quot;&quot;;[.D39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5]&gt;[Datos.$C$4]*12+[Datos.$C$5];&quot;&quot;;[.J394]-[.K395])">
            <text:p/>
          </table:table-cell>
          <table:table-cell table:style-name="ce58" table:formula="of:=IF([.$N395]&gt;[Datos.$C$4]*12+[Datos.$C$5];&quot;&quot;;[Datos.$C$11]-[.L395])">
            <text:p/>
          </table:table-cell>
          <table:table-cell table:style-name="ce73" table:formula="of:=IF([.$N395]&gt;[Datos.$C$4]*12+[Datos.$C$5];&quot;&quot;;[.J394]*[Datos.$C$15])">
            <text:p/>
          </table:table-cell>
          <table:table-cell table:formula="of:=IF([.$N395]=[Datos.$C$4]*12+[Datos.$C$5];HYPERLINK(&quot;http://interes.ax5.org/&quot;);&quot;&quot;)">
            <text:p/>
          </table:table-cell>
          <table:table-cell table:style-name="ce65" table:formula="of:=[.N394]+1" office:value-type="float" office:value="388">
            <text:p>3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6]&gt;[Datos.$C$4]*12+[Datos.$C$5];&quot;&quot;;[.D395]-[.E396])">
            <text:p/>
          </table:table-cell>
          <table:table-cell table:style-name="ce58" table:formula="of:=IF([.$N396]&gt;[Datos.$C$4]*12+[Datos.$C$5];&quot;&quot;;[Datos.$C$9]-[.F396])">
            <text:p/>
          </table:table-cell>
          <table:table-cell table:style-name="ce58" table:formula="of:=IF([.$N396]&gt;[Datos.$C$4]*12+[Datos.$C$5];&quot;&quot;;[.D39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6]&gt;[Datos.$C$4]*12+[Datos.$C$5];&quot;&quot;;[.J395]-[.K396])">
            <text:p/>
          </table:table-cell>
          <table:table-cell table:style-name="ce58" table:formula="of:=IF([.$N396]&gt;[Datos.$C$4]*12+[Datos.$C$5];&quot;&quot;;[Datos.$C$11]-[.L396])">
            <text:p/>
          </table:table-cell>
          <table:table-cell table:style-name="ce73" table:formula="of:=IF([.$N396]&gt;[Datos.$C$4]*12+[Datos.$C$5];&quot;&quot;;[.J395]*[Datos.$C$15])">
            <text:p/>
          </table:table-cell>
          <table:table-cell table:formula="of:=IF([.$N396]=[Datos.$C$4]*12+[Datos.$C$5];HYPERLINK(&quot;http://interes.ax5.org/&quot;);&quot;&quot;)">
            <text:p/>
          </table:table-cell>
          <table:table-cell table:style-name="ce65" table:formula="of:=[.N395]+1" office:value-type="float" office:value="389">
            <text:p>3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7]&gt;[Datos.$C$4]*12+[Datos.$C$5];&quot;&quot;;[.D396]-[.E397])">
            <text:p/>
          </table:table-cell>
          <table:table-cell table:style-name="ce58" table:formula="of:=IF([.$N397]&gt;[Datos.$C$4]*12+[Datos.$C$5];&quot;&quot;;[Datos.$C$9]-[.F397])">
            <text:p/>
          </table:table-cell>
          <table:table-cell table:style-name="ce58" table:formula="of:=IF([.$N397]&gt;[Datos.$C$4]*12+[Datos.$C$5];&quot;&quot;;[.D39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7]&gt;[Datos.$C$4]*12+[Datos.$C$5];&quot;&quot;;[.J396]-[.K397])">
            <text:p/>
          </table:table-cell>
          <table:table-cell table:style-name="ce58" table:formula="of:=IF([.$N397]&gt;[Datos.$C$4]*12+[Datos.$C$5];&quot;&quot;;[Datos.$C$11]-[.L397])">
            <text:p/>
          </table:table-cell>
          <table:table-cell table:style-name="ce73" table:formula="of:=IF([.$N397]&gt;[Datos.$C$4]*12+[Datos.$C$5];&quot;&quot;;[.J396]*[Datos.$C$15])">
            <text:p/>
          </table:table-cell>
          <table:table-cell table:formula="of:=IF([.$N397]=[Datos.$C$4]*12+[Datos.$C$5];HYPERLINK(&quot;http://interes.ax5.org/&quot;);&quot;&quot;)">
            <text:p/>
          </table:table-cell>
          <table:table-cell table:style-name="ce65" table:formula="of:=[.N396]+1" office:value-type="float" office:value="390">
            <text:p>3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8]&gt;[Datos.$C$4]*12+[Datos.$C$5];&quot;&quot;;[.D397]-[.E398])">
            <text:p/>
          </table:table-cell>
          <table:table-cell table:style-name="ce58" table:formula="of:=IF([.$N398]&gt;[Datos.$C$4]*12+[Datos.$C$5];&quot;&quot;;[Datos.$C$9]-[.F398])">
            <text:p/>
          </table:table-cell>
          <table:table-cell table:style-name="ce58" table:formula="of:=IF([.$N398]&gt;[Datos.$C$4]*12+[Datos.$C$5];&quot;&quot;;[.D39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8]&gt;[Datos.$C$4]*12+[Datos.$C$5];&quot;&quot;;[.J397]-[.K398])">
            <text:p/>
          </table:table-cell>
          <table:table-cell table:style-name="ce58" table:formula="of:=IF([.$N398]&gt;[Datos.$C$4]*12+[Datos.$C$5];&quot;&quot;;[Datos.$C$11]-[.L398])">
            <text:p/>
          </table:table-cell>
          <table:table-cell table:style-name="ce73" table:formula="of:=IF([.$N398]&gt;[Datos.$C$4]*12+[Datos.$C$5];&quot;&quot;;[.J397]*[Datos.$C$15])">
            <text:p/>
          </table:table-cell>
          <table:table-cell table:formula="of:=IF([.$N398]=[Datos.$C$4]*12+[Datos.$C$5];HYPERLINK(&quot;http://interes.ax5.org/&quot;);&quot;&quot;)">
            <text:p/>
          </table:table-cell>
          <table:table-cell table:style-name="ce65" table:formula="of:=[.N397]+1" office:value-type="float" office:value="391">
            <text:p>3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9]&gt;[Datos.$C$4]*12+[Datos.$C$5];&quot;&quot;;[.D398]-[.E399])">
            <text:p/>
          </table:table-cell>
          <table:table-cell table:style-name="ce58" table:formula="of:=IF([.$N399]&gt;[Datos.$C$4]*12+[Datos.$C$5];&quot;&quot;;[Datos.$C$9]-[.F399])">
            <text:p/>
          </table:table-cell>
          <table:table-cell table:style-name="ce58" table:formula="of:=IF([.$N399]&gt;[Datos.$C$4]*12+[Datos.$C$5];&quot;&quot;;[.D39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399]&gt;[Datos.$C$4]*12+[Datos.$C$5];&quot;&quot;;[.J398]-[.K399])">
            <text:p/>
          </table:table-cell>
          <table:table-cell table:style-name="ce58" table:formula="of:=IF([.$N399]&gt;[Datos.$C$4]*12+[Datos.$C$5];&quot;&quot;;[Datos.$C$11]-[.L399])">
            <text:p/>
          </table:table-cell>
          <table:table-cell table:style-name="ce73" table:formula="of:=IF([.$N399]&gt;[Datos.$C$4]*12+[Datos.$C$5];&quot;&quot;;[.J398]*[Datos.$C$15])">
            <text:p/>
          </table:table-cell>
          <table:table-cell table:formula="of:=IF([.$N399]=[Datos.$C$4]*12+[Datos.$C$5];HYPERLINK(&quot;http://interes.ax5.org/&quot;);&quot;&quot;)">
            <text:p/>
          </table:table-cell>
          <table:table-cell table:style-name="ce65" table:formula="of:=[.N398]+1" office:value-type="float" office:value="392">
            <text:p>3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0]&gt;[Datos.$C$4]*12+[Datos.$C$5];&quot;&quot;;[.D399]-[.E400])">
            <text:p/>
          </table:table-cell>
          <table:table-cell table:style-name="ce58" table:formula="of:=IF([.$N400]&gt;[Datos.$C$4]*12+[Datos.$C$5];&quot;&quot;;[Datos.$C$9]-[.F400])">
            <text:p/>
          </table:table-cell>
          <table:table-cell table:style-name="ce58" table:formula="of:=IF([.$N400]&gt;[Datos.$C$4]*12+[Datos.$C$5];&quot;&quot;;[.D39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0]&gt;[Datos.$C$4]*12+[Datos.$C$5];&quot;&quot;;[.J399]-[.K400])">
            <text:p/>
          </table:table-cell>
          <table:table-cell table:style-name="ce58" table:formula="of:=IF([.$N400]&gt;[Datos.$C$4]*12+[Datos.$C$5];&quot;&quot;;[Datos.$C$11]-[.L400])">
            <text:p/>
          </table:table-cell>
          <table:table-cell table:style-name="ce73" table:formula="of:=IF([.$N400]&gt;[Datos.$C$4]*12+[Datos.$C$5];&quot;&quot;;[.J399]*[Datos.$C$15])">
            <text:p/>
          </table:table-cell>
          <table:table-cell table:formula="of:=IF([.$N400]=[Datos.$C$4]*12+[Datos.$C$5];HYPERLINK(&quot;http://interes.ax5.org/&quot;);&quot;&quot;)">
            <text:p/>
          </table:table-cell>
          <table:table-cell table:style-name="ce65" table:formula="of:=[.N399]+1" office:value-type="float" office:value="393">
            <text:p>3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1]&gt;[Datos.$C$4]*12+[Datos.$C$5];&quot;&quot;;[.D400]-[.E401])">
            <text:p/>
          </table:table-cell>
          <table:table-cell table:style-name="ce58" table:formula="of:=IF([.$N401]&gt;[Datos.$C$4]*12+[Datos.$C$5];&quot;&quot;;[Datos.$C$9]-[.F401])">
            <text:p/>
          </table:table-cell>
          <table:table-cell table:style-name="ce58" table:formula="of:=IF([.$N401]&gt;[Datos.$C$4]*12+[Datos.$C$5];&quot;&quot;;[.D40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1]&gt;[Datos.$C$4]*12+[Datos.$C$5];&quot;&quot;;[.J400]-[.K401])">
            <text:p/>
          </table:table-cell>
          <table:table-cell table:style-name="ce58" table:formula="of:=IF([.$N401]&gt;[Datos.$C$4]*12+[Datos.$C$5];&quot;&quot;;[Datos.$C$11]-[.L401])">
            <text:p/>
          </table:table-cell>
          <table:table-cell table:style-name="ce73" table:formula="of:=IF([.$N401]&gt;[Datos.$C$4]*12+[Datos.$C$5];&quot;&quot;;[.J400]*[Datos.$C$15])">
            <text:p/>
          </table:table-cell>
          <table:table-cell table:formula="of:=IF([.$N401]=[Datos.$C$4]*12+[Datos.$C$5];HYPERLINK(&quot;http://interes.ax5.org/&quot;);&quot;&quot;)">
            <text:p/>
          </table:table-cell>
          <table:table-cell table:style-name="ce65" table:formula="of:=[.N400]+1" office:value-type="float" office:value="394">
            <text:p>3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2]&gt;[Datos.$C$4]*12+[Datos.$C$5];&quot;&quot;;[.D401]-[.E402])">
            <text:p/>
          </table:table-cell>
          <table:table-cell table:style-name="ce58" table:formula="of:=IF([.$N402]&gt;[Datos.$C$4]*12+[Datos.$C$5];&quot;&quot;;[Datos.$C$9]-[.F402])">
            <text:p/>
          </table:table-cell>
          <table:table-cell table:style-name="ce58" table:formula="of:=IF([.$N402]&gt;[Datos.$C$4]*12+[Datos.$C$5];&quot;&quot;;[.D40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2]&gt;[Datos.$C$4]*12+[Datos.$C$5];&quot;&quot;;[.J401]-[.K402])">
            <text:p/>
          </table:table-cell>
          <table:table-cell table:style-name="ce58" table:formula="of:=IF([.$N402]&gt;[Datos.$C$4]*12+[Datos.$C$5];&quot;&quot;;[Datos.$C$11]-[.L402])">
            <text:p/>
          </table:table-cell>
          <table:table-cell table:style-name="ce73" table:formula="of:=IF([.$N402]&gt;[Datos.$C$4]*12+[Datos.$C$5];&quot;&quot;;[.J401]*[Datos.$C$15])">
            <text:p/>
          </table:table-cell>
          <table:table-cell table:formula="of:=IF([.$N402]=[Datos.$C$4]*12+[Datos.$C$5];HYPERLINK(&quot;http://interes.ax5.org/&quot;);&quot;&quot;)">
            <text:p/>
          </table:table-cell>
          <table:table-cell table:style-name="ce65" table:formula="of:=[.N401]+1" office:value-type="float" office:value="395">
            <text:p>39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91]+1" office:value-type="float" office:value="2047">
            <text:p>2047</text:p>
          </table:table-cell>
          <table:table-cell/>
          <table:table-cell table:style-name="ce57" table:formula="of:=IF([.$N403]&gt;[Datos.$C$4]*12+[Datos.$C$5];&quot;&quot;;[.D402]-[.E403])">
            <text:p/>
          </table:table-cell>
          <table:table-cell table:style-name="ce57" table:formula="of:=IF([.$N403]&gt;[Datos.$C$4]*12+[Datos.$C$5];&quot;&quot;;[Datos.$C$9]-[.F403])">
            <text:p/>
          </table:table-cell>
          <table:table-cell table:style-name="ce57" table:formula="of:=IF([.$N403]&gt;[Datos.$C$4]*12+[Datos.$C$5];&quot;&quot;;[.D402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03]&gt;[Datos.$C$4]*12+[Datos.$C$5];&quot;&quot;;[.J402]-[.K403])">
            <text:p/>
          </table:table-cell>
          <table:table-cell table:style-name="ce57" table:formula="of:=IF([.$N403]&gt;[Datos.$C$4]*12+[Datos.$C$5];&quot;&quot;;[Datos.$C$11]-[.L403])">
            <text:p/>
          </table:table-cell>
          <table:table-cell table:style-name="ce74" table:formula="of:=IF([.$N403]&gt;[Datos.$C$4]*12+[Datos.$C$5];&quot;&quot;;[.J402]*[Datos.$C$15])">
            <text:p/>
          </table:table-cell>
          <table:table-cell table:formula="of:=IF([.$N403]=[Datos.$C$4]*12+[Datos.$C$5];HYPERLINK(&quot;http://interes.ax5.org/&quot;);&quot;&quot;)">
            <text:p/>
          </table:table-cell>
          <table:table-cell table:style-name="ce64" table:formula="of:=[.N402]+1" office:value-type="float" office:value="396">
            <text:p>3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4]&gt;[Datos.$C$4]*12+[Datos.$C$5];&quot;&quot;;[.D403]-[.E404])">
            <text:p/>
          </table:table-cell>
          <table:table-cell table:style-name="ce58" table:formula="of:=IF([.$N404]&gt;[Datos.$C$4]*12+[Datos.$C$5];&quot;&quot;;[Datos.$C$9]-[.F404])">
            <text:p/>
          </table:table-cell>
          <table:table-cell table:style-name="ce58" table:formula="of:=IF([.$N404]&gt;[Datos.$C$4]*12+[Datos.$C$5];&quot;&quot;;[.D40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4]&gt;[Datos.$C$4]*12+[Datos.$C$5];&quot;&quot;;[.J403]-[.K404])">
            <text:p/>
          </table:table-cell>
          <table:table-cell table:style-name="ce58" table:formula="of:=IF([.$N404]&gt;[Datos.$C$4]*12+[Datos.$C$5];&quot;&quot;;[Datos.$C$11]-[.L404])">
            <text:p/>
          </table:table-cell>
          <table:table-cell table:style-name="ce73" table:formula="of:=IF([.$N404]&gt;[Datos.$C$4]*12+[Datos.$C$5];&quot;&quot;;[.J403]*[Datos.$C$15])">
            <text:p/>
          </table:table-cell>
          <table:table-cell table:formula="of:=IF([.$N404]=[Datos.$C$4]*12+[Datos.$C$5];HYPERLINK(&quot;http://interes.ax5.org/&quot;);&quot;&quot;)">
            <text:p/>
          </table:table-cell>
          <table:table-cell table:style-name="ce65" table:formula="of:=[.N403]+1" office:value-type="float" office:value="397">
            <text:p>3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5]&gt;[Datos.$C$4]*12+[Datos.$C$5];&quot;&quot;;[.D404]-[.E405])">
            <text:p/>
          </table:table-cell>
          <table:table-cell table:style-name="ce58" table:formula="of:=IF([.$N405]&gt;[Datos.$C$4]*12+[Datos.$C$5];&quot;&quot;;[Datos.$C$9]-[.F405])">
            <text:p/>
          </table:table-cell>
          <table:table-cell table:style-name="ce58" table:formula="of:=IF([.$N405]&gt;[Datos.$C$4]*12+[Datos.$C$5];&quot;&quot;;[.D40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5]&gt;[Datos.$C$4]*12+[Datos.$C$5];&quot;&quot;;[.J404]-[.K405])">
            <text:p/>
          </table:table-cell>
          <table:table-cell table:style-name="ce58" table:formula="of:=IF([.$N405]&gt;[Datos.$C$4]*12+[Datos.$C$5];&quot;&quot;;[Datos.$C$11]-[.L405])">
            <text:p/>
          </table:table-cell>
          <table:table-cell table:style-name="ce73" table:formula="of:=IF([.$N405]&gt;[Datos.$C$4]*12+[Datos.$C$5];&quot;&quot;;[.J404]*[Datos.$C$15])">
            <text:p/>
          </table:table-cell>
          <table:table-cell table:formula="of:=IF([.$N405]=[Datos.$C$4]*12+[Datos.$C$5];HYPERLINK(&quot;http://interes.ax5.org/&quot;);&quot;&quot;)">
            <text:p/>
          </table:table-cell>
          <table:table-cell table:style-name="ce65" table:formula="of:=[.N404]+1" office:value-type="float" office:value="398">
            <text:p>3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6]&gt;[Datos.$C$4]*12+[Datos.$C$5];&quot;&quot;;[.D405]-[.E406])">
            <text:p/>
          </table:table-cell>
          <table:table-cell table:style-name="ce58" table:formula="of:=IF([.$N406]&gt;[Datos.$C$4]*12+[Datos.$C$5];&quot;&quot;;[Datos.$C$9]-[.F406])">
            <text:p/>
          </table:table-cell>
          <table:table-cell table:style-name="ce58" table:formula="of:=IF([.$N406]&gt;[Datos.$C$4]*12+[Datos.$C$5];&quot;&quot;;[.D40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6]&gt;[Datos.$C$4]*12+[Datos.$C$5];&quot;&quot;;[.J405]-[.K406])">
            <text:p/>
          </table:table-cell>
          <table:table-cell table:style-name="ce58" table:formula="of:=IF([.$N406]&gt;[Datos.$C$4]*12+[Datos.$C$5];&quot;&quot;;[Datos.$C$11]-[.L406])">
            <text:p/>
          </table:table-cell>
          <table:table-cell table:style-name="ce73" table:formula="of:=IF([.$N406]&gt;[Datos.$C$4]*12+[Datos.$C$5];&quot;&quot;;[.J405]*[Datos.$C$15])">
            <text:p/>
          </table:table-cell>
          <table:table-cell table:formula="of:=IF([.$N406]=[Datos.$C$4]*12+[Datos.$C$5];HYPERLINK(&quot;http://interes.ax5.org/&quot;);&quot;&quot;)">
            <text:p/>
          </table:table-cell>
          <table:table-cell table:style-name="ce65" table:formula="of:=[.N405]+1" office:value-type="float" office:value="399">
            <text:p>3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7]&gt;[Datos.$C$4]*12+[Datos.$C$5];&quot;&quot;;[.D406]-[.E407])">
            <text:p/>
          </table:table-cell>
          <table:table-cell table:style-name="ce58" table:formula="of:=IF([.$N407]&gt;[Datos.$C$4]*12+[Datos.$C$5];&quot;&quot;;[Datos.$C$9]-[.F407])">
            <text:p/>
          </table:table-cell>
          <table:table-cell table:style-name="ce58" table:formula="of:=IF([.$N407]&gt;[Datos.$C$4]*12+[Datos.$C$5];&quot;&quot;;[.D40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7]&gt;[Datos.$C$4]*12+[Datos.$C$5];&quot;&quot;;[.J406]-[.K407])">
            <text:p/>
          </table:table-cell>
          <table:table-cell table:style-name="ce58" table:formula="of:=IF([.$N407]&gt;[Datos.$C$4]*12+[Datos.$C$5];&quot;&quot;;[Datos.$C$11]-[.L407])">
            <text:p/>
          </table:table-cell>
          <table:table-cell table:style-name="ce73" table:formula="of:=IF([.$N407]&gt;[Datos.$C$4]*12+[Datos.$C$5];&quot;&quot;;[.J406]*[Datos.$C$15])">
            <text:p/>
          </table:table-cell>
          <table:table-cell table:formula="of:=IF([.$N407]=[Datos.$C$4]*12+[Datos.$C$5];HYPERLINK(&quot;http://interes.ax5.org/&quot;);&quot;&quot;)">
            <text:p/>
          </table:table-cell>
          <table:table-cell table:style-name="ce65" table:formula="of:=[.N406]+1" office:value-type="float" office:value="400">
            <text:p>4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8]&gt;[Datos.$C$4]*12+[Datos.$C$5];&quot;&quot;;[.D407]-[.E408])">
            <text:p/>
          </table:table-cell>
          <table:table-cell table:style-name="ce58" table:formula="of:=IF([.$N408]&gt;[Datos.$C$4]*12+[Datos.$C$5];&quot;&quot;;[Datos.$C$9]-[.F408])">
            <text:p/>
          </table:table-cell>
          <table:table-cell table:style-name="ce58" table:formula="of:=IF([.$N408]&gt;[Datos.$C$4]*12+[Datos.$C$5];&quot;&quot;;[.D40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8]&gt;[Datos.$C$4]*12+[Datos.$C$5];&quot;&quot;;[.J407]-[.K408])">
            <text:p/>
          </table:table-cell>
          <table:table-cell table:style-name="ce58" table:formula="of:=IF([.$N408]&gt;[Datos.$C$4]*12+[Datos.$C$5];&quot;&quot;;[Datos.$C$11]-[.L408])">
            <text:p/>
          </table:table-cell>
          <table:table-cell table:style-name="ce73" table:formula="of:=IF([.$N408]&gt;[Datos.$C$4]*12+[Datos.$C$5];&quot;&quot;;[.J407]*[Datos.$C$15])">
            <text:p/>
          </table:table-cell>
          <table:table-cell table:formula="of:=IF([.$N408]=[Datos.$C$4]*12+[Datos.$C$5];HYPERLINK(&quot;http://interes.ax5.org/&quot;);&quot;&quot;)">
            <text:p/>
          </table:table-cell>
          <table:table-cell table:style-name="ce65" table:formula="of:=[.N407]+1" office:value-type="float" office:value="401">
            <text:p>4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9]&gt;[Datos.$C$4]*12+[Datos.$C$5];&quot;&quot;;[.D408]-[.E409])">
            <text:p/>
          </table:table-cell>
          <table:table-cell table:style-name="ce58" table:formula="of:=IF([.$N409]&gt;[Datos.$C$4]*12+[Datos.$C$5];&quot;&quot;;[Datos.$C$9]-[.F409])">
            <text:p/>
          </table:table-cell>
          <table:table-cell table:style-name="ce58" table:formula="of:=IF([.$N409]&gt;[Datos.$C$4]*12+[Datos.$C$5];&quot;&quot;;[.D40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09]&gt;[Datos.$C$4]*12+[Datos.$C$5];&quot;&quot;;[.J408]-[.K409])">
            <text:p/>
          </table:table-cell>
          <table:table-cell table:style-name="ce58" table:formula="of:=IF([.$N409]&gt;[Datos.$C$4]*12+[Datos.$C$5];&quot;&quot;;[Datos.$C$11]-[.L409])">
            <text:p/>
          </table:table-cell>
          <table:table-cell table:style-name="ce73" table:formula="of:=IF([.$N409]&gt;[Datos.$C$4]*12+[Datos.$C$5];&quot;&quot;;[.J408]*[Datos.$C$15])">
            <text:p/>
          </table:table-cell>
          <table:table-cell table:formula="of:=IF([.$N409]=[Datos.$C$4]*12+[Datos.$C$5];HYPERLINK(&quot;http://interes.ax5.org/&quot;);&quot;&quot;)">
            <text:p/>
          </table:table-cell>
          <table:table-cell table:style-name="ce65" table:formula="of:=[.N408]+1" office:value-type="float" office:value="402">
            <text:p>4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0]&gt;[Datos.$C$4]*12+[Datos.$C$5];&quot;&quot;;[.D409]-[.E410])">
            <text:p/>
          </table:table-cell>
          <table:table-cell table:style-name="ce58" table:formula="of:=IF([.$N410]&gt;[Datos.$C$4]*12+[Datos.$C$5];&quot;&quot;;[Datos.$C$9]-[.F410])">
            <text:p/>
          </table:table-cell>
          <table:table-cell table:style-name="ce58" table:formula="of:=IF([.$N410]&gt;[Datos.$C$4]*12+[Datos.$C$5];&quot;&quot;;[.D40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0]&gt;[Datos.$C$4]*12+[Datos.$C$5];&quot;&quot;;[.J409]-[.K410])">
            <text:p/>
          </table:table-cell>
          <table:table-cell table:style-name="ce58" table:formula="of:=IF([.$N410]&gt;[Datos.$C$4]*12+[Datos.$C$5];&quot;&quot;;[Datos.$C$11]-[.L410])">
            <text:p/>
          </table:table-cell>
          <table:table-cell table:style-name="ce73" table:formula="of:=IF([.$N410]&gt;[Datos.$C$4]*12+[Datos.$C$5];&quot;&quot;;[.J409]*[Datos.$C$15])">
            <text:p/>
          </table:table-cell>
          <table:table-cell table:formula="of:=IF([.$N410]=[Datos.$C$4]*12+[Datos.$C$5];HYPERLINK(&quot;http://interes.ax5.org/&quot;);&quot;&quot;)">
            <text:p/>
          </table:table-cell>
          <table:table-cell table:style-name="ce65" table:formula="of:=[.N409]+1" office:value-type="float" office:value="403">
            <text:p>40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1]&gt;[Datos.$C$4]*12+[Datos.$C$5];&quot;&quot;;[.D410]-[.E411])">
            <text:p/>
          </table:table-cell>
          <table:table-cell table:style-name="ce58" table:formula="of:=IF([.$N411]&gt;[Datos.$C$4]*12+[Datos.$C$5];&quot;&quot;;[Datos.$C$9]-[.F411])">
            <text:p/>
          </table:table-cell>
          <table:table-cell table:style-name="ce58" table:formula="of:=IF([.$N411]&gt;[Datos.$C$4]*12+[Datos.$C$5];&quot;&quot;;[.D41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1]&gt;[Datos.$C$4]*12+[Datos.$C$5];&quot;&quot;;[.J410]-[.K411])">
            <text:p/>
          </table:table-cell>
          <table:table-cell table:style-name="ce58" table:formula="of:=IF([.$N411]&gt;[Datos.$C$4]*12+[Datos.$C$5];&quot;&quot;;[Datos.$C$11]-[.L411])">
            <text:p/>
          </table:table-cell>
          <table:table-cell table:style-name="ce73" table:formula="of:=IF([.$N411]&gt;[Datos.$C$4]*12+[Datos.$C$5];&quot;&quot;;[.J410]*[Datos.$C$15])">
            <text:p/>
          </table:table-cell>
          <table:table-cell table:formula="of:=IF([.$N411]=[Datos.$C$4]*12+[Datos.$C$5];HYPERLINK(&quot;http://interes.ax5.org/&quot;);&quot;&quot;)">
            <text:p/>
          </table:table-cell>
          <table:table-cell table:style-name="ce65" table:formula="of:=[.N410]+1" office:value-type="float" office:value="404">
            <text:p>4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2]&gt;[Datos.$C$4]*12+[Datos.$C$5];&quot;&quot;;[.D411]-[.E412])">
            <text:p/>
          </table:table-cell>
          <table:table-cell table:style-name="ce58" table:formula="of:=IF([.$N412]&gt;[Datos.$C$4]*12+[Datos.$C$5];&quot;&quot;;[Datos.$C$9]-[.F412])">
            <text:p/>
          </table:table-cell>
          <table:table-cell table:style-name="ce58" table:formula="of:=IF([.$N412]&gt;[Datos.$C$4]*12+[Datos.$C$5];&quot;&quot;;[.D41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2]&gt;[Datos.$C$4]*12+[Datos.$C$5];&quot;&quot;;[.J411]-[.K412])">
            <text:p/>
          </table:table-cell>
          <table:table-cell table:style-name="ce58" table:formula="of:=IF([.$N412]&gt;[Datos.$C$4]*12+[Datos.$C$5];&quot;&quot;;[Datos.$C$11]-[.L412])">
            <text:p/>
          </table:table-cell>
          <table:table-cell table:style-name="ce73" table:formula="of:=IF([.$N412]&gt;[Datos.$C$4]*12+[Datos.$C$5];&quot;&quot;;[.J411]*[Datos.$C$15])">
            <text:p/>
          </table:table-cell>
          <table:table-cell table:formula="of:=IF([.$N412]=[Datos.$C$4]*12+[Datos.$C$5];HYPERLINK(&quot;http://interes.ax5.org/&quot;);&quot;&quot;)">
            <text:p/>
          </table:table-cell>
          <table:table-cell table:style-name="ce65" table:formula="of:=[.N411]+1" office:value-type="float" office:value="405">
            <text:p>4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3]&gt;[Datos.$C$4]*12+[Datos.$C$5];&quot;&quot;;[.D412]-[.E413])">
            <text:p/>
          </table:table-cell>
          <table:table-cell table:style-name="ce58" table:formula="of:=IF([.$N413]&gt;[Datos.$C$4]*12+[Datos.$C$5];&quot;&quot;;[Datos.$C$9]-[.F413])">
            <text:p/>
          </table:table-cell>
          <table:table-cell table:style-name="ce58" table:formula="of:=IF([.$N413]&gt;[Datos.$C$4]*12+[Datos.$C$5];&quot;&quot;;[.D41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3]&gt;[Datos.$C$4]*12+[Datos.$C$5];&quot;&quot;;[.J412]-[.K413])">
            <text:p/>
          </table:table-cell>
          <table:table-cell table:style-name="ce58" table:formula="of:=IF([.$N413]&gt;[Datos.$C$4]*12+[Datos.$C$5];&quot;&quot;;[Datos.$C$11]-[.L413])">
            <text:p/>
          </table:table-cell>
          <table:table-cell table:style-name="ce73" table:formula="of:=IF([.$N413]&gt;[Datos.$C$4]*12+[Datos.$C$5];&quot;&quot;;[.J412]*[Datos.$C$15])">
            <text:p/>
          </table:table-cell>
          <table:table-cell table:formula="of:=IF([.$N413]=[Datos.$C$4]*12+[Datos.$C$5];HYPERLINK(&quot;http://interes.ax5.org/&quot;);&quot;&quot;)">
            <text:p/>
          </table:table-cell>
          <table:table-cell table:style-name="ce65" table:formula="of:=[.N412]+1" office:value-type="float" office:value="406">
            <text:p>4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4]&gt;[Datos.$C$4]*12+[Datos.$C$5];&quot;&quot;;[.D413]-[.E414])">
            <text:p/>
          </table:table-cell>
          <table:table-cell table:style-name="ce58" table:formula="of:=IF([.$N414]&gt;[Datos.$C$4]*12+[Datos.$C$5];&quot;&quot;;[Datos.$C$9]-[.F414])">
            <text:p/>
          </table:table-cell>
          <table:table-cell table:style-name="ce58" table:formula="of:=IF([.$N414]&gt;[Datos.$C$4]*12+[Datos.$C$5];&quot;&quot;;[.D41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4]&gt;[Datos.$C$4]*12+[Datos.$C$5];&quot;&quot;;[.J413]-[.K414])">
            <text:p/>
          </table:table-cell>
          <table:table-cell table:style-name="ce58" table:formula="of:=IF([.$N414]&gt;[Datos.$C$4]*12+[Datos.$C$5];&quot;&quot;;[Datos.$C$11]-[.L414])">
            <text:p/>
          </table:table-cell>
          <table:table-cell table:style-name="ce73" table:formula="of:=IF([.$N414]&gt;[Datos.$C$4]*12+[Datos.$C$5];&quot;&quot;;[.J413]*[Datos.$C$15])">
            <text:p/>
          </table:table-cell>
          <table:table-cell table:formula="of:=IF([.$N414]=[Datos.$C$4]*12+[Datos.$C$5];HYPERLINK(&quot;http://interes.ax5.org/&quot;);&quot;&quot;)">
            <text:p/>
          </table:table-cell>
          <table:table-cell table:style-name="ce65" table:formula="of:=[.N413]+1" office:value-type="float" office:value="407">
            <text:p>40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03]+1" office:value-type="float" office:value="2048">
            <text:p>2048</text:p>
          </table:table-cell>
          <table:table-cell/>
          <table:table-cell table:style-name="ce57" table:formula="of:=IF([.$N415]&gt;[Datos.$C$4]*12+[Datos.$C$5];&quot;&quot;;[.D414]-[.E415])">
            <text:p/>
          </table:table-cell>
          <table:table-cell table:style-name="ce57" table:formula="of:=IF([.$N415]&gt;[Datos.$C$4]*12+[Datos.$C$5];&quot;&quot;;[Datos.$C$9]-[.F415])">
            <text:p/>
          </table:table-cell>
          <table:table-cell table:style-name="ce57" table:formula="of:=IF([.$N415]&gt;[Datos.$C$4]*12+[Datos.$C$5];&quot;&quot;;[.D414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15]&gt;[Datos.$C$4]*12+[Datos.$C$5];&quot;&quot;;[.J414]-[.K415])">
            <text:p/>
          </table:table-cell>
          <table:table-cell table:style-name="ce57" table:formula="of:=IF([.$N415]&gt;[Datos.$C$4]*12+[Datos.$C$5];&quot;&quot;;[Datos.$C$11]-[.L415])">
            <text:p/>
          </table:table-cell>
          <table:table-cell table:style-name="ce74" table:formula="of:=IF([.$N415]&gt;[Datos.$C$4]*12+[Datos.$C$5];&quot;&quot;;[.J414]*[Datos.$C$15])">
            <text:p/>
          </table:table-cell>
          <table:table-cell table:formula="of:=IF([.$N415]=[Datos.$C$4]*12+[Datos.$C$5];HYPERLINK(&quot;http://interes.ax5.org/&quot;);&quot;&quot;)">
            <text:p/>
          </table:table-cell>
          <table:table-cell table:style-name="ce64" table:formula="of:=[.N414]+1" office:value-type="float" office:value="408">
            <text:p>4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6]&gt;[Datos.$C$4]*12+[Datos.$C$5];&quot;&quot;;[.D415]-[.E416])">
            <text:p/>
          </table:table-cell>
          <table:table-cell table:style-name="ce58" table:formula="of:=IF([.$N416]&gt;[Datos.$C$4]*12+[Datos.$C$5];&quot;&quot;;[Datos.$C$9]-[.F416])">
            <text:p/>
          </table:table-cell>
          <table:table-cell table:style-name="ce58" table:formula="of:=IF([.$N416]&gt;[Datos.$C$4]*12+[Datos.$C$5];&quot;&quot;;[.D41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6]&gt;[Datos.$C$4]*12+[Datos.$C$5];&quot;&quot;;[.J415]-[.K416])">
            <text:p/>
          </table:table-cell>
          <table:table-cell table:style-name="ce58" table:formula="of:=IF([.$N416]&gt;[Datos.$C$4]*12+[Datos.$C$5];&quot;&quot;;[Datos.$C$11]-[.L416])">
            <text:p/>
          </table:table-cell>
          <table:table-cell table:style-name="ce73" table:formula="of:=IF([.$N416]&gt;[Datos.$C$4]*12+[Datos.$C$5];&quot;&quot;;[.J415]*[Datos.$C$15])">
            <text:p/>
          </table:table-cell>
          <table:table-cell table:formula="of:=IF([.$N416]=[Datos.$C$4]*12+[Datos.$C$5];HYPERLINK(&quot;http://interes.ax5.org/&quot;);&quot;&quot;)">
            <text:p/>
          </table:table-cell>
          <table:table-cell table:style-name="ce65" table:formula="of:=[.N415]+1" office:value-type="float" office:value="409">
            <text:p>4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7]&gt;[Datos.$C$4]*12+[Datos.$C$5];&quot;&quot;;[.D416]-[.E417])">
            <text:p/>
          </table:table-cell>
          <table:table-cell table:style-name="ce58" table:formula="of:=IF([.$N417]&gt;[Datos.$C$4]*12+[Datos.$C$5];&quot;&quot;;[Datos.$C$9]-[.F417])">
            <text:p/>
          </table:table-cell>
          <table:table-cell table:style-name="ce58" table:formula="of:=IF([.$N417]&gt;[Datos.$C$4]*12+[Datos.$C$5];&quot;&quot;;[.D41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7]&gt;[Datos.$C$4]*12+[Datos.$C$5];&quot;&quot;;[.J416]-[.K417])">
            <text:p/>
          </table:table-cell>
          <table:table-cell table:style-name="ce58" table:formula="of:=IF([.$N417]&gt;[Datos.$C$4]*12+[Datos.$C$5];&quot;&quot;;[Datos.$C$11]-[.L417])">
            <text:p/>
          </table:table-cell>
          <table:table-cell table:style-name="ce73" table:formula="of:=IF([.$N417]&gt;[Datos.$C$4]*12+[Datos.$C$5];&quot;&quot;;[.J416]*[Datos.$C$15])">
            <text:p/>
          </table:table-cell>
          <table:table-cell table:formula="of:=IF([.$N417]=[Datos.$C$4]*12+[Datos.$C$5];HYPERLINK(&quot;http://interes.ax5.org/&quot;);&quot;&quot;)">
            <text:p/>
          </table:table-cell>
          <table:table-cell table:style-name="ce65" table:formula="of:=[.N416]+1" office:value-type="float" office:value="410">
            <text:p>4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8]&gt;[Datos.$C$4]*12+[Datos.$C$5];&quot;&quot;;[.D417]-[.E418])">
            <text:p/>
          </table:table-cell>
          <table:table-cell table:style-name="ce58" table:formula="of:=IF([.$N418]&gt;[Datos.$C$4]*12+[Datos.$C$5];&quot;&quot;;[Datos.$C$9]-[.F418])">
            <text:p/>
          </table:table-cell>
          <table:table-cell table:style-name="ce58" table:formula="of:=IF([.$N418]&gt;[Datos.$C$4]*12+[Datos.$C$5];&quot;&quot;;[.D41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8]&gt;[Datos.$C$4]*12+[Datos.$C$5];&quot;&quot;;[.J417]-[.K418])">
            <text:p/>
          </table:table-cell>
          <table:table-cell table:style-name="ce58" table:formula="of:=IF([.$N418]&gt;[Datos.$C$4]*12+[Datos.$C$5];&quot;&quot;;[Datos.$C$11]-[.L418])">
            <text:p/>
          </table:table-cell>
          <table:table-cell table:style-name="ce73" table:formula="of:=IF([.$N418]&gt;[Datos.$C$4]*12+[Datos.$C$5];&quot;&quot;;[.J417]*[Datos.$C$15])">
            <text:p/>
          </table:table-cell>
          <table:table-cell table:formula="of:=IF([.$N418]=[Datos.$C$4]*12+[Datos.$C$5];HYPERLINK(&quot;http://interes.ax5.org/&quot;);&quot;&quot;)">
            <text:p/>
          </table:table-cell>
          <table:table-cell table:style-name="ce65" table:formula="of:=[.N417]+1" office:value-type="float" office:value="411">
            <text:p>4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9]&gt;[Datos.$C$4]*12+[Datos.$C$5];&quot;&quot;;[.D418]-[.E419])">
            <text:p/>
          </table:table-cell>
          <table:table-cell table:style-name="ce58" table:formula="of:=IF([.$N419]&gt;[Datos.$C$4]*12+[Datos.$C$5];&quot;&quot;;[Datos.$C$9]-[.F419])">
            <text:p/>
          </table:table-cell>
          <table:table-cell table:style-name="ce58" table:formula="of:=IF([.$N419]&gt;[Datos.$C$4]*12+[Datos.$C$5];&quot;&quot;;[.D41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19]&gt;[Datos.$C$4]*12+[Datos.$C$5];&quot;&quot;;[.J418]-[.K419])">
            <text:p/>
          </table:table-cell>
          <table:table-cell table:style-name="ce58" table:formula="of:=IF([.$N419]&gt;[Datos.$C$4]*12+[Datos.$C$5];&quot;&quot;;[Datos.$C$11]-[.L419])">
            <text:p/>
          </table:table-cell>
          <table:table-cell table:style-name="ce73" table:formula="of:=IF([.$N419]&gt;[Datos.$C$4]*12+[Datos.$C$5];&quot;&quot;;[.J418]*[Datos.$C$15])">
            <text:p/>
          </table:table-cell>
          <table:table-cell table:formula="of:=IF([.$N419]=[Datos.$C$4]*12+[Datos.$C$5];HYPERLINK(&quot;http://interes.ax5.org/&quot;);&quot;&quot;)">
            <text:p/>
          </table:table-cell>
          <table:table-cell table:style-name="ce65" table:formula="of:=[.N418]+1" office:value-type="float" office:value="412">
            <text:p>4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0]&gt;[Datos.$C$4]*12+[Datos.$C$5];&quot;&quot;;[.D419]-[.E420])">
            <text:p/>
          </table:table-cell>
          <table:table-cell table:style-name="ce58" table:formula="of:=IF([.$N420]&gt;[Datos.$C$4]*12+[Datos.$C$5];&quot;&quot;;[Datos.$C$9]-[.F420])">
            <text:p/>
          </table:table-cell>
          <table:table-cell table:style-name="ce58" table:formula="of:=IF([.$N420]&gt;[Datos.$C$4]*12+[Datos.$C$5];&quot;&quot;;[.D41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0]&gt;[Datos.$C$4]*12+[Datos.$C$5];&quot;&quot;;[.J419]-[.K420])">
            <text:p/>
          </table:table-cell>
          <table:table-cell table:style-name="ce58" table:formula="of:=IF([.$N420]&gt;[Datos.$C$4]*12+[Datos.$C$5];&quot;&quot;;[Datos.$C$11]-[.L420])">
            <text:p/>
          </table:table-cell>
          <table:table-cell table:style-name="ce73" table:formula="of:=IF([.$N420]&gt;[Datos.$C$4]*12+[Datos.$C$5];&quot;&quot;;[.J419]*[Datos.$C$15])">
            <text:p/>
          </table:table-cell>
          <table:table-cell table:formula="of:=IF([.$N420]=[Datos.$C$4]*12+[Datos.$C$5];HYPERLINK(&quot;http://interes.ax5.org/&quot;);&quot;&quot;)">
            <text:p/>
          </table:table-cell>
          <table:table-cell table:style-name="ce65" table:formula="of:=[.N419]+1" office:value-type="float" office:value="413">
            <text:p>4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1]&gt;[Datos.$C$4]*12+[Datos.$C$5];&quot;&quot;;[.D420]-[.E421])">
            <text:p/>
          </table:table-cell>
          <table:table-cell table:style-name="ce58" table:formula="of:=IF([.$N421]&gt;[Datos.$C$4]*12+[Datos.$C$5];&quot;&quot;;[Datos.$C$9]-[.F421])">
            <text:p/>
          </table:table-cell>
          <table:table-cell table:style-name="ce58" table:formula="of:=IF([.$N421]&gt;[Datos.$C$4]*12+[Datos.$C$5];&quot;&quot;;[.D42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1]&gt;[Datos.$C$4]*12+[Datos.$C$5];&quot;&quot;;[.J420]-[.K421])">
            <text:p/>
          </table:table-cell>
          <table:table-cell table:style-name="ce58" table:formula="of:=IF([.$N421]&gt;[Datos.$C$4]*12+[Datos.$C$5];&quot;&quot;;[Datos.$C$11]-[.L421])">
            <text:p/>
          </table:table-cell>
          <table:table-cell table:style-name="ce73" table:formula="of:=IF([.$N421]&gt;[Datos.$C$4]*12+[Datos.$C$5];&quot;&quot;;[.J420]*[Datos.$C$15])">
            <text:p/>
          </table:table-cell>
          <table:table-cell table:formula="of:=IF([.$N421]=[Datos.$C$4]*12+[Datos.$C$5];HYPERLINK(&quot;http://interes.ax5.org/&quot;);&quot;&quot;)">
            <text:p/>
          </table:table-cell>
          <table:table-cell table:style-name="ce65" table:formula="of:=[.N420]+1" office:value-type="float" office:value="414">
            <text:p>4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2]&gt;[Datos.$C$4]*12+[Datos.$C$5];&quot;&quot;;[.D421]-[.E422])">
            <text:p/>
          </table:table-cell>
          <table:table-cell table:style-name="ce58" table:formula="of:=IF([.$N422]&gt;[Datos.$C$4]*12+[Datos.$C$5];&quot;&quot;;[Datos.$C$9]-[.F422])">
            <text:p/>
          </table:table-cell>
          <table:table-cell table:style-name="ce58" table:formula="of:=IF([.$N422]&gt;[Datos.$C$4]*12+[Datos.$C$5];&quot;&quot;;[.D42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2]&gt;[Datos.$C$4]*12+[Datos.$C$5];&quot;&quot;;[.J421]-[.K422])">
            <text:p/>
          </table:table-cell>
          <table:table-cell table:style-name="ce58" table:formula="of:=IF([.$N422]&gt;[Datos.$C$4]*12+[Datos.$C$5];&quot;&quot;;[Datos.$C$11]-[.L422])">
            <text:p/>
          </table:table-cell>
          <table:table-cell table:style-name="ce73" table:formula="of:=IF([.$N422]&gt;[Datos.$C$4]*12+[Datos.$C$5];&quot;&quot;;[.J421]*[Datos.$C$15])">
            <text:p/>
          </table:table-cell>
          <table:table-cell table:formula="of:=IF([.$N422]=[Datos.$C$4]*12+[Datos.$C$5];HYPERLINK(&quot;http://interes.ax5.org/&quot;);&quot;&quot;)">
            <text:p/>
          </table:table-cell>
          <table:table-cell table:style-name="ce65" table:formula="of:=[.N421]+1" office:value-type="float" office:value="415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3]&gt;[Datos.$C$4]*12+[Datos.$C$5];&quot;&quot;;[.D422]-[.E423])">
            <text:p/>
          </table:table-cell>
          <table:table-cell table:style-name="ce58" table:formula="of:=IF([.$N423]&gt;[Datos.$C$4]*12+[Datos.$C$5];&quot;&quot;;[Datos.$C$9]-[.F423])">
            <text:p/>
          </table:table-cell>
          <table:table-cell table:style-name="ce58" table:formula="of:=IF([.$N423]&gt;[Datos.$C$4]*12+[Datos.$C$5];&quot;&quot;;[.D42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3]&gt;[Datos.$C$4]*12+[Datos.$C$5];&quot;&quot;;[.J422]-[.K423])">
            <text:p/>
          </table:table-cell>
          <table:table-cell table:style-name="ce58" table:formula="of:=IF([.$N423]&gt;[Datos.$C$4]*12+[Datos.$C$5];&quot;&quot;;[Datos.$C$11]-[.L423])">
            <text:p/>
          </table:table-cell>
          <table:table-cell table:style-name="ce73" table:formula="of:=IF([.$N423]&gt;[Datos.$C$4]*12+[Datos.$C$5];&quot;&quot;;[.J422]*[Datos.$C$15])">
            <text:p/>
          </table:table-cell>
          <table:table-cell table:formula="of:=IF([.$N423]=[Datos.$C$4]*12+[Datos.$C$5];HYPERLINK(&quot;http://interes.ax5.org/&quot;);&quot;&quot;)">
            <text:p/>
          </table:table-cell>
          <table:table-cell table:style-name="ce65" table:formula="of:=[.N422]+1" office:value-type="float" office:value="416">
            <text:p>4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4]&gt;[Datos.$C$4]*12+[Datos.$C$5];&quot;&quot;;[.D423]-[.E424])">
            <text:p/>
          </table:table-cell>
          <table:table-cell table:style-name="ce58" table:formula="of:=IF([.$N424]&gt;[Datos.$C$4]*12+[Datos.$C$5];&quot;&quot;;[Datos.$C$9]-[.F424])">
            <text:p/>
          </table:table-cell>
          <table:table-cell table:style-name="ce58" table:formula="of:=IF([.$N424]&gt;[Datos.$C$4]*12+[Datos.$C$5];&quot;&quot;;[.D42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4]&gt;[Datos.$C$4]*12+[Datos.$C$5];&quot;&quot;;[.J423]-[.K424])">
            <text:p/>
          </table:table-cell>
          <table:table-cell table:style-name="ce58" table:formula="of:=IF([.$N424]&gt;[Datos.$C$4]*12+[Datos.$C$5];&quot;&quot;;[Datos.$C$11]-[.L424])">
            <text:p/>
          </table:table-cell>
          <table:table-cell table:style-name="ce73" table:formula="of:=IF([.$N424]&gt;[Datos.$C$4]*12+[Datos.$C$5];&quot;&quot;;[.J423]*[Datos.$C$15])">
            <text:p/>
          </table:table-cell>
          <table:table-cell table:formula="of:=IF([.$N424]=[Datos.$C$4]*12+[Datos.$C$5];HYPERLINK(&quot;http://interes.ax5.org/&quot;);&quot;&quot;)">
            <text:p/>
          </table:table-cell>
          <table:table-cell table:style-name="ce65" table:formula="of:=[.N423]+1" office:value-type="float" office:value="417">
            <text:p>4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5]&gt;[Datos.$C$4]*12+[Datos.$C$5];&quot;&quot;;[.D424]-[.E425])">
            <text:p/>
          </table:table-cell>
          <table:table-cell table:style-name="ce58" table:formula="of:=IF([.$N425]&gt;[Datos.$C$4]*12+[Datos.$C$5];&quot;&quot;;[Datos.$C$9]-[.F425])">
            <text:p/>
          </table:table-cell>
          <table:table-cell table:style-name="ce58" table:formula="of:=IF([.$N425]&gt;[Datos.$C$4]*12+[Datos.$C$5];&quot;&quot;;[.D42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5]&gt;[Datos.$C$4]*12+[Datos.$C$5];&quot;&quot;;[.J424]-[.K425])">
            <text:p/>
          </table:table-cell>
          <table:table-cell table:style-name="ce58" table:formula="of:=IF([.$N425]&gt;[Datos.$C$4]*12+[Datos.$C$5];&quot;&quot;;[Datos.$C$11]-[.L425])">
            <text:p/>
          </table:table-cell>
          <table:table-cell table:style-name="ce73" table:formula="of:=IF([.$N425]&gt;[Datos.$C$4]*12+[Datos.$C$5];&quot;&quot;;[.J424]*[Datos.$C$15])">
            <text:p/>
          </table:table-cell>
          <table:table-cell table:formula="of:=IF([.$N425]=[Datos.$C$4]*12+[Datos.$C$5];HYPERLINK(&quot;http://interes.ax5.org/&quot;);&quot;&quot;)">
            <text:p/>
          </table:table-cell>
          <table:table-cell table:style-name="ce65" table:formula="of:=[.N424]+1" office:value-type="float" office:value="418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6]&gt;[Datos.$C$4]*12+[Datos.$C$5];&quot;&quot;;[.D425]-[.E426])">
            <text:p/>
          </table:table-cell>
          <table:table-cell table:style-name="ce58" table:formula="of:=IF([.$N426]&gt;[Datos.$C$4]*12+[Datos.$C$5];&quot;&quot;;[Datos.$C$9]-[.F426])">
            <text:p/>
          </table:table-cell>
          <table:table-cell table:style-name="ce58" table:formula="of:=IF([.$N426]&gt;[Datos.$C$4]*12+[Datos.$C$5];&quot;&quot;;[.D42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6]&gt;[Datos.$C$4]*12+[Datos.$C$5];&quot;&quot;;[.J425]-[.K426])">
            <text:p/>
          </table:table-cell>
          <table:table-cell table:style-name="ce58" table:formula="of:=IF([.$N426]&gt;[Datos.$C$4]*12+[Datos.$C$5];&quot;&quot;;[Datos.$C$11]-[.L426])">
            <text:p/>
          </table:table-cell>
          <table:table-cell table:style-name="ce73" table:formula="of:=IF([.$N426]&gt;[Datos.$C$4]*12+[Datos.$C$5];&quot;&quot;;[.J425]*[Datos.$C$15])">
            <text:p/>
          </table:table-cell>
          <table:table-cell table:formula="of:=IF([.$N426]=[Datos.$C$4]*12+[Datos.$C$5];HYPERLINK(&quot;http://interes.ax5.org/&quot;);&quot;&quot;)">
            <text:p/>
          </table:table-cell>
          <table:table-cell table:style-name="ce65" table:formula="of:=[.N425]+1" office:value-type="float" office:value="419">
            <text:p>41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15]+1" office:value-type="float" office:value="2049">
            <text:p>2049</text:p>
          </table:table-cell>
          <table:table-cell/>
          <table:table-cell table:style-name="ce57" table:formula="of:=IF([.$N427]&gt;[Datos.$C$4]*12+[Datos.$C$5];&quot;&quot;;[.D426]-[.E427])">
            <text:p/>
          </table:table-cell>
          <table:table-cell table:style-name="ce57" table:formula="of:=IF([.$N427]&gt;[Datos.$C$4]*12+[Datos.$C$5];&quot;&quot;;[Datos.$C$9]-[.F427])">
            <text:p/>
          </table:table-cell>
          <table:table-cell table:style-name="ce57" table:formula="of:=IF([.$N427]&gt;[Datos.$C$4]*12+[Datos.$C$5];&quot;&quot;;[.D426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27]&gt;[Datos.$C$4]*12+[Datos.$C$5];&quot;&quot;;[.J426]-[.K427])">
            <text:p/>
          </table:table-cell>
          <table:table-cell table:style-name="ce57" table:formula="of:=IF([.$N427]&gt;[Datos.$C$4]*12+[Datos.$C$5];&quot;&quot;;[Datos.$C$11]-[.L427])">
            <text:p/>
          </table:table-cell>
          <table:table-cell table:style-name="ce74" table:formula="of:=IF([.$N427]&gt;[Datos.$C$4]*12+[Datos.$C$5];&quot;&quot;;[.J426]*[Datos.$C$15])">
            <text:p/>
          </table:table-cell>
          <table:table-cell table:formula="of:=IF([.$N427]=[Datos.$C$4]*12+[Datos.$C$5];HYPERLINK(&quot;http://interes.ax5.org/&quot;);&quot;&quot;)">
            <text:p/>
          </table:table-cell>
          <table:table-cell table:style-name="ce64" table:formula="of:=[.N426]+1" office:value-type="float" office:value="420">
            <text:p>4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8]&gt;[Datos.$C$4]*12+[Datos.$C$5];&quot;&quot;;[.D427]-[.E428])">
            <text:p/>
          </table:table-cell>
          <table:table-cell table:style-name="ce58" table:formula="of:=IF([.$N428]&gt;[Datos.$C$4]*12+[Datos.$C$5];&quot;&quot;;[Datos.$C$9]-[.F428])">
            <text:p/>
          </table:table-cell>
          <table:table-cell table:style-name="ce58" table:formula="of:=IF([.$N428]&gt;[Datos.$C$4]*12+[Datos.$C$5];&quot;&quot;;[.D42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8]&gt;[Datos.$C$4]*12+[Datos.$C$5];&quot;&quot;;[.J427]-[.K428])">
            <text:p/>
          </table:table-cell>
          <table:table-cell table:style-name="ce58" table:formula="of:=IF([.$N428]&gt;[Datos.$C$4]*12+[Datos.$C$5];&quot;&quot;;[Datos.$C$11]-[.L428])">
            <text:p/>
          </table:table-cell>
          <table:table-cell table:style-name="ce73" table:formula="of:=IF([.$N428]&gt;[Datos.$C$4]*12+[Datos.$C$5];&quot;&quot;;[.J427]*[Datos.$C$15])">
            <text:p/>
          </table:table-cell>
          <table:table-cell table:formula="of:=IF([.$N428]=[Datos.$C$4]*12+[Datos.$C$5];HYPERLINK(&quot;http://interes.ax5.org/&quot;);&quot;&quot;)">
            <text:p/>
          </table:table-cell>
          <table:table-cell table:style-name="ce65" table:formula="of:=[.N427]+1" office:value-type="float" office:value="421">
            <text:p>4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9]&gt;[Datos.$C$4]*12+[Datos.$C$5];&quot;&quot;;[.D428]-[.E429])">
            <text:p/>
          </table:table-cell>
          <table:table-cell table:style-name="ce58" table:formula="of:=IF([.$N429]&gt;[Datos.$C$4]*12+[Datos.$C$5];&quot;&quot;;[Datos.$C$9]-[.F429])">
            <text:p/>
          </table:table-cell>
          <table:table-cell table:style-name="ce58" table:formula="of:=IF([.$N429]&gt;[Datos.$C$4]*12+[Datos.$C$5];&quot;&quot;;[.D42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29]&gt;[Datos.$C$4]*12+[Datos.$C$5];&quot;&quot;;[.J428]-[.K429])">
            <text:p/>
          </table:table-cell>
          <table:table-cell table:style-name="ce58" table:formula="of:=IF([.$N429]&gt;[Datos.$C$4]*12+[Datos.$C$5];&quot;&quot;;[Datos.$C$11]-[.L429])">
            <text:p/>
          </table:table-cell>
          <table:table-cell table:style-name="ce73" table:formula="of:=IF([.$N429]&gt;[Datos.$C$4]*12+[Datos.$C$5];&quot;&quot;;[.J428]*[Datos.$C$15])">
            <text:p/>
          </table:table-cell>
          <table:table-cell table:formula="of:=IF([.$N429]=[Datos.$C$4]*12+[Datos.$C$5];HYPERLINK(&quot;http://interes.ax5.org/&quot;);&quot;&quot;)">
            <text:p/>
          </table:table-cell>
          <table:table-cell table:style-name="ce65" table:formula="of:=[.N428]+1" office:value-type="float" office:value="422">
            <text:p>4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0]&gt;[Datos.$C$4]*12+[Datos.$C$5];&quot;&quot;;[.D429]-[.E430])">
            <text:p/>
          </table:table-cell>
          <table:table-cell table:style-name="ce58" table:formula="of:=IF([.$N430]&gt;[Datos.$C$4]*12+[Datos.$C$5];&quot;&quot;;[Datos.$C$9]-[.F430])">
            <text:p/>
          </table:table-cell>
          <table:table-cell table:style-name="ce58" table:formula="of:=IF([.$N430]&gt;[Datos.$C$4]*12+[Datos.$C$5];&quot;&quot;;[.D42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0]&gt;[Datos.$C$4]*12+[Datos.$C$5];&quot;&quot;;[.J429]-[.K430])">
            <text:p/>
          </table:table-cell>
          <table:table-cell table:style-name="ce58" table:formula="of:=IF([.$N430]&gt;[Datos.$C$4]*12+[Datos.$C$5];&quot;&quot;;[Datos.$C$11]-[.L430])">
            <text:p/>
          </table:table-cell>
          <table:table-cell table:style-name="ce73" table:formula="of:=IF([.$N430]&gt;[Datos.$C$4]*12+[Datos.$C$5];&quot;&quot;;[.J429]*[Datos.$C$15])">
            <text:p/>
          </table:table-cell>
          <table:table-cell table:formula="of:=IF([.$N430]=[Datos.$C$4]*12+[Datos.$C$5];HYPERLINK(&quot;http://interes.ax5.org/&quot;);&quot;&quot;)">
            <text:p/>
          </table:table-cell>
          <table:table-cell table:style-name="ce65" table:formula="of:=[.N429]+1" office:value-type="float" office:value="423">
            <text:p>4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1]&gt;[Datos.$C$4]*12+[Datos.$C$5];&quot;&quot;;[.D430]-[.E431])">
            <text:p/>
          </table:table-cell>
          <table:table-cell table:style-name="ce58" table:formula="of:=IF([.$N431]&gt;[Datos.$C$4]*12+[Datos.$C$5];&quot;&quot;;[Datos.$C$9]-[.F431])">
            <text:p/>
          </table:table-cell>
          <table:table-cell table:style-name="ce58" table:formula="of:=IF([.$N431]&gt;[Datos.$C$4]*12+[Datos.$C$5];&quot;&quot;;[.D43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1]&gt;[Datos.$C$4]*12+[Datos.$C$5];&quot;&quot;;[.J430]-[.K431])">
            <text:p/>
          </table:table-cell>
          <table:table-cell table:style-name="ce58" table:formula="of:=IF([.$N431]&gt;[Datos.$C$4]*12+[Datos.$C$5];&quot;&quot;;[Datos.$C$11]-[.L431])">
            <text:p/>
          </table:table-cell>
          <table:table-cell table:style-name="ce73" table:formula="of:=IF([.$N431]&gt;[Datos.$C$4]*12+[Datos.$C$5];&quot;&quot;;[.J430]*[Datos.$C$15])">
            <text:p/>
          </table:table-cell>
          <table:table-cell table:formula="of:=IF([.$N431]=[Datos.$C$4]*12+[Datos.$C$5];HYPERLINK(&quot;http://interes.ax5.org/&quot;);&quot;&quot;)">
            <text:p/>
          </table:table-cell>
          <table:table-cell table:style-name="ce65" table:formula="of:=[.N430]+1" office:value-type="float" office:value="424">
            <text:p>4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2]&gt;[Datos.$C$4]*12+[Datos.$C$5];&quot;&quot;;[.D431]-[.E432])">
            <text:p/>
          </table:table-cell>
          <table:table-cell table:style-name="ce58" table:formula="of:=IF([.$N432]&gt;[Datos.$C$4]*12+[Datos.$C$5];&quot;&quot;;[Datos.$C$9]-[.F432])">
            <text:p/>
          </table:table-cell>
          <table:table-cell table:style-name="ce58" table:formula="of:=IF([.$N432]&gt;[Datos.$C$4]*12+[Datos.$C$5];&quot;&quot;;[.D43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2]&gt;[Datos.$C$4]*12+[Datos.$C$5];&quot;&quot;;[.J431]-[.K432])">
            <text:p/>
          </table:table-cell>
          <table:table-cell table:style-name="ce58" table:formula="of:=IF([.$N432]&gt;[Datos.$C$4]*12+[Datos.$C$5];&quot;&quot;;[Datos.$C$11]-[.L432])">
            <text:p/>
          </table:table-cell>
          <table:table-cell table:style-name="ce73" table:formula="of:=IF([.$N432]&gt;[Datos.$C$4]*12+[Datos.$C$5];&quot;&quot;;[.J431]*[Datos.$C$15])">
            <text:p/>
          </table:table-cell>
          <table:table-cell table:formula="of:=IF([.$N432]=[Datos.$C$4]*12+[Datos.$C$5];HYPERLINK(&quot;http://interes.ax5.org/&quot;);&quot;&quot;)">
            <text:p/>
          </table:table-cell>
          <table:table-cell table:style-name="ce65" table:formula="of:=[.N431]+1" office:value-type="float" office:value="425">
            <text:p>4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3]&gt;[Datos.$C$4]*12+[Datos.$C$5];&quot;&quot;;[.D432]-[.E433])">
            <text:p/>
          </table:table-cell>
          <table:table-cell table:style-name="ce58" table:formula="of:=IF([.$N433]&gt;[Datos.$C$4]*12+[Datos.$C$5];&quot;&quot;;[Datos.$C$9]-[.F433])">
            <text:p/>
          </table:table-cell>
          <table:table-cell table:style-name="ce58" table:formula="of:=IF([.$N433]&gt;[Datos.$C$4]*12+[Datos.$C$5];&quot;&quot;;[.D43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3]&gt;[Datos.$C$4]*12+[Datos.$C$5];&quot;&quot;;[.J432]-[.K433])">
            <text:p/>
          </table:table-cell>
          <table:table-cell table:style-name="ce58" table:formula="of:=IF([.$N433]&gt;[Datos.$C$4]*12+[Datos.$C$5];&quot;&quot;;[Datos.$C$11]-[.L433])">
            <text:p/>
          </table:table-cell>
          <table:table-cell table:style-name="ce73" table:formula="of:=IF([.$N433]&gt;[Datos.$C$4]*12+[Datos.$C$5];&quot;&quot;;[.J432]*[Datos.$C$15])">
            <text:p/>
          </table:table-cell>
          <table:table-cell table:formula="of:=IF([.$N433]=[Datos.$C$4]*12+[Datos.$C$5];HYPERLINK(&quot;http://interes.ax5.org/&quot;);&quot;&quot;)">
            <text:p/>
          </table:table-cell>
          <table:table-cell table:style-name="ce65" table:formula="of:=[.N432]+1" office:value-type="float" office:value="426">
            <text:p>4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4]&gt;[Datos.$C$4]*12+[Datos.$C$5];&quot;&quot;;[.D433]-[.E434])">
            <text:p/>
          </table:table-cell>
          <table:table-cell table:style-name="ce58" table:formula="of:=IF([.$N434]&gt;[Datos.$C$4]*12+[Datos.$C$5];&quot;&quot;;[Datos.$C$9]-[.F434])">
            <text:p/>
          </table:table-cell>
          <table:table-cell table:style-name="ce58" table:formula="of:=IF([.$N434]&gt;[Datos.$C$4]*12+[Datos.$C$5];&quot;&quot;;[.D43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4]&gt;[Datos.$C$4]*12+[Datos.$C$5];&quot;&quot;;[.J433]-[.K434])">
            <text:p/>
          </table:table-cell>
          <table:table-cell table:style-name="ce58" table:formula="of:=IF([.$N434]&gt;[Datos.$C$4]*12+[Datos.$C$5];&quot;&quot;;[Datos.$C$11]-[.L434])">
            <text:p/>
          </table:table-cell>
          <table:table-cell table:style-name="ce73" table:formula="of:=IF([.$N434]&gt;[Datos.$C$4]*12+[Datos.$C$5];&quot;&quot;;[.J433]*[Datos.$C$15])">
            <text:p/>
          </table:table-cell>
          <table:table-cell table:formula="of:=IF([.$N434]=[Datos.$C$4]*12+[Datos.$C$5];HYPERLINK(&quot;http://interes.ax5.org/&quot;);&quot;&quot;)">
            <text:p/>
          </table:table-cell>
          <table:table-cell table:style-name="ce65" table:formula="of:=[.N433]+1" office:value-type="float" office:value="427">
            <text:p>4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5]&gt;[Datos.$C$4]*12+[Datos.$C$5];&quot;&quot;;[.D434]-[.E435])">
            <text:p/>
          </table:table-cell>
          <table:table-cell table:style-name="ce58" table:formula="of:=IF([.$N435]&gt;[Datos.$C$4]*12+[Datos.$C$5];&quot;&quot;;[Datos.$C$9]-[.F435])">
            <text:p/>
          </table:table-cell>
          <table:table-cell table:style-name="ce58" table:formula="of:=IF([.$N435]&gt;[Datos.$C$4]*12+[Datos.$C$5];&quot;&quot;;[.D43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5]&gt;[Datos.$C$4]*12+[Datos.$C$5];&quot;&quot;;[.J434]-[.K435])">
            <text:p/>
          </table:table-cell>
          <table:table-cell table:style-name="ce58" table:formula="of:=IF([.$N435]&gt;[Datos.$C$4]*12+[Datos.$C$5];&quot;&quot;;[Datos.$C$11]-[.L435])">
            <text:p/>
          </table:table-cell>
          <table:table-cell table:style-name="ce73" table:formula="of:=IF([.$N435]&gt;[Datos.$C$4]*12+[Datos.$C$5];&quot;&quot;;[.J434]*[Datos.$C$15])">
            <text:p/>
          </table:table-cell>
          <table:table-cell table:formula="of:=IF([.$N435]=[Datos.$C$4]*12+[Datos.$C$5];HYPERLINK(&quot;http://interes.ax5.org/&quot;);&quot;&quot;)">
            <text:p/>
          </table:table-cell>
          <table:table-cell table:style-name="ce65" table:formula="of:=[.N434]+1" office:value-type="float" office:value="428">
            <text:p>4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6]&gt;[Datos.$C$4]*12+[Datos.$C$5];&quot;&quot;;[.D435]-[.E436])">
            <text:p/>
          </table:table-cell>
          <table:table-cell table:style-name="ce58" table:formula="of:=IF([.$N436]&gt;[Datos.$C$4]*12+[Datos.$C$5];&quot;&quot;;[Datos.$C$9]-[.F436])">
            <text:p/>
          </table:table-cell>
          <table:table-cell table:style-name="ce58" table:formula="of:=IF([.$N436]&gt;[Datos.$C$4]*12+[Datos.$C$5];&quot;&quot;;[.D43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6]&gt;[Datos.$C$4]*12+[Datos.$C$5];&quot;&quot;;[.J435]-[.K436])">
            <text:p/>
          </table:table-cell>
          <table:table-cell table:style-name="ce58" table:formula="of:=IF([.$N436]&gt;[Datos.$C$4]*12+[Datos.$C$5];&quot;&quot;;[Datos.$C$11]-[.L436])">
            <text:p/>
          </table:table-cell>
          <table:table-cell table:style-name="ce73" table:formula="of:=IF([.$N436]&gt;[Datos.$C$4]*12+[Datos.$C$5];&quot;&quot;;[.J435]*[Datos.$C$15])">
            <text:p/>
          </table:table-cell>
          <table:table-cell table:formula="of:=IF([.$N436]=[Datos.$C$4]*12+[Datos.$C$5];HYPERLINK(&quot;http://interes.ax5.org/&quot;);&quot;&quot;)">
            <text:p/>
          </table:table-cell>
          <table:table-cell table:style-name="ce65" table:formula="of:=[.N435]+1" office:value-type="float" office:value="429">
            <text:p>4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7]&gt;[Datos.$C$4]*12+[Datos.$C$5];&quot;&quot;;[.D436]-[.E437])">
            <text:p/>
          </table:table-cell>
          <table:table-cell table:style-name="ce58" table:formula="of:=IF([.$N437]&gt;[Datos.$C$4]*12+[Datos.$C$5];&quot;&quot;;[Datos.$C$9]-[.F437])">
            <text:p/>
          </table:table-cell>
          <table:table-cell table:style-name="ce58" table:formula="of:=IF([.$N437]&gt;[Datos.$C$4]*12+[Datos.$C$5];&quot;&quot;;[.D43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7]&gt;[Datos.$C$4]*12+[Datos.$C$5];&quot;&quot;;[.J436]-[.K437])">
            <text:p/>
          </table:table-cell>
          <table:table-cell table:style-name="ce58" table:formula="of:=IF([.$N437]&gt;[Datos.$C$4]*12+[Datos.$C$5];&quot;&quot;;[Datos.$C$11]-[.L437])">
            <text:p/>
          </table:table-cell>
          <table:table-cell table:style-name="ce73" table:formula="of:=IF([.$N437]&gt;[Datos.$C$4]*12+[Datos.$C$5];&quot;&quot;;[.J436]*[Datos.$C$15])">
            <text:p/>
          </table:table-cell>
          <table:table-cell table:formula="of:=IF([.$N437]=[Datos.$C$4]*12+[Datos.$C$5];HYPERLINK(&quot;http://interes.ax5.org/&quot;);&quot;&quot;)">
            <text:p/>
          </table:table-cell>
          <table:table-cell table:style-name="ce65" table:formula="of:=[.N436]+1" office:value-type="float" office:value="430">
            <text:p>4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8]&gt;[Datos.$C$4]*12+[Datos.$C$5];&quot;&quot;;[.D437]-[.E438])">
            <text:p/>
          </table:table-cell>
          <table:table-cell table:style-name="ce58" table:formula="of:=IF([.$N438]&gt;[Datos.$C$4]*12+[Datos.$C$5];&quot;&quot;;[Datos.$C$9]-[.F438])">
            <text:p/>
          </table:table-cell>
          <table:table-cell table:style-name="ce58" table:formula="of:=IF([.$N438]&gt;[Datos.$C$4]*12+[Datos.$C$5];&quot;&quot;;[.D43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38]&gt;[Datos.$C$4]*12+[Datos.$C$5];&quot;&quot;;[.J437]-[.K438])">
            <text:p/>
          </table:table-cell>
          <table:table-cell table:style-name="ce58" table:formula="of:=IF([.$N438]&gt;[Datos.$C$4]*12+[Datos.$C$5];&quot;&quot;;[Datos.$C$11]-[.L438])">
            <text:p/>
          </table:table-cell>
          <table:table-cell table:style-name="ce73" table:formula="of:=IF([.$N438]&gt;[Datos.$C$4]*12+[Datos.$C$5];&quot;&quot;;[.J437]*[Datos.$C$15])">
            <text:p/>
          </table:table-cell>
          <table:table-cell table:formula="of:=IF([.$N438]=[Datos.$C$4]*12+[Datos.$C$5];HYPERLINK(&quot;http://interes.ax5.org/&quot;);&quot;&quot;)">
            <text:p/>
          </table:table-cell>
          <table:table-cell table:style-name="ce65" table:formula="of:=[.N437]+1" office:value-type="float" office:value="431">
            <text:p>43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27]+1" office:value-type="float" office:value="2050">
            <text:p>2050</text:p>
          </table:table-cell>
          <table:table-cell/>
          <table:table-cell table:style-name="ce57" table:formula="of:=IF([.$N439]&gt;[Datos.$C$4]*12+[Datos.$C$5];&quot;&quot;;[.D438]-[.E439])">
            <text:p/>
          </table:table-cell>
          <table:table-cell table:style-name="ce57" table:formula="of:=IF([.$N439]&gt;[Datos.$C$4]*12+[Datos.$C$5];&quot;&quot;;[Datos.$C$9]-[.F439])">
            <text:p/>
          </table:table-cell>
          <table:table-cell table:style-name="ce57" table:formula="of:=IF([.$N439]&gt;[Datos.$C$4]*12+[Datos.$C$5];&quot;&quot;;[.D438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39]&gt;[Datos.$C$4]*12+[Datos.$C$5];&quot;&quot;;[.J438]-[.K439])">
            <text:p/>
          </table:table-cell>
          <table:table-cell table:style-name="ce57" table:formula="of:=IF([.$N439]&gt;[Datos.$C$4]*12+[Datos.$C$5];&quot;&quot;;[Datos.$C$11]-[.L439])">
            <text:p/>
          </table:table-cell>
          <table:table-cell table:style-name="ce74" table:formula="of:=IF([.$N439]&gt;[Datos.$C$4]*12+[Datos.$C$5];&quot;&quot;;[.J438]*[Datos.$C$15])">
            <text:p/>
          </table:table-cell>
          <table:table-cell table:formula="of:=IF([.$N439]=[Datos.$C$4]*12+[Datos.$C$5];HYPERLINK(&quot;http://interes.ax5.org/&quot;);&quot;&quot;)">
            <text:p/>
          </table:table-cell>
          <table:table-cell table:style-name="ce64" table:formula="of:=[.N438]+1" office:value-type="float" office:value="432">
            <text:p>4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0]&gt;[Datos.$C$4]*12+[Datos.$C$5];&quot;&quot;;[.D439]-[.E440])">
            <text:p/>
          </table:table-cell>
          <table:table-cell table:style-name="ce58" table:formula="of:=IF([.$N440]&gt;[Datos.$C$4]*12+[Datos.$C$5];&quot;&quot;;[Datos.$C$9]-[.F440])">
            <text:p/>
          </table:table-cell>
          <table:table-cell table:style-name="ce58" table:formula="of:=IF([.$N440]&gt;[Datos.$C$4]*12+[Datos.$C$5];&quot;&quot;;[.D43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0]&gt;[Datos.$C$4]*12+[Datos.$C$5];&quot;&quot;;[.J439]-[.K440])">
            <text:p/>
          </table:table-cell>
          <table:table-cell table:style-name="ce58" table:formula="of:=IF([.$N440]&gt;[Datos.$C$4]*12+[Datos.$C$5];&quot;&quot;;[Datos.$C$11]-[.L440])">
            <text:p/>
          </table:table-cell>
          <table:table-cell table:style-name="ce73" table:formula="of:=IF([.$N440]&gt;[Datos.$C$4]*12+[Datos.$C$5];&quot;&quot;;[.J439]*[Datos.$C$15])">
            <text:p/>
          </table:table-cell>
          <table:table-cell table:formula="of:=IF([.$N440]=[Datos.$C$4]*12+[Datos.$C$5];HYPERLINK(&quot;http://interes.ax5.org/&quot;);&quot;&quot;)">
            <text:p/>
          </table:table-cell>
          <table:table-cell table:style-name="ce65" table:formula="of:=[.N439]+1" office:value-type="float" office:value="433">
            <text:p>4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1]&gt;[Datos.$C$4]*12+[Datos.$C$5];&quot;&quot;;[.D440]-[.E441])">
            <text:p/>
          </table:table-cell>
          <table:table-cell table:style-name="ce58" table:formula="of:=IF([.$N441]&gt;[Datos.$C$4]*12+[Datos.$C$5];&quot;&quot;;[Datos.$C$9]-[.F441])">
            <text:p/>
          </table:table-cell>
          <table:table-cell table:style-name="ce58" table:formula="of:=IF([.$N441]&gt;[Datos.$C$4]*12+[Datos.$C$5];&quot;&quot;;[.D44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1]&gt;[Datos.$C$4]*12+[Datos.$C$5];&quot;&quot;;[.J440]-[.K441])">
            <text:p/>
          </table:table-cell>
          <table:table-cell table:style-name="ce58" table:formula="of:=IF([.$N441]&gt;[Datos.$C$4]*12+[Datos.$C$5];&quot;&quot;;[Datos.$C$11]-[.L441])">
            <text:p/>
          </table:table-cell>
          <table:table-cell table:style-name="ce73" table:formula="of:=IF([.$N441]&gt;[Datos.$C$4]*12+[Datos.$C$5];&quot;&quot;;[.J440]*[Datos.$C$15])">
            <text:p/>
          </table:table-cell>
          <table:table-cell table:formula="of:=IF([.$N441]=[Datos.$C$4]*12+[Datos.$C$5];HYPERLINK(&quot;http://interes.ax5.org/&quot;);&quot;&quot;)">
            <text:p/>
          </table:table-cell>
          <table:table-cell table:style-name="ce65" table:formula="of:=[.N440]+1" office:value-type="float" office:value="434">
            <text:p>4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2]&gt;[Datos.$C$4]*12+[Datos.$C$5];&quot;&quot;;[.D441]-[.E442])">
            <text:p/>
          </table:table-cell>
          <table:table-cell table:style-name="ce58" table:formula="of:=IF([.$N442]&gt;[Datos.$C$4]*12+[Datos.$C$5];&quot;&quot;;[Datos.$C$9]-[.F442])">
            <text:p/>
          </table:table-cell>
          <table:table-cell table:style-name="ce58" table:formula="of:=IF([.$N442]&gt;[Datos.$C$4]*12+[Datos.$C$5];&quot;&quot;;[.D44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2]&gt;[Datos.$C$4]*12+[Datos.$C$5];&quot;&quot;;[.J441]-[.K442])">
            <text:p/>
          </table:table-cell>
          <table:table-cell table:style-name="ce58" table:formula="of:=IF([.$N442]&gt;[Datos.$C$4]*12+[Datos.$C$5];&quot;&quot;;[Datos.$C$11]-[.L442])">
            <text:p/>
          </table:table-cell>
          <table:table-cell table:style-name="ce73" table:formula="of:=IF([.$N442]&gt;[Datos.$C$4]*12+[Datos.$C$5];&quot;&quot;;[.J441]*[Datos.$C$15])">
            <text:p/>
          </table:table-cell>
          <table:table-cell table:formula="of:=IF([.$N442]=[Datos.$C$4]*12+[Datos.$C$5];HYPERLINK(&quot;http://interes.ax5.org/&quot;);&quot;&quot;)">
            <text:p/>
          </table:table-cell>
          <table:table-cell table:style-name="ce65" table:formula="of:=[.N441]+1" office:value-type="float" office:value="435">
            <text:p>4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3]&gt;[Datos.$C$4]*12+[Datos.$C$5];&quot;&quot;;[.D442]-[.E443])">
            <text:p/>
          </table:table-cell>
          <table:table-cell table:style-name="ce58" table:formula="of:=IF([.$N443]&gt;[Datos.$C$4]*12+[Datos.$C$5];&quot;&quot;;[Datos.$C$9]-[.F443])">
            <text:p/>
          </table:table-cell>
          <table:table-cell table:style-name="ce58" table:formula="of:=IF([.$N443]&gt;[Datos.$C$4]*12+[Datos.$C$5];&quot;&quot;;[.D44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3]&gt;[Datos.$C$4]*12+[Datos.$C$5];&quot;&quot;;[.J442]-[.K443])">
            <text:p/>
          </table:table-cell>
          <table:table-cell table:style-name="ce58" table:formula="of:=IF([.$N443]&gt;[Datos.$C$4]*12+[Datos.$C$5];&quot;&quot;;[Datos.$C$11]-[.L443])">
            <text:p/>
          </table:table-cell>
          <table:table-cell table:style-name="ce73" table:formula="of:=IF([.$N443]&gt;[Datos.$C$4]*12+[Datos.$C$5];&quot;&quot;;[.J442]*[Datos.$C$15])">
            <text:p/>
          </table:table-cell>
          <table:table-cell table:formula="of:=IF([.$N443]=[Datos.$C$4]*12+[Datos.$C$5];HYPERLINK(&quot;http://interes.ax5.org/&quot;);&quot;&quot;)">
            <text:p/>
          </table:table-cell>
          <table:table-cell table:style-name="ce65" table:formula="of:=[.N442]+1" office:value-type="float" office:value="436">
            <text:p>4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4]&gt;[Datos.$C$4]*12+[Datos.$C$5];&quot;&quot;;[.D443]-[.E444])">
            <text:p/>
          </table:table-cell>
          <table:table-cell table:style-name="ce58" table:formula="of:=IF([.$N444]&gt;[Datos.$C$4]*12+[Datos.$C$5];&quot;&quot;;[Datos.$C$9]-[.F444])">
            <text:p/>
          </table:table-cell>
          <table:table-cell table:style-name="ce58" table:formula="of:=IF([.$N444]&gt;[Datos.$C$4]*12+[Datos.$C$5];&quot;&quot;;[.D44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4]&gt;[Datos.$C$4]*12+[Datos.$C$5];&quot;&quot;;[.J443]-[.K444])">
            <text:p/>
          </table:table-cell>
          <table:table-cell table:style-name="ce58" table:formula="of:=IF([.$N444]&gt;[Datos.$C$4]*12+[Datos.$C$5];&quot;&quot;;[Datos.$C$11]-[.L444])">
            <text:p/>
          </table:table-cell>
          <table:table-cell table:style-name="ce73" table:formula="of:=IF([.$N444]&gt;[Datos.$C$4]*12+[Datos.$C$5];&quot;&quot;;[.J443]*[Datos.$C$15])">
            <text:p/>
          </table:table-cell>
          <table:table-cell table:formula="of:=IF([.$N444]=[Datos.$C$4]*12+[Datos.$C$5];HYPERLINK(&quot;http://interes.ax5.org/&quot;);&quot;&quot;)">
            <text:p/>
          </table:table-cell>
          <table:table-cell table:style-name="ce65" table:formula="of:=[.N443]+1" office:value-type="float" office:value="437">
            <text:p>4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5]&gt;[Datos.$C$4]*12+[Datos.$C$5];&quot;&quot;;[.D444]-[.E445])">
            <text:p/>
          </table:table-cell>
          <table:table-cell table:style-name="ce58" table:formula="of:=IF([.$N445]&gt;[Datos.$C$4]*12+[Datos.$C$5];&quot;&quot;;[Datos.$C$9]-[.F445])">
            <text:p/>
          </table:table-cell>
          <table:table-cell table:style-name="ce58" table:formula="of:=IF([.$N445]&gt;[Datos.$C$4]*12+[Datos.$C$5];&quot;&quot;;[.D44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5]&gt;[Datos.$C$4]*12+[Datos.$C$5];&quot;&quot;;[.J444]-[.K445])">
            <text:p/>
          </table:table-cell>
          <table:table-cell table:style-name="ce58" table:formula="of:=IF([.$N445]&gt;[Datos.$C$4]*12+[Datos.$C$5];&quot;&quot;;[Datos.$C$11]-[.L445])">
            <text:p/>
          </table:table-cell>
          <table:table-cell table:style-name="ce73" table:formula="of:=IF([.$N445]&gt;[Datos.$C$4]*12+[Datos.$C$5];&quot;&quot;;[.J444]*[Datos.$C$15])">
            <text:p/>
          </table:table-cell>
          <table:table-cell table:formula="of:=IF([.$N445]=[Datos.$C$4]*12+[Datos.$C$5];HYPERLINK(&quot;http://interes.ax5.org/&quot;);&quot;&quot;)">
            <text:p/>
          </table:table-cell>
          <table:table-cell table:style-name="ce65" table:formula="of:=[.N444]+1" office:value-type="float" office:value="438">
            <text:p>4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6]&gt;[Datos.$C$4]*12+[Datos.$C$5];&quot;&quot;;[.D445]-[.E446])">
            <text:p/>
          </table:table-cell>
          <table:table-cell table:style-name="ce58" table:formula="of:=IF([.$N446]&gt;[Datos.$C$4]*12+[Datos.$C$5];&quot;&quot;;[Datos.$C$9]-[.F446])">
            <text:p/>
          </table:table-cell>
          <table:table-cell table:style-name="ce58" table:formula="of:=IF([.$N446]&gt;[Datos.$C$4]*12+[Datos.$C$5];&quot;&quot;;[.D44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6]&gt;[Datos.$C$4]*12+[Datos.$C$5];&quot;&quot;;[.J445]-[.K446])">
            <text:p/>
          </table:table-cell>
          <table:table-cell table:style-name="ce58" table:formula="of:=IF([.$N446]&gt;[Datos.$C$4]*12+[Datos.$C$5];&quot;&quot;;[Datos.$C$11]-[.L446])">
            <text:p/>
          </table:table-cell>
          <table:table-cell table:style-name="ce73" table:formula="of:=IF([.$N446]&gt;[Datos.$C$4]*12+[Datos.$C$5];&quot;&quot;;[.J445]*[Datos.$C$15])">
            <text:p/>
          </table:table-cell>
          <table:table-cell table:formula="of:=IF([.$N446]=[Datos.$C$4]*12+[Datos.$C$5];HYPERLINK(&quot;http://interes.ax5.org/&quot;);&quot;&quot;)">
            <text:p/>
          </table:table-cell>
          <table:table-cell table:style-name="ce65" table:formula="of:=[.N445]+1" office:value-type="float" office:value="439">
            <text:p>4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7]&gt;[Datos.$C$4]*12+[Datos.$C$5];&quot;&quot;;[.D446]-[.E447])">
            <text:p/>
          </table:table-cell>
          <table:table-cell table:style-name="ce58" table:formula="of:=IF([.$N447]&gt;[Datos.$C$4]*12+[Datos.$C$5];&quot;&quot;;[Datos.$C$9]-[.F447])">
            <text:p/>
          </table:table-cell>
          <table:table-cell table:style-name="ce58" table:formula="of:=IF([.$N447]&gt;[Datos.$C$4]*12+[Datos.$C$5];&quot;&quot;;[.D44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7]&gt;[Datos.$C$4]*12+[Datos.$C$5];&quot;&quot;;[.J446]-[.K447])">
            <text:p/>
          </table:table-cell>
          <table:table-cell table:style-name="ce58" table:formula="of:=IF([.$N447]&gt;[Datos.$C$4]*12+[Datos.$C$5];&quot;&quot;;[Datos.$C$11]-[.L447])">
            <text:p/>
          </table:table-cell>
          <table:table-cell table:style-name="ce73" table:formula="of:=IF([.$N447]&gt;[Datos.$C$4]*12+[Datos.$C$5];&quot;&quot;;[.J446]*[Datos.$C$15])">
            <text:p/>
          </table:table-cell>
          <table:table-cell table:formula="of:=IF([.$N447]=[Datos.$C$4]*12+[Datos.$C$5];HYPERLINK(&quot;http://interes.ax5.org/&quot;);&quot;&quot;)">
            <text:p/>
          </table:table-cell>
          <table:table-cell table:style-name="ce65" table:formula="of:=[.N446]+1" office:value-type="float" office:value="440">
            <text:p>4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8]&gt;[Datos.$C$4]*12+[Datos.$C$5];&quot;&quot;;[.D447]-[.E448])">
            <text:p/>
          </table:table-cell>
          <table:table-cell table:style-name="ce58" table:formula="of:=IF([.$N448]&gt;[Datos.$C$4]*12+[Datos.$C$5];&quot;&quot;;[Datos.$C$9]-[.F448])">
            <text:p/>
          </table:table-cell>
          <table:table-cell table:style-name="ce58" table:formula="of:=IF([.$N448]&gt;[Datos.$C$4]*12+[Datos.$C$5];&quot;&quot;;[.D44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8]&gt;[Datos.$C$4]*12+[Datos.$C$5];&quot;&quot;;[.J447]-[.K448])">
            <text:p/>
          </table:table-cell>
          <table:table-cell table:style-name="ce58" table:formula="of:=IF([.$N448]&gt;[Datos.$C$4]*12+[Datos.$C$5];&quot;&quot;;[Datos.$C$11]-[.L448])">
            <text:p/>
          </table:table-cell>
          <table:table-cell table:style-name="ce73" table:formula="of:=IF([.$N448]&gt;[Datos.$C$4]*12+[Datos.$C$5];&quot;&quot;;[.J447]*[Datos.$C$15])">
            <text:p/>
          </table:table-cell>
          <table:table-cell table:formula="of:=IF([.$N448]=[Datos.$C$4]*12+[Datos.$C$5];HYPERLINK(&quot;http://interes.ax5.org/&quot;);&quot;&quot;)">
            <text:p/>
          </table:table-cell>
          <table:table-cell table:style-name="ce65" table:formula="of:=[.N447]+1" office:value-type="float" office:value="441">
            <text:p>4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9]&gt;[Datos.$C$4]*12+[Datos.$C$5];&quot;&quot;;[.D448]-[.E449])">
            <text:p/>
          </table:table-cell>
          <table:table-cell table:style-name="ce58" table:formula="of:=IF([.$N449]&gt;[Datos.$C$4]*12+[Datos.$C$5];&quot;&quot;;[Datos.$C$9]-[.F449])">
            <text:p/>
          </table:table-cell>
          <table:table-cell table:style-name="ce58" table:formula="of:=IF([.$N449]&gt;[Datos.$C$4]*12+[Datos.$C$5];&quot;&quot;;[.D44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49]&gt;[Datos.$C$4]*12+[Datos.$C$5];&quot;&quot;;[.J448]-[.K449])">
            <text:p/>
          </table:table-cell>
          <table:table-cell table:style-name="ce58" table:formula="of:=IF([.$N449]&gt;[Datos.$C$4]*12+[Datos.$C$5];&quot;&quot;;[Datos.$C$11]-[.L449])">
            <text:p/>
          </table:table-cell>
          <table:table-cell table:style-name="ce73" table:formula="of:=IF([.$N449]&gt;[Datos.$C$4]*12+[Datos.$C$5];&quot;&quot;;[.J448]*[Datos.$C$15])">
            <text:p/>
          </table:table-cell>
          <table:table-cell table:formula="of:=IF([.$N449]=[Datos.$C$4]*12+[Datos.$C$5];HYPERLINK(&quot;http://interes.ax5.org/&quot;);&quot;&quot;)">
            <text:p/>
          </table:table-cell>
          <table:table-cell table:style-name="ce65" table:formula="of:=[.N448]+1" office:value-type="float" office:value="442">
            <text:p>4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0]&gt;[Datos.$C$4]*12+[Datos.$C$5];&quot;&quot;;[.D449]-[.E450])">
            <text:p/>
          </table:table-cell>
          <table:table-cell table:style-name="ce58" table:formula="of:=IF([.$N450]&gt;[Datos.$C$4]*12+[Datos.$C$5];&quot;&quot;;[Datos.$C$9]-[.F450])">
            <text:p/>
          </table:table-cell>
          <table:table-cell table:style-name="ce58" table:formula="of:=IF([.$N450]&gt;[Datos.$C$4]*12+[Datos.$C$5];&quot;&quot;;[.D44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0]&gt;[Datos.$C$4]*12+[Datos.$C$5];&quot;&quot;;[.J449]-[.K450])">
            <text:p/>
          </table:table-cell>
          <table:table-cell table:style-name="ce58" table:formula="of:=IF([.$N450]&gt;[Datos.$C$4]*12+[Datos.$C$5];&quot;&quot;;[Datos.$C$11]-[.L450])">
            <text:p/>
          </table:table-cell>
          <table:table-cell table:style-name="ce73" table:formula="of:=IF([.$N450]&gt;[Datos.$C$4]*12+[Datos.$C$5];&quot;&quot;;[.J449]*[Datos.$C$15])">
            <text:p/>
          </table:table-cell>
          <table:table-cell table:formula="of:=IF([.$N450]=[Datos.$C$4]*12+[Datos.$C$5];HYPERLINK(&quot;http://interes.ax5.org/&quot;);&quot;&quot;)">
            <text:p/>
          </table:table-cell>
          <table:table-cell table:style-name="ce65" table:formula="of:=[.N449]+1" office:value-type="float" office:value="443">
            <text:p>44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39]+1" office:value-type="float" office:value="2051">
            <text:p>2051</text:p>
          </table:table-cell>
          <table:table-cell/>
          <table:table-cell table:style-name="ce57" table:formula="of:=IF([.$N451]&gt;[Datos.$C$4]*12+[Datos.$C$5];&quot;&quot;;[.D450]-[.E451])">
            <text:p/>
          </table:table-cell>
          <table:table-cell table:style-name="ce57" table:formula="of:=IF([.$N451]&gt;[Datos.$C$4]*12+[Datos.$C$5];&quot;&quot;;[Datos.$C$9]-[.F451])">
            <text:p/>
          </table:table-cell>
          <table:table-cell table:style-name="ce57" table:formula="of:=IF([.$N451]&gt;[Datos.$C$4]*12+[Datos.$C$5];&quot;&quot;;[.D450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51]&gt;[Datos.$C$4]*12+[Datos.$C$5];&quot;&quot;;[.J450]-[.K451])">
            <text:p/>
          </table:table-cell>
          <table:table-cell table:style-name="ce57" table:formula="of:=IF([.$N451]&gt;[Datos.$C$4]*12+[Datos.$C$5];&quot;&quot;;[Datos.$C$11]-[.L451])">
            <text:p/>
          </table:table-cell>
          <table:table-cell table:style-name="ce74" table:formula="of:=IF([.$N451]&gt;[Datos.$C$4]*12+[Datos.$C$5];&quot;&quot;;[.J450]*[Datos.$C$15])">
            <text:p/>
          </table:table-cell>
          <table:table-cell table:formula="of:=IF([.$N451]=[Datos.$C$4]*12+[Datos.$C$5];HYPERLINK(&quot;http://interes.ax5.org/&quot;);&quot;&quot;)">
            <text:p/>
          </table:table-cell>
          <table:table-cell table:style-name="ce64" table:formula="of:=[.N450]+1" office:value-type="float" office:value="444">
            <text:p>4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2]&gt;[Datos.$C$4]*12+[Datos.$C$5];&quot;&quot;;[.D451]-[.E452])">
            <text:p/>
          </table:table-cell>
          <table:table-cell table:style-name="ce58" table:formula="of:=IF([.$N452]&gt;[Datos.$C$4]*12+[Datos.$C$5];&quot;&quot;;[Datos.$C$9]-[.F452])">
            <text:p/>
          </table:table-cell>
          <table:table-cell table:style-name="ce58" table:formula="of:=IF([.$N452]&gt;[Datos.$C$4]*12+[Datos.$C$5];&quot;&quot;;[.D45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2]&gt;[Datos.$C$4]*12+[Datos.$C$5];&quot;&quot;;[.J451]-[.K452])">
            <text:p/>
          </table:table-cell>
          <table:table-cell table:style-name="ce58" table:formula="of:=IF([.$N452]&gt;[Datos.$C$4]*12+[Datos.$C$5];&quot;&quot;;[Datos.$C$11]-[.L452])">
            <text:p/>
          </table:table-cell>
          <table:table-cell table:style-name="ce73" table:formula="of:=IF([.$N452]&gt;[Datos.$C$4]*12+[Datos.$C$5];&quot;&quot;;[.J451]*[Datos.$C$15])">
            <text:p/>
          </table:table-cell>
          <table:table-cell table:formula="of:=IF([.$N452]=[Datos.$C$4]*12+[Datos.$C$5];HYPERLINK(&quot;http://interes.ax5.org/&quot;);&quot;&quot;)">
            <text:p/>
          </table:table-cell>
          <table:table-cell table:style-name="ce65" table:formula="of:=[.N451]+1" office:value-type="float" office:value="445">
            <text:p>4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3]&gt;[Datos.$C$4]*12+[Datos.$C$5];&quot;&quot;;[.D452]-[.E453])">
            <text:p/>
          </table:table-cell>
          <table:table-cell table:style-name="ce58" table:formula="of:=IF([.$N453]&gt;[Datos.$C$4]*12+[Datos.$C$5];&quot;&quot;;[Datos.$C$9]-[.F453])">
            <text:p/>
          </table:table-cell>
          <table:table-cell table:style-name="ce58" table:formula="of:=IF([.$N453]&gt;[Datos.$C$4]*12+[Datos.$C$5];&quot;&quot;;[.D45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3]&gt;[Datos.$C$4]*12+[Datos.$C$5];&quot;&quot;;[.J452]-[.K453])">
            <text:p/>
          </table:table-cell>
          <table:table-cell table:style-name="ce58" table:formula="of:=IF([.$N453]&gt;[Datos.$C$4]*12+[Datos.$C$5];&quot;&quot;;[Datos.$C$11]-[.L453])">
            <text:p/>
          </table:table-cell>
          <table:table-cell table:style-name="ce73" table:formula="of:=IF([.$N453]&gt;[Datos.$C$4]*12+[Datos.$C$5];&quot;&quot;;[.J452]*[Datos.$C$15])">
            <text:p/>
          </table:table-cell>
          <table:table-cell table:formula="of:=IF([.$N453]=[Datos.$C$4]*12+[Datos.$C$5];HYPERLINK(&quot;http://interes.ax5.org/&quot;);&quot;&quot;)">
            <text:p/>
          </table:table-cell>
          <table:table-cell table:style-name="ce65" table:formula="of:=[.N452]+1" office:value-type="float" office:value="446">
            <text:p>4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4]&gt;[Datos.$C$4]*12+[Datos.$C$5];&quot;&quot;;[.D453]-[.E454])">
            <text:p/>
          </table:table-cell>
          <table:table-cell table:style-name="ce58" table:formula="of:=IF([.$N454]&gt;[Datos.$C$4]*12+[Datos.$C$5];&quot;&quot;;[Datos.$C$9]-[.F454])">
            <text:p/>
          </table:table-cell>
          <table:table-cell table:style-name="ce58" table:formula="of:=IF([.$N454]&gt;[Datos.$C$4]*12+[Datos.$C$5];&quot;&quot;;[.D45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4]&gt;[Datos.$C$4]*12+[Datos.$C$5];&quot;&quot;;[.J453]-[.K454])">
            <text:p/>
          </table:table-cell>
          <table:table-cell table:style-name="ce58" table:formula="of:=IF([.$N454]&gt;[Datos.$C$4]*12+[Datos.$C$5];&quot;&quot;;[Datos.$C$11]-[.L454])">
            <text:p/>
          </table:table-cell>
          <table:table-cell table:style-name="ce73" table:formula="of:=IF([.$N454]&gt;[Datos.$C$4]*12+[Datos.$C$5];&quot;&quot;;[.J453]*[Datos.$C$15])">
            <text:p/>
          </table:table-cell>
          <table:table-cell table:formula="of:=IF([.$N454]=[Datos.$C$4]*12+[Datos.$C$5];HYPERLINK(&quot;http://interes.ax5.org/&quot;);&quot;&quot;)">
            <text:p/>
          </table:table-cell>
          <table:table-cell table:style-name="ce65" table:formula="of:=[.N453]+1" office:value-type="float" office:value="447">
            <text:p>4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5]&gt;[Datos.$C$4]*12+[Datos.$C$5];&quot;&quot;;[.D454]-[.E455])">
            <text:p/>
          </table:table-cell>
          <table:table-cell table:style-name="ce58" table:formula="of:=IF([.$N455]&gt;[Datos.$C$4]*12+[Datos.$C$5];&quot;&quot;;[Datos.$C$9]-[.F455])">
            <text:p/>
          </table:table-cell>
          <table:table-cell table:style-name="ce58" table:formula="of:=IF([.$N455]&gt;[Datos.$C$4]*12+[Datos.$C$5];&quot;&quot;;[.D45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5]&gt;[Datos.$C$4]*12+[Datos.$C$5];&quot;&quot;;[.J454]-[.K455])">
            <text:p/>
          </table:table-cell>
          <table:table-cell table:style-name="ce58" table:formula="of:=IF([.$N455]&gt;[Datos.$C$4]*12+[Datos.$C$5];&quot;&quot;;[Datos.$C$11]-[.L455])">
            <text:p/>
          </table:table-cell>
          <table:table-cell table:style-name="ce73" table:formula="of:=IF([.$N455]&gt;[Datos.$C$4]*12+[Datos.$C$5];&quot;&quot;;[.J454]*[Datos.$C$15])">
            <text:p/>
          </table:table-cell>
          <table:table-cell table:formula="of:=IF([.$N455]=[Datos.$C$4]*12+[Datos.$C$5];HYPERLINK(&quot;http://interes.ax5.org/&quot;);&quot;&quot;)">
            <text:p/>
          </table:table-cell>
          <table:table-cell table:style-name="ce65" table:formula="of:=[.N454]+1" office:value-type="float" office:value="448">
            <text:p>4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6]&gt;[Datos.$C$4]*12+[Datos.$C$5];&quot;&quot;;[.D455]-[.E456])">
            <text:p/>
          </table:table-cell>
          <table:table-cell table:style-name="ce58" table:formula="of:=IF([.$N456]&gt;[Datos.$C$4]*12+[Datos.$C$5];&quot;&quot;;[Datos.$C$9]-[.F456])">
            <text:p/>
          </table:table-cell>
          <table:table-cell table:style-name="ce58" table:formula="of:=IF([.$N456]&gt;[Datos.$C$4]*12+[Datos.$C$5];&quot;&quot;;[.D45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6]&gt;[Datos.$C$4]*12+[Datos.$C$5];&quot;&quot;;[.J455]-[.K456])">
            <text:p/>
          </table:table-cell>
          <table:table-cell table:style-name="ce58" table:formula="of:=IF([.$N456]&gt;[Datos.$C$4]*12+[Datos.$C$5];&quot;&quot;;[Datos.$C$11]-[.L456])">
            <text:p/>
          </table:table-cell>
          <table:table-cell table:style-name="ce73" table:formula="of:=IF([.$N456]&gt;[Datos.$C$4]*12+[Datos.$C$5];&quot;&quot;;[.J455]*[Datos.$C$15])">
            <text:p/>
          </table:table-cell>
          <table:table-cell table:formula="of:=IF([.$N456]=[Datos.$C$4]*12+[Datos.$C$5];HYPERLINK(&quot;http://interes.ax5.org/&quot;);&quot;&quot;)">
            <text:p/>
          </table:table-cell>
          <table:table-cell table:style-name="ce65" table:formula="of:=[.N455]+1" office:value-type="float" office:value="449">
            <text:p>4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7]&gt;[Datos.$C$4]*12+[Datos.$C$5];&quot;&quot;;[.D456]-[.E457])">
            <text:p/>
          </table:table-cell>
          <table:table-cell table:style-name="ce58" table:formula="of:=IF([.$N457]&gt;[Datos.$C$4]*12+[Datos.$C$5];&quot;&quot;;[Datos.$C$9]-[.F457])">
            <text:p/>
          </table:table-cell>
          <table:table-cell table:style-name="ce58" table:formula="of:=IF([.$N457]&gt;[Datos.$C$4]*12+[Datos.$C$5];&quot;&quot;;[.D45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7]&gt;[Datos.$C$4]*12+[Datos.$C$5];&quot;&quot;;[.J456]-[.K457])">
            <text:p/>
          </table:table-cell>
          <table:table-cell table:style-name="ce58" table:formula="of:=IF([.$N457]&gt;[Datos.$C$4]*12+[Datos.$C$5];&quot;&quot;;[Datos.$C$11]-[.L457])">
            <text:p/>
          </table:table-cell>
          <table:table-cell table:style-name="ce73" table:formula="of:=IF([.$N457]&gt;[Datos.$C$4]*12+[Datos.$C$5];&quot;&quot;;[.J456]*[Datos.$C$15])">
            <text:p/>
          </table:table-cell>
          <table:table-cell table:formula="of:=IF([.$N457]=[Datos.$C$4]*12+[Datos.$C$5];HYPERLINK(&quot;http://interes.ax5.org/&quot;);&quot;&quot;)">
            <text:p/>
          </table:table-cell>
          <table:table-cell table:style-name="ce65" table:formula="of:=[.N456]+1" office:value-type="float" office:value="450">
            <text:p>4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8]&gt;[Datos.$C$4]*12+[Datos.$C$5];&quot;&quot;;[.D457]-[.E458])">
            <text:p/>
          </table:table-cell>
          <table:table-cell table:style-name="ce58" table:formula="of:=IF([.$N458]&gt;[Datos.$C$4]*12+[Datos.$C$5];&quot;&quot;;[Datos.$C$9]-[.F458])">
            <text:p/>
          </table:table-cell>
          <table:table-cell table:style-name="ce58" table:formula="of:=IF([.$N458]&gt;[Datos.$C$4]*12+[Datos.$C$5];&quot;&quot;;[.D45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8]&gt;[Datos.$C$4]*12+[Datos.$C$5];&quot;&quot;;[.J457]-[.K458])">
            <text:p/>
          </table:table-cell>
          <table:table-cell table:style-name="ce58" table:formula="of:=IF([.$N458]&gt;[Datos.$C$4]*12+[Datos.$C$5];&quot;&quot;;[Datos.$C$11]-[.L458])">
            <text:p/>
          </table:table-cell>
          <table:table-cell table:style-name="ce73" table:formula="of:=IF([.$N458]&gt;[Datos.$C$4]*12+[Datos.$C$5];&quot;&quot;;[.J457]*[Datos.$C$15])">
            <text:p/>
          </table:table-cell>
          <table:table-cell table:formula="of:=IF([.$N458]=[Datos.$C$4]*12+[Datos.$C$5];HYPERLINK(&quot;http://interes.ax5.org/&quot;);&quot;&quot;)">
            <text:p/>
          </table:table-cell>
          <table:table-cell table:style-name="ce65" table:formula="of:=[.N457]+1" office:value-type="float" office:value="451">
            <text:p>4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9]&gt;[Datos.$C$4]*12+[Datos.$C$5];&quot;&quot;;[.D458]-[.E459])">
            <text:p/>
          </table:table-cell>
          <table:table-cell table:style-name="ce58" table:formula="of:=IF([.$N459]&gt;[Datos.$C$4]*12+[Datos.$C$5];&quot;&quot;;[Datos.$C$9]-[.F459])">
            <text:p/>
          </table:table-cell>
          <table:table-cell table:style-name="ce58" table:formula="of:=IF([.$N459]&gt;[Datos.$C$4]*12+[Datos.$C$5];&quot;&quot;;[.D45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59]&gt;[Datos.$C$4]*12+[Datos.$C$5];&quot;&quot;;[.J458]-[.K459])">
            <text:p/>
          </table:table-cell>
          <table:table-cell table:style-name="ce58" table:formula="of:=IF([.$N459]&gt;[Datos.$C$4]*12+[Datos.$C$5];&quot;&quot;;[Datos.$C$11]-[.L459])">
            <text:p/>
          </table:table-cell>
          <table:table-cell table:style-name="ce73" table:formula="of:=IF([.$N459]&gt;[Datos.$C$4]*12+[Datos.$C$5];&quot;&quot;;[.J458]*[Datos.$C$15])">
            <text:p/>
          </table:table-cell>
          <table:table-cell table:formula="of:=IF([.$N459]=[Datos.$C$4]*12+[Datos.$C$5];HYPERLINK(&quot;http://interes.ax5.org/&quot;);&quot;&quot;)">
            <text:p/>
          </table:table-cell>
          <table:table-cell table:style-name="ce65" table:formula="of:=[.N458]+1" office:value-type="float" office:value="452">
            <text:p>4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0]&gt;[Datos.$C$4]*12+[Datos.$C$5];&quot;&quot;;[.D459]-[.E460])">
            <text:p/>
          </table:table-cell>
          <table:table-cell table:style-name="ce58" table:formula="of:=IF([.$N460]&gt;[Datos.$C$4]*12+[Datos.$C$5];&quot;&quot;;[Datos.$C$9]-[.F460])">
            <text:p/>
          </table:table-cell>
          <table:table-cell table:style-name="ce58" table:formula="of:=IF([.$N460]&gt;[Datos.$C$4]*12+[Datos.$C$5];&quot;&quot;;[.D45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0]&gt;[Datos.$C$4]*12+[Datos.$C$5];&quot;&quot;;[.J459]-[.K460])">
            <text:p/>
          </table:table-cell>
          <table:table-cell table:style-name="ce58" table:formula="of:=IF([.$N460]&gt;[Datos.$C$4]*12+[Datos.$C$5];&quot;&quot;;[Datos.$C$11]-[.L460])">
            <text:p/>
          </table:table-cell>
          <table:table-cell table:style-name="ce73" table:formula="of:=IF([.$N460]&gt;[Datos.$C$4]*12+[Datos.$C$5];&quot;&quot;;[.J459]*[Datos.$C$15])">
            <text:p/>
          </table:table-cell>
          <table:table-cell table:formula="of:=IF([.$N460]=[Datos.$C$4]*12+[Datos.$C$5];HYPERLINK(&quot;http://interes.ax5.org/&quot;);&quot;&quot;)">
            <text:p/>
          </table:table-cell>
          <table:table-cell table:style-name="ce65" table:formula="of:=[.N459]+1" office:value-type="float" office:value="453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1]&gt;[Datos.$C$4]*12+[Datos.$C$5];&quot;&quot;;[.D460]-[.E461])">
            <text:p/>
          </table:table-cell>
          <table:table-cell table:style-name="ce58" table:formula="of:=IF([.$N461]&gt;[Datos.$C$4]*12+[Datos.$C$5];&quot;&quot;;[Datos.$C$9]-[.F461])">
            <text:p/>
          </table:table-cell>
          <table:table-cell table:style-name="ce58" table:formula="of:=IF([.$N461]&gt;[Datos.$C$4]*12+[Datos.$C$5];&quot;&quot;;[.D46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1]&gt;[Datos.$C$4]*12+[Datos.$C$5];&quot;&quot;;[.J460]-[.K461])">
            <text:p/>
          </table:table-cell>
          <table:table-cell table:style-name="ce58" table:formula="of:=IF([.$N461]&gt;[Datos.$C$4]*12+[Datos.$C$5];&quot;&quot;;[Datos.$C$11]-[.L461])">
            <text:p/>
          </table:table-cell>
          <table:table-cell table:style-name="ce73" table:formula="of:=IF([.$N461]&gt;[Datos.$C$4]*12+[Datos.$C$5];&quot;&quot;;[.J460]*[Datos.$C$15])">
            <text:p/>
          </table:table-cell>
          <table:table-cell table:formula="of:=IF([.$N461]=[Datos.$C$4]*12+[Datos.$C$5];HYPERLINK(&quot;http://interes.ax5.org/&quot;);&quot;&quot;)">
            <text:p/>
          </table:table-cell>
          <table:table-cell table:style-name="ce65" table:formula="of:=[.N460]+1" office:value-type="float" office:value="454">
            <text:p>4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2]&gt;[Datos.$C$4]*12+[Datos.$C$5];&quot;&quot;;[.D461]-[.E462])">
            <text:p/>
          </table:table-cell>
          <table:table-cell table:style-name="ce58" table:formula="of:=IF([.$N462]&gt;[Datos.$C$4]*12+[Datos.$C$5];&quot;&quot;;[Datos.$C$9]-[.F462])">
            <text:p/>
          </table:table-cell>
          <table:table-cell table:style-name="ce58" table:formula="of:=IF([.$N462]&gt;[Datos.$C$4]*12+[Datos.$C$5];&quot;&quot;;[.D46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2]&gt;[Datos.$C$4]*12+[Datos.$C$5];&quot;&quot;;[.J461]-[.K462])">
            <text:p/>
          </table:table-cell>
          <table:table-cell table:style-name="ce58" table:formula="of:=IF([.$N462]&gt;[Datos.$C$4]*12+[Datos.$C$5];&quot;&quot;;[Datos.$C$11]-[.L462])">
            <text:p/>
          </table:table-cell>
          <table:table-cell table:style-name="ce73" table:formula="of:=IF([.$N462]&gt;[Datos.$C$4]*12+[Datos.$C$5];&quot;&quot;;[.J461]*[Datos.$C$15])">
            <text:p/>
          </table:table-cell>
          <table:table-cell table:formula="of:=IF([.$N462]=[Datos.$C$4]*12+[Datos.$C$5];HYPERLINK(&quot;http://interes.ax5.org/&quot;);&quot;&quot;)">
            <text:p/>
          </table:table-cell>
          <table:table-cell table:style-name="ce65" table:formula="of:=[.N461]+1" office:value-type="float" office:value="455">
            <text:p>45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51]+1" office:value-type="float" office:value="2052">
            <text:p>2052</text:p>
          </table:table-cell>
          <table:table-cell/>
          <table:table-cell table:style-name="ce57" table:formula="of:=IF([.$N463]&gt;[Datos.$C$4]*12+[Datos.$C$5];&quot;&quot;;[.D462]-[.E463])">
            <text:p/>
          </table:table-cell>
          <table:table-cell table:style-name="ce57" table:formula="of:=IF([.$N463]&gt;[Datos.$C$4]*12+[Datos.$C$5];&quot;&quot;;[Datos.$C$9]-[.F463])">
            <text:p/>
          </table:table-cell>
          <table:table-cell table:style-name="ce57" table:formula="of:=IF([.$N463]&gt;[Datos.$C$4]*12+[Datos.$C$5];&quot;&quot;;[.D462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63]&gt;[Datos.$C$4]*12+[Datos.$C$5];&quot;&quot;;[.J462]-[.K463])">
            <text:p/>
          </table:table-cell>
          <table:table-cell table:style-name="ce57" table:formula="of:=IF([.$N463]&gt;[Datos.$C$4]*12+[Datos.$C$5];&quot;&quot;;[Datos.$C$11]-[.L463])">
            <text:p/>
          </table:table-cell>
          <table:table-cell table:style-name="ce74" table:formula="of:=IF([.$N463]&gt;[Datos.$C$4]*12+[Datos.$C$5];&quot;&quot;;[.J462]*[Datos.$C$15])">
            <text:p/>
          </table:table-cell>
          <table:table-cell table:formula="of:=IF([.$N463]=[Datos.$C$4]*12+[Datos.$C$5];HYPERLINK(&quot;http://interes.ax5.org/&quot;);&quot;&quot;)">
            <text:p/>
          </table:table-cell>
          <table:table-cell table:style-name="ce64" table:formula="of:=[.N462]+1" office:value-type="float" office:value="456">
            <text:p>4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4]&gt;[Datos.$C$4]*12+[Datos.$C$5];&quot;&quot;;[.D463]-[.E464])">
            <text:p/>
          </table:table-cell>
          <table:table-cell table:style-name="ce58" table:formula="of:=IF([.$N464]&gt;[Datos.$C$4]*12+[Datos.$C$5];&quot;&quot;;[Datos.$C$9]-[.F464])">
            <text:p/>
          </table:table-cell>
          <table:table-cell table:style-name="ce58" table:formula="of:=IF([.$N464]&gt;[Datos.$C$4]*12+[Datos.$C$5];&quot;&quot;;[.D46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4]&gt;[Datos.$C$4]*12+[Datos.$C$5];&quot;&quot;;[.J463]-[.K464])">
            <text:p/>
          </table:table-cell>
          <table:table-cell table:style-name="ce58" table:formula="of:=IF([.$N464]&gt;[Datos.$C$4]*12+[Datos.$C$5];&quot;&quot;;[Datos.$C$11]-[.L464])">
            <text:p/>
          </table:table-cell>
          <table:table-cell table:style-name="ce73" table:formula="of:=IF([.$N464]&gt;[Datos.$C$4]*12+[Datos.$C$5];&quot;&quot;;[.J463]*[Datos.$C$15])">
            <text:p/>
          </table:table-cell>
          <table:table-cell table:formula="of:=IF([.$N464]=[Datos.$C$4]*12+[Datos.$C$5];HYPERLINK(&quot;http://interes.ax5.org/&quot;);&quot;&quot;)">
            <text:p/>
          </table:table-cell>
          <table:table-cell table:style-name="ce65" table:formula="of:=[.N463]+1" office:value-type="float" office:value="457">
            <text:p>4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5]&gt;[Datos.$C$4]*12+[Datos.$C$5];&quot;&quot;;[.D464]-[.E465])">
            <text:p/>
          </table:table-cell>
          <table:table-cell table:style-name="ce58" table:formula="of:=IF([.$N465]&gt;[Datos.$C$4]*12+[Datos.$C$5];&quot;&quot;;[Datos.$C$9]-[.F465])">
            <text:p/>
          </table:table-cell>
          <table:table-cell table:style-name="ce58" table:formula="of:=IF([.$N465]&gt;[Datos.$C$4]*12+[Datos.$C$5];&quot;&quot;;[.D46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5]&gt;[Datos.$C$4]*12+[Datos.$C$5];&quot;&quot;;[.J464]-[.K465])">
            <text:p/>
          </table:table-cell>
          <table:table-cell table:style-name="ce58" table:formula="of:=IF([.$N465]&gt;[Datos.$C$4]*12+[Datos.$C$5];&quot;&quot;;[Datos.$C$11]-[.L465])">
            <text:p/>
          </table:table-cell>
          <table:table-cell table:style-name="ce73" table:formula="of:=IF([.$N465]&gt;[Datos.$C$4]*12+[Datos.$C$5];&quot;&quot;;[.J464]*[Datos.$C$15])">
            <text:p/>
          </table:table-cell>
          <table:table-cell table:formula="of:=IF([.$N465]=[Datos.$C$4]*12+[Datos.$C$5];HYPERLINK(&quot;http://interes.ax5.org/&quot;);&quot;&quot;)">
            <text:p/>
          </table:table-cell>
          <table:table-cell table:style-name="ce65" table:formula="of:=[.N464]+1" office:value-type="float" office:value="458">
            <text:p>4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6]&gt;[Datos.$C$4]*12+[Datos.$C$5];&quot;&quot;;[.D465]-[.E466])">
            <text:p/>
          </table:table-cell>
          <table:table-cell table:style-name="ce58" table:formula="of:=IF([.$N466]&gt;[Datos.$C$4]*12+[Datos.$C$5];&quot;&quot;;[Datos.$C$9]-[.F466])">
            <text:p/>
          </table:table-cell>
          <table:table-cell table:style-name="ce58" table:formula="of:=IF([.$N466]&gt;[Datos.$C$4]*12+[Datos.$C$5];&quot;&quot;;[.D46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6]&gt;[Datos.$C$4]*12+[Datos.$C$5];&quot;&quot;;[.J465]-[.K466])">
            <text:p/>
          </table:table-cell>
          <table:table-cell table:style-name="ce58" table:formula="of:=IF([.$N466]&gt;[Datos.$C$4]*12+[Datos.$C$5];&quot;&quot;;[Datos.$C$11]-[.L466])">
            <text:p/>
          </table:table-cell>
          <table:table-cell table:style-name="ce73" table:formula="of:=IF([.$N466]&gt;[Datos.$C$4]*12+[Datos.$C$5];&quot;&quot;;[.J465]*[Datos.$C$15])">
            <text:p/>
          </table:table-cell>
          <table:table-cell table:formula="of:=IF([.$N466]=[Datos.$C$4]*12+[Datos.$C$5];HYPERLINK(&quot;http://interes.ax5.org/&quot;);&quot;&quot;)">
            <text:p/>
          </table:table-cell>
          <table:table-cell table:style-name="ce65" table:formula="of:=[.N465]+1" office:value-type="float" office:value="459">
            <text:p>4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7]&gt;[Datos.$C$4]*12+[Datos.$C$5];&quot;&quot;;[.D466]-[.E467])">
            <text:p/>
          </table:table-cell>
          <table:table-cell table:style-name="ce58" table:formula="of:=IF([.$N467]&gt;[Datos.$C$4]*12+[Datos.$C$5];&quot;&quot;;[Datos.$C$9]-[.F467])">
            <text:p/>
          </table:table-cell>
          <table:table-cell table:style-name="ce58" table:formula="of:=IF([.$N467]&gt;[Datos.$C$4]*12+[Datos.$C$5];&quot;&quot;;[.D46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7]&gt;[Datos.$C$4]*12+[Datos.$C$5];&quot;&quot;;[.J466]-[.K467])">
            <text:p/>
          </table:table-cell>
          <table:table-cell table:style-name="ce58" table:formula="of:=IF([.$N467]&gt;[Datos.$C$4]*12+[Datos.$C$5];&quot;&quot;;[Datos.$C$11]-[.L467])">
            <text:p/>
          </table:table-cell>
          <table:table-cell table:style-name="ce73" table:formula="of:=IF([.$N467]&gt;[Datos.$C$4]*12+[Datos.$C$5];&quot;&quot;;[.J466]*[Datos.$C$15])">
            <text:p/>
          </table:table-cell>
          <table:table-cell table:formula="of:=IF([.$N467]=[Datos.$C$4]*12+[Datos.$C$5];HYPERLINK(&quot;http://interes.ax5.org/&quot;);&quot;&quot;)">
            <text:p/>
          </table:table-cell>
          <table:table-cell table:style-name="ce65" table:formula="of:=[.N466]+1" office:value-type="float" office:value="460">
            <text:p>4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8]&gt;[Datos.$C$4]*12+[Datos.$C$5];&quot;&quot;;[.D467]-[.E468])">
            <text:p/>
          </table:table-cell>
          <table:table-cell table:style-name="ce58" table:formula="of:=IF([.$N468]&gt;[Datos.$C$4]*12+[Datos.$C$5];&quot;&quot;;[Datos.$C$9]-[.F468])">
            <text:p/>
          </table:table-cell>
          <table:table-cell table:style-name="ce58" table:formula="of:=IF([.$N468]&gt;[Datos.$C$4]*12+[Datos.$C$5];&quot;&quot;;[.D46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8]&gt;[Datos.$C$4]*12+[Datos.$C$5];&quot;&quot;;[.J467]-[.K468])">
            <text:p/>
          </table:table-cell>
          <table:table-cell table:style-name="ce58" table:formula="of:=IF([.$N468]&gt;[Datos.$C$4]*12+[Datos.$C$5];&quot;&quot;;[Datos.$C$11]-[.L468])">
            <text:p/>
          </table:table-cell>
          <table:table-cell table:style-name="ce73" table:formula="of:=IF([.$N468]&gt;[Datos.$C$4]*12+[Datos.$C$5];&quot;&quot;;[.J467]*[Datos.$C$15])">
            <text:p/>
          </table:table-cell>
          <table:table-cell table:formula="of:=IF([.$N468]=[Datos.$C$4]*12+[Datos.$C$5];HYPERLINK(&quot;http://interes.ax5.org/&quot;);&quot;&quot;)">
            <text:p/>
          </table:table-cell>
          <table:table-cell table:style-name="ce65" table:formula="of:=[.N467]+1" office:value-type="float" office:value="461">
            <text:p>4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9]&gt;[Datos.$C$4]*12+[Datos.$C$5];&quot;&quot;;[.D468]-[.E469])">
            <text:p/>
          </table:table-cell>
          <table:table-cell table:style-name="ce58" table:formula="of:=IF([.$N469]&gt;[Datos.$C$4]*12+[Datos.$C$5];&quot;&quot;;[Datos.$C$9]-[.F469])">
            <text:p/>
          </table:table-cell>
          <table:table-cell table:style-name="ce58" table:formula="of:=IF([.$N469]&gt;[Datos.$C$4]*12+[Datos.$C$5];&quot;&quot;;[.D46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69]&gt;[Datos.$C$4]*12+[Datos.$C$5];&quot;&quot;;[.J468]-[.K469])">
            <text:p/>
          </table:table-cell>
          <table:table-cell table:style-name="ce58" table:formula="of:=IF([.$N469]&gt;[Datos.$C$4]*12+[Datos.$C$5];&quot;&quot;;[Datos.$C$11]-[.L469])">
            <text:p/>
          </table:table-cell>
          <table:table-cell table:style-name="ce73" table:formula="of:=IF([.$N469]&gt;[Datos.$C$4]*12+[Datos.$C$5];&quot;&quot;;[.J468]*[Datos.$C$15])">
            <text:p/>
          </table:table-cell>
          <table:table-cell table:formula="of:=IF([.$N469]=[Datos.$C$4]*12+[Datos.$C$5];HYPERLINK(&quot;http://interes.ax5.org/&quot;);&quot;&quot;)">
            <text:p/>
          </table:table-cell>
          <table:table-cell table:style-name="ce65" table:formula="of:=[.N468]+1" office:value-type="float" office:value="462">
            <text:p>4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0]&gt;[Datos.$C$4]*12+[Datos.$C$5];&quot;&quot;;[.D469]-[.E470])">
            <text:p/>
          </table:table-cell>
          <table:table-cell table:style-name="ce58" table:formula="of:=IF([.$N470]&gt;[Datos.$C$4]*12+[Datos.$C$5];&quot;&quot;;[Datos.$C$9]-[.F470])">
            <text:p/>
          </table:table-cell>
          <table:table-cell table:style-name="ce58" table:formula="of:=IF([.$N470]&gt;[Datos.$C$4]*12+[Datos.$C$5];&quot;&quot;;[.D46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0]&gt;[Datos.$C$4]*12+[Datos.$C$5];&quot;&quot;;[.J469]-[.K470])">
            <text:p/>
          </table:table-cell>
          <table:table-cell table:style-name="ce58" table:formula="of:=IF([.$N470]&gt;[Datos.$C$4]*12+[Datos.$C$5];&quot;&quot;;[Datos.$C$11]-[.L470])">
            <text:p/>
          </table:table-cell>
          <table:table-cell table:style-name="ce73" table:formula="of:=IF([.$N470]&gt;[Datos.$C$4]*12+[Datos.$C$5];&quot;&quot;;[.J469]*[Datos.$C$15])">
            <text:p/>
          </table:table-cell>
          <table:table-cell table:formula="of:=IF([.$N470]=[Datos.$C$4]*12+[Datos.$C$5];HYPERLINK(&quot;http://interes.ax5.org/&quot;);&quot;&quot;)">
            <text:p/>
          </table:table-cell>
          <table:table-cell table:style-name="ce65" table:formula="of:=[.N469]+1" office:value-type="float" office:value="463">
            <text:p>4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1]&gt;[Datos.$C$4]*12+[Datos.$C$5];&quot;&quot;;[.D470]-[.E471])">
            <text:p/>
          </table:table-cell>
          <table:table-cell table:style-name="ce58" table:formula="of:=IF([.$N471]&gt;[Datos.$C$4]*12+[Datos.$C$5];&quot;&quot;;[Datos.$C$9]-[.F471])">
            <text:p/>
          </table:table-cell>
          <table:table-cell table:style-name="ce58" table:formula="of:=IF([.$N471]&gt;[Datos.$C$4]*12+[Datos.$C$5];&quot;&quot;;[.D47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1]&gt;[Datos.$C$4]*12+[Datos.$C$5];&quot;&quot;;[.J470]-[.K471])">
            <text:p/>
          </table:table-cell>
          <table:table-cell table:style-name="ce58" table:formula="of:=IF([.$N471]&gt;[Datos.$C$4]*12+[Datos.$C$5];&quot;&quot;;[Datos.$C$11]-[.L471])">
            <text:p/>
          </table:table-cell>
          <table:table-cell table:style-name="ce73" table:formula="of:=IF([.$N471]&gt;[Datos.$C$4]*12+[Datos.$C$5];&quot;&quot;;[.J470]*[Datos.$C$15])">
            <text:p/>
          </table:table-cell>
          <table:table-cell table:formula="of:=IF([.$N471]=[Datos.$C$4]*12+[Datos.$C$5];HYPERLINK(&quot;http://interes.ax5.org/&quot;);&quot;&quot;)">
            <text:p/>
          </table:table-cell>
          <table:table-cell table:style-name="ce65" table:formula="of:=[.N470]+1" office:value-type="float" office:value="464">
            <text:p>4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2]&gt;[Datos.$C$4]*12+[Datos.$C$5];&quot;&quot;;[.D471]-[.E472])">
            <text:p/>
          </table:table-cell>
          <table:table-cell table:style-name="ce58" table:formula="of:=IF([.$N472]&gt;[Datos.$C$4]*12+[Datos.$C$5];&quot;&quot;;[Datos.$C$9]-[.F472])">
            <text:p/>
          </table:table-cell>
          <table:table-cell table:style-name="ce58" table:formula="of:=IF([.$N472]&gt;[Datos.$C$4]*12+[Datos.$C$5];&quot;&quot;;[.D47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2]&gt;[Datos.$C$4]*12+[Datos.$C$5];&quot;&quot;;[.J471]-[.K472])">
            <text:p/>
          </table:table-cell>
          <table:table-cell table:style-name="ce58" table:formula="of:=IF([.$N472]&gt;[Datos.$C$4]*12+[Datos.$C$5];&quot;&quot;;[Datos.$C$11]-[.L472])">
            <text:p/>
          </table:table-cell>
          <table:table-cell table:style-name="ce73" table:formula="of:=IF([.$N472]&gt;[Datos.$C$4]*12+[Datos.$C$5];&quot;&quot;;[.J471]*[Datos.$C$15])">
            <text:p/>
          </table:table-cell>
          <table:table-cell table:formula="of:=IF([.$N472]=[Datos.$C$4]*12+[Datos.$C$5];HYPERLINK(&quot;http://interes.ax5.org/&quot;);&quot;&quot;)">
            <text:p/>
          </table:table-cell>
          <table:table-cell table:style-name="ce65" table:formula="of:=[.N471]+1" office:value-type="float" office:value="465">
            <text:p>4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3]&gt;[Datos.$C$4]*12+[Datos.$C$5];&quot;&quot;;[.D472]-[.E473])">
            <text:p/>
          </table:table-cell>
          <table:table-cell table:style-name="ce58" table:formula="of:=IF([.$N473]&gt;[Datos.$C$4]*12+[Datos.$C$5];&quot;&quot;;[Datos.$C$9]-[.F473])">
            <text:p/>
          </table:table-cell>
          <table:table-cell table:style-name="ce58" table:formula="of:=IF([.$N473]&gt;[Datos.$C$4]*12+[Datos.$C$5];&quot;&quot;;[.D47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3]&gt;[Datos.$C$4]*12+[Datos.$C$5];&quot;&quot;;[.J472]-[.K473])">
            <text:p/>
          </table:table-cell>
          <table:table-cell table:style-name="ce58" table:formula="of:=IF([.$N473]&gt;[Datos.$C$4]*12+[Datos.$C$5];&quot;&quot;;[Datos.$C$11]-[.L473])">
            <text:p/>
          </table:table-cell>
          <table:table-cell table:style-name="ce73" table:formula="of:=IF([.$N473]&gt;[Datos.$C$4]*12+[Datos.$C$5];&quot;&quot;;[.J472]*[Datos.$C$15])">
            <text:p/>
          </table:table-cell>
          <table:table-cell table:formula="of:=IF([.$N473]=[Datos.$C$4]*12+[Datos.$C$5];HYPERLINK(&quot;http://interes.ax5.org/&quot;);&quot;&quot;)">
            <text:p/>
          </table:table-cell>
          <table:table-cell table:style-name="ce65" table:formula="of:=[.N472]+1" office:value-type="float" office:value="466">
            <text:p>4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4]&gt;[Datos.$C$4]*12+[Datos.$C$5];&quot;&quot;;[.D473]-[.E474])">
            <text:p/>
          </table:table-cell>
          <table:table-cell table:style-name="ce58" table:formula="of:=IF([.$N474]&gt;[Datos.$C$4]*12+[Datos.$C$5];&quot;&quot;;[Datos.$C$9]-[.F474])">
            <text:p/>
          </table:table-cell>
          <table:table-cell table:style-name="ce58" table:formula="of:=IF([.$N474]&gt;[Datos.$C$4]*12+[Datos.$C$5];&quot;&quot;;[.D47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4]&gt;[Datos.$C$4]*12+[Datos.$C$5];&quot;&quot;;[.J473]-[.K474])">
            <text:p/>
          </table:table-cell>
          <table:table-cell table:style-name="ce58" table:formula="of:=IF([.$N474]&gt;[Datos.$C$4]*12+[Datos.$C$5];&quot;&quot;;[Datos.$C$11]-[.L474])">
            <text:p/>
          </table:table-cell>
          <table:table-cell table:style-name="ce73" table:formula="of:=IF([.$N474]&gt;[Datos.$C$4]*12+[Datos.$C$5];&quot;&quot;;[.J473]*[Datos.$C$15])">
            <text:p/>
          </table:table-cell>
          <table:table-cell table:formula="of:=IF([.$N474]=[Datos.$C$4]*12+[Datos.$C$5];HYPERLINK(&quot;http://interes.ax5.org/&quot;);&quot;&quot;)">
            <text:p/>
          </table:table-cell>
          <table:table-cell table:style-name="ce65" table:formula="of:=[.N473]+1" office:value-type="float" office:value="467">
            <text:p>46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63]+1" office:value-type="float" office:value="2053">
            <text:p>2053</text:p>
          </table:table-cell>
          <table:table-cell/>
          <table:table-cell table:style-name="ce57" table:formula="of:=IF([.$N475]&gt;[Datos.$C$4]*12+[Datos.$C$5];&quot;&quot;;[.D474]-[.E475])">
            <text:p/>
          </table:table-cell>
          <table:table-cell table:style-name="ce57" table:formula="of:=IF([.$N475]&gt;[Datos.$C$4]*12+[Datos.$C$5];&quot;&quot;;[Datos.$C$9]-[.F475])">
            <text:p/>
          </table:table-cell>
          <table:table-cell table:style-name="ce57" table:formula="of:=IF([.$N475]&gt;[Datos.$C$4]*12+[Datos.$C$5];&quot;&quot;;[.D474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75]&gt;[Datos.$C$4]*12+[Datos.$C$5];&quot;&quot;;[.J474]-[.K475])">
            <text:p/>
          </table:table-cell>
          <table:table-cell table:style-name="ce57" table:formula="of:=IF([.$N475]&gt;[Datos.$C$4]*12+[Datos.$C$5];&quot;&quot;;[Datos.$C$11]-[.L475])">
            <text:p/>
          </table:table-cell>
          <table:table-cell table:style-name="ce74" table:formula="of:=IF([.$N475]&gt;[Datos.$C$4]*12+[Datos.$C$5];&quot;&quot;;[.J474]*[Datos.$C$15])">
            <text:p/>
          </table:table-cell>
          <table:table-cell table:formula="of:=IF([.$N475]=[Datos.$C$4]*12+[Datos.$C$5];HYPERLINK(&quot;http://interes.ax5.org/&quot;);&quot;&quot;)">
            <text:p/>
          </table:table-cell>
          <table:table-cell table:style-name="ce64" table:formula="of:=[.N474]+1" office:value-type="float" office:value="468">
            <text:p>4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6]&gt;[Datos.$C$4]*12+[Datos.$C$5];&quot;&quot;;[.D475]-[.E476])">
            <text:p/>
          </table:table-cell>
          <table:table-cell table:style-name="ce58" table:formula="of:=IF([.$N476]&gt;[Datos.$C$4]*12+[Datos.$C$5];&quot;&quot;;[Datos.$C$9]-[.F476])">
            <text:p/>
          </table:table-cell>
          <table:table-cell table:style-name="ce58" table:formula="of:=IF([.$N476]&gt;[Datos.$C$4]*12+[Datos.$C$5];&quot;&quot;;[.D47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6]&gt;[Datos.$C$4]*12+[Datos.$C$5];&quot;&quot;;[.J475]-[.K476])">
            <text:p/>
          </table:table-cell>
          <table:table-cell table:style-name="ce58" table:formula="of:=IF([.$N476]&gt;[Datos.$C$4]*12+[Datos.$C$5];&quot;&quot;;[Datos.$C$11]-[.L476])">
            <text:p/>
          </table:table-cell>
          <table:table-cell table:style-name="ce73" table:formula="of:=IF([.$N476]&gt;[Datos.$C$4]*12+[Datos.$C$5];&quot;&quot;;[.J475]*[Datos.$C$15])">
            <text:p/>
          </table:table-cell>
          <table:table-cell table:formula="of:=IF([.$N476]=[Datos.$C$4]*12+[Datos.$C$5];HYPERLINK(&quot;http://interes.ax5.org/&quot;);&quot;&quot;)">
            <text:p/>
          </table:table-cell>
          <table:table-cell table:style-name="ce65" table:formula="of:=[.N475]+1" office:value-type="float" office:value="469">
            <text:p>4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7]&gt;[Datos.$C$4]*12+[Datos.$C$5];&quot;&quot;;[.D476]-[.E477])">
            <text:p/>
          </table:table-cell>
          <table:table-cell table:style-name="ce58" table:formula="of:=IF([.$N477]&gt;[Datos.$C$4]*12+[Datos.$C$5];&quot;&quot;;[Datos.$C$9]-[.F477])">
            <text:p/>
          </table:table-cell>
          <table:table-cell table:style-name="ce58" table:formula="of:=IF([.$N477]&gt;[Datos.$C$4]*12+[Datos.$C$5];&quot;&quot;;[.D47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7]&gt;[Datos.$C$4]*12+[Datos.$C$5];&quot;&quot;;[.J476]-[.K477])">
            <text:p/>
          </table:table-cell>
          <table:table-cell table:style-name="ce58" table:formula="of:=IF([.$N477]&gt;[Datos.$C$4]*12+[Datos.$C$5];&quot;&quot;;[Datos.$C$11]-[.L477])">
            <text:p/>
          </table:table-cell>
          <table:table-cell table:style-name="ce73" table:formula="of:=IF([.$N477]&gt;[Datos.$C$4]*12+[Datos.$C$5];&quot;&quot;;[.J476]*[Datos.$C$15])">
            <text:p/>
          </table:table-cell>
          <table:table-cell table:formula="of:=IF([.$N477]=[Datos.$C$4]*12+[Datos.$C$5];HYPERLINK(&quot;http://interes.ax5.org/&quot;);&quot;&quot;)">
            <text:p/>
          </table:table-cell>
          <table:table-cell table:style-name="ce65" table:formula="of:=[.N476]+1" office:value-type="float" office:value="470">
            <text:p>4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8]&gt;[Datos.$C$4]*12+[Datos.$C$5];&quot;&quot;;[.D477]-[.E478])">
            <text:p/>
          </table:table-cell>
          <table:table-cell table:style-name="ce58" table:formula="of:=IF([.$N478]&gt;[Datos.$C$4]*12+[Datos.$C$5];&quot;&quot;;[Datos.$C$9]-[.F478])">
            <text:p/>
          </table:table-cell>
          <table:table-cell table:style-name="ce58" table:formula="of:=IF([.$N478]&gt;[Datos.$C$4]*12+[Datos.$C$5];&quot;&quot;;[.D47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8]&gt;[Datos.$C$4]*12+[Datos.$C$5];&quot;&quot;;[.J477]-[.K478])">
            <text:p/>
          </table:table-cell>
          <table:table-cell table:style-name="ce58" table:formula="of:=IF([.$N478]&gt;[Datos.$C$4]*12+[Datos.$C$5];&quot;&quot;;[Datos.$C$11]-[.L478])">
            <text:p/>
          </table:table-cell>
          <table:table-cell table:style-name="ce73" table:formula="of:=IF([.$N478]&gt;[Datos.$C$4]*12+[Datos.$C$5];&quot;&quot;;[.J477]*[Datos.$C$15])">
            <text:p/>
          </table:table-cell>
          <table:table-cell table:formula="of:=IF([.$N478]=[Datos.$C$4]*12+[Datos.$C$5];HYPERLINK(&quot;http://interes.ax5.org/&quot;);&quot;&quot;)">
            <text:p/>
          </table:table-cell>
          <table:table-cell table:style-name="ce65" table:formula="of:=[.N477]+1" office:value-type="float" office:value="471">
            <text:p>4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9]&gt;[Datos.$C$4]*12+[Datos.$C$5];&quot;&quot;;[.D478]-[.E479])">
            <text:p/>
          </table:table-cell>
          <table:table-cell table:style-name="ce58" table:formula="of:=IF([.$N479]&gt;[Datos.$C$4]*12+[Datos.$C$5];&quot;&quot;;[Datos.$C$9]-[.F479])">
            <text:p/>
          </table:table-cell>
          <table:table-cell table:style-name="ce58" table:formula="of:=IF([.$N479]&gt;[Datos.$C$4]*12+[Datos.$C$5];&quot;&quot;;[.D47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79]&gt;[Datos.$C$4]*12+[Datos.$C$5];&quot;&quot;;[.J478]-[.K479])">
            <text:p/>
          </table:table-cell>
          <table:table-cell table:style-name="ce58" table:formula="of:=IF([.$N479]&gt;[Datos.$C$4]*12+[Datos.$C$5];&quot;&quot;;[Datos.$C$11]-[.L479])">
            <text:p/>
          </table:table-cell>
          <table:table-cell table:style-name="ce73" table:formula="of:=IF([.$N479]&gt;[Datos.$C$4]*12+[Datos.$C$5];&quot;&quot;;[.J478]*[Datos.$C$15])">
            <text:p/>
          </table:table-cell>
          <table:table-cell table:formula="of:=IF([.$N479]=[Datos.$C$4]*12+[Datos.$C$5];HYPERLINK(&quot;http://interes.ax5.org/&quot;);&quot;&quot;)">
            <text:p/>
          </table:table-cell>
          <table:table-cell table:style-name="ce65" table:formula="of:=[.N478]+1" office:value-type="float" office:value="472">
            <text:p>4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0]&gt;[Datos.$C$4]*12+[Datos.$C$5];&quot;&quot;;[.D479]-[.E480])">
            <text:p/>
          </table:table-cell>
          <table:table-cell table:style-name="ce58" table:formula="of:=IF([.$N480]&gt;[Datos.$C$4]*12+[Datos.$C$5];&quot;&quot;;[Datos.$C$9]-[.F480])">
            <text:p/>
          </table:table-cell>
          <table:table-cell table:style-name="ce58" table:formula="of:=IF([.$N480]&gt;[Datos.$C$4]*12+[Datos.$C$5];&quot;&quot;;[.D47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0]&gt;[Datos.$C$4]*12+[Datos.$C$5];&quot;&quot;;[.J479]-[.K480])">
            <text:p/>
          </table:table-cell>
          <table:table-cell table:style-name="ce58" table:formula="of:=IF([.$N480]&gt;[Datos.$C$4]*12+[Datos.$C$5];&quot;&quot;;[Datos.$C$11]-[.L480])">
            <text:p/>
          </table:table-cell>
          <table:table-cell table:style-name="ce73" table:formula="of:=IF([.$N480]&gt;[Datos.$C$4]*12+[Datos.$C$5];&quot;&quot;;[.J479]*[Datos.$C$15])">
            <text:p/>
          </table:table-cell>
          <table:table-cell table:formula="of:=IF([.$N480]=[Datos.$C$4]*12+[Datos.$C$5];HYPERLINK(&quot;http://interes.ax5.org/&quot;);&quot;&quot;)">
            <text:p/>
          </table:table-cell>
          <table:table-cell table:style-name="ce65" table:formula="of:=[.N479]+1" office:value-type="float" office:value="473">
            <text:p>4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1]&gt;[Datos.$C$4]*12+[Datos.$C$5];&quot;&quot;;[.D480]-[.E481])">
            <text:p/>
          </table:table-cell>
          <table:table-cell table:style-name="ce58" table:formula="of:=IF([.$N481]&gt;[Datos.$C$4]*12+[Datos.$C$5];&quot;&quot;;[Datos.$C$9]-[.F481])">
            <text:p/>
          </table:table-cell>
          <table:table-cell table:style-name="ce58" table:formula="of:=IF([.$N481]&gt;[Datos.$C$4]*12+[Datos.$C$5];&quot;&quot;;[.D48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1]&gt;[Datos.$C$4]*12+[Datos.$C$5];&quot;&quot;;[.J480]-[.K481])">
            <text:p/>
          </table:table-cell>
          <table:table-cell table:style-name="ce58" table:formula="of:=IF([.$N481]&gt;[Datos.$C$4]*12+[Datos.$C$5];&quot;&quot;;[Datos.$C$11]-[.L481])">
            <text:p/>
          </table:table-cell>
          <table:table-cell table:style-name="ce73" table:formula="of:=IF([.$N481]&gt;[Datos.$C$4]*12+[Datos.$C$5];&quot;&quot;;[.J480]*[Datos.$C$15])">
            <text:p/>
          </table:table-cell>
          <table:table-cell table:formula="of:=IF([.$N481]=[Datos.$C$4]*12+[Datos.$C$5];HYPERLINK(&quot;http://interes.ax5.org/&quot;);&quot;&quot;)">
            <text:p/>
          </table:table-cell>
          <table:table-cell table:style-name="ce65" table:formula="of:=[.N480]+1" office:value-type="float" office:value="474">
            <text:p>4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2]&gt;[Datos.$C$4]*12+[Datos.$C$5];&quot;&quot;;[.D481]-[.E482])">
            <text:p/>
          </table:table-cell>
          <table:table-cell table:style-name="ce58" table:formula="of:=IF([.$N482]&gt;[Datos.$C$4]*12+[Datos.$C$5];&quot;&quot;;[Datos.$C$9]-[.F482])">
            <text:p/>
          </table:table-cell>
          <table:table-cell table:style-name="ce58" table:formula="of:=IF([.$N482]&gt;[Datos.$C$4]*12+[Datos.$C$5];&quot;&quot;;[.D48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2]&gt;[Datos.$C$4]*12+[Datos.$C$5];&quot;&quot;;[.J481]-[.K482])">
            <text:p/>
          </table:table-cell>
          <table:table-cell table:style-name="ce58" table:formula="of:=IF([.$N482]&gt;[Datos.$C$4]*12+[Datos.$C$5];&quot;&quot;;[Datos.$C$11]-[.L482])">
            <text:p/>
          </table:table-cell>
          <table:table-cell table:style-name="ce73" table:formula="of:=IF([.$N482]&gt;[Datos.$C$4]*12+[Datos.$C$5];&quot;&quot;;[.J481]*[Datos.$C$15])">
            <text:p/>
          </table:table-cell>
          <table:table-cell table:formula="of:=IF([.$N482]=[Datos.$C$4]*12+[Datos.$C$5];HYPERLINK(&quot;http://interes.ax5.org/&quot;);&quot;&quot;)">
            <text:p/>
          </table:table-cell>
          <table:table-cell table:style-name="ce65" table:formula="of:=[.N481]+1" office:value-type="float" office:value="475">
            <text:p>4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3]&gt;[Datos.$C$4]*12+[Datos.$C$5];&quot;&quot;;[.D482]-[.E483])">
            <text:p/>
          </table:table-cell>
          <table:table-cell table:style-name="ce58" table:formula="of:=IF([.$N483]&gt;[Datos.$C$4]*12+[Datos.$C$5];&quot;&quot;;[Datos.$C$9]-[.F483])">
            <text:p/>
          </table:table-cell>
          <table:table-cell table:style-name="ce58" table:formula="of:=IF([.$N483]&gt;[Datos.$C$4]*12+[Datos.$C$5];&quot;&quot;;[.D48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3]&gt;[Datos.$C$4]*12+[Datos.$C$5];&quot;&quot;;[.J482]-[.K483])">
            <text:p/>
          </table:table-cell>
          <table:table-cell table:style-name="ce58" table:formula="of:=IF([.$N483]&gt;[Datos.$C$4]*12+[Datos.$C$5];&quot;&quot;;[Datos.$C$11]-[.L483])">
            <text:p/>
          </table:table-cell>
          <table:table-cell table:style-name="ce73" table:formula="of:=IF([.$N483]&gt;[Datos.$C$4]*12+[Datos.$C$5];&quot;&quot;;[.J482]*[Datos.$C$15])">
            <text:p/>
          </table:table-cell>
          <table:table-cell table:formula="of:=IF([.$N483]=[Datos.$C$4]*12+[Datos.$C$5];HYPERLINK(&quot;http://interes.ax5.org/&quot;);&quot;&quot;)">
            <text:p/>
          </table:table-cell>
          <table:table-cell table:style-name="ce65" table:formula="of:=[.N482]+1" office:value-type="float" office:value="476">
            <text:p>4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4]&gt;[Datos.$C$4]*12+[Datos.$C$5];&quot;&quot;;[.D483]-[.E484])">
            <text:p/>
          </table:table-cell>
          <table:table-cell table:style-name="ce58" table:formula="of:=IF([.$N484]&gt;[Datos.$C$4]*12+[Datos.$C$5];&quot;&quot;;[Datos.$C$9]-[.F484])">
            <text:p/>
          </table:table-cell>
          <table:table-cell table:style-name="ce58" table:formula="of:=IF([.$N484]&gt;[Datos.$C$4]*12+[Datos.$C$5];&quot;&quot;;[.D48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4]&gt;[Datos.$C$4]*12+[Datos.$C$5];&quot;&quot;;[.J483]-[.K484])">
            <text:p/>
          </table:table-cell>
          <table:table-cell table:style-name="ce58" table:formula="of:=IF([.$N484]&gt;[Datos.$C$4]*12+[Datos.$C$5];&quot;&quot;;[Datos.$C$11]-[.L484])">
            <text:p/>
          </table:table-cell>
          <table:table-cell table:style-name="ce73" table:formula="of:=IF([.$N484]&gt;[Datos.$C$4]*12+[Datos.$C$5];&quot;&quot;;[.J483]*[Datos.$C$15])">
            <text:p/>
          </table:table-cell>
          <table:table-cell table:formula="of:=IF([.$N484]=[Datos.$C$4]*12+[Datos.$C$5];HYPERLINK(&quot;http://interes.ax5.org/&quot;);&quot;&quot;)">
            <text:p/>
          </table:table-cell>
          <table:table-cell table:style-name="ce65" table:formula="of:=[.N483]+1" office:value-type="float" office:value="477">
            <text:p>4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5]&gt;[Datos.$C$4]*12+[Datos.$C$5];&quot;&quot;;[.D484]-[.E485])">
            <text:p/>
          </table:table-cell>
          <table:table-cell table:style-name="ce58" table:formula="of:=IF([.$N485]&gt;[Datos.$C$4]*12+[Datos.$C$5];&quot;&quot;;[Datos.$C$9]-[.F485])">
            <text:p/>
          </table:table-cell>
          <table:table-cell table:style-name="ce58" table:formula="of:=IF([.$N485]&gt;[Datos.$C$4]*12+[Datos.$C$5];&quot;&quot;;[.D48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5]&gt;[Datos.$C$4]*12+[Datos.$C$5];&quot;&quot;;[.J484]-[.K485])">
            <text:p/>
          </table:table-cell>
          <table:table-cell table:style-name="ce58" table:formula="of:=IF([.$N485]&gt;[Datos.$C$4]*12+[Datos.$C$5];&quot;&quot;;[Datos.$C$11]-[.L485])">
            <text:p/>
          </table:table-cell>
          <table:table-cell table:style-name="ce73" table:formula="of:=IF([.$N485]&gt;[Datos.$C$4]*12+[Datos.$C$5];&quot;&quot;;[.J484]*[Datos.$C$15])">
            <text:p/>
          </table:table-cell>
          <table:table-cell table:formula="of:=IF([.$N485]=[Datos.$C$4]*12+[Datos.$C$5];HYPERLINK(&quot;http://interes.ax5.org/&quot;);&quot;&quot;)">
            <text:p/>
          </table:table-cell>
          <table:table-cell table:style-name="ce65" table:formula="of:=[.N484]+1" office:value-type="float" office:value="478">
            <text:p>4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6]&gt;[Datos.$C$4]*12+[Datos.$C$5];&quot;&quot;;[.D485]-[.E486])">
            <text:p/>
          </table:table-cell>
          <table:table-cell table:style-name="ce58" table:formula="of:=IF([.$N486]&gt;[Datos.$C$4]*12+[Datos.$C$5];&quot;&quot;;[Datos.$C$9]-[.F486])">
            <text:p/>
          </table:table-cell>
          <table:table-cell table:style-name="ce58" table:formula="of:=IF([.$N486]&gt;[Datos.$C$4]*12+[Datos.$C$5];&quot;&quot;;[.D48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6]&gt;[Datos.$C$4]*12+[Datos.$C$5];&quot;&quot;;[.J485]-[.K486])">
            <text:p/>
          </table:table-cell>
          <table:table-cell table:style-name="ce58" table:formula="of:=IF([.$N486]&gt;[Datos.$C$4]*12+[Datos.$C$5];&quot;&quot;;[Datos.$C$11]-[.L486])">
            <text:p/>
          </table:table-cell>
          <table:table-cell table:style-name="ce73" table:formula="of:=IF([.$N486]&gt;[Datos.$C$4]*12+[Datos.$C$5];&quot;&quot;;[.J485]*[Datos.$C$15])">
            <text:p/>
          </table:table-cell>
          <table:table-cell table:formula="of:=IF([.$N486]=[Datos.$C$4]*12+[Datos.$C$5];HYPERLINK(&quot;http://interes.ax5.org/&quot;);&quot;&quot;)">
            <text:p/>
          </table:table-cell>
          <table:table-cell table:style-name="ce65" table:formula="of:=[.N485]+1" office:value-type="float" office:value="479">
            <text:p>47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75]+1" office:value-type="float" office:value="2054">
            <text:p>2054</text:p>
          </table:table-cell>
          <table:table-cell/>
          <table:table-cell table:style-name="ce57" table:formula="of:=IF([.$N487]&gt;[Datos.$C$4]*12+[Datos.$C$5];&quot;&quot;;[.D486]-[.E487])">
            <text:p/>
          </table:table-cell>
          <table:table-cell table:style-name="ce57" table:formula="of:=IF([.$N487]&gt;[Datos.$C$4]*12+[Datos.$C$5];&quot;&quot;;[Datos.$C$9]-[.F487])">
            <text:p/>
          </table:table-cell>
          <table:table-cell table:style-name="ce57" table:formula="of:=IF([.$N487]&gt;[Datos.$C$4]*12+[Datos.$C$5];&quot;&quot;;[.D486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87]&gt;[Datos.$C$4]*12+[Datos.$C$5];&quot;&quot;;[.J486]-[.K487])">
            <text:p/>
          </table:table-cell>
          <table:table-cell table:style-name="ce57" table:formula="of:=IF([.$N487]&gt;[Datos.$C$4]*12+[Datos.$C$5];&quot;&quot;;[Datos.$C$11]-[.L487])">
            <text:p/>
          </table:table-cell>
          <table:table-cell table:style-name="ce74" table:formula="of:=IF([.$N487]&gt;[Datos.$C$4]*12+[Datos.$C$5];&quot;&quot;;[.J486]*[Datos.$C$15])">
            <text:p/>
          </table:table-cell>
          <table:table-cell table:formula="of:=IF([.$N487]=[Datos.$C$4]*12+[Datos.$C$5];HYPERLINK(&quot;http://interes.ax5.org/&quot;);&quot;&quot;)">
            <text:p/>
          </table:table-cell>
          <table:table-cell table:style-name="ce64" table:formula="of:=[.N486]+1" office:value-type="float" office:value="480">
            <text:p>4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8]&gt;[Datos.$C$4]*12+[Datos.$C$5];&quot;&quot;;[.D487]-[.E488])">
            <text:p/>
          </table:table-cell>
          <table:table-cell table:style-name="ce58" table:formula="of:=IF([.$N488]&gt;[Datos.$C$4]*12+[Datos.$C$5];&quot;&quot;;[Datos.$C$9]-[.F488])">
            <text:p/>
          </table:table-cell>
          <table:table-cell table:style-name="ce58" table:formula="of:=IF([.$N488]&gt;[Datos.$C$4]*12+[Datos.$C$5];&quot;&quot;;[.D48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8]&gt;[Datos.$C$4]*12+[Datos.$C$5];&quot;&quot;;[.J487]-[.K488])">
            <text:p/>
          </table:table-cell>
          <table:table-cell table:style-name="ce58" table:formula="of:=IF([.$N488]&gt;[Datos.$C$4]*12+[Datos.$C$5];&quot;&quot;;[Datos.$C$11]-[.L488])">
            <text:p/>
          </table:table-cell>
          <table:table-cell table:style-name="ce73" table:formula="of:=IF([.$N488]&gt;[Datos.$C$4]*12+[Datos.$C$5];&quot;&quot;;[.J487]*[Datos.$C$15])">
            <text:p/>
          </table:table-cell>
          <table:table-cell table:formula="of:=IF([.$N488]=[Datos.$C$4]*12+[Datos.$C$5];HYPERLINK(&quot;http://interes.ax5.org/&quot;);&quot;&quot;)">
            <text:p/>
          </table:table-cell>
          <table:table-cell table:style-name="ce65" table:formula="of:=[.N487]+1" office:value-type="float" office:value="481">
            <text:p>4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9]&gt;[Datos.$C$4]*12+[Datos.$C$5];&quot;&quot;;[.D488]-[.E489])">
            <text:p/>
          </table:table-cell>
          <table:table-cell table:style-name="ce58" table:formula="of:=IF([.$N489]&gt;[Datos.$C$4]*12+[Datos.$C$5];&quot;&quot;;[Datos.$C$9]-[.F489])">
            <text:p/>
          </table:table-cell>
          <table:table-cell table:style-name="ce58" table:formula="of:=IF([.$N489]&gt;[Datos.$C$4]*12+[Datos.$C$5];&quot;&quot;;[.D48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89]&gt;[Datos.$C$4]*12+[Datos.$C$5];&quot;&quot;;[.J488]-[.K489])">
            <text:p/>
          </table:table-cell>
          <table:table-cell table:style-name="ce58" table:formula="of:=IF([.$N489]&gt;[Datos.$C$4]*12+[Datos.$C$5];&quot;&quot;;[Datos.$C$11]-[.L489])">
            <text:p/>
          </table:table-cell>
          <table:table-cell table:style-name="ce73" table:formula="of:=IF([.$N489]&gt;[Datos.$C$4]*12+[Datos.$C$5];&quot;&quot;;[.J488]*[Datos.$C$15])">
            <text:p/>
          </table:table-cell>
          <table:table-cell table:formula="of:=IF([.$N489]=[Datos.$C$4]*12+[Datos.$C$5];HYPERLINK(&quot;http://interes.ax5.org/&quot;);&quot;&quot;)">
            <text:p/>
          </table:table-cell>
          <table:table-cell table:style-name="ce65" table:formula="of:=[.N488]+1" office:value-type="float" office:value="482">
            <text:p>4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0]&gt;[Datos.$C$4]*12+[Datos.$C$5];&quot;&quot;;[.D489]-[.E490])">
            <text:p/>
          </table:table-cell>
          <table:table-cell table:style-name="ce58" table:formula="of:=IF([.$N490]&gt;[Datos.$C$4]*12+[Datos.$C$5];&quot;&quot;;[Datos.$C$9]-[.F490])">
            <text:p/>
          </table:table-cell>
          <table:table-cell table:style-name="ce58" table:formula="of:=IF([.$N490]&gt;[Datos.$C$4]*12+[Datos.$C$5];&quot;&quot;;[.D48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0]&gt;[Datos.$C$4]*12+[Datos.$C$5];&quot;&quot;;[.J489]-[.K490])">
            <text:p/>
          </table:table-cell>
          <table:table-cell table:style-name="ce58" table:formula="of:=IF([.$N490]&gt;[Datos.$C$4]*12+[Datos.$C$5];&quot;&quot;;[Datos.$C$11]-[.L490])">
            <text:p/>
          </table:table-cell>
          <table:table-cell table:style-name="ce73" table:formula="of:=IF([.$N490]&gt;[Datos.$C$4]*12+[Datos.$C$5];&quot;&quot;;[.J489]*[Datos.$C$15])">
            <text:p/>
          </table:table-cell>
          <table:table-cell table:formula="of:=IF([.$N490]=[Datos.$C$4]*12+[Datos.$C$5];HYPERLINK(&quot;http://interes.ax5.org/&quot;);&quot;&quot;)">
            <text:p/>
          </table:table-cell>
          <table:table-cell table:style-name="ce65" table:formula="of:=[.N489]+1" office:value-type="float" office:value="483">
            <text:p>4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1]&gt;[Datos.$C$4]*12+[Datos.$C$5];&quot;&quot;;[.D490]-[.E491])">
            <text:p/>
          </table:table-cell>
          <table:table-cell table:style-name="ce58" table:formula="of:=IF([.$N491]&gt;[Datos.$C$4]*12+[Datos.$C$5];&quot;&quot;;[Datos.$C$9]-[.F491])">
            <text:p/>
          </table:table-cell>
          <table:table-cell table:style-name="ce58" table:formula="of:=IF([.$N491]&gt;[Datos.$C$4]*12+[Datos.$C$5];&quot;&quot;;[.D49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1]&gt;[Datos.$C$4]*12+[Datos.$C$5];&quot;&quot;;[.J490]-[.K491])">
            <text:p/>
          </table:table-cell>
          <table:table-cell table:style-name="ce58" table:formula="of:=IF([.$N491]&gt;[Datos.$C$4]*12+[Datos.$C$5];&quot;&quot;;[Datos.$C$11]-[.L491])">
            <text:p/>
          </table:table-cell>
          <table:table-cell table:style-name="ce73" table:formula="of:=IF([.$N491]&gt;[Datos.$C$4]*12+[Datos.$C$5];&quot;&quot;;[.J490]*[Datos.$C$15])">
            <text:p/>
          </table:table-cell>
          <table:table-cell table:formula="of:=IF([.$N491]=[Datos.$C$4]*12+[Datos.$C$5];HYPERLINK(&quot;http://interes.ax5.org/&quot;);&quot;&quot;)">
            <text:p/>
          </table:table-cell>
          <table:table-cell table:style-name="ce65" table:formula="of:=[.N490]+1" office:value-type="float" office:value="484">
            <text:p>4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2]&gt;[Datos.$C$4]*12+[Datos.$C$5];&quot;&quot;;[.D491]-[.E492])">
            <text:p/>
          </table:table-cell>
          <table:table-cell table:style-name="ce58" table:formula="of:=IF([.$N492]&gt;[Datos.$C$4]*12+[Datos.$C$5];&quot;&quot;;[Datos.$C$9]-[.F492])">
            <text:p/>
          </table:table-cell>
          <table:table-cell table:style-name="ce58" table:formula="of:=IF([.$N492]&gt;[Datos.$C$4]*12+[Datos.$C$5];&quot;&quot;;[.D49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2]&gt;[Datos.$C$4]*12+[Datos.$C$5];&quot;&quot;;[.J491]-[.K492])">
            <text:p/>
          </table:table-cell>
          <table:table-cell table:style-name="ce58" table:formula="of:=IF([.$N492]&gt;[Datos.$C$4]*12+[Datos.$C$5];&quot;&quot;;[Datos.$C$11]-[.L492])">
            <text:p/>
          </table:table-cell>
          <table:table-cell table:style-name="ce73" table:formula="of:=IF([.$N492]&gt;[Datos.$C$4]*12+[Datos.$C$5];&quot;&quot;;[.J491]*[Datos.$C$15])">
            <text:p/>
          </table:table-cell>
          <table:table-cell table:formula="of:=IF([.$N492]=[Datos.$C$4]*12+[Datos.$C$5];HYPERLINK(&quot;http://interes.ax5.org/&quot;);&quot;&quot;)">
            <text:p/>
          </table:table-cell>
          <table:table-cell table:style-name="ce65" table:formula="of:=[.N491]+1" office:value-type="float" office:value="485">
            <text:p>4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3]&gt;[Datos.$C$4]*12+[Datos.$C$5];&quot;&quot;;[.D492]-[.E493])">
            <text:p/>
          </table:table-cell>
          <table:table-cell table:style-name="ce58" table:formula="of:=IF([.$N493]&gt;[Datos.$C$4]*12+[Datos.$C$5];&quot;&quot;;[Datos.$C$9]-[.F493])">
            <text:p/>
          </table:table-cell>
          <table:table-cell table:style-name="ce58" table:formula="of:=IF([.$N493]&gt;[Datos.$C$4]*12+[Datos.$C$5];&quot;&quot;;[.D49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3]&gt;[Datos.$C$4]*12+[Datos.$C$5];&quot;&quot;;[.J492]-[.K493])">
            <text:p/>
          </table:table-cell>
          <table:table-cell table:style-name="ce58" table:formula="of:=IF([.$N493]&gt;[Datos.$C$4]*12+[Datos.$C$5];&quot;&quot;;[Datos.$C$11]-[.L493])">
            <text:p/>
          </table:table-cell>
          <table:table-cell table:style-name="ce73" table:formula="of:=IF([.$N493]&gt;[Datos.$C$4]*12+[Datos.$C$5];&quot;&quot;;[.J492]*[Datos.$C$15])">
            <text:p/>
          </table:table-cell>
          <table:table-cell table:formula="of:=IF([.$N493]=[Datos.$C$4]*12+[Datos.$C$5];HYPERLINK(&quot;http://interes.ax5.org/&quot;);&quot;&quot;)">
            <text:p/>
          </table:table-cell>
          <table:table-cell table:style-name="ce65" table:formula="of:=[.N492]+1" office:value-type="float" office:value="486">
            <text:p>4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4]&gt;[Datos.$C$4]*12+[Datos.$C$5];&quot;&quot;;[.D493]-[.E494])">
            <text:p/>
          </table:table-cell>
          <table:table-cell table:style-name="ce58" table:formula="of:=IF([.$N494]&gt;[Datos.$C$4]*12+[Datos.$C$5];&quot;&quot;;[Datos.$C$9]-[.F494])">
            <text:p/>
          </table:table-cell>
          <table:table-cell table:style-name="ce58" table:formula="of:=IF([.$N494]&gt;[Datos.$C$4]*12+[Datos.$C$5];&quot;&quot;;[.D49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4]&gt;[Datos.$C$4]*12+[Datos.$C$5];&quot;&quot;;[.J493]-[.K494])">
            <text:p/>
          </table:table-cell>
          <table:table-cell table:style-name="ce58" table:formula="of:=IF([.$N494]&gt;[Datos.$C$4]*12+[Datos.$C$5];&quot;&quot;;[Datos.$C$11]-[.L494])">
            <text:p/>
          </table:table-cell>
          <table:table-cell table:style-name="ce73" table:formula="of:=IF([.$N494]&gt;[Datos.$C$4]*12+[Datos.$C$5];&quot;&quot;;[.J493]*[Datos.$C$15])">
            <text:p/>
          </table:table-cell>
          <table:table-cell table:formula="of:=IF([.$N494]=[Datos.$C$4]*12+[Datos.$C$5];HYPERLINK(&quot;http://interes.ax5.org/&quot;);&quot;&quot;)">
            <text:p/>
          </table:table-cell>
          <table:table-cell table:style-name="ce65" table:formula="of:=[.N493]+1" office:value-type="float" office:value="487">
            <text:p>4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5]&gt;[Datos.$C$4]*12+[Datos.$C$5];&quot;&quot;;[.D494]-[.E495])">
            <text:p/>
          </table:table-cell>
          <table:table-cell table:style-name="ce58" table:formula="of:=IF([.$N495]&gt;[Datos.$C$4]*12+[Datos.$C$5];&quot;&quot;;[Datos.$C$9]-[.F495])">
            <text:p/>
          </table:table-cell>
          <table:table-cell table:style-name="ce58" table:formula="of:=IF([.$N495]&gt;[Datos.$C$4]*12+[Datos.$C$5];&quot;&quot;;[.D49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5]&gt;[Datos.$C$4]*12+[Datos.$C$5];&quot;&quot;;[.J494]-[.K495])">
            <text:p/>
          </table:table-cell>
          <table:table-cell table:style-name="ce58" table:formula="of:=IF([.$N495]&gt;[Datos.$C$4]*12+[Datos.$C$5];&quot;&quot;;[Datos.$C$11]-[.L495])">
            <text:p/>
          </table:table-cell>
          <table:table-cell table:style-name="ce73" table:formula="of:=IF([.$N495]&gt;[Datos.$C$4]*12+[Datos.$C$5];&quot;&quot;;[.J494]*[Datos.$C$15])">
            <text:p/>
          </table:table-cell>
          <table:table-cell table:formula="of:=IF([.$N495]=[Datos.$C$4]*12+[Datos.$C$5];HYPERLINK(&quot;http://interes.ax5.org/&quot;);&quot;&quot;)">
            <text:p/>
          </table:table-cell>
          <table:table-cell table:style-name="ce65" table:formula="of:=[.N494]+1" office:value-type="float" office:value="488">
            <text:p>4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6]&gt;[Datos.$C$4]*12+[Datos.$C$5];&quot;&quot;;[.D495]-[.E496])">
            <text:p/>
          </table:table-cell>
          <table:table-cell table:style-name="ce58" table:formula="of:=IF([.$N496]&gt;[Datos.$C$4]*12+[Datos.$C$5];&quot;&quot;;[Datos.$C$9]-[.F496])">
            <text:p/>
          </table:table-cell>
          <table:table-cell table:style-name="ce58" table:formula="of:=IF([.$N496]&gt;[Datos.$C$4]*12+[Datos.$C$5];&quot;&quot;;[.D49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6]&gt;[Datos.$C$4]*12+[Datos.$C$5];&quot;&quot;;[.J495]-[.K496])">
            <text:p/>
          </table:table-cell>
          <table:table-cell table:style-name="ce58" table:formula="of:=IF([.$N496]&gt;[Datos.$C$4]*12+[Datos.$C$5];&quot;&quot;;[Datos.$C$11]-[.L496])">
            <text:p/>
          </table:table-cell>
          <table:table-cell table:style-name="ce73" table:formula="of:=IF([.$N496]&gt;[Datos.$C$4]*12+[Datos.$C$5];&quot;&quot;;[.J495]*[Datos.$C$15])">
            <text:p/>
          </table:table-cell>
          <table:table-cell table:formula="of:=IF([.$N496]=[Datos.$C$4]*12+[Datos.$C$5];HYPERLINK(&quot;http://interes.ax5.org/&quot;);&quot;&quot;)">
            <text:p/>
          </table:table-cell>
          <table:table-cell table:style-name="ce65" table:formula="of:=[.N495]+1" office:value-type="float" office:value="489">
            <text:p>4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7]&gt;[Datos.$C$4]*12+[Datos.$C$5];&quot;&quot;;[.D496]-[.E497])">
            <text:p/>
          </table:table-cell>
          <table:table-cell table:style-name="ce58" table:formula="of:=IF([.$N497]&gt;[Datos.$C$4]*12+[Datos.$C$5];&quot;&quot;;[Datos.$C$9]-[.F497])">
            <text:p/>
          </table:table-cell>
          <table:table-cell table:style-name="ce58" table:formula="of:=IF([.$N497]&gt;[Datos.$C$4]*12+[Datos.$C$5];&quot;&quot;;[.D49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7]&gt;[Datos.$C$4]*12+[Datos.$C$5];&quot;&quot;;[.J496]-[.K497])">
            <text:p/>
          </table:table-cell>
          <table:table-cell table:style-name="ce58" table:formula="of:=IF([.$N497]&gt;[Datos.$C$4]*12+[Datos.$C$5];&quot;&quot;;[Datos.$C$11]-[.L497])">
            <text:p/>
          </table:table-cell>
          <table:table-cell table:style-name="ce73" table:formula="of:=IF([.$N497]&gt;[Datos.$C$4]*12+[Datos.$C$5];&quot;&quot;;[.J496]*[Datos.$C$15])">
            <text:p/>
          </table:table-cell>
          <table:table-cell table:formula="of:=IF([.$N497]=[Datos.$C$4]*12+[Datos.$C$5];HYPERLINK(&quot;http://interes.ax5.org/&quot;);&quot;&quot;)">
            <text:p/>
          </table:table-cell>
          <table:table-cell table:style-name="ce65" table:formula="of:=[.N496]+1" office:value-type="float" office:value="490">
            <text:p>4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8]&gt;[Datos.$C$4]*12+[Datos.$C$5];&quot;&quot;;[.D497]-[.E498])">
            <text:p/>
          </table:table-cell>
          <table:table-cell table:style-name="ce58" table:formula="of:=IF([.$N498]&gt;[Datos.$C$4]*12+[Datos.$C$5];&quot;&quot;;[Datos.$C$9]-[.F498])">
            <text:p/>
          </table:table-cell>
          <table:table-cell table:style-name="ce58" table:formula="of:=IF([.$N498]&gt;[Datos.$C$4]*12+[Datos.$C$5];&quot;&quot;;[.D49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498]&gt;[Datos.$C$4]*12+[Datos.$C$5];&quot;&quot;;[.J497]-[.K498])">
            <text:p/>
          </table:table-cell>
          <table:table-cell table:style-name="ce58" table:formula="of:=IF([.$N498]&gt;[Datos.$C$4]*12+[Datos.$C$5];&quot;&quot;;[Datos.$C$11]-[.L498])">
            <text:p/>
          </table:table-cell>
          <table:table-cell table:style-name="ce73" table:formula="of:=IF([.$N498]&gt;[Datos.$C$4]*12+[Datos.$C$5];&quot;&quot;;[.J497]*[Datos.$C$15])">
            <text:p/>
          </table:table-cell>
          <table:table-cell table:formula="of:=IF([.$N498]=[Datos.$C$4]*12+[Datos.$C$5];HYPERLINK(&quot;http://interes.ax5.org/&quot;);&quot;&quot;)">
            <text:p/>
          </table:table-cell>
          <table:table-cell table:style-name="ce65" table:formula="of:=[.N497]+1" office:value-type="float" office:value="491">
            <text:p>49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87]+1" office:value-type="float" office:value="2055">
            <text:p>2055</text:p>
          </table:table-cell>
          <table:table-cell/>
          <table:table-cell table:style-name="ce57" table:formula="of:=IF([.$N499]&gt;[Datos.$C$4]*12+[Datos.$C$5];&quot;&quot;;[.D498]-[.E499])">
            <text:p/>
          </table:table-cell>
          <table:table-cell table:style-name="ce57" table:formula="of:=IF([.$N499]&gt;[Datos.$C$4]*12+[Datos.$C$5];&quot;&quot;;[Datos.$C$9]-[.F499])">
            <text:p/>
          </table:table-cell>
          <table:table-cell table:style-name="ce57" table:formula="of:=IF([.$N499]&gt;[Datos.$C$4]*12+[Datos.$C$5];&quot;&quot;;[.D498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499]&gt;[Datos.$C$4]*12+[Datos.$C$5];&quot;&quot;;[.J498]-[.K499])">
            <text:p/>
          </table:table-cell>
          <table:table-cell table:style-name="ce57" table:formula="of:=IF([.$N499]&gt;[Datos.$C$4]*12+[Datos.$C$5];&quot;&quot;;[Datos.$C$11]-[.L499])">
            <text:p/>
          </table:table-cell>
          <table:table-cell table:style-name="ce74" table:formula="of:=IF([.$N499]&gt;[Datos.$C$4]*12+[Datos.$C$5];&quot;&quot;;[.J498]*[Datos.$C$15])">
            <text:p/>
          </table:table-cell>
          <table:table-cell table:formula="of:=IF([.$N499]=[Datos.$C$4]*12+[Datos.$C$5];HYPERLINK(&quot;http://interes.ax5.org/&quot;);&quot;&quot;)">
            <text:p/>
          </table:table-cell>
          <table:table-cell table:style-name="ce64" table:formula="of:=[.N498]+1" office:value-type="float" office:value="492">
            <text:p>4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0]&gt;[Datos.$C$4]*12+[Datos.$C$5];&quot;&quot;;[.D499]-[.E500])">
            <text:p/>
          </table:table-cell>
          <table:table-cell table:style-name="ce58" table:formula="of:=IF([.$N500]&gt;[Datos.$C$4]*12+[Datos.$C$5];&quot;&quot;;[Datos.$C$9]-[.F500])">
            <text:p/>
          </table:table-cell>
          <table:table-cell table:style-name="ce58" table:formula="of:=IF([.$N500]&gt;[Datos.$C$4]*12+[Datos.$C$5];&quot;&quot;;[.D49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0]&gt;[Datos.$C$4]*12+[Datos.$C$5];&quot;&quot;;[.J499]-[.K500])">
            <text:p/>
          </table:table-cell>
          <table:table-cell table:style-name="ce58" table:formula="of:=IF([.$N500]&gt;[Datos.$C$4]*12+[Datos.$C$5];&quot;&quot;;[Datos.$C$11]-[.L500])">
            <text:p/>
          </table:table-cell>
          <table:table-cell table:style-name="ce73" table:formula="of:=IF([.$N500]&gt;[Datos.$C$4]*12+[Datos.$C$5];&quot;&quot;;[.J499]*[Datos.$C$15])">
            <text:p/>
          </table:table-cell>
          <table:table-cell table:formula="of:=IF([.$N500]=[Datos.$C$4]*12+[Datos.$C$5];HYPERLINK(&quot;http://interes.ax5.org/&quot;);&quot;&quot;)">
            <text:p/>
          </table:table-cell>
          <table:table-cell table:style-name="ce65" table:formula="of:=[.N499]+1" office:value-type="float" office:value="493">
            <text:p>4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1]&gt;[Datos.$C$4]*12+[Datos.$C$5];&quot;&quot;;[.D500]-[.E501])">
            <text:p/>
          </table:table-cell>
          <table:table-cell table:style-name="ce58" table:formula="of:=IF([.$N501]&gt;[Datos.$C$4]*12+[Datos.$C$5];&quot;&quot;;[Datos.$C$9]-[.F501])">
            <text:p/>
          </table:table-cell>
          <table:table-cell table:style-name="ce58" table:formula="of:=IF([.$N501]&gt;[Datos.$C$4]*12+[Datos.$C$5];&quot;&quot;;[.D50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1]&gt;[Datos.$C$4]*12+[Datos.$C$5];&quot;&quot;;[.J500]-[.K501])">
            <text:p/>
          </table:table-cell>
          <table:table-cell table:style-name="ce58" table:formula="of:=IF([.$N501]&gt;[Datos.$C$4]*12+[Datos.$C$5];&quot;&quot;;[Datos.$C$11]-[.L501])">
            <text:p/>
          </table:table-cell>
          <table:table-cell table:style-name="ce73" table:formula="of:=IF([.$N501]&gt;[Datos.$C$4]*12+[Datos.$C$5];&quot;&quot;;[.J500]*[Datos.$C$15])">
            <text:p/>
          </table:table-cell>
          <table:table-cell table:formula="of:=IF([.$N501]=[Datos.$C$4]*12+[Datos.$C$5];HYPERLINK(&quot;http://interes.ax5.org/&quot;);&quot;&quot;)">
            <text:p/>
          </table:table-cell>
          <table:table-cell table:style-name="ce65" table:formula="of:=[.N500]+1" office:value-type="float" office:value="494">
            <text:p>4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2]&gt;[Datos.$C$4]*12+[Datos.$C$5];&quot;&quot;;[.D501]-[.E502])">
            <text:p/>
          </table:table-cell>
          <table:table-cell table:style-name="ce58" table:formula="of:=IF([.$N502]&gt;[Datos.$C$4]*12+[Datos.$C$5];&quot;&quot;;[Datos.$C$9]-[.F502])">
            <text:p/>
          </table:table-cell>
          <table:table-cell table:style-name="ce58" table:formula="of:=IF([.$N502]&gt;[Datos.$C$4]*12+[Datos.$C$5];&quot;&quot;;[.D50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2]&gt;[Datos.$C$4]*12+[Datos.$C$5];&quot;&quot;;[.J501]-[.K502])">
            <text:p/>
          </table:table-cell>
          <table:table-cell table:style-name="ce58" table:formula="of:=IF([.$N502]&gt;[Datos.$C$4]*12+[Datos.$C$5];&quot;&quot;;[Datos.$C$11]-[.L502])">
            <text:p/>
          </table:table-cell>
          <table:table-cell table:style-name="ce73" table:formula="of:=IF([.$N502]&gt;[Datos.$C$4]*12+[Datos.$C$5];&quot;&quot;;[.J501]*[Datos.$C$15])">
            <text:p/>
          </table:table-cell>
          <table:table-cell table:formula="of:=IF([.$N502]=[Datos.$C$4]*12+[Datos.$C$5];HYPERLINK(&quot;http://interes.ax5.org/&quot;);&quot;&quot;)">
            <text:p/>
          </table:table-cell>
          <table:table-cell table:style-name="ce65" table:formula="of:=[.N501]+1" office:value-type="float" office:value="495">
            <text:p>4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3]&gt;[Datos.$C$4]*12+[Datos.$C$5];&quot;&quot;;[.D502]-[.E503])">
            <text:p/>
          </table:table-cell>
          <table:table-cell table:style-name="ce58" table:formula="of:=IF([.$N503]&gt;[Datos.$C$4]*12+[Datos.$C$5];&quot;&quot;;[Datos.$C$9]-[.F503])">
            <text:p/>
          </table:table-cell>
          <table:table-cell table:style-name="ce58" table:formula="of:=IF([.$N503]&gt;[Datos.$C$4]*12+[Datos.$C$5];&quot;&quot;;[.D50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3]&gt;[Datos.$C$4]*12+[Datos.$C$5];&quot;&quot;;[.J502]-[.K503])">
            <text:p/>
          </table:table-cell>
          <table:table-cell table:style-name="ce58" table:formula="of:=IF([.$N503]&gt;[Datos.$C$4]*12+[Datos.$C$5];&quot;&quot;;[Datos.$C$11]-[.L503])">
            <text:p/>
          </table:table-cell>
          <table:table-cell table:style-name="ce73" table:formula="of:=IF([.$N503]&gt;[Datos.$C$4]*12+[Datos.$C$5];&quot;&quot;;[.J502]*[Datos.$C$15])">
            <text:p/>
          </table:table-cell>
          <table:table-cell table:formula="of:=IF([.$N503]=[Datos.$C$4]*12+[Datos.$C$5];HYPERLINK(&quot;http://interes.ax5.org/&quot;);&quot;&quot;)">
            <text:p/>
          </table:table-cell>
          <table:table-cell table:style-name="ce65" table:formula="of:=[.N502]+1" office:value-type="float" office:value="496">
            <text:p>4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4]&gt;[Datos.$C$4]*12+[Datos.$C$5];&quot;&quot;;[.D503]-[.E504])">
            <text:p/>
          </table:table-cell>
          <table:table-cell table:style-name="ce58" table:formula="of:=IF([.$N504]&gt;[Datos.$C$4]*12+[Datos.$C$5];&quot;&quot;;[Datos.$C$9]-[.F504])">
            <text:p/>
          </table:table-cell>
          <table:table-cell table:style-name="ce58" table:formula="of:=IF([.$N504]&gt;[Datos.$C$4]*12+[Datos.$C$5];&quot;&quot;;[.D50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4]&gt;[Datos.$C$4]*12+[Datos.$C$5];&quot;&quot;;[.J503]-[.K504])">
            <text:p/>
          </table:table-cell>
          <table:table-cell table:style-name="ce58" table:formula="of:=IF([.$N504]&gt;[Datos.$C$4]*12+[Datos.$C$5];&quot;&quot;;[Datos.$C$11]-[.L504])">
            <text:p/>
          </table:table-cell>
          <table:table-cell table:style-name="ce73" table:formula="of:=IF([.$N504]&gt;[Datos.$C$4]*12+[Datos.$C$5];&quot;&quot;;[.J503]*[Datos.$C$15])">
            <text:p/>
          </table:table-cell>
          <table:table-cell table:formula="of:=IF([.$N504]=[Datos.$C$4]*12+[Datos.$C$5];HYPERLINK(&quot;http://interes.ax5.org/&quot;);&quot;&quot;)">
            <text:p/>
          </table:table-cell>
          <table:table-cell table:style-name="ce65" table:formula="of:=[.N503]+1" office:value-type="float" office:value="497">
            <text:p>4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5]&gt;[Datos.$C$4]*12+[Datos.$C$5];&quot;&quot;;[.D504]-[.E505])">
            <text:p/>
          </table:table-cell>
          <table:table-cell table:style-name="ce58" table:formula="of:=IF([.$N505]&gt;[Datos.$C$4]*12+[Datos.$C$5];&quot;&quot;;[Datos.$C$9]-[.F505])">
            <text:p/>
          </table:table-cell>
          <table:table-cell table:style-name="ce58" table:formula="of:=IF([.$N505]&gt;[Datos.$C$4]*12+[Datos.$C$5];&quot;&quot;;[.D50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5]&gt;[Datos.$C$4]*12+[Datos.$C$5];&quot;&quot;;[.J504]-[.K505])">
            <text:p/>
          </table:table-cell>
          <table:table-cell table:style-name="ce58" table:formula="of:=IF([.$N505]&gt;[Datos.$C$4]*12+[Datos.$C$5];&quot;&quot;;[Datos.$C$11]-[.L505])">
            <text:p/>
          </table:table-cell>
          <table:table-cell table:style-name="ce73" table:formula="of:=IF([.$N505]&gt;[Datos.$C$4]*12+[Datos.$C$5];&quot;&quot;;[.J504]*[Datos.$C$15])">
            <text:p/>
          </table:table-cell>
          <table:table-cell table:formula="of:=IF([.$N505]=[Datos.$C$4]*12+[Datos.$C$5];HYPERLINK(&quot;http://interes.ax5.org/&quot;);&quot;&quot;)">
            <text:p/>
          </table:table-cell>
          <table:table-cell table:style-name="ce65" table:formula="of:=[.N504]+1" office:value-type="float" office:value="498">
            <text:p>4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6]&gt;[Datos.$C$4]*12+[Datos.$C$5];&quot;&quot;;[.D505]-[.E506])">
            <text:p/>
          </table:table-cell>
          <table:table-cell table:style-name="ce58" table:formula="of:=IF([.$N506]&gt;[Datos.$C$4]*12+[Datos.$C$5];&quot;&quot;;[Datos.$C$9]-[.F506])">
            <text:p/>
          </table:table-cell>
          <table:table-cell table:style-name="ce58" table:formula="of:=IF([.$N506]&gt;[Datos.$C$4]*12+[Datos.$C$5];&quot;&quot;;[.D50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6]&gt;[Datos.$C$4]*12+[Datos.$C$5];&quot;&quot;;[.J505]-[.K506])">
            <text:p/>
          </table:table-cell>
          <table:table-cell table:style-name="ce58" table:formula="of:=IF([.$N506]&gt;[Datos.$C$4]*12+[Datos.$C$5];&quot;&quot;;[Datos.$C$11]-[.L506])">
            <text:p/>
          </table:table-cell>
          <table:table-cell table:style-name="ce73" table:formula="of:=IF([.$N506]&gt;[Datos.$C$4]*12+[Datos.$C$5];&quot;&quot;;[.J505]*[Datos.$C$15])">
            <text:p/>
          </table:table-cell>
          <table:table-cell table:formula="of:=IF([.$N506]=[Datos.$C$4]*12+[Datos.$C$5];HYPERLINK(&quot;http://interes.ax5.org/&quot;);&quot;&quot;)">
            <text:p/>
          </table:table-cell>
          <table:table-cell table:style-name="ce65" table:formula="of:=[.N505]+1" office:value-type="float" office:value="499">
            <text:p>4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7]&gt;[Datos.$C$4]*12+[Datos.$C$5];&quot;&quot;;[.D506]-[.E507])">
            <text:p/>
          </table:table-cell>
          <table:table-cell table:style-name="ce58" table:formula="of:=IF([.$N507]&gt;[Datos.$C$4]*12+[Datos.$C$5];&quot;&quot;;[Datos.$C$9]-[.F507])">
            <text:p/>
          </table:table-cell>
          <table:table-cell table:style-name="ce58" table:formula="of:=IF([.$N507]&gt;[Datos.$C$4]*12+[Datos.$C$5];&quot;&quot;;[.D50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7]&gt;[Datos.$C$4]*12+[Datos.$C$5];&quot;&quot;;[.J506]-[.K507])">
            <text:p/>
          </table:table-cell>
          <table:table-cell table:style-name="ce58" table:formula="of:=IF([.$N507]&gt;[Datos.$C$4]*12+[Datos.$C$5];&quot;&quot;;[Datos.$C$11]-[.L507])">
            <text:p/>
          </table:table-cell>
          <table:table-cell table:style-name="ce73" table:formula="of:=IF([.$N507]&gt;[Datos.$C$4]*12+[Datos.$C$5];&quot;&quot;;[.J506]*[Datos.$C$15])">
            <text:p/>
          </table:table-cell>
          <table:table-cell table:formula="of:=IF([.$N507]=[Datos.$C$4]*12+[Datos.$C$5];HYPERLINK(&quot;http://interes.ax5.org/&quot;);&quot;&quot;)">
            <text:p/>
          </table:table-cell>
          <table:table-cell table:style-name="ce65" table:formula="of:=[.N506]+1" office:value-type="float" office:value="500">
            <text:p>5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8]&gt;[Datos.$C$4]*12+[Datos.$C$5];&quot;&quot;;[.D507]-[.E508])">
            <text:p/>
          </table:table-cell>
          <table:table-cell table:style-name="ce58" table:formula="of:=IF([.$N508]&gt;[Datos.$C$4]*12+[Datos.$C$5];&quot;&quot;;[Datos.$C$9]-[.F508])">
            <text:p/>
          </table:table-cell>
          <table:table-cell table:style-name="ce58" table:formula="of:=IF([.$N508]&gt;[Datos.$C$4]*12+[Datos.$C$5];&quot;&quot;;[.D50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8]&gt;[Datos.$C$4]*12+[Datos.$C$5];&quot;&quot;;[.J507]-[.K508])">
            <text:p/>
          </table:table-cell>
          <table:table-cell table:style-name="ce58" table:formula="of:=IF([.$N508]&gt;[Datos.$C$4]*12+[Datos.$C$5];&quot;&quot;;[Datos.$C$11]-[.L508])">
            <text:p/>
          </table:table-cell>
          <table:table-cell table:style-name="ce73" table:formula="of:=IF([.$N508]&gt;[Datos.$C$4]*12+[Datos.$C$5];&quot;&quot;;[.J507]*[Datos.$C$15])">
            <text:p/>
          </table:table-cell>
          <table:table-cell table:formula="of:=IF([.$N508]=[Datos.$C$4]*12+[Datos.$C$5];HYPERLINK(&quot;http://interes.ax5.org/&quot;);&quot;&quot;)">
            <text:p/>
          </table:table-cell>
          <table:table-cell table:style-name="ce65" table:formula="of:=[.N507]+1" office:value-type="float" office:value="501">
            <text:p>5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9]&gt;[Datos.$C$4]*12+[Datos.$C$5];&quot;&quot;;[.D508]-[.E509])">
            <text:p/>
          </table:table-cell>
          <table:table-cell table:style-name="ce58" table:formula="of:=IF([.$N509]&gt;[Datos.$C$4]*12+[Datos.$C$5];&quot;&quot;;[Datos.$C$9]-[.F509])">
            <text:p/>
          </table:table-cell>
          <table:table-cell table:style-name="ce58" table:formula="of:=IF([.$N509]&gt;[Datos.$C$4]*12+[Datos.$C$5];&quot;&quot;;[.D50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09]&gt;[Datos.$C$4]*12+[Datos.$C$5];&quot;&quot;;[.J508]-[.K509])">
            <text:p/>
          </table:table-cell>
          <table:table-cell table:style-name="ce58" table:formula="of:=IF([.$N509]&gt;[Datos.$C$4]*12+[Datos.$C$5];&quot;&quot;;[Datos.$C$11]-[.L509])">
            <text:p/>
          </table:table-cell>
          <table:table-cell table:style-name="ce73" table:formula="of:=IF([.$N509]&gt;[Datos.$C$4]*12+[Datos.$C$5];&quot;&quot;;[.J508]*[Datos.$C$15])">
            <text:p/>
          </table:table-cell>
          <table:table-cell table:formula="of:=IF([.$N509]=[Datos.$C$4]*12+[Datos.$C$5];HYPERLINK(&quot;http://interes.ax5.org/&quot;);&quot;&quot;)">
            <text:p/>
          </table:table-cell>
          <table:table-cell table:style-name="ce65" table:formula="of:=[.N508]+1" office:value-type="float" office:value="502">
            <text:p>5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0]&gt;[Datos.$C$4]*12+[Datos.$C$5];&quot;&quot;;[.D509]-[.E510])">
            <text:p/>
          </table:table-cell>
          <table:table-cell table:style-name="ce58" table:formula="of:=IF([.$N510]&gt;[Datos.$C$4]*12+[Datos.$C$5];&quot;&quot;;[Datos.$C$9]-[.F510])">
            <text:p/>
          </table:table-cell>
          <table:table-cell table:style-name="ce58" table:formula="of:=IF([.$N510]&gt;[Datos.$C$4]*12+[Datos.$C$5];&quot;&quot;;[.D50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0]&gt;[Datos.$C$4]*12+[Datos.$C$5];&quot;&quot;;[.J509]-[.K510])">
            <text:p/>
          </table:table-cell>
          <table:table-cell table:style-name="ce58" table:formula="of:=IF([.$N510]&gt;[Datos.$C$4]*12+[Datos.$C$5];&quot;&quot;;[Datos.$C$11]-[.L510])">
            <text:p/>
          </table:table-cell>
          <table:table-cell table:style-name="ce73" table:formula="of:=IF([.$N510]&gt;[Datos.$C$4]*12+[Datos.$C$5];&quot;&quot;;[.J509]*[Datos.$C$15])">
            <text:p/>
          </table:table-cell>
          <table:table-cell table:formula="of:=IF([.$N510]=[Datos.$C$4]*12+[Datos.$C$5];HYPERLINK(&quot;http://interes.ax5.org/&quot;);&quot;&quot;)">
            <text:p/>
          </table:table-cell>
          <table:table-cell table:style-name="ce65" table:formula="of:=[.N509]+1" office:value-type="float" office:value="503">
            <text:p>50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99]+1" office:value-type="float" office:value="2056">
            <text:p>2056</text:p>
          </table:table-cell>
          <table:table-cell/>
          <table:table-cell table:style-name="ce57" table:formula="of:=IF([.$N511]&gt;[Datos.$C$4]*12+[Datos.$C$5];&quot;&quot;;[.D510]-[.E511])">
            <text:p/>
          </table:table-cell>
          <table:table-cell table:style-name="ce57" table:formula="of:=IF([.$N511]&gt;[Datos.$C$4]*12+[Datos.$C$5];&quot;&quot;;[Datos.$C$9]-[.F511])">
            <text:p/>
          </table:table-cell>
          <table:table-cell table:style-name="ce57" table:formula="of:=IF([.$N511]&gt;[Datos.$C$4]*12+[Datos.$C$5];&quot;&quot;;[.D510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11]&gt;[Datos.$C$4]*12+[Datos.$C$5];&quot;&quot;;[.J510]-[.K511])">
            <text:p/>
          </table:table-cell>
          <table:table-cell table:style-name="ce57" table:formula="of:=IF([.$N511]&gt;[Datos.$C$4]*12+[Datos.$C$5];&quot;&quot;;[Datos.$C$11]-[.L511])">
            <text:p/>
          </table:table-cell>
          <table:table-cell table:style-name="ce74" table:formula="of:=IF([.$N511]&gt;[Datos.$C$4]*12+[Datos.$C$5];&quot;&quot;;[.J510]*[Datos.$C$15])">
            <text:p/>
          </table:table-cell>
          <table:table-cell table:formula="of:=IF([.$N511]=[Datos.$C$4]*12+[Datos.$C$5];HYPERLINK(&quot;http://interes.ax5.org/&quot;);&quot;&quot;)">
            <text:p/>
          </table:table-cell>
          <table:table-cell table:style-name="ce64" table:formula="of:=[.N510]+1" office:value-type="float" office:value="504">
            <text:p>5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2]&gt;[Datos.$C$4]*12+[Datos.$C$5];&quot;&quot;;[.D511]-[.E512])">
            <text:p/>
          </table:table-cell>
          <table:table-cell table:style-name="ce58" table:formula="of:=IF([.$N512]&gt;[Datos.$C$4]*12+[Datos.$C$5];&quot;&quot;;[Datos.$C$9]-[.F512])">
            <text:p/>
          </table:table-cell>
          <table:table-cell table:style-name="ce58" table:formula="of:=IF([.$N512]&gt;[Datos.$C$4]*12+[Datos.$C$5];&quot;&quot;;[.D51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2]&gt;[Datos.$C$4]*12+[Datos.$C$5];&quot;&quot;;[.J511]-[.K512])">
            <text:p/>
          </table:table-cell>
          <table:table-cell table:style-name="ce58" table:formula="of:=IF([.$N512]&gt;[Datos.$C$4]*12+[Datos.$C$5];&quot;&quot;;[Datos.$C$11]-[.L512])">
            <text:p/>
          </table:table-cell>
          <table:table-cell table:style-name="ce73" table:formula="of:=IF([.$N512]&gt;[Datos.$C$4]*12+[Datos.$C$5];&quot;&quot;;[.J511]*[Datos.$C$15])">
            <text:p/>
          </table:table-cell>
          <table:table-cell table:formula="of:=IF([.$N512]=[Datos.$C$4]*12+[Datos.$C$5];HYPERLINK(&quot;http://interes.ax5.org/&quot;);&quot;&quot;)">
            <text:p/>
          </table:table-cell>
          <table:table-cell table:style-name="ce65" table:formula="of:=[.N511]+1" office:value-type="float" office:value="505">
            <text:p>5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3]&gt;[Datos.$C$4]*12+[Datos.$C$5];&quot;&quot;;[.D512]-[.E513])">
            <text:p/>
          </table:table-cell>
          <table:table-cell table:style-name="ce58" table:formula="of:=IF([.$N513]&gt;[Datos.$C$4]*12+[Datos.$C$5];&quot;&quot;;[Datos.$C$9]-[.F513])">
            <text:p/>
          </table:table-cell>
          <table:table-cell table:style-name="ce58" table:formula="of:=IF([.$N513]&gt;[Datos.$C$4]*12+[Datos.$C$5];&quot;&quot;;[.D51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3]&gt;[Datos.$C$4]*12+[Datos.$C$5];&quot;&quot;;[.J512]-[.K513])">
            <text:p/>
          </table:table-cell>
          <table:table-cell table:style-name="ce58" table:formula="of:=IF([.$N513]&gt;[Datos.$C$4]*12+[Datos.$C$5];&quot;&quot;;[Datos.$C$11]-[.L513])">
            <text:p/>
          </table:table-cell>
          <table:table-cell table:style-name="ce73" table:formula="of:=IF([.$N513]&gt;[Datos.$C$4]*12+[Datos.$C$5];&quot;&quot;;[.J512]*[Datos.$C$15])">
            <text:p/>
          </table:table-cell>
          <table:table-cell table:formula="of:=IF([.$N513]=[Datos.$C$4]*12+[Datos.$C$5];HYPERLINK(&quot;http://interes.ax5.org/&quot;);&quot;&quot;)">
            <text:p/>
          </table:table-cell>
          <table:table-cell table:style-name="ce65" table:formula="of:=[.N512]+1" office:value-type="float" office:value="506">
            <text:p>5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4]&gt;[Datos.$C$4]*12+[Datos.$C$5];&quot;&quot;;[.D513]-[.E514])">
            <text:p/>
          </table:table-cell>
          <table:table-cell table:style-name="ce58" table:formula="of:=IF([.$N514]&gt;[Datos.$C$4]*12+[Datos.$C$5];&quot;&quot;;[Datos.$C$9]-[.F514])">
            <text:p/>
          </table:table-cell>
          <table:table-cell table:style-name="ce58" table:formula="of:=IF([.$N514]&gt;[Datos.$C$4]*12+[Datos.$C$5];&quot;&quot;;[.D51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4]&gt;[Datos.$C$4]*12+[Datos.$C$5];&quot;&quot;;[.J513]-[.K514])">
            <text:p/>
          </table:table-cell>
          <table:table-cell table:style-name="ce58" table:formula="of:=IF([.$N514]&gt;[Datos.$C$4]*12+[Datos.$C$5];&quot;&quot;;[Datos.$C$11]-[.L514])">
            <text:p/>
          </table:table-cell>
          <table:table-cell table:style-name="ce73" table:formula="of:=IF([.$N514]&gt;[Datos.$C$4]*12+[Datos.$C$5];&quot;&quot;;[.J513]*[Datos.$C$15])">
            <text:p/>
          </table:table-cell>
          <table:table-cell table:formula="of:=IF([.$N514]=[Datos.$C$4]*12+[Datos.$C$5];HYPERLINK(&quot;http://interes.ax5.org/&quot;);&quot;&quot;)">
            <text:p/>
          </table:table-cell>
          <table:table-cell table:style-name="ce65" table:formula="of:=[.N513]+1" office:value-type="float" office:value="507">
            <text:p>50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5]&gt;[Datos.$C$4]*12+[Datos.$C$5];&quot;&quot;;[.D514]-[.E515])">
            <text:p/>
          </table:table-cell>
          <table:table-cell table:style-name="ce58" table:formula="of:=IF([.$N515]&gt;[Datos.$C$4]*12+[Datos.$C$5];&quot;&quot;;[Datos.$C$9]-[.F515])">
            <text:p/>
          </table:table-cell>
          <table:table-cell table:style-name="ce58" table:formula="of:=IF([.$N515]&gt;[Datos.$C$4]*12+[Datos.$C$5];&quot;&quot;;[.D51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5]&gt;[Datos.$C$4]*12+[Datos.$C$5];&quot;&quot;;[.J514]-[.K515])">
            <text:p/>
          </table:table-cell>
          <table:table-cell table:style-name="ce58" table:formula="of:=IF([.$N515]&gt;[Datos.$C$4]*12+[Datos.$C$5];&quot;&quot;;[Datos.$C$11]-[.L515])">
            <text:p/>
          </table:table-cell>
          <table:table-cell table:style-name="ce73" table:formula="of:=IF([.$N515]&gt;[Datos.$C$4]*12+[Datos.$C$5];&quot;&quot;;[.J514]*[Datos.$C$15])">
            <text:p/>
          </table:table-cell>
          <table:table-cell table:formula="of:=IF([.$N515]=[Datos.$C$4]*12+[Datos.$C$5];HYPERLINK(&quot;http://interes.ax5.org/&quot;);&quot;&quot;)">
            <text:p/>
          </table:table-cell>
          <table:table-cell table:style-name="ce65" table:formula="of:=[.N514]+1" office:value-type="float" office:value="508">
            <text:p>5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6]&gt;[Datos.$C$4]*12+[Datos.$C$5];&quot;&quot;;[.D515]-[.E516])">
            <text:p/>
          </table:table-cell>
          <table:table-cell table:style-name="ce58" table:formula="of:=IF([.$N516]&gt;[Datos.$C$4]*12+[Datos.$C$5];&quot;&quot;;[Datos.$C$9]-[.F516])">
            <text:p/>
          </table:table-cell>
          <table:table-cell table:style-name="ce58" table:formula="of:=IF([.$N516]&gt;[Datos.$C$4]*12+[Datos.$C$5];&quot;&quot;;[.D51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6]&gt;[Datos.$C$4]*12+[Datos.$C$5];&quot;&quot;;[.J515]-[.K516])">
            <text:p/>
          </table:table-cell>
          <table:table-cell table:style-name="ce58" table:formula="of:=IF([.$N516]&gt;[Datos.$C$4]*12+[Datos.$C$5];&quot;&quot;;[Datos.$C$11]-[.L516])">
            <text:p/>
          </table:table-cell>
          <table:table-cell table:style-name="ce73" table:formula="of:=IF([.$N516]&gt;[Datos.$C$4]*12+[Datos.$C$5];&quot;&quot;;[.J515]*[Datos.$C$15])">
            <text:p/>
          </table:table-cell>
          <table:table-cell table:formula="of:=IF([.$N516]=[Datos.$C$4]*12+[Datos.$C$5];HYPERLINK(&quot;http://interes.ax5.org/&quot;);&quot;&quot;)">
            <text:p/>
          </table:table-cell>
          <table:table-cell table:style-name="ce65" table:formula="of:=[.N515]+1" office:value-type="float" office:value="509">
            <text:p>5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7]&gt;[Datos.$C$4]*12+[Datos.$C$5];&quot;&quot;;[.D516]-[.E517])">
            <text:p/>
          </table:table-cell>
          <table:table-cell table:style-name="ce58" table:formula="of:=IF([.$N517]&gt;[Datos.$C$4]*12+[Datos.$C$5];&quot;&quot;;[Datos.$C$9]-[.F517])">
            <text:p/>
          </table:table-cell>
          <table:table-cell table:style-name="ce58" table:formula="of:=IF([.$N517]&gt;[Datos.$C$4]*12+[Datos.$C$5];&quot;&quot;;[.D51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7]&gt;[Datos.$C$4]*12+[Datos.$C$5];&quot;&quot;;[.J516]-[.K517])">
            <text:p/>
          </table:table-cell>
          <table:table-cell table:style-name="ce58" table:formula="of:=IF([.$N517]&gt;[Datos.$C$4]*12+[Datos.$C$5];&quot;&quot;;[Datos.$C$11]-[.L517])">
            <text:p/>
          </table:table-cell>
          <table:table-cell table:style-name="ce73" table:formula="of:=IF([.$N517]&gt;[Datos.$C$4]*12+[Datos.$C$5];&quot;&quot;;[.J516]*[Datos.$C$15])">
            <text:p/>
          </table:table-cell>
          <table:table-cell table:formula="of:=IF([.$N517]=[Datos.$C$4]*12+[Datos.$C$5];HYPERLINK(&quot;http://interes.ax5.org/&quot;);&quot;&quot;)">
            <text:p/>
          </table:table-cell>
          <table:table-cell table:style-name="ce65" table:formula="of:=[.N516]+1" office:value-type="float" office:value="510">
            <text:p>5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8]&gt;[Datos.$C$4]*12+[Datos.$C$5];&quot;&quot;;[.D517]-[.E518])">
            <text:p/>
          </table:table-cell>
          <table:table-cell table:style-name="ce58" table:formula="of:=IF([.$N518]&gt;[Datos.$C$4]*12+[Datos.$C$5];&quot;&quot;;[Datos.$C$9]-[.F518])">
            <text:p/>
          </table:table-cell>
          <table:table-cell table:style-name="ce58" table:formula="of:=IF([.$N518]&gt;[Datos.$C$4]*12+[Datos.$C$5];&quot;&quot;;[.D51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8]&gt;[Datos.$C$4]*12+[Datos.$C$5];&quot;&quot;;[.J517]-[.K518])">
            <text:p/>
          </table:table-cell>
          <table:table-cell table:style-name="ce58" table:formula="of:=IF([.$N518]&gt;[Datos.$C$4]*12+[Datos.$C$5];&quot;&quot;;[Datos.$C$11]-[.L518])">
            <text:p/>
          </table:table-cell>
          <table:table-cell table:style-name="ce73" table:formula="of:=IF([.$N518]&gt;[Datos.$C$4]*12+[Datos.$C$5];&quot;&quot;;[.J517]*[Datos.$C$15])">
            <text:p/>
          </table:table-cell>
          <table:table-cell table:formula="of:=IF([.$N518]=[Datos.$C$4]*12+[Datos.$C$5];HYPERLINK(&quot;http://interes.ax5.org/&quot;);&quot;&quot;)">
            <text:p/>
          </table:table-cell>
          <table:table-cell table:style-name="ce65" table:formula="of:=[.N517]+1" office:value-type="float" office:value="511">
            <text:p>5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9]&gt;[Datos.$C$4]*12+[Datos.$C$5];&quot;&quot;;[.D518]-[.E519])">
            <text:p/>
          </table:table-cell>
          <table:table-cell table:style-name="ce58" table:formula="of:=IF([.$N519]&gt;[Datos.$C$4]*12+[Datos.$C$5];&quot;&quot;;[Datos.$C$9]-[.F519])">
            <text:p/>
          </table:table-cell>
          <table:table-cell table:style-name="ce58" table:formula="of:=IF([.$N519]&gt;[Datos.$C$4]*12+[Datos.$C$5];&quot;&quot;;[.D51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19]&gt;[Datos.$C$4]*12+[Datos.$C$5];&quot;&quot;;[.J518]-[.K519])">
            <text:p/>
          </table:table-cell>
          <table:table-cell table:style-name="ce58" table:formula="of:=IF([.$N519]&gt;[Datos.$C$4]*12+[Datos.$C$5];&quot;&quot;;[Datos.$C$11]-[.L519])">
            <text:p/>
          </table:table-cell>
          <table:table-cell table:style-name="ce73" table:formula="of:=IF([.$N519]&gt;[Datos.$C$4]*12+[Datos.$C$5];&quot;&quot;;[.J518]*[Datos.$C$15])">
            <text:p/>
          </table:table-cell>
          <table:table-cell table:formula="of:=IF([.$N519]=[Datos.$C$4]*12+[Datos.$C$5];HYPERLINK(&quot;http://interes.ax5.org/&quot;);&quot;&quot;)">
            <text:p/>
          </table:table-cell>
          <table:table-cell table:style-name="ce65" table:formula="of:=[.N518]+1" office:value-type="float" office:value="512">
            <text:p>5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0]&gt;[Datos.$C$4]*12+[Datos.$C$5];&quot;&quot;;[.D519]-[.E520])">
            <text:p/>
          </table:table-cell>
          <table:table-cell table:style-name="ce58" table:formula="of:=IF([.$N520]&gt;[Datos.$C$4]*12+[Datos.$C$5];&quot;&quot;;[Datos.$C$9]-[.F520])">
            <text:p/>
          </table:table-cell>
          <table:table-cell table:style-name="ce58" table:formula="of:=IF([.$N520]&gt;[Datos.$C$4]*12+[Datos.$C$5];&quot;&quot;;[.D51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0]&gt;[Datos.$C$4]*12+[Datos.$C$5];&quot;&quot;;[.J519]-[.K520])">
            <text:p/>
          </table:table-cell>
          <table:table-cell table:style-name="ce58" table:formula="of:=IF([.$N520]&gt;[Datos.$C$4]*12+[Datos.$C$5];&quot;&quot;;[Datos.$C$11]-[.L520])">
            <text:p/>
          </table:table-cell>
          <table:table-cell table:style-name="ce73" table:formula="of:=IF([.$N520]&gt;[Datos.$C$4]*12+[Datos.$C$5];&quot;&quot;;[.J519]*[Datos.$C$15])">
            <text:p/>
          </table:table-cell>
          <table:table-cell table:formula="of:=IF([.$N520]=[Datos.$C$4]*12+[Datos.$C$5];HYPERLINK(&quot;http://interes.ax5.org/&quot;);&quot;&quot;)">
            <text:p/>
          </table:table-cell>
          <table:table-cell table:style-name="ce65" table:formula="of:=[.N519]+1" office:value-type="float" office:value="513">
            <text:p>5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1]&gt;[Datos.$C$4]*12+[Datos.$C$5];&quot;&quot;;[.D520]-[.E521])">
            <text:p/>
          </table:table-cell>
          <table:table-cell table:style-name="ce58" table:formula="of:=IF([.$N521]&gt;[Datos.$C$4]*12+[Datos.$C$5];&quot;&quot;;[Datos.$C$9]-[.F521])">
            <text:p/>
          </table:table-cell>
          <table:table-cell table:style-name="ce58" table:formula="of:=IF([.$N521]&gt;[Datos.$C$4]*12+[Datos.$C$5];&quot;&quot;;[.D52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1]&gt;[Datos.$C$4]*12+[Datos.$C$5];&quot;&quot;;[.J520]-[.K521])">
            <text:p/>
          </table:table-cell>
          <table:table-cell table:style-name="ce58" table:formula="of:=IF([.$N521]&gt;[Datos.$C$4]*12+[Datos.$C$5];&quot;&quot;;[Datos.$C$11]-[.L521])">
            <text:p/>
          </table:table-cell>
          <table:table-cell table:style-name="ce73" table:formula="of:=IF([.$N521]&gt;[Datos.$C$4]*12+[Datos.$C$5];&quot;&quot;;[.J520]*[Datos.$C$15])">
            <text:p/>
          </table:table-cell>
          <table:table-cell table:formula="of:=IF([.$N521]=[Datos.$C$4]*12+[Datos.$C$5];HYPERLINK(&quot;http://interes.ax5.org/&quot;);&quot;&quot;)">
            <text:p/>
          </table:table-cell>
          <table:table-cell table:style-name="ce65" table:formula="of:=[.N520]+1" office:value-type="float" office:value="514">
            <text:p>5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2]&gt;[Datos.$C$4]*12+[Datos.$C$5];&quot;&quot;;[.D521]-[.E522])">
            <text:p/>
          </table:table-cell>
          <table:table-cell table:style-name="ce58" table:formula="of:=IF([.$N522]&gt;[Datos.$C$4]*12+[Datos.$C$5];&quot;&quot;;[Datos.$C$9]-[.F522])">
            <text:p/>
          </table:table-cell>
          <table:table-cell table:style-name="ce58" table:formula="of:=IF([.$N522]&gt;[Datos.$C$4]*12+[Datos.$C$5];&quot;&quot;;[.D52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2]&gt;[Datos.$C$4]*12+[Datos.$C$5];&quot;&quot;;[.J521]-[.K522])">
            <text:p/>
          </table:table-cell>
          <table:table-cell table:style-name="ce58" table:formula="of:=IF([.$N522]&gt;[Datos.$C$4]*12+[Datos.$C$5];&quot;&quot;;[Datos.$C$11]-[.L522])">
            <text:p/>
          </table:table-cell>
          <table:table-cell table:style-name="ce73" table:formula="of:=IF([.$N522]&gt;[Datos.$C$4]*12+[Datos.$C$5];&quot;&quot;;[.J521]*[Datos.$C$15])">
            <text:p/>
          </table:table-cell>
          <table:table-cell table:formula="of:=IF([.$N522]=[Datos.$C$4]*12+[Datos.$C$5];HYPERLINK(&quot;http://interes.ax5.org/&quot;);&quot;&quot;)">
            <text:p/>
          </table:table-cell>
          <table:table-cell table:style-name="ce65" table:formula="of:=[.N521]+1" office:value-type="float" office:value="515">
            <text:p>51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11]+1" office:value-type="float" office:value="2057">
            <text:p>2057</text:p>
          </table:table-cell>
          <table:table-cell/>
          <table:table-cell table:style-name="ce57" table:formula="of:=IF([.$N523]&gt;[Datos.$C$4]*12+[Datos.$C$5];&quot;&quot;;[.D522]-[.E523])">
            <text:p/>
          </table:table-cell>
          <table:table-cell table:style-name="ce57" table:formula="of:=IF([.$N523]&gt;[Datos.$C$4]*12+[Datos.$C$5];&quot;&quot;;[Datos.$C$9]-[.F523])">
            <text:p/>
          </table:table-cell>
          <table:table-cell table:style-name="ce57" table:formula="of:=IF([.$N523]&gt;[Datos.$C$4]*12+[Datos.$C$5];&quot;&quot;;[.D522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23]&gt;[Datos.$C$4]*12+[Datos.$C$5];&quot;&quot;;[.J522]-[.K523])">
            <text:p/>
          </table:table-cell>
          <table:table-cell table:style-name="ce57" table:formula="of:=IF([.$N523]&gt;[Datos.$C$4]*12+[Datos.$C$5];&quot;&quot;;[Datos.$C$11]-[.L523])">
            <text:p/>
          </table:table-cell>
          <table:table-cell table:style-name="ce74" table:formula="of:=IF([.$N523]&gt;[Datos.$C$4]*12+[Datos.$C$5];&quot;&quot;;[.J522]*[Datos.$C$15])">
            <text:p/>
          </table:table-cell>
          <table:table-cell table:formula="of:=IF([.$N523]=[Datos.$C$4]*12+[Datos.$C$5];HYPERLINK(&quot;http://interes.ax5.org/&quot;);&quot;&quot;)">
            <text:p/>
          </table:table-cell>
          <table:table-cell table:style-name="ce64" table:formula="of:=[.N522]+1" office:value-type="float" office:value="516">
            <text:p>5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4]&gt;[Datos.$C$4]*12+[Datos.$C$5];&quot;&quot;;[.D523]-[.E524])">
            <text:p/>
          </table:table-cell>
          <table:table-cell table:style-name="ce58" table:formula="of:=IF([.$N524]&gt;[Datos.$C$4]*12+[Datos.$C$5];&quot;&quot;;[Datos.$C$9]-[.F524])">
            <text:p/>
          </table:table-cell>
          <table:table-cell table:style-name="ce58" table:formula="of:=IF([.$N524]&gt;[Datos.$C$4]*12+[Datos.$C$5];&quot;&quot;;[.D52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4]&gt;[Datos.$C$4]*12+[Datos.$C$5];&quot;&quot;;[.J523]-[.K524])">
            <text:p/>
          </table:table-cell>
          <table:table-cell table:style-name="ce58" table:formula="of:=IF([.$N524]&gt;[Datos.$C$4]*12+[Datos.$C$5];&quot;&quot;;[Datos.$C$11]-[.L524])">
            <text:p/>
          </table:table-cell>
          <table:table-cell table:style-name="ce73" table:formula="of:=IF([.$N524]&gt;[Datos.$C$4]*12+[Datos.$C$5];&quot;&quot;;[.J523]*[Datos.$C$15])">
            <text:p/>
          </table:table-cell>
          <table:table-cell table:formula="of:=IF([.$N524]=[Datos.$C$4]*12+[Datos.$C$5];HYPERLINK(&quot;http://interes.ax5.org/&quot;);&quot;&quot;)">
            <text:p/>
          </table:table-cell>
          <table:table-cell table:style-name="ce65" table:formula="of:=[.N523]+1" office:value-type="float" office:value="517">
            <text:p>5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5]&gt;[Datos.$C$4]*12+[Datos.$C$5];&quot;&quot;;[.D524]-[.E525])">
            <text:p/>
          </table:table-cell>
          <table:table-cell table:style-name="ce58" table:formula="of:=IF([.$N525]&gt;[Datos.$C$4]*12+[Datos.$C$5];&quot;&quot;;[Datos.$C$9]-[.F525])">
            <text:p/>
          </table:table-cell>
          <table:table-cell table:style-name="ce58" table:formula="of:=IF([.$N525]&gt;[Datos.$C$4]*12+[Datos.$C$5];&quot;&quot;;[.D52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5]&gt;[Datos.$C$4]*12+[Datos.$C$5];&quot;&quot;;[.J524]-[.K525])">
            <text:p/>
          </table:table-cell>
          <table:table-cell table:style-name="ce58" table:formula="of:=IF([.$N525]&gt;[Datos.$C$4]*12+[Datos.$C$5];&quot;&quot;;[Datos.$C$11]-[.L525])">
            <text:p/>
          </table:table-cell>
          <table:table-cell table:style-name="ce73" table:formula="of:=IF([.$N525]&gt;[Datos.$C$4]*12+[Datos.$C$5];&quot;&quot;;[.J524]*[Datos.$C$15])">
            <text:p/>
          </table:table-cell>
          <table:table-cell table:formula="of:=IF([.$N525]=[Datos.$C$4]*12+[Datos.$C$5];HYPERLINK(&quot;http://interes.ax5.org/&quot;);&quot;&quot;)">
            <text:p/>
          </table:table-cell>
          <table:table-cell table:style-name="ce65" table:formula="of:=[.N524]+1" office:value-type="float" office:value="518">
            <text:p>5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6]&gt;[Datos.$C$4]*12+[Datos.$C$5];&quot;&quot;;[.D525]-[.E526])">
            <text:p/>
          </table:table-cell>
          <table:table-cell table:style-name="ce58" table:formula="of:=IF([.$N526]&gt;[Datos.$C$4]*12+[Datos.$C$5];&quot;&quot;;[Datos.$C$9]-[.F526])">
            <text:p/>
          </table:table-cell>
          <table:table-cell table:style-name="ce58" table:formula="of:=IF([.$N526]&gt;[Datos.$C$4]*12+[Datos.$C$5];&quot;&quot;;[.D52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6]&gt;[Datos.$C$4]*12+[Datos.$C$5];&quot;&quot;;[.J525]-[.K526])">
            <text:p/>
          </table:table-cell>
          <table:table-cell table:style-name="ce58" table:formula="of:=IF([.$N526]&gt;[Datos.$C$4]*12+[Datos.$C$5];&quot;&quot;;[Datos.$C$11]-[.L526])">
            <text:p/>
          </table:table-cell>
          <table:table-cell table:style-name="ce73" table:formula="of:=IF([.$N526]&gt;[Datos.$C$4]*12+[Datos.$C$5];&quot;&quot;;[.J525]*[Datos.$C$15])">
            <text:p/>
          </table:table-cell>
          <table:table-cell table:formula="of:=IF([.$N526]=[Datos.$C$4]*12+[Datos.$C$5];HYPERLINK(&quot;http://interes.ax5.org/&quot;);&quot;&quot;)">
            <text:p/>
          </table:table-cell>
          <table:table-cell table:style-name="ce65" table:formula="of:=[.N525]+1" office:value-type="float" office:value="519">
            <text:p>5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7]&gt;[Datos.$C$4]*12+[Datos.$C$5];&quot;&quot;;[.D526]-[.E527])">
            <text:p/>
          </table:table-cell>
          <table:table-cell table:style-name="ce58" table:formula="of:=IF([.$N527]&gt;[Datos.$C$4]*12+[Datos.$C$5];&quot;&quot;;[Datos.$C$9]-[.F527])">
            <text:p/>
          </table:table-cell>
          <table:table-cell table:style-name="ce58" table:formula="of:=IF([.$N527]&gt;[Datos.$C$4]*12+[Datos.$C$5];&quot;&quot;;[.D52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7]&gt;[Datos.$C$4]*12+[Datos.$C$5];&quot;&quot;;[.J526]-[.K527])">
            <text:p/>
          </table:table-cell>
          <table:table-cell table:style-name="ce58" table:formula="of:=IF([.$N527]&gt;[Datos.$C$4]*12+[Datos.$C$5];&quot;&quot;;[Datos.$C$11]-[.L527])">
            <text:p/>
          </table:table-cell>
          <table:table-cell table:style-name="ce73" table:formula="of:=IF([.$N527]&gt;[Datos.$C$4]*12+[Datos.$C$5];&quot;&quot;;[.J526]*[Datos.$C$15])">
            <text:p/>
          </table:table-cell>
          <table:table-cell table:formula="of:=IF([.$N527]=[Datos.$C$4]*12+[Datos.$C$5];HYPERLINK(&quot;http://interes.ax5.org/&quot;);&quot;&quot;)">
            <text:p/>
          </table:table-cell>
          <table:table-cell table:style-name="ce65" table:formula="of:=[.N526]+1" office:value-type="float" office:value="520">
            <text:p>5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8]&gt;[Datos.$C$4]*12+[Datos.$C$5];&quot;&quot;;[.D527]-[.E528])">
            <text:p/>
          </table:table-cell>
          <table:table-cell table:style-name="ce58" table:formula="of:=IF([.$N528]&gt;[Datos.$C$4]*12+[Datos.$C$5];&quot;&quot;;[Datos.$C$9]-[.F528])">
            <text:p/>
          </table:table-cell>
          <table:table-cell table:style-name="ce58" table:formula="of:=IF([.$N528]&gt;[Datos.$C$4]*12+[Datos.$C$5];&quot;&quot;;[.D52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8]&gt;[Datos.$C$4]*12+[Datos.$C$5];&quot;&quot;;[.J527]-[.K528])">
            <text:p/>
          </table:table-cell>
          <table:table-cell table:style-name="ce58" table:formula="of:=IF([.$N528]&gt;[Datos.$C$4]*12+[Datos.$C$5];&quot;&quot;;[Datos.$C$11]-[.L528])">
            <text:p/>
          </table:table-cell>
          <table:table-cell table:style-name="ce73" table:formula="of:=IF([.$N528]&gt;[Datos.$C$4]*12+[Datos.$C$5];&quot;&quot;;[.J527]*[Datos.$C$15])">
            <text:p/>
          </table:table-cell>
          <table:table-cell table:formula="of:=IF([.$N528]=[Datos.$C$4]*12+[Datos.$C$5];HYPERLINK(&quot;http://interes.ax5.org/&quot;);&quot;&quot;)">
            <text:p/>
          </table:table-cell>
          <table:table-cell table:style-name="ce65" table:formula="of:=[.N527]+1" office:value-type="float" office:value="521">
            <text:p>5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9]&gt;[Datos.$C$4]*12+[Datos.$C$5];&quot;&quot;;[.D528]-[.E529])">
            <text:p/>
          </table:table-cell>
          <table:table-cell table:style-name="ce58" table:formula="of:=IF([.$N529]&gt;[Datos.$C$4]*12+[Datos.$C$5];&quot;&quot;;[Datos.$C$9]-[.F529])">
            <text:p/>
          </table:table-cell>
          <table:table-cell table:style-name="ce58" table:formula="of:=IF([.$N529]&gt;[Datos.$C$4]*12+[Datos.$C$5];&quot;&quot;;[.D52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29]&gt;[Datos.$C$4]*12+[Datos.$C$5];&quot;&quot;;[.J528]-[.K529])">
            <text:p/>
          </table:table-cell>
          <table:table-cell table:style-name="ce58" table:formula="of:=IF([.$N529]&gt;[Datos.$C$4]*12+[Datos.$C$5];&quot;&quot;;[Datos.$C$11]-[.L529])">
            <text:p/>
          </table:table-cell>
          <table:table-cell table:style-name="ce73" table:formula="of:=IF([.$N529]&gt;[Datos.$C$4]*12+[Datos.$C$5];&quot;&quot;;[.J528]*[Datos.$C$15])">
            <text:p/>
          </table:table-cell>
          <table:table-cell table:formula="of:=IF([.$N529]=[Datos.$C$4]*12+[Datos.$C$5];HYPERLINK(&quot;http://interes.ax5.org/&quot;);&quot;&quot;)">
            <text:p/>
          </table:table-cell>
          <table:table-cell table:style-name="ce65" table:formula="of:=[.N528]+1" office:value-type="float" office:value="522">
            <text:p>5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0]&gt;[Datos.$C$4]*12+[Datos.$C$5];&quot;&quot;;[.D529]-[.E530])">
            <text:p/>
          </table:table-cell>
          <table:table-cell table:style-name="ce58" table:formula="of:=IF([.$N530]&gt;[Datos.$C$4]*12+[Datos.$C$5];&quot;&quot;;[Datos.$C$9]-[.F530])">
            <text:p/>
          </table:table-cell>
          <table:table-cell table:style-name="ce58" table:formula="of:=IF([.$N530]&gt;[Datos.$C$4]*12+[Datos.$C$5];&quot;&quot;;[.D52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0]&gt;[Datos.$C$4]*12+[Datos.$C$5];&quot;&quot;;[.J529]-[.K530])">
            <text:p/>
          </table:table-cell>
          <table:table-cell table:style-name="ce58" table:formula="of:=IF([.$N530]&gt;[Datos.$C$4]*12+[Datos.$C$5];&quot;&quot;;[Datos.$C$11]-[.L530])">
            <text:p/>
          </table:table-cell>
          <table:table-cell table:style-name="ce73" table:formula="of:=IF([.$N530]&gt;[Datos.$C$4]*12+[Datos.$C$5];&quot;&quot;;[.J529]*[Datos.$C$15])">
            <text:p/>
          </table:table-cell>
          <table:table-cell table:formula="of:=IF([.$N530]=[Datos.$C$4]*12+[Datos.$C$5];HYPERLINK(&quot;http://interes.ax5.org/&quot;);&quot;&quot;)">
            <text:p/>
          </table:table-cell>
          <table:table-cell table:style-name="ce65" table:formula="of:=[.N529]+1" office:value-type="float" office:value="523">
            <text:p>5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1]&gt;[Datos.$C$4]*12+[Datos.$C$5];&quot;&quot;;[.D530]-[.E531])">
            <text:p/>
          </table:table-cell>
          <table:table-cell table:style-name="ce58" table:formula="of:=IF([.$N531]&gt;[Datos.$C$4]*12+[Datos.$C$5];&quot;&quot;;[Datos.$C$9]-[.F531])">
            <text:p/>
          </table:table-cell>
          <table:table-cell table:style-name="ce58" table:formula="of:=IF([.$N531]&gt;[Datos.$C$4]*12+[Datos.$C$5];&quot;&quot;;[.D53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1]&gt;[Datos.$C$4]*12+[Datos.$C$5];&quot;&quot;;[.J530]-[.K531])">
            <text:p/>
          </table:table-cell>
          <table:table-cell table:style-name="ce58" table:formula="of:=IF([.$N531]&gt;[Datos.$C$4]*12+[Datos.$C$5];&quot;&quot;;[Datos.$C$11]-[.L531])">
            <text:p/>
          </table:table-cell>
          <table:table-cell table:style-name="ce73" table:formula="of:=IF([.$N531]&gt;[Datos.$C$4]*12+[Datos.$C$5];&quot;&quot;;[.J530]*[Datos.$C$15])">
            <text:p/>
          </table:table-cell>
          <table:table-cell table:formula="of:=IF([.$N531]=[Datos.$C$4]*12+[Datos.$C$5];HYPERLINK(&quot;http://interes.ax5.org/&quot;);&quot;&quot;)">
            <text:p/>
          </table:table-cell>
          <table:table-cell table:style-name="ce65" table:formula="of:=[.N530]+1" office:value-type="float" office:value="524">
            <text:p>5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2]&gt;[Datos.$C$4]*12+[Datos.$C$5];&quot;&quot;;[.D531]-[.E532])">
            <text:p/>
          </table:table-cell>
          <table:table-cell table:style-name="ce58" table:formula="of:=IF([.$N532]&gt;[Datos.$C$4]*12+[Datos.$C$5];&quot;&quot;;[Datos.$C$9]-[.F532])">
            <text:p/>
          </table:table-cell>
          <table:table-cell table:style-name="ce58" table:formula="of:=IF([.$N532]&gt;[Datos.$C$4]*12+[Datos.$C$5];&quot;&quot;;[.D53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2]&gt;[Datos.$C$4]*12+[Datos.$C$5];&quot;&quot;;[.J531]-[.K532])">
            <text:p/>
          </table:table-cell>
          <table:table-cell table:style-name="ce58" table:formula="of:=IF([.$N532]&gt;[Datos.$C$4]*12+[Datos.$C$5];&quot;&quot;;[Datos.$C$11]-[.L532])">
            <text:p/>
          </table:table-cell>
          <table:table-cell table:style-name="ce73" table:formula="of:=IF([.$N532]&gt;[Datos.$C$4]*12+[Datos.$C$5];&quot;&quot;;[.J531]*[Datos.$C$15])">
            <text:p/>
          </table:table-cell>
          <table:table-cell table:formula="of:=IF([.$N532]=[Datos.$C$4]*12+[Datos.$C$5];HYPERLINK(&quot;http://interes.ax5.org/&quot;);&quot;&quot;)">
            <text:p/>
          </table:table-cell>
          <table:table-cell table:style-name="ce65" table:formula="of:=[.N531]+1" office:value-type="float" office:value="525">
            <text:p>5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3]&gt;[Datos.$C$4]*12+[Datos.$C$5];&quot;&quot;;[.D532]-[.E533])">
            <text:p/>
          </table:table-cell>
          <table:table-cell table:style-name="ce58" table:formula="of:=IF([.$N533]&gt;[Datos.$C$4]*12+[Datos.$C$5];&quot;&quot;;[Datos.$C$9]-[.F533])">
            <text:p/>
          </table:table-cell>
          <table:table-cell table:style-name="ce58" table:formula="of:=IF([.$N533]&gt;[Datos.$C$4]*12+[Datos.$C$5];&quot;&quot;;[.D53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3]&gt;[Datos.$C$4]*12+[Datos.$C$5];&quot;&quot;;[.J532]-[.K533])">
            <text:p/>
          </table:table-cell>
          <table:table-cell table:style-name="ce58" table:formula="of:=IF([.$N533]&gt;[Datos.$C$4]*12+[Datos.$C$5];&quot;&quot;;[Datos.$C$11]-[.L533])">
            <text:p/>
          </table:table-cell>
          <table:table-cell table:style-name="ce73" table:formula="of:=IF([.$N533]&gt;[Datos.$C$4]*12+[Datos.$C$5];&quot;&quot;;[.J532]*[Datos.$C$15])">
            <text:p/>
          </table:table-cell>
          <table:table-cell table:formula="of:=IF([.$N533]=[Datos.$C$4]*12+[Datos.$C$5];HYPERLINK(&quot;http://interes.ax5.org/&quot;);&quot;&quot;)">
            <text:p/>
          </table:table-cell>
          <table:table-cell table:style-name="ce65" table:formula="of:=[.N532]+1" office:value-type="float" office:value="526">
            <text:p>5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4]&gt;[Datos.$C$4]*12+[Datos.$C$5];&quot;&quot;;[.D533]-[.E534])">
            <text:p/>
          </table:table-cell>
          <table:table-cell table:style-name="ce58" table:formula="of:=IF([.$N534]&gt;[Datos.$C$4]*12+[Datos.$C$5];&quot;&quot;;[Datos.$C$9]-[.F534])">
            <text:p/>
          </table:table-cell>
          <table:table-cell table:style-name="ce58" table:formula="of:=IF([.$N534]&gt;[Datos.$C$4]*12+[Datos.$C$5];&quot;&quot;;[.D53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4]&gt;[Datos.$C$4]*12+[Datos.$C$5];&quot;&quot;;[.J533]-[.K534])">
            <text:p/>
          </table:table-cell>
          <table:table-cell table:style-name="ce58" table:formula="of:=IF([.$N534]&gt;[Datos.$C$4]*12+[Datos.$C$5];&quot;&quot;;[Datos.$C$11]-[.L534])">
            <text:p/>
          </table:table-cell>
          <table:table-cell table:style-name="ce73" table:formula="of:=IF([.$N534]&gt;[Datos.$C$4]*12+[Datos.$C$5];&quot;&quot;;[.J533]*[Datos.$C$15])">
            <text:p/>
          </table:table-cell>
          <table:table-cell table:formula="of:=IF([.$N534]=[Datos.$C$4]*12+[Datos.$C$5];HYPERLINK(&quot;http://interes.ax5.org/&quot;);&quot;&quot;)">
            <text:p/>
          </table:table-cell>
          <table:table-cell table:style-name="ce65" table:formula="of:=[.N533]+1" office:value-type="float" office:value="527">
            <text:p>52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23]+1" office:value-type="float" office:value="2058">
            <text:p>2058</text:p>
          </table:table-cell>
          <table:table-cell/>
          <table:table-cell table:style-name="ce57" table:formula="of:=IF([.$N535]&gt;[Datos.$C$4]*12+[Datos.$C$5];&quot;&quot;;[.D534]-[.E535])">
            <text:p/>
          </table:table-cell>
          <table:table-cell table:style-name="ce57" table:formula="of:=IF([.$N535]&gt;[Datos.$C$4]*12+[Datos.$C$5];&quot;&quot;;[Datos.$C$9]-[.F535])">
            <text:p/>
          </table:table-cell>
          <table:table-cell table:style-name="ce57" table:formula="of:=IF([.$N535]&gt;[Datos.$C$4]*12+[Datos.$C$5];&quot;&quot;;[.D534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35]&gt;[Datos.$C$4]*12+[Datos.$C$5];&quot;&quot;;[.J534]-[.K535])">
            <text:p/>
          </table:table-cell>
          <table:table-cell table:style-name="ce57" table:formula="of:=IF([.$N535]&gt;[Datos.$C$4]*12+[Datos.$C$5];&quot;&quot;;[Datos.$C$11]-[.L535])">
            <text:p/>
          </table:table-cell>
          <table:table-cell table:style-name="ce74" table:formula="of:=IF([.$N535]&gt;[Datos.$C$4]*12+[Datos.$C$5];&quot;&quot;;[.J534]*[Datos.$C$15])">
            <text:p/>
          </table:table-cell>
          <table:table-cell table:formula="of:=IF([.$N535]=[Datos.$C$4]*12+[Datos.$C$5];HYPERLINK(&quot;http://interes.ax5.org/&quot;);&quot;&quot;)">
            <text:p/>
          </table:table-cell>
          <table:table-cell table:style-name="ce64" table:formula="of:=[.N534]+1" office:value-type="float" office:value="528">
            <text:p>5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6]&gt;[Datos.$C$4]*12+[Datos.$C$5];&quot;&quot;;[.D535]-[.E536])">
            <text:p/>
          </table:table-cell>
          <table:table-cell table:style-name="ce58" table:formula="of:=IF([.$N536]&gt;[Datos.$C$4]*12+[Datos.$C$5];&quot;&quot;;[Datos.$C$9]-[.F536])">
            <text:p/>
          </table:table-cell>
          <table:table-cell table:style-name="ce58" table:formula="of:=IF([.$N536]&gt;[Datos.$C$4]*12+[Datos.$C$5];&quot;&quot;;[.D53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6]&gt;[Datos.$C$4]*12+[Datos.$C$5];&quot;&quot;;[.J535]-[.K536])">
            <text:p/>
          </table:table-cell>
          <table:table-cell table:style-name="ce58" table:formula="of:=IF([.$N536]&gt;[Datos.$C$4]*12+[Datos.$C$5];&quot;&quot;;[Datos.$C$11]-[.L536])">
            <text:p/>
          </table:table-cell>
          <table:table-cell table:style-name="ce73" table:formula="of:=IF([.$N536]&gt;[Datos.$C$4]*12+[Datos.$C$5];&quot;&quot;;[.J535]*[Datos.$C$15])">
            <text:p/>
          </table:table-cell>
          <table:table-cell table:formula="of:=IF([.$N536]=[Datos.$C$4]*12+[Datos.$C$5];HYPERLINK(&quot;http://interes.ax5.org/&quot;);&quot;&quot;)">
            <text:p/>
          </table:table-cell>
          <table:table-cell table:style-name="ce65" table:formula="of:=[.N535]+1" office:value-type="float" office:value="529">
            <text:p>5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7]&gt;[Datos.$C$4]*12+[Datos.$C$5];&quot;&quot;;[.D536]-[.E537])">
            <text:p/>
          </table:table-cell>
          <table:table-cell table:style-name="ce58" table:formula="of:=IF([.$N537]&gt;[Datos.$C$4]*12+[Datos.$C$5];&quot;&quot;;[Datos.$C$9]-[.F537])">
            <text:p/>
          </table:table-cell>
          <table:table-cell table:style-name="ce58" table:formula="of:=IF([.$N537]&gt;[Datos.$C$4]*12+[Datos.$C$5];&quot;&quot;;[.D53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7]&gt;[Datos.$C$4]*12+[Datos.$C$5];&quot;&quot;;[.J536]-[.K537])">
            <text:p/>
          </table:table-cell>
          <table:table-cell table:style-name="ce58" table:formula="of:=IF([.$N537]&gt;[Datos.$C$4]*12+[Datos.$C$5];&quot;&quot;;[Datos.$C$11]-[.L537])">
            <text:p/>
          </table:table-cell>
          <table:table-cell table:style-name="ce73" table:formula="of:=IF([.$N537]&gt;[Datos.$C$4]*12+[Datos.$C$5];&quot;&quot;;[.J536]*[Datos.$C$15])">
            <text:p/>
          </table:table-cell>
          <table:table-cell table:formula="of:=IF([.$N537]=[Datos.$C$4]*12+[Datos.$C$5];HYPERLINK(&quot;http://interes.ax5.org/&quot;);&quot;&quot;)">
            <text:p/>
          </table:table-cell>
          <table:table-cell table:style-name="ce65" table:formula="of:=[.N536]+1" office:value-type="float" office:value="530">
            <text:p>5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8]&gt;[Datos.$C$4]*12+[Datos.$C$5];&quot;&quot;;[.D537]-[.E538])">
            <text:p/>
          </table:table-cell>
          <table:table-cell table:style-name="ce58" table:formula="of:=IF([.$N538]&gt;[Datos.$C$4]*12+[Datos.$C$5];&quot;&quot;;[Datos.$C$9]-[.F538])">
            <text:p/>
          </table:table-cell>
          <table:table-cell table:style-name="ce58" table:formula="of:=IF([.$N538]&gt;[Datos.$C$4]*12+[Datos.$C$5];&quot;&quot;;[.D53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8]&gt;[Datos.$C$4]*12+[Datos.$C$5];&quot;&quot;;[.J537]-[.K538])">
            <text:p/>
          </table:table-cell>
          <table:table-cell table:style-name="ce58" table:formula="of:=IF([.$N538]&gt;[Datos.$C$4]*12+[Datos.$C$5];&quot;&quot;;[Datos.$C$11]-[.L538])">
            <text:p/>
          </table:table-cell>
          <table:table-cell table:style-name="ce73" table:formula="of:=IF([.$N538]&gt;[Datos.$C$4]*12+[Datos.$C$5];&quot;&quot;;[.J537]*[Datos.$C$15])">
            <text:p/>
          </table:table-cell>
          <table:table-cell table:formula="of:=IF([.$N538]=[Datos.$C$4]*12+[Datos.$C$5];HYPERLINK(&quot;http://interes.ax5.org/&quot;);&quot;&quot;)">
            <text:p/>
          </table:table-cell>
          <table:table-cell table:style-name="ce65" table:formula="of:=[.N537]+1" office:value-type="float" office:value="531">
            <text:p>5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9]&gt;[Datos.$C$4]*12+[Datos.$C$5];&quot;&quot;;[.D538]-[.E539])">
            <text:p/>
          </table:table-cell>
          <table:table-cell table:style-name="ce58" table:formula="of:=IF([.$N539]&gt;[Datos.$C$4]*12+[Datos.$C$5];&quot;&quot;;[Datos.$C$9]-[.F539])">
            <text:p/>
          </table:table-cell>
          <table:table-cell table:style-name="ce58" table:formula="of:=IF([.$N539]&gt;[Datos.$C$4]*12+[Datos.$C$5];&quot;&quot;;[.D53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39]&gt;[Datos.$C$4]*12+[Datos.$C$5];&quot;&quot;;[.J538]-[.K539])">
            <text:p/>
          </table:table-cell>
          <table:table-cell table:style-name="ce58" table:formula="of:=IF([.$N539]&gt;[Datos.$C$4]*12+[Datos.$C$5];&quot;&quot;;[Datos.$C$11]-[.L539])">
            <text:p/>
          </table:table-cell>
          <table:table-cell table:style-name="ce73" table:formula="of:=IF([.$N539]&gt;[Datos.$C$4]*12+[Datos.$C$5];&quot;&quot;;[.J538]*[Datos.$C$15])">
            <text:p/>
          </table:table-cell>
          <table:table-cell table:formula="of:=IF([.$N539]=[Datos.$C$4]*12+[Datos.$C$5];HYPERLINK(&quot;http://interes.ax5.org/&quot;);&quot;&quot;)">
            <text:p/>
          </table:table-cell>
          <table:table-cell table:style-name="ce65" table:formula="of:=[.N538]+1" office:value-type="float" office:value="532">
            <text:p>5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0]&gt;[Datos.$C$4]*12+[Datos.$C$5];&quot;&quot;;[.D539]-[.E540])">
            <text:p/>
          </table:table-cell>
          <table:table-cell table:style-name="ce58" table:formula="of:=IF([.$N540]&gt;[Datos.$C$4]*12+[Datos.$C$5];&quot;&quot;;[Datos.$C$9]-[.F540])">
            <text:p/>
          </table:table-cell>
          <table:table-cell table:style-name="ce58" table:formula="of:=IF([.$N540]&gt;[Datos.$C$4]*12+[Datos.$C$5];&quot;&quot;;[.D53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0]&gt;[Datos.$C$4]*12+[Datos.$C$5];&quot;&quot;;[.J539]-[.K540])">
            <text:p/>
          </table:table-cell>
          <table:table-cell table:style-name="ce58" table:formula="of:=IF([.$N540]&gt;[Datos.$C$4]*12+[Datos.$C$5];&quot;&quot;;[Datos.$C$11]-[.L540])">
            <text:p/>
          </table:table-cell>
          <table:table-cell table:style-name="ce73" table:formula="of:=IF([.$N540]&gt;[Datos.$C$4]*12+[Datos.$C$5];&quot;&quot;;[.J539]*[Datos.$C$15])">
            <text:p/>
          </table:table-cell>
          <table:table-cell table:formula="of:=IF([.$N540]=[Datos.$C$4]*12+[Datos.$C$5];HYPERLINK(&quot;http://interes.ax5.org/&quot;);&quot;&quot;)">
            <text:p/>
          </table:table-cell>
          <table:table-cell table:style-name="ce65" table:formula="of:=[.N539]+1" office:value-type="float" office:value="533">
            <text:p>5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1]&gt;[Datos.$C$4]*12+[Datos.$C$5];&quot;&quot;;[.D540]-[.E541])">
            <text:p/>
          </table:table-cell>
          <table:table-cell table:style-name="ce58" table:formula="of:=IF([.$N541]&gt;[Datos.$C$4]*12+[Datos.$C$5];&quot;&quot;;[Datos.$C$9]-[.F541])">
            <text:p/>
          </table:table-cell>
          <table:table-cell table:style-name="ce58" table:formula="of:=IF([.$N541]&gt;[Datos.$C$4]*12+[Datos.$C$5];&quot;&quot;;[.D54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1]&gt;[Datos.$C$4]*12+[Datos.$C$5];&quot;&quot;;[.J540]-[.K541])">
            <text:p/>
          </table:table-cell>
          <table:table-cell table:style-name="ce58" table:formula="of:=IF([.$N541]&gt;[Datos.$C$4]*12+[Datos.$C$5];&quot;&quot;;[Datos.$C$11]-[.L541])">
            <text:p/>
          </table:table-cell>
          <table:table-cell table:style-name="ce73" table:formula="of:=IF([.$N541]&gt;[Datos.$C$4]*12+[Datos.$C$5];&quot;&quot;;[.J540]*[Datos.$C$15])">
            <text:p/>
          </table:table-cell>
          <table:table-cell table:formula="of:=IF([.$N541]=[Datos.$C$4]*12+[Datos.$C$5];HYPERLINK(&quot;http://interes.ax5.org/&quot;);&quot;&quot;)">
            <text:p/>
          </table:table-cell>
          <table:table-cell table:style-name="ce65" table:formula="of:=[.N540]+1" office:value-type="float" office:value="534">
            <text:p>5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2]&gt;[Datos.$C$4]*12+[Datos.$C$5];&quot;&quot;;[.D541]-[.E542])">
            <text:p/>
          </table:table-cell>
          <table:table-cell table:style-name="ce58" table:formula="of:=IF([.$N542]&gt;[Datos.$C$4]*12+[Datos.$C$5];&quot;&quot;;[Datos.$C$9]-[.F542])">
            <text:p/>
          </table:table-cell>
          <table:table-cell table:style-name="ce58" table:formula="of:=IF([.$N542]&gt;[Datos.$C$4]*12+[Datos.$C$5];&quot;&quot;;[.D54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2]&gt;[Datos.$C$4]*12+[Datos.$C$5];&quot;&quot;;[.J541]-[.K542])">
            <text:p/>
          </table:table-cell>
          <table:table-cell table:style-name="ce58" table:formula="of:=IF([.$N542]&gt;[Datos.$C$4]*12+[Datos.$C$5];&quot;&quot;;[Datos.$C$11]-[.L542])">
            <text:p/>
          </table:table-cell>
          <table:table-cell table:style-name="ce73" table:formula="of:=IF([.$N542]&gt;[Datos.$C$4]*12+[Datos.$C$5];&quot;&quot;;[.J541]*[Datos.$C$15])">
            <text:p/>
          </table:table-cell>
          <table:table-cell table:formula="of:=IF([.$N542]=[Datos.$C$4]*12+[Datos.$C$5];HYPERLINK(&quot;http://interes.ax5.org/&quot;);&quot;&quot;)">
            <text:p/>
          </table:table-cell>
          <table:table-cell table:style-name="ce65" table:formula="of:=[.N541]+1" office:value-type="float" office:value="535">
            <text:p>5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3]&gt;[Datos.$C$4]*12+[Datos.$C$5];&quot;&quot;;[.D542]-[.E543])">
            <text:p/>
          </table:table-cell>
          <table:table-cell table:style-name="ce58" table:formula="of:=IF([.$N543]&gt;[Datos.$C$4]*12+[Datos.$C$5];&quot;&quot;;[Datos.$C$9]-[.F543])">
            <text:p/>
          </table:table-cell>
          <table:table-cell table:style-name="ce58" table:formula="of:=IF([.$N543]&gt;[Datos.$C$4]*12+[Datos.$C$5];&quot;&quot;;[.D54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3]&gt;[Datos.$C$4]*12+[Datos.$C$5];&quot;&quot;;[.J542]-[.K543])">
            <text:p/>
          </table:table-cell>
          <table:table-cell table:style-name="ce58" table:formula="of:=IF([.$N543]&gt;[Datos.$C$4]*12+[Datos.$C$5];&quot;&quot;;[Datos.$C$11]-[.L543])">
            <text:p/>
          </table:table-cell>
          <table:table-cell table:style-name="ce73" table:formula="of:=IF([.$N543]&gt;[Datos.$C$4]*12+[Datos.$C$5];&quot;&quot;;[.J542]*[Datos.$C$15])">
            <text:p/>
          </table:table-cell>
          <table:table-cell table:formula="of:=IF([.$N543]=[Datos.$C$4]*12+[Datos.$C$5];HYPERLINK(&quot;http://interes.ax5.org/&quot;);&quot;&quot;)">
            <text:p/>
          </table:table-cell>
          <table:table-cell table:style-name="ce65" table:formula="of:=[.N542]+1" office:value-type="float" office:value="536">
            <text:p>5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4]&gt;[Datos.$C$4]*12+[Datos.$C$5];&quot;&quot;;[.D543]-[.E544])">
            <text:p/>
          </table:table-cell>
          <table:table-cell table:style-name="ce58" table:formula="of:=IF([.$N544]&gt;[Datos.$C$4]*12+[Datos.$C$5];&quot;&quot;;[Datos.$C$9]-[.F544])">
            <text:p/>
          </table:table-cell>
          <table:table-cell table:style-name="ce58" table:formula="of:=IF([.$N544]&gt;[Datos.$C$4]*12+[Datos.$C$5];&quot;&quot;;[.D54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4]&gt;[Datos.$C$4]*12+[Datos.$C$5];&quot;&quot;;[.J543]-[.K544])">
            <text:p/>
          </table:table-cell>
          <table:table-cell table:style-name="ce58" table:formula="of:=IF([.$N544]&gt;[Datos.$C$4]*12+[Datos.$C$5];&quot;&quot;;[Datos.$C$11]-[.L544])">
            <text:p/>
          </table:table-cell>
          <table:table-cell table:style-name="ce73" table:formula="of:=IF([.$N544]&gt;[Datos.$C$4]*12+[Datos.$C$5];&quot;&quot;;[.J543]*[Datos.$C$15])">
            <text:p/>
          </table:table-cell>
          <table:table-cell table:formula="of:=IF([.$N544]=[Datos.$C$4]*12+[Datos.$C$5];HYPERLINK(&quot;http://interes.ax5.org/&quot;);&quot;&quot;)">
            <text:p/>
          </table:table-cell>
          <table:table-cell table:style-name="ce65" table:formula="of:=[.N543]+1" office:value-type="float" office:value="537">
            <text:p>5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5]&gt;[Datos.$C$4]*12+[Datos.$C$5];&quot;&quot;;[.D544]-[.E545])">
            <text:p/>
          </table:table-cell>
          <table:table-cell table:style-name="ce58" table:formula="of:=IF([.$N545]&gt;[Datos.$C$4]*12+[Datos.$C$5];&quot;&quot;;[Datos.$C$9]-[.F545])">
            <text:p/>
          </table:table-cell>
          <table:table-cell table:style-name="ce58" table:formula="of:=IF([.$N545]&gt;[Datos.$C$4]*12+[Datos.$C$5];&quot;&quot;;[.D54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5]&gt;[Datos.$C$4]*12+[Datos.$C$5];&quot;&quot;;[.J544]-[.K545])">
            <text:p/>
          </table:table-cell>
          <table:table-cell table:style-name="ce58" table:formula="of:=IF([.$N545]&gt;[Datos.$C$4]*12+[Datos.$C$5];&quot;&quot;;[Datos.$C$11]-[.L545])">
            <text:p/>
          </table:table-cell>
          <table:table-cell table:style-name="ce73" table:formula="of:=IF([.$N545]&gt;[Datos.$C$4]*12+[Datos.$C$5];&quot;&quot;;[.J544]*[Datos.$C$15])">
            <text:p/>
          </table:table-cell>
          <table:table-cell table:formula="of:=IF([.$N545]=[Datos.$C$4]*12+[Datos.$C$5];HYPERLINK(&quot;http://interes.ax5.org/&quot;);&quot;&quot;)">
            <text:p/>
          </table:table-cell>
          <table:table-cell table:style-name="ce65" table:formula="of:=[.N544]+1" office:value-type="float" office:value="538">
            <text:p>5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6]&gt;[Datos.$C$4]*12+[Datos.$C$5];&quot;&quot;;[.D545]-[.E546])">
            <text:p/>
          </table:table-cell>
          <table:table-cell table:style-name="ce58" table:formula="of:=IF([.$N546]&gt;[Datos.$C$4]*12+[Datos.$C$5];&quot;&quot;;[Datos.$C$9]-[.F546])">
            <text:p/>
          </table:table-cell>
          <table:table-cell table:style-name="ce58" table:formula="of:=IF([.$N546]&gt;[Datos.$C$4]*12+[Datos.$C$5];&quot;&quot;;[.D54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6]&gt;[Datos.$C$4]*12+[Datos.$C$5];&quot;&quot;;[.J545]-[.K546])">
            <text:p/>
          </table:table-cell>
          <table:table-cell table:style-name="ce58" table:formula="of:=IF([.$N546]&gt;[Datos.$C$4]*12+[Datos.$C$5];&quot;&quot;;[Datos.$C$11]-[.L546])">
            <text:p/>
          </table:table-cell>
          <table:table-cell table:style-name="ce73" table:formula="of:=IF([.$N546]&gt;[Datos.$C$4]*12+[Datos.$C$5];&quot;&quot;;[.J545]*[Datos.$C$15])">
            <text:p/>
          </table:table-cell>
          <table:table-cell table:formula="of:=IF([.$N546]=[Datos.$C$4]*12+[Datos.$C$5];HYPERLINK(&quot;http://interes.ax5.org/&quot;);&quot;&quot;)">
            <text:p/>
          </table:table-cell>
          <table:table-cell table:style-name="ce65" table:formula="of:=[.N545]+1" office:value-type="float" office:value="539">
            <text:p>53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35]+1" office:value-type="float" office:value="2059">
            <text:p>2059</text:p>
          </table:table-cell>
          <table:table-cell/>
          <table:table-cell table:style-name="ce57" table:formula="of:=IF([.$N547]&gt;[Datos.$C$4]*12+[Datos.$C$5];&quot;&quot;;[.D546]-[.E547])">
            <text:p/>
          </table:table-cell>
          <table:table-cell table:style-name="ce57" table:formula="of:=IF([.$N547]&gt;[Datos.$C$4]*12+[Datos.$C$5];&quot;&quot;;[Datos.$C$9]-[.F547])">
            <text:p/>
          </table:table-cell>
          <table:table-cell table:style-name="ce57" table:formula="of:=IF([.$N547]&gt;[Datos.$C$4]*12+[Datos.$C$5];&quot;&quot;;[.D546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47]&gt;[Datos.$C$4]*12+[Datos.$C$5];&quot;&quot;;[.J546]-[.K547])">
            <text:p/>
          </table:table-cell>
          <table:table-cell table:style-name="ce57" table:formula="of:=IF([.$N547]&gt;[Datos.$C$4]*12+[Datos.$C$5];&quot;&quot;;[Datos.$C$11]-[.L547])">
            <text:p/>
          </table:table-cell>
          <table:table-cell table:style-name="ce74" table:formula="of:=IF([.$N547]&gt;[Datos.$C$4]*12+[Datos.$C$5];&quot;&quot;;[.J546]*[Datos.$C$15])">
            <text:p/>
          </table:table-cell>
          <table:table-cell table:formula="of:=IF([.$N547]=[Datos.$C$4]*12+[Datos.$C$5];HYPERLINK(&quot;http://interes.ax5.org/&quot;);&quot;&quot;)">
            <text:p/>
          </table:table-cell>
          <table:table-cell table:style-name="ce64" table:formula="of:=[.N546]+1" office:value-type="float" office:value="540">
            <text:p>5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8]&gt;[Datos.$C$4]*12+[Datos.$C$5];&quot;&quot;;[.D547]-[.E548])">
            <text:p/>
          </table:table-cell>
          <table:table-cell table:style-name="ce58" table:formula="of:=IF([.$N548]&gt;[Datos.$C$4]*12+[Datos.$C$5];&quot;&quot;;[Datos.$C$9]-[.F548])">
            <text:p/>
          </table:table-cell>
          <table:table-cell table:style-name="ce58" table:formula="of:=IF([.$N548]&gt;[Datos.$C$4]*12+[Datos.$C$5];&quot;&quot;;[.D54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8]&gt;[Datos.$C$4]*12+[Datos.$C$5];&quot;&quot;;[.J547]-[.K548])">
            <text:p/>
          </table:table-cell>
          <table:table-cell table:style-name="ce58" table:formula="of:=IF([.$N548]&gt;[Datos.$C$4]*12+[Datos.$C$5];&quot;&quot;;[Datos.$C$11]-[.L548])">
            <text:p/>
          </table:table-cell>
          <table:table-cell table:style-name="ce73" table:formula="of:=IF([.$N548]&gt;[Datos.$C$4]*12+[Datos.$C$5];&quot;&quot;;[.J547]*[Datos.$C$15])">
            <text:p/>
          </table:table-cell>
          <table:table-cell table:formula="of:=IF([.$N548]=[Datos.$C$4]*12+[Datos.$C$5];HYPERLINK(&quot;http://interes.ax5.org/&quot;);&quot;&quot;)">
            <text:p/>
          </table:table-cell>
          <table:table-cell table:style-name="ce65" table:formula="of:=[.N547]+1" office:value-type="float" office:value="541">
            <text:p>5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9]&gt;[Datos.$C$4]*12+[Datos.$C$5];&quot;&quot;;[.D548]-[.E549])">
            <text:p/>
          </table:table-cell>
          <table:table-cell table:style-name="ce58" table:formula="of:=IF([.$N549]&gt;[Datos.$C$4]*12+[Datos.$C$5];&quot;&quot;;[Datos.$C$9]-[.F549])">
            <text:p/>
          </table:table-cell>
          <table:table-cell table:style-name="ce58" table:formula="of:=IF([.$N549]&gt;[Datos.$C$4]*12+[Datos.$C$5];&quot;&quot;;[.D54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49]&gt;[Datos.$C$4]*12+[Datos.$C$5];&quot;&quot;;[.J548]-[.K549])">
            <text:p/>
          </table:table-cell>
          <table:table-cell table:style-name="ce58" table:formula="of:=IF([.$N549]&gt;[Datos.$C$4]*12+[Datos.$C$5];&quot;&quot;;[Datos.$C$11]-[.L549])">
            <text:p/>
          </table:table-cell>
          <table:table-cell table:style-name="ce73" table:formula="of:=IF([.$N549]&gt;[Datos.$C$4]*12+[Datos.$C$5];&quot;&quot;;[.J548]*[Datos.$C$15])">
            <text:p/>
          </table:table-cell>
          <table:table-cell table:formula="of:=IF([.$N549]=[Datos.$C$4]*12+[Datos.$C$5];HYPERLINK(&quot;http://interes.ax5.org/&quot;);&quot;&quot;)">
            <text:p/>
          </table:table-cell>
          <table:table-cell table:style-name="ce65" table:formula="of:=[.N548]+1" office:value-type="float" office:value="542">
            <text:p>5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0]&gt;[Datos.$C$4]*12+[Datos.$C$5];&quot;&quot;;[.D549]-[.E550])">
            <text:p/>
          </table:table-cell>
          <table:table-cell table:style-name="ce58" table:formula="of:=IF([.$N550]&gt;[Datos.$C$4]*12+[Datos.$C$5];&quot;&quot;;[Datos.$C$9]-[.F550])">
            <text:p/>
          </table:table-cell>
          <table:table-cell table:style-name="ce58" table:formula="of:=IF([.$N550]&gt;[Datos.$C$4]*12+[Datos.$C$5];&quot;&quot;;[.D54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0]&gt;[Datos.$C$4]*12+[Datos.$C$5];&quot;&quot;;[.J549]-[.K550])">
            <text:p/>
          </table:table-cell>
          <table:table-cell table:style-name="ce58" table:formula="of:=IF([.$N550]&gt;[Datos.$C$4]*12+[Datos.$C$5];&quot;&quot;;[Datos.$C$11]-[.L550])">
            <text:p/>
          </table:table-cell>
          <table:table-cell table:style-name="ce73" table:formula="of:=IF([.$N550]&gt;[Datos.$C$4]*12+[Datos.$C$5];&quot;&quot;;[.J549]*[Datos.$C$15])">
            <text:p/>
          </table:table-cell>
          <table:table-cell table:formula="of:=IF([.$N550]=[Datos.$C$4]*12+[Datos.$C$5];HYPERLINK(&quot;http://interes.ax5.org/&quot;);&quot;&quot;)">
            <text:p/>
          </table:table-cell>
          <table:table-cell table:style-name="ce65" table:formula="of:=[.N549]+1" office:value-type="float" office:value="543">
            <text:p>5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1]&gt;[Datos.$C$4]*12+[Datos.$C$5];&quot;&quot;;[.D550]-[.E551])">
            <text:p/>
          </table:table-cell>
          <table:table-cell table:style-name="ce58" table:formula="of:=IF([.$N551]&gt;[Datos.$C$4]*12+[Datos.$C$5];&quot;&quot;;[Datos.$C$9]-[.F551])">
            <text:p/>
          </table:table-cell>
          <table:table-cell table:style-name="ce58" table:formula="of:=IF([.$N551]&gt;[Datos.$C$4]*12+[Datos.$C$5];&quot;&quot;;[.D55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1]&gt;[Datos.$C$4]*12+[Datos.$C$5];&quot;&quot;;[.J550]-[.K551])">
            <text:p/>
          </table:table-cell>
          <table:table-cell table:style-name="ce58" table:formula="of:=IF([.$N551]&gt;[Datos.$C$4]*12+[Datos.$C$5];&quot;&quot;;[Datos.$C$11]-[.L551])">
            <text:p/>
          </table:table-cell>
          <table:table-cell table:style-name="ce73" table:formula="of:=IF([.$N551]&gt;[Datos.$C$4]*12+[Datos.$C$5];&quot;&quot;;[.J550]*[Datos.$C$15])">
            <text:p/>
          </table:table-cell>
          <table:table-cell table:formula="of:=IF([.$N551]=[Datos.$C$4]*12+[Datos.$C$5];HYPERLINK(&quot;http://interes.ax5.org/&quot;);&quot;&quot;)">
            <text:p/>
          </table:table-cell>
          <table:table-cell table:style-name="ce65" table:formula="of:=[.N550]+1" office:value-type="float" office:value="544">
            <text:p>5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2]&gt;[Datos.$C$4]*12+[Datos.$C$5];&quot;&quot;;[.D551]-[.E552])">
            <text:p/>
          </table:table-cell>
          <table:table-cell table:style-name="ce58" table:formula="of:=IF([.$N552]&gt;[Datos.$C$4]*12+[Datos.$C$5];&quot;&quot;;[Datos.$C$9]-[.F552])">
            <text:p/>
          </table:table-cell>
          <table:table-cell table:style-name="ce58" table:formula="of:=IF([.$N552]&gt;[Datos.$C$4]*12+[Datos.$C$5];&quot;&quot;;[.D55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2]&gt;[Datos.$C$4]*12+[Datos.$C$5];&quot;&quot;;[.J551]-[.K552])">
            <text:p/>
          </table:table-cell>
          <table:table-cell table:style-name="ce58" table:formula="of:=IF([.$N552]&gt;[Datos.$C$4]*12+[Datos.$C$5];&quot;&quot;;[Datos.$C$11]-[.L552])">
            <text:p/>
          </table:table-cell>
          <table:table-cell table:style-name="ce73" table:formula="of:=IF([.$N552]&gt;[Datos.$C$4]*12+[Datos.$C$5];&quot;&quot;;[.J551]*[Datos.$C$15])">
            <text:p/>
          </table:table-cell>
          <table:table-cell table:formula="of:=IF([.$N552]=[Datos.$C$4]*12+[Datos.$C$5];HYPERLINK(&quot;http://interes.ax5.org/&quot;);&quot;&quot;)">
            <text:p/>
          </table:table-cell>
          <table:table-cell table:style-name="ce65" table:formula="of:=[.N551]+1" office:value-type="float" office:value="545">
            <text:p>5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3]&gt;[Datos.$C$4]*12+[Datos.$C$5];&quot;&quot;;[.D552]-[.E553])">
            <text:p/>
          </table:table-cell>
          <table:table-cell table:style-name="ce58" table:formula="of:=IF([.$N553]&gt;[Datos.$C$4]*12+[Datos.$C$5];&quot;&quot;;[Datos.$C$9]-[.F553])">
            <text:p/>
          </table:table-cell>
          <table:table-cell table:style-name="ce58" table:formula="of:=IF([.$N553]&gt;[Datos.$C$4]*12+[Datos.$C$5];&quot;&quot;;[.D55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3]&gt;[Datos.$C$4]*12+[Datos.$C$5];&quot;&quot;;[.J552]-[.K553])">
            <text:p/>
          </table:table-cell>
          <table:table-cell table:style-name="ce58" table:formula="of:=IF([.$N553]&gt;[Datos.$C$4]*12+[Datos.$C$5];&quot;&quot;;[Datos.$C$11]-[.L553])">
            <text:p/>
          </table:table-cell>
          <table:table-cell table:style-name="ce73" table:formula="of:=IF([.$N553]&gt;[Datos.$C$4]*12+[Datos.$C$5];&quot;&quot;;[.J552]*[Datos.$C$15])">
            <text:p/>
          </table:table-cell>
          <table:table-cell table:formula="of:=IF([.$N553]=[Datos.$C$4]*12+[Datos.$C$5];HYPERLINK(&quot;http://interes.ax5.org/&quot;);&quot;&quot;)">
            <text:p/>
          </table:table-cell>
          <table:table-cell table:style-name="ce65" table:formula="of:=[.N552]+1" office:value-type="float" office:value="546">
            <text:p>5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4]&gt;[Datos.$C$4]*12+[Datos.$C$5];&quot;&quot;;[.D553]-[.E554])">
            <text:p/>
          </table:table-cell>
          <table:table-cell table:style-name="ce58" table:formula="of:=IF([.$N554]&gt;[Datos.$C$4]*12+[Datos.$C$5];&quot;&quot;;[Datos.$C$9]-[.F554])">
            <text:p/>
          </table:table-cell>
          <table:table-cell table:style-name="ce58" table:formula="of:=IF([.$N554]&gt;[Datos.$C$4]*12+[Datos.$C$5];&quot;&quot;;[.D55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4]&gt;[Datos.$C$4]*12+[Datos.$C$5];&quot;&quot;;[.J553]-[.K554])">
            <text:p/>
          </table:table-cell>
          <table:table-cell table:style-name="ce58" table:formula="of:=IF([.$N554]&gt;[Datos.$C$4]*12+[Datos.$C$5];&quot;&quot;;[Datos.$C$11]-[.L554])">
            <text:p/>
          </table:table-cell>
          <table:table-cell table:style-name="ce73" table:formula="of:=IF([.$N554]&gt;[Datos.$C$4]*12+[Datos.$C$5];&quot;&quot;;[.J553]*[Datos.$C$15])">
            <text:p/>
          </table:table-cell>
          <table:table-cell table:formula="of:=IF([.$N554]=[Datos.$C$4]*12+[Datos.$C$5];HYPERLINK(&quot;http://interes.ax5.org/&quot;);&quot;&quot;)">
            <text:p/>
          </table:table-cell>
          <table:table-cell table:style-name="ce65" table:formula="of:=[.N553]+1" office:value-type="float" office:value="547">
            <text:p>5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5]&gt;[Datos.$C$4]*12+[Datos.$C$5];&quot;&quot;;[.D554]-[.E555])">
            <text:p/>
          </table:table-cell>
          <table:table-cell table:style-name="ce58" table:formula="of:=IF([.$N555]&gt;[Datos.$C$4]*12+[Datos.$C$5];&quot;&quot;;[Datos.$C$9]-[.F555])">
            <text:p/>
          </table:table-cell>
          <table:table-cell table:style-name="ce58" table:formula="of:=IF([.$N555]&gt;[Datos.$C$4]*12+[Datos.$C$5];&quot;&quot;;[.D55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5]&gt;[Datos.$C$4]*12+[Datos.$C$5];&quot;&quot;;[.J554]-[.K555])">
            <text:p/>
          </table:table-cell>
          <table:table-cell table:style-name="ce58" table:formula="of:=IF([.$N555]&gt;[Datos.$C$4]*12+[Datos.$C$5];&quot;&quot;;[Datos.$C$11]-[.L555])">
            <text:p/>
          </table:table-cell>
          <table:table-cell table:style-name="ce73" table:formula="of:=IF([.$N555]&gt;[Datos.$C$4]*12+[Datos.$C$5];&quot;&quot;;[.J554]*[Datos.$C$15])">
            <text:p/>
          </table:table-cell>
          <table:table-cell table:formula="of:=IF([.$N555]=[Datos.$C$4]*12+[Datos.$C$5];HYPERLINK(&quot;http://interes.ax5.org/&quot;);&quot;&quot;)">
            <text:p/>
          </table:table-cell>
          <table:table-cell table:style-name="ce65" table:formula="of:=[.N554]+1" office:value-type="float" office:value="548">
            <text:p>5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6]&gt;[Datos.$C$4]*12+[Datos.$C$5];&quot;&quot;;[.D555]-[.E556])">
            <text:p/>
          </table:table-cell>
          <table:table-cell table:style-name="ce58" table:formula="of:=IF([.$N556]&gt;[Datos.$C$4]*12+[Datos.$C$5];&quot;&quot;;[Datos.$C$9]-[.F556])">
            <text:p/>
          </table:table-cell>
          <table:table-cell table:style-name="ce58" table:formula="of:=IF([.$N556]&gt;[Datos.$C$4]*12+[Datos.$C$5];&quot;&quot;;[.D55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6]&gt;[Datos.$C$4]*12+[Datos.$C$5];&quot;&quot;;[.J555]-[.K556])">
            <text:p/>
          </table:table-cell>
          <table:table-cell table:style-name="ce58" table:formula="of:=IF([.$N556]&gt;[Datos.$C$4]*12+[Datos.$C$5];&quot;&quot;;[Datos.$C$11]-[.L556])">
            <text:p/>
          </table:table-cell>
          <table:table-cell table:style-name="ce73" table:formula="of:=IF([.$N556]&gt;[Datos.$C$4]*12+[Datos.$C$5];&quot;&quot;;[.J555]*[Datos.$C$15])">
            <text:p/>
          </table:table-cell>
          <table:table-cell table:formula="of:=IF([.$N556]=[Datos.$C$4]*12+[Datos.$C$5];HYPERLINK(&quot;http://interes.ax5.org/&quot;);&quot;&quot;)">
            <text:p/>
          </table:table-cell>
          <table:table-cell table:style-name="ce65" table:formula="of:=[.N555]+1" office:value-type="float" office:value="549">
            <text:p>5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7]&gt;[Datos.$C$4]*12+[Datos.$C$5];&quot;&quot;;[.D556]-[.E557])">
            <text:p/>
          </table:table-cell>
          <table:table-cell table:style-name="ce58" table:formula="of:=IF([.$N557]&gt;[Datos.$C$4]*12+[Datos.$C$5];&quot;&quot;;[Datos.$C$9]-[.F557])">
            <text:p/>
          </table:table-cell>
          <table:table-cell table:style-name="ce58" table:formula="of:=IF([.$N557]&gt;[Datos.$C$4]*12+[Datos.$C$5];&quot;&quot;;[.D55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7]&gt;[Datos.$C$4]*12+[Datos.$C$5];&quot;&quot;;[.J556]-[.K557])">
            <text:p/>
          </table:table-cell>
          <table:table-cell table:style-name="ce58" table:formula="of:=IF([.$N557]&gt;[Datos.$C$4]*12+[Datos.$C$5];&quot;&quot;;[Datos.$C$11]-[.L557])">
            <text:p/>
          </table:table-cell>
          <table:table-cell table:style-name="ce73" table:formula="of:=IF([.$N557]&gt;[Datos.$C$4]*12+[Datos.$C$5];&quot;&quot;;[.J556]*[Datos.$C$15])">
            <text:p/>
          </table:table-cell>
          <table:table-cell table:formula="of:=IF([.$N557]=[Datos.$C$4]*12+[Datos.$C$5];HYPERLINK(&quot;http://interes.ax5.org/&quot;);&quot;&quot;)">
            <text:p/>
          </table:table-cell>
          <table:table-cell table:style-name="ce65" table:formula="of:=[.N556]+1" office:value-type="float" office:value="550">
            <text:p>5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8]&gt;[Datos.$C$4]*12+[Datos.$C$5];&quot;&quot;;[.D557]-[.E558])">
            <text:p/>
          </table:table-cell>
          <table:table-cell table:style-name="ce58" table:formula="of:=IF([.$N558]&gt;[Datos.$C$4]*12+[Datos.$C$5];&quot;&quot;;[Datos.$C$9]-[.F558])">
            <text:p/>
          </table:table-cell>
          <table:table-cell table:style-name="ce58" table:formula="of:=IF([.$N558]&gt;[Datos.$C$4]*12+[Datos.$C$5];&quot;&quot;;[.D55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58]&gt;[Datos.$C$4]*12+[Datos.$C$5];&quot;&quot;;[.J557]-[.K558])">
            <text:p/>
          </table:table-cell>
          <table:table-cell table:style-name="ce58" table:formula="of:=IF([.$N558]&gt;[Datos.$C$4]*12+[Datos.$C$5];&quot;&quot;;[Datos.$C$11]-[.L558])">
            <text:p/>
          </table:table-cell>
          <table:table-cell table:style-name="ce73" table:formula="of:=IF([.$N558]&gt;[Datos.$C$4]*12+[Datos.$C$5];&quot;&quot;;[.J557]*[Datos.$C$15])">
            <text:p/>
          </table:table-cell>
          <table:table-cell table:formula="of:=IF([.$N558]=[Datos.$C$4]*12+[Datos.$C$5];HYPERLINK(&quot;http://interes.ax5.org/&quot;);&quot;&quot;)">
            <text:p/>
          </table:table-cell>
          <table:table-cell table:style-name="ce65" table:formula="of:=[.N557]+1" office:value-type="float" office:value="551">
            <text:p>55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47]+1" office:value-type="float" office:value="2060">
            <text:p>2060</text:p>
          </table:table-cell>
          <table:table-cell/>
          <table:table-cell table:style-name="ce57" table:formula="of:=IF([.$N559]&gt;[Datos.$C$4]*12+[Datos.$C$5];&quot;&quot;;[.D558]-[.E559])">
            <text:p/>
          </table:table-cell>
          <table:table-cell table:style-name="ce57" table:formula="of:=IF([.$N559]&gt;[Datos.$C$4]*12+[Datos.$C$5];&quot;&quot;;[Datos.$C$9]-[.F559])">
            <text:p/>
          </table:table-cell>
          <table:table-cell table:style-name="ce57" table:formula="of:=IF([.$N559]&gt;[Datos.$C$4]*12+[Datos.$C$5];&quot;&quot;;[.D558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59]&gt;[Datos.$C$4]*12+[Datos.$C$5];&quot;&quot;;[.J558]-[.K559])">
            <text:p/>
          </table:table-cell>
          <table:table-cell table:style-name="ce57" table:formula="of:=IF([.$N559]&gt;[Datos.$C$4]*12+[Datos.$C$5];&quot;&quot;;[Datos.$C$11]-[.L559])">
            <text:p/>
          </table:table-cell>
          <table:table-cell table:style-name="ce74" table:formula="of:=IF([.$N559]&gt;[Datos.$C$4]*12+[Datos.$C$5];&quot;&quot;;[.J558]*[Datos.$C$15])">
            <text:p/>
          </table:table-cell>
          <table:table-cell table:formula="of:=IF([.$N559]=[Datos.$C$4]*12+[Datos.$C$5];HYPERLINK(&quot;http://interes.ax5.org/&quot;);&quot;&quot;)">
            <text:p/>
          </table:table-cell>
          <table:table-cell table:style-name="ce64" table:formula="of:=[.N558]+1" office:value-type="float" office:value="552">
            <text:p>5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0]&gt;[Datos.$C$4]*12+[Datos.$C$5];&quot;&quot;;[.D559]-[.E560])">
            <text:p/>
          </table:table-cell>
          <table:table-cell table:style-name="ce58" table:formula="of:=IF([.$N560]&gt;[Datos.$C$4]*12+[Datos.$C$5];&quot;&quot;;[Datos.$C$9]-[.F560])">
            <text:p/>
          </table:table-cell>
          <table:table-cell table:style-name="ce58" table:formula="of:=IF([.$N560]&gt;[Datos.$C$4]*12+[Datos.$C$5];&quot;&quot;;[.D55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0]&gt;[Datos.$C$4]*12+[Datos.$C$5];&quot;&quot;;[.J559]-[.K560])">
            <text:p/>
          </table:table-cell>
          <table:table-cell table:style-name="ce58" table:formula="of:=IF([.$N560]&gt;[Datos.$C$4]*12+[Datos.$C$5];&quot;&quot;;[Datos.$C$11]-[.L560])">
            <text:p/>
          </table:table-cell>
          <table:table-cell table:style-name="ce73" table:formula="of:=IF([.$N560]&gt;[Datos.$C$4]*12+[Datos.$C$5];&quot;&quot;;[.J559]*[Datos.$C$15])">
            <text:p/>
          </table:table-cell>
          <table:table-cell table:formula="of:=IF([.$N560]=[Datos.$C$4]*12+[Datos.$C$5];HYPERLINK(&quot;http://interes.ax5.org/&quot;);&quot;&quot;)">
            <text:p/>
          </table:table-cell>
          <table:table-cell table:style-name="ce65" table:formula="of:=[.N559]+1" office:value-type="float" office:value="553">
            <text:p>5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1]&gt;[Datos.$C$4]*12+[Datos.$C$5];&quot;&quot;;[.D560]-[.E561])">
            <text:p/>
          </table:table-cell>
          <table:table-cell table:style-name="ce58" table:formula="of:=IF([.$N561]&gt;[Datos.$C$4]*12+[Datos.$C$5];&quot;&quot;;[Datos.$C$9]-[.F561])">
            <text:p/>
          </table:table-cell>
          <table:table-cell table:style-name="ce58" table:formula="of:=IF([.$N561]&gt;[Datos.$C$4]*12+[Datos.$C$5];&quot;&quot;;[.D56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1]&gt;[Datos.$C$4]*12+[Datos.$C$5];&quot;&quot;;[.J560]-[.K561])">
            <text:p/>
          </table:table-cell>
          <table:table-cell table:style-name="ce58" table:formula="of:=IF([.$N561]&gt;[Datos.$C$4]*12+[Datos.$C$5];&quot;&quot;;[Datos.$C$11]-[.L561])">
            <text:p/>
          </table:table-cell>
          <table:table-cell table:style-name="ce73" table:formula="of:=IF([.$N561]&gt;[Datos.$C$4]*12+[Datos.$C$5];&quot;&quot;;[.J560]*[Datos.$C$15])">
            <text:p/>
          </table:table-cell>
          <table:table-cell table:formula="of:=IF([.$N561]=[Datos.$C$4]*12+[Datos.$C$5];HYPERLINK(&quot;http://interes.ax5.org/&quot;);&quot;&quot;)">
            <text:p/>
          </table:table-cell>
          <table:table-cell table:style-name="ce65" table:formula="of:=[.N560]+1" office:value-type="float" office:value="554">
            <text:p>5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2]&gt;[Datos.$C$4]*12+[Datos.$C$5];&quot;&quot;;[.D561]-[.E562])">
            <text:p/>
          </table:table-cell>
          <table:table-cell table:style-name="ce58" table:formula="of:=IF([.$N562]&gt;[Datos.$C$4]*12+[Datos.$C$5];&quot;&quot;;[Datos.$C$9]-[.F562])">
            <text:p/>
          </table:table-cell>
          <table:table-cell table:style-name="ce58" table:formula="of:=IF([.$N562]&gt;[Datos.$C$4]*12+[Datos.$C$5];&quot;&quot;;[.D56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2]&gt;[Datos.$C$4]*12+[Datos.$C$5];&quot;&quot;;[.J561]-[.K562])">
            <text:p/>
          </table:table-cell>
          <table:table-cell table:style-name="ce58" table:formula="of:=IF([.$N562]&gt;[Datos.$C$4]*12+[Datos.$C$5];&quot;&quot;;[Datos.$C$11]-[.L562])">
            <text:p/>
          </table:table-cell>
          <table:table-cell table:style-name="ce73" table:formula="of:=IF([.$N562]&gt;[Datos.$C$4]*12+[Datos.$C$5];&quot;&quot;;[.J561]*[Datos.$C$15])">
            <text:p/>
          </table:table-cell>
          <table:table-cell table:formula="of:=IF([.$N562]=[Datos.$C$4]*12+[Datos.$C$5];HYPERLINK(&quot;http://interes.ax5.org/&quot;);&quot;&quot;)">
            <text:p/>
          </table:table-cell>
          <table:table-cell table:style-name="ce65" table:formula="of:=[.N561]+1" office:value-type="float" office:value="555">
            <text:p>5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3]&gt;[Datos.$C$4]*12+[Datos.$C$5];&quot;&quot;;[.D562]-[.E563])">
            <text:p/>
          </table:table-cell>
          <table:table-cell table:style-name="ce58" table:formula="of:=IF([.$N563]&gt;[Datos.$C$4]*12+[Datos.$C$5];&quot;&quot;;[Datos.$C$9]-[.F563])">
            <text:p/>
          </table:table-cell>
          <table:table-cell table:style-name="ce58" table:formula="of:=IF([.$N563]&gt;[Datos.$C$4]*12+[Datos.$C$5];&quot;&quot;;[.D56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3]&gt;[Datos.$C$4]*12+[Datos.$C$5];&quot;&quot;;[.J562]-[.K563])">
            <text:p/>
          </table:table-cell>
          <table:table-cell table:style-name="ce58" table:formula="of:=IF([.$N563]&gt;[Datos.$C$4]*12+[Datos.$C$5];&quot;&quot;;[Datos.$C$11]-[.L563])">
            <text:p/>
          </table:table-cell>
          <table:table-cell table:style-name="ce73" table:formula="of:=IF([.$N563]&gt;[Datos.$C$4]*12+[Datos.$C$5];&quot;&quot;;[.J562]*[Datos.$C$15])">
            <text:p/>
          </table:table-cell>
          <table:table-cell table:formula="of:=IF([.$N563]=[Datos.$C$4]*12+[Datos.$C$5];HYPERLINK(&quot;http://interes.ax5.org/&quot;);&quot;&quot;)">
            <text:p/>
          </table:table-cell>
          <table:table-cell table:style-name="ce65" table:formula="of:=[.N562]+1" office:value-type="float" office:value="556">
            <text:p>5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4]&gt;[Datos.$C$4]*12+[Datos.$C$5];&quot;&quot;;[.D563]-[.E564])">
            <text:p/>
          </table:table-cell>
          <table:table-cell table:style-name="ce58" table:formula="of:=IF([.$N564]&gt;[Datos.$C$4]*12+[Datos.$C$5];&quot;&quot;;[Datos.$C$9]-[.F564])">
            <text:p/>
          </table:table-cell>
          <table:table-cell table:style-name="ce58" table:formula="of:=IF([.$N564]&gt;[Datos.$C$4]*12+[Datos.$C$5];&quot;&quot;;[.D56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4]&gt;[Datos.$C$4]*12+[Datos.$C$5];&quot;&quot;;[.J563]-[.K564])">
            <text:p/>
          </table:table-cell>
          <table:table-cell table:style-name="ce58" table:formula="of:=IF([.$N564]&gt;[Datos.$C$4]*12+[Datos.$C$5];&quot;&quot;;[Datos.$C$11]-[.L564])">
            <text:p/>
          </table:table-cell>
          <table:table-cell table:style-name="ce73" table:formula="of:=IF([.$N564]&gt;[Datos.$C$4]*12+[Datos.$C$5];&quot;&quot;;[.J563]*[Datos.$C$15])">
            <text:p/>
          </table:table-cell>
          <table:table-cell table:formula="of:=IF([.$N564]=[Datos.$C$4]*12+[Datos.$C$5];HYPERLINK(&quot;http://interes.ax5.org/&quot;);&quot;&quot;)">
            <text:p/>
          </table:table-cell>
          <table:table-cell table:style-name="ce65" table:formula="of:=[.N563]+1" office:value-type="float" office:value="557">
            <text:p>5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5]&gt;[Datos.$C$4]*12+[Datos.$C$5];&quot;&quot;;[.D564]-[.E565])">
            <text:p/>
          </table:table-cell>
          <table:table-cell table:style-name="ce58" table:formula="of:=IF([.$N565]&gt;[Datos.$C$4]*12+[Datos.$C$5];&quot;&quot;;[Datos.$C$9]-[.F565])">
            <text:p/>
          </table:table-cell>
          <table:table-cell table:style-name="ce58" table:formula="of:=IF([.$N565]&gt;[Datos.$C$4]*12+[Datos.$C$5];&quot;&quot;;[.D56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5]&gt;[Datos.$C$4]*12+[Datos.$C$5];&quot;&quot;;[.J564]-[.K565])">
            <text:p/>
          </table:table-cell>
          <table:table-cell table:style-name="ce58" table:formula="of:=IF([.$N565]&gt;[Datos.$C$4]*12+[Datos.$C$5];&quot;&quot;;[Datos.$C$11]-[.L565])">
            <text:p/>
          </table:table-cell>
          <table:table-cell table:style-name="ce73" table:formula="of:=IF([.$N565]&gt;[Datos.$C$4]*12+[Datos.$C$5];&quot;&quot;;[.J564]*[Datos.$C$15])">
            <text:p/>
          </table:table-cell>
          <table:table-cell table:formula="of:=IF([.$N565]=[Datos.$C$4]*12+[Datos.$C$5];HYPERLINK(&quot;http://interes.ax5.org/&quot;);&quot;&quot;)">
            <text:p/>
          </table:table-cell>
          <table:table-cell table:style-name="ce65" table:formula="of:=[.N564]+1" office:value-type="float" office:value="558">
            <text:p>5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6]&gt;[Datos.$C$4]*12+[Datos.$C$5];&quot;&quot;;[.D565]-[.E566])">
            <text:p/>
          </table:table-cell>
          <table:table-cell table:style-name="ce58" table:formula="of:=IF([.$N566]&gt;[Datos.$C$4]*12+[Datos.$C$5];&quot;&quot;;[Datos.$C$9]-[.F566])">
            <text:p/>
          </table:table-cell>
          <table:table-cell table:style-name="ce58" table:formula="of:=IF([.$N566]&gt;[Datos.$C$4]*12+[Datos.$C$5];&quot;&quot;;[.D56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6]&gt;[Datos.$C$4]*12+[Datos.$C$5];&quot;&quot;;[.J565]-[.K566])">
            <text:p/>
          </table:table-cell>
          <table:table-cell table:style-name="ce58" table:formula="of:=IF([.$N566]&gt;[Datos.$C$4]*12+[Datos.$C$5];&quot;&quot;;[Datos.$C$11]-[.L566])">
            <text:p/>
          </table:table-cell>
          <table:table-cell table:style-name="ce73" table:formula="of:=IF([.$N566]&gt;[Datos.$C$4]*12+[Datos.$C$5];&quot;&quot;;[.J565]*[Datos.$C$15])">
            <text:p/>
          </table:table-cell>
          <table:table-cell table:formula="of:=IF([.$N566]=[Datos.$C$4]*12+[Datos.$C$5];HYPERLINK(&quot;http://interes.ax5.org/&quot;);&quot;&quot;)">
            <text:p/>
          </table:table-cell>
          <table:table-cell table:style-name="ce65" table:formula="of:=[.N565]+1" office:value-type="float" office:value="559">
            <text:p>5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7]&gt;[Datos.$C$4]*12+[Datos.$C$5];&quot;&quot;;[.D566]-[.E567])">
            <text:p/>
          </table:table-cell>
          <table:table-cell table:style-name="ce58" table:formula="of:=IF([.$N567]&gt;[Datos.$C$4]*12+[Datos.$C$5];&quot;&quot;;[Datos.$C$9]-[.F567])">
            <text:p/>
          </table:table-cell>
          <table:table-cell table:style-name="ce58" table:formula="of:=IF([.$N567]&gt;[Datos.$C$4]*12+[Datos.$C$5];&quot;&quot;;[.D56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7]&gt;[Datos.$C$4]*12+[Datos.$C$5];&quot;&quot;;[.J566]-[.K567])">
            <text:p/>
          </table:table-cell>
          <table:table-cell table:style-name="ce58" table:formula="of:=IF([.$N567]&gt;[Datos.$C$4]*12+[Datos.$C$5];&quot;&quot;;[Datos.$C$11]-[.L567])">
            <text:p/>
          </table:table-cell>
          <table:table-cell table:style-name="ce73" table:formula="of:=IF([.$N567]&gt;[Datos.$C$4]*12+[Datos.$C$5];&quot;&quot;;[.J566]*[Datos.$C$15])">
            <text:p/>
          </table:table-cell>
          <table:table-cell table:formula="of:=IF([.$N567]=[Datos.$C$4]*12+[Datos.$C$5];HYPERLINK(&quot;http://interes.ax5.org/&quot;);&quot;&quot;)">
            <text:p/>
          </table:table-cell>
          <table:table-cell table:style-name="ce65" table:formula="of:=[.N566]+1" office:value-type="float" office:value="560">
            <text:p>5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8]&gt;[Datos.$C$4]*12+[Datos.$C$5];&quot;&quot;;[.D567]-[.E568])">
            <text:p/>
          </table:table-cell>
          <table:table-cell table:style-name="ce58" table:formula="of:=IF([.$N568]&gt;[Datos.$C$4]*12+[Datos.$C$5];&quot;&quot;;[Datos.$C$9]-[.F568])">
            <text:p/>
          </table:table-cell>
          <table:table-cell table:style-name="ce58" table:formula="of:=IF([.$N568]&gt;[Datos.$C$4]*12+[Datos.$C$5];&quot;&quot;;[.D56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8]&gt;[Datos.$C$4]*12+[Datos.$C$5];&quot;&quot;;[.J567]-[.K568])">
            <text:p/>
          </table:table-cell>
          <table:table-cell table:style-name="ce58" table:formula="of:=IF([.$N568]&gt;[Datos.$C$4]*12+[Datos.$C$5];&quot;&quot;;[Datos.$C$11]-[.L568])">
            <text:p/>
          </table:table-cell>
          <table:table-cell table:style-name="ce73" table:formula="of:=IF([.$N568]&gt;[Datos.$C$4]*12+[Datos.$C$5];&quot;&quot;;[.J567]*[Datos.$C$15])">
            <text:p/>
          </table:table-cell>
          <table:table-cell table:formula="of:=IF([.$N568]=[Datos.$C$4]*12+[Datos.$C$5];HYPERLINK(&quot;http://interes.ax5.org/&quot;);&quot;&quot;)">
            <text:p/>
          </table:table-cell>
          <table:table-cell table:style-name="ce65" table:formula="of:=[.N567]+1" office:value-type="float" office:value="561">
            <text:p>5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9]&gt;[Datos.$C$4]*12+[Datos.$C$5];&quot;&quot;;[.D568]-[.E569])">
            <text:p/>
          </table:table-cell>
          <table:table-cell table:style-name="ce58" table:formula="of:=IF([.$N569]&gt;[Datos.$C$4]*12+[Datos.$C$5];&quot;&quot;;[Datos.$C$9]-[.F569])">
            <text:p/>
          </table:table-cell>
          <table:table-cell table:style-name="ce58" table:formula="of:=IF([.$N569]&gt;[Datos.$C$4]*12+[Datos.$C$5];&quot;&quot;;[.D56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69]&gt;[Datos.$C$4]*12+[Datos.$C$5];&quot;&quot;;[.J568]-[.K569])">
            <text:p/>
          </table:table-cell>
          <table:table-cell table:style-name="ce58" table:formula="of:=IF([.$N569]&gt;[Datos.$C$4]*12+[Datos.$C$5];&quot;&quot;;[Datos.$C$11]-[.L569])">
            <text:p/>
          </table:table-cell>
          <table:table-cell table:style-name="ce73" table:formula="of:=IF([.$N569]&gt;[Datos.$C$4]*12+[Datos.$C$5];&quot;&quot;;[.J568]*[Datos.$C$15])">
            <text:p/>
          </table:table-cell>
          <table:table-cell table:formula="of:=IF([.$N569]=[Datos.$C$4]*12+[Datos.$C$5];HYPERLINK(&quot;http://interes.ax5.org/&quot;);&quot;&quot;)">
            <text:p/>
          </table:table-cell>
          <table:table-cell table:style-name="ce65" table:formula="of:=[.N568]+1" office:value-type="float" office:value="562">
            <text:p>5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0]&gt;[Datos.$C$4]*12+[Datos.$C$5];&quot;&quot;;[.D569]-[.E570])">
            <text:p/>
          </table:table-cell>
          <table:table-cell table:style-name="ce58" table:formula="of:=IF([.$N570]&gt;[Datos.$C$4]*12+[Datos.$C$5];&quot;&quot;;[Datos.$C$9]-[.F570])">
            <text:p/>
          </table:table-cell>
          <table:table-cell table:style-name="ce58" table:formula="of:=IF([.$N570]&gt;[Datos.$C$4]*12+[Datos.$C$5];&quot;&quot;;[.D56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0]&gt;[Datos.$C$4]*12+[Datos.$C$5];&quot;&quot;;[.J569]-[.K570])">
            <text:p/>
          </table:table-cell>
          <table:table-cell table:style-name="ce58" table:formula="of:=IF([.$N570]&gt;[Datos.$C$4]*12+[Datos.$C$5];&quot;&quot;;[Datos.$C$11]-[.L570])">
            <text:p/>
          </table:table-cell>
          <table:table-cell table:style-name="ce73" table:formula="of:=IF([.$N570]&gt;[Datos.$C$4]*12+[Datos.$C$5];&quot;&quot;;[.J569]*[Datos.$C$15])">
            <text:p/>
          </table:table-cell>
          <table:table-cell table:formula="of:=IF([.$N570]=[Datos.$C$4]*12+[Datos.$C$5];HYPERLINK(&quot;http://interes.ax5.org/&quot;);&quot;&quot;)">
            <text:p/>
          </table:table-cell>
          <table:table-cell table:style-name="ce65" table:formula="of:=[.N569]+1" office:value-type="float" office:value="563">
            <text:p>56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59]+1" office:value-type="float" office:value="2061">
            <text:p>2061</text:p>
          </table:table-cell>
          <table:table-cell/>
          <table:table-cell table:style-name="ce57" table:formula="of:=IF([.$N571]&gt;[Datos.$C$4]*12+[Datos.$C$5];&quot;&quot;;[.D570]-[.E571])">
            <text:p/>
          </table:table-cell>
          <table:table-cell table:style-name="ce57" table:formula="of:=IF([.$N571]&gt;[Datos.$C$4]*12+[Datos.$C$5];&quot;&quot;;[Datos.$C$9]-[.F571])">
            <text:p/>
          </table:table-cell>
          <table:table-cell table:style-name="ce57" table:formula="of:=IF([.$N571]&gt;[Datos.$C$4]*12+[Datos.$C$5];&quot;&quot;;[.D570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71]&gt;[Datos.$C$4]*12+[Datos.$C$5];&quot;&quot;;[.J570]-[.K571])">
            <text:p/>
          </table:table-cell>
          <table:table-cell table:style-name="ce57" table:formula="of:=IF([.$N571]&gt;[Datos.$C$4]*12+[Datos.$C$5];&quot;&quot;;[Datos.$C$11]-[.L571])">
            <text:p/>
          </table:table-cell>
          <table:table-cell table:style-name="ce74" table:formula="of:=IF([.$N571]&gt;[Datos.$C$4]*12+[Datos.$C$5];&quot;&quot;;[.J570]*[Datos.$C$15])">
            <text:p/>
          </table:table-cell>
          <table:table-cell table:formula="of:=IF([.$N571]=[Datos.$C$4]*12+[Datos.$C$5];HYPERLINK(&quot;http://interes.ax5.org/&quot;);&quot;&quot;)">
            <text:p/>
          </table:table-cell>
          <table:table-cell table:style-name="ce64" table:formula="of:=[.N570]+1" office:value-type="float" office:value="564">
            <text:p>5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2]&gt;[Datos.$C$4]*12+[Datos.$C$5];&quot;&quot;;[.D571]-[.E572])">
            <text:p/>
          </table:table-cell>
          <table:table-cell table:style-name="ce58" table:formula="of:=IF([.$N572]&gt;[Datos.$C$4]*12+[Datos.$C$5];&quot;&quot;;[Datos.$C$9]-[.F572])">
            <text:p/>
          </table:table-cell>
          <table:table-cell table:style-name="ce58" table:formula="of:=IF([.$N572]&gt;[Datos.$C$4]*12+[Datos.$C$5];&quot;&quot;;[.D57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2]&gt;[Datos.$C$4]*12+[Datos.$C$5];&quot;&quot;;[.J571]-[.K572])">
            <text:p/>
          </table:table-cell>
          <table:table-cell table:style-name="ce58" table:formula="of:=IF([.$N572]&gt;[Datos.$C$4]*12+[Datos.$C$5];&quot;&quot;;[Datos.$C$11]-[.L572])">
            <text:p/>
          </table:table-cell>
          <table:table-cell table:style-name="ce73" table:formula="of:=IF([.$N572]&gt;[Datos.$C$4]*12+[Datos.$C$5];&quot;&quot;;[.J571]*[Datos.$C$15])">
            <text:p/>
          </table:table-cell>
          <table:table-cell table:formula="of:=IF([.$N572]=[Datos.$C$4]*12+[Datos.$C$5];HYPERLINK(&quot;http://interes.ax5.org/&quot;);&quot;&quot;)">
            <text:p/>
          </table:table-cell>
          <table:table-cell table:style-name="ce65" table:formula="of:=[.N571]+1" office:value-type="float" office:value="565">
            <text:p>5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3]&gt;[Datos.$C$4]*12+[Datos.$C$5];&quot;&quot;;[.D572]-[.E573])">
            <text:p/>
          </table:table-cell>
          <table:table-cell table:style-name="ce58" table:formula="of:=IF([.$N573]&gt;[Datos.$C$4]*12+[Datos.$C$5];&quot;&quot;;[Datos.$C$9]-[.F573])">
            <text:p/>
          </table:table-cell>
          <table:table-cell table:style-name="ce58" table:formula="of:=IF([.$N573]&gt;[Datos.$C$4]*12+[Datos.$C$5];&quot;&quot;;[.D57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3]&gt;[Datos.$C$4]*12+[Datos.$C$5];&quot;&quot;;[.J572]-[.K573])">
            <text:p/>
          </table:table-cell>
          <table:table-cell table:style-name="ce58" table:formula="of:=IF([.$N573]&gt;[Datos.$C$4]*12+[Datos.$C$5];&quot;&quot;;[Datos.$C$11]-[.L573])">
            <text:p/>
          </table:table-cell>
          <table:table-cell table:style-name="ce73" table:formula="of:=IF([.$N573]&gt;[Datos.$C$4]*12+[Datos.$C$5];&quot;&quot;;[.J572]*[Datos.$C$15])">
            <text:p/>
          </table:table-cell>
          <table:table-cell table:formula="of:=IF([.$N573]=[Datos.$C$4]*12+[Datos.$C$5];HYPERLINK(&quot;http://interes.ax5.org/&quot;);&quot;&quot;)">
            <text:p/>
          </table:table-cell>
          <table:table-cell table:style-name="ce65" table:formula="of:=[.N572]+1" office:value-type="float" office:value="566">
            <text:p>5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4]&gt;[Datos.$C$4]*12+[Datos.$C$5];&quot;&quot;;[.D573]-[.E574])">
            <text:p/>
          </table:table-cell>
          <table:table-cell table:style-name="ce58" table:formula="of:=IF([.$N574]&gt;[Datos.$C$4]*12+[Datos.$C$5];&quot;&quot;;[Datos.$C$9]-[.F574])">
            <text:p/>
          </table:table-cell>
          <table:table-cell table:style-name="ce58" table:formula="of:=IF([.$N574]&gt;[Datos.$C$4]*12+[Datos.$C$5];&quot;&quot;;[.D57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4]&gt;[Datos.$C$4]*12+[Datos.$C$5];&quot;&quot;;[.J573]-[.K574])">
            <text:p/>
          </table:table-cell>
          <table:table-cell table:style-name="ce58" table:formula="of:=IF([.$N574]&gt;[Datos.$C$4]*12+[Datos.$C$5];&quot;&quot;;[Datos.$C$11]-[.L574])">
            <text:p/>
          </table:table-cell>
          <table:table-cell table:style-name="ce73" table:formula="of:=IF([.$N574]&gt;[Datos.$C$4]*12+[Datos.$C$5];&quot;&quot;;[.J573]*[Datos.$C$15])">
            <text:p/>
          </table:table-cell>
          <table:table-cell table:formula="of:=IF([.$N574]=[Datos.$C$4]*12+[Datos.$C$5];HYPERLINK(&quot;http://interes.ax5.org/&quot;);&quot;&quot;)">
            <text:p/>
          </table:table-cell>
          <table:table-cell table:style-name="ce65" table:formula="of:=[.N573]+1" office:value-type="float" office:value="567">
            <text:p>5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5]&gt;[Datos.$C$4]*12+[Datos.$C$5];&quot;&quot;;[.D574]-[.E575])">
            <text:p/>
          </table:table-cell>
          <table:table-cell table:style-name="ce58" table:formula="of:=IF([.$N575]&gt;[Datos.$C$4]*12+[Datos.$C$5];&quot;&quot;;[Datos.$C$9]-[.F575])">
            <text:p/>
          </table:table-cell>
          <table:table-cell table:style-name="ce58" table:formula="of:=IF([.$N575]&gt;[Datos.$C$4]*12+[Datos.$C$5];&quot;&quot;;[.D57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5]&gt;[Datos.$C$4]*12+[Datos.$C$5];&quot;&quot;;[.J574]-[.K575])">
            <text:p/>
          </table:table-cell>
          <table:table-cell table:style-name="ce58" table:formula="of:=IF([.$N575]&gt;[Datos.$C$4]*12+[Datos.$C$5];&quot;&quot;;[Datos.$C$11]-[.L575])">
            <text:p/>
          </table:table-cell>
          <table:table-cell table:style-name="ce73" table:formula="of:=IF([.$N575]&gt;[Datos.$C$4]*12+[Datos.$C$5];&quot;&quot;;[.J574]*[Datos.$C$15])">
            <text:p/>
          </table:table-cell>
          <table:table-cell table:formula="of:=IF([.$N575]=[Datos.$C$4]*12+[Datos.$C$5];HYPERLINK(&quot;http://interes.ax5.org/&quot;);&quot;&quot;)">
            <text:p/>
          </table:table-cell>
          <table:table-cell table:style-name="ce65" table:formula="of:=[.N574]+1" office:value-type="float" office:value="568">
            <text:p>5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6]&gt;[Datos.$C$4]*12+[Datos.$C$5];&quot;&quot;;[.D575]-[.E576])">
            <text:p/>
          </table:table-cell>
          <table:table-cell table:style-name="ce58" table:formula="of:=IF([.$N576]&gt;[Datos.$C$4]*12+[Datos.$C$5];&quot;&quot;;[Datos.$C$9]-[.F576])">
            <text:p/>
          </table:table-cell>
          <table:table-cell table:style-name="ce58" table:formula="of:=IF([.$N576]&gt;[Datos.$C$4]*12+[Datos.$C$5];&quot;&quot;;[.D57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6]&gt;[Datos.$C$4]*12+[Datos.$C$5];&quot;&quot;;[.J575]-[.K576])">
            <text:p/>
          </table:table-cell>
          <table:table-cell table:style-name="ce58" table:formula="of:=IF([.$N576]&gt;[Datos.$C$4]*12+[Datos.$C$5];&quot;&quot;;[Datos.$C$11]-[.L576])">
            <text:p/>
          </table:table-cell>
          <table:table-cell table:style-name="ce73" table:formula="of:=IF([.$N576]&gt;[Datos.$C$4]*12+[Datos.$C$5];&quot;&quot;;[.J575]*[Datos.$C$15])">
            <text:p/>
          </table:table-cell>
          <table:table-cell table:formula="of:=IF([.$N576]=[Datos.$C$4]*12+[Datos.$C$5];HYPERLINK(&quot;http://interes.ax5.org/&quot;);&quot;&quot;)">
            <text:p/>
          </table:table-cell>
          <table:table-cell table:style-name="ce65" table:formula="of:=[.N575]+1" office:value-type="float" office:value="569">
            <text:p>5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7]&gt;[Datos.$C$4]*12+[Datos.$C$5];&quot;&quot;;[.D576]-[.E577])">
            <text:p/>
          </table:table-cell>
          <table:table-cell table:style-name="ce58" table:formula="of:=IF([.$N577]&gt;[Datos.$C$4]*12+[Datos.$C$5];&quot;&quot;;[Datos.$C$9]-[.F577])">
            <text:p/>
          </table:table-cell>
          <table:table-cell table:style-name="ce58" table:formula="of:=IF([.$N577]&gt;[Datos.$C$4]*12+[Datos.$C$5];&quot;&quot;;[.D57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7]&gt;[Datos.$C$4]*12+[Datos.$C$5];&quot;&quot;;[.J576]-[.K577])">
            <text:p/>
          </table:table-cell>
          <table:table-cell table:style-name="ce58" table:formula="of:=IF([.$N577]&gt;[Datos.$C$4]*12+[Datos.$C$5];&quot;&quot;;[Datos.$C$11]-[.L577])">
            <text:p/>
          </table:table-cell>
          <table:table-cell table:style-name="ce73" table:formula="of:=IF([.$N577]&gt;[Datos.$C$4]*12+[Datos.$C$5];&quot;&quot;;[.J576]*[Datos.$C$15])">
            <text:p/>
          </table:table-cell>
          <table:table-cell table:formula="of:=IF([.$N577]=[Datos.$C$4]*12+[Datos.$C$5];HYPERLINK(&quot;http://interes.ax5.org/&quot;);&quot;&quot;)">
            <text:p/>
          </table:table-cell>
          <table:table-cell table:style-name="ce65" table:formula="of:=[.N576]+1" office:value-type="float" office:value="570">
            <text:p>5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8]&gt;[Datos.$C$4]*12+[Datos.$C$5];&quot;&quot;;[.D577]-[.E578])">
            <text:p/>
          </table:table-cell>
          <table:table-cell table:style-name="ce58" table:formula="of:=IF([.$N578]&gt;[Datos.$C$4]*12+[Datos.$C$5];&quot;&quot;;[Datos.$C$9]-[.F578])">
            <text:p/>
          </table:table-cell>
          <table:table-cell table:style-name="ce58" table:formula="of:=IF([.$N578]&gt;[Datos.$C$4]*12+[Datos.$C$5];&quot;&quot;;[.D57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8]&gt;[Datos.$C$4]*12+[Datos.$C$5];&quot;&quot;;[.J577]-[.K578])">
            <text:p/>
          </table:table-cell>
          <table:table-cell table:style-name="ce58" table:formula="of:=IF([.$N578]&gt;[Datos.$C$4]*12+[Datos.$C$5];&quot;&quot;;[Datos.$C$11]-[.L578])">
            <text:p/>
          </table:table-cell>
          <table:table-cell table:style-name="ce73" table:formula="of:=IF([.$N578]&gt;[Datos.$C$4]*12+[Datos.$C$5];&quot;&quot;;[.J577]*[Datos.$C$15])">
            <text:p/>
          </table:table-cell>
          <table:table-cell table:formula="of:=IF([.$N578]=[Datos.$C$4]*12+[Datos.$C$5];HYPERLINK(&quot;http://interes.ax5.org/&quot;);&quot;&quot;)">
            <text:p/>
          </table:table-cell>
          <table:table-cell table:style-name="ce65" table:formula="of:=[.N577]+1" office:value-type="float" office:value="571">
            <text:p>5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9]&gt;[Datos.$C$4]*12+[Datos.$C$5];&quot;&quot;;[.D578]-[.E579])">
            <text:p/>
          </table:table-cell>
          <table:table-cell table:style-name="ce58" table:formula="of:=IF([.$N579]&gt;[Datos.$C$4]*12+[Datos.$C$5];&quot;&quot;;[Datos.$C$9]-[.F579])">
            <text:p/>
          </table:table-cell>
          <table:table-cell table:style-name="ce58" table:formula="of:=IF([.$N579]&gt;[Datos.$C$4]*12+[Datos.$C$5];&quot;&quot;;[.D57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79]&gt;[Datos.$C$4]*12+[Datos.$C$5];&quot;&quot;;[.J578]-[.K579])">
            <text:p/>
          </table:table-cell>
          <table:table-cell table:style-name="ce58" table:formula="of:=IF([.$N579]&gt;[Datos.$C$4]*12+[Datos.$C$5];&quot;&quot;;[Datos.$C$11]-[.L579])">
            <text:p/>
          </table:table-cell>
          <table:table-cell table:style-name="ce73" table:formula="of:=IF([.$N579]&gt;[Datos.$C$4]*12+[Datos.$C$5];&quot;&quot;;[.J578]*[Datos.$C$15])">
            <text:p/>
          </table:table-cell>
          <table:table-cell table:formula="of:=IF([.$N579]=[Datos.$C$4]*12+[Datos.$C$5];HYPERLINK(&quot;http://interes.ax5.org/&quot;);&quot;&quot;)">
            <text:p/>
          </table:table-cell>
          <table:table-cell table:style-name="ce65" table:formula="of:=[.N578]+1" office:value-type="float" office:value="572">
            <text:p>5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0]&gt;[Datos.$C$4]*12+[Datos.$C$5];&quot;&quot;;[.D579]-[.E580])">
            <text:p/>
          </table:table-cell>
          <table:table-cell table:style-name="ce58" table:formula="of:=IF([.$N580]&gt;[Datos.$C$4]*12+[Datos.$C$5];&quot;&quot;;[Datos.$C$9]-[.F580])">
            <text:p/>
          </table:table-cell>
          <table:table-cell table:style-name="ce58" table:formula="of:=IF([.$N580]&gt;[Datos.$C$4]*12+[Datos.$C$5];&quot;&quot;;[.D57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0]&gt;[Datos.$C$4]*12+[Datos.$C$5];&quot;&quot;;[.J579]-[.K580])">
            <text:p/>
          </table:table-cell>
          <table:table-cell table:style-name="ce58" table:formula="of:=IF([.$N580]&gt;[Datos.$C$4]*12+[Datos.$C$5];&quot;&quot;;[Datos.$C$11]-[.L580])">
            <text:p/>
          </table:table-cell>
          <table:table-cell table:style-name="ce73" table:formula="of:=IF([.$N580]&gt;[Datos.$C$4]*12+[Datos.$C$5];&quot;&quot;;[.J579]*[Datos.$C$15])">
            <text:p/>
          </table:table-cell>
          <table:table-cell table:formula="of:=IF([.$N580]=[Datos.$C$4]*12+[Datos.$C$5];HYPERLINK(&quot;http://interes.ax5.org/&quot;);&quot;&quot;)">
            <text:p/>
          </table:table-cell>
          <table:table-cell table:style-name="ce65" table:formula="of:=[.N579]+1" office:value-type="float" office:value="573">
            <text:p>5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1]&gt;[Datos.$C$4]*12+[Datos.$C$5];&quot;&quot;;[.D580]-[.E581])">
            <text:p/>
          </table:table-cell>
          <table:table-cell table:style-name="ce58" table:formula="of:=IF([.$N581]&gt;[Datos.$C$4]*12+[Datos.$C$5];&quot;&quot;;[Datos.$C$9]-[.F581])">
            <text:p/>
          </table:table-cell>
          <table:table-cell table:style-name="ce58" table:formula="of:=IF([.$N581]&gt;[Datos.$C$4]*12+[Datos.$C$5];&quot;&quot;;[.D58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1]&gt;[Datos.$C$4]*12+[Datos.$C$5];&quot;&quot;;[.J580]-[.K581])">
            <text:p/>
          </table:table-cell>
          <table:table-cell table:style-name="ce58" table:formula="of:=IF([.$N581]&gt;[Datos.$C$4]*12+[Datos.$C$5];&quot;&quot;;[Datos.$C$11]-[.L581])">
            <text:p/>
          </table:table-cell>
          <table:table-cell table:style-name="ce73" table:formula="of:=IF([.$N581]&gt;[Datos.$C$4]*12+[Datos.$C$5];&quot;&quot;;[.J580]*[Datos.$C$15])">
            <text:p/>
          </table:table-cell>
          <table:table-cell table:formula="of:=IF([.$N581]=[Datos.$C$4]*12+[Datos.$C$5];HYPERLINK(&quot;http://interes.ax5.org/&quot;);&quot;&quot;)">
            <text:p/>
          </table:table-cell>
          <table:table-cell table:style-name="ce65" table:formula="of:=[.N580]+1" office:value-type="float" office:value="574">
            <text:p>5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2]&gt;[Datos.$C$4]*12+[Datos.$C$5];&quot;&quot;;[.D581]-[.E582])">
            <text:p/>
          </table:table-cell>
          <table:table-cell table:style-name="ce58" table:formula="of:=IF([.$N582]&gt;[Datos.$C$4]*12+[Datos.$C$5];&quot;&quot;;[Datos.$C$9]-[.F582])">
            <text:p/>
          </table:table-cell>
          <table:table-cell table:style-name="ce58" table:formula="of:=IF([.$N582]&gt;[Datos.$C$4]*12+[Datos.$C$5];&quot;&quot;;[.D58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2]&gt;[Datos.$C$4]*12+[Datos.$C$5];&quot;&quot;;[.J581]-[.K582])">
            <text:p/>
          </table:table-cell>
          <table:table-cell table:style-name="ce58" table:formula="of:=IF([.$N582]&gt;[Datos.$C$4]*12+[Datos.$C$5];&quot;&quot;;[Datos.$C$11]-[.L582])">
            <text:p/>
          </table:table-cell>
          <table:table-cell table:style-name="ce73" table:formula="of:=IF([.$N582]&gt;[Datos.$C$4]*12+[Datos.$C$5];&quot;&quot;;[.J581]*[Datos.$C$15])">
            <text:p/>
          </table:table-cell>
          <table:table-cell table:formula="of:=IF([.$N582]=[Datos.$C$4]*12+[Datos.$C$5];HYPERLINK(&quot;http://interes.ax5.org/&quot;);&quot;&quot;)">
            <text:p/>
          </table:table-cell>
          <table:table-cell table:style-name="ce65" table:formula="of:=[.N581]+1" office:value-type="float" office:value="575">
            <text:p>57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71]+1" office:value-type="float" office:value="2062">
            <text:p>2062</text:p>
          </table:table-cell>
          <table:table-cell/>
          <table:table-cell table:style-name="ce57" table:formula="of:=IF([.$N583]&gt;[Datos.$C$4]*12+[Datos.$C$5];&quot;&quot;;[.D582]-[.E583])">
            <text:p/>
          </table:table-cell>
          <table:table-cell table:style-name="ce57" table:formula="of:=IF([.$N583]&gt;[Datos.$C$4]*12+[Datos.$C$5];&quot;&quot;;[Datos.$C$9]-[.F583])">
            <text:p/>
          </table:table-cell>
          <table:table-cell table:style-name="ce57" table:formula="of:=IF([.$N583]&gt;[Datos.$C$4]*12+[Datos.$C$5];&quot;&quot;;[.D582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83]&gt;[Datos.$C$4]*12+[Datos.$C$5];&quot;&quot;;[.J582]-[.K583])">
            <text:p/>
          </table:table-cell>
          <table:table-cell table:style-name="ce57" table:formula="of:=IF([.$N583]&gt;[Datos.$C$4]*12+[Datos.$C$5];&quot;&quot;;[Datos.$C$11]-[.L583])">
            <text:p/>
          </table:table-cell>
          <table:table-cell table:style-name="ce74" table:formula="of:=IF([.$N583]&gt;[Datos.$C$4]*12+[Datos.$C$5];&quot;&quot;;[.J582]*[Datos.$C$15])">
            <text:p/>
          </table:table-cell>
          <table:table-cell table:formula="of:=IF([.$N583]=[Datos.$C$4]*12+[Datos.$C$5];HYPERLINK(&quot;http://interes.ax5.org/&quot;);&quot;&quot;)">
            <text:p/>
          </table:table-cell>
          <table:table-cell table:style-name="ce64" table:formula="of:=[.N582]+1" office:value-type="float" office:value="576">
            <text:p>5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4]&gt;[Datos.$C$4]*12+[Datos.$C$5];&quot;&quot;;[.D583]-[.E584])">
            <text:p/>
          </table:table-cell>
          <table:table-cell table:style-name="ce58" table:formula="of:=IF([.$N584]&gt;[Datos.$C$4]*12+[Datos.$C$5];&quot;&quot;;[Datos.$C$9]-[.F584])">
            <text:p/>
          </table:table-cell>
          <table:table-cell table:style-name="ce58" table:formula="of:=IF([.$N584]&gt;[Datos.$C$4]*12+[Datos.$C$5];&quot;&quot;;[.D58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4]&gt;[Datos.$C$4]*12+[Datos.$C$5];&quot;&quot;;[.J583]-[.K584])">
            <text:p/>
          </table:table-cell>
          <table:table-cell table:style-name="ce58" table:formula="of:=IF([.$N584]&gt;[Datos.$C$4]*12+[Datos.$C$5];&quot;&quot;;[Datos.$C$11]-[.L584])">
            <text:p/>
          </table:table-cell>
          <table:table-cell table:style-name="ce73" table:formula="of:=IF([.$N584]&gt;[Datos.$C$4]*12+[Datos.$C$5];&quot;&quot;;[.J583]*[Datos.$C$15])">
            <text:p/>
          </table:table-cell>
          <table:table-cell table:formula="of:=IF([.$N584]=[Datos.$C$4]*12+[Datos.$C$5];HYPERLINK(&quot;http://interes.ax5.org/&quot;);&quot;&quot;)">
            <text:p/>
          </table:table-cell>
          <table:table-cell table:style-name="ce65" table:formula="of:=[.N583]+1" office:value-type="float" office:value="577">
            <text:p>5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5]&gt;[Datos.$C$4]*12+[Datos.$C$5];&quot;&quot;;[.D584]-[.E585])">
            <text:p/>
          </table:table-cell>
          <table:table-cell table:style-name="ce58" table:formula="of:=IF([.$N585]&gt;[Datos.$C$4]*12+[Datos.$C$5];&quot;&quot;;[Datos.$C$9]-[.F585])">
            <text:p/>
          </table:table-cell>
          <table:table-cell table:style-name="ce58" table:formula="of:=IF([.$N585]&gt;[Datos.$C$4]*12+[Datos.$C$5];&quot;&quot;;[.D58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5]&gt;[Datos.$C$4]*12+[Datos.$C$5];&quot;&quot;;[.J584]-[.K585])">
            <text:p/>
          </table:table-cell>
          <table:table-cell table:style-name="ce58" table:formula="of:=IF([.$N585]&gt;[Datos.$C$4]*12+[Datos.$C$5];&quot;&quot;;[Datos.$C$11]-[.L585])">
            <text:p/>
          </table:table-cell>
          <table:table-cell table:style-name="ce73" table:formula="of:=IF([.$N585]&gt;[Datos.$C$4]*12+[Datos.$C$5];&quot;&quot;;[.J584]*[Datos.$C$15])">
            <text:p/>
          </table:table-cell>
          <table:table-cell table:formula="of:=IF([.$N585]=[Datos.$C$4]*12+[Datos.$C$5];HYPERLINK(&quot;http://interes.ax5.org/&quot;);&quot;&quot;)">
            <text:p/>
          </table:table-cell>
          <table:table-cell table:style-name="ce65" table:formula="of:=[.N584]+1" office:value-type="float" office:value="578">
            <text:p>5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6]&gt;[Datos.$C$4]*12+[Datos.$C$5];&quot;&quot;;[.D585]-[.E586])">
            <text:p/>
          </table:table-cell>
          <table:table-cell table:style-name="ce58" table:formula="of:=IF([.$N586]&gt;[Datos.$C$4]*12+[Datos.$C$5];&quot;&quot;;[Datos.$C$9]-[.F586])">
            <text:p/>
          </table:table-cell>
          <table:table-cell table:style-name="ce58" table:formula="of:=IF([.$N586]&gt;[Datos.$C$4]*12+[Datos.$C$5];&quot;&quot;;[.D58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6]&gt;[Datos.$C$4]*12+[Datos.$C$5];&quot;&quot;;[.J585]-[.K586])">
            <text:p/>
          </table:table-cell>
          <table:table-cell table:style-name="ce58" table:formula="of:=IF([.$N586]&gt;[Datos.$C$4]*12+[Datos.$C$5];&quot;&quot;;[Datos.$C$11]-[.L586])">
            <text:p/>
          </table:table-cell>
          <table:table-cell table:style-name="ce73" table:formula="of:=IF([.$N586]&gt;[Datos.$C$4]*12+[Datos.$C$5];&quot;&quot;;[.J585]*[Datos.$C$15])">
            <text:p/>
          </table:table-cell>
          <table:table-cell table:formula="of:=IF([.$N586]=[Datos.$C$4]*12+[Datos.$C$5];HYPERLINK(&quot;http://interes.ax5.org/&quot;);&quot;&quot;)">
            <text:p/>
          </table:table-cell>
          <table:table-cell table:style-name="ce65" table:formula="of:=[.N585]+1" office:value-type="float" office:value="579">
            <text:p>5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7]&gt;[Datos.$C$4]*12+[Datos.$C$5];&quot;&quot;;[.D586]-[.E587])">
            <text:p/>
          </table:table-cell>
          <table:table-cell table:style-name="ce58" table:formula="of:=IF([.$N587]&gt;[Datos.$C$4]*12+[Datos.$C$5];&quot;&quot;;[Datos.$C$9]-[.F587])">
            <text:p/>
          </table:table-cell>
          <table:table-cell table:style-name="ce58" table:formula="of:=IF([.$N587]&gt;[Datos.$C$4]*12+[Datos.$C$5];&quot;&quot;;[.D58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7]&gt;[Datos.$C$4]*12+[Datos.$C$5];&quot;&quot;;[.J586]-[.K587])">
            <text:p/>
          </table:table-cell>
          <table:table-cell table:style-name="ce58" table:formula="of:=IF([.$N587]&gt;[Datos.$C$4]*12+[Datos.$C$5];&quot;&quot;;[Datos.$C$11]-[.L587])">
            <text:p/>
          </table:table-cell>
          <table:table-cell table:style-name="ce73" table:formula="of:=IF([.$N587]&gt;[Datos.$C$4]*12+[Datos.$C$5];&quot;&quot;;[.J586]*[Datos.$C$15])">
            <text:p/>
          </table:table-cell>
          <table:table-cell table:formula="of:=IF([.$N587]=[Datos.$C$4]*12+[Datos.$C$5];HYPERLINK(&quot;http://interes.ax5.org/&quot;);&quot;&quot;)">
            <text:p/>
          </table:table-cell>
          <table:table-cell table:style-name="ce65" table:formula="of:=[.N586]+1" office:value-type="float" office:value="580">
            <text:p>5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8]&gt;[Datos.$C$4]*12+[Datos.$C$5];&quot;&quot;;[.D587]-[.E588])">
            <text:p/>
          </table:table-cell>
          <table:table-cell table:style-name="ce58" table:formula="of:=IF([.$N588]&gt;[Datos.$C$4]*12+[Datos.$C$5];&quot;&quot;;[Datos.$C$9]-[.F588])">
            <text:p/>
          </table:table-cell>
          <table:table-cell table:style-name="ce58" table:formula="of:=IF([.$N588]&gt;[Datos.$C$4]*12+[Datos.$C$5];&quot;&quot;;[.D58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8]&gt;[Datos.$C$4]*12+[Datos.$C$5];&quot;&quot;;[.J587]-[.K588])">
            <text:p/>
          </table:table-cell>
          <table:table-cell table:style-name="ce58" table:formula="of:=IF([.$N588]&gt;[Datos.$C$4]*12+[Datos.$C$5];&quot;&quot;;[Datos.$C$11]-[.L588])">
            <text:p/>
          </table:table-cell>
          <table:table-cell table:style-name="ce73" table:formula="of:=IF([.$N588]&gt;[Datos.$C$4]*12+[Datos.$C$5];&quot;&quot;;[.J587]*[Datos.$C$15])">
            <text:p/>
          </table:table-cell>
          <table:table-cell table:formula="of:=IF([.$N588]=[Datos.$C$4]*12+[Datos.$C$5];HYPERLINK(&quot;http://interes.ax5.org/&quot;);&quot;&quot;)">
            <text:p/>
          </table:table-cell>
          <table:table-cell table:style-name="ce65" table:formula="of:=[.N587]+1" office:value-type="float" office:value="581">
            <text:p>5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9]&gt;[Datos.$C$4]*12+[Datos.$C$5];&quot;&quot;;[.D588]-[.E589])">
            <text:p/>
          </table:table-cell>
          <table:table-cell table:style-name="ce58" table:formula="of:=IF([.$N589]&gt;[Datos.$C$4]*12+[Datos.$C$5];&quot;&quot;;[Datos.$C$9]-[.F589])">
            <text:p/>
          </table:table-cell>
          <table:table-cell table:style-name="ce58" table:formula="of:=IF([.$N589]&gt;[Datos.$C$4]*12+[Datos.$C$5];&quot;&quot;;[.D58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89]&gt;[Datos.$C$4]*12+[Datos.$C$5];&quot;&quot;;[.J588]-[.K589])">
            <text:p/>
          </table:table-cell>
          <table:table-cell table:style-name="ce58" table:formula="of:=IF([.$N589]&gt;[Datos.$C$4]*12+[Datos.$C$5];&quot;&quot;;[Datos.$C$11]-[.L589])">
            <text:p/>
          </table:table-cell>
          <table:table-cell table:style-name="ce73" table:formula="of:=IF([.$N589]&gt;[Datos.$C$4]*12+[Datos.$C$5];&quot;&quot;;[.J588]*[Datos.$C$15])">
            <text:p/>
          </table:table-cell>
          <table:table-cell table:formula="of:=IF([.$N589]=[Datos.$C$4]*12+[Datos.$C$5];HYPERLINK(&quot;http://interes.ax5.org/&quot;);&quot;&quot;)">
            <text:p/>
          </table:table-cell>
          <table:table-cell table:style-name="ce65" table:formula="of:=[.N588]+1" office:value-type="float" office:value="582">
            <text:p>5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0]&gt;[Datos.$C$4]*12+[Datos.$C$5];&quot;&quot;;[.D589]-[.E590])">
            <text:p/>
          </table:table-cell>
          <table:table-cell table:style-name="ce58" table:formula="of:=IF([.$N590]&gt;[Datos.$C$4]*12+[Datos.$C$5];&quot;&quot;;[Datos.$C$9]-[.F590])">
            <text:p/>
          </table:table-cell>
          <table:table-cell table:style-name="ce58" table:formula="of:=IF([.$N590]&gt;[Datos.$C$4]*12+[Datos.$C$5];&quot;&quot;;[.D58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0]&gt;[Datos.$C$4]*12+[Datos.$C$5];&quot;&quot;;[.J589]-[.K590])">
            <text:p/>
          </table:table-cell>
          <table:table-cell table:style-name="ce58" table:formula="of:=IF([.$N590]&gt;[Datos.$C$4]*12+[Datos.$C$5];&quot;&quot;;[Datos.$C$11]-[.L590])">
            <text:p/>
          </table:table-cell>
          <table:table-cell table:style-name="ce73" table:formula="of:=IF([.$N590]&gt;[Datos.$C$4]*12+[Datos.$C$5];&quot;&quot;;[.J589]*[Datos.$C$15])">
            <text:p/>
          </table:table-cell>
          <table:table-cell table:formula="of:=IF([.$N590]=[Datos.$C$4]*12+[Datos.$C$5];HYPERLINK(&quot;http://interes.ax5.org/&quot;);&quot;&quot;)">
            <text:p/>
          </table:table-cell>
          <table:table-cell table:style-name="ce65" table:formula="of:=[.N589]+1" office:value-type="float" office:value="583">
            <text:p>5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1]&gt;[Datos.$C$4]*12+[Datos.$C$5];&quot;&quot;;[.D590]-[.E591])">
            <text:p/>
          </table:table-cell>
          <table:table-cell table:style-name="ce58" table:formula="of:=IF([.$N591]&gt;[Datos.$C$4]*12+[Datos.$C$5];&quot;&quot;;[Datos.$C$9]-[.F591])">
            <text:p/>
          </table:table-cell>
          <table:table-cell table:style-name="ce58" table:formula="of:=IF([.$N591]&gt;[Datos.$C$4]*12+[Datos.$C$5];&quot;&quot;;[.D59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1]&gt;[Datos.$C$4]*12+[Datos.$C$5];&quot;&quot;;[.J590]-[.K591])">
            <text:p/>
          </table:table-cell>
          <table:table-cell table:style-name="ce58" table:formula="of:=IF([.$N591]&gt;[Datos.$C$4]*12+[Datos.$C$5];&quot;&quot;;[Datos.$C$11]-[.L591])">
            <text:p/>
          </table:table-cell>
          <table:table-cell table:style-name="ce73" table:formula="of:=IF([.$N591]&gt;[Datos.$C$4]*12+[Datos.$C$5];&quot;&quot;;[.J590]*[Datos.$C$15])">
            <text:p/>
          </table:table-cell>
          <table:table-cell table:formula="of:=IF([.$N591]=[Datos.$C$4]*12+[Datos.$C$5];HYPERLINK(&quot;http://interes.ax5.org/&quot;);&quot;&quot;)">
            <text:p/>
          </table:table-cell>
          <table:table-cell table:style-name="ce65" table:formula="of:=[.N590]+1" office:value-type="float" office:value="584">
            <text:p>5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2]&gt;[Datos.$C$4]*12+[Datos.$C$5];&quot;&quot;;[.D591]-[.E592])">
            <text:p/>
          </table:table-cell>
          <table:table-cell table:style-name="ce58" table:formula="of:=IF([.$N592]&gt;[Datos.$C$4]*12+[Datos.$C$5];&quot;&quot;;[Datos.$C$9]-[.F592])">
            <text:p/>
          </table:table-cell>
          <table:table-cell table:style-name="ce58" table:formula="of:=IF([.$N592]&gt;[Datos.$C$4]*12+[Datos.$C$5];&quot;&quot;;[.D59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2]&gt;[Datos.$C$4]*12+[Datos.$C$5];&quot;&quot;;[.J591]-[.K592])">
            <text:p/>
          </table:table-cell>
          <table:table-cell table:style-name="ce58" table:formula="of:=IF([.$N592]&gt;[Datos.$C$4]*12+[Datos.$C$5];&quot;&quot;;[Datos.$C$11]-[.L592])">
            <text:p/>
          </table:table-cell>
          <table:table-cell table:style-name="ce73" table:formula="of:=IF([.$N592]&gt;[Datos.$C$4]*12+[Datos.$C$5];&quot;&quot;;[.J591]*[Datos.$C$15])">
            <text:p/>
          </table:table-cell>
          <table:table-cell table:formula="of:=IF([.$N592]=[Datos.$C$4]*12+[Datos.$C$5];HYPERLINK(&quot;http://interes.ax5.org/&quot;);&quot;&quot;)">
            <text:p/>
          </table:table-cell>
          <table:table-cell table:style-name="ce65" table:formula="of:=[.N591]+1" office:value-type="float" office:value="585">
            <text:p>5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3]&gt;[Datos.$C$4]*12+[Datos.$C$5];&quot;&quot;;[.D592]-[.E593])">
            <text:p/>
          </table:table-cell>
          <table:table-cell table:style-name="ce58" table:formula="of:=IF([.$N593]&gt;[Datos.$C$4]*12+[Datos.$C$5];&quot;&quot;;[Datos.$C$9]-[.F593])">
            <text:p/>
          </table:table-cell>
          <table:table-cell table:style-name="ce58" table:formula="of:=IF([.$N593]&gt;[Datos.$C$4]*12+[Datos.$C$5];&quot;&quot;;[.D59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3]&gt;[Datos.$C$4]*12+[Datos.$C$5];&quot;&quot;;[.J592]-[.K593])">
            <text:p/>
          </table:table-cell>
          <table:table-cell table:style-name="ce58" table:formula="of:=IF([.$N593]&gt;[Datos.$C$4]*12+[Datos.$C$5];&quot;&quot;;[Datos.$C$11]-[.L593])">
            <text:p/>
          </table:table-cell>
          <table:table-cell table:style-name="ce73" table:formula="of:=IF([.$N593]&gt;[Datos.$C$4]*12+[Datos.$C$5];&quot;&quot;;[.J592]*[Datos.$C$15])">
            <text:p/>
          </table:table-cell>
          <table:table-cell table:formula="of:=IF([.$N593]=[Datos.$C$4]*12+[Datos.$C$5];HYPERLINK(&quot;http://interes.ax5.org/&quot;);&quot;&quot;)">
            <text:p/>
          </table:table-cell>
          <table:table-cell table:style-name="ce65" table:formula="of:=[.N592]+1" office:value-type="float" office:value="586">
            <text:p>5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4]&gt;[Datos.$C$4]*12+[Datos.$C$5];&quot;&quot;;[.D593]-[.E594])">
            <text:p/>
          </table:table-cell>
          <table:table-cell table:style-name="ce58" table:formula="of:=IF([.$N594]&gt;[Datos.$C$4]*12+[Datos.$C$5];&quot;&quot;;[Datos.$C$9]-[.F594])">
            <text:p/>
          </table:table-cell>
          <table:table-cell table:style-name="ce58" table:formula="of:=IF([.$N594]&gt;[Datos.$C$4]*12+[Datos.$C$5];&quot;&quot;;[.D59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4]&gt;[Datos.$C$4]*12+[Datos.$C$5];&quot;&quot;;[.J593]-[.K594])">
            <text:p/>
          </table:table-cell>
          <table:table-cell table:style-name="ce58" table:formula="of:=IF([.$N594]&gt;[Datos.$C$4]*12+[Datos.$C$5];&quot;&quot;;[Datos.$C$11]-[.L594])">
            <text:p/>
          </table:table-cell>
          <table:table-cell table:style-name="ce73" table:formula="of:=IF([.$N594]&gt;[Datos.$C$4]*12+[Datos.$C$5];&quot;&quot;;[.J593]*[Datos.$C$15])">
            <text:p/>
          </table:table-cell>
          <table:table-cell table:formula="of:=IF([.$N594]=[Datos.$C$4]*12+[Datos.$C$5];HYPERLINK(&quot;http://interes.ax5.org/&quot;);&quot;&quot;)">
            <text:p/>
          </table:table-cell>
          <table:table-cell table:style-name="ce65" table:formula="of:=[.N593]+1" office:value-type="float" office:value="587">
            <text:p>58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83]+1" office:value-type="float" office:value="2063">
            <text:p>2063</text:p>
          </table:table-cell>
          <table:table-cell/>
          <table:table-cell table:style-name="ce57" table:formula="of:=IF([.$N595]&gt;[Datos.$C$4]*12+[Datos.$C$5];&quot;&quot;;[.D594]-[.E595])">
            <text:p/>
          </table:table-cell>
          <table:table-cell table:style-name="ce57" table:formula="of:=IF([.$N595]&gt;[Datos.$C$4]*12+[Datos.$C$5];&quot;&quot;;[Datos.$C$9]-[.F595])">
            <text:p/>
          </table:table-cell>
          <table:table-cell table:style-name="ce57" table:formula="of:=IF([.$N595]&gt;[Datos.$C$4]*12+[Datos.$C$5];&quot;&quot;;[.D594]*[Datos.$C$14])">
            <text:p/>
          </table:table-cell>
          <table:table-cell table:style-name="ce57" table:number-columns-repeated="2"/>
          <table:table-cell table:style-name="ce64"/>
          <table:table-cell table:style-name="ce57" table:formula="of:=IF([.$N595]&gt;[Datos.$C$4]*12+[Datos.$C$5];&quot;&quot;;[.J594]-[.K595])">
            <text:p/>
          </table:table-cell>
          <table:table-cell table:style-name="ce57" table:formula="of:=IF([.$N595]&gt;[Datos.$C$4]*12+[Datos.$C$5];&quot;&quot;;[Datos.$C$11]-[.L595])">
            <text:p/>
          </table:table-cell>
          <table:table-cell table:style-name="ce74" table:formula="of:=IF([.$N595]&gt;[Datos.$C$4]*12+[Datos.$C$5];&quot;&quot;;[.J594]*[Datos.$C$15])">
            <text:p/>
          </table:table-cell>
          <table:table-cell table:formula="of:=IF([.$N595]=[Datos.$C$4]*12+[Datos.$C$5];HYPERLINK(&quot;http://interes.ax5.org/&quot;);&quot;&quot;)">
            <text:p/>
          </table:table-cell>
          <table:table-cell table:style-name="ce64" table:formula="of:=[.N594]+1" office:value-type="float" office:value="588">
            <text:p>5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6]&gt;[Datos.$C$4]*12+[Datos.$C$5];&quot;&quot;;[.D595]-[.E596])">
            <text:p/>
          </table:table-cell>
          <table:table-cell table:style-name="ce58" table:formula="of:=IF([.$N596]&gt;[Datos.$C$4]*12+[Datos.$C$5];&quot;&quot;;[Datos.$C$9]-[.F596])">
            <text:p/>
          </table:table-cell>
          <table:table-cell table:style-name="ce58" table:formula="of:=IF([.$N596]&gt;[Datos.$C$4]*12+[Datos.$C$5];&quot;&quot;;[.D59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6]&gt;[Datos.$C$4]*12+[Datos.$C$5];&quot;&quot;;[.J595]-[.K596])">
            <text:p/>
          </table:table-cell>
          <table:table-cell table:style-name="ce58" table:formula="of:=IF([.$N596]&gt;[Datos.$C$4]*12+[Datos.$C$5];&quot;&quot;;[Datos.$C$11]-[.L596])">
            <text:p/>
          </table:table-cell>
          <table:table-cell table:style-name="ce73" table:formula="of:=IF([.$N596]&gt;[Datos.$C$4]*12+[Datos.$C$5];&quot;&quot;;[.J595]*[Datos.$C$15])">
            <text:p/>
          </table:table-cell>
          <table:table-cell table:formula="of:=IF([.$N596]=[Datos.$C$4]*12+[Datos.$C$5];HYPERLINK(&quot;http://interes.ax5.org/&quot;);&quot;&quot;)">
            <text:p/>
          </table:table-cell>
          <table:table-cell table:style-name="ce65" table:formula="of:=[.N595]+1" office:value-type="float" office:value="589">
            <text:p>5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7]&gt;[Datos.$C$4]*12+[Datos.$C$5];&quot;&quot;;[.D596]-[.E597])">
            <text:p/>
          </table:table-cell>
          <table:table-cell table:style-name="ce58" table:formula="of:=IF([.$N597]&gt;[Datos.$C$4]*12+[Datos.$C$5];&quot;&quot;;[Datos.$C$9]-[.F597])">
            <text:p/>
          </table:table-cell>
          <table:table-cell table:style-name="ce58" table:formula="of:=IF([.$N597]&gt;[Datos.$C$4]*12+[Datos.$C$5];&quot;&quot;;[.D596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7]&gt;[Datos.$C$4]*12+[Datos.$C$5];&quot;&quot;;[.J596]-[.K597])">
            <text:p/>
          </table:table-cell>
          <table:table-cell table:style-name="ce58" table:formula="of:=IF([.$N597]&gt;[Datos.$C$4]*12+[Datos.$C$5];&quot;&quot;;[Datos.$C$11]-[.L597])">
            <text:p/>
          </table:table-cell>
          <table:table-cell table:style-name="ce73" table:formula="of:=IF([.$N597]&gt;[Datos.$C$4]*12+[Datos.$C$5];&quot;&quot;;[.J596]*[Datos.$C$15])">
            <text:p/>
          </table:table-cell>
          <table:table-cell table:formula="of:=IF([.$N597]=[Datos.$C$4]*12+[Datos.$C$5];HYPERLINK(&quot;http://interes.ax5.org/&quot;);&quot;&quot;)">
            <text:p/>
          </table:table-cell>
          <table:table-cell table:style-name="ce65" table:formula="of:=[.N596]+1" office:value-type="float" office:value="590">
            <text:p>5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8]&gt;[Datos.$C$4]*12+[Datos.$C$5];&quot;&quot;;[.D597]-[.E598])">
            <text:p/>
          </table:table-cell>
          <table:table-cell table:style-name="ce58" table:formula="of:=IF([.$N598]&gt;[Datos.$C$4]*12+[Datos.$C$5];&quot;&quot;;[Datos.$C$9]-[.F598])">
            <text:p/>
          </table:table-cell>
          <table:table-cell table:style-name="ce58" table:formula="of:=IF([.$N598]&gt;[Datos.$C$4]*12+[Datos.$C$5];&quot;&quot;;[.D597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8]&gt;[Datos.$C$4]*12+[Datos.$C$5];&quot;&quot;;[.J597]-[.K598])">
            <text:p/>
          </table:table-cell>
          <table:table-cell table:style-name="ce58" table:formula="of:=IF([.$N598]&gt;[Datos.$C$4]*12+[Datos.$C$5];&quot;&quot;;[Datos.$C$11]-[.L598])">
            <text:p/>
          </table:table-cell>
          <table:table-cell table:style-name="ce73" table:formula="of:=IF([.$N598]&gt;[Datos.$C$4]*12+[Datos.$C$5];&quot;&quot;;[.J597]*[Datos.$C$15])">
            <text:p/>
          </table:table-cell>
          <table:table-cell table:formula="of:=IF([.$N598]=[Datos.$C$4]*12+[Datos.$C$5];HYPERLINK(&quot;http://interes.ax5.org/&quot;);&quot;&quot;)">
            <text:p/>
          </table:table-cell>
          <table:table-cell table:style-name="ce65" table:formula="of:=[.N597]+1" office:value-type="float" office:value="591">
            <text:p>5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9]&gt;[Datos.$C$4]*12+[Datos.$C$5];&quot;&quot;;[.D598]-[.E599])">
            <text:p/>
          </table:table-cell>
          <table:table-cell table:style-name="ce58" table:formula="of:=IF([.$N599]&gt;[Datos.$C$4]*12+[Datos.$C$5];&quot;&quot;;[Datos.$C$9]-[.F599])">
            <text:p/>
          </table:table-cell>
          <table:table-cell table:style-name="ce58" table:formula="of:=IF([.$N599]&gt;[Datos.$C$4]*12+[Datos.$C$5];&quot;&quot;;[.D598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599]&gt;[Datos.$C$4]*12+[Datos.$C$5];&quot;&quot;;[.J598]-[.K599])">
            <text:p/>
          </table:table-cell>
          <table:table-cell table:style-name="ce58" table:formula="of:=IF([.$N599]&gt;[Datos.$C$4]*12+[Datos.$C$5];&quot;&quot;;[Datos.$C$11]-[.L599])">
            <text:p/>
          </table:table-cell>
          <table:table-cell table:style-name="ce73" table:formula="of:=IF([.$N599]&gt;[Datos.$C$4]*12+[Datos.$C$5];&quot;&quot;;[.J598]*[Datos.$C$15])">
            <text:p/>
          </table:table-cell>
          <table:table-cell table:formula="of:=IF([.$N599]=[Datos.$C$4]*12+[Datos.$C$5];HYPERLINK(&quot;http://interes.ax5.org/&quot;);&quot;&quot;)">
            <text:p/>
          </table:table-cell>
          <table:table-cell table:style-name="ce65" table:formula="of:=[.N598]+1" office:value-type="float" office:value="592">
            <text:p>5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0]&gt;[Datos.$C$4]*12+[Datos.$C$5];&quot;&quot;;[.D599]-[.E600])">
            <text:p/>
          </table:table-cell>
          <table:table-cell table:style-name="ce58" table:formula="of:=IF([.$N600]&gt;[Datos.$C$4]*12+[Datos.$C$5];&quot;&quot;;[Datos.$C$9]-[.F600])">
            <text:p/>
          </table:table-cell>
          <table:table-cell table:style-name="ce58" table:formula="of:=IF([.$N600]&gt;[Datos.$C$4]*12+[Datos.$C$5];&quot;&quot;;[.D599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600]&gt;[Datos.$C$4]*12+[Datos.$C$5];&quot;&quot;;[.J599]-[.K600])">
            <text:p/>
          </table:table-cell>
          <table:table-cell table:style-name="ce58" table:formula="of:=IF([.$N600]&gt;[Datos.$C$4]*12+[Datos.$C$5];&quot;&quot;;[Datos.$C$11]-[.L600])">
            <text:p/>
          </table:table-cell>
          <table:table-cell table:style-name="ce73" table:formula="of:=IF([.$N600]&gt;[Datos.$C$4]*12+[Datos.$C$5];&quot;&quot;;[.J599]*[Datos.$C$15])">
            <text:p/>
          </table:table-cell>
          <table:table-cell table:formula="of:=IF([.$N600]=[Datos.$C$4]*12+[Datos.$C$5];HYPERLINK(&quot;http://interes.ax5.org/&quot;);&quot;&quot;)">
            <text:p/>
          </table:table-cell>
          <table:table-cell table:style-name="ce65" table:formula="of:=[.N599]+1" office:value-type="float" office:value="593">
            <text:p>5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1]&gt;[Datos.$C$4]*12+[Datos.$C$5];&quot;&quot;;[.D600]-[.E601])">
            <text:p/>
          </table:table-cell>
          <table:table-cell table:style-name="ce58" table:formula="of:=IF([.$N601]&gt;[Datos.$C$4]*12+[Datos.$C$5];&quot;&quot;;[Datos.$C$9]-[.F601])">
            <text:p/>
          </table:table-cell>
          <table:table-cell table:style-name="ce58" table:formula="of:=IF([.$N601]&gt;[Datos.$C$4]*12+[Datos.$C$5];&quot;&quot;;[.D600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601]&gt;[Datos.$C$4]*12+[Datos.$C$5];&quot;&quot;;[.J600]-[.K601])">
            <text:p/>
          </table:table-cell>
          <table:table-cell table:style-name="ce58" table:formula="of:=IF([.$N601]&gt;[Datos.$C$4]*12+[Datos.$C$5];&quot;&quot;;[Datos.$C$11]-[.L601])">
            <text:p/>
          </table:table-cell>
          <table:table-cell table:style-name="ce73" table:formula="of:=IF([.$N601]&gt;[Datos.$C$4]*12+[Datos.$C$5];&quot;&quot;;[.J600]*[Datos.$C$15])">
            <text:p/>
          </table:table-cell>
          <table:table-cell table:formula="of:=IF([.$N601]=[Datos.$C$4]*12+[Datos.$C$5];HYPERLINK(&quot;http://interes.ax5.org/&quot;);&quot;&quot;)">
            <text:p/>
          </table:table-cell>
          <table:table-cell table:style-name="ce65" table:formula="of:=[.N600]+1" office:value-type="float" office:value="594">
            <text:p>5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2]&gt;[Datos.$C$4]*12+[Datos.$C$5];&quot;&quot;;[.D601]-[.E602])">
            <text:p/>
          </table:table-cell>
          <table:table-cell table:style-name="ce58" table:formula="of:=IF([.$N602]&gt;[Datos.$C$4]*12+[Datos.$C$5];&quot;&quot;;[Datos.$C$9]-[.F602])">
            <text:p/>
          </table:table-cell>
          <table:table-cell table:style-name="ce58" table:formula="of:=IF([.$N602]&gt;[Datos.$C$4]*12+[Datos.$C$5];&quot;&quot;;[.D601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602]&gt;[Datos.$C$4]*12+[Datos.$C$5];&quot;&quot;;[.J601]-[.K602])">
            <text:p/>
          </table:table-cell>
          <table:table-cell table:style-name="ce58" table:formula="of:=IF([.$N602]&gt;[Datos.$C$4]*12+[Datos.$C$5];&quot;&quot;;[Datos.$C$11]-[.L602])">
            <text:p/>
          </table:table-cell>
          <table:table-cell table:style-name="ce73" table:formula="of:=IF([.$N602]&gt;[Datos.$C$4]*12+[Datos.$C$5];&quot;&quot;;[.J601]*[Datos.$C$15])">
            <text:p/>
          </table:table-cell>
          <table:table-cell table:formula="of:=IF([.$N602]=[Datos.$C$4]*12+[Datos.$C$5];HYPERLINK(&quot;http://interes.ax5.org/&quot;);&quot;&quot;)">
            <text:p/>
          </table:table-cell>
          <table:table-cell table:style-name="ce65" table:formula="of:=[.N601]+1" office:value-type="float" office:value="595">
            <text:p>5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3]&gt;[Datos.$C$4]*12+[Datos.$C$5];&quot;&quot;;[.D602]-[.E603])">
            <text:p/>
          </table:table-cell>
          <table:table-cell table:style-name="ce58" table:formula="of:=IF([.$N603]&gt;[Datos.$C$4]*12+[Datos.$C$5];&quot;&quot;;[Datos.$C$9]-[.F603])">
            <text:p/>
          </table:table-cell>
          <table:table-cell table:style-name="ce58" table:formula="of:=IF([.$N603]&gt;[Datos.$C$4]*12+[Datos.$C$5];&quot;&quot;;[.D602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603]&gt;[Datos.$C$4]*12+[Datos.$C$5];&quot;&quot;;[.J602]-[.K603])">
            <text:p/>
          </table:table-cell>
          <table:table-cell table:style-name="ce58" table:formula="of:=IF([.$N603]&gt;[Datos.$C$4]*12+[Datos.$C$5];&quot;&quot;;[Datos.$C$11]-[.L603])">
            <text:p/>
          </table:table-cell>
          <table:table-cell table:style-name="ce73" table:formula="of:=IF([.$N603]&gt;[Datos.$C$4]*12+[Datos.$C$5];&quot;&quot;;[.J602]*[Datos.$C$15])">
            <text:p/>
          </table:table-cell>
          <table:table-cell table:formula="of:=IF([.$N603]=[Datos.$C$4]*12+[Datos.$C$5];HYPERLINK(&quot;http://interes.ax5.org/&quot;);&quot;&quot;)">
            <text:p/>
          </table:table-cell>
          <table:table-cell table:style-name="ce65" table:formula="of:=[.N602]+1" office:value-type="float" office:value="596">
            <text:p>5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4]&gt;[Datos.$C$4]*12+[Datos.$C$5];&quot;&quot;;[.D603]-[.E604])">
            <text:p/>
          </table:table-cell>
          <table:table-cell table:style-name="ce58" table:formula="of:=IF([.$N604]&gt;[Datos.$C$4]*12+[Datos.$C$5];&quot;&quot;;[Datos.$C$9]-[.F604])">
            <text:p/>
          </table:table-cell>
          <table:table-cell table:style-name="ce58" table:formula="of:=IF([.$N604]&gt;[Datos.$C$4]*12+[Datos.$C$5];&quot;&quot;;[.D603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604]&gt;[Datos.$C$4]*12+[Datos.$C$5];&quot;&quot;;[.J603]-[.K604])">
            <text:p/>
          </table:table-cell>
          <table:table-cell table:style-name="ce58" table:formula="of:=IF([.$N604]&gt;[Datos.$C$4]*12+[Datos.$C$5];&quot;&quot;;[Datos.$C$11]-[.L604])">
            <text:p/>
          </table:table-cell>
          <table:table-cell table:style-name="ce73" table:formula="of:=IF([.$N604]&gt;[Datos.$C$4]*12+[Datos.$C$5];&quot;&quot;;[.J603]*[Datos.$C$15])">
            <text:p/>
          </table:table-cell>
          <table:table-cell table:formula="of:=IF([.$N604]=[Datos.$C$4]*12+[Datos.$C$5];HYPERLINK(&quot;http://interes.ax5.org/&quot;);&quot;&quot;)">
            <text:p/>
          </table:table-cell>
          <table:table-cell table:style-name="ce65" table:formula="of:=[.N603]+1" office:value-type="float" office:value="597">
            <text:p>5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5]&gt;[Datos.$C$4]*12+[Datos.$C$5];&quot;&quot;;[.D604]-[.E605])">
            <text:p/>
          </table:table-cell>
          <table:table-cell table:style-name="ce58" table:formula="of:=IF([.$N605]&gt;[Datos.$C$4]*12+[Datos.$C$5];&quot;&quot;;[Datos.$C$9]-[.F605])">
            <text:p/>
          </table:table-cell>
          <table:table-cell table:style-name="ce58" table:formula="of:=IF([.$N605]&gt;[Datos.$C$4]*12+[Datos.$C$5];&quot;&quot;;[.D604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605]&gt;[Datos.$C$4]*12+[Datos.$C$5];&quot;&quot;;[.J604]-[.K605])">
            <text:p/>
          </table:table-cell>
          <table:table-cell table:style-name="ce58" table:formula="of:=IF([.$N605]&gt;[Datos.$C$4]*12+[Datos.$C$5];&quot;&quot;;[Datos.$C$11]-[.L605])">
            <text:p/>
          </table:table-cell>
          <table:table-cell table:style-name="ce73" table:formula="of:=IF([.$N605]&gt;[Datos.$C$4]*12+[Datos.$C$5];&quot;&quot;;[.J604]*[Datos.$C$15])">
            <text:p/>
          </table:table-cell>
          <table:table-cell table:formula="of:=IF([.$N605]=[Datos.$C$4]*12+[Datos.$C$5];HYPERLINK(&quot;http://interes.ax5.org/&quot;);&quot;&quot;)">
            <text:p/>
          </table:table-cell>
          <table:table-cell table:style-name="ce65" table:formula="of:=[.N604]+1" office:value-type="float" office:value="598">
            <text:p>5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6]&gt;[Datos.$C$4]*12+[Datos.$C$5];&quot;&quot;;[.D605]-[.E606])">
            <text:p/>
          </table:table-cell>
          <table:table-cell table:style-name="ce58" table:formula="of:=IF([.$N606]&gt;[Datos.$C$4]*12+[Datos.$C$5];&quot;&quot;;[Datos.$C$9]-[.F606])">
            <text:p/>
          </table:table-cell>
          <table:table-cell table:style-name="ce58" table:formula="of:=IF([.$N606]&gt;[Datos.$C$4]*12+[Datos.$C$5];&quot;&quot;;[.D605]*[Datos.$C$14])">
            <text:p/>
          </table:table-cell>
          <table:table-cell table:style-name="ce58" table:number-columns-repeated="2"/>
          <table:table-cell table:style-name="ce65"/>
          <table:table-cell table:style-name="ce58" table:formula="of:=IF([.$N606]&gt;[Datos.$C$4]*12+[Datos.$C$5];&quot;&quot;;[.J605]-[.K606])">
            <text:p/>
          </table:table-cell>
          <table:table-cell table:style-name="ce58" table:formula="of:=IF([.$N606]&gt;[Datos.$C$4]*12+[Datos.$C$5];&quot;&quot;;[Datos.$C$11]-[.L606])">
            <text:p/>
          </table:table-cell>
          <table:table-cell table:style-name="ce73" table:formula="of:=IF([.$N606]&gt;[Datos.$C$4]*12+[Datos.$C$5];&quot;&quot;;[.J605]*[Datos.$C$15])">
            <text:p/>
          </table:table-cell>
          <table:table-cell table:formula="of:=IF([.$N606]=[Datos.$C$4]*12+[Datos.$C$5];HYPERLINK(&quot;http://interes.ax5.org/&quot;);&quot;&quot;)">
            <text:p/>
          </table:table-cell>
          <table:table-cell table:style-name="ce65" table:formula="of:=[.N605]+1" office:value-type="float" office:value="599">
            <text:p>599</text:p>
          </table:table-cell>
          <table:table-cell table:number-columns-repeated="3"/>
        </table:table-row>
        <table:table-row table:style-name="ro1">
          <table:table-cell/>
          <table:table-cell table:style-name="ce51" table:formula="of:=[.B595]+1" office:value-type="float" office:value="2064">
            <text:p>2064</text:p>
          </table:table-cell>
          <table:table-cell/>
          <table:table-cell table:style-name="ce59" table:formula="of:=IF([.$N607]&gt;[Datos.$C$4]*12+[Datos.$C$5];&quot;&quot;;[.D606]-[.E607])">
            <text:p/>
          </table:table-cell>
          <table:table-cell table:style-name="ce59" table:formula="of:=IF([.$N607]&gt;[Datos.$C$4]*12+[Datos.$C$5];&quot;&quot;;[Datos.$C$9]-[.F607])">
            <text:p/>
          </table:table-cell>
          <table:table-cell table:style-name="ce59" table:formula="of:=IF([.$N607]&gt;[Datos.$C$4]*12+[Datos.$C$5];&quot;&quot;;[.D606]*[Datos.$C$14])">
            <text:p/>
          </table:table-cell>
          <table:table-cell table:style-name="ce59" table:number-columns-repeated="2"/>
          <table:table-cell table:style-name="ce66"/>
          <table:table-cell table:style-name="ce59" table:formula="of:=IF([.$N607]&gt;[Datos.$C$4]*12+[Datos.$C$5];&quot;&quot;;[.J606]-[.K607])">
            <text:p/>
          </table:table-cell>
          <table:table-cell table:style-name="ce59" table:formula="of:=IF([.$N607]&gt;[Datos.$C$4]*12+[Datos.$C$5];&quot;&quot;;[Datos.$C$11]-[.L607])">
            <text:p/>
          </table:table-cell>
          <table:table-cell table:style-name="ce75" table:formula="of:=IF([.$N607]&gt;[Datos.$C$4]*12+[Datos.$C$5];&quot;&quot;;[.J606]*[Datos.$C$15])">
            <text:p/>
          </table:table-cell>
          <table:table-cell table:formula="of:=IF([.$N607]=[Datos.$C$4]*12+[Datos.$C$5];HYPERLINK(&quot;http://interes.ax5.org/&quot;);&quot;&quot;)">
            <text:p/>
          </table:table-cell>
          <table:table-cell table:style-name="ce66" table:formula="of:=[.N606]+1" office:value-type="float" office:value="600">
            <text:p>600</text:p>
          </table:table-cell>
          <table:table-cell table:number-columns-repeated="3"/>
        </table:table-row>
        <table:table-row table:style-name="ro1" table:number-rows-repeated="10479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iempo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11" table:number-columns-repeated="5" table:default-cell-style-name="Default"/>
        <table:table-row table:style-name="ro10">
          <table:table-cell table:number-columns-repeated="7"/>
        </table:table-row>
        <table:table-row table:style-name="ro11">
          <table:table-cell/>
          <table:table-cell>
            <draw:frame table:end-cell-address="Tiempo.J24" table:end-x="0.622in" table:end-y="0.0661in" draw:z-index="0" draw:style-name="gr2" svg:width="7.2972in" svg:height="3.7535in" svg:x="0.1374in" svg:y="0.039in">
              <draw:object draw:notify-on-update-of-ranges="Tiempo.B63:Tiempo.B93 Tiempo.C62:Tiempo.C62 Tiempo.C63:Tiempo.C93 Tiempo.D62:Tiempo.D62 Tiempo.D63:Tiempo.D93 Tiempo.E62:Tiempo.E62 Tiempo.E63:Tiempo.E93 Tiempo.F62:Tiempo.F62 Tiempo.F63:Tiempo.F93 Tiempo.G62:Tiempo.G62 Tiempo.G63:Tiempo.G9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1" table:number-rows-repeated="2">
          <table:table-cell table:number-columns-repeated="7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* Calculada usando la fórmula aproximada de los banco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9">
          <table:table-cell table:number-columns-repeated="3"/>
          <table:table-cell table:style-name="ce14" office:value-type="string">
            <text:p>Más información en:</text:p>
          </table:table-cell>
          <table:table-cell table:style-name="ce29" table:formula="of:=HYPERLINK(&quot;http://interes.ax5.org/&quot;)" office:value-type="string" office:string-value="http://interes.ax5.org/" table:number-columns-spanned="2" table:number-rows-spanned="1">
            <text:p>http://interes.ax5.org/</text:p>
          </table:table-cell>
          <table:covered-table-cell/>
          <table:table-cell/>
        </table:table-row>
        <table:table-row table:style-name="ro1" table:number-rows-repeated="4">
          <table:table-cell table:number-columns-repeated="7"/>
        </table:table-row>
        <table:table-row table:style-name="ro1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1" table:number-rows-repeated="4">
          <table:table-cell table:number-columns-repeated="7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2"/>
          <table:table-cell table:style-name="ce81" office:value-type="string" table:number-columns-spanned="5" table:number-rows-spanned="1">
            <text:p>Año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80" office:value-type="string" table:number-columns-spanned="1" table:number-rows-spanned="21">
            <text:p>Tipo de interés</text:p>
          </table:table-cell>
          <table:table-cell table:style-name="ce17" office:value-type="percentage" office:value="0">
            <text:p>0.0%</text:p>
          </table:table-cell>
          <table:table-cell table:style-name="ce40" table:formula="of:=-PMT([.$B63]/12;[.C$62]*12;[Datos.$C$3])" office:value-type="float" office:value="1.66666666666667">
            <text:p>1.67</text:p>
          </table:table-cell>
          <table:table-cell table:style-name="ce40" table:formula="of:=-PMT([.$B63]/12;[.D$62]*12;[Datos.$C$3])" office:value-type="float" office:value="2.08333333333333">
            <text:p>2.08</text:p>
          </table:table-cell>
          <table:table-cell table:style-name="ce40" table:formula="of:=-PMT([.$B63]/12;[.E$62]*12;[Datos.$C$3])" office:value-type="float" office:value="2.77777777777778">
            <text:p>2.78</text:p>
          </table:table-cell>
          <table:table-cell table:style-name="ce40" table:formula="of:=-PMT([.$B63]/12;[.F$62]*12;[Datos.$C$3])" office:value-type="float" office:value="4.16666666666667">
            <text:p>4.17</text:p>
          </table:table-cell>
          <table:table-cell table:style-name="ce40" table:formula="of:=-PMT([.$B63]/12;[.G$62]*12;[Datos.$C$3])" office:value-type="float" office:value="8.33333333333333">
            <text:p>8.33</text:p>
          </table:table-cell>
        </table:table-row>
        <table:table-row table:style-name="ro1">
          <table:covered-table-cell/>
          <table:table-cell table:style-name="ce17" table:formula="of:=[.B63]+0.005" office:value-type="percentage" office:value="0.005">
            <text:p>0.5%</text:p>
          </table:table-cell>
          <table:table-cell table:style-name="ce40" table:formula="of:=-PMT([.$B64]/12;[.C$62]*12;[Datos.$C$3])" office:value-type="float" office:value="1.8840169225473">
            <text:p>1.88</text:p>
          </table:table-cell>
          <table:table-cell table:style-name="ce40" table:formula="of:=-PMT([.$B64]/12;[.D$62]*12;[Datos.$C$3])" office:value-type="float" office:value="2.29903904005951">
            <text:p>2.30</text:p>
          </table:table-cell>
          <table:table-cell table:style-name="ce40" table:formula="of:=-PMT([.B64]/12;[.E$62]*12;[Datos.$C$3])" office:value-type="float" office:value="2.99189507234038">
            <text:p>2.99</text:p>
          </table:table-cell>
          <table:table-cell table:style-name="ce40" table:formula="of:=-PMT([.$B64]/12;[.F$62]*12;[Datos.$C$3])" office:value-type="float" office:value="4.37933891612536">
            <text:p>4.38</text:p>
          </table:table-cell>
          <table:table-cell table:style-name="ce40" table:formula="of:=-PMT([.$B64]/12;[.G$62]*12;[Datos.$C$3])" office:value-type="float" office:value="8.54513833447288">
            <text:p>8.55</text:p>
          </table:table-cell>
        </table:table-row>
        <table:table-row table:style-name="ro1">
          <table:covered-table-cell/>
          <table:table-cell table:style-name="ce17" table:formula="of:=[.B64]+0.005" office:value-type="percentage" office:value="0.01">
            <text:p>1.0%</text:p>
          </table:table-cell>
          <table:table-cell table:style-name="ce40" table:formula="of:=-PMT([.$B65]/12;[.C$62]*12;[Datos.$C$3])" office:value-type="float" office:value="2.11859180281444">
            <text:p>2.12</text:p>
          </table:table-cell>
          <table:table-cell table:style-name="ce40" table:formula="of:=-PMT([.$B65]/12;[.D$62]*12;[Datos.$C$3])" office:value-type="float" office:value="2.52856044407974">
            <text:p>2.53</text:p>
          </table:table-cell>
          <table:table-cell table:style-name="ce40" table:formula="of:=-PMT([.B65]/12;[.E$62]*12;[Datos.$C$3])" office:value-type="float" office:value="3.2163952044647">
            <text:p>3.22</text:p>
          </table:table-cell>
          <table:table-cell table:style-name="ce40" table:formula="of:=-PMT([.$B65]/12;[.F$62]*12;[Datos.$C$3])" office:value-type="float" office:value="4.59894306957797">
            <text:p>4.60</text:p>
          </table:table-cell>
          <table:table-cell table:style-name="ce40" table:formula="of:=-PMT([.$B65]/12;[.G$62]*12;[Datos.$C$3])" office:value-type="float" office:value="8.76041213701528">
            <text:p>8.76</text:p>
          </table:table-cell>
        </table:table-row>
        <table:table-row table:style-name="ro1">
          <table:covered-table-cell/>
          <table:table-cell table:style-name="ce17" table:formula="of:=[.B65]+0.005" office:value-type="percentage" office:value="0.015">
            <text:p>1.5%</text:p>
          </table:table-cell>
          <table:table-cell table:style-name="ce40" table:formula="of:=-PMT([.$B66]/12;[.C$62]*12;[Datos.$C$3])" office:value-type="float" office:value="2.37006292161021">
            <text:p>2.37</text:p>
          </table:table-cell>
          <table:table-cell table:style-name="ce40" table:formula="of:=-PMT([.$B66]/12;[.D$62]*12;[Datos.$C$3])" office:value-type="float" office:value="2.77172499341005">
            <text:p>2.77</text:p>
          </table:table-cell>
          <table:table-cell table:style-name="ce40" table:formula="of:=-PMT([.B66]/12;[.E$62]*12;[Datos.$C$3])" office:value-type="float" office:value="3.45120210457627">
            <text:p>3.45</text:p>
          </table:table-cell>
          <table:table-cell table:style-name="ce40" table:formula="of:=-PMT([.$B66]/12;[.F$62]*12;[Datos.$C$3])" office:value-type="float" office:value="4.82545408881953">
            <text:p>4.83</text:p>
          </table:table-cell>
          <table:table-cell table:style-name="ce40" table:formula="of:=-PMT([.$B66]/12;[.G$62]*12;[Datos.$C$3])" office:value-type="float" office:value="8.97914997950299">
            <text:p>8.98</text:p>
          </table:table-cell>
        </table:table-row>
        <table:table-row table:style-name="ro1">
          <table:covered-table-cell/>
          <table:table-cell table:style-name="ce17" table:formula="of:=[.B66]+0.005" office:value-type="percentage" office:value="0.02">
            <text:p>2.0%</text:p>
          </table:table-cell>
          <table:table-cell table:style-name="ce40" table:formula="of:=-PMT([.$B67]/12;[.C$62]*12;[Datos.$C$3])" office:value-type="float" office:value="2.63790629044256">
            <text:p>2.64</text:p>
          </table:table-cell>
          <table:table-cell table:style-name="ce40" table:formula="of:=-PMT([.$B67]/12;[.D$62]*12;[Datos.$C$3])" office:value-type="float" office:value="3.02825639142854">
            <text:p>3.03</text:p>
          </table:table-cell>
          <table:table-cell table:style-name="ce40" table:formula="of:=-PMT([.B67]/12;[.E$62]*12;[Datos.$C$3])" office:value-type="float" office:value="3.69619472688821">
            <text:p>3.70</text:p>
          </table:table-cell>
          <table:table-cell table:style-name="ce40" table:formula="of:=-PMT([.$B67]/12;[.F$62]*12;[Datos.$C$3])" office:value-type="float" office:value="5.05883335045117">
            <text:p>5.06</text:p>
          </table:table-cell>
          <table:table-cell table:style-name="ce40" table:formula="of:=-PMT([.$B67]/12;[.G$62]*12;[Datos.$C$3])" office:value-type="float" office:value="9.20134538425607">
            <text:p>9.20</text:p>
          </table:table-cell>
        </table:table-row>
        <table:table-row table:style-name="ro1">
          <table:covered-table-cell/>
          <table:table-cell table:style-name="ce17" table:formula="of:=[.B67]+0.005" office:value-type="percentage" office:value="0.025">
            <text:p>2.5%</text:p>
          </table:table-cell>
          <table:table-cell table:style-name="ce40" table:formula="of:=-PMT([.$B68]/12;[.C$62]*12;[Datos.$C$3])" office:value-type="float" office:value="2.92142451309268">
            <text:p>2.92</text:p>
          </table:table-cell>
          <table:table-cell table:style-name="ce40" table:formula="of:=-PMT([.$B68]/12;[.D$62]*12;[Datos.$C$3])" office:value-type="float" office:value="3.29778227285288">
            <text:p>3.30</text:p>
          </table:table-cell>
          <table:table-cell table:style-name="ce40" table:formula="of:=-PMT([.B68]/12;[.E$62]*12;[Datos.$C$3])" office:value-type="float" office:value="3.95120898817732">
            <text:p>3.95</text:p>
          </table:table-cell>
          <table:table-cell table:style-name="ce40" table:formula="of:=-PMT([.$B68]/12;[.F$62]*12;[Datos.$C$3])" office:value-type="float" office:value="5.2990289303223">
            <text:p>5.30</text:p>
          </table:table-cell>
          <table:table-cell table:style-name="ce40" table:formula="of:=-PMT([.$B68]/12;[.G$62]*12;[Datos.$C$3])" office:value-type="float" office:value="9.42699017039646">
            <text:p>9.43</text:p>
          </table:table-cell>
        </table:table-row>
        <table:table-row table:style-name="ro1">
          <table:covered-table-cell/>
          <table:table-cell table:style-name="ce17" table:formula="of:=[.B68]+0.005" office:value-type="percentage" office:value="0.03">
            <text:p>3.0%</text:p>
          </table:table-cell>
          <table:table-cell table:style-name="ce40" table:formula="of:=-PMT([.$B69]/12;[.C$62]*12;[Datos.$C$3])" office:value-type="float" office:value="3.21977497960265">
            <text:p>3.22</text:p>
          </table:table-cell>
          <table:table-cell table:style-name="ce40" table:formula="of:=-PMT([.$B69]/12;[.D$62]*12;[Datos.$C$3])" office:value-type="float" office:value="3.57984422028733">
            <text:p>3.58</text:p>
          </table:table-cell>
          <table:table-cell table:style-name="ce40" table:formula="of:=-PMT([.B69]/12;[.E$62]*12;[Datos.$C$3])" office:value-type="float" office:value="4.2160403372945">
            <text:p>4.22</text:p>
          </table:table-cell>
          <table:table-cell table:style-name="ce40" table:formula="of:=-PMT([.$B69]/12;[.F$62]*12;[Datos.$C$3])" office:value-type="float" office:value="5.54597597853912">
            <text:p>5.55</text:p>
          </table:table-cell>
          <table:table-cell table:style-name="ce40" table:formula="of:=-PMT([.$B69]/12;[.G$62]*12;[Datos.$C$3])" office:value-type="float" office:value="9.65607446983895">
            <text:p>9.66</text:p>
          </table:table-cell>
        </table:table-row>
        <table:table-row table:style-name="ro1">
          <table:covered-table-cell/>
          <table:table-cell table:style-name="ce17" table:formula="of:=[.B69]+0.005" office:value-type="percentage" office:value="0.035">
            <text:p>3.5%</text:p>
          </table:table-cell>
          <table:table-cell table:style-name="ce40" table:formula="of:=-PMT([.$B70]/12;[.C$62]*12;[Datos.$C$3])" office:value-type="float" office:value="3.53200191288694">
            <text:p>3.53</text:p>
          </table:table-cell>
          <table:table-cell table:style-name="ce40" table:formula="of:=-PMT([.$B70]/12;[.D$62]*12;[Datos.$C$3])" office:value-type="float" office:value="3.87390960761794">
            <text:p>3.87</text:p>
          </table:table-cell>
          <table:table-cell table:style-name="ce40" table:formula="of:=-PMT([.B70]/12;[.E$62]*12;[Datos.$C$3])" office:value-type="float" office:value="4.49044687808825">
            <text:p>4.49</text:p>
          </table:table-cell>
          <table:table-cell table:style-name="ce40" table:formula="of:=-PMT([.$B70]/12;[.F$62]*12;[Datos.$C$3])" office:value-type="float" office:value="5.79959717983093">
            <text:p>5.80</text:p>
          </table:table-cell>
          <table:table-cell table:style-name="ce40" table:formula="of:=-PMT([.$B70]/12;[.G$62]*12;[Datos.$C$3])" office:value-type="float" office:value="9.88858674619033">
            <text:p>9.89</text:p>
          </table:table-cell>
        </table:table-row>
        <table:table-row table:style-name="ro1">
          <table:covered-table-cell/>
          <table:table-cell table:style-name="ce17" table:formula="of:=[.B70]+0.005" office:value-type="percentage" office:value="0.04">
            <text:p>4.0%</text:p>
          </table:table-cell>
          <table:table-cell table:style-name="ce40" table:formula="of:=-PMT([.$B71]/12;[.C$62]*12;[Datos.$C$3])" office:value-type="float" office:value="3.85707002289879">
            <text:p>3.86</text:p>
          </table:table-cell>
          <table:table-cell table:style-name="ce40" table:formula="of:=-PMT([.$B71]/12;[.D$62]*12;[Datos.$C$3])" office:value-type="float" office:value="4.17938469403814">
            <text:p>4.18</text:p>
          </table:table-cell>
          <table:table-cell table:style-name="ce40" table:formula="of:=-PMT([.B71]/12;[.E$62]*12;[Datos.$C$3])" office:value-type="float" office:value="4.7741529546546">
            <text:p>4.77</text:p>
          </table:table-cell>
          <table:table-cell table:style-name="ce40" table:formula="of:=-PMT([.$B71]/12;[.F$62]*12;[Datos.$C$3])" office:value-type="float" office:value="6.05980329299419">
            <text:p>6.06</text:p>
          </table:table-cell>
          <table:table-cell table:style-name="ce40" table:formula="of:=-PMT([.$B71]/12;[.G$62]*12;[Datos.$C$3])" office:value-type="float" office:value="10.1245138164882">
            <text:p>10.12</text:p>
          </table:table-cell>
        </table:table-row>
        <table:table-row table:style-name="ro1">
          <table:covered-table-cell/>
          <table:table-cell table:style-name="ce17" table:formula="of:=[.B71]+0.005" office:value-type="percentage" office:value="0.045">
            <text:p>4.5%</text:p>
          </table:table-cell>
          <table:table-cell table:style-name="ce40" table:formula="of:=-PMT([.$B72]/12;[.C$62]*12;[Datos.$C$3])" office:value-type="float" office:value="4.19389766097748">
            <text:p>4.19</text:p>
          </table:table-cell>
          <table:table-cell table:style-name="ce40" table:formula="of:=-PMT([.$B72]/12;[.D$62]*12;[Datos.$C$3])" office:value-type="float" office:value="4.49562837344889">
            <text:p>4.50</text:p>
          </table:table-cell>
          <table:table-cell table:style-name="ce40" table:formula="of:=-PMT([.B72]/12;[.E$62]*12;[Datos.$C$3])" office:value-type="float" office:value="5.06685309825881">
            <text:p>5.07</text:p>
          </table:table-cell>
          <table:table-cell table:style-name="ce40" table:formula="of:=-PMT([.$B72]/12;[.F$62]*12;[Datos.$C$3])" office:value-type="float" office:value="6.32649376219962">
            <text:p>6.33</text:p>
          </table:table-cell>
          <table:table-cell table:style-name="ce40" table:formula="of:=-PMT([.$B72]/12;[.G$62]*12;[Datos.$C$3])" office:value-type="float" office:value="10.3638408757015">
            <text:p>10.36</text:p>
          </table:table-cell>
        </table:table-row>
        <table:table-row table:style-name="ro1">
          <table:covered-table-cell/>
          <table:table-cell table:style-name="ce17" table:formula="of:=[.B72]+0.005" office:value-type="percentage" office:value="0.05">
            <text:p>5.0%</text:p>
          </table:table-cell>
          <table:table-cell table:style-name="ce40" table:formula="of:=-PMT([.$B73]/12;[.C$62]*12;[Datos.$C$3])" office:value-type="float" office:value="4.54138769097605">
            <text:p>4.54</text:p>
          </table:table-cell>
          <table:table-cell table:style-name="ce40" table:formula="of:=-PMT([.$B73]/12;[.D$62]*12;[Datos.$C$3])" office:value-type="float" office:value="4.82196600579563">
            <text:p>4.82</text:p>
          </table:table-cell>
          <table:table-cell table:style-name="ce40" table:formula="of:=-PMT([.B73]/12;[.E$62]*12;[Datos.$C$3])" office:value-type="float" office:value="5.36821623012139">
            <text:p>5.37</text:p>
          </table:table-cell>
          <table:table-cell table:style-name="ce40" table:formula="of:=-PMT([.$B73]/12;[.F$62]*12;[Datos.$C$3])" office:value-type="float" office:value="6.59955739216657">
            <text:p>6.60</text:p>
          </table:table-cell>
          <table:table-cell table:style-name="ce40" table:formula="of:=-PMT([.$B73]/12;[.G$62]*12;[Datos.$C$3])" office:value-type="float" office:value="10.6065515239075">
            <text:p>10.61</text:p>
          </table:table-cell>
        </table:table-row>
        <table:table-row table:style-name="ro1">
          <table:covered-table-cell/>
          <table:table-cell table:style-name="ce17" table:formula="of:=[.B73]+0.005" office:value-type="percentage" office:value="0.055">
            <text:p>5.5%</text:p>
          </table:table-cell>
          <table:table-cell table:style-name="ce40" table:formula="of:=-PMT([.$B74]/12;[.C$62]*12;[Datos.$C$3])" office:value-type="float" office:value="4.89845473512932">
            <text:p>4.90</text:p>
          </table:table-cell>
          <table:table-cell table:style-name="ce40" table:formula="of:=-PMT([.$B74]/12;[.D$62]*12;[Datos.$C$3])" office:value-type="float" office:value="5.15770281323775">
            <text:p>5.16</text:p>
          </table:table-cell>
          <table:table-cell table:style-name="ce40" table:formula="of:=-PMT([.B74]/12;[.E$62]*12;[Datos.$C$3])" office:value-type="float" office:value="5.67789001347003">
            <text:p>5.68</text:p>
          </table:table-cell>
          <table:table-cell table:style-name="ce40" table:formula="of:=-PMT([.$B74]/12;[.F$62]*12;[Datos.$C$3])" office:value-type="float" office:value="6.87887307859239">
            <text:p>6.88</text:p>
          </table:table-cell>
          <table:table-cell table:style-name="ce40" table:formula="of:=-PMT([.$B74]/12;[.G$62]*12;[Datos.$C$3])" office:value-type="float" office:value="10.8526277960481">
            <text:p>10.85</text:p>
          </table:table-cell>
        </table:table-row>
        <table:table-row table:style-name="ro1">
          <table:covered-table-cell/>
          <table:table-cell table:style-name="ce17" table:formula="of:=[.B74]+0.005" office:value-type="percentage" office:value="0.06">
            <text:p>6.0%</text:p>
          </table:table-cell>
          <table:table-cell table:style-name="ce40" table:formula="of:=-PMT([.$B75]/12;[.C$62]*12;[Datos.$C$3])" office:value-type="float" office:value="5.26404793886394">
            <text:p>5.26</text:p>
          </table:table-cell>
          <table:table-cell table:style-name="ce40" table:formula="of:=-PMT([.$B75]/12;[.D$62]*12;[Datos.$C$3])" office:value-type="float" office:value="5.5021364060405">
            <text:p>5.50</text:p>
          </table:table-cell>
          <table:table-cell table:style-name="ce40" table:formula="of:=-PMT([.B75]/12;[.E$62]*12;[Datos.$C$3])" office:value-type="float" office:value="5.99550525152752">
            <text:p>6.00</text:p>
          </table:table-cell>
          <table:table-cell table:style-name="ce40" table:formula="of:=-PMT([.$B75]/12;[.F$62]*12;[Datos.$C$3])" office:value-type="float" office:value="7.16431058478165">
            <text:p>7.16</text:p>
          </table:table-cell>
          <table:table-cell table:style-name="ce40" table:formula="of:=-PMT([.$B75]/12;[.G$62]*12;[Datos.$C$3])" office:value-type="float" office:value="11.1020501941649">
            <text:p>11.10</text:p>
          </table:table-cell>
        </table:table-row>
        <table:table-row table:style-name="ro1">
          <table:covered-table-cell/>
          <table:table-cell table:style-name="ce17" table:formula="of:=[.B75]+0.005" office:value-type="percentage" office:value="0.065">
            <text:p>6.5%</text:p>
          </table:table-cell>
          <table:table-cell table:style-name="ce40" table:formula="of:=-PMT([.$B76]/12;[.C$62]*12;[Datos.$C$3])" office:value-type="float" office:value="5.63716886641595">
            <text:p>5.64</text:p>
          </table:table-cell>
          <table:table-cell table:style-name="ce40" table:formula="of:=-PMT([.$B76]/12;[.D$62]*12;[Datos.$C$3])" office:value-type="float" office:value="5.85456810074862">
            <text:p>5.85</text:p>
          </table:table-cell>
          <table:table-cell table:style-name="ce40" table:formula="of:=-PMT([.B76]/12;[.E$62]*12;[Datos.$C$3])" office:value-type="float" office:value="6.32068023492964">
            <text:p>6.32</text:p>
          </table:table-cell>
          <table:table-cell table:style-name="ce40" table:formula="of:=-PMT([.$B76]/12;[.F$62]*12;[Datos.$C$3])" office:value-type="float" office:value="7.45573135515097">
            <text:p>7.46</text:p>
          </table:table-cell>
          <table:table-cell table:style-name="ce40" table:formula="of:=-PMT([.$B76]/12;[.G$62]*12;[Datos.$C$3])" office:value-type="float" office:value="11.3547977220026">
            <text:p>11.35</text:p>
          </table:table-cell>
        </table:table-row>
        <table:table-row table:style-name="ro1">
          <table:covered-table-cell/>
          <table:table-cell table:style-name="ce17" table:formula="of:=[.B76]+0.005" office:value-type="percentage" office:value="0.07">
            <text:p>7.0%</text:p>
          </table:table-cell>
          <table:table-cell table:style-name="ce40" table:formula="of:=-PMT([.$B77]/12;[.C$62]*12;[Datos.$C$3])" office:value-type="float" office:value="6.01688454174894">
            <text:p>6.02</text:p>
          </table:table-cell>
          <table:table-cell table:style-name="ce40" table:formula="of:=-PMT([.$B77]/12;[.D$62]*12;[Datos.$C$3])" office:value-type="float" office:value="6.21431279672489">
            <text:p>6.21</text:p>
          </table:table-cell>
          <table:table-cell table:style-name="ce40" table:formula="of:=-PMT([.B77]/12;[.E$62]*12;[Datos.$C$3])" office:value-type="float" office:value="6.65302495179183">
            <text:p>6.65</text:p>
          </table:table-cell>
          <table:table-cell table:style-name="ce40" table:formula="of:=-PMT([.$B77]/12;[.F$62]*12;[Datos.$C$3])" office:value-type="float" office:value="7.75298935618874">
            <text:p>7.75</text:p>
          </table:table-cell>
          <table:table-cell table:style-name="ce40" table:formula="of:=-PMT([.$B77]/12;[.G$62]*12;[Datos.$C$3])" office:value-type="float" office:value="11.6108479218624">
            <text:p>11.61</text:p>
          </table:table-cell>
        </table:table-row>
        <table:table-row table:style-name="ro1">
          <table:covered-table-cell/>
          <table:table-cell table:style-name="ce17" table:formula="of:=[.B77]+0.005" office:value-type="percentage" office:value="0.075">
            <text:p>7.5%</text:p>
          </table:table-cell>
          <table:table-cell table:style-name="ce40" table:formula="of:=-PMT([.$B78]/12;[.C$62]*12;[Datos.$C$3])" office:value-type="float" office:value="6.40233596018043">
            <text:p>6.40</text:p>
          </table:table-cell>
          <table:table-cell table:style-name="ce40" table:formula="of:=-PMT([.$B78]/12;[.D$62]*12;[Datos.$C$3])" office:value-type="float" office:value="6.58070727789121">
            <text:p>6.58</text:p>
          </table:table-cell>
          <table:table-cell table:style-name="ce40" table:formula="of:=-PMT([.B78]/12;[.E$62]*12;[Datos.$C$3])" office:value-type="float" office:value="6.99214508552779">
            <text:p>6.99</text:p>
          </table:table-cell>
          <table:table-cell table:style-name="ce40" table:formula="of:=-PMT([.$B78]/12;[.F$62]*12;[Datos.$C$3])" office:value-type="float" office:value="8.05593193551807">
            <text:p>8.06</text:p>
          </table:table-cell>
          <table:table-cell table:style-name="ce40" table:formula="of:=-PMT([.$B78]/12;[.G$62]*12;[Datos.$C$3])" office:value-type="float" office:value="11.8701769135854">
            <text:p>11.87</text:p>
          </table:table-cell>
        </table:table-row>
        <table:table-row table:style-name="ro1">
          <table:covered-table-cell/>
          <table:table-cell table:style-name="ce17" table:formula="of:=[.B78]+0.005" office:value-type="percentage" office:value="0.08">
            <text:p>8.0%</text:p>
          </table:table-cell>
          <table:table-cell table:style-name="ce40" table:formula="of:=-PMT([.$B79]/12;[.C$62]*12;[Datos.$C$3])" office:value-type="float" office:value="6.79274260698675">
            <text:p>6.79</text:p>
          </table:table-cell>
          <table:table-cell table:style-name="ce40" table:formula="of:=-PMT([.$B79]/12;[.D$62]*12;[Datos.$C$3])" office:value-type="float" office:value="6.95311689774733">
            <text:p>6.95</text:p>
          </table:table-cell>
          <table:table-cell table:style-name="ce40" table:formula="of:=-PMT([.B79]/12;[.E$62]*12;[Datos.$C$3])" office:value-type="float" office:value="7.33764573879376">
            <text:p>7.34</text:p>
          </table:table-cell>
          <table:table-cell table:style-name="ce40" table:formula="of:=-PMT([.$B79]/12;[.F$62]*12;[Datos.$C$3])" office:value-type="float" office:value="8.36440068993463">
            <text:p>8.36</text:p>
          </table:table-cell>
          <table:table-cell table:style-name="ce40" table:formula="of:=-PMT([.$B79]/12;[.G$62]*12;[Datos.$C$3])" office:value-type="float" office:value="12.1327594355357">
            <text:p>12.13</text:p>
          </table:table-cell>
        </table:table-row>
        <table:table-row table:style-name="ro1">
          <table:covered-table-cell/>
          <table:table-cell table:style-name="ce17" table:formula="of:=[.B79]+0.005" office:value-type="percentage" office:value="0.085">
            <text:p>8.5%</text:p>
          </table:table-cell>
          <table:table-cell table:style-name="ce40" table:formula="of:=-PMT([.$B80]/12;[.C$62]*12;[Datos.$C$3])" office:value-type="float" office:value="7.1874036359407">
            <text:p>7.19</text:p>
          </table:table-cell>
          <table:table-cell table:style-name="ce40" table:formula="of:=-PMT([.$B80]/12;[.D$62]*12;[Datos.$C$3])" office:value-type="float" office:value="7.33094068288751">
            <text:p>7.33</text:p>
          </table:table-cell>
          <table:table-cell table:style-name="ce40" table:formula="of:=-PMT([.B80]/12;[.E$62]*12;[Datos.$C$3])" office:value-type="float" office:value="7.68913483584334">
            <text:p>7.69</text:p>
          </table:table-cell>
          <table:table-cell table:style-name="ce40" table:formula="of:=-PMT([.$B80]/12;[.F$62]*12;[Datos.$C$3])" office:value-type="float" office:value="8.67823233365534">
            <text:p>8.68</text:p>
          </table:table-cell>
          <table:table-cell table:style-name="ce40" table:formula="of:=-PMT([.$B80]/12;[.G$62]*12;[Datos.$C$3])" office:value-type="float" office:value="12.3985688874511">
            <text:p>12.40</text:p>
          </table:table-cell>
        </table:table-row>
        <table:table-row table:style-name="ro1">
          <table:covered-table-cell/>
          <table:table-cell table:style-name="ce17" table:formula="of:=[.B80]+0.005" office:value-type="percentage" office:value="0.09">
            <text:p>9.0%</text:p>
          </table:table-cell>
          <table:table-cell table:style-name="ce40" table:formula="of:=-PMT([.$B81]/12;[.C$62]*12;[Datos.$C$3])" office:value-type="float" office:value="7.58569639821584">
            <text:p>7.59</text:p>
          </table:table-cell>
          <table:table-cell table:style-name="ce40" table:formula="of:=-PMT([.$B81]/12;[.D$62]*12;[Datos.$C$3])" office:value-type="float" office:value="7.71361495086446">
            <text:p>7.71</text:p>
          </table:table-cell>
          <table:table-cell table:style-name="ce40" table:formula="of:=-PMT([.B81]/12;[.E$62]*12;[Datos.$C$3])" office:value-type="float" office:value="8.04622616944783">
            <text:p>8.05</text:p>
          </table:table-cell>
          <table:table-cell table:style-name="ce40" table:formula="of:=-PMT([.$B81]/12;[.F$62]*12;[Datos.$C$3])" office:value-type="float" office:value="8.99725955850173">
            <text:p>9.00</text:p>
          </table:table-cell>
          <table:table-cell table:style-name="ce40" table:formula="of:=-PMT([.$B81]/12;[.G$62]*12;[Datos.$C$3])" office:value-type="float" office:value="12.667577375025">
            <text:p>12.67</text:p>
          </table:table-cell>
        </table:table-row>
        <table:table-row table:style-name="ro1">
          <table:covered-table-cell/>
          <table:table-cell table:style-name="ce17" table:formula="of:=[.B81]+0.005" office:value-type="percentage" office:value="0.095">
            <text:p>9.5%</text:p>
          </table:table-cell>
          <table:table-cell table:style-name="ce40" table:formula="of:=-PMT([.$B82]/12;[.C$62]*12;[Datos.$C$3])" office:value-type="float" office:value="7.98707298956496">
            <text:p>7.99</text:p>
          </table:table-cell>
          <table:table-cell table:style-name="ce40" table:formula="of:=-PMT([.$B82]/12;[.D$62]*12;[Datos.$C$3])" office:value-type="float" office:value="8.10061558181775">
            <text:p>8.10</text:p>
          </table:table-cell>
          <table:table-cell table:style-name="ce40" table:formula="of:=-PMT([.B82]/12;[.E$62]*12;[Datos.$C$3])" office:value-type="float" office:value="8.40854207178748">
            <text:p>8.41</text:p>
          </table:table-cell>
          <table:table-cell table:style-name="ce40" table:formula="of:=-PMT([.$B82]/12;[.F$62]*12;[Datos.$C$3])" office:value-type="float" office:value="9.32131187833518">
            <text:p>9.32</text:p>
          </table:table-cell>
          <table:table-cell table:style-name="ce40" table:formula="of:=-PMT([.$B82]/12;[.G$62]*12;[Datos.$C$3])" office:value-type="float" office:value="12.9397557560777">
            <text:p>12.94</text:p>
          </table:table-cell>
        </table:table-row>
        <table:table-row table:style-name="ro1">
          <table:covered-table-cell/>
          <table:table-cell table:style-name="ce17" table:formula="of:=[.B82]+0.005" office:value-type="percentage" office:value="0.1">
            <text:p>10.0%</text:p>
          </table:table-cell>
          <table:table-cell table:style-name="ce40" table:formula="of:=-PMT([.$B83]/12;[.C$62]*12;[Datos.$C$3])" office:value-type="float" office:value="8.391055420752">
            <text:p>8.39</text:p>
          </table:table-cell>
          <table:table-cell table:style-name="ce40" table:formula="of:=-PMT([.$B83]/12;[.D$62]*12;[Datos.$C$3])" office:value-type="float" office:value="8.49145911072189">
            <text:p>8.49</text:p>
          </table:table-cell>
          <table:table-cell table:style-name="ce40" table:formula="of:=-PMT([.B83]/12;[.E$62]*12;[Datos.$C$3])" office:value-type="float" office:value="8.77571570088799">
            <text:p>8.78</text:p>
          </table:table-cell>
          <table:table-cell table:style-name="ce40" table:formula="of:=-PMT([.$B83]/12;[.F$62]*12;[Datos.$C$3])" office:value-type="float" office:value="9.65021645074008">
            <text:p>9.65</text:p>
          </table:table-cell>
          <table:table-cell table:style-name="ce40" table:formula="of:=-PMT([.$B83]/12;[.G$62]*12;[Datos.$C$3])" office:value-type="float" office:value="13.2150736881762">
            <text:p>13.22</text:p>
          </table:table-cell>
        </table:table-row>
        <table:table-row table:style-name="ro1">
          <table:table-cell/>
          <table:table-cell table:style-name="ce17" table:formula="of:=[.B83]+0.005" office:value-type="percentage" office:value="0.105">
            <text:p>10.5%</text:p>
          </table:table-cell>
          <table:table-cell table:style-name="ce40" table:formula="of:=-PMT([.$B84]/12;[.C$62]*12;[Datos.$C$3])" office:value-type="float" office:value="8.79722993034283">
            <text:p>8.80</text:p>
          </table:table-cell>
          <table:table-cell table:style-name="ce40" table:formula="of:=-PMT([.$B84]/12;[.D$62]*12;[Datos.$C$3])" office:value-type="float" office:value="8.88570282035656">
            <text:p>8.89</text:p>
          </table:table-cell>
          <table:table-cell table:style-name="ce40" table:formula="of:=-PMT([.B84]/12;[.E$62]*12;[Datos.$C$3])" office:value-type="float" office:value="9.14739294493072">
            <text:p>9.15</text:p>
          </table:table-cell>
          <table:table-cell table:style-name="ce40" table:formula="of:=-PMT([.$B84]/12;[.F$62]*12;[Datos.$C$3])" office:value-type="float" office:value="9.98379886969495">
            <text:p>9.98</text:p>
          </table:table-cell>
          <table:table-cell table:style-name="ce40" table:formula="of:=-PMT([.$B84]/12;[.G$62]*12;[Datos.$C$3])" office:value-type="float" office:value="13.4934996775547">
            <text:p>13.49</text:p>
          </table:table-cell>
        </table:table-row>
        <table:table-row table:style-name="ro1">
          <table:table-cell/>
          <table:table-cell table:style-name="ce17" table:formula="of:=[.B84]+0.005" office:value-type="percentage" office:value="0.11">
            <text:p>11.0%</text:p>
          </table:table-cell>
          <table:table-cell table:style-name="ce40" table:formula="of:=-PMT([.$B85]/12;[.C$62]*12;[Datos.$C$3])" office:value-type="float" office:value="9.20524086414295">
            <text:p>9.21</text:p>
          </table:table-cell>
          <table:table-cell table:style-name="ce40" table:formula="of:=-PMT([.$B85]/12;[.D$62]*12;[Datos.$C$3])" office:value-type="float" office:value="9.28294401667503">
            <text:p>9.28</text:p>
          </table:table-cell>
          <table:table-cell table:style-name="ce40" table:formula="of:=-PMT([.B85]/12;[.E$62]*12;[Datos.$C$3])" office:value-type="float" office:value="9.523233955894">
            <text:p>9.52</text:p>
          </table:table-cell>
          <table:table-cell table:style-name="ce40" table:formula="of:=-PMT([.$B85]/12;[.F$62]*12;[Datos.$C$3])" office:value-type="float" office:value="10.3218839237606">
            <text:p>10.32</text:p>
          </table:table-cell>
          <table:table-cell table:style-name="ce40" table:formula="of:=-PMT([.$B85]/12;[.G$62]*12;[Datos.$C$3])" office:value-type="float" office:value="13.7750011291923">
            <text:p>13.78</text:p>
          </table:table-cell>
        </table:table-row>
        <table:table-row table:style-name="ro1">
          <table:table-cell/>
          <table:table-cell table:style-name="ce17" table:formula="of:=[.B85]+0.005" office:value-type="percentage" office:value="0.115">
            <text:p>11.5%</text:p>
          </table:table-cell>
          <table:table-cell table:style-name="ce40" table:formula="of:=-PMT([.$B86]/12;[.C$62]*12;[Datos.$C$3])" office:value-type="float" office:value="9.61478445198071">
            <text:p>9.61</text:p>
          </table:table-cell>
          <table:table-cell table:style-name="ce40" table:formula="of:=-PMT([.$B86]/12;[.D$62]*12;[Datos.$C$3])" office:value-type="float" office:value="9.68281866085759">
            <text:p>9.68</text:p>
          </table:table-cell>
          <table:table-cell table:style-name="ce40" table:formula="of:=-PMT([.B86]/12;[.E$62]*12;[Datos.$C$3])" office:value-type="float" office:value="9.90291433139067">
            <text:p>9.90</text:p>
          </table:table-cell>
          <table:table-cell table:style-name="ce40" table:formula="of:=-PMT([.$B86]/12;[.F$62]*12;[Datos.$C$3])" office:value-type="float" office:value="10.6642963151286">
            <text:p>10.66</text:p>
          </table:table-cell>
          <table:table-cell table:style-name="ce40" table:formula="of:=-PMT([.$B86]/12;[.G$62]*12;[Datos.$C$3])" office:value-type="float" office:value="14.059544397898">
            <text:p>14.06</text:p>
          </table:table-cell>
        </table:table-row>
        <table:table-row table:style-name="ro1">
          <table:table-cell/>
          <table:table-cell table:style-name="ce17" table:formula="of:=[.B86]+0.005" office:value-type="percentage" office:value="0.12">
            <text:p>12.0%</text:p>
          </table:table-cell>
          <table:table-cell table:style-name="ce40" table:formula="of:=-PMT([.$B87]/12;[.C$62]*12;[Datos.$C$3])" office:value-type="float" office:value="10.0256027267847">
            <text:p>10.03</text:p>
          </table:table-cell>
          <table:table-cell table:style-name="ce40" table:formula="of:=-PMT([.$B87]/12;[.D$62]*12;[Datos.$C$3])" office:value-type="float" office:value="10.0849995186162">
            <text:p>10.08</text:p>
          </table:table-cell>
          <table:table-cell table:style-name="ce40" table:formula="of:=-PMT([.B87]/12;[.E$62]*12;[Datos.$C$3])" office:value-type="float" office:value="10.286125969255">
            <text:p>10.29</text:p>
          </table:table-cell>
          <table:table-cell table:style-name="ce40" table:formula="of:=-PMT([.$B87]/12;[.F$62]*12;[Datos.$C$3])" office:value-type="float" office:value="11.0108613356961">
            <text:p>11.01</text:p>
          </table:table-cell>
          <table:table-cell table:style-name="ce40" table:formula="of:=-PMT([.$B87]/12;[.G$62]*12;[Datos.$C$3])" office:value-type="float" office:value="14.3470948402587">
            <text:p>14.35</text:p>
          </table:table-cell>
        </table:table-row>
        <table:table-row table:style-name="ro1">
          <table:table-cell/>
          <table:table-cell table:style-name="ce17" table:formula="of:=[.B87]+0.005" office:value-type="percentage" office:value="0.125">
            <text:p>12.5%</text:p>
          </table:table-cell>
          <table:table-cell table:style-name="ce40" table:formula="of:=-PMT([.$B88]/12;[.C$62]*12;[Datos.$C$3])" office:value-type="float" office:value="10.4374777566465">
            <text:p>10.44</text:p>
          </table:table-cell>
          <table:table-cell table:style-name="ce40" table:formula="of:=-PMT([.$B88]/12;[.D$62]*12;[Datos.$C$3])" office:value-type="float" office:value="10.4891939696179">
            <text:p>10.49</text:p>
          </table:table-cell>
          <table:table-cell table:style-name="ce40" table:formula="of:=-PMT([.B88]/12;[.E$62]*12;[Datos.$C$3])" office:value-type="float" office:value="10.6725776234816">
            <text:p>10.67</text:p>
          </table:table-cell>
          <table:table-cell table:style-name="ce40" table:formula="of:=-PMT([.$B88]/12;[.F$62]*12;[Datos.$C$3])" office:value-type="float" office:value="11.3614054971437">
            <text:p>11.36</text:p>
          </table:table-cell>
          <table:table-cell table:style-name="ce40" table:formula="of:=-PMT([.$B88]/12;[.G$62]*12;[Datos.$C$3])" office:value-type="float" office:value="14.6376168673008">
            <text:p>14.64</text:p>
          </table:table-cell>
        </table:table-row>
        <table:table-row table:style-name="ro1">
          <table:table-cell/>
          <table:table-cell table:style-name="ce17" table:formula="of:=[.B88]+0.005" office:value-type="percentage" office:value="0.13">
            <text:p>13.0%</text:p>
          </table:table-cell>
          <table:table-cell table:style-name="ce40" table:formula="of:=-PMT([.$B89]/12;[.C$62]*12;[Datos.$C$3])" office:value-type="float" office:value="10.8502262992113">
            <text:p>10.85</text:p>
          </table:table-cell>
          <table:table-cell table:style-name="ce40" table:formula="of:=-PMT([.$B89]/12;[.D$62]*12;[Datos.$C$3])" office:value-type="float" office:value="10.8951416001934">
            <text:p>10.90</text:p>
          </table:table-cell>
          <table:table-cell table:style-name="ce40" table:formula="of:=-PMT([.B89]/12;[.E$62]*12;[Datos.$C$3])" office:value-type="float" office:value="11.0619951926656">
            <text:p>11.06</text:p>
          </table:table-cell>
          <table:table-cell table:style-name="ce40" table:formula="of:=-PMT([.$B89]/12;[.F$62]*12;[Datos.$C$3])" office:value-type="float" office:value="11.715757112783">
            <text:p>11.72</text:p>
          </table:table-cell>
          <table:table-cell table:style-name="ce40" table:formula="of:=-PMT([.$B89]/12;[.G$62]*12;[Datos.$C$3])" office:value-type="float" office:value="14.9310739977225">
            <text:p>14.93</text:p>
          </table:table-cell>
        </table:table-row>
        <table:table-row table:style-name="ro1">
          <table:table-cell/>
          <table:table-cell table:style-name="ce17" table:formula="of:=[.B89]+0.005" office:value-type="percentage" office:value="0.135">
            <text:p>13.5%</text:p>
          </table:table-cell>
          <table:table-cell table:style-name="ce40" table:formula="of:=-PMT([.$B90]/12;[.C$62]*12;[Datos.$C$3])" office:value-type="float" office:value="11.2636949391692">
            <text:p>11.26</text:p>
          </table:table-cell>
          <table:table-cell table:style-name="ce40" table:formula="of:=-PMT([.$B90]/12;[.D$62]*12;[Datos.$C$3])" office:value-type="float" office:value="11.3026116823428">
            <text:p>11.30</text:p>
          </table:table-cell>
          <table:table-cell table:style-name="ce40" table:formula="of:=-PMT([.B90]/12;[.E$62]*12;[Datos.$C$3])" office:value-type="float" office:value="11.4541217733224">
            <text:p>11.45</text:p>
          </table:table-cell>
          <table:table-cell table:style-name="ce40" table:formula="of:=-PMT([.$B90]/12;[.F$62]*12;[Datos.$C$3])" office:value-type="float" office:value="12.0737468296911">
            <text:p>12.07</text:p>
          </table:table-cell>
          <table:table-cell table:style-name="ce40" table:formula="of:=-PMT([.$B90]/12;[.G$62]*12;[Datos.$C$3])" office:value-type="float" office:value="15.227428911552">
            <text:p>15.23</text:p>
          </table:table-cell>
        </table:table-row>
        <table:table-row table:style-name="ro1">
          <table:table-cell/>
          <table:table-cell table:style-name="ce17" table:formula="of:=[.B90]+0.005" office:value-type="percentage" office:value="0.14">
            <text:p>14.0%</text:p>
          </table:table-cell>
          <table:table-cell table:style-name="ce40" table:formula="of:=-PMT([.$B91]/12;[.C$62]*12;[Datos.$C$3])" office:value-type="float" office:value="11.6777557327547">
            <text:p>11.68</text:p>
          </table:table-cell>
          <table:table-cell table:style-name="ce40" table:formula="of:=-PMT([.$B91]/12;[.D$62]*12;[Datos.$C$3])" office:value-type="float" office:value="11.7114006225968">
            <text:p>11.71</text:p>
          </table:table-cell>
          <table:table-cell table:style-name="ce40" table:formula="of:=-PMT([.B91]/12;[.E$62]*12;[Datos.$C$3])" office:value-type="float" office:value="11.8487175105654">
            <text:p>11.85</text:p>
          </table:table-cell>
          <table:table-cell table:style-name="ce40" table:formula="of:=-PMT([.$B91]/12;[.F$62]*12;[Datos.$C$3])" office:value-type="float" office:value="12.4352081103524">
            <text:p>12.44</text:p>
          </table:table-cell>
          <table:table-cell table:style-name="ce40" table:formula="of:=-PMT([.$B91]/12;[.G$62]*12;[Datos.$C$3])" office:value-type="float" office:value="15.5266435040914">
            <text:p>15.53</text:p>
          </table:table-cell>
        </table:table-row>
        <table:table-row table:style-name="ro1">
          <table:table-cell/>
          <table:table-cell table:style-name="ce17" table:formula="of:=[.B91]+0.005" office:value-type="percentage" office:value="0.145">
            <text:p>14.5%</text:p>
          </table:table-cell>
          <table:table-cell table:style-name="ce40" table:formula="of:=-PMT([.$B92]/12;[.C$62]*12;[Datos.$C$3])" office:value-type="float" office:value="12.0923023564145">
            <text:p>12.09</text:p>
          </table:table-cell>
          <table:table-cell table:style-name="ce40" table:formula="of:=-PMT([.$B92]/12;[.D$62]*12;[Datos.$C$3])" office:value-type="float" office:value="12.1213294463003">
            <text:p>12.12</text:p>
          </table:table-cell>
          <table:table-cell table:style-name="ce40" table:formula="of:=-PMT([.B92]/12;[.E$62]*12;[Datos.$C$3])" office:value-type="float" office:value="12.2455592778102">
            <text:p>12.25</text:p>
          </table:table-cell>
          <table:table-cell table:style-name="ce40" table:formula="of:=-PMT([.$B92]/12;[.F$62]*12;[Datos.$C$3])" office:value-type="float" office:value="12.7999776636792">
            <text:p>12.80</text:p>
          </table:table-cell>
          <table:table-cell table:style-name="ce40" table:formula="of:=-PMT([.$B92]/12;[.G$62]*12;[Datos.$C$3])" office:value-type="float" office:value="15.8286789400069">
            <text:p>15.83</text:p>
          </table:table-cell>
        </table:table-row>
        <table:table-row table:style-name="ro1">
          <table:table-cell/>
          <table:table-cell table:style-name="ce17" table:formula="of:=[.B92]+0.005" office:value-type="percentage" office:value="0.15">
            <text:p>15.0%</text:p>
          </table:table-cell>
          <table:table-cell table:style-name="ce40" table:formula="of:=-PMT([.$B93]/12;[.C$62]*12;[Datos.$C$3])" office:value-type="float" office:value="12.5072467384251">
            <text:p>12.51</text:p>
          </table:table-cell>
          <table:table-cell table:style-name="ce40" table:formula="of:=-PMT([.$B93]/12;[.D$62]*12;[Datos.$C$3])" office:value-type="float" office:value="12.5322413668432">
            <text:p>12.53</text:p>
          </table:table-cell>
          <table:table-cell table:style-name="ce40" table:formula="of:=-PMT([.B93]/12;[.E$62]*12;[Datos.$C$3])" office:value-type="float" office:value="12.6444402156504">
            <text:p>12.64</text:p>
          </table:table-cell>
          <table:table-cell table:style-name="ce40" table:formula="of:=-PMT([.$B93]/12;[.F$62]*12;[Datos.$C$3])" office:value-type="float" office:value="13.1678958258664">
            <text:p>13.17</text:p>
          </table:table-cell>
          <table:table-cell table:style-name="ce40" table:formula="of:=-PMT([.$B93]/12;[.G$62]*12;[Datos.$C$3])" office:value-type="float" office:value="16.1334957074316">
            <text:p>16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s" fo:country="ES" style:font-name-asian="Bitstream Vera Sans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number:percentage-style style:name="N131">
      <number:number number:decimal-places="3" number:min-integer-digits="1"/>
      <number:text>%</number:text>
    </number:percentage-style>
    <number:currency-style style:name="N132">
      <number:number number:decimal-places="0" number:min-integer-digits="1"/>
      <number:currency-symbol>años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YearRow" style:family="table-cell" style:parent-style-name="Default">
      <style:table-cell-properties fo:background-color="#e6e6ff" style:vertical-justify="auto"/>
      <style:paragraph-properties css3t:text-justify="auto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4-08-02T14:38:21</meta:creation-date>
    <dc:date>2014-01-03T12:27:29</dc:date>
    <meta:print-date>2007-07-01T20:07:27</meta:print-date>
    <meta:editing-cycles>45</meta:editing-cycles>
    <meta:editing-duration>P8DT6H54M41S</meta:editing-duration>
    <dc:title>Calculador de hipotecas</dc:title>
    <meta:document-statistic meta:table-count="4" meta:cell-count="533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percentage-style style:name="N12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Nimbus Sans L'" fo:font-size="19pt" style:font-family-asian="'Nimbus Sans L'" style:font-size-asian="19pt" style:font-family-complex="Lucidasans" style:font-size-complex="19pt"/>
    </style:style>
    <style:style style:name="ch3" style:family="chart">
      <style:graphic-properties draw:fill="solid" draw:fill-color="#d9d9d9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4" style:family="chart">
      <style:chart-properties chart:treat-empty-cells="leave-gap"/>
    </style:style>
    <style:style style:name="ch5" style:family="chart" style:data-style-name="N125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Nimbus Sans L'" fo:font-size="8pt" style:font-family-asian="'Nimbus Sans L'" style:font-size-asian="10.1999998092651pt" style:font-family-complex="Lucidasans" style:font-size-complex="10.1999998092651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axis-position="start"/>
      <style:text-properties fo:font-family="'Nimbus Sans L'" fo:font-size="10.1999998092651pt" style:font-family-asian="'Nimbus Sans L'" style:font-size-asian="10.1999998092651pt" style:font-family-complex="Lucidasans" style:font-size-complex="10.1999998092651pt"/>
    </style:style>
    <style:style style:name="ch7" style:family="chart" style:data-style-name="N2">
      <style:chart-properties chart:symbol-type="none"/>
      <style:graphic-properties svg:stroke-width="0.051cm" svg:stroke-color="#ff6f00" draw:fill-color="#ff6f00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8" style:family="chart" style:data-style-name="N2">
      <style:chart-properties chart:symbol-type="none"/>
      <style:graphic-properties svg:stroke-width="0.051cm" svg:stroke-color="#800080" draw:fill-color="#800080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9" style:family="chart" style:data-style-name="N2">
      <style:chart-properties chart:symbol-type="none"/>
      <style:graphic-properties svg:stroke-width="0.051cm" svg:stroke-color="#666666" draw:fill-color="#666666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10" style:family="chart" style:data-style-name="N2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fill="solid" draw:fill-color="#d9d9d9"/>
    </style:style>
    <style:style style:name="ch13" style:family="chart">
      <style:graphic-properties draw:fill-color="#999999"/>
    </style:style>
  </office:automatic-styles>
  <office:body>
    <office:chart>
      <chart:chart svg:width="18.542cm" svg:height="9.535cm" xlink:href=".." xlink:type="simple" chart:class="chart:line" chart:style-name="ch1">
        <chart:title svg:x="1.583cm" svg:y="0.002cm" chart:style-name="ch2">
          <text:p>Cuota en función del tipo de interés (según el número de años)*</text:p>
        </chart:title>
        <chart:legend svg:x="2.332cm" svg:y="1.318cm" style:legend-expansion="custom" chartooo:width="1.583cm" chartooo:height="2.184cm" style:legend-expansion-aspect-ratio="0.72481684981685" chart:style-name="ch3"/>
        <chart:plot-area chart:style-name="ch4" table:cell-range-address="Tiempo.B62:Tiempo.G93" chart:data-source-has-labels="both" svg:x="0.784cm" svg:y="0.989cm" svg:width="16.972cm" svg:height="8.276cm">
          <chartooo:coordinate-region svg:x="1.749cm" svg:y="1.228cm" svg:width="15.768cm" svg:height="6.993cm"/>
          <chart:axis chart:dimension="x" chart:name="primary-x" chart:style-name="ch5" chartooo:axis-type="text">
            <chart:categories table:cell-range-address="Tiempo.B63:Tiempo.B93"/>
          </chart:axis>
          <chart:axis chart:dimension="y" chart:name="primary-y" chart:style-name="ch6">
            <chart:grid chart:class="major"/>
          </chart:axis>
          <chart:series chart:style-name="ch7" chart:values-cell-range-address="Tiempo.C63:Tiempo.C93" chart:label-cell-address="Tiempo.C62:Tiempo.C62" chart:class="chart:line">
            <chart:data-point chart:repeated="31"/>
          </chart:series>
          <chart:series chart:style-name="ch8" chart:values-cell-range-address="Tiempo.D63:Tiempo.D93" chart:label-cell-address="Tiempo.D62:Tiempo.D62" chart:class="chart:line">
            <chart:data-point chart:repeated="31"/>
          </chart:series>
          <chart:series chart:style-name="ch9" chart:values-cell-range-address="Tiempo.E63:Tiempo.E93" chart:label-cell-address="Tiempo.E62:Tiempo.E62" chart:class="chart:line">
            <chart:data-point chart:repeated="31"/>
          </chart:series>
          <chart:series chart:style-name="ch10" chart:values-cell-range-address="Tiempo.F63:Tiempo.F93" chart:label-cell-address="Tiempo.F62:Tiempo.F62" chart:class="chart:line">
            <chart:data-point chart:repeated="31"/>
          </chart:series>
          <chart:series chart:style-name="ch11" chart:values-cell-range-address="Tiempo.G63:Tiempo.G93" chart:label-cell-address="Tiempo.G62:Tiempo.G6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Tiempo.C62:Tiempo.C62</svg:desc>
                </draw:g>
              </table:table-cell>
              <table:table-cell office:value-type="string">
                <text:p>40</text:p>
                <draw:g>
                  <svg:desc>Tiempo.D62:Tiempo.D62</svg:desc>
                </draw:g>
              </table:table-cell>
              <table:table-cell office:value-type="string">
                <text:p>30</text:p>
                <draw:g>
                  <svg:desc>Tiempo.E62:Tiempo.E62</svg:desc>
                </draw:g>
              </table:table-cell>
              <table:table-cell office:value-type="string">
                <text:p>20</text:p>
                <draw:g>
                  <svg:desc>Tiempo.F62:Tiempo.F62</svg:desc>
                </draw:g>
              </table:table-cell>
              <table:table-cell office:value-type="string">
                <text:p>10</text:p>
                <draw:g>
                  <svg:desc>Tiempo.G62:Tiempo.G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iempo.B63:Tiempo.B93</svg:desc>
                </draw:g>
              </table:table-cell>
              <table:table-cell office:value-type="float" office:value="1.66666666666667">
                <text:p>1.66666666666667</text:p>
                <draw:g>
                  <svg:desc>Tiempo.C63:Tiempo.C93</svg:desc>
                </draw:g>
              </table:table-cell>
              <table:table-cell office:value-type="float" office:value="2.08333333333333">
                <text:p>2.08333333333333</text:p>
                <draw:g>
                  <svg:desc>Tiempo.D63:Tiempo.D93</svg:desc>
                </draw:g>
              </table:table-cell>
              <table:table-cell office:value-type="float" office:value="2.77777777777778">
                <text:p>2.77777777777778</text:p>
                <draw:g>
                  <svg:desc>Tiempo.E63:Tiempo.E93</svg:desc>
                </draw:g>
              </table:table-cell>
              <table:table-cell office:value-type="float" office:value="4.16666666666667">
                <text:p>4.16666666666667</text:p>
                <draw:g>
                  <svg:desc>Tiempo.F63:Tiempo.F93</svg:desc>
                </draw:g>
              </table:table-cell>
              <table:table-cell office:value-type="float" office:value="8.33333333333333">
                <text:p>8.33333333333333</text:p>
                <draw:g>
                  <svg:desc>Tiempo.G63:Tiempo.G93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1.8840169225473">
                <text:p>1.8840169225473</text:p>
              </table:table-cell>
              <table:table-cell office:value-type="float" office:value="2.29903904005951">
                <text:p>2.29903904005951</text:p>
              </table:table-cell>
              <table:table-cell office:value-type="float" office:value="2.99189507234038">
                <text:p>2.99189507234038</text:p>
              </table:table-cell>
              <table:table-cell office:value-type="float" office:value="4.37933891612536">
                <text:p>4.37933891612536</text:p>
              </table:table-cell>
              <table:table-cell office:value-type="float" office:value="8.54513833447288">
                <text:p>8.54513833447288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.11859180281444">
                <text:p>2.11859180281444</text:p>
              </table:table-cell>
              <table:table-cell office:value-type="float" office:value="2.52856044407974">
                <text:p>2.52856044407974</text:p>
              </table:table-cell>
              <table:table-cell office:value-type="float" office:value="3.2163952044647">
                <text:p>3.2163952044647</text:p>
              </table:table-cell>
              <table:table-cell office:value-type="float" office:value="4.59894306957797">
                <text:p>4.59894306957797</text:p>
              </table:table-cell>
              <table:table-cell office:value-type="float" office:value="8.76041213701528">
                <text:p>8.76041213701528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2.37006292161021">
                <text:p>2.37006292161021</text:p>
              </table:table-cell>
              <table:table-cell office:value-type="float" office:value="2.77172499341005">
                <text:p>2.77172499341005</text:p>
              </table:table-cell>
              <table:table-cell office:value-type="float" office:value="3.45120210457627">
                <text:p>3.45120210457627</text:p>
              </table:table-cell>
              <table:table-cell office:value-type="float" office:value="4.82545408881953">
                <text:p>4.82545408881953</text:p>
              </table:table-cell>
              <table:table-cell office:value-type="float" office:value="8.97914997950299">
                <text:p>8.9791499795029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.63790629044256">
                <text:p>2.63790629044256</text:p>
              </table:table-cell>
              <table:table-cell office:value-type="float" office:value="3.02825639142854">
                <text:p>3.02825639142854</text:p>
              </table:table-cell>
              <table:table-cell office:value-type="float" office:value="3.69619472688821">
                <text:p>3.69619472688821</text:p>
              </table:table-cell>
              <table:table-cell office:value-type="float" office:value="5.05883335045117">
                <text:p>5.05883335045117</text:p>
              </table:table-cell>
              <table:table-cell office:value-type="float" office:value="9.20134538425607">
                <text:p>9.20134538425607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2.92142451309268">
                <text:p>2.92142451309268</text:p>
              </table:table-cell>
              <table:table-cell office:value-type="float" office:value="3.29778227285288">
                <text:p>3.29778227285288</text:p>
              </table:table-cell>
              <table:table-cell office:value-type="float" office:value="3.95120898817732">
                <text:p>3.95120898817732</text:p>
              </table:table-cell>
              <table:table-cell office:value-type="float" office:value="5.2990289303223">
                <text:p>5.2990289303223</text:p>
              </table:table-cell>
              <table:table-cell office:value-type="float" office:value="9.42699017039646">
                <text:p>9.42699017039646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.21977497960265">
                <text:p>3.21977497960265</text:p>
              </table:table-cell>
              <table:table-cell office:value-type="float" office:value="3.57984422028733">
                <text:p>3.57984422028733</text:p>
              </table:table-cell>
              <table:table-cell office:value-type="float" office:value="4.2160403372945">
                <text:p>4.2160403372945</text:p>
              </table:table-cell>
              <table:table-cell office:value-type="float" office:value="5.54597597853912">
                <text:p>5.54597597853912</text:p>
              </table:table-cell>
              <table:table-cell office:value-type="float" office:value="9.65607446983895">
                <text:p>9.65607446983895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3.53200191288694">
                <text:p>3.53200191288694</text:p>
              </table:table-cell>
              <table:table-cell office:value-type="float" office:value="3.87390960761794">
                <text:p>3.87390960761794</text:p>
              </table:table-cell>
              <table:table-cell office:value-type="float" office:value="4.49044687808825">
                <text:p>4.49044687808825</text:p>
              </table:table-cell>
              <table:table-cell office:value-type="float" office:value="5.79959717983093">
                <text:p>5.79959717983093</text:p>
              </table:table-cell>
              <table:table-cell office:value-type="float" office:value="9.88858674619033">
                <text:p>9.88858674619033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3.85707002289879">
                <text:p>3.85707002289879</text:p>
              </table:table-cell>
              <table:table-cell office:value-type="float" office:value="4.17938469403814">
                <text:p>4.17938469403814</text:p>
              </table:table-cell>
              <table:table-cell office:value-type="float" office:value="4.7741529546546">
                <text:p>4.7741529546546</text:p>
              </table:table-cell>
              <table:table-cell office:value-type="float" office:value="6.05980329299419">
                <text:p>6.05980329299419</text:p>
              </table:table-cell>
              <table:table-cell office:value-type="float" office:value="10.1245138164882">
                <text:p>10.1245138164882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4.19389766097748">
                <text:p>4.19389766097748</text:p>
              </table:table-cell>
              <table:table-cell office:value-type="float" office:value="4.49562837344889">
                <text:p>4.49562837344889</text:p>
              </table:table-cell>
              <table:table-cell office:value-type="float" office:value="5.06685309825881">
                <text:p>5.06685309825881</text:p>
              </table:table-cell>
              <table:table-cell office:value-type="float" office:value="6.32649376219962">
                <text:p>6.32649376219962</text:p>
              </table:table-cell>
              <table:table-cell office:value-type="float" office:value="10.3638408757015">
                <text:p>10.3638408757015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4.54138769097605">
                <text:p>4.54138769097605</text:p>
              </table:table-cell>
              <table:table-cell office:value-type="float" office:value="4.82196600579563">
                <text:p>4.82196600579563</text:p>
              </table:table-cell>
              <table:table-cell office:value-type="float" office:value="5.36821623012139">
                <text:p>5.36821623012139</text:p>
              </table:table-cell>
              <table:table-cell office:value-type="float" office:value="6.59955739216657">
                <text:p>6.59955739216657</text:p>
              </table:table-cell>
              <table:table-cell office:value-type="float" office:value="10.6065515239075">
                <text:p>10.6065515239075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4.89845473512932">
                <text:p>4.89845473512932</text:p>
              </table:table-cell>
              <table:table-cell office:value-type="float" office:value="5.15770281323775">
                <text:p>5.15770281323775</text:p>
              </table:table-cell>
              <table:table-cell office:value-type="float" office:value="5.67789001347003">
                <text:p>5.67789001347003</text:p>
              </table:table-cell>
              <table:table-cell office:value-type="float" office:value="6.87887307859239">
                <text:p>6.87887307859239</text:p>
              </table:table-cell>
              <table:table-cell office:value-type="float" office:value="10.8526277960481">
                <text:p>10.852627796048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5.26404793886394">
                <text:p>5.26404793886394</text:p>
              </table:table-cell>
              <table:table-cell office:value-type="float" office:value="5.5021364060405">
                <text:p>5.5021364060405</text:p>
              </table:table-cell>
              <table:table-cell office:value-type="float" office:value="5.99550525152752">
                <text:p>5.99550525152752</text:p>
              </table:table-cell>
              <table:table-cell office:value-type="float" office:value="7.16431058478165">
                <text:p>7.16431058478165</text:p>
              </table:table-cell>
              <table:table-cell office:value-type="float" office:value="11.1020501941649">
                <text:p>11.1020501941649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5.63716886641595">
                <text:p>5.63716886641595</text:p>
              </table:table-cell>
              <table:table-cell office:value-type="float" office:value="5.85456810074862">
                <text:p>5.85456810074862</text:p>
              </table:table-cell>
              <table:table-cell office:value-type="float" office:value="6.32068023492964">
                <text:p>6.32068023492964</text:p>
              </table:table-cell>
              <table:table-cell office:value-type="float" office:value="7.45573135515097">
                <text:p>7.45573135515097</text:p>
              </table:table-cell>
              <table:table-cell office:value-type="float" office:value="11.3547977220026">
                <text:p>11.3547977220026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6.01688454174894">
                <text:p>6.01688454174894</text:p>
              </table:table-cell>
              <table:table-cell office:value-type="float" office:value="6.21431279672489">
                <text:p>6.21431279672489</text:p>
              </table:table-cell>
              <table:table-cell office:value-type="float" office:value="6.65302495179183">
                <text:p>6.65302495179183</text:p>
              </table:table-cell>
              <table:table-cell office:value-type="float" office:value="7.75298935618874">
                <text:p>7.75298935618874</text:p>
              </table:table-cell>
              <table:table-cell office:value-type="float" office:value="11.6108479218624">
                <text:p>11.6108479218624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6.40233596018043">
                <text:p>6.40233596018043</text:p>
              </table:table-cell>
              <table:table-cell office:value-type="float" office:value="6.58070727789121">
                <text:p>6.58070727789121</text:p>
              </table:table-cell>
              <table:table-cell office:value-type="float" office:value="6.99214508552779">
                <text:p>6.99214508552779</text:p>
              </table:table-cell>
              <table:table-cell office:value-type="float" office:value="8.05593193551807">
                <text:p>8.05593193551807</text:p>
              </table:table-cell>
              <table:table-cell office:value-type="float" office:value="11.8701769135854">
                <text:p>11.8701769135854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6.79274260698675">
                <text:p>6.79274260698675</text:p>
              </table:table-cell>
              <table:table-cell office:value-type="float" office:value="6.95311689774733">
                <text:p>6.95311689774733</text:p>
              </table:table-cell>
              <table:table-cell office:value-type="float" office:value="7.33764573879376">
                <text:p>7.33764573879376</text:p>
              </table:table-cell>
              <table:table-cell office:value-type="float" office:value="8.36440068993463">
                <text:p>8.36440068993463</text:p>
              </table:table-cell>
              <table:table-cell office:value-type="float" office:value="12.1327594355357">
                <text:p>12.1327594355357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7.1874036359407">
                <text:p>7.1874036359407</text:p>
              </table:table-cell>
              <table:table-cell office:value-type="float" office:value="7.33094068288751">
                <text:p>7.33094068288751</text:p>
              </table:table-cell>
              <table:table-cell office:value-type="float" office:value="7.68913483584334">
                <text:p>7.68913483584334</text:p>
              </table:table-cell>
              <table:table-cell office:value-type="float" office:value="8.67823233365534">
                <text:p>8.67823233365534</text:p>
              </table:table-cell>
              <table:table-cell office:value-type="float" office:value="12.3985688874511">
                <text:p>12.398568887451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7.58569639821584">
                <text:p>7.58569639821584</text:p>
              </table:table-cell>
              <table:table-cell office:value-type="float" office:value="7.71361495086446">
                <text:p>7.71361495086446</text:p>
              </table:table-cell>
              <table:table-cell office:value-type="float" office:value="8.04622616944783">
                <text:p>8.04622616944783</text:p>
              </table:table-cell>
              <table:table-cell office:value-type="float" office:value="8.99725955850173">
                <text:p>8.99725955850173</text:p>
              </table:table-cell>
              <table:table-cell office:value-type="float" office:value="12.667577375025">
                <text:p>12.667577375025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7.98707298956496">
                <text:p>7.98707298956496</text:p>
              </table:table-cell>
              <table:table-cell office:value-type="float" office:value="8.10061558181775">
                <text:p>8.10061558181775</text:p>
              </table:table-cell>
              <table:table-cell office:value-type="float" office:value="8.40854207178748">
                <text:p>8.40854207178748</text:p>
              </table:table-cell>
              <table:table-cell office:value-type="float" office:value="9.32131187833518">
                <text:p>9.32131187833518</text:p>
              </table:table-cell>
              <table:table-cell office:value-type="float" office:value="12.9397557560777">
                <text:p>12.939755756077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8.391055420752">
                <text:p>8.391055420752</text:p>
              </table:table-cell>
              <table:table-cell office:value-type="float" office:value="8.49145911072189">
                <text:p>8.49145911072189</text:p>
              </table:table-cell>
              <table:table-cell office:value-type="float" office:value="8.77571570088799">
                <text:p>8.77571570088799</text:p>
              </table:table-cell>
              <table:table-cell office:value-type="float" office:value="9.65021645074008">
                <text:p>9.65021645074008</text:p>
              </table:table-cell>
              <table:table-cell office:value-type="float" office:value="13.2150736881762">
                <text:p>13.2150736881762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8.79722993034283">
                <text:p>8.79722993034283</text:p>
              </table:table-cell>
              <table:table-cell office:value-type="float" office:value="8.88570282035656">
                <text:p>8.88570282035656</text:p>
              </table:table-cell>
              <table:table-cell office:value-type="float" office:value="9.14739294493072">
                <text:p>9.14739294493072</text:p>
              </table:table-cell>
              <table:table-cell office:value-type="float" office:value="9.98379886969495">
                <text:p>9.98379886969495</text:p>
              </table:table-cell>
              <table:table-cell office:value-type="float" office:value="13.4934996775547">
                <text:p>13.493499677554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9.20524086414295">
                <text:p>9.20524086414295</text:p>
              </table:table-cell>
              <table:table-cell office:value-type="float" office:value="9.28294401667503">
                <text:p>9.28294401667503</text:p>
              </table:table-cell>
              <table:table-cell office:value-type="float" office:value="9.523233955894">
                <text:p>9.523233955894</text:p>
              </table:table-cell>
              <table:table-cell office:value-type="float" office:value="10.3218839237606">
                <text:p>10.3218839237606</text:p>
              </table:table-cell>
              <table:table-cell office:value-type="float" office:value="13.7750011291923">
                <text:p>13.7750011291923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9.61478445198071">
                <text:p>9.61478445198071</text:p>
              </table:table-cell>
              <table:table-cell office:value-type="float" office:value="9.68281866085759">
                <text:p>9.68281866085759</text:p>
              </table:table-cell>
              <table:table-cell office:value-type="float" office:value="9.90291433139067">
                <text:p>9.90291433139067</text:p>
              </table:table-cell>
              <table:table-cell office:value-type="float" office:value="10.6642963151286">
                <text:p>10.6642963151286</text:p>
              </table:table-cell>
              <table:table-cell office:value-type="float" office:value="14.059544397898">
                <text:p>14.059544397898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0.0256027267847">
                <text:p>10.0256027267847</text:p>
              </table:table-cell>
              <table:table-cell office:value-type="float" office:value="10.0849995186162">
                <text:p>10.0849995186162</text:p>
              </table:table-cell>
              <table:table-cell office:value-type="float" office:value="10.286125969255">
                <text:p>10.286125969255</text:p>
              </table:table-cell>
              <table:table-cell office:value-type="float" office:value="11.0108613356961">
                <text:p>11.0108613356961</text:p>
              </table:table-cell>
              <table:table-cell office:value-type="float" office:value="14.3470948402587">
                <text:p>14.3470948402587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10.4374777566465">
                <text:p>10.4374777566465</text:p>
              </table:table-cell>
              <table:table-cell office:value-type="float" office:value="10.4891939696179">
                <text:p>10.4891939696179</text:p>
              </table:table-cell>
              <table:table-cell office:value-type="float" office:value="10.6725776234816">
                <text:p>10.6725776234816</text:p>
              </table:table-cell>
              <table:table-cell office:value-type="float" office:value="11.3614054971437">
                <text:p>11.3614054971437</text:p>
              </table:table-cell>
              <table:table-cell office:value-type="float" office:value="14.6376168673008">
                <text:p>14.6376168673008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0.8502262992113">
                <text:p>10.8502262992113</text:p>
              </table:table-cell>
              <table:table-cell office:value-type="float" office:value="10.8951416001934">
                <text:p>10.8951416001934</text:p>
              </table:table-cell>
              <table:table-cell office:value-type="float" office:value="11.0619951926656">
                <text:p>11.0619951926656</text:p>
              </table:table-cell>
              <table:table-cell office:value-type="float" office:value="11.715757112783">
                <text:p>11.715757112783</text:p>
              </table:table-cell>
              <table:table-cell office:value-type="float" office:value="14.9310739977225">
                <text:p>14.9310739977225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11.2636949391692">
                <text:p>11.2636949391692</text:p>
              </table:table-cell>
              <table:table-cell office:value-type="float" office:value="11.3026116823428">
                <text:p>11.3026116823428</text:p>
              </table:table-cell>
              <table:table-cell office:value-type="float" office:value="11.4541217733224">
                <text:p>11.4541217733224</text:p>
              </table:table-cell>
              <table:table-cell office:value-type="float" office:value="12.0737468296911">
                <text:p>12.0737468296911</text:p>
              </table:table-cell>
              <table:table-cell office:value-type="float" office:value="15.227428911552">
                <text:p>15.22742891155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1.6777557327547">
                <text:p>11.6777557327547</text:p>
              </table:table-cell>
              <table:table-cell office:value-type="float" office:value="11.7114006225968">
                <text:p>11.7114006225968</text:p>
              </table:table-cell>
              <table:table-cell office:value-type="float" office:value="11.8487175105654">
                <text:p>11.8487175105654</text:p>
              </table:table-cell>
              <table:table-cell office:value-type="float" office:value="12.4352081103524">
                <text:p>12.4352081103524</text:p>
              </table:table-cell>
              <table:table-cell office:value-type="float" office:value="15.5266435040914">
                <text:p>15.5266435040914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12.0923023564145">
                <text:p>12.0923023564145</text:p>
              </table:table-cell>
              <table:table-cell office:value-type="float" office:value="12.1213294463003">
                <text:p>12.1213294463003</text:p>
              </table:table-cell>
              <table:table-cell office:value-type="float" office:value="12.2455592778102">
                <text:p>12.2455592778102</text:p>
              </table:table-cell>
              <table:table-cell office:value-type="float" office:value="12.7999776636792">
                <text:p>12.7999776636792</text:p>
              </table:table-cell>
              <table:table-cell office:value-type="float" office:value="15.8286789400069">
                <text:p>15.828678940006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2.5072467384251">
                <text:p>12.5072467384251</text:p>
              </table:table-cell>
              <table:table-cell office:value-type="float" office:value="12.5322413668432">
                <text:p>12.5322413668432</text:p>
              </table:table-cell>
              <table:table-cell office:value-type="float" office:value="12.6444402156504">
                <text:p>12.6444402156504</text:p>
              </table:table-cell>
              <table:table-cell office:value-type="float" office:value="13.1678958258664">
                <text:p>13.1678958258664</text:p>
              </table:table-cell>
              <table:table-cell office:value-type="float" office:value="16.1334957074316">
                <text:p>16.1334957074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5">
      <number:number number:decimal-places="1" number:min-integer-digits="1"/>
      <number:text>%</number:text>
    </number:percentage-style>
    <number:percentage-style style:name="N131">
      <number:number number:decimal-places="3" number:min-integer-digits="1"/>
      <number:text>%</number:text>
    </number:percentage-style>
    <style:style style:name="ch1" style:family="chart">
      <style:graphic-properties draw:stroke="solid" svg:stroke-width="0.127cm" svg:stroke-color="#00008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width="0.051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9" style:family="chart" style:data-style-name="N131">
      <style:chart-properties chart:symbol-type="none"/>
      <style:graphic-properties svg:stroke-width="0.051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1cm" svg:height="9.717cm" xlink:href=".." xlink:type="simple" chart:class="chart:line" chart:style-name="ch1">
        <chart:title svg:x="1.565cm" svg:y="0.131cm" chart:style-name="ch2">
          <text:p>Diferencia entre la aproximación y la formula correcta</text:p>
        </chart:title>
        <chart:legend svg:x="1.795cm" svg:y="1.194cm" style:legend-expansion="custom" chartooo:width="4.932cm" chartooo:height="1.148cm" style:legend-expansion-aspect-ratio="4.29616724738676" chart:style-name="ch3"/>
        <chart:plot-area chart:style-name="ch4" table:cell-range-address="Gráfico.B39:Gráfico.B80 Gráfico.E39:Gráfico.E80" chart:data-source-has-labels="both" svg:x="0.365cm" svg:y="0.909cm" svg:width="12.328cm" svg:height="7.406cm">
          <chartooo:coordinate-region svg:x="1.595cm" svg:y="1.108cm" svg:width="10.818cm" svg:height="6.48cm"/>
          <chart:axis chart:dimension="x" chart:name="primary-x" chart:style-name="ch5" chartooo:axis-type="auto">
            <chartooo:date-scale/>
            <chart:categories table:cell-range-address="Gráfico.B40:Gráfico.B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.B40:Gráfico.B80" chart:label-cell-address="Gráfico.B39:Gráfico.B39" chart:class="chart:line">
            <chart:data-point chart:repeated="41"/>
          </chart:series>
          <chart:series chart:style-name="ch9" chart:values-cell-range-address="Gráfico.E40:Gráfico.E80" chart:label-cell-address="Gráfico.E39:Gráfico.E39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és anual real</text:p>
                <draw:g>
                  <svg:desc>Gráfico.B39:Gráfico.B39</svg:desc>
                </draw:g>
              </table:table-cell>
              <table:table-cell office:value-type="string">
                <text:p>Aproximación bancos</text:p>
                <draw:g>
                  <svg:desc>Gráfico.E39:Gráfico.E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Gráfico.B40:Gráfico.B80</svg:desc>
                </draw:g>
              </table:table-cell>
              <table:table-cell office:value-type="float" office:value="0">
                <text:p>0</text:p>
                <draw:g>
                  <svg:desc>Gráfico.B40:Gráfico.B80</svg:desc>
                </draw:g>
              </table:table-cell>
              <table:table-cell office:value-type="float" office:value="0">
                <text:p>0</text:p>
                <draw:g>
                  <svg:desc>Gráfico.E40:Gráfico.E80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01147426261572">
                <text:p>0.00501147426261572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0045960887181">
                <text:p>0.010045960887181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51035558984163">
                <text:p>0.0151035558984163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01843556815018">
                <text:p>0.0201843556815018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252884569832901">
                <text:p>0.0252884569832901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304159569135067">
                <text:p>0.0304159569135067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355669529459706">
                <text:p>0.035566952945970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07415429197906">
                <text:p>0.0407415429197906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459398250405896">
                <text:p>0.045939825040589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1161897881733">
                <text:p>0.051161897881733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56407860385536">
                <text:p>0.056407860385536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16778118644983">
                <text:p>0.0616778118644983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669718520025433">
                <text:p>0.0669718520025433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22900808562359">
                <text:p>0.0722900808562359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776325988560311">
                <text:p>0.077632598856031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829995068075098">
                <text:p>0.0829995068075098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0883909058926351">
                <text:p>0.088390905892635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938068976709838">
                <text:p>0.0938068976709838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0.095">
                <text:p>0.095</text:p>
              </table:table-cell>
              <table:table-cell office:value-type="float" office:value="0.0992475840810076">
                <text:p>0.099247584081007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04713067441297">
                <text:p>0.104713067441297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10203450451823">
                <text:p>0.11020345045182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15718836195215">
                <text:p>0.115718836195215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.121259328138016">
                <text:p>0.121259328138016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2682503013197">
                <text:p>0.12682503013197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32416046415276">
                <text:p>0.132416046415276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38032481613877">
                <text:p>0.138032481613877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0.143674440742746">
                <text:p>0.143674440742746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49342029207158">
                <text:p>0.149342029207158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0.145">
                <text:p>0.145</text:p>
              </table:table-cell>
              <table:table-cell office:value-type="float" office:value="0.155035352803987">
                <text:p>0.155035352803987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60754517722998">
                <text:p>0.160754517722998</text:p>
              </table:table-cell>
            </table:table-row>
            <table:table-row>
              <table:table-cell office:value-type="float" office:value="0.155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166499630548149">
                <text:p>0.166499630548149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172270798258877">
                <text:p>0.172270798258877</text:p>
              </table:table-cell>
            </table:table-row>
            <table:table-row>
              <table:table-cell office:value-type="float" office:value="0.165">
                <text:p>0</text:p>
              </table:table-cell>
              <table:table-cell office:value-type="float" office:value="0.165">
                <text:p>0.165</text:p>
              </table:table-cell>
              <table:table-cell office:value-type="float" office:value="0.17806812823141">
                <text:p>0.17806812823141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183891728240085">
                <text:p>0.183891728240085</text:p>
              </table:table-cell>
            </table:table-row>
            <table:table-row>
              <table:table-cell office:value-type="float" office:value="0.175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189741706458639">
                <text:p>0.189741706458639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195618171461534">
                <text:p>0.195618171461534</text:p>
              </table:table-cell>
            </table:table-row>
            <table:table-row>
              <table:table-cell office:value-type="float" office:value="0.185">
                <text:p>0</text:p>
              </table:table-cell>
              <table:table-cell office:value-type="float" office:value="0.185">
                <text:p>0.185</text:p>
              </table:table-cell>
              <table:table-cell office:value-type="float" office:value="0.201521232225286">
                <text:p>0.201521232225286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07450998129769">
                <text:p>0.207450998129769</text:p>
              </table:table-cell>
            </table:table-row>
            <table:table-row>
              <table:table-cell office:value-type="float" office:value="0.195">
                <text:p>0</text:p>
              </table:table-cell>
              <table:table-cell office:value-type="float" office:value="0.195">
                <text:p>0.195</text:p>
              </table:table-cell>
              <table:table-cell office:value-type="float" office:value="0.213407578959554">
                <text:p>0.2134075789595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19391084905232">
                <text:p>0.219391084905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